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94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20.96mm"/>
    </style:style>
    <style:style style:name="co6" style:family="table-column">
      <style:table-column-properties fo:break-before="auto" style:column-width="23.23mm"/>
    </style:style>
    <style:style style:name="co7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29.49mm"/>
    </style:style>
    <style:style style:name="co9" style:family="table-column">
      <style:table-column-properties fo:break-before="auto" style:column-width="36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date-style style:name="N10050" number:language="en" number:country="US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10052" number:language="en" number:country="US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5" style:family="table-cell" style:parent-style-name="Default" style:data-style-name="N52">
      <style:table-cell-properties fo:background-color="#fff200"/>
    </style:style>
    <style:style style:name="ce6" style:family="table-cell" style:parent-style-name="Default" style:data-style-name="N52"/>
    <style:style style:name="ce7" style:family="table-cell" style:parent-style-name="Default" style:data-style-name="N10052"/>
    <style:style style:name="ce9" style:family="table-cell" style:parent-style-name="Default" style:data-style-name="N10000"/>
    <style:style style:name="ce12" style:family="table-cell" style:parent-style-name="Default" style:data-style-name="N10050"/>
    <style:style style:name="ce8" style:family="table-cell" style:parent-style-name="Default" style:data-style-name="N0">
      <style:table-cell-properties fo:background-color="#fff200"/>
    </style:style>
    <style:style style:name="ce25" style:family="table-cell" style:parent-style-name="Default" style:data-style-name="N0"/>
    <style:style style:name="ce11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f200"/>
    </style:style>
    <style:style style:name="ce1" style:family="table-cell" style:parent-style-name="Default" style:data-style-name="N100">
      <style:table-cell-properties fo:background-color="#fff200"/>
    </style:style>
    <style:style style:name="ce20" style:family="table-cell" style:parent-style-name="Default" style:data-style-name="N100">
      <style:table-cell-properties fo:background-color="#fff200"/>
      <style:text-properties style:use-window-font-color="true"/>
    </style:style>
    <style:style style:name="ce13" style:family="table-cell" style:parent-style-name="Default" style:data-style-name="N100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ce181e"/>
    </style:style>
    <style:style style:name="ce2" style:family="table-cell" style:parent-style-name="Default" style:data-style-name="N100"/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 style:data-style-name="N0">
      <style:table-cell-properties fo:background-color="#faa61a"/>
    </style:style>
    <style:style style:name="ce26" style:family="table-cell" style:parent-style-name="Default" style:data-style-name="N52">
      <style:table-cell-properties fo:background-color="transparent"/>
    </style:style>
    <style:style style:name="ce35" style:family="table-cell" style:parent-style-name="Default" style:data-style-name="N41">
      <style:table-cell-properties fo:background-color="transparent"/>
    </style:style>
    <style:style style:name="ce36" style:family="table-cell" style:parent-style-name="Default" style:data-style-name="N10000">
      <style:table-cell-properties fo:background-color="transparent"/>
    </style:style>
    <style:style style:name="ce37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imulacao_tcc" table:style-name="ta1">
        <table:table-column table:style-name="co1" table:default-cell-style-name="ce6"/>
        <table:table-column table:style-name="co2" table:number-columns-repeated="3" table:default-cell-style-name="ce9"/>
        <table:table-column table:style-name="co3" table:default-cell-style-name="ce25"/>
        <table:table-column table:style-name="co4" table:default-cell-style-name="Default"/>
        <table:table-column table:style-name="co5" table:default-cell-style-name="ce11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ce35"/>
        <table:table-column table:style-name="co2" table:default-cell-style-name="ce11"/>
        <table:table-column table:style-name="co1" table:default-cell-style-name="ce11"/>
        <table:table-column table:style-name="co2" table:number-columns-repeated="3" table:default-cell-style-name="ce36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table:style-name="ce5" office:value-type="string" calcext:value-type="string">
            <text:p>data</text:p>
          </table:table-cell>
          <table:table-cell table:style-name="ce5" office:value-type="string" calcext:value-type="string">
            <text:p>data dec</text:p>
          </table:table-cell>
          <table:table-cell table:style-name="ce5" office:value-type="string" calcext:value-type="string">
            <text:p>hora dec</text:p>
          </table:table-cell>
          <table:table-cell table:style-name="ce5" office:value-type="string" calcext:value-type="string">
            <text:p>tag (offset)</text:p>
          </table:table-cell>
          <table:table-cell table:style-name="ce5" office:value-type="string" calcext:value-type="string">
            <text:p>day mod count</text:p>
          </table:table-cell>
          <table:table-cell table:style-name="ce5" office:value-type="string" calcext:value-type="string">
            <text:p>incr</text:p>
          </table:table-cell>
          <table:table-cell table:style-name="ce10" office:value-type="string" calcext:value-type="string">
            <text:p>qdade casas</text:p>
          </table:table-cell>
          <table:table-cell table:style-name="ce10" office:value-type="string" calcext:value-type="string">
            <text:p>variância</text:p>
          </table:table-cell>
          <table:table-cell table:style-name="ce1" office:value-type="string" calcext:value-type="string">
            <text:p>dias:</text:p>
          </table:table-cell>
          <table:table-cell table:style-name="ce1" office:value-type="string" calcext:value-type="string">
            <text:p>Num ultima linha</text:p>
          </table:table-cell>
          <table:table-cell table:style-name="Default" office:value-type="string" calcext:value-type="string">
            <text:p>hora</text:p>
          </table:table-cell>
          <table:table-cell table:style-name="Default" office:value-type="string" calcext:value-type="string">
            <text:p>incr</text:p>
          </table:table-cell>
          <table:table-cell table:style-name="Default" office:value-type="string" calcext:value-type="string">
            <text:p>dia</text:p>
          </table:table-cell>
          <table:table-cell table:style-name="Default" office:value-type="string" calcext:value-type="string">
            <text:p>hora dec</text:p>
          </table:table-cell>
          <table:table-cell table:style-name="Default" office:value-type="string" calcext:value-type="string">
            <text:p>tag</text:p>
          </table:table-cell>
          <table:table-cell table:style-name="Default" office:value-type="string" calcext:value-type="string">
            <text:p>habilitar sleep</text:p>
          </table:table-cell>
          <table:table-cell office:value-type="string" calcext:value-type="string">
            <text:p>hora limite</text:p>
          </table:table-cell>
          <table:table-cell office:value-type="string" calcext:value-type="string">
            <text:p>num ult linha</text:p>
          </table:table-cell>
          <table:table-cell office:value-type="string" calcext:value-type="string">
            <text:p>inc hora</text:p>
          </table:table-cell>
        </table:table-row>
        <table:table-row table:style-name="ro1">
          <table:table-cell table:style-name="ce5" office:value-type="date" office:date-value="2019-10-07T22:30:00" calcext:value-type="date">
            <text:p>2019-10-07 22:30:00</text:p>
          </table:table-cell>
          <table:table-cell table:style-name="ce5" table:number-columns-repeated="3"/>
          <table:table-cell table:style-name="ce8" table:formula="of:=150+40" office:value-type="float" office:value="190" calcext:value-type="float">
            <text:p>190</text:p>
          </table:table-cell>
          <table:table-cell table:style-name="ce8" table:number-columns-repeated="2"/>
          <table:table-cell table:style-name="ce10" office:value-type="float" office:value="30" calcext:value-type="float">
            <text:p>30</text:p>
          </table:table-cell>
          <table:table-cell table:style-name="ce1" office:value-type="string" calcext:value-type="string">
            <text:p>00:15:00</text:p>
          </table:table-cell>
          <table:table-cell table:style-name="ce20" office:value-type="string" calcext:value-type="string">
            <text:p>22</text:p>
          </table:table-cell>
          <table:table-cell table:style-name="ce28" table:formula="of:=[.J2]*[.H2]+2" office:value-type="float" office:value="662" calcext:value-type="float">
            <text:p>662</text:p>
          </table:table-cell>
          <table:table-cell office:value-type="time" office:time-value="PT21H00M00S" calcext:value-type="time">
            <text:p>21:00:00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43745" calcext:value-type="float">
            <text:p>43745</text:p>
          </table:table-cell>
          <table:table-cell table:style-name="ce35" table:number-columns-repeated="2"/>
          <table:table-cell table:style-name="ce11" office:value-type="string" calcext:value-type="string">
            <text:p>extendido?</text:p>
          </table:table-cell>
          <table:table-cell table:style-name="ce35" office:value-type="time" office:time-value="PT23H50M00S" calcext:value-type="time">
            <text:p>23:50:00</text:p>
          </table:table-cell>
          <table:table-cell table:formula="of:=(([.R2]-[.L2])/[.T2])*[.J2]+2" office:value-type="float" office:value="376" calcext:value-type="float">
            <text:p>376</text:p>
          </table:table-cell>
          <table:table-cell table:style-name="ce35" office:value-type="time" office:time-value="PT00H10M00S" calcext:value-type="time">
            <text:p>00:10:00</text:p>
          </table:table-cell>
        </table:table-row>
        <table:table-row table:style-name="ro1">
          <table:table-cell table:formula="of:=SUM(COM.MICROSOFT.NORM.INV( RAND();[.$A$2];[.$I$2]);FLOOR([.G3]))" office:value-type="date" office:date-value="2019-10-07T22:27:36.469795" calcext:value-type="date">
            <text:p>2019-10-07 22:27:36</text:p>
          </table:table-cell>
          <table:table-cell table:style-name="ce7" table:formula="of:=[.A3]" office:value-type="date" office:date-value="2019-10-07T22:27:36.469795" calcext:value-type="date">
            <text:p>2019-10-07 22:27:36</text:p>
          </table:table-cell>
          <table:table-cell table:formula="of:=TRUNC([.A3])" office:value-type="float" office:value="43745" calcext:value-type="float">
            <text:p>43745</text:p>
          </table:table-cell>
          <table:table-cell table:style-name="ce12" table:formula="of:=[.B3]-[.C3]" office:value-type="date" office:date-value="1899-12-30T22:27:36.46979506128" calcext:value-type="date">
            <text:p>12/30/99 10:27 PM</text:p>
          </table:table-cell>
          <table:table-cell table:formula="of:=MOD([.E2]-[.$E$2];[.$H$2])+1+[.$E$2]"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3"/>
          <table:table-cell table:style-name="ce26"/>
          <table:table-cell table:formula="of:=SUM(MOD(SUM([.L2]-[.L$2];[.T$2]);[.R$2]-[.L$2]);[.L$2])" office:value-type="time" office:time-value="PT21H10M00S" calcext:value-type="time">
            <text:p>21:10:00</text:p>
          </table:table-cell>
          <table:table-cell table:formula="of:=IF([.L3]&lt;[.L2];[.M2]+[.H$2];[.M2])" office:value-type="float" office:value="0" calcext:value-type="float">
            <text:p>0</text:p>
          </table:table-cell>
          <table:table-cell table:formula="of:=OFFSET([.C$4];[.M3];0)" office:value-type="float" office:value="43745" calcext:value-type="float">
            <text:p>43745</text:p>
          </table:table-cell>
          <table:table-cell table:formula="of:=[.L3]" office:value-type="float" office:value="0.881944444444444" calcext:value-type="float">
            <text:p>0.8819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3];0)&lt;=[.O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]))" office:value-type="date" office:date-value="2019-10-07T23:14:55.939986" calcext:value-type="date">
            <text:p>2019-10-07 23:14:56</text:p>
          </table:table-cell>
          <table:table-cell table:style-name="ce7" table:formula="of:=[.A4]" office:value-type="date" office:date-value="2019-10-07T23:14:55.939986" calcext:value-type="date">
            <text:p>2019-10-07 23:14:56</text:p>
          </table:table-cell>
          <table:table-cell table:formula="of:=TRUNC([.A4])" office:value-type="float" office:value="43745" calcext:value-type="float">
            <text:p>43745</text:p>
          </table:table-cell>
          <table:table-cell table:style-name="ce12" table:formula="of:=[.B4]-[.C4]" office:value-type="date" office:date-value="1899-12-30T23:14:55.93998568598" calcext:value-type="date">
            <text:p>12/30/99 11:14 PM</text:p>
          </table:table-cell>
          <table:table-cell table:formula="of:=MOD([.E3]-[.$E$2];[.$H$2])+1+[.$E$2]" office:value-type="float" office:value="192" calcext:value-type="float">
            <text:p>192</text:p>
          </table:table-cell>
          <table:table-cell table:formula="of:=MOD([.F3]+1/[.$H$2];5)" office:value-type="float" office:value="0.0333333333333333" calcext:value-type="float">
            <text:p>0,033333333333333</text:p>
          </table:table-cell>
          <table:table-cell table:formula="of:=IF([.F4]&lt;0.000001;[.G3]+2+1/[.$H$2];[.G3]+1/[.$H$2])" office:value-type="float" office:value="0.0333333333333333" calcext:value-type="float">
            <text:p>0,033333333333333</text:p>
          </table:table-cell>
          <table:table-cell table:number-columns-repeated="2"/>
          <table:table-cell table:style-name="ce13"/>
          <table:table-cell table:style-name="ce26"/>
          <table:table-cell table:formula="of:=SUM(MOD(SUM([.L3]-[.L$2];[.T$2]);[.R$2]-[.L$2]);[.L$2])" office:value-type="time" office:time-value="PT21H20M00S" calcext:value-type="time">
            <text:p>21:20:00</text:p>
          </table:table-cell>
          <table:table-cell table:formula="of:=IF([.L4]&lt;[.L3];[.M3]+[.H$2];[.M3])" office:value-type="float" office:value="0" calcext:value-type="float">
            <text:p>0</text:p>
          </table:table-cell>
          <table:table-cell table:formula="of:=OFFSET([.C$4];[.M4];0)" office:value-type="float" office:value="43745" calcext:value-type="float">
            <text:p>43745</text:p>
          </table:table-cell>
          <table:table-cell table:formula="of:=[.L4]" office:value-type="float" office:value="0.888888888888889" calcext:value-type="float">
            <text:p>0.8888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4];0)&lt;=[.O4];0;1)" office:value-type="float" office:value="1" calcext:value-type="float">
            <text:p>1</text:p>
          </table:table-cell>
          <table:table-cell table:style-name="ce37"/>
          <table:table-cell table:number-columns-repeated="2"/>
        </table:table-row>
        <table:table-row table:style-name="ro1">
          <table:table-cell table:formula="of:=SUM(COM.MICROSOFT.NORM.INV( RAND();[.$A$2];[.$I$2]);FLOOR([.G5]))" office:value-type="date" office:date-value="2019-10-07T21:58:48.085663" calcext:value-type="date">
            <text:p>2019-10-07 21:58:48</text:p>
          </table:table-cell>
          <table:table-cell table:style-name="ce7" table:formula="of:=[.A5]" office:value-type="date" office:date-value="2019-10-07T21:58:48.085663" calcext:value-type="date">
            <text:p>2019-10-07 21:58:48</text:p>
          </table:table-cell>
          <table:table-cell table:formula="of:=TRUNC([.A5])" office:value-type="float" office:value="43745" calcext:value-type="float">
            <text:p>43745</text:p>
          </table:table-cell>
          <table:table-cell table:style-name="ce12" table:formula="of:=[.B5]-[.C5]" office:value-type="date" office:date-value="1899-12-30T21:58:48.08566256426" calcext:value-type="date">
            <text:p>12/30/99 09:58 PM</text:p>
          </table:table-cell>
          <table:table-cell table:formula="of:=MOD([.E4]-[.$E$2];[.$H$2])+1+[.$E$2]" office:value-type="float" office:value="193" calcext:value-type="float">
            <text:p>193</text:p>
          </table:table-cell>
          <table:table-cell table:formula="of:=MOD([.F4]+1/[.$H$2];5)" office:value-type="float" office:value="0.0666666666666667" calcext:value-type="float">
            <text:p>0,066666666666667</text:p>
          </table:table-cell>
          <table:table-cell table:formula="of:=IF([.F5]&lt;0.000001;[.G4]+2+1/[.$H$2];[.G4]+1/[.$H$2])" office:value-type="float" office:value="0.0666666666666667" calcext:value-type="float">
            <text:p>0,066666666666667</text:p>
          </table:table-cell>
          <table:table-cell table:number-columns-repeated="2"/>
          <table:table-cell table:style-name="ce13"/>
          <table:table-cell table:style-name="ce26"/>
          <table:table-cell table:formula="of:=SUM(MOD(SUM([.L4]-[.L$2];[.T$2]);[.R$2]-[.L$2]);[.L$2])" office:value-type="time" office:time-value="PT21H30M00S" calcext:value-type="time">
            <text:p>21:30:00</text:p>
          </table:table-cell>
          <table:table-cell table:formula="of:=IF([.L5]&lt;[.L4];[.M4]+[.H$2];[.M4])" office:value-type="float" office:value="0" calcext:value-type="float">
            <text:p>0</text:p>
          </table:table-cell>
          <table:table-cell table:formula="of:=OFFSET([.C$4];[.M5];0)" office:value-type="float" office:value="43745" calcext:value-type="float">
            <text:p>43745</text:p>
          </table:table-cell>
          <table:table-cell table:formula="of:=[.L5]" office:value-type="float" office:value="0.895833333333333" calcext:value-type="float">
            <text:p>0.8958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5];0)&lt;=[.O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]))" office:value-type="date" office:date-value="2019-10-07T22:03:27.683363" calcext:value-type="date">
            <text:p>2019-10-07 22:03:28</text:p>
          </table:table-cell>
          <table:table-cell table:style-name="ce7" table:formula="of:=[.A6]" office:value-type="date" office:date-value="2019-10-07T22:03:27.683363" calcext:value-type="date">
            <text:p>2019-10-07 22:03:28</text:p>
          </table:table-cell>
          <table:table-cell table:formula="of:=TRUNC([.A6])" office:value-type="float" office:value="43745" calcext:value-type="float">
            <text:p>43745</text:p>
          </table:table-cell>
          <table:table-cell table:style-name="ce12" table:formula="of:=[.B6]-[.C6]" office:value-type="date" office:date-value="1899-12-30T22:03:27.68336334731" calcext:value-type="date">
            <text:p>12/30/99 10:03 PM</text:p>
          </table:table-cell>
          <table:table-cell table:formula="of:=MOD([.E5]-[.$E$2];[.$H$2])+1+[.$E$2]" office:value-type="float" office:value="194" calcext:value-type="float">
            <text:p>194</text:p>
          </table:table-cell>
          <table:table-cell table:formula="of:=MOD([.F5]+1/[.$H$2];5)" office:value-type="float" office:value="0.1" calcext:value-type="float">
            <text:p>0,1</text:p>
          </table:table-cell>
          <table:table-cell table:formula="of:=IF([.F6]&lt;0.000001;[.G5]+2+1/[.$H$2];[.G5]+1/[.$H$2])" office:value-type="float" office:value="0.1" calcext:value-type="float">
            <text:p>0,1</text:p>
          </table:table-cell>
          <table:table-cell table:number-columns-repeated="2"/>
          <table:table-cell table:style-name="ce13"/>
          <table:table-cell table:style-name="ce26"/>
          <table:table-cell table:formula="of:=SUM(MOD(SUM([.L5]-[.L$2];[.T$2]);[.R$2]-[.L$2]);[.L$2])" office:value-type="time" office:time-value="PT21H40M00S" calcext:value-type="time">
            <text:p>21:40:00</text:p>
          </table:table-cell>
          <table:table-cell table:formula="of:=IF([.L6]&lt;[.L5];[.M5]+[.H$2];[.M5])" office:value-type="float" office:value="0" calcext:value-type="float">
            <text:p>0</text:p>
          </table:table-cell>
          <table:table-cell table:formula="of:=OFFSET([.C$4];[.M6];0)" office:value-type="float" office:value="43745" calcext:value-type="float">
            <text:p>43745</text:p>
          </table:table-cell>
          <table:table-cell table:formula="of:=[.L6]" office:value-type="float" office:value="0.902777777777778" calcext:value-type="float">
            <text:p>0.9027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6];0)&lt;=[.O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]))" office:value-type="date" office:date-value="2019-10-07T22:49:15.928276" calcext:value-type="date">
            <text:p>2019-10-07 22:49:16</text:p>
          </table:table-cell>
          <table:table-cell table:style-name="ce7" table:formula="of:=[.A7]" office:value-type="date" office:date-value="2019-10-07T22:49:15.928276" calcext:value-type="date">
            <text:p>2019-10-07 22:49:16</text:p>
          </table:table-cell>
          <table:table-cell table:formula="of:=TRUNC([.A7])" office:value-type="float" office:value="43745" calcext:value-type="float">
            <text:p>43745</text:p>
          </table:table-cell>
          <table:table-cell table:style-name="ce12" table:formula="of:=[.B7]-[.C7]" office:value-type="date" office:date-value="1899-12-30T22:49:15.92827617656" calcext:value-type="date">
            <text:p>12/30/99 10:49 PM</text:p>
          </table:table-cell>
          <table:table-cell table:formula="of:=MOD([.E6]-[.$E$2];[.$H$2])+1+[.$E$2]" office:value-type="float" office:value="195" calcext:value-type="float">
            <text:p>195</text:p>
          </table:table-cell>
          <table:table-cell table:formula="of:=MOD([.F6]+1/[.$H$2];5)" office:value-type="float" office:value="0.133333333333333" calcext:value-type="float">
            <text:p>0,133333333333333</text:p>
          </table:table-cell>
          <table:table-cell table:formula="of:=IF([.F7]&lt;0.000001;[.G6]+2+1/[.$H$2];[.G6]+1/[.$H$2])" office:value-type="float" office:value="0.133333333333333" calcext:value-type="float">
            <text:p>0,133333333333333</text:p>
          </table:table-cell>
          <table:table-cell table:number-columns-repeated="2"/>
          <table:table-cell table:style-name="ce13"/>
          <table:table-cell table:style-name="ce26"/>
          <table:table-cell table:formula="of:=SUM(MOD(SUM([.L6]-[.L$2];[.T$2]);[.R$2]-[.L$2]);[.L$2])" office:value-type="time" office:time-value="PT21H50M00S" calcext:value-type="time">
            <text:p>21:50:00</text:p>
          </table:table-cell>
          <table:table-cell table:formula="of:=IF([.L7]&lt;[.L6];[.M6]+[.H$2];[.M6])" office:value-type="float" office:value="0" calcext:value-type="float">
            <text:p>0</text:p>
          </table:table-cell>
          <table:table-cell table:formula="of:=OFFSET([.C$4];[.M7];0)" office:value-type="float" office:value="43745" calcext:value-type="float">
            <text:p>43745</text:p>
          </table:table-cell>
          <table:table-cell table:formula="of:=[.L7]" office:value-type="float" office:value="0.909722222222222" calcext:value-type="float">
            <text:p>0.9097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7];0)&lt;=[.O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]))" office:value-type="date" office:date-value="2019-10-07T22:49:41.716159" calcext:value-type="date">
            <text:p>2019-10-07 22:49:42</text:p>
          </table:table-cell>
          <table:table-cell table:style-name="ce7" table:formula="of:=[.A8]" office:value-type="date" office:date-value="2019-10-07T22:49:41.716159" calcext:value-type="date">
            <text:p>2019-10-07 22:49:42</text:p>
          </table:table-cell>
          <table:table-cell table:formula="of:=TRUNC([.A8])" office:value-type="float" office:value="43745" calcext:value-type="float">
            <text:p>43745</text:p>
          </table:table-cell>
          <table:table-cell table:style-name="ce12" table:formula="of:=[.B8]-[.C8]" office:value-type="date" office:date-value="1899-12-30T22:49:41.71615870669" calcext:value-type="date">
            <text:p>12/30/99 10:49 PM</text:p>
          </table:table-cell>
          <table:table-cell table:formula="of:=MOD([.E7]-[.$E$2];[.$H$2])+1+[.$E$2]" office:value-type="float" office:value="196" calcext:value-type="float">
            <text:p>196</text:p>
          </table:table-cell>
          <table:table-cell table:formula="of:=MOD([.F7]+1/[.$H$2];5)" office:value-type="float" office:value="0.166666666666667" calcext:value-type="float">
            <text:p>0,166666666666667</text:p>
          </table:table-cell>
          <table:table-cell table:formula="of:=IF([.F8]&lt;0.000001;[.G7]+2+1/[.$H$2];[.G7]+1/[.$H$2])" office:value-type="float" office:value="0.166666666666667" calcext:value-type="float">
            <text:p>0,166666666666667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7]-[.L$2];[.T$2]);[.R$2]-[.L$2]);[.L$2])" office:value-type="time" office:time-value="PT22H00M00S" calcext:value-type="time">
            <text:p>22:00:00</text:p>
          </table:table-cell>
          <table:table-cell table:formula="of:=IF([.L8]&lt;[.L7];[.M7]+[.H$2];[.M7])" office:value-type="float" office:value="0" calcext:value-type="float">
            <text:p>0</text:p>
          </table:table-cell>
          <table:table-cell table:formula="of:=OFFSET([.C$4];[.M8];0)" office:value-type="float" office:value="43745" calcext:value-type="float">
            <text:p>43745</text:p>
          </table:table-cell>
          <table:table-cell table:formula="of:=[.L8]" office:value-type="float" office:value="0.916666666666667" calcext:value-type="float">
            <text:p>0.9166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8];0)&lt;=[.O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]))" office:value-type="date" office:date-value="2019-10-07T22:24:55.721797" calcext:value-type="date">
            <text:p>2019-10-07 22:24:56</text:p>
          </table:table-cell>
          <table:table-cell table:style-name="ce7" table:formula="of:=[.A9]" office:value-type="date" office:date-value="2019-10-07T22:24:55.721797" calcext:value-type="date">
            <text:p>2019-10-07 22:24:56</text:p>
          </table:table-cell>
          <table:table-cell table:formula="of:=TRUNC([.A9])" office:value-type="float" office:value="43745" calcext:value-type="float">
            <text:p>43745</text:p>
          </table:table-cell>
          <table:table-cell table:style-name="ce12" table:formula="of:=[.B9]-[.C9]" office:value-type="date" office:date-value="1899-12-30T22:24:55.72179664392" calcext:value-type="date">
            <text:p>12/30/99 10:24 PM</text:p>
          </table:table-cell>
          <table:table-cell table:formula="of:=MOD([.E8]-[.$E$2];[.$H$2])+1+[.$E$2]" office:value-type="float" office:value="197" calcext:value-type="float">
            <text:p>197</text:p>
          </table:table-cell>
          <table:table-cell table:formula="of:=MOD([.F8]+1/[.$H$2];5)" office:value-type="float" office:value="0.2" calcext:value-type="float">
            <text:p>0,2</text:p>
          </table:table-cell>
          <table:table-cell table:formula="of:=IF([.F9]&lt;0.000001;[.G8]+2+1/[.$H$2];[.G8]+1/[.$H$2])" office:value-type="float" office:value="0.2" calcext:value-type="float">
            <text:p>0,2</text:p>
          </table:table-cell>
          <table:table-cell table:style-name="ce11" table:number-columns-repeated="2"/>
          <table:table-cell table:style-name="ce13" table:number-columns-repeated="2"/>
          <table:table-cell table:formula="of:=SUM(MOD(SUM([.L8]-[.L$2];[.T$2]);[.R$2]-[.L$2]);[.L$2])" office:value-type="time" office:time-value="PT22H10M00S" calcext:value-type="time">
            <text:p>22:10:00</text:p>
          </table:table-cell>
          <table:table-cell table:formula="of:=IF([.L9]&lt;[.L8];[.M8]+[.H$2];[.M8])" office:value-type="float" office:value="0" calcext:value-type="float">
            <text:p>0</text:p>
          </table:table-cell>
          <table:table-cell table:formula="of:=OFFSET([.C$4];[.M9];0)" office:value-type="float" office:value="43745" calcext:value-type="float">
            <text:p>43745</text:p>
          </table:table-cell>
          <table:table-cell table:formula="of:=[.L9]" office:value-type="float" office:value="0.923611111111111" calcext:value-type="float">
            <text:p>0.9236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9];0)&lt;=[.O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]))" office:value-type="date" office:date-value="2019-10-07T22:36:12.016877" calcext:value-type="date">
            <text:p>2019-10-07 22:36:12</text:p>
          </table:table-cell>
          <table:table-cell table:style-name="ce7" table:formula="of:=[.A10]" office:value-type="date" office:date-value="2019-10-07T22:36:12.016877" calcext:value-type="date">
            <text:p>2019-10-07 22:36:12</text:p>
          </table:table-cell>
          <table:table-cell table:formula="of:=TRUNC([.A10])" office:value-type="float" office:value="43745" calcext:value-type="float">
            <text:p>43745</text:p>
          </table:table-cell>
          <table:table-cell table:style-name="ce12" table:formula="of:=[.B10]-[.C10]" office:value-type="date" office:date-value="1899-12-30T22:36:12.01687737834" calcext:value-type="date">
            <text:p>12/30/99 10:36 PM</text:p>
          </table:table-cell>
          <table:table-cell table:formula="of:=MOD([.E9]-[.$E$2];[.$H$2])+1+[.$E$2]" office:value-type="float" office:value="198" calcext:value-type="float">
            <text:p>198</text:p>
          </table:table-cell>
          <table:table-cell table:formula="of:=MOD([.F9]+1/[.$H$2];5)" office:value-type="float" office:value="0.233333333333333" calcext:value-type="float">
            <text:p>0,233333333333333</text:p>
          </table:table-cell>
          <table:table-cell table:formula="of:=IF([.F10]&lt;0.000001;[.G9]+2+1/[.$H$2];[.G9]+1/[.$H$2])" office:value-type="float" office:value="0.233333333333333" calcext:value-type="float">
            <text:p>0,233333333333333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9]-[.L$2];[.T$2]);[.R$2]-[.L$2]);[.L$2])" office:value-type="time" office:time-value="PT22H20M00S" calcext:value-type="time">
            <text:p>22:20:00</text:p>
          </table:table-cell>
          <table:table-cell table:formula="of:=IF([.L10]&lt;[.L9];[.M9]+[.H$2];[.M9])" office:value-type="float" office:value="0" calcext:value-type="float">
            <text:p>0</text:p>
          </table:table-cell>
          <table:table-cell table:formula="of:=OFFSET([.C$4];[.M10];0)" office:value-type="float" office:value="43745" calcext:value-type="float">
            <text:p>43745</text:p>
          </table:table-cell>
          <table:table-cell table:formula="of:=[.L10]" office:value-type="float" office:value="0.930555555555555" calcext:value-type="float">
            <text:p>0.930555555555555</text:p>
          </table:table-cell>
          <table:table-cell office:value-type="float" office:value="192" calcext:value-type="float">
            <text:p>192</text:p>
          </table:table-cell>
          <table:table-cell table:formula="of:=IF(OFFSET([.D$4];[.M10];0)&lt;=[.O1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]))" office:value-type="date" office:date-value="2019-10-07T22:24:53.750421" calcext:value-type="date">
            <text:p>2019-10-07 22:24:54</text:p>
          </table:table-cell>
          <table:table-cell table:style-name="ce7" table:formula="of:=[.A11]" office:value-type="date" office:date-value="2019-10-07T22:24:53.750421" calcext:value-type="date">
            <text:p>2019-10-07 22:24:54</text:p>
          </table:table-cell>
          <table:table-cell table:formula="of:=TRUNC([.A11])" office:value-type="float" office:value="43745" calcext:value-type="float">
            <text:p>43745</text:p>
          </table:table-cell>
          <table:table-cell table:style-name="ce12" table:formula="of:=[.B11]-[.C11]" office:value-type="date" office:date-value="1899-12-30T22:24:53.75042142347" calcext:value-type="date">
            <text:p>12/30/99 10:24 PM</text:p>
          </table:table-cell>
          <table:table-cell table:formula="of:=MOD([.E10]-[.$E$2];[.$H$2])+1+[.$E$2]" office:value-type="float" office:value="199" calcext:value-type="float">
            <text:p>199</text:p>
          </table:table-cell>
          <table:table-cell table:formula="of:=MOD([.F10]+1/[.$H$2];5)" office:value-type="float" office:value="0.266666666666667" calcext:value-type="float">
            <text:p>0,266666666666667</text:p>
          </table:table-cell>
          <table:table-cell table:formula="of:=IF([.F11]&lt;0.000001;[.G10]+2+1/[.$H$2];[.G10]+1/[.$H$2])" office:value-type="float" office:value="0.266666666666667" calcext:value-type="float">
            <text:p>0,266666666666667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10]-[.L$2];[.T$2]);[.R$2]-[.L$2]);[.L$2])" office:value-type="time" office:time-value="PT22H30M00S" calcext:value-type="time">
            <text:p>22:30:00</text:p>
          </table:table-cell>
          <table:table-cell table:formula="of:=IF([.L11]&lt;[.L10];[.M10]+[.H$2];[.M10])" office:value-type="float" office:value="0" calcext:value-type="float">
            <text:p>0</text:p>
          </table:table-cell>
          <table:table-cell table:formula="of:=OFFSET([.C$4];[.M11];0)" office:value-type="float" office:value="43745" calcext:value-type="float">
            <text:p>43745</text:p>
          </table:table-cell>
          <table:table-cell table:formula="of:=[.L11]" office:value-type="float" office:value="0.9375" calcext:value-type="float">
            <text:p>0.9375</text:p>
          </table:table-cell>
          <table:table-cell office:value-type="float" office:value="192" calcext:value-type="float">
            <text:p>192</text:p>
          </table:table-cell>
          <table:table-cell table:formula="of:=IF(OFFSET([.D$4];[.M11];0)&lt;=[.O1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]))" office:value-type="date" office:date-value="2019-10-07T22:41:49.255173" calcext:value-type="date">
            <text:p>2019-10-07 22:41:49</text:p>
          </table:table-cell>
          <table:table-cell table:style-name="ce7" table:formula="of:=[.A12]" office:value-type="date" office:date-value="2019-10-07T22:41:49.255173" calcext:value-type="date">
            <text:p>2019-10-07 22:41:49</text:p>
          </table:table-cell>
          <table:table-cell table:formula="of:=TRUNC([.A12])" office:value-type="float" office:value="43745" calcext:value-type="float">
            <text:p>43745</text:p>
          </table:table-cell>
          <table:table-cell table:style-name="ce12" table:formula="of:=[.B12]-[.C12]" office:value-type="date" office:date-value="1899-12-30T22:41:49.25517277792" calcext:value-type="date">
            <text:p>12/30/99 10:41 PM</text:p>
          </table:table-cell>
          <table:table-cell table:formula="of:=MOD([.E11]-[.$E$2];[.$H$2])+1+[.$E$2]" office:value-type="float" office:value="200" calcext:value-type="float">
            <text:p>200</text:p>
          </table:table-cell>
          <table:table-cell table:formula="of:=MOD([.F11]+1/[.$H$2];5)" office:value-type="float" office:value="0.3" calcext:value-type="float">
            <text:p>0,3</text:p>
          </table:table-cell>
          <table:table-cell table:formula="of:=IF([.F12]&lt;0.000001;[.G11]+2+1/[.$H$2];[.G11]+1/[.$H$2])" office:value-type="float" office:value="0.3" calcext:value-type="float">
            <text:p>0,3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11]-[.L$2];[.T$2]);[.R$2]-[.L$2]);[.L$2])" office:value-type="time" office:time-value="PT22H40M00S" calcext:value-type="time">
            <text:p>22:40:00</text:p>
          </table:table-cell>
          <table:table-cell table:formula="of:=IF([.L12]&lt;[.L11];[.M11]+[.H$2];[.M11])" office:value-type="float" office:value="0" calcext:value-type="float">
            <text:p>0</text:p>
          </table:table-cell>
          <table:table-cell table:formula="of:=OFFSET([.C$4];[.M12];0)" office:value-type="float" office:value="43745" calcext:value-type="float">
            <text:p>43745</text:p>
          </table:table-cell>
          <table:table-cell table:formula="of:=[.L12]" office:value-type="float" office:value="0.944444444444444" calcext:value-type="float">
            <text:p>0.9444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12];0)&lt;=[.O1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]))" office:value-type="date" office:date-value="2019-10-07T22:56:09.645379" calcext:value-type="date">
            <text:p>2019-10-07 22:56:10</text:p>
          </table:table-cell>
          <table:table-cell table:style-name="ce7" table:formula="of:=[.A13]" office:value-type="date" office:date-value="2019-10-07T22:56:09.645379" calcext:value-type="date">
            <text:p>2019-10-07 22:56:10</text:p>
          </table:table-cell>
          <table:table-cell table:formula="of:=TRUNC([.A13])" office:value-type="float" office:value="43745" calcext:value-type="float">
            <text:p>43745</text:p>
          </table:table-cell>
          <table:table-cell table:style-name="ce12" table:formula="of:=[.B13]-[.C13]" office:value-type="date" office:date-value="1899-12-30T22:56:09.64537873864" calcext:value-type="date">
            <text:p>12/30/99 10:56 PM</text:p>
          </table:table-cell>
          <table:table-cell table:formula="of:=MOD([.E12]-[.$E$2];[.$H$2])+1+[.$E$2]" office:value-type="float" office:value="201" calcext:value-type="float">
            <text:p>201</text:p>
          </table:table-cell>
          <table:table-cell table:formula="of:=MOD([.F12]+1/[.$H$2];5)" office:value-type="float" office:value="0.333333333333333" calcext:value-type="float">
            <text:p>0,333333333333333</text:p>
          </table:table-cell>
          <table:table-cell table:formula="of:=IF([.F13]&lt;0.000001;[.G12]+2+1/[.$H$2];[.G12]+1/[.$H$2])" office:value-type="float" office:value="0.333333333333333" calcext:value-type="float">
            <text:p>0,333333333333333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12]-[.L$2];[.T$2]);[.R$2]-[.L$2]);[.L$2])" office:value-type="time" office:time-value="PT22H50M00S" calcext:value-type="time">
            <text:p>22:50:00</text:p>
          </table:table-cell>
          <table:table-cell table:formula="of:=IF([.L13]&lt;[.L12];[.M12]+[.H$2];[.M12])" office:value-type="float" office:value="0" calcext:value-type="float">
            <text:p>0</text:p>
          </table:table-cell>
          <table:table-cell table:formula="of:=OFFSET([.C$4];[.M13];0)" office:value-type="float" office:value="43745" calcext:value-type="float">
            <text:p>43745</text:p>
          </table:table-cell>
          <table:table-cell table:formula="of:=[.L13]" office:value-type="float" office:value="0.951388888888889" calcext:value-type="float">
            <text:p>0.9513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13];0)&lt;=[.O1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]))" office:value-type="date" office:date-value="2019-10-07T22:38:35.64466" calcext:value-type="date">
            <text:p>2019-10-07 22:38:36</text:p>
          </table:table-cell>
          <table:table-cell table:style-name="ce7" table:formula="of:=[.A14]" office:value-type="date" office:date-value="2019-10-07T22:38:35.64466" calcext:value-type="date">
            <text:p>2019-10-07 22:38:36</text:p>
          </table:table-cell>
          <table:table-cell table:formula="of:=TRUNC([.A14])" office:value-type="float" office:value="43745" calcext:value-type="float">
            <text:p>43745</text:p>
          </table:table-cell>
          <table:table-cell table:style-name="ce12" table:formula="of:=[.B14]-[.C14]" office:value-type="date" office:date-value="1899-12-30T22:38:35.64466024283" calcext:value-type="date">
            <text:p>12/30/99 10:38 PM</text:p>
          </table:table-cell>
          <table:table-cell table:formula="of:=MOD([.E13]-[.$E$2];[.$H$2])+1+[.$E$2]" office:value-type="float" office:value="202" calcext:value-type="float">
            <text:p>202</text:p>
          </table:table-cell>
          <table:table-cell table:formula="of:=MOD([.F13]+1/[.$H$2];5)" office:value-type="float" office:value="0.366666666666667" calcext:value-type="float">
            <text:p>0,366666666666667</text:p>
          </table:table-cell>
          <table:table-cell table:formula="of:=IF([.F14]&lt;0.000001;[.G13]+2+1/[.$H$2];[.G13]+1/[.$H$2])" office:value-type="float" office:value="0.366666666666667" calcext:value-type="float">
            <text:p>0,366666666666667</text:p>
          </table:table-cell>
          <table:table-cell table:style-name="ce11" table:number-columns-repeated="2"/>
          <table:table-cell table:style-name="ce13" table:number-columns-repeated="2"/>
          <table:table-cell table:formula="of:=SUM(MOD(SUM([.L13]-[.L$2];[.T$2]);[.R$2]-[.L$2]);[.L$2])" office:value-type="time" office:time-value="PT23H00M00S" calcext:value-type="time">
            <text:p>23:00:00</text:p>
          </table:table-cell>
          <table:table-cell table:formula="of:=IF([.L14]&lt;[.L13];[.M13]+[.H$2];[.M13])" office:value-type="float" office:value="0" calcext:value-type="float">
            <text:p>0</text:p>
          </table:table-cell>
          <table:table-cell table:formula="of:=OFFSET([.C$4];[.M14];0)" office:value-type="float" office:value="43745" calcext:value-type="float">
            <text:p>43745</text:p>
          </table:table-cell>
          <table:table-cell table:formula="of:=[.L14]" office:value-type="float" office:value="0.958333333333333" calcext:value-type="float">
            <text:p>0.9583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14];0)&lt;=[.O1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]))" office:value-type="date" office:date-value="2019-10-07T21:52:19.025227" calcext:value-type="date">
            <text:p>2019-10-07 21:52:19</text:p>
          </table:table-cell>
          <table:table-cell table:style-name="ce7" table:formula="of:=[.A15]" office:value-type="date" office:date-value="2019-10-07T21:52:19.025227" calcext:value-type="date">
            <text:p>2019-10-07 21:52:19</text:p>
          </table:table-cell>
          <table:table-cell table:formula="of:=TRUNC([.A15])" office:value-type="float" office:value="43745" calcext:value-type="float">
            <text:p>43745</text:p>
          </table:table-cell>
          <table:table-cell table:style-name="ce12" table:formula="of:=[.B15]-[.C15]" office:value-type="date" office:date-value="1899-12-30T21:52:19.02522695716" calcext:value-type="date">
            <text:p>12/30/99 09:52 PM</text:p>
          </table:table-cell>
          <table:table-cell table:formula="of:=MOD([.E14]-[.$E$2];[.$H$2])+1+[.$E$2]" office:value-type="float" office:value="203" calcext:value-type="float">
            <text:p>203</text:p>
          </table:table-cell>
          <table:table-cell table:formula="of:=MOD([.F14]+1/[.$H$2];5)" office:value-type="float" office:value="0.4" calcext:value-type="float">
            <text:p>0,4</text:p>
          </table:table-cell>
          <table:table-cell table:formula="of:=IF([.F15]&lt;0.000001;[.G14]+2+1/[.$H$2];[.G14]+1/[.$H$2])" office:value-type="float" office:value="0.4" calcext:value-type="float">
            <text:p>0,4</text:p>
          </table:table-cell>
          <table:table-cell table:style-name="ce11" table:number-columns-repeated="2"/>
          <table:table-cell table:style-name="ce13" table:number-columns-repeated="2"/>
          <table:table-cell table:formula="of:=SUM(MOD(SUM([.L14]-[.L$2];[.T$2]);[.R$2]-[.L$2]);[.L$2])" office:value-type="time" office:time-value="PT23H10M00S" calcext:value-type="time">
            <text:p>23:10:00</text:p>
          </table:table-cell>
          <table:table-cell table:formula="of:=IF([.L15]&lt;[.L14];[.M14]+[.H$2];[.M14])" office:value-type="float" office:value="0" calcext:value-type="float">
            <text:p>0</text:p>
          </table:table-cell>
          <table:table-cell table:formula="of:=OFFSET([.C$4];[.M15];0)" office:value-type="float" office:value="43745" calcext:value-type="float">
            <text:p>43745</text:p>
          </table:table-cell>
          <table:table-cell table:formula="of:=[.L15]" office:value-type="float" office:value="0.965277777777778" calcext:value-type="float">
            <text:p>0.965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15];0)&lt;=[.O1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]))" office:value-type="date" office:date-value="2019-10-07T22:27:50.794619" calcext:value-type="date">
            <text:p>2019-10-07 22:27:51</text:p>
          </table:table-cell>
          <table:table-cell table:style-name="ce7" table:formula="of:=[.A16]" office:value-type="date" office:date-value="2019-10-07T22:27:50.794619" calcext:value-type="date">
            <text:p>2019-10-07 22:27:51</text:p>
          </table:table-cell>
          <table:table-cell table:formula="of:=TRUNC([.A16])" office:value-type="float" office:value="43745" calcext:value-type="float">
            <text:p>43745</text:p>
          </table:table-cell>
          <table:table-cell table:style-name="ce12" table:formula="of:=[.B16]-[.C16]" office:value-type="date" office:date-value="1899-12-30T22:27:50.79461929388" calcext:value-type="date">
            <text:p>12/30/99 10:27 PM</text:p>
          </table:table-cell>
          <table:table-cell table:formula="of:=MOD([.E15]-[.$E$2];[.$H$2])+1+[.$E$2]" office:value-type="float" office:value="204" calcext:value-type="float">
            <text:p>204</text:p>
          </table:table-cell>
          <table:table-cell table:formula="of:=MOD([.F15]+1/[.$H$2];5)" office:value-type="float" office:value="0.433333333333333" calcext:value-type="float">
            <text:p>0,433333333333333</text:p>
          </table:table-cell>
          <table:table-cell table:formula="of:=IF([.F16]&lt;0.000001;[.G15]+2+1/[.$H$2];[.G15]+1/[.$H$2])" office:value-type="float" office:value="0.433333333333333" calcext:value-type="float">
            <text:p>0,433333333333333</text:p>
          </table:table-cell>
          <table:table-cell table:style-name="ce11"/>
          <table:table-cell/>
          <table:table-cell table:style-name="ce22"/>
          <table:table-cell table:style-name="ce13"/>
          <table:table-cell table:formula="of:=SUM(MOD(SUM([.L15]-[.L$2];[.T$2]);[.R$2]-[.L$2]);[.L$2])" office:value-type="time" office:time-value="PT23H20M00S" calcext:value-type="time">
            <text:p>23:20:00</text:p>
          </table:table-cell>
          <table:table-cell table:formula="of:=IF([.L16]&lt;[.L15];[.M15]+[.H$2];[.M15])" office:value-type="float" office:value="0" calcext:value-type="float">
            <text:p>0</text:p>
          </table:table-cell>
          <table:table-cell table:formula="of:=OFFSET([.C$4];[.M16];0)" office:value-type="float" office:value="43745" calcext:value-type="float">
            <text:p>43745</text:p>
          </table:table-cell>
          <table:table-cell table:formula="of:=[.L16]" office:value-type="float" office:value="0.972222222222222" calcext:value-type="float">
            <text:p>0.972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6];0)&lt;=[.O1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]))" office:value-type="date" office:date-value="2019-10-07T22:28:18.950287" calcext:value-type="date">
            <text:p>2019-10-07 22:28:19</text:p>
          </table:table-cell>
          <table:table-cell table:style-name="ce7" table:formula="of:=[.A17]" office:value-type="date" office:date-value="2019-10-07T22:28:18.950287" calcext:value-type="date">
            <text:p>2019-10-07 22:28:19</text:p>
          </table:table-cell>
          <table:table-cell table:formula="of:=TRUNC([.A17])" office:value-type="float" office:value="43745" calcext:value-type="float">
            <text:p>43745</text:p>
          </table:table-cell>
          <table:table-cell table:style-name="ce12" table:formula="of:=[.B17]-[.C17]" office:value-type="date" office:date-value="1899-12-30T22:28:18.95028721076" calcext:value-type="date">
            <text:p>12/30/99 10:28 PM</text:p>
          </table:table-cell>
          <table:table-cell table:formula="of:=MOD([.E16]-[.$E$2];[.$H$2])+1+[.$E$2]" office:value-type="float" office:value="205" calcext:value-type="float">
            <text:p>205</text:p>
          </table:table-cell>
          <table:table-cell table:formula="of:=MOD([.F16]+1/[.$H$2];5)" office:value-type="float" office:value="0.466666666666667" calcext:value-type="float">
            <text:p>0,466666666666667</text:p>
          </table:table-cell>
          <table:table-cell table:formula="of:=IF([.F17]&lt;0.000001;[.G16]+2+1/[.$H$2];[.G16]+1/[.$H$2])" office:value-type="float" office:value="0.466666666666667" calcext:value-type="float">
            <text:p>0,466666666666667</text:p>
          </table:table-cell>
          <table:table-cell table:number-columns-repeated="2"/>
          <table:table-cell table:style-name="ce2" table:number-columns-repeated="2"/>
          <table:table-cell table:formula="of:=SUM(MOD(SUM([.L16]-[.L$2];[.T$2]);[.R$2]-[.L$2]);[.L$2])" office:value-type="time" office:time-value="PT23H30M00S" calcext:value-type="time">
            <text:p>23:30:00</text:p>
          </table:table-cell>
          <table:table-cell table:formula="of:=IF([.L17]&lt;[.L16];[.M16]+[.H$2];[.M16])" office:value-type="float" office:value="0" calcext:value-type="float">
            <text:p>0</text:p>
          </table:table-cell>
          <table:table-cell table:formula="of:=OFFSET([.C$4];[.M17];0)" office:value-type="float" office:value="43745" calcext:value-type="float">
            <text:p>43745</text:p>
          </table:table-cell>
          <table:table-cell table:formula="of:=[.L17]" office:value-type="float" office:value="0.979166666666667" calcext:value-type="float">
            <text:p>0.979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7];0)&lt;=[.O1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]))" office:value-type="date" office:date-value="2019-10-07T22:33:37.914053" calcext:value-type="date">
            <text:p>2019-10-07 22:33:38</text:p>
          </table:table-cell>
          <table:table-cell table:style-name="ce7" table:formula="of:=[.A18]" office:value-type="date" office:date-value="2019-10-07T22:33:37.914053" calcext:value-type="date">
            <text:p>2019-10-07 22:33:38</text:p>
          </table:table-cell>
          <table:table-cell table:formula="of:=TRUNC([.A18])" office:value-type="float" office:value="43745" calcext:value-type="float">
            <text:p>43745</text:p>
          </table:table-cell>
          <table:table-cell table:style-name="ce12" table:formula="of:=[.B18]-[.C18]" office:value-type="date" office:date-value="1899-12-30T22:33:37.91405263357" calcext:value-type="date">
            <text:p>12/30/99 10:33 PM</text:p>
          </table:table-cell>
          <table:table-cell table:formula="of:=MOD([.E17]-[.$E$2];[.$H$2])+1+[.$E$2]" office:value-type="float" office:value="206" calcext:value-type="float">
            <text:p>206</text:p>
          </table:table-cell>
          <table:table-cell table:formula="of:=MOD([.F17]+1/[.$H$2];5)" office:value-type="float" office:value="0.5" calcext:value-type="float">
            <text:p>0,5</text:p>
          </table:table-cell>
          <table:table-cell table:formula="of:=IF([.F18]&lt;0.000001;[.G17]+2+1/[.$H$2];[.G17]+1/[.$H$2])" office:value-type="float" office:value="0.5" calcext:value-type="float">
            <text:p>0,5</text:p>
          </table:table-cell>
          <table:table-cell table:number-columns-repeated="2"/>
          <table:table-cell table:style-name="ce2" table:number-columns-repeated="2"/>
          <table:table-cell table:formula="of:=SUM(MOD(SUM([.L17]-[.L$2];[.T$2]);[.R$2]-[.L$2]);[.L$2])" office:value-type="time" office:time-value="PT23H40M00S" calcext:value-type="time">
            <text:p>23:40:00</text:p>
          </table:table-cell>
          <table:table-cell table:formula="of:=IF([.L18]&lt;[.L17];[.M17]+[.H$2];[.M17])" office:value-type="float" office:value="0" calcext:value-type="float">
            <text:p>0</text:p>
          </table:table-cell>
          <table:table-cell table:formula="of:=OFFSET([.C$4];[.M18];0)" office:value-type="float" office:value="43745" calcext:value-type="float">
            <text:p>43745</text:p>
          </table:table-cell>
          <table:table-cell table:formula="of:=[.L18]" office:value-type="float" office:value="0.986111111111111" calcext:value-type="float">
            <text:p>0.98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8];0)&lt;=[.O1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]))" office:value-type="date" office:date-value="2019-10-07T22:34:21.789704" calcext:value-type="date">
            <text:p>2019-10-07 22:34:22</text:p>
          </table:table-cell>
          <table:table-cell table:style-name="ce7" table:formula="of:=[.A19]" office:value-type="date" office:date-value="2019-10-07T22:34:21.789704" calcext:value-type="date">
            <text:p>2019-10-07 22:34:22</text:p>
          </table:table-cell>
          <table:table-cell table:formula="of:=TRUNC([.A19])" office:value-type="float" office:value="43745" calcext:value-type="float">
            <text:p>43745</text:p>
          </table:table-cell>
          <table:table-cell table:style-name="ce12" table:formula="of:=[.B19]-[.C19]" office:value-type="date" office:date-value="1899-12-30T22:34:21.78970418405" calcext:value-type="date">
            <text:p>12/30/99 10:34 PM</text:p>
          </table:table-cell>
          <table:table-cell table:formula="of:=MOD([.E18]-[.$E$2];[.$H$2])+1+[.$E$2]" office:value-type="float" office:value="207" calcext:value-type="float">
            <text:p>207</text:p>
          </table:table-cell>
          <table:table-cell table:formula="of:=MOD([.F18]+1/[.$H$2];5)" office:value-type="float" office:value="0.533333333333333" calcext:value-type="float">
            <text:p>0,533333333333333</text:p>
          </table:table-cell>
          <table:table-cell table:formula="of:=IF([.F19]&lt;0.000001;[.G18]+2+1/[.$H$2];[.G18]+1/[.$H$2])" office:value-type="float" office:value="0.533333333333333" calcext:value-type="float">
            <text:p>0,533333333333333</text:p>
          </table:table-cell>
          <table:table-cell table:number-columns-repeated="2"/>
          <table:table-cell table:style-name="ce2" table:number-columns-repeated="2"/>
          <table:table-cell table:formula="of:=SUM(MOD(SUM([.L18]-[.L$2];[.T$2]);[.R$2]-[.L$2]);[.L$2])" office:value-type="time" office:time-value="PT23H50M00S" calcext:value-type="time">
            <text:p>23:50:00</text:p>
          </table:table-cell>
          <table:table-cell table:formula="of:=IF([.L19]&lt;[.L18];[.M18]+[.H$2];[.M18])" office:value-type="float" office:value="0" calcext:value-type="float">
            <text:p>0</text:p>
          </table:table-cell>
          <table:table-cell table:formula="of:=OFFSET([.C$4];[.M19];0)" office:value-type="float" office:value="43745" calcext:value-type="float">
            <text:p>43745</text:p>
          </table:table-cell>
          <table:table-cell table:formula="of:=[.L19]" office:value-type="float" office:value="0.993055555555556" calcext:value-type="float">
            <text:p>0.993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19];0)&lt;=[.O1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]))" office:value-type="date" office:date-value="2019-10-07T22:27:32.960787" calcext:value-type="date">
            <text:p>2019-10-07 22:27:33</text:p>
          </table:table-cell>
          <table:table-cell table:style-name="ce7" table:formula="of:=[.A20]" office:value-type="date" office:date-value="2019-10-07T22:27:32.960787" calcext:value-type="date">
            <text:p>2019-10-07 22:27:33</text:p>
          </table:table-cell>
          <table:table-cell table:formula="of:=TRUNC([.A20])" office:value-type="float" office:value="43745" calcext:value-type="float">
            <text:p>43745</text:p>
          </table:table-cell>
          <table:table-cell table:style-name="ce12" table:formula="of:=[.B20]-[.C20]" office:value-type="date" office:date-value="1899-12-30T22:27:32.96078673564" calcext:value-type="date">
            <text:p>12/30/99 10:27 PM</text:p>
          </table:table-cell>
          <table:table-cell table:formula="of:=MOD([.E19]-[.$E$2];[.$H$2])+1+[.$E$2]" office:value-type="float" office:value="208" calcext:value-type="float">
            <text:p>208</text:p>
          </table:table-cell>
          <table:table-cell table:formula="of:=MOD([.F19]+1/[.$H$2];5)" office:value-type="float" office:value="0.566666666666667" calcext:value-type="float">
            <text:p>0,566666666666667</text:p>
          </table:table-cell>
          <table:table-cell table:formula="of:=IF([.F20]&lt;0.000001;[.G19]+2+1/[.$H$2];[.G19]+1/[.$H$2])" office:value-type="float" office:value="0.566666666666667" calcext:value-type="float">
            <text:p>0,566666666666667</text:p>
          </table:table-cell>
          <table:table-cell table:number-columns-repeated="2"/>
          <table:table-cell table:style-name="ce2" table:number-columns-repeated="2"/>
          <table:table-cell table:formula="of:=SUM(MOD(SUM([.L19]-[.L$2];[.T$2]);[.R$2]-[.L$2]);[.L$2])" office:value-type="time" office:time-value="PT21H10M00S" calcext:value-type="time">
            <text:p>21:10:00</text:p>
          </table:table-cell>
          <table:table-cell table:formula="of:=IF([.L20]&lt;[.L19];[.M19]+[.H$2];[.M19])" office:value-type="float" office:value="30" calcext:value-type="float">
            <text:p>30</text:p>
          </table:table-cell>
          <table:table-cell table:formula="of:=OFFSET([.C$4];[.M20];0)" office:value-type="float" office:value="43746" calcext:value-type="float">
            <text:p>43746</text:p>
          </table:table-cell>
          <table:table-cell table:formula="of:=[.L20]" office:value-type="float" office:value="0.881944444444444" calcext:value-type="float">
            <text:p>0.8819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20];0)&lt;=[.O2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]))" office:value-type="date" office:date-value="2019-10-07T22:07:27.638741" calcext:value-type="date">
            <text:p>2019-10-07 22:07:28</text:p>
          </table:table-cell>
          <table:table-cell table:style-name="ce7" table:formula="of:=[.A21]" office:value-type="date" office:date-value="2019-10-07T22:07:27.638741" calcext:value-type="date">
            <text:p>2019-10-07 22:07:28</text:p>
          </table:table-cell>
          <table:table-cell table:formula="of:=TRUNC([.A21])" office:value-type="float" office:value="43745" calcext:value-type="float">
            <text:p>43745</text:p>
          </table:table-cell>
          <table:table-cell table:style-name="ce12" table:formula="of:=[.B21]-[.C21]" office:value-type="date" office:date-value="1899-12-30T22:07:27.63874055352" calcext:value-type="date">
            <text:p>12/30/99 10:07 PM</text:p>
          </table:table-cell>
          <table:table-cell table:formula="of:=MOD([.E20]-[.$E$2];[.$H$2])+1+[.$E$2]" office:value-type="float" office:value="209" calcext:value-type="float">
            <text:p>209</text:p>
          </table:table-cell>
          <table:table-cell table:formula="of:=MOD([.F20]+1/[.$H$2];5)" office:value-type="float" office:value="0.6" calcext:value-type="float">
            <text:p>0,6</text:p>
          </table:table-cell>
          <table:table-cell table:formula="of:=IF([.F21]&lt;0.000001;[.G20]+2+1/[.$H$2];[.G20]+1/[.$H$2])" office:value-type="float" office:value="0.6" calcext:value-type="float">
            <text:p>0,6</text:p>
          </table:table-cell>
          <table:table-cell table:number-columns-repeated="2"/>
          <table:table-cell table:style-name="ce2" table:number-columns-repeated="2"/>
          <table:table-cell table:formula="of:=SUM(MOD(SUM([.L20]-[.L$2];[.T$2]);[.R$2]-[.L$2]);[.L$2])" office:value-type="time" office:time-value="PT21H20M00S" calcext:value-type="time">
            <text:p>21:20:00</text:p>
          </table:table-cell>
          <table:table-cell table:formula="of:=IF([.L21]&lt;[.L20];[.M20]+[.H$2];[.M20])" office:value-type="float" office:value="30" calcext:value-type="float">
            <text:p>30</text:p>
          </table:table-cell>
          <table:table-cell table:formula="of:=OFFSET([.C$4];[.M21];0)" office:value-type="float" office:value="43746" calcext:value-type="float">
            <text:p>43746</text:p>
          </table:table-cell>
          <table:table-cell table:formula="of:=[.L21]" office:value-type="float" office:value="0.888888888888889" calcext:value-type="float">
            <text:p>0.8888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21];0)&lt;=[.O2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]))" office:value-type="date" office:date-value="2019-10-07T22:46:18.756108" calcext:value-type="date">
            <text:p>2019-10-07 22:46:19</text:p>
          </table:table-cell>
          <table:table-cell table:style-name="ce7" table:formula="of:=[.A22]" office:value-type="date" office:date-value="2019-10-07T22:46:18.756108" calcext:value-type="date">
            <text:p>2019-10-07 22:46:19</text:p>
          </table:table-cell>
          <table:table-cell table:formula="of:=TRUNC([.A22])" office:value-type="float" office:value="43745" calcext:value-type="float">
            <text:p>43745</text:p>
          </table:table-cell>
          <table:table-cell table:style-name="ce12" table:formula="of:=[.B22]-[.C22]" office:value-type="date" office:date-value="1899-12-30T22:46:18.75610801857" calcext:value-type="date">
            <text:p>12/30/99 10:46 PM</text:p>
          </table:table-cell>
          <table:table-cell table:formula="of:=MOD([.E21]-[.$E$2];[.$H$2])+1+[.$E$2]" office:value-type="float" office:value="210" calcext:value-type="float">
            <text:p>210</text:p>
          </table:table-cell>
          <table:table-cell table:formula="of:=MOD([.F21]+1/[.$H$2];5)" office:value-type="float" office:value="0.633333333333333" calcext:value-type="float">
            <text:p>0,633333333333333</text:p>
          </table:table-cell>
          <table:table-cell table:formula="of:=IF([.F22]&lt;0.000001;[.G21]+2+1/[.$H$2];[.G21]+1/[.$H$2])" office:value-type="float" office:value="0.633333333333333" calcext:value-type="float">
            <text:p>0,633333333333333</text:p>
          </table:table-cell>
          <table:table-cell table:number-columns-repeated="2"/>
          <table:table-cell table:style-name="ce15"/>
          <table:table-cell table:style-name="ce2"/>
          <table:table-cell table:formula="of:=SUM(MOD(SUM([.L21]-[.L$2];[.T$2]);[.R$2]-[.L$2]);[.L$2])" office:value-type="time" office:time-value="PT21H30M00S" calcext:value-type="time">
            <text:p>21:30:00</text:p>
          </table:table-cell>
          <table:table-cell table:formula="of:=IF([.L22]&lt;[.L21];[.M21]+[.H$2];[.M21])" office:value-type="float" office:value="30" calcext:value-type="float">
            <text:p>30</text:p>
          </table:table-cell>
          <table:table-cell table:formula="of:=OFFSET([.C$4];[.M22];0)" office:value-type="float" office:value="43746" calcext:value-type="float">
            <text:p>43746</text:p>
          </table:table-cell>
          <table:table-cell table:formula="of:=[.L22]" office:value-type="float" office:value="0.895833333333333" calcext:value-type="float">
            <text:p>0.8958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22];0)&lt;=[.O2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]))" office:value-type="date" office:date-value="2019-10-07T22:46:35.536374" calcext:value-type="date">
            <text:p>2019-10-07 22:46:36</text:p>
          </table:table-cell>
          <table:table-cell table:style-name="ce7" table:formula="of:=[.A23]" office:value-type="date" office:date-value="2019-10-07T22:46:35.536374" calcext:value-type="date">
            <text:p>2019-10-07 22:46:36</text:p>
          </table:table-cell>
          <table:table-cell table:formula="of:=TRUNC([.A23])" office:value-type="float" office:value="43745" calcext:value-type="float">
            <text:p>43745</text:p>
          </table:table-cell>
          <table:table-cell table:style-name="ce12" table:formula="of:=[.B23]-[.C23]" office:value-type="date" office:date-value="1899-12-30T22:46:35.53637369536" calcext:value-type="date">
            <text:p>12/30/99 10:46 PM</text:p>
          </table:table-cell>
          <table:table-cell table:formula="of:=MOD([.E22]-[.$E$2];[.$H$2])+1+[.$E$2]" office:value-type="float" office:value="211" calcext:value-type="float">
            <text:p>211</text:p>
          </table:table-cell>
          <table:table-cell table:formula="of:=MOD([.F22]+1/[.$H$2];5)" office:value-type="float" office:value="0.666666666666667" calcext:value-type="float">
            <text:p>0,666666666666667</text:p>
          </table:table-cell>
          <table:table-cell table:formula="of:=IF([.F23]&lt;0.000001;[.G22]+2+1/[.$H$2];[.G22]+1/[.$H$2])" office:value-type="float" office:value="0.666666666666667" calcext:value-type="float">
            <text:p>0,666666666666667</text:p>
          </table:table-cell>
          <table:table-cell table:number-columns-repeated="2"/>
          <table:table-cell table:style-name="ce15"/>
          <table:table-cell table:style-name="ce2"/>
          <table:table-cell table:formula="of:=SUM(MOD(SUM([.L22]-[.L$2];[.T$2]);[.R$2]-[.L$2]);[.L$2])" office:value-type="time" office:time-value="PT21H40M00S" calcext:value-type="time">
            <text:p>21:40:00</text:p>
          </table:table-cell>
          <table:table-cell table:formula="of:=IF([.L23]&lt;[.L22];[.M22]+[.H$2];[.M22])" office:value-type="float" office:value="30" calcext:value-type="float">
            <text:p>30</text:p>
          </table:table-cell>
          <table:table-cell table:formula="of:=OFFSET([.C$4];[.M23];0)" office:value-type="float" office:value="43746" calcext:value-type="float">
            <text:p>43746</text:p>
          </table:table-cell>
          <table:table-cell table:formula="of:=[.L23]" office:value-type="float" office:value="0.902777777777778" calcext:value-type="float">
            <text:p>0.9027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23];0)&lt;=[.O2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]))" office:value-type="date" office:date-value="2019-10-07T22:10:10.327805" calcext:value-type="date">
            <text:p>2019-10-07 22:10:10</text:p>
          </table:table-cell>
          <table:table-cell table:style-name="ce7" table:formula="of:=[.A24]" office:value-type="date" office:date-value="2019-10-07T22:10:10.327805" calcext:value-type="date">
            <text:p>2019-10-07 22:10:10</text:p>
          </table:table-cell>
          <table:table-cell table:formula="of:=TRUNC([.A24])" office:value-type="float" office:value="43745" calcext:value-type="float">
            <text:p>43745</text:p>
          </table:table-cell>
          <table:table-cell table:style-name="ce12" table:formula="of:=[.B24]-[.C24]" office:value-type="date" office:date-value="1899-12-30T22:10:10.32780543901" calcext:value-type="date">
            <text:p>12/30/99 10:10 PM</text:p>
          </table:table-cell>
          <table:table-cell table:formula="of:=MOD([.E23]-[.$E$2];[.$H$2])+1+[.$E$2]" office:value-type="float" office:value="212" calcext:value-type="float">
            <text:p>212</text:p>
          </table:table-cell>
          <table:table-cell table:formula="of:=MOD([.F23]+1/[.$H$2];5)" office:value-type="float" office:value="0.7" calcext:value-type="float">
            <text:p>0,7</text:p>
          </table:table-cell>
          <table:table-cell table:formula="of:=IF([.F24]&lt;0.000001;[.G23]+2+1/[.$H$2];[.G23]+1/[.$H$2])" office:value-type="float" office:value="0.7" calcext:value-type="float">
            <text:p>0,7</text:p>
          </table:table-cell>
          <table:table-cell table:number-columns-repeated="2"/>
          <table:table-cell table:style-name="ce16"/>
          <table:table-cell/>
          <table:table-cell table:formula="of:=SUM(MOD(SUM([.L23]-[.L$2];[.T$2]);[.R$2]-[.L$2]);[.L$2])" office:value-type="time" office:time-value="PT21H50M00S" calcext:value-type="time">
            <text:p>21:50:00</text:p>
          </table:table-cell>
          <table:table-cell table:formula="of:=IF([.L24]&lt;[.L23];[.M23]+[.H$2];[.M23])" office:value-type="float" office:value="30" calcext:value-type="float">
            <text:p>30</text:p>
          </table:table-cell>
          <table:table-cell table:formula="of:=OFFSET([.C$4];[.M24];0)" office:value-type="float" office:value="43746" calcext:value-type="float">
            <text:p>43746</text:p>
          </table:table-cell>
          <table:table-cell table:formula="of:=[.L24]" office:value-type="float" office:value="0.909722222222222" calcext:value-type="float">
            <text:p>0.9097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24];0)&lt;=[.O2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]))" office:value-type="date" office:date-value="2019-10-07T22:42:38.216696" calcext:value-type="date">
            <text:p>2019-10-07 22:42:38</text:p>
          </table:table-cell>
          <table:table-cell table:style-name="ce7" table:formula="of:=[.A25]" office:value-type="date" office:date-value="2019-10-07T22:42:38.216696" calcext:value-type="date">
            <text:p>2019-10-07 22:42:38</text:p>
          </table:table-cell>
          <table:table-cell table:formula="of:=TRUNC([.A25])" office:value-type="float" office:value="43745" calcext:value-type="float">
            <text:p>43745</text:p>
          </table:table-cell>
          <table:table-cell table:style-name="ce12" table:formula="of:=[.B25]-[.C25]" office:value-type="date" office:date-value="1899-12-30T22:42:38.21669620927" calcext:value-type="date">
            <text:p>12/30/99 10:42 PM</text:p>
          </table:table-cell>
          <table:table-cell table:formula="of:=MOD([.E24]-[.$E$2];[.$H$2])+1+[.$E$2]" office:value-type="float" office:value="213" calcext:value-type="float">
            <text:p>213</text:p>
          </table:table-cell>
          <table:table-cell table:formula="of:=MOD([.F24]+1/[.$H$2];5)" office:value-type="float" office:value="0.733333333333333" calcext:value-type="float">
            <text:p>0,733333333333333</text:p>
          </table:table-cell>
          <table:table-cell table:formula="of:=IF([.F25]&lt;0.000001;[.G24]+2+1/[.$H$2];[.G24]+1/[.$H$2])" office:value-type="float" office:value="0.733333333333333" calcext:value-type="float">
            <text:p>0,733333333333333</text:p>
          </table:table-cell>
          <table:table-cell table:number-columns-repeated="2"/>
          <table:table-cell table:style-name="ce16"/>
          <table:table-cell/>
          <table:table-cell table:formula="of:=SUM(MOD(SUM([.L24]-[.L$2];[.T$2]);[.R$2]-[.L$2]);[.L$2])" office:value-type="time" office:time-value="PT22H00M00S" calcext:value-type="time">
            <text:p>22:00:00</text:p>
          </table:table-cell>
          <table:table-cell table:formula="of:=IF([.L25]&lt;[.L24];[.M24]+[.H$2];[.M24])" office:value-type="float" office:value="30" calcext:value-type="float">
            <text:p>30</text:p>
          </table:table-cell>
          <table:table-cell table:formula="of:=OFFSET([.C$4];[.M25];0)" office:value-type="float" office:value="43746" calcext:value-type="float">
            <text:p>43746</text:p>
          </table:table-cell>
          <table:table-cell table:formula="of:=[.L25]" office:value-type="float" office:value="0.916666666666667" calcext:value-type="float">
            <text:p>0.9166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25];0)&lt;=[.O2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]))" office:value-type="date" office:date-value="2019-10-07T22:46:23.613532" calcext:value-type="date">
            <text:p>2019-10-07 22:46:24</text:p>
          </table:table-cell>
          <table:table-cell table:style-name="ce7" table:formula="of:=[.A26]" office:value-type="date" office:date-value="2019-10-07T22:46:23.613532" calcext:value-type="date">
            <text:p>2019-10-07 22:46:24</text:p>
          </table:table-cell>
          <table:table-cell table:formula="of:=TRUNC([.A26])" office:value-type="float" office:value="43745" calcext:value-type="float">
            <text:p>43745</text:p>
          </table:table-cell>
          <table:table-cell table:style-name="ce12" table:formula="of:=[.B26]-[.C26]" office:value-type="date" office:date-value="1899-12-30T22:46:23.61353175715" calcext:value-type="date">
            <text:p>12/30/99 10:46 PM</text:p>
          </table:table-cell>
          <table:table-cell table:formula="of:=MOD([.E25]-[.$E$2];[.$H$2])+1+[.$E$2]" office:value-type="float" office:value="214" calcext:value-type="float">
            <text:p>214</text:p>
          </table:table-cell>
          <table:table-cell table:formula="of:=MOD([.F25]+1/[.$H$2];5)" office:value-type="float" office:value="0.766666666666667" calcext:value-type="float">
            <text:p>0,766666666666667</text:p>
          </table:table-cell>
          <table:table-cell table:formula="of:=IF([.F26]&lt;0.000001;[.G25]+2+1/[.$H$2];[.G25]+1/[.$H$2])" office:value-type="float" office:value="0.766666666666667" calcext:value-type="float">
            <text:p>0,766666666666667</text:p>
          </table:table-cell>
          <table:table-cell table:number-columns-repeated="2"/>
          <table:table-cell table:style-name="ce16"/>
          <table:table-cell/>
          <table:table-cell table:formula="of:=SUM(MOD(SUM([.L25]-[.L$2];[.T$2]);[.R$2]-[.L$2]);[.L$2])" office:value-type="time" office:time-value="PT22H10M00S" calcext:value-type="time">
            <text:p>22:10:00</text:p>
          </table:table-cell>
          <table:table-cell table:formula="of:=IF([.L26]&lt;[.L25];[.M25]+[.H$2];[.M25])" office:value-type="float" office:value="30" calcext:value-type="float">
            <text:p>30</text:p>
          </table:table-cell>
          <table:table-cell table:formula="of:=OFFSET([.C$4];[.M26];0)" office:value-type="float" office:value="43746" calcext:value-type="float">
            <text:p>43746</text:p>
          </table:table-cell>
          <table:table-cell table:formula="of:=[.L26]" office:value-type="float" office:value="0.923611111111111" calcext:value-type="float">
            <text:p>0.9236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26];0)&lt;=[.O2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]))" office:value-type="date" office:date-value="2019-10-07T21:51:17.926216" calcext:value-type="date">
            <text:p>2019-10-07 21:51:18</text:p>
          </table:table-cell>
          <table:table-cell table:style-name="ce7" table:formula="of:=[.A27]" office:value-type="date" office:date-value="2019-10-07T21:51:17.926216" calcext:value-type="date">
            <text:p>2019-10-07 21:51:18</text:p>
          </table:table-cell>
          <table:table-cell table:formula="of:=TRUNC([.A27])" office:value-type="float" office:value="43745" calcext:value-type="float">
            <text:p>43745</text:p>
          </table:table-cell>
          <table:table-cell table:style-name="ce12" table:formula="of:=[.B27]-[.C27]" office:value-type="date" office:date-value="1899-12-30T21:51:17.92621592525" calcext:value-type="date">
            <text:p>12/30/99 09:51 PM</text:p>
          </table:table-cell>
          <table:table-cell table:formula="of:=MOD([.E26]-[.$E$2];[.$H$2])+1+[.$E$2]" office:value-type="float" office:value="215" calcext:value-type="float">
            <text:p>215</text:p>
          </table:table-cell>
          <table:table-cell table:formula="of:=MOD([.F26]+1/[.$H$2];5)" office:value-type="float" office:value="0.8" calcext:value-type="float">
            <text:p>0,8</text:p>
          </table:table-cell>
          <table:table-cell table:formula="of:=IF([.F27]&lt;0.000001;[.G26]+2+1/[.$H$2];[.G26]+1/[.$H$2])" office:value-type="float" office:value="0.8" calcext:value-type="float">
            <text:p>0,8</text:p>
          </table:table-cell>
          <table:table-cell table:number-columns-repeated="4"/>
          <table:table-cell table:formula="of:=SUM(MOD(SUM([.L26]-[.L$2];[.T$2]);[.R$2]-[.L$2]);[.L$2])" office:value-type="time" office:time-value="PT22H20M00S" calcext:value-type="time">
            <text:p>22:20:00</text:p>
          </table:table-cell>
          <table:table-cell table:formula="of:=IF([.L27]&lt;[.L26];[.M26]+[.H$2];[.M26])" office:value-type="float" office:value="30" calcext:value-type="float">
            <text:p>30</text:p>
          </table:table-cell>
          <table:table-cell table:formula="of:=OFFSET([.C$4];[.M27];0)" office:value-type="float" office:value="43746" calcext:value-type="float">
            <text:p>43746</text:p>
          </table:table-cell>
          <table:table-cell table:formula="of:=[.L27]" office:value-type="float" office:value="0.930555555555555" calcext:value-type="float">
            <text:p>0.930555555555555</text:p>
          </table:table-cell>
          <table:table-cell office:value-type="float" office:value="192" calcext:value-type="float">
            <text:p>192</text:p>
          </table:table-cell>
          <table:table-cell table:formula="of:=IF(OFFSET([.D$4];[.M27];0)&lt;=[.O2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]))" office:value-type="date" office:date-value="2019-10-07T22:33:36.29838" calcext:value-type="date">
            <text:p>2019-10-07 22:33:36</text:p>
          </table:table-cell>
          <table:table-cell table:style-name="ce7" table:formula="of:=[.A28]" office:value-type="date" office:date-value="2019-10-07T22:33:36.29838" calcext:value-type="date">
            <text:p>2019-10-07 22:33:36</text:p>
          </table:table-cell>
          <table:table-cell table:formula="of:=TRUNC([.A28])" office:value-type="float" office:value="43745" calcext:value-type="float">
            <text:p>43745</text:p>
          </table:table-cell>
          <table:table-cell table:style-name="ce12" table:formula="of:=[.B28]-[.C28]" office:value-type="date" office:date-value="1899-12-30T22:33:36.29838044755" calcext:value-type="date">
            <text:p>12/30/99 10:33 PM</text:p>
          </table:table-cell>
          <table:table-cell table:formula="of:=MOD([.E27]-[.$E$2];[.$H$2])+1+[.$E$2]" office:value-type="float" office:value="216" calcext:value-type="float">
            <text:p>216</text:p>
          </table:table-cell>
          <table:table-cell table:formula="of:=MOD([.F27]+1/[.$H$2];5)" office:value-type="float" office:value="0.833333333333333" calcext:value-type="float">
            <text:p>0,833333333333333</text:p>
          </table:table-cell>
          <table:table-cell table:formula="of:=IF([.F28]&lt;0.000001;[.G27]+2+1/[.$H$2];[.G27]+1/[.$H$2])" office:value-type="float" office:value="0.833333333333333" calcext:value-type="float">
            <text:p>0,833333333333333</text:p>
          </table:table-cell>
          <table:table-cell table:number-columns-repeated="4"/>
          <table:table-cell table:formula="of:=SUM(MOD(SUM([.L27]-[.L$2];[.T$2]);[.R$2]-[.L$2]);[.L$2])" office:value-type="time" office:time-value="PT22H30M00S" calcext:value-type="time">
            <text:p>22:30:00</text:p>
          </table:table-cell>
          <table:table-cell table:formula="of:=IF([.L28]&lt;[.L27];[.M27]+[.H$2];[.M27])" office:value-type="float" office:value="30" calcext:value-type="float">
            <text:p>30</text:p>
          </table:table-cell>
          <table:table-cell table:formula="of:=OFFSET([.C$4];[.M28];0)" office:value-type="float" office:value="43746" calcext:value-type="float">
            <text:p>43746</text:p>
          </table:table-cell>
          <table:table-cell table:formula="of:=[.L28]" office:value-type="float" office:value="0.9375" calcext:value-type="float">
            <text:p>0.9375</text:p>
          </table:table-cell>
          <table:table-cell office:value-type="float" office:value="192" calcext:value-type="float">
            <text:p>192</text:p>
          </table:table-cell>
          <table:table-cell table:formula="of:=IF(OFFSET([.D$4];[.M28];0)&lt;=[.O2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]))" office:value-type="date" office:date-value="2019-10-07T22:03:56.904501" calcext:value-type="date">
            <text:p>2019-10-07 22:03:57</text:p>
          </table:table-cell>
          <table:table-cell table:style-name="ce7" table:formula="of:=[.A29]" office:value-type="date" office:date-value="2019-10-07T22:03:56.904501" calcext:value-type="date">
            <text:p>2019-10-07 22:03:57</text:p>
          </table:table-cell>
          <table:table-cell table:formula="of:=TRUNC([.A29])" office:value-type="float" office:value="43745" calcext:value-type="float">
            <text:p>43745</text:p>
          </table:table-cell>
          <table:table-cell table:style-name="ce12" table:formula="of:=[.B29]-[.C29]" office:value-type="date" office:date-value="1899-12-30T22:03:56.90450086724" calcext:value-type="date">
            <text:p>12/30/99 10:03 PM</text:p>
          </table:table-cell>
          <table:table-cell table:formula="of:=MOD([.E28]-[.$E$2];[.$H$2])+1+[.$E$2]" office:value-type="float" office:value="217" calcext:value-type="float">
            <text:p>217</text:p>
          </table:table-cell>
          <table:table-cell table:formula="of:=MOD([.F28]+1/[.$H$2];5)" office:value-type="float" office:value="0.866666666666667" calcext:value-type="float">
            <text:p>0,866666666666667</text:p>
          </table:table-cell>
          <table:table-cell table:formula="of:=IF([.F29]&lt;0.000001;[.G28]+2+1/[.$H$2];[.G28]+1/[.$H$2])" office:value-type="float" office:value="0.866666666666667" calcext:value-type="float">
            <text:p>0,866666666666667</text:p>
          </table:table-cell>
          <table:table-cell table:number-columns-repeated="4"/>
          <table:table-cell table:formula="of:=SUM(MOD(SUM([.L28]-[.L$2];[.T$2]);[.R$2]-[.L$2]);[.L$2])" office:value-type="time" office:time-value="PT22H40M00S" calcext:value-type="time">
            <text:p>22:40:00</text:p>
          </table:table-cell>
          <table:table-cell table:formula="of:=IF([.L29]&lt;[.L28];[.M28]+[.H$2];[.M28])" office:value-type="float" office:value="30" calcext:value-type="float">
            <text:p>30</text:p>
          </table:table-cell>
          <table:table-cell table:formula="of:=OFFSET([.C$4];[.M29];0)" office:value-type="float" office:value="43746" calcext:value-type="float">
            <text:p>43746</text:p>
          </table:table-cell>
          <table:table-cell table:formula="of:=[.L29]" office:value-type="float" office:value="0.944444444444444" calcext:value-type="float">
            <text:p>0.9444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29];0)&lt;=[.O2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]))" office:value-type="date" office:date-value="2019-10-07T22:50:12.563226" calcext:value-type="date">
            <text:p>2019-10-07 22:50:13</text:p>
          </table:table-cell>
          <table:table-cell table:style-name="ce7" table:formula="of:=[.A30]" office:value-type="date" office:date-value="2019-10-07T22:50:12.563226" calcext:value-type="date">
            <text:p>2019-10-07 22:50:13</text:p>
          </table:table-cell>
          <table:table-cell table:formula="of:=TRUNC([.A30])" office:value-type="float" office:value="43745" calcext:value-type="float">
            <text:p>43745</text:p>
          </table:table-cell>
          <table:table-cell table:style-name="ce12" table:formula="of:=[.B30]-[.C30]" office:value-type="date" office:date-value="1899-12-30T22:50:12.56322597619" calcext:value-type="date">
            <text:p>12/30/99 10:50 PM</text:p>
          </table:table-cell>
          <table:table-cell table:formula="of:=MOD([.E29]-[.$E$2];[.$H$2])+1+[.$E$2]" office:value-type="float" office:value="218" calcext:value-type="float">
            <text:p>218</text:p>
          </table:table-cell>
          <table:table-cell table:formula="of:=MOD([.F29]+1/[.$H$2];5)" office:value-type="float" office:value="0.9" calcext:value-type="float">
            <text:p>0,9</text:p>
          </table:table-cell>
          <table:table-cell table:formula="of:=IF([.F30]&lt;0.000001;[.G29]+2+1/[.$H$2];[.G29]+1/[.$H$2])" office:value-type="float" office:value="0.9" calcext:value-type="float">
            <text:p>0,9</text:p>
          </table:table-cell>
          <table:table-cell table:number-columns-repeated="4"/>
          <table:table-cell table:formula="of:=SUM(MOD(SUM([.L29]-[.L$2];[.T$2]);[.R$2]-[.L$2]);[.L$2])" office:value-type="time" office:time-value="PT22H50M00S" calcext:value-type="time">
            <text:p>22:50:00</text:p>
          </table:table-cell>
          <table:table-cell table:formula="of:=IF([.L30]&lt;[.L29];[.M29]+[.H$2];[.M29])" office:value-type="float" office:value="30" calcext:value-type="float">
            <text:p>30</text:p>
          </table:table-cell>
          <table:table-cell table:formula="of:=OFFSET([.C$4];[.M30];0)" office:value-type="float" office:value="43746" calcext:value-type="float">
            <text:p>43746</text:p>
          </table:table-cell>
          <table:table-cell table:formula="of:=[.L30]" office:value-type="float" office:value="0.951388888888889" calcext:value-type="float">
            <text:p>0.9513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30];0)&lt;=[.O3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]))" office:value-type="date" office:date-value="2019-10-07T22:11:37.075055" calcext:value-type="date">
            <text:p>2019-10-07 22:11:37</text:p>
          </table:table-cell>
          <table:table-cell table:formula="of:=[.A31]" office:value-type="float" office:value="43745.924734665" calcext:value-type="float">
            <text:p>43745.924734665</text:p>
          </table:table-cell>
          <table:table-cell table:formula="of:=TRUNC([.A31])" office:value-type="float" office:value="43745" calcext:value-type="float">
            <text:p>43745</text:p>
          </table:table-cell>
          <table:table-cell table:formula="of:=[.B31]-[.C31]" office:value-type="float" office:value="0.924734664986318" calcext:value-type="float">
            <text:p>0.924734664986318</text:p>
          </table:table-cell>
          <table:table-cell table:formula="of:=MOD([.E30]-[.$E$2];[.$H$2])+1+[.$E$2]" office:value-type="float" office:value="219" calcext:value-type="float">
            <text:p>219</text:p>
          </table:table-cell>
          <table:table-cell table:formula="of:=MOD([.F30]+1/[.$H$2];5)" office:value-type="float" office:value="0.933333333333333" calcext:value-type="float">
            <text:p>0,933333333333333</text:p>
          </table:table-cell>
          <table:table-cell table:formula="of:=IF([.F31]&lt;0.000001;[.G30]+2+1/[.$H$2];[.G30]+1/[.$H$2])" office:value-type="float" office:value="0.933333333333333" calcext:value-type="float">
            <text:p>0,933333333333333</text:p>
          </table:table-cell>
          <table:table-cell table:number-columns-repeated="4"/>
          <table:table-cell table:formula="of:=SUM(MOD(SUM([.L30]-[.L$2];[.T$2]);[.R$2]-[.L$2]);[.L$2])" office:value-type="time" office:time-value="PT23H00M00S" calcext:value-type="time">
            <text:p>23:00:00</text:p>
          </table:table-cell>
          <table:table-cell table:formula="of:=IF([.L31]&lt;[.L30];[.M30]+[.H$2];[.M30])" office:value-type="float" office:value="30" calcext:value-type="float">
            <text:p>30</text:p>
          </table:table-cell>
          <table:table-cell table:formula="of:=OFFSET([.C$4];[.M31];0)" office:value-type="float" office:value="43746" calcext:value-type="float">
            <text:p>43746</text:p>
          </table:table-cell>
          <table:table-cell table:formula="of:=[.L31]" office:value-type="float" office:value="0.958333333333333" calcext:value-type="float">
            <text:p>0.9583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31];0)&lt;=[.O3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]))" office:value-type="date" office:date-value="2019-10-07T22:45:28.662209" calcext:value-type="date">
            <text:p>2019-10-07 22:45:29</text:p>
          </table:table-cell>
          <table:table-cell table:formula="of:=[.A32]" office:value-type="float" office:value="43745.9482484052" calcext:value-type="float">
            <text:p>43745.9482484052</text:p>
          </table:table-cell>
          <table:table-cell table:formula="of:=TRUNC([.A32])" office:value-type="float" office:value="43745" calcext:value-type="float">
            <text:p>43745</text:p>
          </table:table-cell>
          <table:table-cell table:formula="of:=[.B32]-[.C32]" office:value-type="float" office:value="0.948248405191407" calcext:value-type="float">
            <text:p>0.948248405191407</text:p>
          </table:table-cell>
          <table:table-cell table:formula="of:=MOD([.E31]-[.$E$2];[.$H$2])+1+[.$E$2]" office:value-type="float" office:value="220" calcext:value-type="float">
            <text:p>220</text:p>
          </table:table-cell>
          <table:table-cell table:formula="of:=MOD([.F31]+1/[.$H$2];5)" office:value-type="float" office:value="0.966666666666666" calcext:value-type="float">
            <text:p>0,966666666666666</text:p>
          </table:table-cell>
          <table:table-cell table:formula="of:=IF([.F32]&lt;0.000001;[.G31]+2+1/[.$H$2];[.G31]+1/[.$H$2])" office:value-type="float" office:value="0.966666666666666" calcext:value-type="float">
            <text:p>0,966666666666666</text:p>
          </table:table-cell>
          <table:table-cell table:number-columns-repeated="4"/>
          <table:table-cell table:formula="of:=SUM(MOD(SUM([.L31]-[.L$2];[.T$2]);[.R$2]-[.L$2]);[.L$2])" office:value-type="time" office:time-value="PT23H10M00S" calcext:value-type="time">
            <text:p>23:10:00</text:p>
          </table:table-cell>
          <table:table-cell table:formula="of:=IF([.L32]&lt;[.L31];[.M31]+[.H$2];[.M31])" office:value-type="float" office:value="30" calcext:value-type="float">
            <text:p>30</text:p>
          </table:table-cell>
          <table:table-cell table:formula="of:=OFFSET([.C$4];[.M32];0)" office:value-type="float" office:value="43746" calcext:value-type="float">
            <text:p>43746</text:p>
          </table:table-cell>
          <table:table-cell table:formula="of:=[.L32]" office:value-type="float" office:value="0.965277777777778" calcext:value-type="float">
            <text:p>0.965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32];0)&lt;=[.O3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]))" office:value-type="date" office:date-value="2019-10-08T22:22:34.633375" calcext:value-type="date">
            <text:p>2019-10-08 22:22:35</text:p>
          </table:table-cell>
          <table:table-cell table:formula="of:=[.A33]" office:value-type="float" office:value="43746.9323452937" calcext:value-type="float">
            <text:p>43746.9323452937</text:p>
          </table:table-cell>
          <table:table-cell table:formula="of:=TRUNC([.A33])" office:value-type="float" office:value="43746" calcext:value-type="float">
            <text:p>43746</text:p>
          </table:table-cell>
          <table:table-cell table:formula="of:=[.B33]-[.C33]" office:value-type="float" office:value="0.932345293695107" calcext:value-type="float">
            <text:p>0.932345293695107</text:p>
          </table:table-cell>
          <table:table-cell table:formula="of:=MOD([.E32]-[.$E$2];[.$H$2])+1+[.$E$2]" office:value-type="float" office:value="191" calcext:value-type="float">
            <text:p>191</text:p>
          </table:table-cell>
          <table:table-cell table:formula="of:=MOD([.F32]+1/[.$H$2];5)" office:value-type="float" office:value="1" calcext:value-type="float">
            <text:p>1</text:p>
          </table:table-cell>
          <table:table-cell table:formula="of:=IF([.F33]&lt;0.000001;[.G32]+2+1/[.$H$2];[.G32]+1/[.$H$2])" office:value-type="float" office:value="1" calcext:value-type="float">
            <text:p>1</text:p>
          </table:table-cell>
          <table:table-cell table:number-columns-repeated="4"/>
          <table:table-cell table:formula="of:=SUM(MOD(SUM([.L32]-[.L$2];[.T$2]);[.R$2]-[.L$2]);[.L$2])" office:value-type="time" office:time-value="PT23H20M00S" calcext:value-type="time">
            <text:p>23:20:00</text:p>
          </table:table-cell>
          <table:table-cell table:formula="of:=IF([.L33]&lt;[.L32];[.M32]+[.H$2];[.M32])" office:value-type="float" office:value="30" calcext:value-type="float">
            <text:p>30</text:p>
          </table:table-cell>
          <table:table-cell table:formula="of:=OFFSET([.C$4];[.M33];0)" office:value-type="float" office:value="43746" calcext:value-type="float">
            <text:p>43746</text:p>
          </table:table-cell>
          <table:table-cell table:formula="of:=[.L33]" office:value-type="float" office:value="0.972222222222222" calcext:value-type="float">
            <text:p>0.972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33];0)&lt;=[.O3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]))" office:value-type="date" office:date-value="2019-10-08T22:13:35.568466" calcext:value-type="date">
            <text:p>2019-10-08 22:13:36</text:p>
          </table:table-cell>
          <table:table-cell table:style-name="ce7" table:formula="of:=[.A34]" office:value-type="date" office:date-value="2019-10-08T22:13:35.568466" calcext:value-type="date">
            <text:p>2019-10-08 22:13:36</text:p>
          </table:table-cell>
          <table:table-cell table:formula="of:=TRUNC([.A34])" office:value-type="float" office:value="43746" calcext:value-type="float">
            <text:p>43746</text:p>
          </table:table-cell>
          <table:table-cell table:style-name="ce12" table:formula="of:=[.B34]-[.C34]" office:value-type="date" office:date-value="1899-12-30T22:13:35.56846636813" calcext:value-type="date">
            <text:p>12/30/99 10:13 PM</text:p>
          </table:table-cell>
          <table:table-cell table:formula="of:=MOD([.E33]-[.$E$2];[.$H$2])+1+[.$E$2]" office:value-type="float" office:value="192" calcext:value-type="float">
            <text:p>192</text:p>
          </table:table-cell>
          <table:table-cell table:formula="of:=MOD([.F33]+1/[.$H$2];5)" office:value-type="float" office:value="1.03333333333333" calcext:value-type="float">
            <text:p>1,03333333333333</text:p>
          </table:table-cell>
          <table:table-cell table:formula="of:=IF([.F34]&lt;0.000001;[.G33]+2+1/[.$H$2];[.G33]+1/[.$H$2])" office:value-type="float" office:value="1.03333333333333" calcext:value-type="float">
            <text:p>1,03333333333333</text:p>
          </table:table-cell>
          <table:table-cell table:number-columns-repeated="4"/>
          <table:table-cell table:formula="of:=SUM(MOD(SUM([.L33]-[.L$2];[.T$2]);[.R$2]-[.L$2]);[.L$2])" office:value-type="time" office:time-value="PT23H30M00S" calcext:value-type="time">
            <text:p>23:30:00</text:p>
          </table:table-cell>
          <table:table-cell table:formula="of:=IF([.L34]&lt;[.L33];[.M33]+[.H$2];[.M33])" office:value-type="float" office:value="30" calcext:value-type="float">
            <text:p>30</text:p>
          </table:table-cell>
          <table:table-cell table:formula="of:=OFFSET([.C$4];[.M34];0)" office:value-type="float" office:value="43746" calcext:value-type="float">
            <text:p>43746</text:p>
          </table:table-cell>
          <table:table-cell table:formula="of:=[.L34]" office:value-type="float" office:value="0.979166666666667" calcext:value-type="float">
            <text:p>0.979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34];0)&lt;=[.O3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]))" office:value-type="date" office:date-value="2019-10-08T22:09:48.748337" calcext:value-type="date">
            <text:p>2019-10-08 22:09:49</text:p>
          </table:table-cell>
          <table:table-cell table:formula="of:=[.A35]" office:value-type="float" office:value="43746.9234808835" calcext:value-type="float">
            <text:p>43746.9234808835</text:p>
          </table:table-cell>
          <table:table-cell table:formula="of:=TRUNC([.A35])" office:value-type="float" office:value="43746" calcext:value-type="float">
            <text:p>43746</text:p>
          </table:table-cell>
          <table:table-cell table:formula="of:=[.B35]-[.C35]" office:value-type="float" office:value="0.923480883524462" calcext:value-type="float">
            <text:p>0.923480883524462</text:p>
          </table:table-cell>
          <table:table-cell table:formula="of:=MOD([.E34]-[.$E$2];[.$H$2])+1+[.$E$2]" office:value-type="float" office:value="193" calcext:value-type="float">
            <text:p>193</text:p>
          </table:table-cell>
          <table:table-cell table:formula="of:=MOD([.F34]+1/[.$H$2];5)" office:value-type="float" office:value="1.06666666666667" calcext:value-type="float">
            <text:p>1,06666666666667</text:p>
          </table:table-cell>
          <table:table-cell table:formula="of:=IF([.F35]&lt;0.000001;[.G34]+2+1/[.$H$2];[.G34]+1/[.$H$2])" office:value-type="float" office:value="1.06666666666667" calcext:value-type="float">
            <text:p>1,06666666666667</text:p>
          </table:table-cell>
          <table:table-cell table:number-columns-repeated="4"/>
          <table:table-cell table:formula="of:=SUM(MOD(SUM([.L34]-[.L$2];[.T$2]);[.R$2]-[.L$2]);[.L$2])" office:value-type="time" office:time-value="PT23H40M00S" calcext:value-type="time">
            <text:p>23:40:00</text:p>
          </table:table-cell>
          <table:table-cell table:formula="of:=IF([.L35]&lt;[.L34];[.M34]+[.H$2];[.M34])" office:value-type="float" office:value="30" calcext:value-type="float">
            <text:p>30</text:p>
          </table:table-cell>
          <table:table-cell table:formula="of:=OFFSET([.C$4];[.M35];0)" office:value-type="float" office:value="43746" calcext:value-type="float">
            <text:p>43746</text:p>
          </table:table-cell>
          <table:table-cell table:formula="of:=[.L35]" office:value-type="float" office:value="0.986111111111111" calcext:value-type="float">
            <text:p>0.98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35];0)&lt;=[.O3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]))" office:value-type="date" office:date-value="2019-10-08T22:29:53.021193" calcext:value-type="date">
            <text:p>2019-10-08 22:29:53</text:p>
          </table:table-cell>
          <table:table-cell table:formula="of:=[.A36]" office:value-type="float" office:value="43746.9374192268" calcext:value-type="float">
            <text:p>43746.9374192268</text:p>
          </table:table-cell>
          <table:table-cell table:formula="of:=TRUNC([.A36])" office:value-type="float" office:value="43746" calcext:value-type="float">
            <text:p>43746</text:p>
          </table:table-cell>
          <table:table-cell table:formula="of:=[.B36]-[.C36]" office:value-type="float" office:value="0.937419226771453" calcext:value-type="float">
            <text:p>0.937419226771453</text:p>
          </table:table-cell>
          <table:table-cell table:formula="of:=MOD([.E35]-[.$E$2];[.$H$2])+1+[.$E$2]" office:value-type="float" office:value="194" calcext:value-type="float">
            <text:p>194</text:p>
          </table:table-cell>
          <table:table-cell table:formula="of:=MOD([.F35]+1/[.$H$2];5)" office:value-type="float" office:value="1.1" calcext:value-type="float">
            <text:p>1,1</text:p>
          </table:table-cell>
          <table:table-cell table:formula="of:=IF([.F36]&lt;0.000001;[.G35]+2+1/[.$H$2];[.G35]+1/[.$H$2])" office:value-type="float" office:value="1.1" calcext:value-type="float">
            <text:p>1,1</text:p>
          </table:table-cell>
          <table:table-cell table:number-columns-repeated="4"/>
          <table:table-cell table:formula="of:=SUM(MOD(SUM([.L35]-[.L$2];[.T$2]);[.R$2]-[.L$2]);[.L$2])" office:value-type="time" office:time-value="PT23H50M00S" calcext:value-type="time">
            <text:p>23:50:00</text:p>
          </table:table-cell>
          <table:table-cell table:formula="of:=IF([.L36]&lt;[.L35];[.M35]+[.H$2];[.M35])" office:value-type="float" office:value="30" calcext:value-type="float">
            <text:p>30</text:p>
          </table:table-cell>
          <table:table-cell table:formula="of:=OFFSET([.C$4];[.M36];0)" office:value-type="float" office:value="43746" calcext:value-type="float">
            <text:p>43746</text:p>
          </table:table-cell>
          <table:table-cell table:formula="of:=[.L36]" office:value-type="float" office:value="0.993055555555556" calcext:value-type="float">
            <text:p>0.993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36];0)&lt;=[.O3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]))" office:value-type="date" office:date-value="2019-10-08T22:40:56.292741" calcext:value-type="date">
            <text:p>2019-10-08 22:40:56</text:p>
          </table:table-cell>
          <table:table-cell table:formula="of:=[.A37]" office:value-type="float" office:value="43746.9450959808" calcext:value-type="float">
            <text:p>43746.9450959808</text:p>
          </table:table-cell>
          <table:table-cell table:formula="of:=TRUNC([.A37])" office:value-type="float" office:value="43746" calcext:value-type="float">
            <text:p>43746</text:p>
          </table:table-cell>
          <table:table-cell table:formula="of:=[.B37]-[.C37]" office:value-type="float" office:value="0.945095980794576" calcext:value-type="float">
            <text:p>0.945095980794576</text:p>
          </table:table-cell>
          <table:table-cell table:formula="of:=MOD([.E36]-[.$E$2];[.$H$2])+1+[.$E$2]" office:value-type="float" office:value="195" calcext:value-type="float">
            <text:p>195</text:p>
          </table:table-cell>
          <table:table-cell table:formula="of:=MOD([.F36]+1/[.$H$2];5)" office:value-type="float" office:value="1.13333333333333" calcext:value-type="float">
            <text:p>1,13333333333333</text:p>
          </table:table-cell>
          <table:table-cell table:formula="of:=IF([.F37]&lt;0.000001;[.G36]+2+1/[.$H$2];[.G36]+1/[.$H$2])" office:value-type="float" office:value="1.13333333333333" calcext:value-type="float">
            <text:p>1,13333333333333</text:p>
          </table:table-cell>
          <table:table-cell table:number-columns-repeated="4"/>
          <table:table-cell table:formula="of:=SUM(MOD(SUM([.L36]-[.L$2];[.T$2]);[.R$2]-[.L$2]);[.L$2])" office:value-type="time" office:time-value="PT21H10M00S" calcext:value-type="time">
            <text:p>21:10:00</text:p>
          </table:table-cell>
          <table:table-cell table:formula="of:=IF([.L37]&lt;[.L36];[.M36]+[.H$2];[.M36])" office:value-type="float" office:value="60" calcext:value-type="float">
            <text:p>60</text:p>
          </table:table-cell>
          <table:table-cell table:formula="of:=OFFSET([.C$4];[.M37];0)" office:value-type="float" office:value="43747" calcext:value-type="float">
            <text:p>43747</text:p>
          </table:table-cell>
          <table:table-cell table:formula="of:=[.L37]" office:value-type="float" office:value="0.881944444444444" calcext:value-type="float">
            <text:p>0.8819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37];0)&lt;=[.O3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]))" office:value-type="date" office:date-value="2019-10-08T22:17:12.854734" calcext:value-type="date">
            <text:p>2019-10-08 22:17:13</text:p>
          </table:table-cell>
          <table:table-cell table:formula="of:=[.A38]" office:value-type="float" office:value="43746.9286210039" calcext:value-type="float">
            <text:p>43746.9286210039</text:p>
          </table:table-cell>
          <table:table-cell table:formula="of:=TRUNC([.A38])" office:value-type="float" office:value="43746" calcext:value-type="float">
            <text:p>43746</text:p>
          </table:table-cell>
          <table:table-cell table:formula="of:=[.B38]-[.C38]" office:value-type="float" office:value="0.928621003869921" calcext:value-type="float">
            <text:p>0.928621003869921</text:p>
          </table:table-cell>
          <table:table-cell table:formula="of:=MOD([.E37]-[.$E$2];[.$H$2])+1+[.$E$2]" office:value-type="float" office:value="196" calcext:value-type="float">
            <text:p>196</text:p>
          </table:table-cell>
          <table:table-cell table:formula="of:=MOD([.F37]+1/[.$H$2];5)" office:value-type="float" office:value="1.16666666666667" calcext:value-type="float">
            <text:p>1,16666666666667</text:p>
          </table:table-cell>
          <table:table-cell table:formula="of:=IF([.F38]&lt;0.000001;[.G37]+2+1/[.$H$2];[.G37]+1/[.$H$2])" office:value-type="float" office:value="1.16666666666667" calcext:value-type="float">
            <text:p>1,16666666666667</text:p>
          </table:table-cell>
          <table:table-cell table:number-columns-repeated="4"/>
          <table:table-cell table:formula="of:=SUM(MOD(SUM([.L37]-[.L$2];[.T$2]);[.R$2]-[.L$2]);[.L$2])" office:value-type="time" office:time-value="PT21H20M00S" calcext:value-type="time">
            <text:p>21:20:00</text:p>
          </table:table-cell>
          <table:table-cell table:formula="of:=IF([.L38]&lt;[.L37];[.M37]+[.H$2];[.M37])" office:value-type="float" office:value="60" calcext:value-type="float">
            <text:p>60</text:p>
          </table:table-cell>
          <table:table-cell table:formula="of:=OFFSET([.C$4];[.M38];0)" office:value-type="float" office:value="43747" calcext:value-type="float">
            <text:p>43747</text:p>
          </table:table-cell>
          <table:table-cell table:formula="of:=[.L38]" office:value-type="float" office:value="0.888888888888889" calcext:value-type="float">
            <text:p>0.8888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38];0)&lt;=[.O3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]))" office:value-type="date" office:date-value="2019-10-08T22:46:31.763825" calcext:value-type="date">
            <text:p>2019-10-08 22:46:32</text:p>
          </table:table-cell>
          <table:table-cell table:formula="of:=[.A39]" office:value-type="float" office:value="43746.948978748" calcext:value-type="float">
            <text:p>43746.948978748</text:p>
          </table:table-cell>
          <table:table-cell table:formula="of:=TRUNC([.A39])" office:value-type="float" office:value="43746" calcext:value-type="float">
            <text:p>43746</text:p>
          </table:table-cell>
          <table:table-cell table:formula="of:=[.B39]-[.C39]" office:value-type="float" office:value="0.948978747968795" calcext:value-type="float">
            <text:p>0.948978747968795</text:p>
          </table:table-cell>
          <table:table-cell table:formula="of:=MOD([.E38]-[.$E$2];[.$H$2])+1+[.$E$2]" office:value-type="float" office:value="197" calcext:value-type="float">
            <text:p>197</text:p>
          </table:table-cell>
          <table:table-cell table:formula="of:=MOD([.F38]+1/[.$H$2];5)" office:value-type="float" office:value="1.2" calcext:value-type="float">
            <text:p>1,2</text:p>
          </table:table-cell>
          <table:table-cell table:formula="of:=IF([.F39]&lt;0.000001;[.G38]+2+1/[.$H$2];[.G38]+1/[.$H$2])" office:value-type="float" office:value="1.2" calcext:value-type="float">
            <text:p>1,2</text:p>
          </table:table-cell>
          <table:table-cell table:number-columns-repeated="4"/>
          <table:table-cell table:formula="of:=SUM(MOD(SUM([.L38]-[.L$2];[.T$2]);[.R$2]-[.L$2]);[.L$2])" office:value-type="time" office:time-value="PT21H30M00S" calcext:value-type="time">
            <text:p>21:30:00</text:p>
          </table:table-cell>
          <table:table-cell table:formula="of:=IF([.L39]&lt;[.L38];[.M38]+[.H$2];[.M38])" office:value-type="float" office:value="60" calcext:value-type="float">
            <text:p>60</text:p>
          </table:table-cell>
          <table:table-cell table:formula="of:=OFFSET([.C$4];[.M39];0)" office:value-type="float" office:value="43747" calcext:value-type="float">
            <text:p>43747</text:p>
          </table:table-cell>
          <table:table-cell table:formula="of:=[.L39]" office:value-type="float" office:value="0.895833333333333" calcext:value-type="float">
            <text:p>0.8958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39];0)&lt;=[.O3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]))" office:value-type="date" office:date-value="2019-10-08T22:14:03.73844" calcext:value-type="date">
            <text:p>2019-10-08 22:14:04</text:p>
          </table:table-cell>
          <table:table-cell table:formula="of:=[.A40]" office:value-type="float" office:value="43746.9264321579" calcext:value-type="float">
            <text:p>43746.9264321579</text:p>
          </table:table-cell>
          <table:table-cell table:formula="of:=TRUNC([.A40])" office:value-type="float" office:value="43746" calcext:value-type="float">
            <text:p>43746</text:p>
          </table:table-cell>
          <table:table-cell table:formula="of:=[.B40]-[.C40]" office:value-type="float" office:value="0.926432157873933" calcext:value-type="float">
            <text:p>0.926432157873933</text:p>
          </table:table-cell>
          <table:table-cell table:formula="of:=MOD([.E39]-[.$E$2];[.$H$2])+1+[.$E$2]" office:value-type="float" office:value="198" calcext:value-type="float">
            <text:p>198</text:p>
          </table:table-cell>
          <table:table-cell table:formula="of:=MOD([.F39]+1/[.$H$2];5)" office:value-type="float" office:value="1.23333333333333" calcext:value-type="float">
            <text:p>1,23333333333333</text:p>
          </table:table-cell>
          <table:table-cell table:formula="of:=IF([.F40]&lt;0.000001;[.G39]+2+1/[.$H$2];[.G39]+1/[.$H$2])" office:value-type="float" office:value="1.23333333333333" calcext:value-type="float">
            <text:p>1,23333333333333</text:p>
          </table:table-cell>
          <table:table-cell table:number-columns-repeated="4"/>
          <table:table-cell table:formula="of:=SUM(MOD(SUM([.L39]-[.L$2];[.T$2]);[.R$2]-[.L$2]);[.L$2])" office:value-type="time" office:time-value="PT21H40M00S" calcext:value-type="time">
            <text:p>21:40:00</text:p>
          </table:table-cell>
          <table:table-cell table:formula="of:=IF([.L40]&lt;[.L39];[.M39]+[.H$2];[.M39])" office:value-type="float" office:value="60" calcext:value-type="float">
            <text:p>60</text:p>
          </table:table-cell>
          <table:table-cell table:formula="of:=OFFSET([.C$4];[.M40];0)" office:value-type="float" office:value="43747" calcext:value-type="float">
            <text:p>43747</text:p>
          </table:table-cell>
          <table:table-cell table:formula="of:=[.L40]" office:value-type="float" office:value="0.902777777777778" calcext:value-type="float">
            <text:p>0.9027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40];0)&lt;=[.O4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]))" office:value-type="date" office:date-value="2019-10-08T22:10:09.392378" calcext:value-type="date">
            <text:p>2019-10-08 22:10:09</text:p>
          </table:table-cell>
          <table:table-cell table:formula="of:=[.A41]" office:value-type="float" office:value="43746.9237198192" calcext:value-type="float">
            <text:p>43746.9237198192</text:p>
          </table:table-cell>
          <table:table-cell table:formula="of:=TRUNC([.A41])" office:value-type="float" office:value="43746" calcext:value-type="float">
            <text:p>43746</text:p>
          </table:table-cell>
          <table:table-cell table:formula="of:=[.B41]-[.C41]" office:value-type="float" office:value="0.923719819191319" calcext:value-type="float">
            <text:p>0.923719819191319</text:p>
          </table:table-cell>
          <table:table-cell table:formula="of:=MOD([.E40]-[.$E$2];[.$H$2])+1+[.$E$2]" office:value-type="float" office:value="199" calcext:value-type="float">
            <text:p>199</text:p>
          </table:table-cell>
          <table:table-cell table:formula="of:=MOD([.F40]+1/[.$H$2];5)" office:value-type="float" office:value="1.26666666666667" calcext:value-type="float">
            <text:p>1,26666666666667</text:p>
          </table:table-cell>
          <table:table-cell table:formula="of:=IF([.F41]&lt;0.000001;[.G40]+2+1/[.$H$2];[.G40]+1/[.$H$2])" office:value-type="float" office:value="1.26666666666667" calcext:value-type="float">
            <text:p>1,26666666666667</text:p>
          </table:table-cell>
          <table:table-cell table:number-columns-repeated="4"/>
          <table:table-cell table:formula="of:=SUM(MOD(SUM([.L40]-[.L$2];[.T$2]);[.R$2]-[.L$2]);[.L$2])" office:value-type="time" office:time-value="PT21H50M00S" calcext:value-type="time">
            <text:p>21:50:00</text:p>
          </table:table-cell>
          <table:table-cell table:formula="of:=IF([.L41]&lt;[.L40];[.M40]+[.H$2];[.M40])" office:value-type="float" office:value="60" calcext:value-type="float">
            <text:p>60</text:p>
          </table:table-cell>
          <table:table-cell table:formula="of:=OFFSET([.C$4];[.M41];0)" office:value-type="float" office:value="43747" calcext:value-type="float">
            <text:p>43747</text:p>
          </table:table-cell>
          <table:table-cell table:formula="of:=[.L41]" office:value-type="float" office:value="0.909722222222222" calcext:value-type="float">
            <text:p>0.9097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41];0)&lt;=[.O4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]))" office:value-type="date" office:date-value="2019-10-08T22:05:59.843606" calcext:value-type="date">
            <text:p>2019-10-08 22:06:00</text:p>
          </table:table-cell>
          <table:table-cell table:formula="of:=[.A42]" office:value-type="float" office:value="43746.9208315232" calcext:value-type="float">
            <text:p>43746.9208315232</text:p>
          </table:table-cell>
          <table:table-cell table:formula="of:=TRUNC([.A42])" office:value-type="float" office:value="43746" calcext:value-type="float">
            <text:p>43746</text:p>
          </table:table-cell>
          <table:table-cell table:formula="of:=[.B42]-[.C42]" office:value-type="float" office:value="0.920831523217203" calcext:value-type="float">
            <text:p>0.920831523217203</text:p>
          </table:table-cell>
          <table:table-cell table:formula="of:=MOD([.E41]-[.$E$2];[.$H$2])+1+[.$E$2]" office:value-type="float" office:value="200" calcext:value-type="float">
            <text:p>200</text:p>
          </table:table-cell>
          <table:table-cell table:formula="of:=MOD([.F41]+1/[.$H$2];5)" office:value-type="float" office:value="1.3" calcext:value-type="float">
            <text:p>1,3</text:p>
          </table:table-cell>
          <table:table-cell table:formula="of:=IF([.F42]&lt;0.000001;[.G41]+2+1/[.$H$2];[.G41]+1/[.$H$2])" office:value-type="float" office:value="1.3" calcext:value-type="float">
            <text:p>1,3</text:p>
          </table:table-cell>
          <table:table-cell table:number-columns-repeated="4"/>
          <table:table-cell table:formula="of:=SUM(MOD(SUM([.L41]-[.L$2];[.T$2]);[.R$2]-[.L$2]);[.L$2])" office:value-type="time" office:time-value="PT22H00M00S" calcext:value-type="time">
            <text:p>22:00:00</text:p>
          </table:table-cell>
          <table:table-cell table:formula="of:=IF([.L42]&lt;[.L41];[.M41]+[.H$2];[.M41])" office:value-type="float" office:value="60" calcext:value-type="float">
            <text:p>60</text:p>
          </table:table-cell>
          <table:table-cell table:formula="of:=OFFSET([.C$4];[.M42];0)" office:value-type="float" office:value="43747" calcext:value-type="float">
            <text:p>43747</text:p>
          </table:table-cell>
          <table:table-cell table:formula="of:=[.L42]" office:value-type="float" office:value="0.916666666666667" calcext:value-type="float">
            <text:p>0.9166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42];0)&lt;=[.O4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]))" office:value-type="date" office:date-value="2019-10-08T22:39:43.503106" calcext:value-type="date">
            <text:p>2019-10-08 22:39:44</text:p>
          </table:table-cell>
          <table:table-cell table:formula="of:=[.A43]" office:value-type="float" office:value="43746.9442535082" calcext:value-type="float">
            <text:p>43746.9442535082</text:p>
          </table:table-cell>
          <table:table-cell table:formula="of:=TRUNC([.A43])" office:value-type="float" office:value="43746" calcext:value-type="float">
            <text:p>43746</text:p>
          </table:table-cell>
          <table:table-cell table:formula="of:=[.B43]-[.C43]" office:value-type="float" office:value="0.944253508176189" calcext:value-type="float">
            <text:p>0.944253508176189</text:p>
          </table:table-cell>
          <table:table-cell table:formula="of:=MOD([.E42]-[.$E$2];[.$H$2])+1+[.$E$2]" office:value-type="float" office:value="201" calcext:value-type="float">
            <text:p>201</text:p>
          </table:table-cell>
          <table:table-cell table:formula="of:=MOD([.F42]+1/[.$H$2];5)" office:value-type="float" office:value="1.33333333333333" calcext:value-type="float">
            <text:p>1,33333333333333</text:p>
          </table:table-cell>
          <table:table-cell table:formula="of:=IF([.F43]&lt;0.000001;[.G42]+2+1/[.$H$2];[.G42]+1/[.$H$2])" office:value-type="float" office:value="1.33333333333333" calcext:value-type="float">
            <text:p>1,33333333333333</text:p>
          </table:table-cell>
          <table:table-cell table:number-columns-repeated="4"/>
          <table:table-cell table:formula="of:=SUM(MOD(SUM([.L42]-[.L$2];[.T$2]);[.R$2]-[.L$2]);[.L$2])" office:value-type="time" office:time-value="PT22H10M00S" calcext:value-type="time">
            <text:p>22:10:00</text:p>
          </table:table-cell>
          <table:table-cell table:formula="of:=IF([.L43]&lt;[.L42];[.M42]+[.H$2];[.M42])" office:value-type="float" office:value="60" calcext:value-type="float">
            <text:p>60</text:p>
          </table:table-cell>
          <table:table-cell table:formula="of:=OFFSET([.C$4];[.M43];0)" office:value-type="float" office:value="43747" calcext:value-type="float">
            <text:p>43747</text:p>
          </table:table-cell>
          <table:table-cell table:formula="of:=[.L43]" office:value-type="float" office:value="0.923611111111111" calcext:value-type="float">
            <text:p>0.9236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43];0)&lt;=[.O4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]))" office:value-type="date" office:date-value="2019-10-08T22:43:08.326608" calcext:value-type="date">
            <text:p>2019-10-08 22:43:08</text:p>
          </table:table-cell>
          <table:table-cell table:style-name="ce7" table:formula="of:=[.A44]" office:value-type="date" office:date-value="2019-10-08T22:43:08.326608" calcext:value-type="date">
            <text:p>2019-10-08 22:43:08</text:p>
          </table:table-cell>
          <table:table-cell table:formula="of:=TRUNC([.A44])" office:value-type="float" office:value="43746" calcext:value-type="float">
            <text:p>43746</text:p>
          </table:table-cell>
          <table:table-cell table:style-name="ce12" table:formula="of:=[.B44]-[.C44]" office:value-type="date" office:date-value="1899-12-30T22:43:08.32660757471" calcext:value-type="date">
            <text:p>12/30/99 10:43 PM</text:p>
          </table:table-cell>
          <table:table-cell table:formula="of:=MOD([.E43]-[.$E$2];[.$H$2])+1+[.$E$2]" office:value-type="float" office:value="202" calcext:value-type="float">
            <text:p>202</text:p>
          </table:table-cell>
          <table:table-cell table:formula="of:=MOD([.F43]+1/[.$H$2];5)" office:value-type="float" office:value="1.36666666666667" calcext:value-type="float">
            <text:p>1,36666666666667</text:p>
          </table:table-cell>
          <table:table-cell table:formula="of:=IF([.F44]&lt;0.000001;[.G43]+2+1/[.$H$2];[.G43]+1/[.$H$2])" office:value-type="float" office:value="1.36666666666667" calcext:value-type="float">
            <text:p>1,36666666666667</text:p>
          </table:table-cell>
          <table:table-cell table:number-columns-repeated="4"/>
          <table:table-cell table:formula="of:=SUM(MOD(SUM([.L43]-[.L$2];[.T$2]);[.R$2]-[.L$2]);[.L$2])" office:value-type="time" office:time-value="PT22H20M00S" calcext:value-type="time">
            <text:p>22:20:00</text:p>
          </table:table-cell>
          <table:table-cell table:formula="of:=IF([.L44]&lt;[.L43];[.M43]+[.H$2];[.M43])" office:value-type="float" office:value="60" calcext:value-type="float">
            <text:p>60</text:p>
          </table:table-cell>
          <table:table-cell table:formula="of:=OFFSET([.C$4];[.M44];0)" office:value-type="float" office:value="43747" calcext:value-type="float">
            <text:p>43747</text:p>
          </table:table-cell>
          <table:table-cell table:formula="of:=[.L44]" office:value-type="float" office:value="0.930555555555555" calcext:value-type="float">
            <text:p>0.930555555555555</text:p>
          </table:table-cell>
          <table:table-cell office:value-type="float" office:value="192" calcext:value-type="float">
            <text:p>192</text:p>
          </table:table-cell>
          <table:table-cell table:formula="of:=IF(OFFSET([.D$4];[.M44];0)&lt;=[.O4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]))" office:value-type="date" office:date-value="2019-10-08T22:23:02.518696" calcext:value-type="date">
            <text:p>2019-10-08 22:23:03</text:p>
          </table:table-cell>
          <table:table-cell table:formula="of:=[.A45]" office:value-type="float" office:value="43746.9326680405" calcext:value-type="float">
            <text:p>43746.9326680405</text:p>
          </table:table-cell>
          <table:table-cell table:formula="of:=TRUNC([.A45])" office:value-type="float" office:value="43746" calcext:value-type="float">
            <text:p>43746</text:p>
          </table:table-cell>
          <table:table-cell table:formula="of:=[.B45]-[.C45]" office:value-type="float" office:value="0.932668040462886" calcext:value-type="float">
            <text:p>0.932668040462886</text:p>
          </table:table-cell>
          <table:table-cell table:formula="of:=MOD([.E44]-[.$E$2];[.$H$2])+1+[.$E$2]" office:value-type="float" office:value="203" calcext:value-type="float">
            <text:p>203</text:p>
          </table:table-cell>
          <table:table-cell table:formula="of:=MOD([.F44]+1/[.$H$2];5)" office:value-type="float" office:value="1.4" calcext:value-type="float">
            <text:p>1,4</text:p>
          </table:table-cell>
          <table:table-cell table:formula="of:=IF([.F45]&lt;0.000001;[.G44]+2+1/[.$H$2];[.G44]+1/[.$H$2])" office:value-type="float" office:value="1.4" calcext:value-type="float">
            <text:p>1,4</text:p>
          </table:table-cell>
          <table:table-cell table:number-columns-repeated="4"/>
          <table:table-cell table:formula="of:=SUM(MOD(SUM([.L44]-[.L$2];[.T$2]);[.R$2]-[.L$2]);[.L$2])" office:value-type="time" office:time-value="PT22H30M00S" calcext:value-type="time">
            <text:p>22:30:00</text:p>
          </table:table-cell>
          <table:table-cell table:formula="of:=IF([.L45]&lt;[.L44];[.M44]+[.H$2];[.M44])" office:value-type="float" office:value="60" calcext:value-type="float">
            <text:p>60</text:p>
          </table:table-cell>
          <table:table-cell table:formula="of:=OFFSET([.C$4];[.M45];0)" office:value-type="float" office:value="43747" calcext:value-type="float">
            <text:p>43747</text:p>
          </table:table-cell>
          <table:table-cell table:formula="of:=[.L45]" office:value-type="float" office:value="0.9375" calcext:value-type="float">
            <text:p>0.9375</text:p>
          </table:table-cell>
          <table:table-cell office:value-type="float" office:value="192" calcext:value-type="float">
            <text:p>192</text:p>
          </table:table-cell>
          <table:table-cell table:formula="of:=IF(OFFSET([.D$4];[.M45];0)&lt;=[.O4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]))" office:value-type="date" office:date-value="2019-10-08T22:23:30.429618" calcext:value-type="date">
            <text:p>2019-10-08 22:23:30</text:p>
          </table:table-cell>
          <table:table-cell table:formula="of:=[.A46]" office:value-type="float" office:value="43746.9329910836" calcext:value-type="float">
            <text:p>43746.9329910836</text:p>
          </table:table-cell>
          <table:table-cell table:formula="of:=TRUNC([.A46])" office:value-type="float" office:value="43746" calcext:value-type="float">
            <text:p>43746</text:p>
          </table:table-cell>
          <table:table-cell table:formula="of:=[.B46]-[.C46]" office:value-type="float" office:value="0.932991083544039" calcext:value-type="float">
            <text:p>0.932991083544039</text:p>
          </table:table-cell>
          <table:table-cell table:formula="of:=MOD([.E45]-[.$E$2];[.$H$2])+1+[.$E$2]" office:value-type="float" office:value="204" calcext:value-type="float">
            <text:p>204</text:p>
          </table:table-cell>
          <table:table-cell table:formula="of:=MOD([.F45]+1/[.$H$2];5)" office:value-type="float" office:value="1.43333333333333" calcext:value-type="float">
            <text:p>1,43333333333333</text:p>
          </table:table-cell>
          <table:table-cell table:formula="of:=IF([.F46]&lt;0.000001;[.G45]+2+1/[.$H$2];[.G45]+1/[.$H$2])" office:value-type="float" office:value="1.43333333333333" calcext:value-type="float">
            <text:p>1,43333333333333</text:p>
          </table:table-cell>
          <table:table-cell table:number-columns-repeated="4"/>
          <table:table-cell table:formula="of:=SUM(MOD(SUM([.L45]-[.L$2];[.T$2]);[.R$2]-[.L$2]);[.L$2])" office:value-type="time" office:time-value="PT22H40M00S" calcext:value-type="time">
            <text:p>22:40:00</text:p>
          </table:table-cell>
          <table:table-cell table:formula="of:=IF([.L46]&lt;[.L45];[.M45]+[.H$2];[.M45])" office:value-type="float" office:value="60" calcext:value-type="float">
            <text:p>60</text:p>
          </table:table-cell>
          <table:table-cell table:formula="of:=OFFSET([.C$4];[.M46];0)" office:value-type="float" office:value="43747" calcext:value-type="float">
            <text:p>43747</text:p>
          </table:table-cell>
          <table:table-cell table:formula="of:=[.L46]" office:value-type="float" office:value="0.944444444444444" calcext:value-type="float">
            <text:p>0.9444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46];0)&lt;=[.O4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]))" office:value-type="date" office:date-value="2019-10-08T22:15:09.593061" calcext:value-type="date">
            <text:p>2019-10-08 22:15:10</text:p>
          </table:table-cell>
          <table:table-cell table:formula="of:=[.A47]" office:value-type="float" office:value="43746.9271943641" calcext:value-type="float">
            <text:p>43746.9271943641</text:p>
          </table:table-cell>
          <table:table-cell table:formula="of:=TRUNC([.A47])" office:value-type="float" office:value="43746" calcext:value-type="float">
            <text:p>43746</text:p>
          </table:table-cell>
          <table:table-cell table:formula="of:=[.B47]-[.C47]" office:value-type="float" office:value="0.927194364136085" calcext:value-type="float">
            <text:p>0.927194364136085</text:p>
          </table:table-cell>
          <table:table-cell table:formula="of:=MOD([.E46]-[.$E$2];[.$H$2])+1+[.$E$2]" office:value-type="float" office:value="205" calcext:value-type="float">
            <text:p>205</text:p>
          </table:table-cell>
          <table:table-cell table:formula="of:=MOD([.F46]+1/[.$H$2];5)" office:value-type="float" office:value="1.46666666666667" calcext:value-type="float">
            <text:p>1,46666666666667</text:p>
          </table:table-cell>
          <table:table-cell table:formula="of:=IF([.F47]&lt;0.000001;[.G46]+2+1/[.$H$2];[.G46]+1/[.$H$2])" office:value-type="float" office:value="1.46666666666667" calcext:value-type="float">
            <text:p>1,46666666666667</text:p>
          </table:table-cell>
          <table:table-cell table:number-columns-repeated="4"/>
          <table:table-cell table:formula="of:=SUM(MOD(SUM([.L46]-[.L$2];[.T$2]);[.R$2]-[.L$2]);[.L$2])" office:value-type="time" office:time-value="PT22H50M00S" calcext:value-type="time">
            <text:p>22:50:00</text:p>
          </table:table-cell>
          <table:table-cell table:formula="of:=IF([.L47]&lt;[.L46];[.M46]+[.H$2];[.M46])" office:value-type="float" office:value="60" calcext:value-type="float">
            <text:p>60</text:p>
          </table:table-cell>
          <table:table-cell table:formula="of:=OFFSET([.C$4];[.M47];0)" office:value-type="float" office:value="43747" calcext:value-type="float">
            <text:p>43747</text:p>
          </table:table-cell>
          <table:table-cell table:formula="of:=[.L47]" office:value-type="float" office:value="0.951388888888889" calcext:value-type="float">
            <text:p>0.9513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47];0)&lt;=[.O4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]))" office:value-type="date" office:date-value="2019-10-08T22:21:53.68903" calcext:value-type="date">
            <text:p>2019-10-08 22:21:54</text:p>
          </table:table-cell>
          <table:table-cell table:formula="of:=[.A48]" office:value-type="float" office:value="43746.9318714008" calcext:value-type="float">
            <text:p>43746.9318714008</text:p>
          </table:table-cell>
          <table:table-cell table:formula="of:=TRUNC([.A48])" office:value-type="float" office:value="43746" calcext:value-type="float">
            <text:p>43746</text:p>
          </table:table-cell>
          <table:table-cell table:formula="of:=[.B48]-[.C48]" office:value-type="float" office:value="0.93187140081136" calcext:value-type="float">
            <text:p>0.93187140081136</text:p>
          </table:table-cell>
          <table:table-cell table:formula="of:=MOD([.E47]-[.$E$2];[.$H$2])+1+[.$E$2]" office:value-type="float" office:value="206" calcext:value-type="float">
            <text:p>206</text:p>
          </table:table-cell>
          <table:table-cell table:formula="of:=MOD([.F47]+1/[.$H$2];5)" office:value-type="float" office:value="1.5" calcext:value-type="float">
            <text:p>1,5</text:p>
          </table:table-cell>
          <table:table-cell table:formula="of:=IF([.F48]&lt;0.000001;[.G47]+2+1/[.$H$2];[.G47]+1/[.$H$2])" office:value-type="float" office:value="1.5" calcext:value-type="float">
            <text:p>1,5</text:p>
          </table:table-cell>
          <table:table-cell table:number-columns-repeated="4"/>
          <table:table-cell table:formula="of:=SUM(MOD(SUM([.L47]-[.L$2];[.T$2]);[.R$2]-[.L$2]);[.L$2])" office:value-type="time" office:time-value="PT23H00M00S" calcext:value-type="time">
            <text:p>23:00:00</text:p>
          </table:table-cell>
          <table:table-cell table:formula="of:=IF([.L48]&lt;[.L47];[.M47]+[.H$2];[.M47])" office:value-type="float" office:value="60" calcext:value-type="float">
            <text:p>60</text:p>
          </table:table-cell>
          <table:table-cell table:formula="of:=OFFSET([.C$4];[.M48];0)" office:value-type="float" office:value="43747" calcext:value-type="float">
            <text:p>43747</text:p>
          </table:table-cell>
          <table:table-cell table:formula="of:=[.L48]" office:value-type="float" office:value="0.958333333333333" calcext:value-type="float">
            <text:p>0.9583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48];0)&lt;=[.O4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]))" office:value-type="date" office:date-value="2019-10-08T23:10:59.091297" calcext:value-type="date">
            <text:p>2019-10-08 23:10:59</text:p>
          </table:table-cell>
          <table:table-cell table:formula="of:=[.A49]" office:value-type="float" office:value="43746.9659617048" calcext:value-type="float">
            <text:p>43746.9659617048</text:p>
          </table:table-cell>
          <table:table-cell table:formula="of:=TRUNC([.A49])" office:value-type="float" office:value="43746" calcext:value-type="float">
            <text:p>43746</text:p>
          </table:table-cell>
          <table:table-cell table:formula="of:=[.B49]-[.C49]" office:value-type="float" office:value="0.965961704823712" calcext:value-type="float">
            <text:p>0.965961704823712</text:p>
          </table:table-cell>
          <table:table-cell table:formula="of:=MOD([.E48]-[.$E$2];[.$H$2])+1+[.$E$2]" office:value-type="float" office:value="207" calcext:value-type="float">
            <text:p>207</text:p>
          </table:table-cell>
          <table:table-cell table:formula="of:=MOD([.F48]+1/[.$H$2];5)" office:value-type="float" office:value="1.53333333333333" calcext:value-type="float">
            <text:p>1,53333333333333</text:p>
          </table:table-cell>
          <table:table-cell table:formula="of:=IF([.F49]&lt;0.000001;[.G48]+2+1/[.$H$2];[.G48]+1/[.$H$2])" office:value-type="float" office:value="1.53333333333333" calcext:value-type="float">
            <text:p>1,53333333333333</text:p>
          </table:table-cell>
          <table:table-cell table:number-columns-repeated="4"/>
          <table:table-cell table:formula="of:=SUM(MOD(SUM([.L48]-[.L$2];[.T$2]);[.R$2]-[.L$2]);[.L$2])" office:value-type="time" office:time-value="PT23H10M00S" calcext:value-type="time">
            <text:p>23:10:00</text:p>
          </table:table-cell>
          <table:table-cell table:formula="of:=IF([.L49]&lt;[.L48];[.M48]+[.H$2];[.M48])" office:value-type="float" office:value="60" calcext:value-type="float">
            <text:p>60</text:p>
          </table:table-cell>
          <table:table-cell table:formula="of:=OFFSET([.C$4];[.M49];0)" office:value-type="float" office:value="43747" calcext:value-type="float">
            <text:p>43747</text:p>
          </table:table-cell>
          <table:table-cell table:formula="of:=[.L49]" office:value-type="float" office:value="0.965277777777778" calcext:value-type="float">
            <text:p>0.965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49];0)&lt;=[.O4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]))" office:value-type="date" office:date-value="2019-10-08T22:41:33.532291" calcext:value-type="date">
            <text:p>2019-10-08 22:41:34</text:p>
          </table:table-cell>
          <table:table-cell table:formula="of:=[.A50]" office:value-type="float" office:value="43746.9455269941" calcext:value-type="float">
            <text:p>43746.9455269941</text:p>
          </table:table-cell>
          <table:table-cell table:formula="of:=TRUNC([.A50])" office:value-type="float" office:value="43746" calcext:value-type="float">
            <text:p>43746</text:p>
          </table:table-cell>
          <table:table-cell table:formula="of:=[.B50]-[.C50]" office:value-type="float" office:value="0.945526994109969" calcext:value-type="float">
            <text:p>0.945526994109969</text:p>
          </table:table-cell>
          <table:table-cell table:formula="of:=MOD([.E49]-[.$E$2];[.$H$2])+1+[.$E$2]" office:value-type="float" office:value="208" calcext:value-type="float">
            <text:p>208</text:p>
          </table:table-cell>
          <table:table-cell table:formula="of:=MOD([.F49]+1/[.$H$2];5)" office:value-type="float" office:value="1.56666666666667" calcext:value-type="float">
            <text:p>1,56666666666667</text:p>
          </table:table-cell>
          <table:table-cell table:formula="of:=IF([.F50]&lt;0.000001;[.G49]+2+1/[.$H$2];[.G49]+1/[.$H$2])" office:value-type="float" office:value="1.56666666666667" calcext:value-type="float">
            <text:p>1,56666666666667</text:p>
          </table:table-cell>
          <table:table-cell table:number-columns-repeated="4"/>
          <table:table-cell table:formula="of:=SUM(MOD(SUM([.L49]-[.L$2];[.T$2]);[.R$2]-[.L$2]);[.L$2])" office:value-type="time" office:time-value="PT23H20M00S" calcext:value-type="time">
            <text:p>23:20:00</text:p>
          </table:table-cell>
          <table:table-cell table:formula="of:=IF([.L50]&lt;[.L49];[.M49]+[.H$2];[.M49])" office:value-type="float" office:value="60" calcext:value-type="float">
            <text:p>60</text:p>
          </table:table-cell>
          <table:table-cell table:formula="of:=OFFSET([.C$4];[.M50];0)" office:value-type="float" office:value="43747" calcext:value-type="float">
            <text:p>43747</text:p>
          </table:table-cell>
          <table:table-cell table:formula="of:=[.L50]" office:value-type="float" office:value="0.972222222222222" calcext:value-type="float">
            <text:p>0.972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50];0)&lt;=[.O5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]))" office:value-type="date" office:date-value="2019-10-08T22:24:49.283045" calcext:value-type="date">
            <text:p>2019-10-08 22:24:49</text:p>
          </table:table-cell>
          <table:table-cell table:formula="of:=[.A51]" office:value-type="float" office:value="43746.933903739" calcext:value-type="float">
            <text:p>43746.933903739</text:p>
          </table:table-cell>
          <table:table-cell table:formula="of:=TRUNC([.A51])" office:value-type="float" office:value="43746" calcext:value-type="float">
            <text:p>43746</text:p>
          </table:table-cell>
          <table:table-cell table:formula="of:=[.B51]-[.C51]" office:value-type="float" office:value="0.933903738943627" calcext:value-type="float">
            <text:p>0.933903738943627</text:p>
          </table:table-cell>
          <table:table-cell table:formula="of:=MOD([.E50]-[.$E$2];[.$H$2])+1+[.$E$2]" office:value-type="float" office:value="209" calcext:value-type="float">
            <text:p>209</text:p>
          </table:table-cell>
          <table:table-cell table:formula="of:=MOD([.F50]+1/[.$H$2];5)" office:value-type="float" office:value="1.6" calcext:value-type="float">
            <text:p>1,6</text:p>
          </table:table-cell>
          <table:table-cell table:formula="of:=IF([.F51]&lt;0.000001;[.G50]+2+1/[.$H$2];[.G50]+1/[.$H$2])" office:value-type="float" office:value="1.6" calcext:value-type="float">
            <text:p>1,6</text:p>
          </table:table-cell>
          <table:table-cell table:number-columns-repeated="4"/>
          <table:table-cell table:formula="of:=SUM(MOD(SUM([.L50]-[.L$2];[.T$2]);[.R$2]-[.L$2]);[.L$2])" office:value-type="time" office:time-value="PT23H30M00S" calcext:value-type="time">
            <text:p>23:30:00</text:p>
          </table:table-cell>
          <table:table-cell table:formula="of:=IF([.L51]&lt;[.L50];[.M50]+[.H$2];[.M50])" office:value-type="float" office:value="60" calcext:value-type="float">
            <text:p>60</text:p>
          </table:table-cell>
          <table:table-cell table:formula="of:=OFFSET([.C$4];[.M51];0)" office:value-type="float" office:value="43747" calcext:value-type="float">
            <text:p>43747</text:p>
          </table:table-cell>
          <table:table-cell table:formula="of:=[.L51]" office:value-type="float" office:value="0.979166666666667" calcext:value-type="float">
            <text:p>0.979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51];0)&lt;=[.O5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]))" office:value-type="date" office:date-value="2019-10-08T22:23:50.08125" calcext:value-type="date">
            <text:p>2019-10-08 22:23:50</text:p>
          </table:table-cell>
          <table:table-cell table:formula="of:=[.A52]" office:value-type="float" office:value="43746.933218533" calcext:value-type="float">
            <text:p>43746.933218533</text:p>
          </table:table-cell>
          <table:table-cell table:formula="of:=TRUNC([.A52])" office:value-type="float" office:value="43746" calcext:value-type="float">
            <text:p>43746</text:p>
          </table:table-cell>
          <table:table-cell table:formula="of:=[.B52]-[.C52]" office:value-type="float" office:value="0.933218532991305" calcext:value-type="float">
            <text:p>0.933218532991305</text:p>
          </table:table-cell>
          <table:table-cell table:formula="of:=MOD([.E51]-[.$E$2];[.$H$2])+1+[.$E$2]" office:value-type="float" office:value="210" calcext:value-type="float">
            <text:p>210</text:p>
          </table:table-cell>
          <table:table-cell table:formula="of:=MOD([.F51]+1/[.$H$2];5)" office:value-type="float" office:value="1.63333333333334" calcext:value-type="float">
            <text:p>1,63333333333334</text:p>
          </table:table-cell>
          <table:table-cell table:formula="of:=IF([.F52]&lt;0.000001;[.G51]+2+1/[.$H$2];[.G51]+1/[.$H$2])" office:value-type="float" office:value="1.63333333333334" calcext:value-type="float">
            <text:p>1,63333333333334</text:p>
          </table:table-cell>
          <table:table-cell table:number-columns-repeated="4"/>
          <table:table-cell table:formula="of:=SUM(MOD(SUM([.L51]-[.L$2];[.T$2]);[.R$2]-[.L$2]);[.L$2])" office:value-type="time" office:time-value="PT23H40M00S" calcext:value-type="time">
            <text:p>23:40:00</text:p>
          </table:table-cell>
          <table:table-cell table:formula="of:=IF([.L52]&lt;[.L51];[.M51]+[.H$2];[.M51])" office:value-type="float" office:value="60" calcext:value-type="float">
            <text:p>60</text:p>
          </table:table-cell>
          <table:table-cell table:formula="of:=OFFSET([.C$4];[.M52];0)" office:value-type="float" office:value="43747" calcext:value-type="float">
            <text:p>43747</text:p>
          </table:table-cell>
          <table:table-cell table:formula="of:=[.L52]" office:value-type="float" office:value="0.986111111111111" calcext:value-type="float">
            <text:p>0.98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52];0)&lt;=[.O5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]))" office:value-type="date" office:date-value="2019-10-08T22:30:58.754657" calcext:value-type="date">
            <text:p>2019-10-08 22:30:59</text:p>
          </table:table-cell>
          <table:table-cell table:formula="of:=[.A53]" office:value-type="float" office:value="43746.9381800308" calcext:value-type="float">
            <text:p>43746.9381800308</text:p>
          </table:table-cell>
          <table:table-cell table:formula="of:=TRUNC([.A53])" office:value-type="float" office:value="43746" calcext:value-type="float">
            <text:p>43746</text:p>
          </table:table-cell>
          <table:table-cell table:formula="of:=[.B53]-[.C53]" office:value-type="float" office:value="0.938180030752847" calcext:value-type="float">
            <text:p>0.938180030752847</text:p>
          </table:table-cell>
          <table:table-cell table:formula="of:=MOD([.E52]-[.$E$2];[.$H$2])+1+[.$E$2]" office:value-type="float" office:value="211" calcext:value-type="float">
            <text:p>211</text:p>
          </table:table-cell>
          <table:table-cell table:formula="of:=MOD([.F52]+1/[.$H$2];5)" office:value-type="float" office:value="1.66666666666667" calcext:value-type="float">
            <text:p>1,66666666666667</text:p>
          </table:table-cell>
          <table:table-cell table:formula="of:=IF([.F53]&lt;0.000001;[.G52]+2+1/[.$H$2];[.G52]+1/[.$H$2])" office:value-type="float" office:value="1.66666666666667" calcext:value-type="float">
            <text:p>1,66666666666667</text:p>
          </table:table-cell>
          <table:table-cell table:number-columns-repeated="4"/>
          <table:table-cell table:formula="of:=SUM(MOD(SUM([.L52]-[.L$2];[.T$2]);[.R$2]-[.L$2]);[.L$2])" office:value-type="time" office:time-value="PT23H50M00S" calcext:value-type="time">
            <text:p>23:50:00</text:p>
          </table:table-cell>
          <table:table-cell table:formula="of:=IF([.L53]&lt;[.L52];[.M52]+[.H$2];[.M52])" office:value-type="float" office:value="60" calcext:value-type="float">
            <text:p>60</text:p>
          </table:table-cell>
          <table:table-cell table:formula="of:=OFFSET([.C$4];[.M53];0)" office:value-type="float" office:value="43747" calcext:value-type="float">
            <text:p>43747</text:p>
          </table:table-cell>
          <table:table-cell table:formula="of:=[.L53]" office:value-type="float" office:value="0.993055555555556" calcext:value-type="float">
            <text:p>0.993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53];0)&lt;=[.O5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]))" office:value-type="date" office:date-value="2019-10-08T22:42:45.083116" calcext:value-type="date">
            <text:p>2019-10-08 22:42:45</text:p>
          </table:table-cell>
          <table:table-cell table:formula="of:=[.A54]" office:value-type="float" office:value="43746.9463551287" calcext:value-type="float">
            <text:p>43746.9463551287</text:p>
          </table:table-cell>
          <table:table-cell table:formula="of:=TRUNC([.A54])" office:value-type="float" office:value="43746" calcext:value-type="float">
            <text:p>43746</text:p>
          </table:table-cell>
          <table:table-cell table:formula="of:=[.B54]-[.C54]" office:value-type="float" office:value="0.946355128653522" calcext:value-type="float">
            <text:p>0.946355128653522</text:p>
          </table:table-cell>
          <table:table-cell table:formula="of:=MOD([.E53]-[.$E$2];[.$H$2])+1+[.$E$2]" office:value-type="float" office:value="212" calcext:value-type="float">
            <text:p>212</text:p>
          </table:table-cell>
          <table:table-cell table:formula="of:=MOD([.F53]+1/[.$H$2];5)" office:value-type="float" office:value="1.7" calcext:value-type="float">
            <text:p>1,7</text:p>
          </table:table-cell>
          <table:table-cell table:formula="of:=IF([.F54]&lt;0.000001;[.G53]+2+1/[.$H$2];[.G53]+1/[.$H$2])" office:value-type="float" office:value="1.7" calcext:value-type="float">
            <text:p>1,7</text:p>
          </table:table-cell>
          <table:table-cell table:number-columns-repeated="4"/>
          <table:table-cell table:formula="of:=SUM(MOD(SUM([.L53]-[.L$2];[.T$2]);[.R$2]-[.L$2]);[.L$2])" office:value-type="time" office:time-value="PT21H10M00S" calcext:value-type="time">
            <text:p>21:10:00</text:p>
          </table:table-cell>
          <table:table-cell table:formula="of:=IF([.L54]&lt;[.L53];[.M53]+[.H$2];[.M53])" office:value-type="float" office:value="90" calcext:value-type="float">
            <text:p>90</text:p>
          </table:table-cell>
          <table:table-cell table:formula="of:=OFFSET([.C$4];[.M54];0)" office:value-type="float" office:value="43748" calcext:value-type="float">
            <text:p>43748</text:p>
          </table:table-cell>
          <table:table-cell table:formula="of:=[.L54]" office:value-type="float" office:value="0.881944444444444" calcext:value-type="float">
            <text:p>0.8819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54];0)&lt;=[.O5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]))" office:value-type="date" office:date-value="2019-10-08T22:24:43.429466" calcext:value-type="date">
            <text:p>2019-10-08 22:24:43</text:p>
          </table:table-cell>
          <table:table-cell table:formula="of:=[.A55]" office:value-type="float" office:value="43746.9338359892" calcext:value-type="float">
            <text:p>43746.9338359892</text:p>
          </table:table-cell>
          <table:table-cell table:formula="of:=TRUNC([.A55])" office:value-type="float" office:value="43746" calcext:value-type="float">
            <text:p>43746</text:p>
          </table:table-cell>
          <table:table-cell table:formula="of:=[.B55]-[.C55]" office:value-type="float" office:value="0.933835989191721" calcext:value-type="float">
            <text:p>0.933835989191721</text:p>
          </table:table-cell>
          <table:table-cell table:formula="of:=MOD([.E54]-[.$E$2];[.$H$2])+1+[.$E$2]" office:value-type="float" office:value="213" calcext:value-type="float">
            <text:p>213</text:p>
          </table:table-cell>
          <table:table-cell table:formula="of:=MOD([.F54]+1/[.$H$2];5)" office:value-type="float" office:value="1.73333333333334" calcext:value-type="float">
            <text:p>1,73333333333334</text:p>
          </table:table-cell>
          <table:table-cell table:formula="of:=IF([.F55]&lt;0.000001;[.G54]+2+1/[.$H$2];[.G54]+1/[.$H$2])" office:value-type="float" office:value="1.73333333333334" calcext:value-type="float">
            <text:p>1,73333333333334</text:p>
          </table:table-cell>
          <table:table-cell table:number-columns-repeated="4"/>
          <table:table-cell table:formula="of:=SUM(MOD(SUM([.L54]-[.L$2];[.T$2]);[.R$2]-[.L$2]);[.L$2])" office:value-type="time" office:time-value="PT21H20M00S" calcext:value-type="time">
            <text:p>21:20:00</text:p>
          </table:table-cell>
          <table:table-cell table:formula="of:=IF([.L55]&lt;[.L54];[.M54]+[.H$2];[.M54])" office:value-type="float" office:value="90" calcext:value-type="float">
            <text:p>90</text:p>
          </table:table-cell>
          <table:table-cell table:formula="of:=OFFSET([.C$4];[.M55];0)" office:value-type="float" office:value="43748" calcext:value-type="float">
            <text:p>43748</text:p>
          </table:table-cell>
          <table:table-cell table:formula="of:=[.L55]" office:value-type="float" office:value="0.888888888888889" calcext:value-type="float">
            <text:p>0.8888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55];0)&lt;=[.O5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]))" office:value-type="date" office:date-value="2019-10-08T22:27:13.195897" calcext:value-type="date">
            <text:p>2019-10-08 22:27:13</text:p>
          </table:table-cell>
          <table:table-cell table:formula="of:=[.A56]" office:value-type="float" office:value="43746.935569397" calcext:value-type="float">
            <text:p>43746.935569397</text:p>
          </table:table-cell>
          <table:table-cell table:formula="of:=TRUNC([.A56])" office:value-type="float" office:value="43746" calcext:value-type="float">
            <text:p>43746</text:p>
          </table:table-cell>
          <table:table-cell table:formula="of:=[.B56]-[.C56]" office:value-type="float" office:value="0.935569396955543" calcext:value-type="float">
            <text:p>0.935569396955543</text:p>
          </table:table-cell>
          <table:table-cell table:formula="of:=MOD([.E55]-[.$E$2];[.$H$2])+1+[.$E$2]" office:value-type="float" office:value="214" calcext:value-type="float">
            <text:p>214</text:p>
          </table:table-cell>
          <table:table-cell table:formula="of:=MOD([.F55]+1/[.$H$2];5)" office:value-type="float" office:value="1.76666666666667" calcext:value-type="float">
            <text:p>1,76666666666667</text:p>
          </table:table-cell>
          <table:table-cell table:formula="of:=IF([.F56]&lt;0.000001;[.G55]+2+1/[.$H$2];[.G55]+1/[.$H$2])" office:value-type="float" office:value="1.76666666666667" calcext:value-type="float">
            <text:p>1,76666666666667</text:p>
          </table:table-cell>
          <table:table-cell table:number-columns-repeated="4"/>
          <table:table-cell table:formula="of:=SUM(MOD(SUM([.L55]-[.L$2];[.T$2]);[.R$2]-[.L$2]);[.L$2])" office:value-type="time" office:time-value="PT21H30M00S" calcext:value-type="time">
            <text:p>21:30:00</text:p>
          </table:table-cell>
          <table:table-cell table:formula="of:=IF([.L56]&lt;[.L55];[.M55]+[.H$2];[.M55])" office:value-type="float" office:value="90" calcext:value-type="float">
            <text:p>90</text:p>
          </table:table-cell>
          <table:table-cell table:formula="of:=OFFSET([.C$4];[.M56];0)" office:value-type="float" office:value="43748" calcext:value-type="float">
            <text:p>43748</text:p>
          </table:table-cell>
          <table:table-cell table:formula="of:=[.L56]" office:value-type="float" office:value="0.895833333333333" calcext:value-type="float">
            <text:p>0.8958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56];0)&lt;=[.O5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7]))" office:value-type="date" office:date-value="2019-10-08T22:28:14.588216" calcext:value-type="date">
            <text:p>2019-10-08 22:28:15</text:p>
          </table:table-cell>
          <table:table-cell table:formula="of:=[.A57]" office:value-type="float" office:value="43746.9362799562" calcext:value-type="float">
            <text:p>43746.9362799562</text:p>
          </table:table-cell>
          <table:table-cell table:formula="of:=TRUNC([.A57])" office:value-type="float" office:value="43746" calcext:value-type="float">
            <text:p>43746</text:p>
          </table:table-cell>
          <table:table-cell table:formula="of:=[.B57]-[.C57]" office:value-type="float" office:value="0.936279956207727" calcext:value-type="float">
            <text:p>0.936279956207727</text:p>
          </table:table-cell>
          <table:table-cell table:formula="of:=MOD([.E56]-[.$E$2];[.$H$2])+1+[.$E$2]" office:value-type="float" office:value="215" calcext:value-type="float">
            <text:p>215</text:p>
          </table:table-cell>
          <table:table-cell table:formula="of:=MOD([.F56]+1/[.$H$2];5)" office:value-type="float" office:value="1.8" calcext:value-type="float">
            <text:p>1,8</text:p>
          </table:table-cell>
          <table:table-cell table:formula="of:=IF([.F57]&lt;0.000001;[.G56]+2+1/[.$H$2];[.G56]+1/[.$H$2])" office:value-type="float" office:value="1.8" calcext:value-type="float">
            <text:p>1,8</text:p>
          </table:table-cell>
          <table:table-cell table:number-columns-repeated="4"/>
          <table:table-cell table:formula="of:=SUM(MOD(SUM([.L56]-[.L$2];[.T$2]);[.R$2]-[.L$2]);[.L$2])" office:value-type="time" office:time-value="PT21H40M00S" calcext:value-type="time">
            <text:p>21:40:00</text:p>
          </table:table-cell>
          <table:table-cell table:formula="of:=IF([.L57]&lt;[.L56];[.M56]+[.H$2];[.M56])" office:value-type="float" office:value="90" calcext:value-type="float">
            <text:p>90</text:p>
          </table:table-cell>
          <table:table-cell table:formula="of:=OFFSET([.C$4];[.M57];0)" office:value-type="float" office:value="43748" calcext:value-type="float">
            <text:p>43748</text:p>
          </table:table-cell>
          <table:table-cell table:formula="of:=[.L57]" office:value-type="float" office:value="0.902777777777778" calcext:value-type="float">
            <text:p>0.9027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57];0)&lt;=[.O5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8]))" office:value-type="date" office:date-value="2019-10-08T22:45:14.593404" calcext:value-type="date">
            <text:p>2019-10-08 22:45:15</text:p>
          </table:table-cell>
          <table:table-cell table:formula="of:=[.A58]" office:value-type="float" office:value="43746.9480855718" calcext:value-type="float">
            <text:p>43746.9480855718</text:p>
          </table:table-cell>
          <table:table-cell table:formula="of:=TRUNC([.A58])" office:value-type="float" office:value="43746" calcext:value-type="float">
            <text:p>43746</text:p>
          </table:table-cell>
          <table:table-cell table:formula="of:=[.B58]-[.C58]" office:value-type="float" office:value="0.948085571806587" calcext:value-type="float">
            <text:p>0.948085571806587</text:p>
          </table:table-cell>
          <table:table-cell table:formula="of:=MOD([.E57]-[.$E$2];[.$H$2])+1+[.$E$2]" office:value-type="float" office:value="216" calcext:value-type="float">
            <text:p>216</text:p>
          </table:table-cell>
          <table:table-cell table:formula="of:=MOD([.F57]+1/[.$H$2];5)" office:value-type="float" office:value="1.83333333333334" calcext:value-type="float">
            <text:p>1,83333333333334</text:p>
          </table:table-cell>
          <table:table-cell table:formula="of:=IF([.F58]&lt;0.000001;[.G57]+2+1/[.$H$2];[.G57]+1/[.$H$2])" office:value-type="float" office:value="1.83333333333334" calcext:value-type="float">
            <text:p>1,83333333333334</text:p>
          </table:table-cell>
          <table:table-cell table:number-columns-repeated="4"/>
          <table:table-cell table:formula="of:=SUM(MOD(SUM([.L57]-[.L$2];[.T$2]);[.R$2]-[.L$2]);[.L$2])" office:value-type="time" office:time-value="PT21H50M00S" calcext:value-type="time">
            <text:p>21:50:00</text:p>
          </table:table-cell>
          <table:table-cell table:formula="of:=IF([.L58]&lt;[.L57];[.M57]+[.H$2];[.M57])" office:value-type="float" office:value="90" calcext:value-type="float">
            <text:p>90</text:p>
          </table:table-cell>
          <table:table-cell table:formula="of:=OFFSET([.C$4];[.M58];0)" office:value-type="float" office:value="43748" calcext:value-type="float">
            <text:p>43748</text:p>
          </table:table-cell>
          <table:table-cell table:formula="of:=[.L58]" office:value-type="float" office:value="0.909722222222222" calcext:value-type="float">
            <text:p>0.9097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58];0)&lt;=[.O5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9]))" office:value-type="date" office:date-value="2019-10-08T22:23:09.889708" calcext:value-type="date">
            <text:p>2019-10-08 22:23:10</text:p>
          </table:table-cell>
          <table:table-cell table:formula="of:=[.A59]" office:value-type="float" office:value="43746.9327533531" calcext:value-type="float">
            <text:p>43746.9327533531</text:p>
          </table:table-cell>
          <table:table-cell table:formula="of:=TRUNC([.A59])" office:value-type="float" office:value="43746" calcext:value-type="float">
            <text:p>43746</text:p>
          </table:table-cell>
          <table:table-cell table:formula="of:=[.B59]-[.C59]" office:value-type="float" office:value="0.93275335310318" calcext:value-type="float">
            <text:p>0.93275335310318</text:p>
          </table:table-cell>
          <table:table-cell table:formula="of:=MOD([.E58]-[.$E$2];[.$H$2])+1+[.$E$2]" office:value-type="float" office:value="217" calcext:value-type="float">
            <text:p>217</text:p>
          </table:table-cell>
          <table:table-cell table:formula="of:=MOD([.F58]+1/[.$H$2];5)" office:value-type="float" office:value="1.86666666666667" calcext:value-type="float">
            <text:p>1,86666666666667</text:p>
          </table:table-cell>
          <table:table-cell table:formula="of:=IF([.F59]&lt;0.000001;[.G58]+2+1/[.$H$2];[.G58]+1/[.$H$2])" office:value-type="float" office:value="1.86666666666667" calcext:value-type="float">
            <text:p>1,86666666666667</text:p>
          </table:table-cell>
          <table:table-cell table:number-columns-repeated="4"/>
          <table:table-cell table:formula="of:=SUM(MOD(SUM([.L58]-[.L$2];[.T$2]);[.R$2]-[.L$2]);[.L$2])" office:value-type="time" office:time-value="PT22H00M00S" calcext:value-type="time">
            <text:p>22:00:00</text:p>
          </table:table-cell>
          <table:table-cell table:formula="of:=IF([.L59]&lt;[.L58];[.M58]+[.H$2];[.M58])" office:value-type="float" office:value="90" calcext:value-type="float">
            <text:p>90</text:p>
          </table:table-cell>
          <table:table-cell table:formula="of:=OFFSET([.C$4];[.M59];0)" office:value-type="float" office:value="43748" calcext:value-type="float">
            <text:p>43748</text:p>
          </table:table-cell>
          <table:table-cell table:formula="of:=[.L59]" office:value-type="float" office:value="0.916666666666667" calcext:value-type="float">
            <text:p>0.9166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59];0)&lt;=[.O5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0]))" office:value-type="date" office:date-value="2019-10-08T22:30:33.922571" calcext:value-type="date">
            <text:p>2019-10-08 22:30:34</text:p>
          </table:table-cell>
          <table:table-cell table:formula="of:=[.A60]" office:value-type="float" office:value="43746.9378926224" calcext:value-type="float">
            <text:p>43746.9378926224</text:p>
          </table:table-cell>
          <table:table-cell table:formula="of:=TRUNC([.A60])" office:value-type="float" office:value="43746" calcext:value-type="float">
            <text:p>43746</text:p>
          </table:table-cell>
          <table:table-cell table:formula="of:=[.B60]-[.C60]" office:value-type="float" office:value="0.937892622350773" calcext:value-type="float">
            <text:p>0.937892622350773</text:p>
          </table:table-cell>
          <table:table-cell table:formula="of:=MOD([.E59]-[.$E$2];[.$H$2])+1+[.$E$2]" office:value-type="float" office:value="218" calcext:value-type="float">
            <text:p>218</text:p>
          </table:table-cell>
          <table:table-cell table:formula="of:=MOD([.F59]+1/[.$H$2];5)" office:value-type="float" office:value="1.9" calcext:value-type="float">
            <text:p>1,9</text:p>
          </table:table-cell>
          <table:table-cell table:formula="of:=IF([.F60]&lt;0.000001;[.G59]+2+1/[.$H$2];[.G59]+1/[.$H$2])" office:value-type="float" office:value="1.9" calcext:value-type="float">
            <text:p>1,9</text:p>
          </table:table-cell>
          <table:table-cell table:number-columns-repeated="4"/>
          <table:table-cell table:formula="of:=SUM(MOD(SUM([.L59]-[.L$2];[.T$2]);[.R$2]-[.L$2]);[.L$2])" office:value-type="time" office:time-value="PT22H10M00S" calcext:value-type="time">
            <text:p>22:10:00</text:p>
          </table:table-cell>
          <table:table-cell table:formula="of:=IF([.L60]&lt;[.L59];[.M59]+[.H$2];[.M59])" office:value-type="float" office:value="90" calcext:value-type="float">
            <text:p>90</text:p>
          </table:table-cell>
          <table:table-cell table:formula="of:=OFFSET([.C$4];[.M60];0)" office:value-type="float" office:value="43748" calcext:value-type="float">
            <text:p>43748</text:p>
          </table:table-cell>
          <table:table-cell table:formula="of:=[.L60]" office:value-type="float" office:value="0.923611111111111" calcext:value-type="float">
            <text:p>0.9236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60];0)&lt;=[.O6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1]))" office:value-type="date" office:date-value="2019-10-08T23:10:01.558859" calcext:value-type="date">
            <text:p>2019-10-08 23:10:02</text:p>
          </table:table-cell>
          <table:table-cell table:formula="of:=[.A61]" office:value-type="float" office:value="43746.9652958201" calcext:value-type="float">
            <text:p>43746.9652958201</text:p>
          </table:table-cell>
          <table:table-cell table:formula="of:=TRUNC([.A61])" office:value-type="float" office:value="43746" calcext:value-type="float">
            <text:p>43746</text:p>
          </table:table-cell>
          <table:table-cell table:formula="of:=[.B61]-[.C61]" office:value-type="float" office:value="0.965295820125903" calcext:value-type="float">
            <text:p>0.965295820125903</text:p>
          </table:table-cell>
          <table:table-cell table:formula="of:=MOD([.E60]-[.$E$2];[.$H$2])+1+[.$E$2]" office:value-type="float" office:value="219" calcext:value-type="float">
            <text:p>219</text:p>
          </table:table-cell>
          <table:table-cell table:formula="of:=MOD([.F60]+1/[.$H$2];5)" office:value-type="float" office:value="1.93333333333334" calcext:value-type="float">
            <text:p>1,93333333333334</text:p>
          </table:table-cell>
          <table:table-cell table:formula="of:=IF([.F61]&lt;0.000001;[.G60]+2+1/[.$H$2];[.G60]+1/[.$H$2])" office:value-type="float" office:value="1.93333333333334" calcext:value-type="float">
            <text:p>1,93333333333334</text:p>
          </table:table-cell>
          <table:table-cell table:number-columns-repeated="4"/>
          <table:table-cell table:formula="of:=SUM(MOD(SUM([.L60]-[.L$2];[.T$2]);[.R$2]-[.L$2]);[.L$2])" office:value-type="time" office:time-value="PT22H20M00S" calcext:value-type="time">
            <text:p>22:20:00</text:p>
          </table:table-cell>
          <table:table-cell table:formula="of:=IF([.L61]&lt;[.L60];[.M60]+[.H$2];[.M60])" office:value-type="float" office:value="90" calcext:value-type="float">
            <text:p>90</text:p>
          </table:table-cell>
          <table:table-cell table:formula="of:=OFFSET([.C$4];[.M61];0)" office:value-type="float" office:value="43748" calcext:value-type="float">
            <text:p>43748</text:p>
          </table:table-cell>
          <table:table-cell table:formula="of:=[.L61]" office:value-type="float" office:value="0.930555555555555" calcext:value-type="float">
            <text:p>0.930555555555555</text:p>
          </table:table-cell>
          <table:table-cell office:value-type="float" office:value="192" calcext:value-type="float">
            <text:p>192</text:p>
          </table:table-cell>
          <table:table-cell table:formula="of:=IF(OFFSET([.D$4];[.M61];0)&lt;=[.O6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2]))" office:value-type="date" office:date-value="2019-10-08T23:01:13.541108" calcext:value-type="date">
            <text:p>2019-10-08 23:01:14</text:p>
          </table:table-cell>
          <table:table-cell table:formula="of:=[.A62]" office:value-type="float" office:value="43746.9591845036" calcext:value-type="float">
            <text:p>43746.9591845036</text:p>
          </table:table-cell>
          <table:table-cell table:formula="of:=TRUNC([.A62])" office:value-type="float" office:value="43746" calcext:value-type="float">
            <text:p>43746</text:p>
          </table:table-cell>
          <table:table-cell table:formula="of:=[.B62]-[.C62]" office:value-type="float" office:value="0.959184503561119" calcext:value-type="float">
            <text:p>0.959184503561119</text:p>
          </table:table-cell>
          <table:table-cell table:formula="of:=MOD([.E61]-[.$E$2];[.$H$2])+1+[.$E$2]" office:value-type="float" office:value="220" calcext:value-type="float">
            <text:p>220</text:p>
          </table:table-cell>
          <table:table-cell table:formula="of:=MOD([.F61]+1/[.$H$2];5)" office:value-type="float" office:value="1.96666666666667" calcext:value-type="float">
            <text:p>1,96666666666667</text:p>
          </table:table-cell>
          <table:table-cell table:formula="of:=IF([.F62]&lt;0.000001;[.G61]+2+1/[.$H$2];[.G61]+1/[.$H$2])" office:value-type="float" office:value="1.96666666666667" calcext:value-type="float">
            <text:p>1,96666666666667</text:p>
          </table:table-cell>
          <table:table-cell table:number-columns-repeated="4"/>
          <table:table-cell table:formula="of:=SUM(MOD(SUM([.L61]-[.L$2];[.T$2]);[.R$2]-[.L$2]);[.L$2])" office:value-type="time" office:time-value="PT22H30M00S" calcext:value-type="time">
            <text:p>22:30:00</text:p>
          </table:table-cell>
          <table:table-cell table:formula="of:=IF([.L62]&lt;[.L61];[.M61]+[.H$2];[.M61])" office:value-type="float" office:value="90" calcext:value-type="float">
            <text:p>90</text:p>
          </table:table-cell>
          <table:table-cell table:formula="of:=OFFSET([.C$4];[.M62];0)" office:value-type="float" office:value="43748" calcext:value-type="float">
            <text:p>43748</text:p>
          </table:table-cell>
          <table:table-cell table:formula="of:=[.L62]" office:value-type="float" office:value="0.9375" calcext:value-type="float">
            <text:p>0.9375</text:p>
          </table:table-cell>
          <table:table-cell office:value-type="float" office:value="192" calcext:value-type="float">
            <text:p>192</text:p>
          </table:table-cell>
          <table:table-cell table:formula="of:=IF(OFFSET([.D$4];[.M62];0)&lt;=[.O6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3]))" office:value-type="date" office:date-value="2019-10-09T22:27:46.272272" calcext:value-type="date">
            <text:p>2019-10-09 22:27:46</text:p>
          </table:table-cell>
          <table:table-cell table:formula="of:=[.A63]" office:value-type="float" office:value="43747.9359522254" calcext:value-type="float">
            <text:p>43747.9359522254</text:p>
          </table:table-cell>
          <table:table-cell table:formula="of:=TRUNC([.A63])" office:value-type="float" office:value="43747" calcext:value-type="float">
            <text:p>43747</text:p>
          </table:table-cell>
          <table:table-cell table:formula="of:=[.B63]-[.C63]" office:value-type="float" office:value="0.935952225372603" calcext:value-type="float">
            <text:p>0.935952225372603</text:p>
          </table:table-cell>
          <table:table-cell table:formula="of:=MOD([.E62]-[.$E$2];[.$H$2])+1+[.$E$2]" office:value-type="float" office:value="191" calcext:value-type="float">
            <text:p>191</text:p>
          </table:table-cell>
          <table:table-cell table:formula="of:=MOD([.F62]+1/[.$H$2];5)" office:value-type="float" office:value="2" calcext:value-type="float">
            <text:p>2</text:p>
          </table:table-cell>
          <table:table-cell table:formula="of:=IF([.F63]&lt;0.000001;[.G62]+2+1/[.$H$2];[.G62]+1/[.$H$2])" office:value-type="float" office:value="2" calcext:value-type="float">
            <text:p>2</text:p>
          </table:table-cell>
          <table:table-cell table:number-columns-repeated="4"/>
          <table:table-cell table:formula="of:=SUM(MOD(SUM([.L62]-[.L$2];[.T$2]);[.R$2]-[.L$2]);[.L$2])" office:value-type="time" office:time-value="PT22H40M00S" calcext:value-type="time">
            <text:p>22:40:00</text:p>
          </table:table-cell>
          <table:table-cell table:formula="of:=IF([.L63]&lt;[.L62];[.M62]+[.H$2];[.M62])" office:value-type="float" office:value="90" calcext:value-type="float">
            <text:p>90</text:p>
          </table:table-cell>
          <table:table-cell table:formula="of:=OFFSET([.C$4];[.M63];0)" office:value-type="float" office:value="43748" calcext:value-type="float">
            <text:p>43748</text:p>
          </table:table-cell>
          <table:table-cell table:formula="of:=[.L63]" office:value-type="float" office:value="0.944444444444444" calcext:value-type="float">
            <text:p>0.9444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63];0)&lt;=[.O6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4]))" office:value-type="date" office:date-value="2019-10-09T22:37:33.705531" calcext:value-type="date">
            <text:p>2019-10-09 22:37:34</text:p>
          </table:table-cell>
          <table:table-cell table:style-name="ce7" table:formula="of:=[.A64]" office:value-type="date" office:date-value="2019-10-09T22:37:33.705531" calcext:value-type="date">
            <text:p>2019-10-09 22:37:34</text:p>
          </table:table-cell>
          <table:table-cell table:formula="of:=TRUNC([.A64])" office:value-type="float" office:value="43747" calcext:value-type="float">
            <text:p>43747</text:p>
          </table:table-cell>
          <table:table-cell table:style-name="ce12" table:formula="of:=[.B64]-[.C64]" office:value-type="date" office:date-value="1899-12-30T22:37:33.70553105604" calcext:value-type="date">
            <text:p>12/30/99 10:37 PM</text:p>
          </table:table-cell>
          <table:table-cell table:formula="of:=MOD([.E63]-[.$E$2];[.$H$2])+1+[.$E$2]" office:value-type="float" office:value="192" calcext:value-type="float">
            <text:p>192</text:p>
          </table:table-cell>
          <table:table-cell table:formula="of:=MOD([.F63]+1/[.$H$2];5)" office:value-type="float" office:value="2.03333333333334" calcext:value-type="float">
            <text:p>2,03333333333334</text:p>
          </table:table-cell>
          <table:table-cell table:formula="of:=IF([.F64]&lt;0.000001;[.G63]+2+1/[.$H$2];[.G63]+1/[.$H$2])" office:value-type="float" office:value="2.03333333333334" calcext:value-type="float">
            <text:p>2,03333333333334</text:p>
          </table:table-cell>
          <table:table-cell table:number-columns-repeated="4"/>
          <table:table-cell table:formula="of:=SUM(MOD(SUM([.L63]-[.L$2];[.T$2]);[.R$2]-[.L$2]);[.L$2])" office:value-type="time" office:time-value="PT22H50M00S" calcext:value-type="time">
            <text:p>22:50:00</text:p>
          </table:table-cell>
          <table:table-cell table:formula="of:=IF([.L64]&lt;[.L63];[.M63]+[.H$2];[.M63])" office:value-type="float" office:value="90" calcext:value-type="float">
            <text:p>90</text:p>
          </table:table-cell>
          <table:table-cell table:formula="of:=OFFSET([.C$4];[.M64];0)" office:value-type="float" office:value="43748" calcext:value-type="float">
            <text:p>43748</text:p>
          </table:table-cell>
          <table:table-cell table:formula="of:=[.L64]" office:value-type="float" office:value="0.951388888888889" calcext:value-type="float">
            <text:p>0.9513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64];0)&lt;=[.O6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5]))" office:value-type="date" office:date-value="2019-10-09T22:13:22.703943" calcext:value-type="date">
            <text:p>2019-10-09 22:13:23</text:p>
          </table:table-cell>
          <table:table-cell table:formula="of:=[.A65]" office:value-type="float" office:value="43747.9259572216" calcext:value-type="float">
            <text:p>43747.9259572216</text:p>
          </table:table-cell>
          <table:table-cell table:formula="of:=TRUNC([.A65])" office:value-type="float" office:value="43747" calcext:value-type="float">
            <text:p>43747</text:p>
          </table:table-cell>
          <table:table-cell table:formula="of:=[.B65]-[.C65]" office:value-type="float" office:value="0.925957221566932" calcext:value-type="float">
            <text:p>0.925957221566932</text:p>
          </table:table-cell>
          <table:table-cell table:formula="of:=MOD([.E64]-[.$E$2];[.$H$2])+1+[.$E$2]" office:value-type="float" office:value="193" calcext:value-type="float">
            <text:p>193</text:p>
          </table:table-cell>
          <table:table-cell table:formula="of:=MOD([.F64]+1/[.$H$2];5)" office:value-type="float" office:value="2.06666666666667" calcext:value-type="float">
            <text:p>2,06666666666667</text:p>
          </table:table-cell>
          <table:table-cell table:formula="of:=IF([.F65]&lt;0.000001;[.G64]+2+1/[.$H$2];[.G64]+1/[.$H$2])" office:value-type="float" office:value="2.06666666666667" calcext:value-type="float">
            <text:p>2,06666666666667</text:p>
          </table:table-cell>
          <table:table-cell table:number-columns-repeated="4"/>
          <table:table-cell table:formula="of:=SUM(MOD(SUM([.L64]-[.L$2];[.T$2]);[.R$2]-[.L$2]);[.L$2])" office:value-type="time" office:time-value="PT23H00M00S" calcext:value-type="time">
            <text:p>23:00:00</text:p>
          </table:table-cell>
          <table:table-cell table:formula="of:=IF([.L65]&lt;[.L64];[.M64]+[.H$2];[.M64])" office:value-type="float" office:value="90" calcext:value-type="float">
            <text:p>90</text:p>
          </table:table-cell>
          <table:table-cell table:formula="of:=OFFSET([.C$4];[.M65];0)" office:value-type="float" office:value="43748" calcext:value-type="float">
            <text:p>43748</text:p>
          </table:table-cell>
          <table:table-cell table:formula="of:=[.L65]" office:value-type="float" office:value="0.958333333333333" calcext:value-type="float">
            <text:p>0.9583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65];0)&lt;=[.O6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6]))" office:value-type="date" office:date-value="2019-10-09T22:43:45.963113" calcext:value-type="date">
            <text:p>2019-10-09 22:43:46</text:p>
          </table:table-cell>
          <table:table-cell table:formula="of:=[.A66]" office:value-type="float" office:value="43747.9470597583" calcext:value-type="float">
            <text:p>43747.9470597583</text:p>
          </table:table-cell>
          <table:table-cell table:formula="of:=TRUNC([.A66])" office:value-type="float" office:value="43747" calcext:value-type="float">
            <text:p>43747</text:p>
          </table:table-cell>
          <table:table-cell table:formula="of:=[.B66]-[.C66]" office:value-type="float" office:value="0.947059758247633" calcext:value-type="float">
            <text:p>0.947059758247633</text:p>
          </table:table-cell>
          <table:table-cell table:formula="of:=MOD([.E65]-[.$E$2];[.$H$2])+1+[.$E$2]" office:value-type="float" office:value="194" calcext:value-type="float">
            <text:p>194</text:p>
          </table:table-cell>
          <table:table-cell table:formula="of:=MOD([.F65]+1/[.$H$2];5)" office:value-type="float" office:value="2.1" calcext:value-type="float">
            <text:p>2,1</text:p>
          </table:table-cell>
          <table:table-cell table:formula="of:=IF([.F66]&lt;0.000001;[.G65]+2+1/[.$H$2];[.G65]+1/[.$H$2])" office:value-type="float" office:value="2.1" calcext:value-type="float">
            <text:p>2,1</text:p>
          </table:table-cell>
          <table:table-cell table:number-columns-repeated="4"/>
          <table:table-cell table:formula="of:=SUM(MOD(SUM([.L65]-[.L$2];[.T$2]);[.R$2]-[.L$2]);[.L$2])" office:value-type="time" office:time-value="PT23H10M00S" calcext:value-type="time">
            <text:p>23:10:00</text:p>
          </table:table-cell>
          <table:table-cell table:formula="of:=IF([.L66]&lt;[.L65];[.M65]+[.H$2];[.M65])" office:value-type="float" office:value="90" calcext:value-type="float">
            <text:p>90</text:p>
          </table:table-cell>
          <table:table-cell table:formula="of:=OFFSET([.C$4];[.M66];0)" office:value-type="float" office:value="43748" calcext:value-type="float">
            <text:p>43748</text:p>
          </table:table-cell>
          <table:table-cell table:formula="of:=[.L66]" office:value-type="float" office:value="0.965277777777778" calcext:value-type="float">
            <text:p>0.965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66];0)&lt;=[.O6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7]))" office:value-type="date" office:date-value="2019-10-09T22:53:52.733465" calcext:value-type="date">
            <text:p>2019-10-09 22:53:53</text:p>
          </table:table-cell>
          <table:table-cell table:formula="of:=[.A67]" office:value-type="float" office:value="43747.9540825633" calcext:value-type="float">
            <text:p>43747.9540825633</text:p>
          </table:table-cell>
          <table:table-cell table:formula="of:=TRUNC([.A67])" office:value-type="float" office:value="43747" calcext:value-type="float">
            <text:p>43747</text:p>
          </table:table-cell>
          <table:table-cell table:formula="of:=[.B67]-[.C67]" office:value-type="float" office:value="0.954082563257543" calcext:value-type="float">
            <text:p>0.954082563257543</text:p>
          </table:table-cell>
          <table:table-cell table:formula="of:=MOD([.E66]-[.$E$2];[.$H$2])+1+[.$E$2]" office:value-type="float" office:value="195" calcext:value-type="float">
            <text:p>195</text:p>
          </table:table-cell>
          <table:table-cell table:formula="of:=MOD([.F66]+1/[.$H$2];5)" office:value-type="float" office:value="2.13333333333334" calcext:value-type="float">
            <text:p>2,13333333333334</text:p>
          </table:table-cell>
          <table:table-cell table:formula="of:=IF([.F67]&lt;0.000001;[.G66]+2+1/[.$H$2];[.G66]+1/[.$H$2])" office:value-type="float" office:value="2.13333333333334" calcext:value-type="float">
            <text:p>2,13333333333334</text:p>
          </table:table-cell>
          <table:table-cell table:number-columns-repeated="4"/>
          <table:table-cell table:formula="of:=SUM(MOD(SUM([.L66]-[.L$2];[.T$2]);[.R$2]-[.L$2]);[.L$2])" office:value-type="time" office:time-value="PT23H20M00S" calcext:value-type="time">
            <text:p>23:20:00</text:p>
          </table:table-cell>
          <table:table-cell table:formula="of:=IF([.L67]&lt;[.L66];[.M66]+[.H$2];[.M66])" office:value-type="float" office:value="90" calcext:value-type="float">
            <text:p>90</text:p>
          </table:table-cell>
          <table:table-cell table:formula="of:=OFFSET([.C$4];[.M67];0)" office:value-type="float" office:value="43748" calcext:value-type="float">
            <text:p>43748</text:p>
          </table:table-cell>
          <table:table-cell table:formula="of:=[.L67]" office:value-type="float" office:value="0.972222222222222" calcext:value-type="float">
            <text:p>0.972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67];0)&lt;=[.O6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8]))" office:value-type="date" office:date-value="2019-10-09T22:25:24.795485" calcext:value-type="date">
            <text:p>2019-10-09 22:25:25</text:p>
          </table:table-cell>
          <table:table-cell table:formula="of:=[.A68]" office:value-type="float" office:value="43747.9343147626" calcext:value-type="float">
            <text:p>43747.9343147626</text:p>
          </table:table-cell>
          <table:table-cell table:formula="of:=TRUNC([.A68])" office:value-type="float" office:value="43747" calcext:value-type="float">
            <text:p>43747</text:p>
          </table:table-cell>
          <table:table-cell table:formula="of:=[.B68]-[.C68]" office:value-type="float" office:value="0.934314762562281" calcext:value-type="float">
            <text:p>0.934314762562281</text:p>
          </table:table-cell>
          <table:table-cell table:formula="of:=MOD([.E67]-[.$E$2];[.$H$2])+1+[.$E$2]" office:value-type="float" office:value="196" calcext:value-type="float">
            <text:p>196</text:p>
          </table:table-cell>
          <table:table-cell table:formula="of:=MOD([.F67]+1/[.$H$2];5)" office:value-type="float" office:value="2.16666666666667" calcext:value-type="float">
            <text:p>2,16666666666667</text:p>
          </table:table-cell>
          <table:table-cell table:formula="of:=IF([.F68]&lt;0.000001;[.G67]+2+1/[.$H$2];[.G67]+1/[.$H$2])" office:value-type="float" office:value="2.16666666666667" calcext:value-type="float">
            <text:p>2,16666666666667</text:p>
          </table:table-cell>
          <table:table-cell table:number-columns-repeated="4"/>
          <table:table-cell table:formula="of:=SUM(MOD(SUM([.L67]-[.L$2];[.T$2]);[.R$2]-[.L$2]);[.L$2])" office:value-type="time" office:time-value="PT23H30M00S" calcext:value-type="time">
            <text:p>23:30:00</text:p>
          </table:table-cell>
          <table:table-cell table:formula="of:=IF([.L68]&lt;[.L67];[.M67]+[.H$2];[.M67])" office:value-type="float" office:value="90" calcext:value-type="float">
            <text:p>90</text:p>
          </table:table-cell>
          <table:table-cell table:formula="of:=OFFSET([.C$4];[.M68];0)" office:value-type="float" office:value="43748" calcext:value-type="float">
            <text:p>43748</text:p>
          </table:table-cell>
          <table:table-cell table:formula="of:=[.L68]" office:value-type="float" office:value="0.979166666666667" calcext:value-type="float">
            <text:p>0.979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68];0)&lt;=[.O6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9]))" office:value-type="date" office:date-value="2019-10-09T22:21:57.893725" calcext:value-type="date">
            <text:p>2019-10-09 22:21:58</text:p>
          </table:table-cell>
          <table:table-cell table:formula="of:=[.A69]" office:value-type="float" office:value="43747.9319200663" calcext:value-type="float">
            <text:p>43747.9319200663</text:p>
          </table:table-cell>
          <table:table-cell table:formula="of:=TRUNC([.A69])" office:value-type="float" office:value="43747" calcext:value-type="float">
            <text:p>43747</text:p>
          </table:table-cell>
          <table:table-cell table:formula="of:=[.B69]-[.C69]" office:value-type="float" office:value="0.931920066264865" calcext:value-type="float">
            <text:p>0.931920066264865</text:p>
          </table:table-cell>
          <table:table-cell table:formula="of:=MOD([.E68]-[.$E$2];[.$H$2])+1+[.$E$2]" office:value-type="float" office:value="197" calcext:value-type="float">
            <text:p>197</text:p>
          </table:table-cell>
          <table:table-cell table:formula="of:=MOD([.F68]+1/[.$H$2];5)" office:value-type="float" office:value="2.2" calcext:value-type="float">
            <text:p>2,2</text:p>
          </table:table-cell>
          <table:table-cell table:formula="of:=IF([.F69]&lt;0.000001;[.G68]+2+1/[.$H$2];[.G68]+1/[.$H$2])" office:value-type="float" office:value="2.2" calcext:value-type="float">
            <text:p>2,2</text:p>
          </table:table-cell>
          <table:table-cell table:number-columns-repeated="4"/>
          <table:table-cell table:formula="of:=SUM(MOD(SUM([.L68]-[.L$2];[.T$2]);[.R$2]-[.L$2]);[.L$2])" office:value-type="time" office:time-value="PT23H40M00S" calcext:value-type="time">
            <text:p>23:40:00</text:p>
          </table:table-cell>
          <table:table-cell table:formula="of:=IF([.L69]&lt;[.L68];[.M68]+[.H$2];[.M68])" office:value-type="float" office:value="90" calcext:value-type="float">
            <text:p>90</text:p>
          </table:table-cell>
          <table:table-cell table:formula="of:=OFFSET([.C$4];[.M69];0)" office:value-type="float" office:value="43748" calcext:value-type="float">
            <text:p>43748</text:p>
          </table:table-cell>
          <table:table-cell table:formula="of:=[.L69]" office:value-type="float" office:value="0.986111111111111" calcext:value-type="float">
            <text:p>0.98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69];0)&lt;=[.O6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0]))" office:value-type="date" office:date-value="2019-10-09T22:31:53.701015" calcext:value-type="date">
            <text:p>2019-10-09 22:31:54</text:p>
          </table:table-cell>
          <table:table-cell table:formula="of:=[.A70]" office:value-type="float" office:value="43747.938815984" calcext:value-type="float">
            <text:p>43747.938815984</text:p>
          </table:table-cell>
          <table:table-cell table:formula="of:=TRUNC([.A70])" office:value-type="float" office:value="43747" calcext:value-type="float">
            <text:p>43747</text:p>
          </table:table-cell>
          <table:table-cell table:formula="of:=[.B70]-[.C70]" office:value-type="float" office:value="0.938815983965469" calcext:value-type="float">
            <text:p>0.938815983965469</text:p>
          </table:table-cell>
          <table:table-cell table:formula="of:=MOD([.E69]-[.$E$2];[.$H$2])+1+[.$E$2]" office:value-type="float" office:value="198" calcext:value-type="float">
            <text:p>198</text:p>
          </table:table-cell>
          <table:table-cell table:formula="of:=MOD([.F69]+1/[.$H$2];5)" office:value-type="float" office:value="2.23333333333334" calcext:value-type="float">
            <text:p>2,23333333333334</text:p>
          </table:table-cell>
          <table:table-cell table:formula="of:=IF([.F70]&lt;0.000001;[.G69]+2+1/[.$H$2];[.G69]+1/[.$H$2])" office:value-type="float" office:value="2.23333333333334" calcext:value-type="float">
            <text:p>2,23333333333334</text:p>
          </table:table-cell>
          <table:table-cell table:number-columns-repeated="4"/>
          <table:table-cell table:formula="of:=SUM(MOD(SUM([.L69]-[.L$2];[.T$2]);[.R$2]-[.L$2]);[.L$2])" office:value-type="time" office:time-value="PT23H50M00S" calcext:value-type="time">
            <text:p>23:50:00</text:p>
          </table:table-cell>
          <table:table-cell table:formula="of:=IF([.L70]&lt;[.L69];[.M69]+[.H$2];[.M69])" office:value-type="float" office:value="90" calcext:value-type="float">
            <text:p>90</text:p>
          </table:table-cell>
          <table:table-cell table:formula="of:=OFFSET([.C$4];[.M70];0)" office:value-type="float" office:value="43748" calcext:value-type="float">
            <text:p>43748</text:p>
          </table:table-cell>
          <table:table-cell table:formula="of:=[.L70]" office:value-type="float" office:value="0.993055555555556" calcext:value-type="float">
            <text:p>0.993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70];0)&lt;=[.O7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1]))" office:value-type="date" office:date-value="2019-10-09T22:27:13.885096" calcext:value-type="date">
            <text:p>2019-10-09 22:27:14</text:p>
          </table:table-cell>
          <table:table-cell table:formula="of:=[.A71]" office:value-type="float" office:value="43747.9355773738" calcext:value-type="float">
            <text:p>43747.9355773738</text:p>
          </table:table-cell>
          <table:table-cell table:formula="of:=TRUNC([.A71])" office:value-type="float" office:value="43747" calcext:value-type="float">
            <text:p>43747</text:p>
          </table:table-cell>
          <table:table-cell table:formula="of:=[.B71]-[.C71]" office:value-type="float" office:value="0.935577373791602" calcext:value-type="float">
            <text:p>0.935577373791602</text:p>
          </table:table-cell>
          <table:table-cell table:formula="of:=MOD([.E70]-[.$E$2];[.$H$2])+1+[.$E$2]" office:value-type="float" office:value="199" calcext:value-type="float">
            <text:p>199</text:p>
          </table:table-cell>
          <table:table-cell table:formula="of:=MOD([.F70]+1/[.$H$2];5)" office:value-type="float" office:value="2.26666666666667" calcext:value-type="float">
            <text:p>2,26666666666667</text:p>
          </table:table-cell>
          <table:table-cell table:formula="of:=IF([.F71]&lt;0.000001;[.G70]+2+1/[.$H$2];[.G70]+1/[.$H$2])" office:value-type="float" office:value="2.26666666666667" calcext:value-type="float">
            <text:p>2,26666666666667</text:p>
          </table:table-cell>
          <table:table-cell table:number-columns-repeated="4"/>
          <table:table-cell table:formula="of:=SUM(MOD(SUM([.L70]-[.L$2];[.T$2]);[.R$2]-[.L$2]);[.L$2])" office:value-type="time" office:time-value="PT21H10M00S" calcext:value-type="time">
            <text:p>21:10:00</text:p>
          </table:table-cell>
          <table:table-cell table:formula="of:=IF([.L71]&lt;[.L70];[.M70]+[.H$2];[.M70])" office:value-type="float" office:value="120" calcext:value-type="float">
            <text:p>120</text:p>
          </table:table-cell>
          <table:table-cell table:formula="of:=OFFSET([.C$4];[.M71];0)" office:value-type="float" office:value="43749" calcext:value-type="float">
            <text:p>43749</text:p>
          </table:table-cell>
          <table:table-cell table:formula="of:=[.L71]" office:value-type="float" office:value="0.881944444444444" calcext:value-type="float">
            <text:p>0.8819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71];0)&lt;=[.O7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2]))" office:value-type="date" office:date-value="2019-10-09T22:32:09.632492" calcext:value-type="date">
            <text:p>2019-10-09 22:32:10</text:p>
          </table:table-cell>
          <table:table-cell table:formula="of:=[.A72]" office:value-type="float" office:value="43747.9390003761" calcext:value-type="float">
            <text:p>43747.9390003761</text:p>
          </table:table-cell>
          <table:table-cell table:formula="of:=TRUNC([.A72])" office:value-type="float" office:value="43747" calcext:value-type="float">
            <text:p>43747</text:p>
          </table:table-cell>
          <table:table-cell table:formula="of:=[.B72]-[.C72]" office:value-type="float" office:value="0.939000376063632" calcext:value-type="float">
            <text:p>0.939000376063632</text:p>
          </table:table-cell>
          <table:table-cell table:formula="of:=MOD([.E71]-[.$E$2];[.$H$2])+1+[.$E$2]" office:value-type="float" office:value="200" calcext:value-type="float">
            <text:p>200</text:p>
          </table:table-cell>
          <table:table-cell table:formula="of:=MOD([.F71]+1/[.$H$2];5)" office:value-type="float" office:value="2.3" calcext:value-type="float">
            <text:p>2,3</text:p>
          </table:table-cell>
          <table:table-cell table:formula="of:=IF([.F72]&lt;0.000001;[.G71]+2+1/[.$H$2];[.G71]+1/[.$H$2])" office:value-type="float" office:value="2.3" calcext:value-type="float">
            <text:p>2,3</text:p>
          </table:table-cell>
          <table:table-cell table:number-columns-repeated="4"/>
          <table:table-cell table:formula="of:=SUM(MOD(SUM([.L71]-[.L$2];[.T$2]);[.R$2]-[.L$2]);[.L$2])" office:value-type="time" office:time-value="PT21H20M00S" calcext:value-type="time">
            <text:p>21:20:00</text:p>
          </table:table-cell>
          <table:table-cell table:formula="of:=IF([.L72]&lt;[.L71];[.M71]+[.H$2];[.M71])" office:value-type="float" office:value="120" calcext:value-type="float">
            <text:p>120</text:p>
          </table:table-cell>
          <table:table-cell table:formula="of:=OFFSET([.C$4];[.M72];0)" office:value-type="float" office:value="43749" calcext:value-type="float">
            <text:p>43749</text:p>
          </table:table-cell>
          <table:table-cell table:formula="of:=[.L72]" office:value-type="float" office:value="0.888888888888889" calcext:value-type="float">
            <text:p>0.8888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72];0)&lt;=[.O7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3]))" office:value-type="date" office:date-value="2019-10-09T22:11:44.355334" calcext:value-type="date">
            <text:p>2019-10-09 22:11:44</text:p>
          </table:table-cell>
          <table:table-cell table:formula="of:=[.A73]" office:value-type="float" office:value="43747.9248189275" calcext:value-type="float">
            <text:p>43747.9248189275</text:p>
          </table:table-cell>
          <table:table-cell table:formula="of:=TRUNC([.A73])" office:value-type="float" office:value="43747" calcext:value-type="float">
            <text:p>43747</text:p>
          </table:table-cell>
          <table:table-cell table:formula="of:=[.B73]-[.C73]" office:value-type="float" office:value="0.924818927480374" calcext:value-type="float">
            <text:p>0.924818927480374</text:p>
          </table:table-cell>
          <table:table-cell table:formula="of:=MOD([.E72]-[.$E$2];[.$H$2])+1+[.$E$2]" office:value-type="float" office:value="201" calcext:value-type="float">
            <text:p>201</text:p>
          </table:table-cell>
          <table:table-cell table:formula="of:=MOD([.F72]+1/[.$H$2];5)" office:value-type="float" office:value="2.33333333333333" calcext:value-type="float">
            <text:p>2,33333333333333</text:p>
          </table:table-cell>
          <table:table-cell table:formula="of:=IF([.F73]&lt;0.000001;[.G72]+2+1/[.$H$2];[.G72]+1/[.$H$2])" office:value-type="float" office:value="2.33333333333333" calcext:value-type="float">
            <text:p>2,33333333333333</text:p>
          </table:table-cell>
          <table:table-cell table:number-columns-repeated="4"/>
          <table:table-cell table:formula="of:=SUM(MOD(SUM([.L72]-[.L$2];[.T$2]);[.R$2]-[.L$2]);[.L$2])" office:value-type="time" office:time-value="PT21H30M00S" calcext:value-type="time">
            <text:p>21:30:00</text:p>
          </table:table-cell>
          <table:table-cell table:formula="of:=IF([.L73]&lt;[.L72];[.M72]+[.H$2];[.M72])" office:value-type="float" office:value="120" calcext:value-type="float">
            <text:p>120</text:p>
          </table:table-cell>
          <table:table-cell table:formula="of:=OFFSET([.C$4];[.M73];0)" office:value-type="float" office:value="43749" calcext:value-type="float">
            <text:p>43749</text:p>
          </table:table-cell>
          <table:table-cell table:formula="of:=[.L73]" office:value-type="float" office:value="0.895833333333333" calcext:value-type="float">
            <text:p>0.8958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73];0)&lt;=[.O7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4]))" office:value-type="date" office:date-value="2019-10-09T22:37:47.069159" calcext:value-type="date">
            <text:p>2019-10-09 22:37:47</text:p>
          </table:table-cell>
          <table:table-cell table:formula="of:=[.A74]" office:value-type="float" office:value="43747.942905893" calcext:value-type="float">
            <text:p>43747.942905893</text:p>
          </table:table-cell>
          <table:table-cell table:formula="of:=TRUNC([.A74])" office:value-type="float" office:value="43747" calcext:value-type="float">
            <text:p>43747</text:p>
          </table:table-cell>
          <table:table-cell table:formula="of:=[.B74]-[.C74]" office:value-type="float" office:value="0.942905893040006" calcext:value-type="float">
            <text:p>0.942905893040006</text:p>
          </table:table-cell>
          <table:table-cell table:formula="of:=MOD([.E73]-[.$E$2];[.$H$2])+1+[.$E$2]" office:value-type="float" office:value="202" calcext:value-type="float">
            <text:p>202</text:p>
          </table:table-cell>
          <table:table-cell table:formula="of:=MOD([.F73]+1/[.$H$2];5)" office:value-type="float" office:value="2.36666666666667" calcext:value-type="float">
            <text:p>2,36666666666667</text:p>
          </table:table-cell>
          <table:table-cell table:formula="of:=IF([.F74]&lt;0.000001;[.G73]+2+1/[.$H$2];[.G73]+1/[.$H$2])" office:value-type="float" office:value="2.36666666666667" calcext:value-type="float">
            <text:p>2,36666666666667</text:p>
          </table:table-cell>
          <table:table-cell table:number-columns-repeated="4"/>
          <table:table-cell table:formula="of:=SUM(MOD(SUM([.L73]-[.L$2];[.T$2]);[.R$2]-[.L$2]);[.L$2])" office:value-type="time" office:time-value="PT21H40M00S" calcext:value-type="time">
            <text:p>21:40:00</text:p>
          </table:table-cell>
          <table:table-cell table:formula="of:=IF([.L74]&lt;[.L73];[.M73]+[.H$2];[.M73])" office:value-type="float" office:value="120" calcext:value-type="float">
            <text:p>120</text:p>
          </table:table-cell>
          <table:table-cell table:formula="of:=OFFSET([.C$4];[.M74];0)" office:value-type="float" office:value="43749" calcext:value-type="float">
            <text:p>43749</text:p>
          </table:table-cell>
          <table:table-cell table:formula="of:=[.L74]" office:value-type="float" office:value="0.902777777777778" calcext:value-type="float">
            <text:p>0.9027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74];0)&lt;=[.O7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5]))" office:value-type="date" office:date-value="2019-10-09T22:37:55.881382" calcext:value-type="date">
            <text:p>2019-10-09 22:37:56</text:p>
          </table:table-cell>
          <table:table-cell table:formula="of:=[.A75]" office:value-type="float" office:value="43747.9430078864" calcext:value-type="float">
            <text:p>43747.9430078864</text:p>
          </table:table-cell>
          <table:table-cell table:formula="of:=TRUNC([.A75])" office:value-type="float" office:value="43747" calcext:value-type="float">
            <text:p>43747</text:p>
          </table:table-cell>
          <table:table-cell table:formula="of:=[.B75]-[.C75]" office:value-type="float" office:value="0.943007886366104" calcext:value-type="float">
            <text:p>0.943007886366104</text:p>
          </table:table-cell>
          <table:table-cell table:formula="of:=MOD([.E74]-[.$E$2];[.$H$2])+1+[.$E$2]" office:value-type="float" office:value="203" calcext:value-type="float">
            <text:p>203</text:p>
          </table:table-cell>
          <table:table-cell table:formula="of:=MOD([.F74]+1/[.$H$2];5)" office:value-type="float" office:value="2.4" calcext:value-type="float">
            <text:p>2,4</text:p>
          </table:table-cell>
          <table:table-cell table:formula="of:=IF([.F75]&lt;0.000001;[.G74]+2+1/[.$H$2];[.G74]+1/[.$H$2])" office:value-type="float" office:value="2.4" calcext:value-type="float">
            <text:p>2,4</text:p>
          </table:table-cell>
          <table:table-cell table:number-columns-repeated="4"/>
          <table:table-cell table:formula="of:=SUM(MOD(SUM([.L74]-[.L$2];[.T$2]);[.R$2]-[.L$2]);[.L$2])" office:value-type="time" office:time-value="PT21H50M00S" calcext:value-type="time">
            <text:p>21:50:00</text:p>
          </table:table-cell>
          <table:table-cell table:formula="of:=IF([.L75]&lt;[.L74];[.M74]+[.H$2];[.M74])" office:value-type="float" office:value="120" calcext:value-type="float">
            <text:p>120</text:p>
          </table:table-cell>
          <table:table-cell table:formula="of:=OFFSET([.C$4];[.M75];0)" office:value-type="float" office:value="43749" calcext:value-type="float">
            <text:p>43749</text:p>
          </table:table-cell>
          <table:table-cell table:formula="of:=[.L75]" office:value-type="float" office:value="0.909722222222222" calcext:value-type="float">
            <text:p>0.9097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75];0)&lt;=[.O7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6]))" office:value-type="date" office:date-value="2019-10-09T22:41:47.122125" calcext:value-type="date">
            <text:p>2019-10-09 22:41:47</text:p>
          </table:table-cell>
          <table:table-cell table:formula="of:=[.A76]" office:value-type="float" office:value="43747.9456842839" calcext:value-type="float">
            <text:p>43747.9456842839</text:p>
          </table:table-cell>
          <table:table-cell table:formula="of:=TRUNC([.A76])" office:value-type="float" office:value="43747" calcext:value-type="float">
            <text:p>43747</text:p>
          </table:table-cell>
          <table:table-cell table:formula="of:=[.B76]-[.C76]" office:value-type="float" office:value="0.945684283855371" calcext:value-type="float">
            <text:p>0.945684283855371</text:p>
          </table:table-cell>
          <table:table-cell table:formula="of:=MOD([.E75]-[.$E$2];[.$H$2])+1+[.$E$2]" office:value-type="float" office:value="204" calcext:value-type="float">
            <text:p>204</text:p>
          </table:table-cell>
          <table:table-cell table:formula="of:=MOD([.F75]+1/[.$H$2];5)" office:value-type="float" office:value="2.43333333333333" calcext:value-type="float">
            <text:p>2,43333333333333</text:p>
          </table:table-cell>
          <table:table-cell table:formula="of:=IF([.F76]&lt;0.000001;[.G75]+2+1/[.$H$2];[.G75]+1/[.$H$2])" office:value-type="float" office:value="2.43333333333333" calcext:value-type="float">
            <text:p>2,43333333333333</text:p>
          </table:table-cell>
          <table:table-cell table:number-columns-repeated="4"/>
          <table:table-cell table:formula="of:=SUM(MOD(SUM([.L75]-[.L$2];[.T$2]);[.R$2]-[.L$2]);[.L$2])" office:value-type="time" office:time-value="PT22H00M00S" calcext:value-type="time">
            <text:p>22:00:00</text:p>
          </table:table-cell>
          <table:table-cell table:formula="of:=IF([.L76]&lt;[.L75];[.M75]+[.H$2];[.M75])" office:value-type="float" office:value="120" calcext:value-type="float">
            <text:p>120</text:p>
          </table:table-cell>
          <table:table-cell table:formula="of:=OFFSET([.C$4];[.M76];0)" office:value-type="float" office:value="43749" calcext:value-type="float">
            <text:p>43749</text:p>
          </table:table-cell>
          <table:table-cell table:formula="of:=[.L76]" office:value-type="float" office:value="0.916666666666667" calcext:value-type="float">
            <text:p>0.9166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76];0)&lt;=[.O7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7]))" office:value-type="date" office:date-value="2019-10-09T22:23:54.80706" calcext:value-type="date">
            <text:p>2019-10-09 22:23:55</text:p>
          </table:table-cell>
          <table:table-cell table:formula="of:=[.A77]" office:value-type="float" office:value="43747.9332732299" calcext:value-type="float">
            <text:p>43747.9332732299</text:p>
          </table:table-cell>
          <table:table-cell table:formula="of:=TRUNC([.A77])" office:value-type="float" office:value="43747" calcext:value-type="float">
            <text:p>43747</text:p>
          </table:table-cell>
          <table:table-cell table:formula="of:=[.B77]-[.C77]" office:value-type="float" office:value="0.93327322985715" calcext:value-type="float">
            <text:p>0.93327322985715</text:p>
          </table:table-cell>
          <table:table-cell table:formula="of:=MOD([.E76]-[.$E$2];[.$H$2])+1+[.$E$2]" office:value-type="float" office:value="205" calcext:value-type="float">
            <text:p>205</text:p>
          </table:table-cell>
          <table:table-cell table:formula="of:=MOD([.F76]+1/[.$H$2];5)" office:value-type="float" office:value="2.46666666666667" calcext:value-type="float">
            <text:p>2,46666666666667</text:p>
          </table:table-cell>
          <table:table-cell table:formula="of:=IF([.F77]&lt;0.000001;[.G76]+2+1/[.$H$2];[.G76]+1/[.$H$2])" office:value-type="float" office:value="2.46666666666667" calcext:value-type="float">
            <text:p>2,46666666666667</text:p>
          </table:table-cell>
          <table:table-cell table:number-columns-repeated="4"/>
          <table:table-cell table:formula="of:=SUM(MOD(SUM([.L76]-[.L$2];[.T$2]);[.R$2]-[.L$2]);[.L$2])" office:value-type="time" office:time-value="PT22H10M00S" calcext:value-type="time">
            <text:p>22:10:00</text:p>
          </table:table-cell>
          <table:table-cell table:formula="of:=IF([.L77]&lt;[.L76];[.M76]+[.H$2];[.M76])" office:value-type="float" office:value="120" calcext:value-type="float">
            <text:p>120</text:p>
          </table:table-cell>
          <table:table-cell table:formula="of:=OFFSET([.C$4];[.M77];0)" office:value-type="float" office:value="43749" calcext:value-type="float">
            <text:p>43749</text:p>
          </table:table-cell>
          <table:table-cell table:formula="of:=[.L77]" office:value-type="float" office:value="0.923611111111111" calcext:value-type="float">
            <text:p>0.9236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77];0)&lt;=[.O7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8]))" office:value-type="date" office:date-value="2019-10-09T22:48:09.766674" calcext:value-type="date">
            <text:p>2019-10-09 22:48:10</text:p>
          </table:table-cell>
          <table:table-cell table:formula="of:=[.A78]" office:value-type="float" office:value="43747.9501130402" calcext:value-type="float">
            <text:p>43747.9501130402</text:p>
          </table:table-cell>
          <table:table-cell table:formula="of:=TRUNC([.A78])" office:value-type="float" office:value="43747" calcext:value-type="float">
            <text:p>43747</text:p>
          </table:table-cell>
          <table:table-cell table:formula="of:=[.B78]-[.C78]" office:value-type="float" office:value="0.950113040213182" calcext:value-type="float">
            <text:p>0.950113040213182</text:p>
          </table:table-cell>
          <table:table-cell table:formula="of:=MOD([.E77]-[.$E$2];[.$H$2])+1+[.$E$2]" office:value-type="float" office:value="206" calcext:value-type="float">
            <text:p>206</text:p>
          </table:table-cell>
          <table:table-cell table:formula="of:=MOD([.F77]+1/[.$H$2];5)" office:value-type="float" office:value="2.5" calcext:value-type="float">
            <text:p>2,5</text:p>
          </table:table-cell>
          <table:table-cell table:formula="of:=IF([.F78]&lt;0.000001;[.G77]+2+1/[.$H$2];[.G77]+1/[.$H$2])" office:value-type="float" office:value="2.5" calcext:value-type="float">
            <text:p>2,5</text:p>
          </table:table-cell>
          <table:table-cell table:number-columns-repeated="4"/>
          <table:table-cell table:formula="of:=SUM(MOD(SUM([.L77]-[.L$2];[.T$2]);[.R$2]-[.L$2]);[.L$2])" office:value-type="time" office:time-value="PT22H20M00S" calcext:value-type="time">
            <text:p>22:20:00</text:p>
          </table:table-cell>
          <table:table-cell table:formula="of:=IF([.L78]&lt;[.L77];[.M77]+[.H$2];[.M77])" office:value-type="float" office:value="120" calcext:value-type="float">
            <text:p>120</text:p>
          </table:table-cell>
          <table:table-cell table:formula="of:=OFFSET([.C$4];[.M78];0)" office:value-type="float" office:value="43749" calcext:value-type="float">
            <text:p>43749</text:p>
          </table:table-cell>
          <table:table-cell table:formula="of:=[.L78]" office:value-type="float" office:value="0.930555555555555" calcext:value-type="float">
            <text:p>0.930555555555555</text:p>
          </table:table-cell>
          <table:table-cell office:value-type="float" office:value="192" calcext:value-type="float">
            <text:p>192</text:p>
          </table:table-cell>
          <table:table-cell table:formula="of:=IF(OFFSET([.D$4];[.M78];0)&lt;=[.O7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9]))" office:value-type="date" office:date-value="2019-10-09T22:05:25.51298" calcext:value-type="date">
            <text:p>2019-10-09 22:05:26</text:p>
          </table:table-cell>
          <table:table-cell table:formula="of:=[.A79]" office:value-type="float" office:value="43747.920434178" calcext:value-type="float">
            <text:p>43747.920434178</text:p>
          </table:table-cell>
          <table:table-cell table:formula="of:=TRUNC([.A79])" office:value-type="float" office:value="43747" calcext:value-type="float">
            <text:p>43747</text:p>
          </table:table-cell>
          <table:table-cell table:formula="of:=[.B79]-[.C79]" office:value-type="float" office:value="0.920434178005962" calcext:value-type="float">
            <text:p>0.920434178005962</text:p>
          </table:table-cell>
          <table:table-cell table:formula="of:=MOD([.E78]-[.$E$2];[.$H$2])+1+[.$E$2]" office:value-type="float" office:value="207" calcext:value-type="float">
            <text:p>207</text:p>
          </table:table-cell>
          <table:table-cell table:formula="of:=MOD([.F78]+1/[.$H$2];5)" office:value-type="float" office:value="2.53333333333333" calcext:value-type="float">
            <text:p>2,53333333333333</text:p>
          </table:table-cell>
          <table:table-cell table:formula="of:=IF([.F79]&lt;0.000001;[.G78]+2+1/[.$H$2];[.G78]+1/[.$H$2])" office:value-type="float" office:value="2.53333333333333" calcext:value-type="float">
            <text:p>2,53333333333333</text:p>
          </table:table-cell>
          <table:table-cell table:number-columns-repeated="4"/>
          <table:table-cell table:formula="of:=SUM(MOD(SUM([.L78]-[.L$2];[.T$2]);[.R$2]-[.L$2]);[.L$2])" office:value-type="time" office:time-value="PT22H30M00S" calcext:value-type="time">
            <text:p>22:30:00</text:p>
          </table:table-cell>
          <table:table-cell table:formula="of:=IF([.L79]&lt;[.L78];[.M78]+[.H$2];[.M78])" office:value-type="float" office:value="120" calcext:value-type="float">
            <text:p>120</text:p>
          </table:table-cell>
          <table:table-cell table:formula="of:=OFFSET([.C$4];[.M79];0)" office:value-type="float" office:value="43749" calcext:value-type="float">
            <text:p>43749</text:p>
          </table:table-cell>
          <table:table-cell table:formula="of:=[.L79]" office:value-type="float" office:value="0.9375" calcext:value-type="float">
            <text:p>0.9375</text:p>
          </table:table-cell>
          <table:table-cell office:value-type="float" office:value="192" calcext:value-type="float">
            <text:p>192</text:p>
          </table:table-cell>
          <table:table-cell table:formula="of:=IF(OFFSET([.D$4];[.M79];0)&lt;=[.O7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0]))" office:value-type="date" office:date-value="2019-10-09T22:38:17.667355" calcext:value-type="date">
            <text:p>2019-10-09 22:38:18</text:p>
          </table:table-cell>
          <table:table-cell table:formula="of:=[.A80]" office:value-type="float" office:value="43747.9432600388" calcext:value-type="float">
            <text:p>43747.9432600388</text:p>
          </table:table-cell>
          <table:table-cell table:formula="of:=TRUNC([.A80])" office:value-type="float" office:value="43747" calcext:value-type="float">
            <text:p>43747</text:p>
          </table:table-cell>
          <table:table-cell table:formula="of:=[.B80]-[.C80]" office:value-type="float" office:value="0.943260038831795" calcext:value-type="float">
            <text:p>0.943260038831795</text:p>
          </table:table-cell>
          <table:table-cell table:formula="of:=MOD([.E79]-[.$E$2];[.$H$2])+1+[.$E$2]" office:value-type="float" office:value="208" calcext:value-type="float">
            <text:p>208</text:p>
          </table:table-cell>
          <table:table-cell table:formula="of:=MOD([.F79]+1/[.$H$2];5)" office:value-type="float" office:value="2.56666666666667" calcext:value-type="float">
            <text:p>2,56666666666667</text:p>
          </table:table-cell>
          <table:table-cell table:formula="of:=IF([.F80]&lt;0.000001;[.G79]+2+1/[.$H$2];[.G79]+1/[.$H$2])" office:value-type="float" office:value="2.56666666666667" calcext:value-type="float">
            <text:p>2,56666666666667</text:p>
          </table:table-cell>
          <table:table-cell table:number-columns-repeated="4"/>
          <table:table-cell table:formula="of:=SUM(MOD(SUM([.L79]-[.L$2];[.T$2]);[.R$2]-[.L$2]);[.L$2])" office:value-type="time" office:time-value="PT22H40M00S" calcext:value-type="time">
            <text:p>22:40:00</text:p>
          </table:table-cell>
          <table:table-cell table:formula="of:=IF([.L80]&lt;[.L79];[.M79]+[.H$2];[.M79])" office:value-type="float" office:value="120" calcext:value-type="float">
            <text:p>120</text:p>
          </table:table-cell>
          <table:table-cell table:formula="of:=OFFSET([.C$4];[.M80];0)" office:value-type="float" office:value="43749" calcext:value-type="float">
            <text:p>43749</text:p>
          </table:table-cell>
          <table:table-cell table:formula="of:=[.L80]" office:value-type="float" office:value="0.944444444444444" calcext:value-type="float">
            <text:p>0.9444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80];0)&lt;=[.O8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1]))" office:value-type="date" office:date-value="2019-10-09T22:03:14.010643" calcext:value-type="date">
            <text:p>2019-10-09 22:03:14</text:p>
          </table:table-cell>
          <table:table-cell table:formula="of:=[.A81]" office:value-type="float" office:value="43747.9189121602" calcext:value-type="float">
            <text:p>43747.9189121602</text:p>
          </table:table-cell>
          <table:table-cell table:formula="of:=TRUNC([.A81])" office:value-type="float" office:value="43747" calcext:value-type="float">
            <text:p>43747</text:p>
          </table:table-cell>
          <table:table-cell table:formula="of:=[.B81]-[.C81]" office:value-type="float" office:value="0.918912160224863" calcext:value-type="float">
            <text:p>0.918912160224863</text:p>
          </table:table-cell>
          <table:table-cell table:formula="of:=MOD([.E80]-[.$E$2];[.$H$2])+1+[.$E$2]" office:value-type="float" office:value="209" calcext:value-type="float">
            <text:p>209</text:p>
          </table:table-cell>
          <table:table-cell table:formula="of:=MOD([.F80]+1/[.$H$2];5)" office:value-type="float" office:value="2.6" calcext:value-type="float">
            <text:p>2,6</text:p>
          </table:table-cell>
          <table:table-cell table:formula="of:=IF([.F81]&lt;0.000001;[.G80]+2+1/[.$H$2];[.G80]+1/[.$H$2])" office:value-type="float" office:value="2.6" calcext:value-type="float">
            <text:p>2,6</text:p>
          </table:table-cell>
          <table:table-cell table:number-columns-repeated="4"/>
          <table:table-cell table:formula="of:=SUM(MOD(SUM([.L80]-[.L$2];[.T$2]);[.R$2]-[.L$2]);[.L$2])" office:value-type="time" office:time-value="PT22H50M00S" calcext:value-type="time">
            <text:p>22:50:00</text:p>
          </table:table-cell>
          <table:table-cell table:formula="of:=IF([.L81]&lt;[.L80];[.M80]+[.H$2];[.M80])" office:value-type="float" office:value="120" calcext:value-type="float">
            <text:p>120</text:p>
          </table:table-cell>
          <table:table-cell table:formula="of:=OFFSET([.C$4];[.M81];0)" office:value-type="float" office:value="43749" calcext:value-type="float">
            <text:p>43749</text:p>
          </table:table-cell>
          <table:table-cell table:formula="of:=[.L81]" office:value-type="float" office:value="0.951388888888889" calcext:value-type="float">
            <text:p>0.9513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81];0)&lt;=[.O8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2]))" office:value-type="date" office:date-value="2019-10-09T22:31:30.923171" calcext:value-type="date">
            <text:p>2019-10-09 22:31:31</text:p>
          </table:table-cell>
          <table:table-cell table:style-name="ce7" table:formula="of:=[.A82]" office:value-type="date" office:date-value="2019-10-09T22:31:30.923171" calcext:value-type="date">
            <text:p>2019-10-09 22:31:31</text:p>
          </table:table-cell>
          <table:table-cell table:formula="of:=TRUNC([.A82])" office:value-type="float" office:value="43747" calcext:value-type="float">
            <text:p>43747</text:p>
          </table:table-cell>
          <table:table-cell table:style-name="ce12" table:formula="of:=[.B82]-[.C82]" office:value-type="date" office:date-value="1899-12-30T22:31:30.92317095492" calcext:value-type="date">
            <text:p>12/30/99 10:31 PM</text:p>
          </table:table-cell>
          <table:table-cell table:formula="of:=MOD([.E81]-[.$E$2];[.$H$2])+1+[.$E$2]" office:value-type="float" office:value="210" calcext:value-type="float">
            <text:p>210</text:p>
          </table:table-cell>
          <table:table-cell table:formula="of:=MOD([.F81]+1/[.$H$2];5)" office:value-type="float" office:value="2.63333333333333" calcext:value-type="float">
            <text:p>2,63333333333333</text:p>
          </table:table-cell>
          <table:table-cell table:formula="of:=IF([.F82]&lt;0.000001;[.G81]+2+1/[.$H$2];[.G81]+1/[.$H$2])" office:value-type="float" office:value="2.63333333333333" calcext:value-type="float">
            <text:p>2,63333333333333</text:p>
          </table:table-cell>
          <table:table-cell table:number-columns-repeated="4"/>
          <table:table-cell table:formula="of:=SUM(MOD(SUM([.L81]-[.L$2];[.T$2]);[.R$2]-[.L$2]);[.L$2])" office:value-type="time" office:time-value="PT23H00M00S" calcext:value-type="time">
            <text:p>23:00:00</text:p>
          </table:table-cell>
          <table:table-cell table:formula="of:=IF([.L82]&lt;[.L81];[.M81]+[.H$2];[.M81])" office:value-type="float" office:value="120" calcext:value-type="float">
            <text:p>120</text:p>
          </table:table-cell>
          <table:table-cell table:formula="of:=OFFSET([.C$4];[.M82];0)" office:value-type="float" office:value="43749" calcext:value-type="float">
            <text:p>43749</text:p>
          </table:table-cell>
          <table:table-cell table:formula="of:=[.L82]" office:value-type="float" office:value="0.958333333333333" calcext:value-type="float">
            <text:p>0.9583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82];0)&lt;=[.O8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3]))" office:value-type="date" office:date-value="2019-10-09T22:03:43.88338" calcext:value-type="date">
            <text:p>2019-10-09 22:03:44</text:p>
          </table:table-cell>
          <table:table-cell table:style-name="ce7" table:formula="of:=[.A83]" office:value-type="date" office:date-value="2019-10-09T22:03:43.88338" calcext:value-type="date">
            <text:p>2019-10-09 22:03:44</text:p>
          </table:table-cell>
          <table:table-cell table:formula="of:=TRUNC([.A83])" office:value-type="float" office:value="43747" calcext:value-type="float">
            <text:p>43747</text:p>
          </table:table-cell>
          <table:table-cell table:style-name="ce12" table:formula="of:=[.B83]-[.C83]" office:value-type="date" office:date-value="1899-12-30T22:03:43.88337983284" calcext:value-type="date">
            <text:p>12/30/99 10:03 PM</text:p>
          </table:table-cell>
          <table:table-cell table:formula="of:=MOD([.E82]-[.$E$2];[.$H$2])+1+[.$E$2]" office:value-type="float" office:value="211" calcext:value-type="float">
            <text:p>211</text:p>
          </table:table-cell>
          <table:table-cell table:formula="of:=MOD([.F82]+1/[.$H$2];5)" office:value-type="float" office:value="2.66666666666667" calcext:value-type="float">
            <text:p>2,66666666666667</text:p>
          </table:table-cell>
          <table:table-cell table:formula="of:=IF([.F83]&lt;0.000001;[.G82]+2+1/[.$H$2];[.G82]+1/[.$H$2])" office:value-type="float" office:value="2.66666666666667" calcext:value-type="float">
            <text:p>2,66666666666667</text:p>
          </table:table-cell>
          <table:table-cell table:number-columns-repeated="4"/>
          <table:table-cell table:formula="of:=SUM(MOD(SUM([.L82]-[.L$2];[.T$2]);[.R$2]-[.L$2]);[.L$2])" office:value-type="time" office:time-value="PT23H10M00S" calcext:value-type="time">
            <text:p>23:10:00</text:p>
          </table:table-cell>
          <table:table-cell table:formula="of:=IF([.L83]&lt;[.L82];[.M82]+[.H$2];[.M82])" office:value-type="float" office:value="120" calcext:value-type="float">
            <text:p>120</text:p>
          </table:table-cell>
          <table:table-cell table:formula="of:=OFFSET([.C$4];[.M83];0)" office:value-type="float" office:value="43749" calcext:value-type="float">
            <text:p>43749</text:p>
          </table:table-cell>
          <table:table-cell table:formula="of:=[.L83]" office:value-type="float" office:value="0.965277777777778" calcext:value-type="float">
            <text:p>0.965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83];0)&lt;=[.O8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4]))" office:value-type="date" office:date-value="2019-10-09T22:38:08.317917" calcext:value-type="date">
            <text:p>2019-10-09 22:38:08</text:p>
          </table:table-cell>
          <table:table-cell table:style-name="ce7" table:formula="of:=[.A84]" office:value-type="date" office:date-value="2019-10-09T22:38:08.317917" calcext:value-type="date">
            <text:p>2019-10-09 22:38:08</text:p>
          </table:table-cell>
          <table:table-cell table:formula="of:=TRUNC([.A84])" office:value-type="float" office:value="43747" calcext:value-type="float">
            <text:p>43747</text:p>
          </table:table-cell>
          <table:table-cell table:style-name="ce12" table:formula="of:=[.B84]-[.C84]" office:value-type="date" office:date-value="1899-12-30T22:38:08.31791686825" calcext:value-type="date">
            <text:p>12/30/99 10:38 PM</text:p>
          </table:table-cell>
          <table:table-cell table:formula="of:=MOD([.E83]-[.$E$2];[.$H$2])+1+[.$E$2]" office:value-type="float" office:value="212" calcext:value-type="float">
            <text:p>212</text:p>
          </table:table-cell>
          <table:table-cell table:formula="of:=MOD([.F83]+1/[.$H$2];5)" office:value-type="float" office:value="2.7" calcext:value-type="float">
            <text:p>2,7</text:p>
          </table:table-cell>
          <table:table-cell table:formula="of:=IF([.F84]&lt;0.000001;[.G83]+2+1/[.$H$2];[.G83]+1/[.$H$2])" office:value-type="float" office:value="2.7" calcext:value-type="float">
            <text:p>2,7</text:p>
          </table:table-cell>
          <table:table-cell table:number-columns-repeated="4"/>
          <table:table-cell table:formula="of:=SUM(MOD(SUM([.L83]-[.L$2];[.T$2]);[.R$2]-[.L$2]);[.L$2])" office:value-type="time" office:time-value="PT23H20M00S" calcext:value-type="time">
            <text:p>23:20:00</text:p>
          </table:table-cell>
          <table:table-cell table:formula="of:=IF([.L84]&lt;[.L83];[.M83]+[.H$2];[.M83])" office:value-type="float" office:value="120" calcext:value-type="float">
            <text:p>120</text:p>
          </table:table-cell>
          <table:table-cell table:formula="of:=OFFSET([.C$4];[.M84];0)" office:value-type="float" office:value="43749" calcext:value-type="float">
            <text:p>43749</text:p>
          </table:table-cell>
          <table:table-cell table:formula="of:=[.L84]" office:value-type="float" office:value="0.972222222222222" calcext:value-type="float">
            <text:p>0.972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84];0)&lt;=[.O8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5]))" office:value-type="date" office:date-value="2019-10-09T22:43:57.097896" calcext:value-type="date">
            <text:p>2019-10-09 22:43:57</text:p>
          </table:table-cell>
          <table:table-cell table:style-name="ce7" table:formula="of:=[.A85]" office:value-type="date" office:date-value="2019-10-09T22:43:57.097896" calcext:value-type="date">
            <text:p>2019-10-09 22:43:57</text:p>
          </table:table-cell>
          <table:table-cell table:formula="of:=TRUNC([.A85])" office:value-type="float" office:value="43747" calcext:value-type="float">
            <text:p>43747</text:p>
          </table:table-cell>
          <table:table-cell table:style-name="ce12" table:formula="of:=[.B85]-[.C85]" office:value-type="date" office:date-value="1899-12-30T22:43:57.09789554123" calcext:value-type="date">
            <text:p>12/30/99 10:43 PM</text:p>
          </table:table-cell>
          <table:table-cell table:formula="of:=MOD([.E84]-[.$E$2];[.$H$2])+1+[.$E$2]" office:value-type="float" office:value="213" calcext:value-type="float">
            <text:p>213</text:p>
          </table:table-cell>
          <table:table-cell table:formula="of:=MOD([.F84]+1/[.$H$2];5)" office:value-type="float" office:value="2.73333333333333" calcext:value-type="float">
            <text:p>2,73333333333333</text:p>
          </table:table-cell>
          <table:table-cell table:formula="of:=IF([.F85]&lt;0.000001;[.G84]+2+1/[.$H$2];[.G84]+1/[.$H$2])" office:value-type="float" office:value="2.73333333333333" calcext:value-type="float">
            <text:p>2,73333333333333</text:p>
          </table:table-cell>
          <table:table-cell table:number-columns-repeated="4"/>
          <table:table-cell table:formula="of:=SUM(MOD(SUM([.L84]-[.L$2];[.T$2]);[.R$2]-[.L$2]);[.L$2])" office:value-type="time" office:time-value="PT23H30M00S" calcext:value-type="time">
            <text:p>23:30:00</text:p>
          </table:table-cell>
          <table:table-cell table:formula="of:=IF([.L85]&lt;[.L84];[.M84]+[.H$2];[.M84])" office:value-type="float" office:value="120" calcext:value-type="float">
            <text:p>120</text:p>
          </table:table-cell>
          <table:table-cell table:formula="of:=OFFSET([.C$4];[.M85];0)" office:value-type="float" office:value="43749" calcext:value-type="float">
            <text:p>43749</text:p>
          </table:table-cell>
          <table:table-cell table:formula="of:=[.L85]" office:value-type="float" office:value="0.979166666666667" calcext:value-type="float">
            <text:p>0.979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85];0)&lt;=[.O8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6]))" office:value-type="date" office:date-value="2019-10-09T22:30:29.25169" calcext:value-type="date">
            <text:p>2019-10-09 22:30:29</text:p>
          </table:table-cell>
          <table:table-cell table:style-name="ce7" table:formula="of:=[.A86]" office:value-type="date" office:date-value="2019-10-09T22:30:29.25169" calcext:value-type="date">
            <text:p>2019-10-09 22:30:29</text:p>
          </table:table-cell>
          <table:table-cell table:formula="of:=TRUNC([.A86])" office:value-type="float" office:value="43747" calcext:value-type="float">
            <text:p>43747</text:p>
          </table:table-cell>
          <table:table-cell table:style-name="ce12" table:formula="of:=[.B86]-[.C86]" office:value-type="date" office:date-value="1899-12-30T22:30:29.25169018563" calcext:value-type="date">
            <text:p>12/30/99 10:30 PM</text:p>
          </table:table-cell>
          <table:table-cell table:formula="of:=MOD([.E85]-[.$E$2];[.$H$2])+1+[.$E$2]" office:value-type="float" office:value="214" calcext:value-type="float">
            <text:p>214</text:p>
          </table:table-cell>
          <table:table-cell table:formula="of:=MOD([.F85]+1/[.$H$2];5)" office:value-type="float" office:value="2.76666666666667" calcext:value-type="float">
            <text:p>2,76666666666667</text:p>
          </table:table-cell>
          <table:table-cell table:formula="of:=IF([.F86]&lt;0.000001;[.G85]+2+1/[.$H$2];[.G85]+1/[.$H$2])" office:value-type="float" office:value="2.76666666666667" calcext:value-type="float">
            <text:p>2,76666666666667</text:p>
          </table:table-cell>
          <table:table-cell table:number-columns-repeated="4"/>
          <table:table-cell table:formula="of:=SUM(MOD(SUM([.L85]-[.L$2];[.T$2]);[.R$2]-[.L$2]);[.L$2])" office:value-type="time" office:time-value="PT23H40M00S" calcext:value-type="time">
            <text:p>23:40:00</text:p>
          </table:table-cell>
          <table:table-cell table:formula="of:=IF([.L86]&lt;[.L85];[.M85]+[.H$2];[.M85])" office:value-type="float" office:value="120" calcext:value-type="float">
            <text:p>120</text:p>
          </table:table-cell>
          <table:table-cell table:formula="of:=OFFSET([.C$4];[.M86];0)" office:value-type="float" office:value="43749" calcext:value-type="float">
            <text:p>43749</text:p>
          </table:table-cell>
          <table:table-cell table:formula="of:=[.L86]" office:value-type="float" office:value="0.986111111111111" calcext:value-type="float">
            <text:p>0.98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86];0)&lt;=[.O8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7]))" office:value-type="date" office:date-value="2019-10-09T22:27:21.54962" calcext:value-type="date">
            <text:p>2019-10-09 22:27:22</text:p>
          </table:table-cell>
          <table:table-cell table:style-name="ce7" table:formula="of:=[.A87]" office:value-type="date" office:date-value="2019-10-09T22:27:21.54962" calcext:value-type="date">
            <text:p>2019-10-09 22:27:22</text:p>
          </table:table-cell>
          <table:table-cell table:formula="of:=TRUNC([.A87])" office:value-type="float" office:value="43747" calcext:value-type="float">
            <text:p>43747</text:p>
          </table:table-cell>
          <table:table-cell table:style-name="ce12" table:formula="of:=[.B87]-[.C87]" office:value-type="date" office:date-value="1899-12-30T22:27:21.54961975291" calcext:value-type="date">
            <text:p>12/30/99 10:27 PM</text:p>
          </table:table-cell>
          <table:table-cell table:formula="of:=MOD([.E86]-[.$E$2];[.$H$2])+1+[.$E$2]" office:value-type="float" office:value="215" calcext:value-type="float">
            <text:p>215</text:p>
          </table:table-cell>
          <table:table-cell table:formula="of:=MOD([.F86]+1/[.$H$2];5)" office:value-type="float" office:value="2.8" calcext:value-type="float">
            <text:p>2,8</text:p>
          </table:table-cell>
          <table:table-cell table:formula="of:=IF([.F87]&lt;0.000001;[.G86]+2+1/[.$H$2];[.G86]+1/[.$H$2])" office:value-type="float" office:value="2.8" calcext:value-type="float">
            <text:p>2,8</text:p>
          </table:table-cell>
          <table:table-cell table:number-columns-repeated="4"/>
          <table:table-cell table:formula="of:=SUM(MOD(SUM([.L86]-[.L$2];[.T$2]);[.R$2]-[.L$2]);[.L$2])" office:value-type="time" office:time-value="PT23H50M00S" calcext:value-type="time">
            <text:p>23:50:00</text:p>
          </table:table-cell>
          <table:table-cell table:formula="of:=IF([.L87]&lt;[.L86];[.M86]+[.H$2];[.M86])" office:value-type="float" office:value="120" calcext:value-type="float">
            <text:p>120</text:p>
          </table:table-cell>
          <table:table-cell table:formula="of:=OFFSET([.C$4];[.M87];0)" office:value-type="float" office:value="43749" calcext:value-type="float">
            <text:p>43749</text:p>
          </table:table-cell>
          <table:table-cell table:formula="of:=[.L87]" office:value-type="float" office:value="0.993055555555556" calcext:value-type="float">
            <text:p>0.993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87];0)&lt;=[.O8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8]))" office:value-type="date" office:date-value="2019-10-09T22:29:47.567393" calcext:value-type="date">
            <text:p>2019-10-09 22:29:48</text:p>
          </table:table-cell>
          <table:table-cell table:style-name="ce7" table:formula="of:=[.A88]" office:value-type="date" office:date-value="2019-10-09T22:29:47.567393" calcext:value-type="date">
            <text:p>2019-10-09 22:29:48</text:p>
          </table:table-cell>
          <table:table-cell table:formula="of:=TRUNC([.A88])" office:value-type="float" office:value="43747" calcext:value-type="float">
            <text:p>43747</text:p>
          </table:table-cell>
          <table:table-cell table:style-name="ce12" table:formula="of:=[.B88]-[.C88]" office:value-type="date" office:date-value="1899-12-30T22:29:47.56739292294" calcext:value-type="date">
            <text:p>12/30/99 10:29 PM</text:p>
          </table:table-cell>
          <table:table-cell table:formula="of:=MOD([.E87]-[.$E$2];[.$H$2])+1+[.$E$2]" office:value-type="float" office:value="216" calcext:value-type="float">
            <text:p>216</text:p>
          </table:table-cell>
          <table:table-cell table:formula="of:=MOD([.F87]+1/[.$H$2];5)" office:value-type="float" office:value="2.83333333333333" calcext:value-type="float">
            <text:p>2,83333333333333</text:p>
          </table:table-cell>
          <table:table-cell table:formula="of:=IF([.F88]&lt;0.000001;[.G87]+2+1/[.$H$2];[.G87]+1/[.$H$2])" office:value-type="float" office:value="2.83333333333333" calcext:value-type="float">
            <text:p>2,83333333333333</text:p>
          </table:table-cell>
          <table:table-cell table:number-columns-repeated="4"/>
          <table:table-cell table:formula="of:=SUM(MOD(SUM([.L87]-[.L$2];[.T$2]);[.R$2]-[.L$2]);[.L$2])" office:value-type="time" office:time-value="PT21H10M00S" calcext:value-type="time">
            <text:p>21:10:00</text:p>
          </table:table-cell>
          <table:table-cell table:formula="of:=IF([.L88]&lt;[.L87];[.M87]+[.H$2];[.M87])" office:value-type="float" office:value="150" calcext:value-type="float">
            <text:p>150</text:p>
          </table:table-cell>
          <table:table-cell table:formula="of:=OFFSET([.C$4];[.M88];0)" office:value-type="float" office:value="43750" calcext:value-type="float">
            <text:p>43750</text:p>
          </table:table-cell>
          <table:table-cell table:formula="of:=[.L88]" office:value-type="float" office:value="0.881944444444444" calcext:value-type="float">
            <text:p>0.8819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88];0)&lt;=[.O8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9]))" office:value-type="date" office:date-value="2019-10-09T22:34:43.329645" calcext:value-type="date">
            <text:p>2019-10-09 22:34:43</text:p>
          </table:table-cell>
          <table:table-cell table:style-name="ce7" table:formula="of:=[.A89]" office:value-type="date" office:date-value="2019-10-09T22:34:43.329645" calcext:value-type="date">
            <text:p>2019-10-09 22:34:43</text:p>
          </table:table-cell>
          <table:table-cell table:formula="of:=TRUNC([.A89])" office:value-type="float" office:value="43747" calcext:value-type="float">
            <text:p>43747</text:p>
          </table:table-cell>
          <table:table-cell table:style-name="ce12" table:formula="of:=[.B89]-[.C89]" office:value-type="date" office:date-value="1899-12-30T22:34:43.32964468282" calcext:value-type="date">
            <text:p>12/30/99 10:34 PM</text:p>
          </table:table-cell>
          <table:table-cell table:formula="of:=MOD([.E88]-[.$E$2];[.$H$2])+1+[.$E$2]" office:value-type="float" office:value="217" calcext:value-type="float">
            <text:p>217</text:p>
          </table:table-cell>
          <table:table-cell table:formula="of:=MOD([.F88]+1/[.$H$2];5)" office:value-type="float" office:value="2.86666666666667" calcext:value-type="float">
            <text:p>2,86666666666667</text:p>
          </table:table-cell>
          <table:table-cell table:formula="of:=IF([.F89]&lt;0.000001;[.G88]+2+1/[.$H$2];[.G88]+1/[.$H$2])" office:value-type="float" office:value="2.86666666666667" calcext:value-type="float">
            <text:p>2,86666666666667</text:p>
          </table:table-cell>
          <table:table-cell table:number-columns-repeated="4"/>
          <table:table-cell table:formula="of:=SUM(MOD(SUM([.L88]-[.L$2];[.T$2]);[.R$2]-[.L$2]);[.L$2])" office:value-type="time" office:time-value="PT21H20M00S" calcext:value-type="time">
            <text:p>21:20:00</text:p>
          </table:table-cell>
          <table:table-cell table:formula="of:=IF([.L89]&lt;[.L88];[.M88]+[.H$2];[.M88])" office:value-type="float" office:value="150" calcext:value-type="float">
            <text:p>150</text:p>
          </table:table-cell>
          <table:table-cell table:formula="of:=OFFSET([.C$4];[.M89];0)" office:value-type="float" office:value="43750" calcext:value-type="float">
            <text:p>43750</text:p>
          </table:table-cell>
          <table:table-cell table:formula="of:=[.L89]" office:value-type="float" office:value="0.888888888888889" calcext:value-type="float">
            <text:p>0.8888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89];0)&lt;=[.O8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0]))" office:value-type="date" office:date-value="2019-10-09T22:18:13.011341" calcext:value-type="date">
            <text:p>2019-10-09 22:18:13</text:p>
          </table:table-cell>
          <table:table-cell table:style-name="ce7" table:formula="of:=[.A90]" office:value-type="date" office:date-value="2019-10-09T22:18:13.011341" calcext:value-type="date">
            <text:p>2019-10-09 22:18:13</text:p>
          </table:table-cell>
          <table:table-cell table:formula="of:=TRUNC([.A90])" office:value-type="float" office:value="43747" calcext:value-type="float">
            <text:p>43747</text:p>
          </table:table-cell>
          <table:table-cell table:style-name="ce12" table:formula="of:=[.B90]-[.C90]" office:value-type="date" office:date-value="1899-12-30T22:18:13.01134077832" calcext:value-type="date">
            <text:p>12/30/99 10:18 PM</text:p>
          </table:table-cell>
          <table:table-cell table:formula="of:=MOD([.E89]-[.$E$2];[.$H$2])+1+[.$E$2]" office:value-type="float" office:value="218" calcext:value-type="float">
            <text:p>218</text:p>
          </table:table-cell>
          <table:table-cell table:formula="of:=MOD([.F89]+1/[.$H$2];5)" office:value-type="float" office:value="2.9" calcext:value-type="float">
            <text:p>2,9</text:p>
          </table:table-cell>
          <table:table-cell table:formula="of:=IF([.F90]&lt;0.000001;[.G89]+2+1/[.$H$2];[.G89]+1/[.$H$2])" office:value-type="float" office:value="2.9" calcext:value-type="float">
            <text:p>2,9</text:p>
          </table:table-cell>
          <table:table-cell table:number-columns-repeated="4"/>
          <table:table-cell table:formula="of:=SUM(MOD(SUM([.L89]-[.L$2];[.T$2]);[.R$2]-[.L$2]);[.L$2])" office:value-type="time" office:time-value="PT21H30M00S" calcext:value-type="time">
            <text:p>21:30:00</text:p>
          </table:table-cell>
          <table:table-cell table:formula="of:=IF([.L90]&lt;[.L89];[.M89]+[.H$2];[.M89])" office:value-type="float" office:value="150" calcext:value-type="float">
            <text:p>150</text:p>
          </table:table-cell>
          <table:table-cell table:formula="of:=OFFSET([.C$4];[.M90];0)" office:value-type="float" office:value="43750" calcext:value-type="float">
            <text:p>43750</text:p>
          </table:table-cell>
          <table:table-cell table:formula="of:=[.L90]" office:value-type="float" office:value="0.895833333333333" calcext:value-type="float">
            <text:p>0.8958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90];0)&lt;=[.O9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1]))" office:value-type="date" office:date-value="2019-10-09T22:27:01.869785" calcext:value-type="date">
            <text:p>2019-10-09 22:27:02</text:p>
          </table:table-cell>
          <table:table-cell table:style-name="ce7" table:formula="of:=[.A91]" office:value-type="date" office:date-value="2019-10-09T22:27:01.869785" calcext:value-type="date">
            <text:p>2019-10-09 22:27:02</text:p>
          </table:table-cell>
          <table:table-cell table:formula="of:=TRUNC([.A91])" office:value-type="float" office:value="43747" calcext:value-type="float">
            <text:p>43747</text:p>
          </table:table-cell>
          <table:table-cell table:style-name="ce12" table:formula="of:=[.B91]-[.C91]" office:value-type="date" office:date-value="1899-12-30T22:27:01.86978533864" calcext:value-type="date">
            <text:p>12/30/99 10:27 PM</text:p>
          </table:table-cell>
          <table:table-cell table:formula="of:=MOD([.E90]-[.$E$2];[.$H$2])+1+[.$E$2]" office:value-type="float" office:value="219" calcext:value-type="float">
            <text:p>219</text:p>
          </table:table-cell>
          <table:table-cell table:formula="of:=MOD([.F90]+1/[.$H$2];5)" office:value-type="float" office:value="2.93333333333333" calcext:value-type="float">
            <text:p>2,93333333333333</text:p>
          </table:table-cell>
          <table:table-cell table:formula="of:=IF([.F91]&lt;0.000001;[.G90]+2+1/[.$H$2];[.G90]+1/[.$H$2])" office:value-type="float" office:value="2.93333333333333" calcext:value-type="float">
            <text:p>2,93333333333333</text:p>
          </table:table-cell>
          <table:table-cell table:number-columns-repeated="4"/>
          <table:table-cell table:formula="of:=SUM(MOD(SUM([.L90]-[.L$2];[.T$2]);[.R$2]-[.L$2]);[.L$2])" office:value-type="time" office:time-value="PT21H40M00S" calcext:value-type="time">
            <text:p>21:40:00</text:p>
          </table:table-cell>
          <table:table-cell table:formula="of:=IF([.L91]&lt;[.L90];[.M90]+[.H$2];[.M90])" office:value-type="float" office:value="150" calcext:value-type="float">
            <text:p>150</text:p>
          </table:table-cell>
          <table:table-cell table:formula="of:=OFFSET([.C$4];[.M91];0)" office:value-type="float" office:value="43750" calcext:value-type="float">
            <text:p>43750</text:p>
          </table:table-cell>
          <table:table-cell table:formula="of:=[.L91]" office:value-type="float" office:value="0.902777777777778" calcext:value-type="float">
            <text:p>0.9027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91];0)&lt;=[.O9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2]))" office:value-type="date" office:date-value="2019-10-09T22:25:24.741524" calcext:value-type="date">
            <text:p>2019-10-09 22:25:25</text:p>
          </table:table-cell>
          <table:table-cell table:style-name="ce7" table:formula="of:=[.A92]" office:value-type="date" office:date-value="2019-10-09T22:25:24.741524" calcext:value-type="date">
            <text:p>2019-10-09 22:25:25</text:p>
          </table:table-cell>
          <table:table-cell table:formula="of:=TRUNC([.A92])" office:value-type="float" office:value="43747" calcext:value-type="float">
            <text:p>43747</text:p>
          </table:table-cell>
          <table:table-cell table:style-name="ce12" table:formula="of:=[.B92]-[.C92]" office:value-type="date" office:date-value="1899-12-30T22:25:24.7415239457" calcext:value-type="date">
            <text:p>12/30/99 10:25 PM</text:p>
          </table:table-cell>
          <table:table-cell table:formula="of:=MOD([.E91]-[.$E$2];[.$H$2])+1+[.$E$2]" office:value-type="float" office:value="220" calcext:value-type="float">
            <text:p>220</text:p>
          </table:table-cell>
          <table:table-cell table:formula="of:=MOD([.F91]+1/[.$H$2];5)" office:value-type="float" office:value="2.96666666666667" calcext:value-type="float">
            <text:p>2,96666666666667</text:p>
          </table:table-cell>
          <table:table-cell table:formula="of:=IF([.F92]&lt;0.000001;[.G91]+2+1/[.$H$2];[.G91]+1/[.$H$2])" office:value-type="float" office:value="2.96666666666667" calcext:value-type="float">
            <text:p>2,96666666666667</text:p>
          </table:table-cell>
          <table:table-cell table:number-columns-repeated="4"/>
          <table:table-cell table:formula="of:=SUM(MOD(SUM([.L91]-[.L$2];[.T$2]);[.R$2]-[.L$2]);[.L$2])" office:value-type="time" office:time-value="PT21H50M00S" calcext:value-type="time">
            <text:p>21:50:00</text:p>
          </table:table-cell>
          <table:table-cell table:formula="of:=IF([.L92]&lt;[.L91];[.M91]+[.H$2];[.M91])" office:value-type="float" office:value="150" calcext:value-type="float">
            <text:p>150</text:p>
          </table:table-cell>
          <table:table-cell table:formula="of:=OFFSET([.C$4];[.M92];0)" office:value-type="float" office:value="43750" calcext:value-type="float">
            <text:p>43750</text:p>
          </table:table-cell>
          <table:table-cell table:formula="of:=[.L92]" office:value-type="float" office:value="0.909722222222222" calcext:value-type="float">
            <text:p>0.9097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92];0)&lt;=[.O9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3]))" office:value-type="date" office:date-value="2019-10-10T22:26:47.904255" calcext:value-type="date">
            <text:p>2019-10-10 22:26:48</text:p>
          </table:table-cell>
          <table:table-cell table:style-name="ce7" table:formula="of:=[.A93]" office:value-type="date" office:date-value="2019-10-10T22:26:47.904255" calcext:value-type="date">
            <text:p>2019-10-10 22:26:48</text:p>
          </table:table-cell>
          <table:table-cell table:formula="of:=TRUNC([.A93])" office:value-type="float" office:value="43748" calcext:value-type="float">
            <text:p>43748</text:p>
          </table:table-cell>
          <table:table-cell table:style-name="ce12" table:formula="of:=[.B93]-[.C93]" office:value-type="date" office:date-value="1899-12-30T22:26:47.90425494779" calcext:value-type="date">
            <text:p>12/30/99 10:26 PM</text:p>
          </table:table-cell>
          <table:table-cell table:formula="of:=MOD([.E92]-[.$E$2];[.$H$2])+1+[.$E$2]" office:value-type="float" office:value="191" calcext:value-type="float">
            <text:p>191</text:p>
          </table:table-cell>
          <table:table-cell table:formula="of:=MOD([.F92]+1/[.$H$2];5)" office:value-type="float" office:value="3" calcext:value-type="float">
            <text:p>3</text:p>
          </table:table-cell>
          <table:table-cell table:formula="of:=IF([.F93]&lt;0.000001;[.G92]+2+1/[.$H$2];[.G92]+1/[.$H$2])" office:value-type="float" office:value="3" calcext:value-type="float">
            <text:p>3</text:p>
          </table:table-cell>
          <table:table-cell table:number-columns-repeated="4"/>
          <table:table-cell table:formula="of:=SUM(MOD(SUM([.L92]-[.L$2];[.T$2]);[.R$2]-[.L$2]);[.L$2])" office:value-type="time" office:time-value="PT22H00M00S" calcext:value-type="time">
            <text:p>22:00:00</text:p>
          </table:table-cell>
          <table:table-cell table:formula="of:=IF([.L93]&lt;[.L92];[.M92]+[.H$2];[.M92])" office:value-type="float" office:value="150" calcext:value-type="float">
            <text:p>150</text:p>
          </table:table-cell>
          <table:table-cell table:formula="of:=OFFSET([.C$4];[.M93];0)" office:value-type="float" office:value="43750" calcext:value-type="float">
            <text:p>43750</text:p>
          </table:table-cell>
          <table:table-cell table:formula="of:=[.L93]" office:value-type="float" office:value="0.916666666666667" calcext:value-type="float">
            <text:p>0.9166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93];0)&lt;=[.O9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4]))" office:value-type="date" office:date-value="2019-10-10T22:14:45.484641" calcext:value-type="date">
            <text:p>2019-10-10 22:14:45</text:p>
          </table:table-cell>
          <table:table-cell table:style-name="ce7" table:formula="of:=[.A94]" office:value-type="date" office:date-value="2019-10-10T22:14:45.484641" calcext:value-type="date">
            <text:p>2019-10-10 22:14:45</text:p>
          </table:table-cell>
          <table:table-cell table:formula="of:=TRUNC([.A94])" office:value-type="float" office:value="43748" calcext:value-type="float">
            <text:p>43748</text:p>
          </table:table-cell>
          <table:table-cell table:style-name="ce12" table:formula="of:=[.B94]-[.C94]" office:value-type="date" office:date-value="1899-12-30T22:14:45.48464064952" calcext:value-type="date">
            <text:p>12/30/99 10:14 PM</text:p>
          </table:table-cell>
          <table:table-cell table:formula="of:=MOD([.E93]-[.$E$2];[.$H$2])+1+[.$E$2]" office:value-type="float" office:value="192" calcext:value-type="float">
            <text:p>192</text:p>
          </table:table-cell>
          <table:table-cell table:formula="of:=MOD([.F93]+1/[.$H$2];5)" office:value-type="float" office:value="3.03333333333333" calcext:value-type="float">
            <text:p>3,03333333333333</text:p>
          </table:table-cell>
          <table:table-cell table:formula="of:=IF([.F94]&lt;0.000001;[.G93]+2+1/[.$H$2];[.G93]+1/[.$H$2])" office:value-type="float" office:value="3.03333333333333" calcext:value-type="float">
            <text:p>3,03333333333333</text:p>
          </table:table-cell>
          <table:table-cell table:number-columns-repeated="4"/>
          <table:table-cell table:formula="of:=SUM(MOD(SUM([.L93]-[.L$2];[.T$2]);[.R$2]-[.L$2]);[.L$2])" office:value-type="time" office:time-value="PT22H10M00S" calcext:value-type="time">
            <text:p>22:10:00</text:p>
          </table:table-cell>
          <table:table-cell table:formula="of:=IF([.L94]&lt;[.L93];[.M93]+[.H$2];[.M93])" office:value-type="float" office:value="150" calcext:value-type="float">
            <text:p>150</text:p>
          </table:table-cell>
          <table:table-cell table:formula="of:=OFFSET([.C$4];[.M94];0)" office:value-type="float" office:value="43750" calcext:value-type="float">
            <text:p>43750</text:p>
          </table:table-cell>
          <table:table-cell table:formula="of:=[.L94]" office:value-type="float" office:value="0.923611111111111" calcext:value-type="float">
            <text:p>0.9236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94];0)&lt;=[.O9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5]))" office:value-type="date" office:date-value="2019-10-10T22:31:12.790097" calcext:value-type="date">
            <text:p>2019-10-10 22:31:13</text:p>
          </table:table-cell>
          <table:table-cell table:style-name="ce7" table:formula="of:=[.A95]" office:value-type="date" office:date-value="2019-10-10T22:31:12.790097" calcext:value-type="date">
            <text:p>2019-10-10 22:31:13</text:p>
          </table:table-cell>
          <table:table-cell table:formula="of:=TRUNC([.A95])" office:value-type="float" office:value="43748" calcext:value-type="float">
            <text:p>43748</text:p>
          </table:table-cell>
          <table:table-cell table:style-name="ce12" table:formula="of:=[.B95]-[.C95]" office:value-type="date" office:date-value="1899-12-30T22:31:12.79009690974" calcext:value-type="date">
            <text:p>12/30/99 10:31 PM</text:p>
          </table:table-cell>
          <table:table-cell table:formula="of:=MOD([.E94]-[.$E$2];[.$H$2])+1+[.$E$2]" office:value-type="float" office:value="193" calcext:value-type="float">
            <text:p>193</text:p>
          </table:table-cell>
          <table:table-cell table:formula="of:=MOD([.F94]+1/[.$H$2];5)" office:value-type="float" office:value="3.06666666666667" calcext:value-type="float">
            <text:p>3,06666666666667</text:p>
          </table:table-cell>
          <table:table-cell table:formula="of:=IF([.F95]&lt;0.000001;[.G94]+2+1/[.$H$2];[.G94]+1/[.$H$2])" office:value-type="float" office:value="3.06666666666667" calcext:value-type="float">
            <text:p>3,06666666666667</text:p>
          </table:table-cell>
          <table:table-cell table:number-columns-repeated="4"/>
          <table:table-cell table:formula="of:=SUM(MOD(SUM([.L94]-[.L$2];[.T$2]);[.R$2]-[.L$2]);[.L$2])" office:value-type="time" office:time-value="PT22H20M00S" calcext:value-type="time">
            <text:p>22:20:00</text:p>
          </table:table-cell>
          <table:table-cell table:formula="of:=IF([.L95]&lt;[.L94];[.M94]+[.H$2];[.M94])" office:value-type="float" office:value="150" calcext:value-type="float">
            <text:p>150</text:p>
          </table:table-cell>
          <table:table-cell table:formula="of:=OFFSET([.C$4];[.M95];0)" office:value-type="float" office:value="43750" calcext:value-type="float">
            <text:p>43750</text:p>
          </table:table-cell>
          <table:table-cell table:formula="of:=[.L95]" office:value-type="float" office:value="0.930555555555555" calcext:value-type="float">
            <text:p>0.930555555555555</text:p>
          </table:table-cell>
          <table:table-cell office:value-type="float" office:value="192" calcext:value-type="float">
            <text:p>192</text:p>
          </table:table-cell>
          <table:table-cell table:formula="of:=IF(OFFSET([.D$4];[.M95];0)&lt;=[.O9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6]))" office:value-type="date" office:date-value="2019-10-10T22:39:45.383884" calcext:value-type="date">
            <text:p>2019-10-10 22:39:45</text:p>
          </table:table-cell>
          <table:table-cell table:style-name="ce7" table:formula="of:=[.A96]" office:value-type="date" office:date-value="2019-10-10T22:39:45.383884" calcext:value-type="date">
            <text:p>2019-10-10 22:39:45</text:p>
          </table:table-cell>
          <table:table-cell table:formula="of:=TRUNC([.A96])" office:value-type="float" office:value="43748" calcext:value-type="float">
            <text:p>43748</text:p>
          </table:table-cell>
          <table:table-cell table:style-name="ce12" table:formula="of:=[.B96]-[.C96]" office:value-type="date" office:date-value="1899-12-30T22:39:45.38388416637" calcext:value-type="date">
            <text:p>12/30/99 10:39 PM</text:p>
          </table:table-cell>
          <table:table-cell table:formula="of:=MOD([.E95]-[.$E$2];[.$H$2])+1+[.$E$2]" office:value-type="float" office:value="194" calcext:value-type="float">
            <text:p>194</text:p>
          </table:table-cell>
          <table:table-cell table:formula="of:=MOD([.F95]+1/[.$H$2];5)" office:value-type="float" office:value="3.1" calcext:value-type="float">
            <text:p>3,1</text:p>
          </table:table-cell>
          <table:table-cell table:formula="of:=IF([.F96]&lt;0.000001;[.G95]+2+1/[.$H$2];[.G95]+1/[.$H$2])" office:value-type="float" office:value="3.1" calcext:value-type="float">
            <text:p>3,1</text:p>
          </table:table-cell>
          <table:table-cell table:number-columns-repeated="4"/>
          <table:table-cell table:formula="of:=SUM(MOD(SUM([.L95]-[.L$2];[.T$2]);[.R$2]-[.L$2]);[.L$2])" office:value-type="time" office:time-value="PT22H30M00S" calcext:value-type="time">
            <text:p>22:30:00</text:p>
          </table:table-cell>
          <table:table-cell table:formula="of:=IF([.L96]&lt;[.L95];[.M95]+[.H$2];[.M95])" office:value-type="float" office:value="150" calcext:value-type="float">
            <text:p>150</text:p>
          </table:table-cell>
          <table:table-cell table:formula="of:=OFFSET([.C$4];[.M96];0)" office:value-type="float" office:value="43750" calcext:value-type="float">
            <text:p>43750</text:p>
          </table:table-cell>
          <table:table-cell table:formula="of:=[.L96]" office:value-type="float" office:value="0.9375" calcext:value-type="float">
            <text:p>0.9375</text:p>
          </table:table-cell>
          <table:table-cell office:value-type="float" office:value="192" calcext:value-type="float">
            <text:p>192</text:p>
          </table:table-cell>
          <table:table-cell table:formula="of:=IF(OFFSET([.D$4];[.M96];0)&lt;=[.O9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7]))" office:value-type="date" office:date-value="2019-10-10T22:28:37.92946" calcext:value-type="date">
            <text:p>2019-10-10 22:28:38</text:p>
          </table:table-cell>
          <table:table-cell table:style-name="ce7" table:formula="of:=[.A97]" office:value-type="date" office:date-value="2019-10-10T22:28:37.92946" calcext:value-type="date">
            <text:p>2019-10-10 22:28:38</text:p>
          </table:table-cell>
          <table:table-cell table:formula="of:=TRUNC([.A97])" office:value-type="float" office:value="43748" calcext:value-type="float">
            <text:p>43748</text:p>
          </table:table-cell>
          <table:table-cell table:style-name="ce12" table:formula="of:=[.B97]-[.C97]" office:value-type="date" office:date-value="1899-12-30T22:28:37.92946031783" calcext:value-type="date">
            <text:p>12/30/99 10:28 PM</text:p>
          </table:table-cell>
          <table:table-cell table:formula="of:=MOD([.E96]-[.$E$2];[.$H$2])+1+[.$E$2]" office:value-type="float" office:value="195" calcext:value-type="float">
            <text:p>195</text:p>
          </table:table-cell>
          <table:table-cell table:formula="of:=MOD([.F96]+1/[.$H$2];5)" office:value-type="float" office:value="3.13333333333333" calcext:value-type="float">
            <text:p>3,13333333333333</text:p>
          </table:table-cell>
          <table:table-cell table:formula="of:=IF([.F97]&lt;0.000001;[.G96]+2+1/[.$H$2];[.G96]+1/[.$H$2])" office:value-type="float" office:value="3.13333333333333" calcext:value-type="float">
            <text:p>3,13333333333333</text:p>
          </table:table-cell>
          <table:table-cell table:number-columns-repeated="4"/>
          <table:table-cell table:formula="of:=SUM(MOD(SUM([.L96]-[.L$2];[.T$2]);[.R$2]-[.L$2]);[.L$2])" office:value-type="time" office:time-value="PT22H40M00S" calcext:value-type="time">
            <text:p>22:40:00</text:p>
          </table:table-cell>
          <table:table-cell table:formula="of:=IF([.L97]&lt;[.L96];[.M96]+[.H$2];[.M96])" office:value-type="float" office:value="150" calcext:value-type="float">
            <text:p>150</text:p>
          </table:table-cell>
          <table:table-cell table:formula="of:=OFFSET([.C$4];[.M97];0)" office:value-type="float" office:value="43750" calcext:value-type="float">
            <text:p>43750</text:p>
          </table:table-cell>
          <table:table-cell table:formula="of:=[.L97]" office:value-type="float" office:value="0.944444444444444" calcext:value-type="float">
            <text:p>0.9444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97];0)&lt;=[.O9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8]))" office:value-type="date" office:date-value="2019-10-10T22:37:25.372734" calcext:value-type="date">
            <text:p>2019-10-10 22:37:25</text:p>
          </table:table-cell>
          <table:table-cell table:style-name="ce7" table:formula="of:=[.A98]" office:value-type="date" office:date-value="2019-10-10T22:37:25.372734" calcext:value-type="date">
            <text:p>2019-10-10 22:37:25</text:p>
          </table:table-cell>
          <table:table-cell table:formula="of:=TRUNC([.A98])" office:value-type="float" office:value="43748" calcext:value-type="float">
            <text:p>43748</text:p>
          </table:table-cell>
          <table:table-cell table:style-name="ce12" table:formula="of:=[.B98]-[.C98]" office:value-type="date" office:date-value="1899-12-30T22:37:25.37273389287" calcext:value-type="date">
            <text:p>12/30/99 10:37 PM</text:p>
          </table:table-cell>
          <table:table-cell table:formula="of:=MOD([.E97]-[.$E$2];[.$H$2])+1+[.$E$2]" office:value-type="float" office:value="196" calcext:value-type="float">
            <text:p>196</text:p>
          </table:table-cell>
          <table:table-cell table:formula="of:=MOD([.F97]+1/[.$H$2];5)" office:value-type="float" office:value="3.16666666666667" calcext:value-type="float">
            <text:p>3,16666666666667</text:p>
          </table:table-cell>
          <table:table-cell table:formula="of:=IF([.F98]&lt;0.000001;[.G97]+2+1/[.$H$2];[.G97]+1/[.$H$2])" office:value-type="float" office:value="3.16666666666667" calcext:value-type="float">
            <text:p>3,16666666666667</text:p>
          </table:table-cell>
          <table:table-cell table:number-columns-repeated="4"/>
          <table:table-cell table:formula="of:=SUM(MOD(SUM([.L97]-[.L$2];[.T$2]);[.R$2]-[.L$2]);[.L$2])" office:value-type="time" office:time-value="PT22H50M00S" calcext:value-type="time">
            <text:p>22:50:00</text:p>
          </table:table-cell>
          <table:table-cell table:formula="of:=IF([.L98]&lt;[.L97];[.M97]+[.H$2];[.M97])" office:value-type="float" office:value="150" calcext:value-type="float">
            <text:p>150</text:p>
          </table:table-cell>
          <table:table-cell table:formula="of:=OFFSET([.C$4];[.M98];0)" office:value-type="float" office:value="43750" calcext:value-type="float">
            <text:p>43750</text:p>
          </table:table-cell>
          <table:table-cell table:formula="of:=[.L98]" office:value-type="float" office:value="0.951388888888889" calcext:value-type="float">
            <text:p>0.9513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98];0)&lt;=[.O9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9]))" office:value-type="date" office:date-value="2019-10-10T22:34:16.662547" calcext:value-type="date">
            <text:p>2019-10-10 22:34:17</text:p>
          </table:table-cell>
          <table:table-cell table:style-name="ce7" table:formula="of:=[.A99]" office:value-type="date" office:date-value="2019-10-10T22:34:16.662547" calcext:value-type="date">
            <text:p>2019-10-10 22:34:17</text:p>
          </table:table-cell>
          <table:table-cell table:formula="of:=TRUNC([.A99])" office:value-type="float" office:value="43748" calcext:value-type="float">
            <text:p>43748</text:p>
          </table:table-cell>
          <table:table-cell table:style-name="ce12" table:formula="of:=[.B99]-[.C99]" office:value-type="date" office:date-value="1899-12-30T22:34:16.66254682001" calcext:value-type="date">
            <text:p>12/30/99 10:34 PM</text:p>
          </table:table-cell>
          <table:table-cell table:formula="of:=MOD([.E98]-[.$E$2];[.$H$2])+1+[.$E$2]" office:value-type="float" office:value="197" calcext:value-type="float">
            <text:p>197</text:p>
          </table:table-cell>
          <table:table-cell table:formula="of:=MOD([.F98]+1/[.$H$2];5)" office:value-type="float" office:value="3.2" calcext:value-type="float">
            <text:p>3,2</text:p>
          </table:table-cell>
          <table:table-cell table:formula="of:=IF([.F99]&lt;0.000001;[.G98]+2+1/[.$H$2];[.G98]+1/[.$H$2])" office:value-type="float" office:value="3.2" calcext:value-type="float">
            <text:p>3,2</text:p>
          </table:table-cell>
          <table:table-cell table:number-columns-repeated="4"/>
          <table:table-cell table:formula="of:=SUM(MOD(SUM([.L98]-[.L$2];[.T$2]);[.R$2]-[.L$2]);[.L$2])" office:value-type="time" office:time-value="PT23H00M00S" calcext:value-type="time">
            <text:p>23:00:00</text:p>
          </table:table-cell>
          <table:table-cell table:formula="of:=IF([.L99]&lt;[.L98];[.M98]+[.H$2];[.M98])" office:value-type="float" office:value="150" calcext:value-type="float">
            <text:p>150</text:p>
          </table:table-cell>
          <table:table-cell table:formula="of:=OFFSET([.C$4];[.M99];0)" office:value-type="float" office:value="43750" calcext:value-type="float">
            <text:p>43750</text:p>
          </table:table-cell>
          <table:table-cell table:formula="of:=[.L99]" office:value-type="float" office:value="0.958333333333333" calcext:value-type="float">
            <text:p>0.9583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99];0)&lt;=[.O9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0]))" office:value-type="date" office:date-value="2019-10-10T22:14:55.120387" calcext:value-type="date">
            <text:p>2019-10-10 22:14:55</text:p>
          </table:table-cell>
          <table:table-cell table:style-name="ce7" table:formula="of:=[.A100]" office:value-type="date" office:date-value="2019-10-10T22:14:55.120387" calcext:value-type="date">
            <text:p>2019-10-10 22:14:55</text:p>
          </table:table-cell>
          <table:table-cell table:formula="of:=TRUNC([.A100])" office:value-type="float" office:value="43748" calcext:value-type="float">
            <text:p>43748</text:p>
          </table:table-cell>
          <table:table-cell table:style-name="ce12" table:formula="of:=[.B100]-[.C100]" office:value-type="date" office:date-value="1899-12-30T22:14:55.12038663961" calcext:value-type="date">
            <text:p>12/30/99 10:14 PM</text:p>
          </table:table-cell>
          <table:table-cell table:formula="of:=MOD([.E99]-[.$E$2];[.$H$2])+1+[.$E$2]" office:value-type="float" office:value="198" calcext:value-type="float">
            <text:p>198</text:p>
          </table:table-cell>
          <table:table-cell table:formula="of:=MOD([.F99]+1/[.$H$2];5)" office:value-type="float" office:value="3.23333333333333" calcext:value-type="float">
            <text:p>3,23333333333333</text:p>
          </table:table-cell>
          <table:table-cell table:formula="of:=IF([.F100]&lt;0.000001;[.G99]+2+1/[.$H$2];[.G99]+1/[.$H$2])" office:value-type="float" office:value="3.23333333333333" calcext:value-type="float">
            <text:p>3,23333333333333</text:p>
          </table:table-cell>
          <table:table-cell table:number-columns-repeated="4"/>
          <table:table-cell table:formula="of:=SUM(MOD(SUM([.L99]-[.L$2];[.T$2]);[.R$2]-[.L$2]);[.L$2])" office:value-type="time" office:time-value="PT23H10M00S" calcext:value-type="time">
            <text:p>23:10:00</text:p>
          </table:table-cell>
          <table:table-cell table:formula="of:=IF([.L100]&lt;[.L99];[.M99]+[.H$2];[.M99])" office:value-type="float" office:value="150" calcext:value-type="float">
            <text:p>150</text:p>
          </table:table-cell>
          <table:table-cell table:formula="of:=OFFSET([.C$4];[.M100];0)" office:value-type="float" office:value="43750" calcext:value-type="float">
            <text:p>43750</text:p>
          </table:table-cell>
          <table:table-cell table:formula="of:=[.L100]" office:value-type="float" office:value="0.965277777777778" calcext:value-type="float">
            <text:p>0.965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100];0)&lt;=[.O10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1]))" office:value-type="date" office:date-value="2019-10-10T22:24:28.856712" calcext:value-type="date">
            <text:p>2019-10-10 22:24:29</text:p>
          </table:table-cell>
          <table:table-cell table:style-name="ce7" table:formula="of:=[.A101]" office:value-type="date" office:date-value="2019-10-10T22:24:28.856712" calcext:value-type="date">
            <text:p>2019-10-10 22:24:29</text:p>
          </table:table-cell>
          <table:table-cell table:formula="of:=TRUNC([.A101])" office:value-type="float" office:value="43748" calcext:value-type="float">
            <text:p>43748</text:p>
          </table:table-cell>
          <table:table-cell table:style-name="ce12" table:formula="of:=[.B101]-[.C101]" office:value-type="date" office:date-value="1899-12-30T22:24:28.85671152268" calcext:value-type="date">
            <text:p>12/30/99 10:24 PM</text:p>
          </table:table-cell>
          <table:table-cell table:formula="of:=MOD([.E100]-[.$E$2];[.$H$2])+1+[.$E$2]" office:value-type="float" office:value="199" calcext:value-type="float">
            <text:p>199</text:p>
          </table:table-cell>
          <table:table-cell table:formula="of:=MOD([.F100]+1/[.$H$2];5)" office:value-type="float" office:value="3.26666666666666" calcext:value-type="float">
            <text:p>3,26666666666666</text:p>
          </table:table-cell>
          <table:table-cell table:formula="of:=IF([.F101]&lt;0.000001;[.G100]+2+1/[.$H$2];[.G100]+1/[.$H$2])" office:value-type="float" office:value="3.26666666666666" calcext:value-type="float">
            <text:p>3,26666666666666</text:p>
          </table:table-cell>
          <table:table-cell table:number-columns-repeated="4"/>
          <table:table-cell table:formula="of:=SUM(MOD(SUM([.L100]-[.L$2];[.T$2]);[.R$2]-[.L$2]);[.L$2])" office:value-type="time" office:time-value="PT23H20M00S" calcext:value-type="time">
            <text:p>23:20:00</text:p>
          </table:table-cell>
          <table:table-cell table:formula="of:=IF([.L101]&lt;[.L100];[.M100]+[.H$2];[.M100])" office:value-type="float" office:value="150" calcext:value-type="float">
            <text:p>150</text:p>
          </table:table-cell>
          <table:table-cell table:formula="of:=OFFSET([.C$4];[.M101];0)" office:value-type="float" office:value="43750" calcext:value-type="float">
            <text:p>43750</text:p>
          </table:table-cell>
          <table:table-cell table:formula="of:=[.L101]" office:value-type="float" office:value="0.972222222222222" calcext:value-type="float">
            <text:p>0.972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01];0)&lt;=[.O10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2]))" office:value-type="date" office:date-value="2019-10-10T22:41:19.018531" calcext:value-type="date">
            <text:p>2019-10-10 22:41:19</text:p>
          </table:table-cell>
          <table:table-cell table:style-name="ce7" table:formula="of:=[.A102]" office:value-type="date" office:date-value="2019-10-10T22:41:19.018531" calcext:value-type="date">
            <text:p>2019-10-10 22:41:19</text:p>
          </table:table-cell>
          <table:table-cell table:formula="of:=TRUNC([.A102])" office:value-type="float" office:value="43748" calcext:value-type="float">
            <text:p>43748</text:p>
          </table:table-cell>
          <table:table-cell table:style-name="ce12" table:formula="of:=[.B102]-[.C102]" office:value-type="date" office:date-value="1899-12-30T22:41:19.01853143703" calcext:value-type="date">
            <text:p>12/30/99 10:41 PM</text:p>
          </table:table-cell>
          <table:table-cell table:formula="of:=MOD([.E101]-[.$E$2];[.$H$2])+1+[.$E$2]" office:value-type="float" office:value="200" calcext:value-type="float">
            <text:p>200</text:p>
          </table:table-cell>
          <table:table-cell table:formula="of:=MOD([.F101]+1/[.$H$2];5)" office:value-type="float" office:value="3.3" calcext:value-type="float">
            <text:p>3,3</text:p>
          </table:table-cell>
          <table:table-cell table:formula="of:=IF([.F102]&lt;0.000001;[.G101]+2+1/[.$H$2];[.G101]+1/[.$H$2])" office:value-type="float" office:value="3.3" calcext:value-type="float">
            <text:p>3,3</text:p>
          </table:table-cell>
          <table:table-cell table:number-columns-repeated="4"/>
          <table:table-cell table:formula="of:=SUM(MOD(SUM([.L101]-[.L$2];[.T$2]);[.R$2]-[.L$2]);[.L$2])" office:value-type="time" office:time-value="PT23H30M00S" calcext:value-type="time">
            <text:p>23:30:00</text:p>
          </table:table-cell>
          <table:table-cell table:formula="of:=IF([.L102]&lt;[.L101];[.M101]+[.H$2];[.M101])" office:value-type="float" office:value="150" calcext:value-type="float">
            <text:p>150</text:p>
          </table:table-cell>
          <table:table-cell table:formula="of:=OFFSET([.C$4];[.M102];0)" office:value-type="float" office:value="43750" calcext:value-type="float">
            <text:p>43750</text:p>
          </table:table-cell>
          <table:table-cell table:formula="of:=[.L102]" office:value-type="float" office:value="0.979166666666667" calcext:value-type="float">
            <text:p>0.979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02];0)&lt;=[.O10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3]))" office:value-type="date" office:date-value="2019-10-10T22:41:33.783745" calcext:value-type="date">
            <text:p>2019-10-10 22:41:34</text:p>
          </table:table-cell>
          <table:table-cell table:style-name="ce7" table:formula="of:=[.A103]" office:value-type="date" office:date-value="2019-10-10T22:41:33.783745" calcext:value-type="date">
            <text:p>2019-10-10 22:41:34</text:p>
          </table:table-cell>
          <table:table-cell table:formula="of:=TRUNC([.A103])" office:value-type="float" office:value="43748" calcext:value-type="float">
            <text:p>43748</text:p>
          </table:table-cell>
          <table:table-cell table:style-name="ce12" table:formula="of:=[.B103]-[.C103]" office:value-type="date" office:date-value="1899-12-30T22:41:33.78374505322" calcext:value-type="date">
            <text:p>12/30/99 10:41 PM</text:p>
          </table:table-cell>
          <table:table-cell table:formula="of:=MOD([.E102]-[.$E$2];[.$H$2])+1+[.$E$2]" office:value-type="float" office:value="201" calcext:value-type="float">
            <text:p>201</text:p>
          </table:table-cell>
          <table:table-cell table:formula="of:=MOD([.F102]+1/[.$H$2];5)" office:value-type="float" office:value="3.33333333333333" calcext:value-type="float">
            <text:p>3,33333333333333</text:p>
          </table:table-cell>
          <table:table-cell table:formula="of:=IF([.F103]&lt;0.000001;[.G102]+2+1/[.$H$2];[.G102]+1/[.$H$2])" office:value-type="float" office:value="3.33333333333333" calcext:value-type="float">
            <text:p>3,33333333333333</text:p>
          </table:table-cell>
          <table:table-cell table:number-columns-repeated="4"/>
          <table:table-cell table:formula="of:=SUM(MOD(SUM([.L102]-[.L$2];[.T$2]);[.R$2]-[.L$2]);[.L$2])" office:value-type="time" office:time-value="PT23H40M00S" calcext:value-type="time">
            <text:p>23:40:00</text:p>
          </table:table-cell>
          <table:table-cell table:formula="of:=IF([.L103]&lt;[.L102];[.M102]+[.H$2];[.M102])" office:value-type="float" office:value="150" calcext:value-type="float">
            <text:p>150</text:p>
          </table:table-cell>
          <table:table-cell table:formula="of:=OFFSET([.C$4];[.M103];0)" office:value-type="float" office:value="43750" calcext:value-type="float">
            <text:p>43750</text:p>
          </table:table-cell>
          <table:table-cell table:formula="of:=[.L103]" office:value-type="float" office:value="0.986111111111111" calcext:value-type="float">
            <text:p>0.98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03];0)&lt;=[.O10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4]))" office:value-type="date" office:date-value="2019-10-10T22:26:24.542066" calcext:value-type="date">
            <text:p>2019-10-10 22:26:25</text:p>
          </table:table-cell>
          <table:table-cell table:style-name="ce7" table:formula="of:=[.A104]" office:value-type="date" office:date-value="2019-10-10T22:26:24.542066" calcext:value-type="date">
            <text:p>2019-10-10 22:26:25</text:p>
          </table:table-cell>
          <table:table-cell table:formula="of:=TRUNC([.A104])" office:value-type="float" office:value="43748" calcext:value-type="float">
            <text:p>43748</text:p>
          </table:table-cell>
          <table:table-cell table:style-name="ce12" table:formula="of:=[.B104]-[.C104]" office:value-type="date" office:date-value="1899-12-30T22:26:24.54206585884" calcext:value-type="date">
            <text:p>12/30/99 10:26 PM</text:p>
          </table:table-cell>
          <table:table-cell table:formula="of:=MOD([.E103]-[.$E$2];[.$H$2])+1+[.$E$2]" office:value-type="float" office:value="202" calcext:value-type="float">
            <text:p>202</text:p>
          </table:table-cell>
          <table:table-cell table:formula="of:=MOD([.F103]+1/[.$H$2];5)" office:value-type="float" office:value="3.36666666666666" calcext:value-type="float">
            <text:p>3,36666666666666</text:p>
          </table:table-cell>
          <table:table-cell table:formula="of:=IF([.F104]&lt;0.000001;[.G103]+2+1/[.$H$2];[.G103]+1/[.$H$2])" office:value-type="float" office:value="3.36666666666666" calcext:value-type="float">
            <text:p>3,36666666666666</text:p>
          </table:table-cell>
          <table:table-cell table:number-columns-repeated="4"/>
          <table:table-cell table:formula="of:=SUM(MOD(SUM([.L103]-[.L$2];[.T$2]);[.R$2]-[.L$2]);[.L$2])" office:value-type="time" office:time-value="PT23H50M00S" calcext:value-type="time">
            <text:p>23:50:00</text:p>
          </table:table-cell>
          <table:table-cell table:formula="of:=IF([.L104]&lt;[.L103];[.M103]+[.H$2];[.M103])" office:value-type="float" office:value="150" calcext:value-type="float">
            <text:p>150</text:p>
          </table:table-cell>
          <table:table-cell table:formula="of:=OFFSET([.C$4];[.M104];0)" office:value-type="float" office:value="43750" calcext:value-type="float">
            <text:p>43750</text:p>
          </table:table-cell>
          <table:table-cell table:formula="of:=[.L104]" office:value-type="float" office:value="0.993055555555556" calcext:value-type="float">
            <text:p>0.993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104];0)&lt;=[.O10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5]))" office:value-type="date" office:date-value="2019-10-10T22:27:14.004737" calcext:value-type="date">
            <text:p>2019-10-10 22:27:14</text:p>
          </table:table-cell>
          <table:table-cell table:style-name="ce7" table:formula="of:=[.A105]" office:value-type="date" office:date-value="2019-10-10T22:27:14.004737" calcext:value-type="date">
            <text:p>2019-10-10 22:27:14</text:p>
          </table:table-cell>
          <table:table-cell table:formula="of:=TRUNC([.A105])" office:value-type="float" office:value="43748" calcext:value-type="float">
            <text:p>43748</text:p>
          </table:table-cell>
          <table:table-cell table:style-name="ce12" table:formula="of:=[.B105]-[.C105]" office:value-type="date" office:date-value="1899-12-30T22:27:14.00473699439" calcext:value-type="date">
            <text:p>12/30/99 10:27 PM</text:p>
          </table:table-cell>
          <table:table-cell table:formula="of:=MOD([.E104]-[.$E$2];[.$H$2])+1+[.$E$2]" office:value-type="float" office:value="203" calcext:value-type="float">
            <text:p>203</text:p>
          </table:table-cell>
          <table:table-cell table:formula="of:=MOD([.F104]+1/[.$H$2];5)" office:value-type="float" office:value="3.4" calcext:value-type="float">
            <text:p>3,4</text:p>
          </table:table-cell>
          <table:table-cell table:formula="of:=IF([.F105]&lt;0.000001;[.G104]+2+1/[.$H$2];[.G104]+1/[.$H$2])" office:value-type="float" office:value="3.4" calcext:value-type="float">
            <text:p>3,4</text:p>
          </table:table-cell>
          <table:table-cell table:number-columns-repeated="4"/>
          <table:table-cell table:formula="of:=SUM(MOD(SUM([.L104]-[.L$2];[.T$2]);[.R$2]-[.L$2]);[.L$2])" office:value-type="time" office:time-value="PT21H10M00S" calcext:value-type="time">
            <text:p>21:10:00</text:p>
          </table:table-cell>
          <table:table-cell table:formula="of:=IF([.L105]&lt;[.L104];[.M104]+[.H$2];[.M104])" office:value-type="float" office:value="180" calcext:value-type="float">
            <text:p>180</text:p>
          </table:table-cell>
          <table:table-cell table:formula="of:=OFFSET([.C$4];[.M105];0)" office:value-type="float" office:value="43751" calcext:value-type="float">
            <text:p>43751</text:p>
          </table:table-cell>
          <table:table-cell table:formula="of:=[.L105]" office:value-type="float" office:value="0.881944444444444" calcext:value-type="float">
            <text:p>0.8819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105];0)&lt;=[.O10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6]))" office:value-type="date" office:date-value="2019-10-10T22:24:14.739638" calcext:value-type="date">
            <text:p>2019-10-10 22:24:15</text:p>
          </table:table-cell>
          <table:table-cell table:style-name="ce7" table:formula="of:=[.A106]" office:value-type="date" office:date-value="2019-10-10T22:24:14.739638" calcext:value-type="date">
            <text:p>2019-10-10 22:24:15</text:p>
          </table:table-cell>
          <table:table-cell table:formula="of:=TRUNC([.A106])" office:value-type="float" office:value="43748" calcext:value-type="float">
            <text:p>43748</text:p>
          </table:table-cell>
          <table:table-cell table:style-name="ce12" table:formula="of:=[.B106]-[.C106]" office:value-type="date" office:date-value="1899-12-30T22:24:14.73963799886" calcext:value-type="date">
            <text:p>12/30/99 10:24 PM</text:p>
          </table:table-cell>
          <table:table-cell table:formula="of:=MOD([.E105]-[.$E$2];[.$H$2])+1+[.$E$2]" office:value-type="float" office:value="204" calcext:value-type="float">
            <text:p>204</text:p>
          </table:table-cell>
          <table:table-cell table:formula="of:=MOD([.F105]+1/[.$H$2];5)" office:value-type="float" office:value="3.43333333333333" calcext:value-type="float">
            <text:p>3,43333333333333</text:p>
          </table:table-cell>
          <table:table-cell table:formula="of:=IF([.F106]&lt;0.000001;[.G105]+2+1/[.$H$2];[.G105]+1/[.$H$2])" office:value-type="float" office:value="3.43333333333333" calcext:value-type="float">
            <text:p>3,43333333333333</text:p>
          </table:table-cell>
          <table:table-cell table:number-columns-repeated="4"/>
          <table:table-cell table:formula="of:=SUM(MOD(SUM([.L105]-[.L$2];[.T$2]);[.R$2]-[.L$2]);[.L$2])" office:value-type="time" office:time-value="PT21H20M00S" calcext:value-type="time">
            <text:p>21:20:00</text:p>
          </table:table-cell>
          <table:table-cell table:formula="of:=IF([.L106]&lt;[.L105];[.M105]+[.H$2];[.M105])" office:value-type="float" office:value="180" calcext:value-type="float">
            <text:p>180</text:p>
          </table:table-cell>
          <table:table-cell table:formula="of:=OFFSET([.C$4];[.M106];0)" office:value-type="float" office:value="43751" calcext:value-type="float">
            <text:p>43751</text:p>
          </table:table-cell>
          <table:table-cell table:formula="of:=[.L106]" office:value-type="float" office:value="0.888888888888889" calcext:value-type="float">
            <text:p>0.8888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106];0)&lt;=[.O10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7]))" office:value-type="date" office:date-value="2019-10-10T22:21:13.255633" calcext:value-type="date">
            <text:p>2019-10-10 22:21:13</text:p>
          </table:table-cell>
          <table:table-cell table:style-name="ce7" table:formula="of:=[.A107]" office:value-type="date" office:date-value="2019-10-10T22:21:13.255633" calcext:value-type="date">
            <text:p>2019-10-10 22:21:13</text:p>
          </table:table-cell>
          <table:table-cell table:formula="of:=TRUNC([.A107])" office:value-type="float" office:value="43748" calcext:value-type="float">
            <text:p>43748</text:p>
          </table:table-cell>
          <table:table-cell table:style-name="ce12" table:formula="of:=[.B107]-[.C107]" office:value-type="date" office:date-value="1899-12-30T22:21:13.25563256163" calcext:value-type="date">
            <text:p>12/30/99 10:21 PM</text:p>
          </table:table-cell>
          <table:table-cell table:formula="of:=MOD([.E106]-[.$E$2];[.$H$2])+1+[.$E$2]" office:value-type="float" office:value="205" calcext:value-type="float">
            <text:p>205</text:p>
          </table:table-cell>
          <table:table-cell table:formula="of:=MOD([.F106]+1/[.$H$2];5)" office:value-type="float" office:value="3.46666666666666" calcext:value-type="float">
            <text:p>3,46666666666666</text:p>
          </table:table-cell>
          <table:table-cell table:formula="of:=IF([.F107]&lt;0.000001;[.G106]+2+1/[.$H$2];[.G106]+1/[.$H$2])" office:value-type="float" office:value="3.46666666666666" calcext:value-type="float">
            <text:p>3,46666666666666</text:p>
          </table:table-cell>
          <table:table-cell table:number-columns-repeated="4"/>
          <table:table-cell table:formula="of:=SUM(MOD(SUM([.L106]-[.L$2];[.T$2]);[.R$2]-[.L$2]);[.L$2])" office:value-type="time" office:time-value="PT21H30M00S" calcext:value-type="time">
            <text:p>21:30:00</text:p>
          </table:table-cell>
          <table:table-cell table:formula="of:=IF([.L107]&lt;[.L106];[.M106]+[.H$2];[.M106])" office:value-type="float" office:value="180" calcext:value-type="float">
            <text:p>180</text:p>
          </table:table-cell>
          <table:table-cell table:formula="of:=OFFSET([.C$4];[.M107];0)" office:value-type="float" office:value="43751" calcext:value-type="float">
            <text:p>43751</text:p>
          </table:table-cell>
          <table:table-cell table:formula="of:=[.L107]" office:value-type="float" office:value="0.895833333333333" calcext:value-type="float">
            <text:p>0.8958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107];0)&lt;=[.O10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8]))" office:value-type="date" office:date-value="2019-10-10T22:43:18.704055" calcext:value-type="date">
            <text:p>2019-10-10 22:43:19</text:p>
          </table:table-cell>
          <table:table-cell table:style-name="ce7" table:formula="of:=[.A108]" office:value-type="date" office:date-value="2019-10-10T22:43:18.704055" calcext:value-type="date">
            <text:p>2019-10-10 22:43:19</text:p>
          </table:table-cell>
          <table:table-cell table:formula="of:=TRUNC([.A108])" office:value-type="float" office:value="43748" calcext:value-type="float">
            <text:p>43748</text:p>
          </table:table-cell>
          <table:table-cell table:style-name="ce12" table:formula="of:=[.B108]-[.C108]" office:value-type="date" office:date-value="1899-12-30T22:43:18.70405455586" calcext:value-type="date">
            <text:p>12/30/99 10:43 PM</text:p>
          </table:table-cell>
          <table:table-cell table:formula="of:=MOD([.E107]-[.$E$2];[.$H$2])+1+[.$E$2]" office:value-type="float" office:value="206" calcext:value-type="float">
            <text:p>206</text:p>
          </table:table-cell>
          <table:table-cell table:formula="of:=MOD([.F107]+1/[.$H$2];5)" office:value-type="float" office:value="3.5" calcext:value-type="float">
            <text:p>3,5</text:p>
          </table:table-cell>
          <table:table-cell table:formula="of:=IF([.F108]&lt;0.000001;[.G107]+2+1/[.$H$2];[.G107]+1/[.$H$2])" office:value-type="float" office:value="3.5" calcext:value-type="float">
            <text:p>3,5</text:p>
          </table:table-cell>
          <table:table-cell table:number-columns-repeated="4"/>
          <table:table-cell table:formula="of:=SUM(MOD(SUM([.L107]-[.L$2];[.T$2]);[.R$2]-[.L$2]);[.L$2])" office:value-type="time" office:time-value="PT21H40M00S" calcext:value-type="time">
            <text:p>21:40:00</text:p>
          </table:table-cell>
          <table:table-cell table:formula="of:=IF([.L108]&lt;[.L107];[.M107]+[.H$2];[.M107])" office:value-type="float" office:value="180" calcext:value-type="float">
            <text:p>180</text:p>
          </table:table-cell>
          <table:table-cell table:formula="of:=OFFSET([.C$4];[.M108];0)" office:value-type="float" office:value="43751" calcext:value-type="float">
            <text:p>43751</text:p>
          </table:table-cell>
          <table:table-cell table:formula="of:=[.L108]" office:value-type="float" office:value="0.902777777777778" calcext:value-type="float">
            <text:p>0.9027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108];0)&lt;=[.O10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9]))" office:value-type="date" office:date-value="2019-10-10T22:42:04.241798" calcext:value-type="date">
            <text:p>2019-10-10 22:42:04</text:p>
          </table:table-cell>
          <table:table-cell table:style-name="ce7" table:formula="of:=[.A109]" office:value-type="date" office:date-value="2019-10-10T22:42:04.241798" calcext:value-type="date">
            <text:p>2019-10-10 22:42:04</text:p>
          </table:table-cell>
          <table:table-cell table:formula="of:=TRUNC([.A109])" office:value-type="float" office:value="43748" calcext:value-type="float">
            <text:p>43748</text:p>
          </table:table-cell>
          <table:table-cell table:style-name="ce12" table:formula="of:=[.B109]-[.C109]" office:value-type="date" office:date-value="1899-12-30T22:42:04.24179813825" calcext:value-type="date">
            <text:p>12/30/99 10:42 PM</text:p>
          </table:table-cell>
          <table:table-cell table:formula="of:=MOD([.E108]-[.$E$2];[.$H$2])+1+[.$E$2]" office:value-type="float" office:value="207" calcext:value-type="float">
            <text:p>207</text:p>
          </table:table-cell>
          <table:table-cell table:formula="of:=MOD([.F108]+1/[.$H$2];5)" office:value-type="float" office:value="3.53333333333333" calcext:value-type="float">
            <text:p>3,53333333333333</text:p>
          </table:table-cell>
          <table:table-cell table:formula="of:=IF([.F109]&lt;0.000001;[.G108]+2+1/[.$H$2];[.G108]+1/[.$H$2])" office:value-type="float" office:value="3.53333333333333" calcext:value-type="float">
            <text:p>3,53333333333333</text:p>
          </table:table-cell>
          <table:table-cell table:number-columns-repeated="4"/>
          <table:table-cell table:formula="of:=SUM(MOD(SUM([.L108]-[.L$2];[.T$2]);[.R$2]-[.L$2]);[.L$2])" office:value-type="time" office:time-value="PT21H50M00S" calcext:value-type="time">
            <text:p>21:50:00</text:p>
          </table:table-cell>
          <table:table-cell table:formula="of:=IF([.L109]&lt;[.L108];[.M108]+[.H$2];[.M108])" office:value-type="float" office:value="180" calcext:value-type="float">
            <text:p>180</text:p>
          </table:table-cell>
          <table:table-cell table:formula="of:=OFFSET([.C$4];[.M109];0)" office:value-type="float" office:value="43751" calcext:value-type="float">
            <text:p>43751</text:p>
          </table:table-cell>
          <table:table-cell table:formula="of:=[.L109]" office:value-type="float" office:value="0.909722222222222" calcext:value-type="float">
            <text:p>0.9097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09];0)&lt;=[.O10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0]))" office:value-type="date" office:date-value="2019-10-10T22:32:35.942665" calcext:value-type="date">
            <text:p>2019-10-10 22:32:36</text:p>
          </table:table-cell>
          <table:table-cell table:style-name="ce7" table:formula="of:=[.A110]" office:value-type="date" office:date-value="2019-10-10T22:32:35.942665" calcext:value-type="date">
            <text:p>2019-10-10 22:32:36</text:p>
          </table:table-cell>
          <table:table-cell table:formula="of:=TRUNC([.A110])" office:value-type="float" office:value="43748" calcext:value-type="float">
            <text:p>43748</text:p>
          </table:table-cell>
          <table:table-cell table:style-name="ce12" table:formula="of:=[.B110]-[.C110]" office:value-type="date" office:date-value="1899-12-30T22:32:35.94266464468" calcext:value-type="date">
            <text:p>12/30/99 10:32 PM</text:p>
          </table:table-cell>
          <table:table-cell table:formula="of:=MOD([.E109]-[.$E$2];[.$H$2])+1+[.$E$2]" office:value-type="float" office:value="208" calcext:value-type="float">
            <text:p>208</text:p>
          </table:table-cell>
          <table:table-cell table:formula="of:=MOD([.F109]+1/[.$H$2];5)" office:value-type="float" office:value="3.56666666666666" calcext:value-type="float">
            <text:p>3,56666666666666</text:p>
          </table:table-cell>
          <table:table-cell table:formula="of:=IF([.F110]&lt;0.000001;[.G109]+2+1/[.$H$2];[.G109]+1/[.$H$2])" office:value-type="float" office:value="3.56666666666666" calcext:value-type="float">
            <text:p>3,56666666666666</text:p>
          </table:table-cell>
          <table:table-cell table:number-columns-repeated="4"/>
          <table:table-cell table:formula="of:=SUM(MOD(SUM([.L109]-[.L$2];[.T$2]);[.R$2]-[.L$2]);[.L$2])" office:value-type="time" office:time-value="PT22H00M00S" calcext:value-type="time">
            <text:p>22:00:00</text:p>
          </table:table-cell>
          <table:table-cell table:formula="of:=IF([.L110]&lt;[.L109];[.M109]+[.H$2];[.M109])" office:value-type="float" office:value="180" calcext:value-type="float">
            <text:p>180</text:p>
          </table:table-cell>
          <table:table-cell table:formula="of:=OFFSET([.C$4];[.M110];0)" office:value-type="float" office:value="43751" calcext:value-type="float">
            <text:p>43751</text:p>
          </table:table-cell>
          <table:table-cell table:formula="of:=[.L110]" office:value-type="float" office:value="0.916666666666667" calcext:value-type="float">
            <text:p>0.9166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10];0)&lt;=[.O11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1]))" office:value-type="date" office:date-value="2019-10-10T22:44:20.295657" calcext:value-type="date">
            <text:p>2019-10-10 22:44:20</text:p>
          </table:table-cell>
          <table:table-cell table:style-name="ce7" table:formula="of:=[.A111]" office:value-type="date" office:date-value="2019-10-10T22:44:20.295657" calcext:value-type="date">
            <text:p>2019-10-10 22:44:20</text:p>
          </table:table-cell>
          <table:table-cell table:formula="of:=TRUNC([.A111])" office:value-type="float" office:value="43748" calcext:value-type="float">
            <text:p>43748</text:p>
          </table:table-cell>
          <table:table-cell table:style-name="ce12" table:formula="of:=[.B111]-[.C111]" office:value-type="date" office:date-value="1899-12-30T22:44:20.2956574643" calcext:value-type="date">
            <text:p>12/30/99 10:44 PM</text:p>
          </table:table-cell>
          <table:table-cell table:formula="of:=MOD([.E110]-[.$E$2];[.$H$2])+1+[.$E$2]" office:value-type="float" office:value="209" calcext:value-type="float">
            <text:p>209</text:p>
          </table:table-cell>
          <table:table-cell table:formula="of:=MOD([.F110]+1/[.$H$2];5)" office:value-type="float" office:value="3.6" calcext:value-type="float">
            <text:p>3,6</text:p>
          </table:table-cell>
          <table:table-cell table:formula="of:=IF([.F111]&lt;0.000001;[.G110]+2+1/[.$H$2];[.G110]+1/[.$H$2])" office:value-type="float" office:value="3.6" calcext:value-type="float">
            <text:p>3,6</text:p>
          </table:table-cell>
          <table:table-cell table:number-columns-repeated="4"/>
          <table:table-cell table:formula="of:=SUM(MOD(SUM([.L110]-[.L$2];[.T$2]);[.R$2]-[.L$2]);[.L$2])" office:value-type="time" office:time-value="PT22H10M00S" calcext:value-type="time">
            <text:p>22:10:00</text:p>
          </table:table-cell>
          <table:table-cell table:formula="of:=IF([.L111]&lt;[.L110];[.M110]+[.H$2];[.M110])" office:value-type="float" office:value="180" calcext:value-type="float">
            <text:p>180</text:p>
          </table:table-cell>
          <table:table-cell table:formula="of:=OFFSET([.C$4];[.M111];0)" office:value-type="float" office:value="43751" calcext:value-type="float">
            <text:p>43751</text:p>
          </table:table-cell>
          <table:table-cell table:formula="of:=[.L111]" office:value-type="float" office:value="0.923611111111111" calcext:value-type="float">
            <text:p>0.9236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11];0)&lt;=[.O11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2]))" office:value-type="date" office:date-value="2019-10-10T22:47:14.4787" calcext:value-type="date">
            <text:p>2019-10-10 22:47:14</text:p>
          </table:table-cell>
          <table:table-cell table:style-name="ce7" table:formula="of:=[.A112]" office:value-type="date" office:date-value="2019-10-10T22:47:14.4787" calcext:value-type="date">
            <text:p>2019-10-10 22:47:14</text:p>
          </table:table-cell>
          <table:table-cell table:formula="of:=TRUNC([.A112])" office:value-type="float" office:value="43748" calcext:value-type="float">
            <text:p>43748</text:p>
          </table:table-cell>
          <table:table-cell table:style-name="ce12" table:formula="of:=[.B112]-[.C112]" office:value-type="date" office:date-value="1899-12-30T22:47:14.47869981173" calcext:value-type="date">
            <text:p>12/30/99 10:47 PM</text:p>
          </table:table-cell>
          <table:table-cell table:formula="of:=MOD([.E111]-[.$E$2];[.$H$2])+1+[.$E$2]" office:value-type="float" office:value="210" calcext:value-type="float">
            <text:p>210</text:p>
          </table:table-cell>
          <table:table-cell table:formula="of:=MOD([.F111]+1/[.$H$2];5)" office:value-type="float" office:value="3.63333333333333" calcext:value-type="float">
            <text:p>3,63333333333333</text:p>
          </table:table-cell>
          <table:table-cell table:formula="of:=IF([.F112]&lt;0.000001;[.G111]+2+1/[.$H$2];[.G111]+1/[.$H$2])" office:value-type="float" office:value="3.63333333333333" calcext:value-type="float">
            <text:p>3,63333333333333</text:p>
          </table:table-cell>
          <table:table-cell table:number-columns-repeated="4"/>
          <table:table-cell table:formula="of:=SUM(MOD(SUM([.L111]-[.L$2];[.T$2]);[.R$2]-[.L$2]);[.L$2])" office:value-type="time" office:time-value="PT22H20M00S" calcext:value-type="time">
            <text:p>22:20:00</text:p>
          </table:table-cell>
          <table:table-cell table:formula="of:=IF([.L112]&lt;[.L111];[.M111]+[.H$2];[.M111])" office:value-type="float" office:value="180" calcext:value-type="float">
            <text:p>180</text:p>
          </table:table-cell>
          <table:table-cell table:formula="of:=OFFSET([.C$4];[.M112];0)" office:value-type="float" office:value="43751" calcext:value-type="float">
            <text:p>43751</text:p>
          </table:table-cell>
          <table:table-cell table:formula="of:=[.L112]" office:value-type="float" office:value="0.930555555555555" calcext:value-type="float">
            <text:p>0.930555555555555</text:p>
          </table:table-cell>
          <table:table-cell office:value-type="float" office:value="192" calcext:value-type="float">
            <text:p>192</text:p>
          </table:table-cell>
          <table:table-cell table:formula="of:=IF(OFFSET([.D$4];[.M112];0)&lt;=[.O11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3]))" office:value-type="date" office:date-value="2019-10-10T22:44:03.965076" calcext:value-type="date">
            <text:p>2019-10-10 22:44:04</text:p>
          </table:table-cell>
          <table:table-cell table:style-name="ce7" table:formula="of:=[.A113]" office:value-type="date" office:date-value="2019-10-10T22:44:03.965076" calcext:value-type="date">
            <text:p>2019-10-10 22:44:04</text:p>
          </table:table-cell>
          <table:table-cell table:formula="of:=TRUNC([.A113])" office:value-type="float" office:value="43748" calcext:value-type="float">
            <text:p>43748</text:p>
          </table:table-cell>
          <table:table-cell table:style-name="ce12" table:formula="of:=[.B113]-[.C113]" office:value-type="date" office:date-value="1899-12-30T22:44:03.96507565398" calcext:value-type="date">
            <text:p>12/30/99 10:44 PM</text:p>
          </table:table-cell>
          <table:table-cell table:formula="of:=MOD([.E112]-[.$E$2];[.$H$2])+1+[.$E$2]" office:value-type="float" office:value="211" calcext:value-type="float">
            <text:p>211</text:p>
          </table:table-cell>
          <table:table-cell table:formula="of:=MOD([.F112]+1/[.$H$2];5)" office:value-type="float" office:value="3.66666666666666" calcext:value-type="float">
            <text:p>3,66666666666666</text:p>
          </table:table-cell>
          <table:table-cell table:formula="of:=IF([.F113]&lt;0.000001;[.G112]+2+1/[.$H$2];[.G112]+1/[.$H$2])" office:value-type="float" office:value="3.66666666666666" calcext:value-type="float">
            <text:p>3,66666666666666</text:p>
          </table:table-cell>
          <table:table-cell table:number-columns-repeated="4"/>
          <table:table-cell table:formula="of:=SUM(MOD(SUM([.L112]-[.L$2];[.T$2]);[.R$2]-[.L$2]);[.L$2])" office:value-type="time" office:time-value="PT22H30M00S" calcext:value-type="time">
            <text:p>22:30:00</text:p>
          </table:table-cell>
          <table:table-cell table:formula="of:=IF([.L113]&lt;[.L112];[.M112]+[.H$2];[.M112])" office:value-type="float" office:value="180" calcext:value-type="float">
            <text:p>180</text:p>
          </table:table-cell>
          <table:table-cell table:formula="of:=OFFSET([.C$4];[.M113];0)" office:value-type="float" office:value="43751" calcext:value-type="float">
            <text:p>43751</text:p>
          </table:table-cell>
          <table:table-cell table:formula="of:=[.L113]" office:value-type="float" office:value="0.9375" calcext:value-type="float">
            <text:p>0.9375</text:p>
          </table:table-cell>
          <table:table-cell office:value-type="float" office:value="192" calcext:value-type="float">
            <text:p>192</text:p>
          </table:table-cell>
          <table:table-cell table:formula="of:=IF(OFFSET([.D$4];[.M113];0)&lt;=[.O11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4]))" office:value-type="date" office:date-value="2019-10-10T22:28:24.753056" calcext:value-type="date">
            <text:p>2019-10-10 22:28:25</text:p>
          </table:table-cell>
          <table:table-cell table:style-name="ce7" table:formula="of:=[.A114]" office:value-type="date" office:date-value="2019-10-10T22:28:24.753056" calcext:value-type="date">
            <text:p>2019-10-10 22:28:25</text:p>
          </table:table-cell>
          <table:table-cell table:formula="of:=TRUNC([.A114])" office:value-type="float" office:value="43748" calcext:value-type="float">
            <text:p>43748</text:p>
          </table:table-cell>
          <table:table-cell table:style-name="ce12" table:formula="of:=[.B114]-[.C114]" office:value-type="date" office:date-value="1899-12-30T22:28:24.75305635482" calcext:value-type="date">
            <text:p>12/30/99 10:28 PM</text:p>
          </table:table-cell>
          <table:table-cell table:formula="of:=MOD([.E113]-[.$E$2];[.$H$2])+1+[.$E$2]" office:value-type="float" office:value="212" calcext:value-type="float">
            <text:p>212</text:p>
          </table:table-cell>
          <table:table-cell table:formula="of:=MOD([.F113]+1/[.$H$2];5)" office:value-type="float" office:value="3.7" calcext:value-type="float">
            <text:p>3,7</text:p>
          </table:table-cell>
          <table:table-cell table:formula="of:=IF([.F114]&lt;0.000001;[.G113]+2+1/[.$H$2];[.G113]+1/[.$H$2])" office:value-type="float" office:value="3.7" calcext:value-type="float">
            <text:p>3,7</text:p>
          </table:table-cell>
          <table:table-cell table:number-columns-repeated="4"/>
          <table:table-cell table:formula="of:=SUM(MOD(SUM([.L113]-[.L$2];[.T$2]);[.R$2]-[.L$2]);[.L$2])" office:value-type="time" office:time-value="PT22H40M00S" calcext:value-type="time">
            <text:p>22:40:00</text:p>
          </table:table-cell>
          <table:table-cell table:formula="of:=IF([.L114]&lt;[.L113];[.M113]+[.H$2];[.M113])" office:value-type="float" office:value="180" calcext:value-type="float">
            <text:p>180</text:p>
          </table:table-cell>
          <table:table-cell table:formula="of:=OFFSET([.C$4];[.M114];0)" office:value-type="float" office:value="43751" calcext:value-type="float">
            <text:p>43751</text:p>
          </table:table-cell>
          <table:table-cell table:formula="of:=[.L114]" office:value-type="float" office:value="0.944444444444444" calcext:value-type="float">
            <text:p>0.9444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114];0)&lt;=[.O11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5]))" office:value-type="date" office:date-value="2019-10-10T22:30:19.00838" calcext:value-type="date">
            <text:p>2019-10-10 22:30:19</text:p>
          </table:table-cell>
          <table:table-cell table:style-name="ce7" table:formula="of:=[.A115]" office:value-type="date" office:date-value="2019-10-10T22:30:19.00838" calcext:value-type="date">
            <text:p>2019-10-10 22:30:19</text:p>
          </table:table-cell>
          <table:table-cell table:formula="of:=TRUNC([.A115])" office:value-type="float" office:value="43748" calcext:value-type="float">
            <text:p>43748</text:p>
          </table:table-cell>
          <table:table-cell table:style-name="ce12" table:formula="of:=[.B115]-[.C115]" office:value-type="date" office:date-value="1899-12-30T22:30:19.00838047732" calcext:value-type="date">
            <text:p>12/30/99 10:30 PM</text:p>
          </table:table-cell>
          <table:table-cell table:formula="of:=MOD([.E114]-[.$E$2];[.$H$2])+1+[.$E$2]" office:value-type="float" office:value="213" calcext:value-type="float">
            <text:p>213</text:p>
          </table:table-cell>
          <table:table-cell table:formula="of:=MOD([.F114]+1/[.$H$2];5)" office:value-type="float" office:value="3.73333333333333" calcext:value-type="float">
            <text:p>3,73333333333333</text:p>
          </table:table-cell>
          <table:table-cell table:formula="of:=IF([.F115]&lt;0.000001;[.G114]+2+1/[.$H$2];[.G114]+1/[.$H$2])" office:value-type="float" office:value="3.73333333333333" calcext:value-type="float">
            <text:p>3,73333333333333</text:p>
          </table:table-cell>
          <table:table-cell table:number-columns-repeated="4"/>
          <table:table-cell table:formula="of:=SUM(MOD(SUM([.L114]-[.L$2];[.T$2]);[.R$2]-[.L$2]);[.L$2])" office:value-type="time" office:time-value="PT22H50M00S" calcext:value-type="time">
            <text:p>22:50:00</text:p>
          </table:table-cell>
          <table:table-cell table:formula="of:=IF([.L115]&lt;[.L114];[.M114]+[.H$2];[.M114])" office:value-type="float" office:value="180" calcext:value-type="float">
            <text:p>180</text:p>
          </table:table-cell>
          <table:table-cell table:formula="of:=OFFSET([.C$4];[.M115];0)" office:value-type="float" office:value="43751" calcext:value-type="float">
            <text:p>43751</text:p>
          </table:table-cell>
          <table:table-cell table:formula="of:=[.L115]" office:value-type="float" office:value="0.951388888888889" calcext:value-type="float">
            <text:p>0.9513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115];0)&lt;=[.O11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6]))" office:value-type="date" office:date-value="2019-10-10T22:25:20.659944" calcext:value-type="date">
            <text:p>2019-10-10 22:25:21</text:p>
          </table:table-cell>
          <table:table-cell table:style-name="ce7" table:formula="of:=[.A116]" office:value-type="date" office:date-value="2019-10-10T22:25:20.659944" calcext:value-type="date">
            <text:p>2019-10-10 22:25:21</text:p>
          </table:table-cell>
          <table:table-cell table:formula="of:=TRUNC([.A116])" office:value-type="float" office:value="43748" calcext:value-type="float">
            <text:p>43748</text:p>
          </table:table-cell>
          <table:table-cell table:style-name="ce12" table:formula="of:=[.B116]-[.C116]" office:value-type="date" office:date-value="1899-12-30T22:25:20.65994404256" calcext:value-type="date">
            <text:p>12/30/99 10:25 PM</text:p>
          </table:table-cell>
          <table:table-cell table:formula="of:=MOD([.E115]-[.$E$2];[.$H$2])+1+[.$E$2]" office:value-type="float" office:value="214" calcext:value-type="float">
            <text:p>214</text:p>
          </table:table-cell>
          <table:table-cell table:formula="of:=MOD([.F115]+1/[.$H$2];5)" office:value-type="float" office:value="3.76666666666666" calcext:value-type="float">
            <text:p>3,76666666666666</text:p>
          </table:table-cell>
          <table:table-cell table:formula="of:=IF([.F116]&lt;0.000001;[.G115]+2+1/[.$H$2];[.G115]+1/[.$H$2])" office:value-type="float" office:value="3.76666666666666" calcext:value-type="float">
            <text:p>3,76666666666666</text:p>
          </table:table-cell>
          <table:table-cell table:number-columns-repeated="4"/>
          <table:table-cell table:formula="of:=SUM(MOD(SUM([.L115]-[.L$2];[.T$2]);[.R$2]-[.L$2]);[.L$2])" office:value-type="time" office:time-value="PT23H00M00S" calcext:value-type="time">
            <text:p>23:00:00</text:p>
          </table:table-cell>
          <table:table-cell table:formula="of:=IF([.L116]&lt;[.L115];[.M115]+[.H$2];[.M115])" office:value-type="float" office:value="180" calcext:value-type="float">
            <text:p>180</text:p>
          </table:table-cell>
          <table:table-cell table:formula="of:=OFFSET([.C$4];[.M116];0)" office:value-type="float" office:value="43751" calcext:value-type="float">
            <text:p>43751</text:p>
          </table:table-cell>
          <table:table-cell table:formula="of:=[.L116]" office:value-type="float" office:value="0.958333333333333" calcext:value-type="float">
            <text:p>0.9583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116];0)&lt;=[.O11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7]))" office:value-type="date" office:date-value="2019-10-10T22:23:46.127843" calcext:value-type="date">
            <text:p>2019-10-10 22:23:46</text:p>
          </table:table-cell>
          <table:table-cell table:style-name="ce7" table:formula="of:=[.A117]" office:value-type="date" office:date-value="2019-10-10T22:23:46.127843" calcext:value-type="date">
            <text:p>2019-10-10 22:23:46</text:p>
          </table:table-cell>
          <table:table-cell table:formula="of:=TRUNC([.A117])" office:value-type="float" office:value="43748" calcext:value-type="float">
            <text:p>43748</text:p>
          </table:table-cell>
          <table:table-cell table:style-name="ce12" table:formula="of:=[.B117]-[.C117]" office:value-type="date" office:date-value="1899-12-30T22:23:46.12784325611" calcext:value-type="date">
            <text:p>12/30/99 10:23 PM</text:p>
          </table:table-cell>
          <table:table-cell table:formula="of:=MOD([.E116]-[.$E$2];[.$H$2])+1+[.$E$2]" office:value-type="float" office:value="215" calcext:value-type="float">
            <text:p>215</text:p>
          </table:table-cell>
          <table:table-cell table:formula="of:=MOD([.F116]+1/[.$H$2];5)" office:value-type="float" office:value="3.8" calcext:value-type="float">
            <text:p>3,8</text:p>
          </table:table-cell>
          <table:table-cell table:formula="of:=IF([.F117]&lt;0.000001;[.G116]+2+1/[.$H$2];[.G116]+1/[.$H$2])" office:value-type="float" office:value="3.8" calcext:value-type="float">
            <text:p>3,8</text:p>
          </table:table-cell>
          <table:table-cell table:number-columns-repeated="4"/>
          <table:table-cell table:formula="of:=SUM(MOD(SUM([.L116]-[.L$2];[.T$2]);[.R$2]-[.L$2]);[.L$2])" office:value-type="time" office:time-value="PT23H10M00S" calcext:value-type="time">
            <text:p>23:10:00</text:p>
          </table:table-cell>
          <table:table-cell table:formula="of:=IF([.L117]&lt;[.L116];[.M116]+[.H$2];[.M116])" office:value-type="float" office:value="180" calcext:value-type="float">
            <text:p>180</text:p>
          </table:table-cell>
          <table:table-cell table:formula="of:=OFFSET([.C$4];[.M117];0)" office:value-type="float" office:value="43751" calcext:value-type="float">
            <text:p>43751</text:p>
          </table:table-cell>
          <table:table-cell table:formula="of:=[.L117]" office:value-type="float" office:value="0.965277777777778" calcext:value-type="float">
            <text:p>0.965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117];0)&lt;=[.O11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8]))" office:value-type="date" office:date-value="2019-10-10T22:18:50.035879" calcext:value-type="date">
            <text:p>2019-10-10 22:18:50</text:p>
          </table:table-cell>
          <table:table-cell table:style-name="ce7" table:formula="of:=[.A118]" office:value-type="date" office:date-value="2019-10-10T22:18:50.035879" calcext:value-type="date">
            <text:p>2019-10-10 22:18:50</text:p>
          </table:table-cell>
          <table:table-cell table:formula="of:=TRUNC([.A118])" office:value-type="float" office:value="43748" calcext:value-type="float">
            <text:p>43748</text:p>
          </table:table-cell>
          <table:table-cell table:style-name="ce12" table:formula="of:=[.B118]-[.C118]" office:value-type="date" office:date-value="1899-12-30T22:18:50.03587906715" calcext:value-type="date">
            <text:p>12/30/99 10:18 PM</text:p>
          </table:table-cell>
          <table:table-cell table:formula="of:=MOD([.E117]-[.$E$2];[.$H$2])+1+[.$E$2]" office:value-type="float" office:value="216" calcext:value-type="float">
            <text:p>216</text:p>
          </table:table-cell>
          <table:table-cell table:formula="of:=MOD([.F117]+1/[.$H$2];5)" office:value-type="float" office:value="3.83333333333333" calcext:value-type="float">
            <text:p>3,83333333333333</text:p>
          </table:table-cell>
          <table:table-cell table:formula="of:=IF([.F118]&lt;0.000001;[.G117]+2+1/[.$H$2];[.G117]+1/[.$H$2])" office:value-type="float" office:value="3.83333333333333" calcext:value-type="float">
            <text:p>3,83333333333333</text:p>
          </table:table-cell>
          <table:table-cell table:number-columns-repeated="4"/>
          <table:table-cell table:formula="of:=SUM(MOD(SUM([.L117]-[.L$2];[.T$2]);[.R$2]-[.L$2]);[.L$2])" office:value-type="time" office:time-value="PT23H20M00S" calcext:value-type="time">
            <text:p>23:20:00</text:p>
          </table:table-cell>
          <table:table-cell table:formula="of:=IF([.L118]&lt;[.L117];[.M117]+[.H$2];[.M117])" office:value-type="float" office:value="180" calcext:value-type="float">
            <text:p>180</text:p>
          </table:table-cell>
          <table:table-cell table:formula="of:=OFFSET([.C$4];[.M118];0)" office:value-type="float" office:value="43751" calcext:value-type="float">
            <text:p>43751</text:p>
          </table:table-cell>
          <table:table-cell table:formula="of:=[.L118]" office:value-type="float" office:value="0.972222222222222" calcext:value-type="float">
            <text:p>0.972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18];0)&lt;=[.O11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9]))" office:value-type="date" office:date-value="2019-10-10T22:18:05.160335" calcext:value-type="date">
            <text:p>2019-10-10 22:18:05</text:p>
          </table:table-cell>
          <table:table-cell table:style-name="ce7" table:formula="of:=[.A119]" office:value-type="date" office:date-value="2019-10-10T22:18:05.160335" calcext:value-type="date">
            <text:p>2019-10-10 22:18:05</text:p>
          </table:table-cell>
          <table:table-cell table:formula="of:=TRUNC([.A119])" office:value-type="float" office:value="43748" calcext:value-type="float">
            <text:p>43748</text:p>
          </table:table-cell>
          <table:table-cell table:style-name="ce12" table:formula="of:=[.B119]-[.C119]" office:value-type="date" office:date-value="1899-12-30T22:18:05.16033540946" calcext:value-type="date">
            <text:p>12/30/99 10:18 PM</text:p>
          </table:table-cell>
          <table:table-cell table:formula="of:=MOD([.E118]-[.$E$2];[.$H$2])+1+[.$E$2]" office:value-type="float" office:value="217" calcext:value-type="float">
            <text:p>217</text:p>
          </table:table-cell>
          <table:table-cell table:formula="of:=MOD([.F118]+1/[.$H$2];5)" office:value-type="float" office:value="3.86666666666666" calcext:value-type="float">
            <text:p>3,86666666666666</text:p>
          </table:table-cell>
          <table:table-cell table:formula="of:=IF([.F119]&lt;0.000001;[.G118]+2+1/[.$H$2];[.G118]+1/[.$H$2])" office:value-type="float" office:value="3.86666666666666" calcext:value-type="float">
            <text:p>3,86666666666666</text:p>
          </table:table-cell>
          <table:table-cell table:number-columns-repeated="4"/>
          <table:table-cell table:formula="of:=SUM(MOD(SUM([.L118]-[.L$2];[.T$2]);[.R$2]-[.L$2]);[.L$2])" office:value-type="time" office:time-value="PT23H30M00S" calcext:value-type="time">
            <text:p>23:30:00</text:p>
          </table:table-cell>
          <table:table-cell table:formula="of:=IF([.L119]&lt;[.L118];[.M118]+[.H$2];[.M118])" office:value-type="float" office:value="180" calcext:value-type="float">
            <text:p>180</text:p>
          </table:table-cell>
          <table:table-cell table:formula="of:=OFFSET([.C$4];[.M119];0)" office:value-type="float" office:value="43751" calcext:value-type="float">
            <text:p>43751</text:p>
          </table:table-cell>
          <table:table-cell table:formula="of:=[.L119]" office:value-type="float" office:value="0.979166666666667" calcext:value-type="float">
            <text:p>0.979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19];0)&lt;=[.O11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0]))" office:value-type="date" office:date-value="2019-10-10T22:24:28.183171" calcext:value-type="date">
            <text:p>2019-10-10 22:24:28</text:p>
          </table:table-cell>
          <table:table-cell table:style-name="ce7" table:formula="of:=[.A120]" office:value-type="date" office:date-value="2019-10-10T22:24:28.183171" calcext:value-type="date">
            <text:p>2019-10-10 22:24:28</text:p>
          </table:table-cell>
          <table:table-cell table:formula="of:=TRUNC([.A120])" office:value-type="float" office:value="43748" calcext:value-type="float">
            <text:p>43748</text:p>
          </table:table-cell>
          <table:table-cell table:style-name="ce12" table:formula="of:=[.B120]-[.C120]" office:value-type="date" office:date-value="1899-12-30T22:24:28.18317112047" calcext:value-type="date">
            <text:p>12/30/99 10:24 PM</text:p>
          </table:table-cell>
          <table:table-cell table:formula="of:=MOD([.E119]-[.$E$2];[.$H$2])+1+[.$E$2]" office:value-type="float" office:value="218" calcext:value-type="float">
            <text:p>218</text:p>
          </table:table-cell>
          <table:table-cell table:formula="of:=MOD([.F119]+1/[.$H$2];5)" office:value-type="float" office:value="3.9" calcext:value-type="float">
            <text:p>3,9</text:p>
          </table:table-cell>
          <table:table-cell table:formula="of:=IF([.F120]&lt;0.000001;[.G119]+2+1/[.$H$2];[.G119]+1/[.$H$2])" office:value-type="float" office:value="3.9" calcext:value-type="float">
            <text:p>3,9</text:p>
          </table:table-cell>
          <table:table-cell table:number-columns-repeated="4"/>
          <table:table-cell table:formula="of:=SUM(MOD(SUM([.L119]-[.L$2];[.T$2]);[.R$2]-[.L$2]);[.L$2])" office:value-type="time" office:time-value="PT23H40M00S" calcext:value-type="time">
            <text:p>23:40:00</text:p>
          </table:table-cell>
          <table:table-cell table:formula="of:=IF([.L120]&lt;[.L119];[.M119]+[.H$2];[.M119])" office:value-type="float" office:value="180" calcext:value-type="float">
            <text:p>180</text:p>
          </table:table-cell>
          <table:table-cell table:formula="of:=OFFSET([.C$4];[.M120];0)" office:value-type="float" office:value="43751" calcext:value-type="float">
            <text:p>43751</text:p>
          </table:table-cell>
          <table:table-cell table:formula="of:=[.L120]" office:value-type="float" office:value="0.986111111111111" calcext:value-type="float">
            <text:p>0.98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20];0)&lt;=[.O12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1]))" office:value-type="date" office:date-value="2019-10-10T22:25:56.281141" calcext:value-type="date">
            <text:p>2019-10-10 22:25:56</text:p>
          </table:table-cell>
          <table:table-cell table:style-name="ce7" table:formula="of:=[.A121]" office:value-type="date" office:date-value="2019-10-10T22:25:56.281141" calcext:value-type="date">
            <text:p>2019-10-10 22:25:56</text:p>
          </table:table-cell>
          <table:table-cell table:formula="of:=TRUNC([.A121])" office:value-type="float" office:value="43748" calcext:value-type="float">
            <text:p>43748</text:p>
          </table:table-cell>
          <table:table-cell table:style-name="ce12" table:formula="of:=[.B121]-[.C121]" office:value-type="date" office:date-value="1899-12-30T22:25:56.28114051651" calcext:value-type="date">
            <text:p>12/30/99 10:25 PM</text:p>
          </table:table-cell>
          <table:table-cell table:formula="of:=MOD([.E120]-[.$E$2];[.$H$2])+1+[.$E$2]" office:value-type="float" office:value="219" calcext:value-type="float">
            <text:p>219</text:p>
          </table:table-cell>
          <table:table-cell table:formula="of:=MOD([.F120]+1/[.$H$2];5)" office:value-type="float" office:value="3.93333333333333" calcext:value-type="float">
            <text:p>3,93333333333333</text:p>
          </table:table-cell>
          <table:table-cell table:formula="of:=IF([.F121]&lt;0.000001;[.G120]+2+1/[.$H$2];[.G120]+1/[.$H$2])" office:value-type="float" office:value="3.93333333333333" calcext:value-type="float">
            <text:p>3,93333333333333</text:p>
          </table:table-cell>
          <table:table-cell table:number-columns-repeated="4"/>
          <table:table-cell table:formula="of:=SUM(MOD(SUM([.L120]-[.L$2];[.T$2]);[.R$2]-[.L$2]);[.L$2])" office:value-type="time" office:time-value="PT23H50M00S" calcext:value-type="time">
            <text:p>23:50:00</text:p>
          </table:table-cell>
          <table:table-cell table:formula="of:=IF([.L121]&lt;[.L120];[.M120]+[.H$2];[.M120])" office:value-type="float" office:value="180" calcext:value-type="float">
            <text:p>180</text:p>
          </table:table-cell>
          <table:table-cell table:formula="of:=OFFSET([.C$4];[.M121];0)" office:value-type="float" office:value="43751" calcext:value-type="float">
            <text:p>43751</text:p>
          </table:table-cell>
          <table:table-cell table:formula="of:=[.L121]" office:value-type="float" office:value="0.993055555555556" calcext:value-type="float">
            <text:p>0.993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121];0)&lt;=[.O12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2]))" office:value-type="date" office:date-value="2019-10-10T22:44:00.264748" calcext:value-type="date">
            <text:p>2019-10-10 22:44:00</text:p>
          </table:table-cell>
          <table:table-cell table:style-name="ce7" table:formula="of:=[.A122]" office:value-type="date" office:date-value="2019-10-10T22:44:00.264748" calcext:value-type="date">
            <text:p>2019-10-10 22:44:00</text:p>
          </table:table-cell>
          <table:table-cell table:formula="of:=TRUNC([.A122])" office:value-type="float" office:value="43748" calcext:value-type="float">
            <text:p>43748</text:p>
          </table:table-cell>
          <table:table-cell table:style-name="ce12" table:formula="of:=[.B122]-[.C122]" office:value-type="date" office:date-value="1899-12-30T22:44:00.26474808343" calcext:value-type="date">
            <text:p>12/30/99 10:44 PM</text:p>
          </table:table-cell>
          <table:table-cell table:formula="of:=MOD([.E121]-[.$E$2];[.$H$2])+1+[.$E$2]" office:value-type="float" office:value="220" calcext:value-type="float">
            <text:p>220</text:p>
          </table:table-cell>
          <table:table-cell table:formula="of:=MOD([.F121]+1/[.$H$2];5)" office:value-type="float" office:value="3.96666666666666" calcext:value-type="float">
            <text:p>3,96666666666666</text:p>
          </table:table-cell>
          <table:table-cell table:formula="of:=IF([.F122]&lt;0.000001;[.G121]+2+1/[.$H$2];[.G121]+1/[.$H$2])" office:value-type="float" office:value="3.96666666666666" calcext:value-type="float">
            <text:p>3,96666666666666</text:p>
          </table:table-cell>
          <table:table-cell table:number-columns-repeated="4"/>
          <table:table-cell table:formula="of:=SUM(MOD(SUM([.L121]-[.L$2];[.T$2]);[.R$2]-[.L$2]);[.L$2])" office:value-type="time" office:time-value="PT21H10M00S" calcext:value-type="time">
            <text:p>21:10:00</text:p>
          </table:table-cell>
          <table:table-cell table:formula="of:=IF([.L122]&lt;[.L121];[.M121]+[.H$2];[.M121])" office:value-type="float" office:value="210" calcext:value-type="float">
            <text:p>210</text:p>
          </table:table-cell>
          <table:table-cell table:formula="of:=OFFSET([.C$4];[.M122];0)" office:value-type="float" office:value="43752" calcext:value-type="float">
            <text:p>43752</text:p>
          </table:table-cell>
          <table:table-cell table:formula="of:=[.L122]" office:value-type="float" office:value="0.881944444444444" calcext:value-type="float">
            <text:p>0.8819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122];0)&lt;=[.O12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3]))" office:value-type="date" office:date-value="2019-10-11T22:25:10.887312" calcext:value-type="date">
            <text:p>2019-10-11 22:25:11</text:p>
          </table:table-cell>
          <table:table-cell table:style-name="ce7" table:formula="of:=[.A123]" office:value-type="date" office:date-value="2019-10-11T22:25:10.887312" calcext:value-type="date">
            <text:p>2019-10-11 22:25:11</text:p>
          </table:table-cell>
          <table:table-cell table:formula="of:=TRUNC([.A123])" office:value-type="float" office:value="43749" calcext:value-type="float">
            <text:p>43749</text:p>
          </table:table-cell>
          <table:table-cell table:style-name="ce12" table:formula="of:=[.B123]-[.C123]" office:value-type="date" office:date-value="1899-12-30T22:25:10.88731172495" calcext:value-type="date">
            <text:p>12/30/99 10:25 PM</text:p>
          </table:table-cell>
          <table:table-cell table:formula="of:=MOD([.E122]-[.$E$2];[.$H$2])+1+[.$E$2]" office:value-type="float" office:value="191" calcext:value-type="float">
            <text:p>191</text:p>
          </table:table-cell>
          <table:table-cell table:formula="of:=MOD([.F122]+1/[.$H$2];5)" office:value-type="float" office:value="4" calcext:value-type="float">
            <text:p>4</text:p>
          </table:table-cell>
          <table:table-cell table:formula="of:=IF([.F123]&lt;0.000001;[.G122]+2+1/[.$H$2];[.G122]+1/[.$H$2])" office:value-type="float" office:value="4" calcext:value-type="float">
            <text:p>4</text:p>
          </table:table-cell>
          <table:table-cell table:number-columns-repeated="4"/>
          <table:table-cell table:formula="of:=SUM(MOD(SUM([.L122]-[.L$2];[.T$2]);[.R$2]-[.L$2]);[.L$2])" office:value-type="time" office:time-value="PT21H20M00S" calcext:value-type="time">
            <text:p>21:20:00</text:p>
          </table:table-cell>
          <table:table-cell table:formula="of:=IF([.L123]&lt;[.L122];[.M122]+[.H$2];[.M122])" office:value-type="float" office:value="210" calcext:value-type="float">
            <text:p>210</text:p>
          </table:table-cell>
          <table:table-cell table:formula="of:=OFFSET([.C$4];[.M123];0)" office:value-type="float" office:value="43752" calcext:value-type="float">
            <text:p>43752</text:p>
          </table:table-cell>
          <table:table-cell table:formula="of:=[.L123]" office:value-type="float" office:value="0.888888888888889" calcext:value-type="float">
            <text:p>0.8888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123];0)&lt;=[.O12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4]))" office:value-type="date" office:date-value="2019-10-11T22:30:04.670548" calcext:value-type="date">
            <text:p>2019-10-11 22:30:05</text:p>
          </table:table-cell>
          <table:table-cell table:style-name="ce7" table:formula="of:=[.A124]" office:value-type="date" office:date-value="2019-10-11T22:30:04.670548" calcext:value-type="date">
            <text:p>2019-10-11 22:30:05</text:p>
          </table:table-cell>
          <table:table-cell table:formula="of:=TRUNC([.A124])" office:value-type="float" office:value="43749" calcext:value-type="float">
            <text:p>43749</text:p>
          </table:table-cell>
          <table:table-cell table:style-name="ce12" table:formula="of:=[.B124]-[.C124]" office:value-type="date" office:date-value="1899-12-30T22:30:04.67054836918" calcext:value-type="date">
            <text:p>12/30/99 10:30 PM</text:p>
          </table:table-cell>
          <table:table-cell table:formula="of:=MOD([.E123]-[.$E$2];[.$H$2])+1+[.$E$2]" office:value-type="float" office:value="192" calcext:value-type="float">
            <text:p>192</text:p>
          </table:table-cell>
          <table:table-cell table:formula="of:=MOD([.F123]+1/[.$H$2];5)" office:value-type="float" office:value="4.03333333333333" calcext:value-type="float">
            <text:p>4,03333333333333</text:p>
          </table:table-cell>
          <table:table-cell table:formula="of:=IF([.F124]&lt;0.000001;[.G123]+2+1/[.$H$2];[.G123]+1/[.$H$2])" office:value-type="float" office:value="4.03333333333333" calcext:value-type="float">
            <text:p>4,03333333333333</text:p>
          </table:table-cell>
          <table:table-cell table:number-columns-repeated="4"/>
          <table:table-cell table:formula="of:=SUM(MOD(SUM([.L123]-[.L$2];[.T$2]);[.R$2]-[.L$2]);[.L$2])" office:value-type="time" office:time-value="PT21H30M00S" calcext:value-type="time">
            <text:p>21:30:00</text:p>
          </table:table-cell>
          <table:table-cell table:formula="of:=IF([.L124]&lt;[.L123];[.M123]+[.H$2];[.M123])" office:value-type="float" office:value="210" calcext:value-type="float">
            <text:p>210</text:p>
          </table:table-cell>
          <table:table-cell table:formula="of:=OFFSET([.C$4];[.M124];0)" office:value-type="float" office:value="43752" calcext:value-type="float">
            <text:p>43752</text:p>
          </table:table-cell>
          <table:table-cell table:formula="of:=[.L124]" office:value-type="float" office:value="0.895833333333333" calcext:value-type="float">
            <text:p>0.8958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124];0)&lt;=[.O12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5]))" office:value-type="date" office:date-value="2019-10-11T22:34:24.524396" calcext:value-type="date">
            <text:p>2019-10-11 22:34:25</text:p>
          </table:table-cell>
          <table:table-cell table:style-name="ce7" table:formula="of:=[.A125]" office:value-type="date" office:date-value="2019-10-11T22:34:24.524396" calcext:value-type="date">
            <text:p>2019-10-11 22:34:25</text:p>
          </table:table-cell>
          <table:table-cell table:formula="of:=TRUNC([.A125])" office:value-type="float" office:value="43749" calcext:value-type="float">
            <text:p>43749</text:p>
          </table:table-cell>
          <table:table-cell table:style-name="ce12" table:formula="of:=[.B125]-[.C125]" office:value-type="date" office:date-value="1899-12-30T22:34:24.5243962761" calcext:value-type="date">
            <text:p>12/30/99 10:34 PM</text:p>
          </table:table-cell>
          <table:table-cell table:formula="of:=MOD([.E124]-[.$E$2];[.$H$2])+1+[.$E$2]" office:value-type="float" office:value="193" calcext:value-type="float">
            <text:p>193</text:p>
          </table:table-cell>
          <table:table-cell table:formula="of:=MOD([.F124]+1/[.$H$2];5)" office:value-type="float" office:value="4.06666666666666" calcext:value-type="float">
            <text:p>4,06666666666666</text:p>
          </table:table-cell>
          <table:table-cell table:formula="of:=IF([.F125]&lt;0.000001;[.G124]+2+1/[.$H$2];[.G124]+1/[.$H$2])" office:value-type="float" office:value="4.06666666666666" calcext:value-type="float">
            <text:p>4,06666666666666</text:p>
          </table:table-cell>
          <table:table-cell table:number-columns-repeated="4"/>
          <table:table-cell table:formula="of:=SUM(MOD(SUM([.L124]-[.L$2];[.T$2]);[.R$2]-[.L$2]);[.L$2])" office:value-type="time" office:time-value="PT21H40M00S" calcext:value-type="time">
            <text:p>21:40:00</text:p>
          </table:table-cell>
          <table:table-cell table:formula="of:=IF([.L125]&lt;[.L124];[.M124]+[.H$2];[.M124])" office:value-type="float" office:value="210" calcext:value-type="float">
            <text:p>210</text:p>
          </table:table-cell>
          <table:table-cell table:formula="of:=OFFSET([.C$4];[.M125];0)" office:value-type="float" office:value="43752" calcext:value-type="float">
            <text:p>43752</text:p>
          </table:table-cell>
          <table:table-cell table:formula="of:=[.L125]" office:value-type="float" office:value="0.902777777777778" calcext:value-type="float">
            <text:p>0.9027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125];0)&lt;=[.O12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6]))" office:value-type="date" office:date-value="2019-10-11T22:50:54.74434" calcext:value-type="date">
            <text:p>2019-10-11 22:50:55</text:p>
          </table:table-cell>
          <table:table-cell table:style-name="ce7" table:formula="of:=[.A126]" office:value-type="date" office:date-value="2019-10-11T22:50:54.74434" calcext:value-type="date">
            <text:p>2019-10-11 22:50:55</text:p>
          </table:table-cell>
          <table:table-cell table:formula="of:=TRUNC([.A126])" office:value-type="float" office:value="43749" calcext:value-type="float">
            <text:p>43749</text:p>
          </table:table-cell>
          <table:table-cell table:style-name="ce12" table:formula="of:=[.B126]-[.C126]" office:value-type="date" office:date-value="1899-12-30T22:50:54.74433959462" calcext:value-type="date">
            <text:p>12/30/99 10:50 PM</text:p>
          </table:table-cell>
          <table:table-cell table:formula="of:=MOD([.E125]-[.$E$2];[.$H$2])+1+[.$E$2]" office:value-type="float" office:value="194" calcext:value-type="float">
            <text:p>194</text:p>
          </table:table-cell>
          <table:table-cell table:formula="of:=MOD([.F125]+1/[.$H$2];5)" office:value-type="float" office:value="4.1" calcext:value-type="float">
            <text:p>4,1</text:p>
          </table:table-cell>
          <table:table-cell table:formula="of:=IF([.F126]&lt;0.000001;[.G125]+2+1/[.$H$2];[.G125]+1/[.$H$2])" office:value-type="float" office:value="4.1" calcext:value-type="float">
            <text:p>4,1</text:p>
          </table:table-cell>
          <table:table-cell table:number-columns-repeated="4"/>
          <table:table-cell table:formula="of:=SUM(MOD(SUM([.L125]-[.L$2];[.T$2]);[.R$2]-[.L$2]);[.L$2])" office:value-type="time" office:time-value="PT21H50M00S" calcext:value-type="time">
            <text:p>21:50:00</text:p>
          </table:table-cell>
          <table:table-cell table:formula="of:=IF([.L126]&lt;[.L125];[.M125]+[.H$2];[.M125])" office:value-type="float" office:value="210" calcext:value-type="float">
            <text:p>210</text:p>
          </table:table-cell>
          <table:table-cell table:formula="of:=OFFSET([.C$4];[.M126];0)" office:value-type="float" office:value="43752" calcext:value-type="float">
            <text:p>43752</text:p>
          </table:table-cell>
          <table:table-cell table:formula="of:=[.L126]" office:value-type="float" office:value="0.909722222222222" calcext:value-type="float">
            <text:p>0.9097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26];0)&lt;=[.O12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7]))" office:value-type="date" office:date-value="2019-10-11T22:24:59.850452" calcext:value-type="date">
            <text:p>2019-10-11 22:25:00</text:p>
          </table:table-cell>
          <table:table-cell table:style-name="ce7" table:formula="of:=[.A127]" office:value-type="date" office:date-value="2019-10-11T22:24:59.850452" calcext:value-type="date">
            <text:p>2019-10-11 22:25:00</text:p>
          </table:table-cell>
          <table:table-cell table:formula="of:=TRUNC([.A127])" office:value-type="float" office:value="43749" calcext:value-type="float">
            <text:p>43749</text:p>
          </table:table-cell>
          <table:table-cell table:style-name="ce12" table:formula="of:=[.B127]-[.C127]" office:value-type="date" office:date-value="1899-12-30T22:24:59.85045245849" calcext:value-type="date">
            <text:p>12/30/99 10:25 PM</text:p>
          </table:table-cell>
          <table:table-cell table:formula="of:=MOD([.E126]-[.$E$2];[.$H$2])+1+[.$E$2]" office:value-type="float" office:value="195" calcext:value-type="float">
            <text:p>195</text:p>
          </table:table-cell>
          <table:table-cell table:formula="of:=MOD([.F126]+1/[.$H$2];5)" office:value-type="float" office:value="4.13333333333333" calcext:value-type="float">
            <text:p>4,13333333333333</text:p>
          </table:table-cell>
          <table:table-cell table:formula="of:=IF([.F127]&lt;0.000001;[.G126]+2+1/[.$H$2];[.G126]+1/[.$H$2])" office:value-type="float" office:value="4.13333333333333" calcext:value-type="float">
            <text:p>4,13333333333333</text:p>
          </table:table-cell>
          <table:table-cell table:number-columns-repeated="4"/>
          <table:table-cell table:formula="of:=SUM(MOD(SUM([.L126]-[.L$2];[.T$2]);[.R$2]-[.L$2]);[.L$2])" office:value-type="time" office:time-value="PT22H00M00S" calcext:value-type="time">
            <text:p>22:00:00</text:p>
          </table:table-cell>
          <table:table-cell table:formula="of:=IF([.L127]&lt;[.L126];[.M126]+[.H$2];[.M126])" office:value-type="float" office:value="210" calcext:value-type="float">
            <text:p>210</text:p>
          </table:table-cell>
          <table:table-cell table:formula="of:=OFFSET([.C$4];[.M127];0)" office:value-type="float" office:value="43752" calcext:value-type="float">
            <text:p>43752</text:p>
          </table:table-cell>
          <table:table-cell table:formula="of:=[.L127]" office:value-type="float" office:value="0.916666666666667" calcext:value-type="float">
            <text:p>0.9166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27];0)&lt;=[.O12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8]))" office:value-type="date" office:date-value="2019-10-11T22:46:48.13998" calcext:value-type="date">
            <text:p>2019-10-11 22:46:48</text:p>
          </table:table-cell>
          <table:table-cell table:style-name="ce7" table:formula="of:=[.A128]" office:value-type="date" office:date-value="2019-10-11T22:46:48.13998" calcext:value-type="date">
            <text:p>2019-10-11 22:46:48</text:p>
          </table:table-cell>
          <table:table-cell table:formula="of:=TRUNC([.A128])" office:value-type="float" office:value="43749" calcext:value-type="float">
            <text:p>43749</text:p>
          </table:table-cell>
          <table:table-cell table:style-name="ce12" table:formula="of:=[.B128]-[.C128]" office:value-type="date" office:date-value="1899-12-30T22:46:48.13998039812" calcext:value-type="date">
            <text:p>12/30/99 10:46 PM</text:p>
          </table:table-cell>
          <table:table-cell table:formula="of:=MOD([.E127]-[.$E$2];[.$H$2])+1+[.$E$2]" office:value-type="float" office:value="196" calcext:value-type="float">
            <text:p>196</text:p>
          </table:table-cell>
          <table:table-cell table:formula="of:=MOD([.F127]+1/[.$H$2];5)" office:value-type="float" office:value="4.16666666666666" calcext:value-type="float">
            <text:p>4,16666666666666</text:p>
          </table:table-cell>
          <table:table-cell table:formula="of:=IF([.F128]&lt;0.000001;[.G127]+2+1/[.$H$2];[.G127]+1/[.$H$2])" office:value-type="float" office:value="4.16666666666666" calcext:value-type="float">
            <text:p>4,16666666666666</text:p>
          </table:table-cell>
          <table:table-cell table:number-columns-repeated="4"/>
          <table:table-cell table:formula="of:=SUM(MOD(SUM([.L127]-[.L$2];[.T$2]);[.R$2]-[.L$2]);[.L$2])" office:value-type="time" office:time-value="PT22H10M00S" calcext:value-type="time">
            <text:p>22:10:00</text:p>
          </table:table-cell>
          <table:table-cell table:formula="of:=IF([.L128]&lt;[.L127];[.M127]+[.H$2];[.M127])" office:value-type="float" office:value="210" calcext:value-type="float">
            <text:p>210</text:p>
          </table:table-cell>
          <table:table-cell table:formula="of:=OFFSET([.C$4];[.M128];0)" office:value-type="float" office:value="43752" calcext:value-type="float">
            <text:p>43752</text:p>
          </table:table-cell>
          <table:table-cell table:formula="of:=[.L128]" office:value-type="float" office:value="0.923611111111111" calcext:value-type="float">
            <text:p>0.9236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28];0)&lt;=[.O12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9]))" office:value-type="date" office:date-value="2019-10-11T22:44:05.415747" calcext:value-type="date">
            <text:p>2019-10-11 22:44:05</text:p>
          </table:table-cell>
          <table:table-cell table:style-name="ce7" table:formula="of:=[.A129]" office:value-type="date" office:date-value="2019-10-11T22:44:05.415747" calcext:value-type="date">
            <text:p>2019-10-11 22:44:05</text:p>
          </table:table-cell>
          <table:table-cell table:formula="of:=TRUNC([.A129])" office:value-type="float" office:value="43749" calcext:value-type="float">
            <text:p>43749</text:p>
          </table:table-cell>
          <table:table-cell table:style-name="ce12" table:formula="of:=[.B129]-[.C129]" office:value-type="date" office:date-value="1899-12-30T22:44:05.4157467233" calcext:value-type="date">
            <text:p>12/30/99 10:44 PM</text:p>
          </table:table-cell>
          <table:table-cell table:formula="of:=MOD([.E128]-[.$E$2];[.$H$2])+1+[.$E$2]" office:value-type="float" office:value="197" calcext:value-type="float">
            <text:p>197</text:p>
          </table:table-cell>
          <table:table-cell table:formula="of:=MOD([.F128]+1/[.$H$2];5)" office:value-type="float" office:value="4.2" calcext:value-type="float">
            <text:p>4,2</text:p>
          </table:table-cell>
          <table:table-cell table:formula="of:=IF([.F129]&lt;0.000001;[.G128]+2+1/[.$H$2];[.G128]+1/[.$H$2])" office:value-type="float" office:value="4.2" calcext:value-type="float">
            <text:p>4,2</text:p>
          </table:table-cell>
          <table:table-cell table:number-columns-repeated="4"/>
          <table:table-cell table:formula="of:=SUM(MOD(SUM([.L128]-[.L$2];[.T$2]);[.R$2]-[.L$2]);[.L$2])" office:value-type="time" office:time-value="PT22H20M00S" calcext:value-type="time">
            <text:p>22:20:00</text:p>
          </table:table-cell>
          <table:table-cell table:formula="of:=IF([.L129]&lt;[.L128];[.M128]+[.H$2];[.M128])" office:value-type="float" office:value="210" calcext:value-type="float">
            <text:p>210</text:p>
          </table:table-cell>
          <table:table-cell table:formula="of:=OFFSET([.C$4];[.M129];0)" office:value-type="float" office:value="43752" calcext:value-type="float">
            <text:p>43752</text:p>
          </table:table-cell>
          <table:table-cell table:formula="of:=[.L129]" office:value-type="float" office:value="0.930555555555555" calcext:value-type="float">
            <text:p>0.930555555555555</text:p>
          </table:table-cell>
          <table:table-cell office:value-type="float" office:value="192" calcext:value-type="float">
            <text:p>192</text:p>
          </table:table-cell>
          <table:table-cell table:formula="of:=IF(OFFSET([.D$4];[.M129];0)&lt;=[.O12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0]))" office:value-type="date" office:date-value="2019-10-11T22:22:50.717464" calcext:value-type="date">
            <text:p>2019-10-11 22:22:51</text:p>
          </table:table-cell>
          <table:table-cell table:style-name="ce7" table:formula="of:=[.A130]" office:value-type="date" office:date-value="2019-10-11T22:22:50.717464" calcext:value-type="date">
            <text:p>2019-10-11 22:22:51</text:p>
          </table:table-cell>
          <table:table-cell table:formula="of:=TRUNC([.A130])" office:value-type="float" office:value="43749" calcext:value-type="float">
            <text:p>43749</text:p>
          </table:table-cell>
          <table:table-cell table:style-name="ce12" table:formula="of:=[.B130]-[.C130]" office:value-type="date" office:date-value="1899-12-30T22:22:50.71746373549" calcext:value-type="date">
            <text:p>12/30/99 10:22 PM</text:p>
          </table:table-cell>
          <table:table-cell table:formula="of:=MOD([.E129]-[.$E$2];[.$H$2])+1+[.$E$2]" office:value-type="float" office:value="198" calcext:value-type="float">
            <text:p>198</text:p>
          </table:table-cell>
          <table:table-cell table:formula="of:=MOD([.F129]+1/[.$H$2];5)" office:value-type="float" office:value="4.23333333333333" calcext:value-type="float">
            <text:p>4,23333333333333</text:p>
          </table:table-cell>
          <table:table-cell table:formula="of:=IF([.F130]&lt;0.000001;[.G129]+2+1/[.$H$2];[.G129]+1/[.$H$2])" office:value-type="float" office:value="4.23333333333333" calcext:value-type="float">
            <text:p>4,23333333333333</text:p>
          </table:table-cell>
          <table:table-cell table:number-columns-repeated="4"/>
          <table:table-cell table:formula="of:=SUM(MOD(SUM([.L129]-[.L$2];[.T$2]);[.R$2]-[.L$2]);[.L$2])" office:value-type="time" office:time-value="PT22H30M00S" calcext:value-type="time">
            <text:p>22:30:00</text:p>
          </table:table-cell>
          <table:table-cell table:formula="of:=IF([.L130]&lt;[.L129];[.M129]+[.H$2];[.M129])" office:value-type="float" office:value="210" calcext:value-type="float">
            <text:p>210</text:p>
          </table:table-cell>
          <table:table-cell table:formula="of:=OFFSET([.C$4];[.M130];0)" office:value-type="float" office:value="43752" calcext:value-type="float">
            <text:p>43752</text:p>
          </table:table-cell>
          <table:table-cell table:formula="of:=[.L130]" office:value-type="float" office:value="0.9375" calcext:value-type="float">
            <text:p>0.9375</text:p>
          </table:table-cell>
          <table:table-cell office:value-type="float" office:value="192" calcext:value-type="float">
            <text:p>192</text:p>
          </table:table-cell>
          <table:table-cell table:formula="of:=IF(OFFSET([.D$4];[.M130];0)&lt;=[.O13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1]))" office:value-type="date" office:date-value="2019-10-11T22:20:56.876723" calcext:value-type="date">
            <text:p>2019-10-11 22:20:57</text:p>
          </table:table-cell>
          <table:table-cell table:style-name="ce7" table:formula="of:=[.A131]" office:value-type="date" office:date-value="2019-10-11T22:20:56.876723" calcext:value-type="date">
            <text:p>2019-10-11 22:20:57</text:p>
          </table:table-cell>
          <table:table-cell table:formula="of:=TRUNC([.A131])" office:value-type="float" office:value="43749" calcext:value-type="float">
            <text:p>43749</text:p>
          </table:table-cell>
          <table:table-cell table:style-name="ce12" table:formula="of:=[.B131]-[.C131]" office:value-type="date" office:date-value="1899-12-30T22:20:56.87672321219" calcext:value-type="date">
            <text:p>12/30/99 10:20 PM</text:p>
          </table:table-cell>
          <table:table-cell table:formula="of:=MOD([.E130]-[.$E$2];[.$H$2])+1+[.$E$2]" office:value-type="float" office:value="199" calcext:value-type="float">
            <text:p>199</text:p>
          </table:table-cell>
          <table:table-cell table:formula="of:=MOD([.F130]+1/[.$H$2];5)" office:value-type="float" office:value="4.26666666666666" calcext:value-type="float">
            <text:p>4,26666666666666</text:p>
          </table:table-cell>
          <table:table-cell table:formula="of:=IF([.F131]&lt;0.000001;[.G130]+2+1/[.$H$2];[.G130]+1/[.$H$2])" office:value-type="float" office:value="4.26666666666666" calcext:value-type="float">
            <text:p>4,26666666666666</text:p>
          </table:table-cell>
          <table:table-cell table:number-columns-repeated="4"/>
          <table:table-cell table:formula="of:=SUM(MOD(SUM([.L130]-[.L$2];[.T$2]);[.R$2]-[.L$2]);[.L$2])" office:value-type="time" office:time-value="PT22H40M00S" calcext:value-type="time">
            <text:p>22:40:00</text:p>
          </table:table-cell>
          <table:table-cell table:formula="of:=IF([.L131]&lt;[.L130];[.M130]+[.H$2];[.M130])" office:value-type="float" office:value="210" calcext:value-type="float">
            <text:p>210</text:p>
          </table:table-cell>
          <table:table-cell table:formula="of:=OFFSET([.C$4];[.M131];0)" office:value-type="float" office:value="43752" calcext:value-type="float">
            <text:p>43752</text:p>
          </table:table-cell>
          <table:table-cell table:formula="of:=[.L131]" office:value-type="float" office:value="0.944444444444444" calcext:value-type="float">
            <text:p>0.9444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131];0)&lt;=[.O13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2]))" office:value-type="date" office:date-value="2019-10-11T22:32:49.467117" calcext:value-type="date">
            <text:p>2019-10-11 22:32:49</text:p>
          </table:table-cell>
          <table:table-cell table:style-name="ce7" table:formula="of:=[.A132]" office:value-type="date" office:date-value="2019-10-11T22:32:49.467117" calcext:value-type="date">
            <text:p>2019-10-11 22:32:49</text:p>
          </table:table-cell>
          <table:table-cell table:formula="of:=TRUNC([.A132])" office:value-type="float" office:value="43749" calcext:value-type="float">
            <text:p>43749</text:p>
          </table:table-cell>
          <table:table-cell table:style-name="ce12" table:formula="of:=[.B132]-[.C132]" office:value-type="date" office:date-value="1899-12-30T22:32:49.46711728815" calcext:value-type="date">
            <text:p>12/30/99 10:32 PM</text:p>
          </table:table-cell>
          <table:table-cell table:formula="of:=MOD([.E131]-[.$E$2];[.$H$2])+1+[.$E$2]" office:value-type="float" office:value="200" calcext:value-type="float">
            <text:p>200</text:p>
          </table:table-cell>
          <table:table-cell table:formula="of:=MOD([.F131]+1/[.$H$2];5)" office:value-type="float" office:value="4.29999999999999" calcext:value-type="float">
            <text:p>4,29999999999999</text:p>
          </table:table-cell>
          <table:table-cell table:formula="of:=IF([.F132]&lt;0.000001;[.G131]+2+1/[.$H$2];[.G131]+1/[.$H$2])" office:value-type="float" office:value="4.29999999999999" calcext:value-type="float">
            <text:p>4,29999999999999</text:p>
          </table:table-cell>
          <table:table-cell table:number-columns-repeated="4"/>
          <table:table-cell table:formula="of:=SUM(MOD(SUM([.L131]-[.L$2];[.T$2]);[.R$2]-[.L$2]);[.L$2])" office:value-type="time" office:time-value="PT22H50M00S" calcext:value-type="time">
            <text:p>22:50:00</text:p>
          </table:table-cell>
          <table:table-cell table:formula="of:=IF([.L132]&lt;[.L131];[.M131]+[.H$2];[.M131])" office:value-type="float" office:value="210" calcext:value-type="float">
            <text:p>210</text:p>
          </table:table-cell>
          <table:table-cell table:formula="of:=OFFSET([.C$4];[.M132];0)" office:value-type="float" office:value="43752" calcext:value-type="float">
            <text:p>43752</text:p>
          </table:table-cell>
          <table:table-cell table:formula="of:=[.L132]" office:value-type="float" office:value="0.951388888888889" calcext:value-type="float">
            <text:p>0.9513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132];0)&lt;=[.O13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3]))" office:value-type="date" office:date-value="2019-10-11T22:40:10.023745" calcext:value-type="date">
            <text:p>2019-10-11 22:40:10</text:p>
          </table:table-cell>
          <table:table-cell table:style-name="ce7" table:formula="of:=[.A133]" office:value-type="date" office:date-value="2019-10-11T22:40:10.023745" calcext:value-type="date">
            <text:p>2019-10-11 22:40:10</text:p>
          </table:table-cell>
          <table:table-cell table:formula="of:=TRUNC([.A133])" office:value-type="float" office:value="43749" calcext:value-type="float">
            <text:p>43749</text:p>
          </table:table-cell>
          <table:table-cell table:style-name="ce12" table:formula="of:=[.B133]-[.C133]" office:value-type="date" office:date-value="1899-12-30T22:40:10.02374498639" calcext:value-type="date">
            <text:p>12/30/99 10:40 PM</text:p>
          </table:table-cell>
          <table:table-cell table:formula="of:=MOD([.E132]-[.$E$2];[.$H$2])+1+[.$E$2]" office:value-type="float" office:value="201" calcext:value-type="float">
            <text:p>201</text:p>
          </table:table-cell>
          <table:table-cell table:formula="of:=MOD([.F132]+1/[.$H$2];5)" office:value-type="float" office:value="4.33333333333333" calcext:value-type="float">
            <text:p>4,33333333333333</text:p>
          </table:table-cell>
          <table:table-cell table:formula="of:=IF([.F133]&lt;0.000001;[.G132]+2+1/[.$H$2];[.G132]+1/[.$H$2])" office:value-type="float" office:value="4.33333333333333" calcext:value-type="float">
            <text:p>4,33333333333333</text:p>
          </table:table-cell>
          <table:table-cell table:number-columns-repeated="4"/>
          <table:table-cell table:formula="of:=SUM(MOD(SUM([.L132]-[.L$2];[.T$2]);[.R$2]-[.L$2]);[.L$2])" office:value-type="time" office:time-value="PT23H00M00S" calcext:value-type="time">
            <text:p>23:00:00</text:p>
          </table:table-cell>
          <table:table-cell table:formula="of:=IF([.L133]&lt;[.L132];[.M132]+[.H$2];[.M132])" office:value-type="float" office:value="210" calcext:value-type="float">
            <text:p>210</text:p>
          </table:table-cell>
          <table:table-cell table:formula="of:=OFFSET([.C$4];[.M133];0)" office:value-type="float" office:value="43752" calcext:value-type="float">
            <text:p>43752</text:p>
          </table:table-cell>
          <table:table-cell table:formula="of:=[.L133]" office:value-type="float" office:value="0.958333333333333" calcext:value-type="float">
            <text:p>0.9583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133];0)&lt;=[.O13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4]))" office:value-type="date" office:date-value="2019-10-11T22:16:57.26285" calcext:value-type="date">
            <text:p>2019-10-11 22:16:57</text:p>
          </table:table-cell>
          <table:table-cell table:style-name="ce7" table:formula="of:=[.A134]" office:value-type="date" office:date-value="2019-10-11T22:16:57.26285" calcext:value-type="date">
            <text:p>2019-10-11 22:16:57</text:p>
          </table:table-cell>
          <table:table-cell table:formula="of:=TRUNC([.A134])" office:value-type="float" office:value="43749" calcext:value-type="float">
            <text:p>43749</text:p>
          </table:table-cell>
          <table:table-cell table:style-name="ce12" table:formula="of:=[.B134]-[.C134]" office:value-type="date" office:date-value="1899-12-30T22:16:57.2628498869" calcext:value-type="date">
            <text:p>12/30/99 10:16 PM</text:p>
          </table:table-cell>
          <table:table-cell table:formula="of:=MOD([.E133]-[.$E$2];[.$H$2])+1+[.$E$2]" office:value-type="float" office:value="202" calcext:value-type="float">
            <text:p>202</text:p>
          </table:table-cell>
          <table:table-cell table:formula="of:=MOD([.F133]+1/[.$H$2];5)" office:value-type="float" office:value="4.36666666666666" calcext:value-type="float">
            <text:p>4,36666666666666</text:p>
          </table:table-cell>
          <table:table-cell table:formula="of:=IF([.F134]&lt;0.000001;[.G133]+2+1/[.$H$2];[.G133]+1/[.$H$2])" office:value-type="float" office:value="4.36666666666666" calcext:value-type="float">
            <text:p>4,36666666666666</text:p>
          </table:table-cell>
          <table:table-cell table:number-columns-repeated="4"/>
          <table:table-cell table:formula="of:=SUM(MOD(SUM([.L133]-[.L$2];[.T$2]);[.R$2]-[.L$2]);[.L$2])" office:value-type="time" office:time-value="PT23H10M00S" calcext:value-type="time">
            <text:p>23:10:00</text:p>
          </table:table-cell>
          <table:table-cell table:formula="of:=IF([.L134]&lt;[.L133];[.M133]+[.H$2];[.M133])" office:value-type="float" office:value="210" calcext:value-type="float">
            <text:p>210</text:p>
          </table:table-cell>
          <table:table-cell table:formula="of:=OFFSET([.C$4];[.M134];0)" office:value-type="float" office:value="43752" calcext:value-type="float">
            <text:p>43752</text:p>
          </table:table-cell>
          <table:table-cell table:formula="of:=[.L134]" office:value-type="float" office:value="0.965277777777778" calcext:value-type="float">
            <text:p>0.965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134];0)&lt;=[.O13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5]))" office:value-type="date" office:date-value="2019-10-11T22:39:20.706805" calcext:value-type="date">
            <text:p>2019-10-11 22:39:21</text:p>
          </table:table-cell>
          <table:table-cell table:style-name="ce7" table:formula="of:=[.A135]" office:value-type="date" office:date-value="2019-10-11T22:39:20.706805" calcext:value-type="date">
            <text:p>2019-10-11 22:39:21</text:p>
          </table:table-cell>
          <table:table-cell table:formula="of:=TRUNC([.A135])" office:value-type="float" office:value="43749" calcext:value-type="float">
            <text:p>43749</text:p>
          </table:table-cell>
          <table:table-cell table:style-name="ce12" table:formula="of:=[.B135]-[.C135]" office:value-type="date" office:date-value="1899-12-30T22:39:20.70680455305" calcext:value-type="date">
            <text:p>12/30/99 10:39 PM</text:p>
          </table:table-cell>
          <table:table-cell table:formula="of:=MOD([.E134]-[.$E$2];[.$H$2])+1+[.$E$2]" office:value-type="float" office:value="203" calcext:value-type="float">
            <text:p>203</text:p>
          </table:table-cell>
          <table:table-cell table:formula="of:=MOD([.F134]+1/[.$H$2];5)" office:value-type="float" office:value="4.39999999999999" calcext:value-type="float">
            <text:p>4,39999999999999</text:p>
          </table:table-cell>
          <table:table-cell table:formula="of:=IF([.F135]&lt;0.000001;[.G134]+2+1/[.$H$2];[.G134]+1/[.$H$2])" office:value-type="float" office:value="4.39999999999999" calcext:value-type="float">
            <text:p>4,39999999999999</text:p>
          </table:table-cell>
          <table:table-cell table:number-columns-repeated="4"/>
          <table:table-cell table:formula="of:=SUM(MOD(SUM([.L134]-[.L$2];[.T$2]);[.R$2]-[.L$2]);[.L$2])" office:value-type="time" office:time-value="PT23H20M00S" calcext:value-type="time">
            <text:p>23:20:00</text:p>
          </table:table-cell>
          <table:table-cell table:formula="of:=IF([.L135]&lt;[.L134];[.M134]+[.H$2];[.M134])" office:value-type="float" office:value="210" calcext:value-type="float">
            <text:p>210</text:p>
          </table:table-cell>
          <table:table-cell table:formula="of:=OFFSET([.C$4];[.M135];0)" office:value-type="float" office:value="43752" calcext:value-type="float">
            <text:p>43752</text:p>
          </table:table-cell>
          <table:table-cell table:formula="of:=[.L135]" office:value-type="float" office:value="0.972222222222222" calcext:value-type="float">
            <text:p>0.972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35];0)&lt;=[.O13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6]))" office:value-type="date" office:date-value="2019-10-11T21:58:37.575857" calcext:value-type="date">
            <text:p>2019-10-11 21:58:38</text:p>
          </table:table-cell>
          <table:table-cell table:style-name="ce7" table:formula="of:=[.A136]" office:value-type="date" office:date-value="2019-10-11T21:58:37.575857" calcext:value-type="date">
            <text:p>2019-10-11 21:58:38</text:p>
          </table:table-cell>
          <table:table-cell table:formula="of:=TRUNC([.A136])" office:value-type="float" office:value="43749" calcext:value-type="float">
            <text:p>43749</text:p>
          </table:table-cell>
          <table:table-cell table:style-name="ce12" table:formula="of:=[.B136]-[.C136]" office:value-type="date" office:date-value="1899-12-30T21:58:37.57585674059" calcext:value-type="date">
            <text:p>12/30/99 09:58 PM</text:p>
          </table:table-cell>
          <table:table-cell table:formula="of:=MOD([.E135]-[.$E$2];[.$H$2])+1+[.$E$2]" office:value-type="float" office:value="204" calcext:value-type="float">
            <text:p>204</text:p>
          </table:table-cell>
          <table:table-cell table:formula="of:=MOD([.F135]+1/[.$H$2];5)" office:value-type="float" office:value="4.43333333333333" calcext:value-type="float">
            <text:p>4,43333333333333</text:p>
          </table:table-cell>
          <table:table-cell table:formula="of:=IF([.F136]&lt;0.000001;[.G135]+2+1/[.$H$2];[.G135]+1/[.$H$2])" office:value-type="float" office:value="4.43333333333333" calcext:value-type="float">
            <text:p>4,43333333333333</text:p>
          </table:table-cell>
          <table:table-cell table:number-columns-repeated="4"/>
          <table:table-cell table:formula="of:=SUM(MOD(SUM([.L135]-[.L$2];[.T$2]);[.R$2]-[.L$2]);[.L$2])" office:value-type="time" office:time-value="PT23H30M00S" calcext:value-type="time">
            <text:p>23:30:00</text:p>
          </table:table-cell>
          <table:table-cell table:formula="of:=IF([.L136]&lt;[.L135];[.M135]+[.H$2];[.M135])" office:value-type="float" office:value="210" calcext:value-type="float">
            <text:p>210</text:p>
          </table:table-cell>
          <table:table-cell table:formula="of:=OFFSET([.C$4];[.M136];0)" office:value-type="float" office:value="43752" calcext:value-type="float">
            <text:p>43752</text:p>
          </table:table-cell>
          <table:table-cell table:formula="of:=[.L136]" office:value-type="float" office:value="0.979166666666667" calcext:value-type="float">
            <text:p>0.979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36];0)&lt;=[.O13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7]))" office:value-type="date" office:date-value="2019-10-11T21:57:33.031142" calcext:value-type="date">
            <text:p>2019-10-11 21:57:33</text:p>
          </table:table-cell>
          <table:table-cell table:style-name="ce7" table:formula="of:=[.A137]" office:value-type="date" office:date-value="2019-10-11T21:57:33.031142" calcext:value-type="date">
            <text:p>2019-10-11 21:57:33</text:p>
          </table:table-cell>
          <table:table-cell table:formula="of:=TRUNC([.A137])" office:value-type="float" office:value="43749" calcext:value-type="float">
            <text:p>43749</text:p>
          </table:table-cell>
          <table:table-cell table:style-name="ce12" table:formula="of:=[.B137]-[.C137]" office:value-type="date" office:date-value="1899-12-30T21:57:33.03114233539" calcext:value-type="date">
            <text:p>12/30/99 09:57 PM</text:p>
          </table:table-cell>
          <table:table-cell table:formula="of:=MOD([.E136]-[.$E$2];[.$H$2])+1+[.$E$2]" office:value-type="float" office:value="205" calcext:value-type="float">
            <text:p>205</text:p>
          </table:table-cell>
          <table:table-cell table:formula="of:=MOD([.F136]+1/[.$H$2];5)" office:value-type="float" office:value="4.46666666666666" calcext:value-type="float">
            <text:p>4,46666666666666</text:p>
          </table:table-cell>
          <table:table-cell table:formula="of:=IF([.F137]&lt;0.000001;[.G136]+2+1/[.$H$2];[.G136]+1/[.$H$2])" office:value-type="float" office:value="4.46666666666666" calcext:value-type="float">
            <text:p>4,46666666666666</text:p>
          </table:table-cell>
          <table:table-cell table:number-columns-repeated="4"/>
          <table:table-cell table:formula="of:=SUM(MOD(SUM([.L136]-[.L$2];[.T$2]);[.R$2]-[.L$2]);[.L$2])" office:value-type="time" office:time-value="PT23H40M00S" calcext:value-type="time">
            <text:p>23:40:00</text:p>
          </table:table-cell>
          <table:table-cell table:formula="of:=IF([.L137]&lt;[.L136];[.M136]+[.H$2];[.M136])" office:value-type="float" office:value="210" calcext:value-type="float">
            <text:p>210</text:p>
          </table:table-cell>
          <table:table-cell table:formula="of:=OFFSET([.C$4];[.M137];0)" office:value-type="float" office:value="43752" calcext:value-type="float">
            <text:p>43752</text:p>
          </table:table-cell>
          <table:table-cell table:formula="of:=[.L137]" office:value-type="float" office:value="0.986111111111111" calcext:value-type="float">
            <text:p>0.98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37];0)&lt;=[.O13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8]))" office:value-type="date" office:date-value="2019-10-11T22:52:36.04688" calcext:value-type="date">
            <text:p>2019-10-11 22:52:36</text:p>
          </table:table-cell>
          <table:table-cell table:style-name="ce7" table:formula="of:=[.A138]" office:value-type="date" office:date-value="2019-10-11T22:52:36.04688" calcext:value-type="date">
            <text:p>2019-10-11 22:52:36</text:p>
          </table:table-cell>
          <table:table-cell table:formula="of:=TRUNC([.A138])" office:value-type="float" office:value="43749" calcext:value-type="float">
            <text:p>43749</text:p>
          </table:table-cell>
          <table:table-cell table:style-name="ce12" table:formula="of:=[.B138]-[.C138]" office:value-type="date" office:date-value="1899-12-30T22:52:36.04687992018" calcext:value-type="date">
            <text:p>12/30/99 10:52 PM</text:p>
          </table:table-cell>
          <table:table-cell table:formula="of:=MOD([.E137]-[.$E$2];[.$H$2])+1+[.$E$2]" office:value-type="float" office:value="206" calcext:value-type="float">
            <text:p>206</text:p>
          </table:table-cell>
          <table:table-cell table:formula="of:=MOD([.F137]+1/[.$H$2];5)" office:value-type="float" office:value="4.49999999999999" calcext:value-type="float">
            <text:p>4,49999999999999</text:p>
          </table:table-cell>
          <table:table-cell table:formula="of:=IF([.F138]&lt;0.000001;[.G137]+2+1/[.$H$2];[.G137]+1/[.$H$2])" office:value-type="float" office:value="4.49999999999999" calcext:value-type="float">
            <text:p>4,49999999999999</text:p>
          </table:table-cell>
          <table:table-cell table:number-columns-repeated="4"/>
          <table:table-cell table:formula="of:=SUM(MOD(SUM([.L137]-[.L$2];[.T$2]);[.R$2]-[.L$2]);[.L$2])" office:value-type="time" office:time-value="PT23H50M00S" calcext:value-type="time">
            <text:p>23:50:00</text:p>
          </table:table-cell>
          <table:table-cell table:formula="of:=IF([.L138]&lt;[.L137];[.M137]+[.H$2];[.M137])" office:value-type="float" office:value="210" calcext:value-type="float">
            <text:p>210</text:p>
          </table:table-cell>
          <table:table-cell table:formula="of:=OFFSET([.C$4];[.M138];0)" office:value-type="float" office:value="43752" calcext:value-type="float">
            <text:p>43752</text:p>
          </table:table-cell>
          <table:table-cell table:formula="of:=[.L138]" office:value-type="float" office:value="0.993055555555556" calcext:value-type="float">
            <text:p>0.993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138];0)&lt;=[.O13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9]))" office:value-type="date" office:date-value="2019-10-11T22:36:58.491449" calcext:value-type="date">
            <text:p>2019-10-11 22:36:58</text:p>
          </table:table-cell>
          <table:table-cell table:style-name="ce7" table:formula="of:=[.A139]" office:value-type="date" office:date-value="2019-10-11T22:36:58.491449" calcext:value-type="date">
            <text:p>2019-10-11 22:36:58</text:p>
          </table:table-cell>
          <table:table-cell table:formula="of:=TRUNC([.A139])" office:value-type="float" office:value="43749" calcext:value-type="float">
            <text:p>43749</text:p>
          </table:table-cell>
          <table:table-cell table:style-name="ce12" table:formula="of:=[.B139]-[.C139]" office:value-type="date" office:date-value="1899-12-30T22:36:58.49144864827" calcext:value-type="date">
            <text:p>12/30/99 10:36 PM</text:p>
          </table:table-cell>
          <table:table-cell table:formula="of:=MOD([.E138]-[.$E$2];[.$H$2])+1+[.$E$2]" office:value-type="float" office:value="207" calcext:value-type="float">
            <text:p>207</text:p>
          </table:table-cell>
          <table:table-cell table:formula="of:=MOD([.F138]+1/[.$H$2];5)" office:value-type="float" office:value="4.53333333333333" calcext:value-type="float">
            <text:p>4,53333333333333</text:p>
          </table:table-cell>
          <table:table-cell table:formula="of:=IF([.F139]&lt;0.000001;[.G138]+2+1/[.$H$2];[.G138]+1/[.$H$2])" office:value-type="float" office:value="4.53333333333333" calcext:value-type="float">
            <text:p>4,53333333333333</text:p>
          </table:table-cell>
          <table:table-cell table:number-columns-repeated="4"/>
          <table:table-cell table:formula="of:=SUM(MOD(SUM([.L138]-[.L$2];[.T$2]);[.R$2]-[.L$2]);[.L$2])" office:value-type="time" office:time-value="PT21H10M00S" calcext:value-type="time">
            <text:p>21:10:00</text:p>
          </table:table-cell>
          <table:table-cell table:formula="of:=IF([.L139]&lt;[.L138];[.M138]+[.H$2];[.M138])" office:value-type="float" office:value="240" calcext:value-type="float">
            <text:p>240</text:p>
          </table:table-cell>
          <table:table-cell table:formula="of:=OFFSET([.C$4];[.M139];0)" office:value-type="float" office:value="43753" calcext:value-type="float">
            <text:p>43753</text:p>
          </table:table-cell>
          <table:table-cell table:formula="of:=[.L139]" office:value-type="float" office:value="0.881944444444444" calcext:value-type="float">
            <text:p>0.8819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139];0)&lt;=[.O13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0]))" office:value-type="date" office:date-value="2019-10-11T22:00:55.975918" calcext:value-type="date">
            <text:p>2019-10-11 22:00:56</text:p>
          </table:table-cell>
          <table:table-cell table:style-name="ce7" table:formula="of:=[.A140]" office:value-type="date" office:date-value="2019-10-11T22:00:55.975918" calcext:value-type="date">
            <text:p>2019-10-11 22:00:56</text:p>
          </table:table-cell>
          <table:table-cell table:formula="of:=TRUNC([.A140])" office:value-type="float" office:value="43749" calcext:value-type="float">
            <text:p>43749</text:p>
          </table:table-cell>
          <table:table-cell table:style-name="ce12" table:formula="of:=[.B140]-[.C140]" office:value-type="date" office:date-value="1899-12-30T22:00:55.97591826227" calcext:value-type="date">
            <text:p>12/30/99 10:00 PM</text:p>
          </table:table-cell>
          <table:table-cell table:formula="of:=MOD([.E139]-[.$E$2];[.$H$2])+1+[.$E$2]" office:value-type="float" office:value="208" calcext:value-type="float">
            <text:p>208</text:p>
          </table:table-cell>
          <table:table-cell table:formula="of:=MOD([.F139]+1/[.$H$2];5)" office:value-type="float" office:value="4.56666666666666" calcext:value-type="float">
            <text:p>4,56666666666666</text:p>
          </table:table-cell>
          <table:table-cell table:formula="of:=IF([.F140]&lt;0.000001;[.G139]+2+1/[.$H$2];[.G139]+1/[.$H$2])" office:value-type="float" office:value="4.56666666666666" calcext:value-type="float">
            <text:p>4,56666666666666</text:p>
          </table:table-cell>
          <table:table-cell table:number-columns-repeated="4"/>
          <table:table-cell table:formula="of:=SUM(MOD(SUM([.L139]-[.L$2];[.T$2]);[.R$2]-[.L$2]);[.L$2])" office:value-type="time" office:time-value="PT21H20M00S" calcext:value-type="time">
            <text:p>21:20:00</text:p>
          </table:table-cell>
          <table:table-cell table:formula="of:=IF([.L140]&lt;[.L139];[.M139]+[.H$2];[.M139])" office:value-type="float" office:value="240" calcext:value-type="float">
            <text:p>240</text:p>
          </table:table-cell>
          <table:table-cell table:formula="of:=OFFSET([.C$4];[.M140];0)" office:value-type="float" office:value="43753" calcext:value-type="float">
            <text:p>43753</text:p>
          </table:table-cell>
          <table:table-cell table:formula="of:=[.L140]" office:value-type="float" office:value="0.888888888888889" calcext:value-type="float">
            <text:p>0.8888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140];0)&lt;=[.O14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1]))" office:value-type="date" office:date-value="2019-10-11T22:38:19.647978" calcext:value-type="date">
            <text:p>2019-10-11 22:38:20</text:p>
          </table:table-cell>
          <table:table-cell table:style-name="ce7" table:formula="of:=[.A141]" office:value-type="date" office:date-value="2019-10-11T22:38:19.647978" calcext:value-type="date">
            <text:p>2019-10-11 22:38:20</text:p>
          </table:table-cell>
          <table:table-cell table:formula="of:=TRUNC([.A141])" office:value-type="float" office:value="43749" calcext:value-type="float">
            <text:p>43749</text:p>
          </table:table-cell>
          <table:table-cell table:style-name="ce12" table:formula="of:=[.B141]-[.C141]" office:value-type="date" office:date-value="1899-12-30T22:38:19.64797762223" calcext:value-type="date">
            <text:p>12/30/99 10:38 PM</text:p>
          </table:table-cell>
          <table:table-cell table:formula="of:=MOD([.E140]-[.$E$2];[.$H$2])+1+[.$E$2]" office:value-type="float" office:value="209" calcext:value-type="float">
            <text:p>209</text:p>
          </table:table-cell>
          <table:table-cell table:formula="of:=MOD([.F140]+1/[.$H$2];5)" office:value-type="float" office:value="4.59999999999999" calcext:value-type="float">
            <text:p>4,59999999999999</text:p>
          </table:table-cell>
          <table:table-cell table:formula="of:=IF([.F141]&lt;0.000001;[.G140]+2+1/[.$H$2];[.G140]+1/[.$H$2])" office:value-type="float" office:value="4.59999999999999" calcext:value-type="float">
            <text:p>4,59999999999999</text:p>
          </table:table-cell>
          <table:table-cell table:number-columns-repeated="4"/>
          <table:table-cell table:formula="of:=SUM(MOD(SUM([.L140]-[.L$2];[.T$2]);[.R$2]-[.L$2]);[.L$2])" office:value-type="time" office:time-value="PT21H30M00S" calcext:value-type="time">
            <text:p>21:30:00</text:p>
          </table:table-cell>
          <table:table-cell table:formula="of:=IF([.L141]&lt;[.L140];[.M140]+[.H$2];[.M140])" office:value-type="float" office:value="240" calcext:value-type="float">
            <text:p>240</text:p>
          </table:table-cell>
          <table:table-cell table:formula="of:=OFFSET([.C$4];[.M141];0)" office:value-type="float" office:value="43753" calcext:value-type="float">
            <text:p>43753</text:p>
          </table:table-cell>
          <table:table-cell table:formula="of:=[.L141]" office:value-type="float" office:value="0.895833333333333" calcext:value-type="float">
            <text:p>0.8958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141];0)&lt;=[.O14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2]))" office:value-type="date" office:date-value="2019-10-11T23:04:11.601317" calcext:value-type="date">
            <text:p>2019-10-11 23:04:12</text:p>
          </table:table-cell>
          <table:table-cell table:style-name="ce7" table:formula="of:=[.A142]" office:value-type="date" office:date-value="2019-10-11T23:04:11.601317" calcext:value-type="date">
            <text:p>2019-10-11 23:04:12</text:p>
          </table:table-cell>
          <table:table-cell table:formula="of:=TRUNC([.A142])" office:value-type="float" office:value="43749" calcext:value-type="float">
            <text:p>43749</text:p>
          </table:table-cell>
          <table:table-cell table:style-name="ce12" table:formula="of:=[.B142]-[.C142]" office:value-type="date" office:date-value="1899-12-30T23:04:11.60131668672" calcext:value-type="date">
            <text:p>12/30/99 11:04 PM</text:p>
          </table:table-cell>
          <table:table-cell table:formula="of:=MOD([.E141]-[.$E$2];[.$H$2])+1+[.$E$2]" office:value-type="float" office:value="210" calcext:value-type="float">
            <text:p>210</text:p>
          </table:table-cell>
          <table:table-cell table:formula="of:=MOD([.F141]+1/[.$H$2];5)" office:value-type="float" office:value="4.63333333333333" calcext:value-type="float">
            <text:p>4,63333333333333</text:p>
          </table:table-cell>
          <table:table-cell table:formula="of:=IF([.F142]&lt;0.000001;[.G141]+2+1/[.$H$2];[.G141]+1/[.$H$2])" office:value-type="float" office:value="4.63333333333333" calcext:value-type="float">
            <text:p>4,63333333333333</text:p>
          </table:table-cell>
          <table:table-cell table:number-columns-repeated="4"/>
          <table:table-cell table:formula="of:=SUM(MOD(SUM([.L141]-[.L$2];[.T$2]);[.R$2]-[.L$2]);[.L$2])" office:value-type="time" office:time-value="PT21H40M00S" calcext:value-type="time">
            <text:p>21:40:00</text:p>
          </table:table-cell>
          <table:table-cell table:formula="of:=IF([.L142]&lt;[.L141];[.M141]+[.H$2];[.M141])" office:value-type="float" office:value="240" calcext:value-type="float">
            <text:p>240</text:p>
          </table:table-cell>
          <table:table-cell table:formula="of:=OFFSET([.C$4];[.M142];0)" office:value-type="float" office:value="43753" calcext:value-type="float">
            <text:p>43753</text:p>
          </table:table-cell>
          <table:table-cell table:formula="of:=[.L142]" office:value-type="float" office:value="0.902777777777778" calcext:value-type="float">
            <text:p>0.9027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142];0)&lt;=[.O14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3]))" office:value-type="date" office:date-value="2019-10-11T22:39:42.481223" calcext:value-type="date">
            <text:p>2019-10-11 22:39:42</text:p>
          </table:table-cell>
          <table:table-cell table:style-name="ce7" table:formula="of:=[.A143]" office:value-type="date" office:date-value="2019-10-11T22:39:42.481223" calcext:value-type="date">
            <text:p>2019-10-11 22:39:42</text:p>
          </table:table-cell>
          <table:table-cell table:formula="of:=TRUNC([.A143])" office:value-type="float" office:value="43749" calcext:value-type="float">
            <text:p>43749</text:p>
          </table:table-cell>
          <table:table-cell table:style-name="ce12" table:formula="of:=[.B143]-[.C143]" office:value-type="date" office:date-value="1899-12-30T22:39:42.48122313526" calcext:value-type="date">
            <text:p>12/30/99 10:39 PM</text:p>
          </table:table-cell>
          <table:table-cell table:formula="of:=MOD([.E142]-[.$E$2];[.$H$2])+1+[.$E$2]" office:value-type="float" office:value="211" calcext:value-type="float">
            <text:p>211</text:p>
          </table:table-cell>
          <table:table-cell table:formula="of:=MOD([.F142]+1/[.$H$2];5)" office:value-type="float" office:value="4.66666666666666" calcext:value-type="float">
            <text:p>4,66666666666666</text:p>
          </table:table-cell>
          <table:table-cell table:formula="of:=IF([.F143]&lt;0.000001;[.G142]+2+1/[.$H$2];[.G142]+1/[.$H$2])" office:value-type="float" office:value="4.66666666666666" calcext:value-type="float">
            <text:p>4,66666666666666</text:p>
          </table:table-cell>
          <table:table-cell table:number-columns-repeated="4"/>
          <table:table-cell table:formula="of:=SUM(MOD(SUM([.L142]-[.L$2];[.T$2]);[.R$2]-[.L$2]);[.L$2])" office:value-type="time" office:time-value="PT21H50M00S" calcext:value-type="time">
            <text:p>21:50:00</text:p>
          </table:table-cell>
          <table:table-cell table:formula="of:=IF([.L143]&lt;[.L142];[.M142]+[.H$2];[.M142])" office:value-type="float" office:value="240" calcext:value-type="float">
            <text:p>240</text:p>
          </table:table-cell>
          <table:table-cell table:formula="of:=OFFSET([.C$4];[.M143];0)" office:value-type="float" office:value="43753" calcext:value-type="float">
            <text:p>43753</text:p>
          </table:table-cell>
          <table:table-cell table:formula="of:=[.L143]" office:value-type="float" office:value="0.909722222222222" calcext:value-type="float">
            <text:p>0.9097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43];0)&lt;=[.O14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4]))" office:value-type="date" office:date-value="2019-10-11T22:53:52.062733" calcext:value-type="date">
            <text:p>2019-10-11 22:53:52</text:p>
          </table:table-cell>
          <table:table-cell table:style-name="ce7" table:formula="of:=[.A144]" office:value-type="date" office:date-value="2019-10-11T22:53:52.062733" calcext:value-type="date">
            <text:p>2019-10-11 22:53:52</text:p>
          </table:table-cell>
          <table:table-cell table:formula="of:=TRUNC([.A144])" office:value-type="float" office:value="43749" calcext:value-type="float">
            <text:p>43749</text:p>
          </table:table-cell>
          <table:table-cell table:style-name="ce12" table:formula="of:=[.B144]-[.C144]" office:value-type="date" office:date-value="1899-12-30T22:53:52.06273319665" calcext:value-type="date">
            <text:p>12/30/99 10:53 PM</text:p>
          </table:table-cell>
          <table:table-cell table:formula="of:=MOD([.E143]-[.$E$2];[.$H$2])+1+[.$E$2]" office:value-type="float" office:value="212" calcext:value-type="float">
            <text:p>212</text:p>
          </table:table-cell>
          <table:table-cell table:formula="of:=MOD([.F143]+1/[.$H$2];5)" office:value-type="float" office:value="4.69999999999999" calcext:value-type="float">
            <text:p>4,69999999999999</text:p>
          </table:table-cell>
          <table:table-cell table:formula="of:=IF([.F144]&lt;0.000001;[.G143]+2+1/[.$H$2];[.G143]+1/[.$H$2])" office:value-type="float" office:value="4.69999999999999" calcext:value-type="float">
            <text:p>4,69999999999999</text:p>
          </table:table-cell>
          <table:table-cell table:number-columns-repeated="4"/>
          <table:table-cell table:formula="of:=SUM(MOD(SUM([.L143]-[.L$2];[.T$2]);[.R$2]-[.L$2]);[.L$2])" office:value-type="time" office:time-value="PT22H00M00S" calcext:value-type="time">
            <text:p>22:00:00</text:p>
          </table:table-cell>
          <table:table-cell table:formula="of:=IF([.L144]&lt;[.L143];[.M143]+[.H$2];[.M143])" office:value-type="float" office:value="240" calcext:value-type="float">
            <text:p>240</text:p>
          </table:table-cell>
          <table:table-cell table:formula="of:=OFFSET([.C$4];[.M144];0)" office:value-type="float" office:value="43753" calcext:value-type="float">
            <text:p>43753</text:p>
          </table:table-cell>
          <table:table-cell table:formula="of:=[.L144]" office:value-type="float" office:value="0.916666666666667" calcext:value-type="float">
            <text:p>0.9166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44];0)&lt;=[.O14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5]))" office:value-type="date" office:date-value="2019-10-11T22:20:26.524705" calcext:value-type="date">
            <text:p>2019-10-11 22:20:27</text:p>
          </table:table-cell>
          <table:table-cell table:style-name="ce7" table:formula="of:=[.A145]" office:value-type="date" office:date-value="2019-10-11T22:20:26.524705" calcext:value-type="date">
            <text:p>2019-10-11 22:20:27</text:p>
          </table:table-cell>
          <table:table-cell table:formula="of:=TRUNC([.A145])" office:value-type="float" office:value="43749" calcext:value-type="float">
            <text:p>43749</text:p>
          </table:table-cell>
          <table:table-cell table:style-name="ce12" table:formula="of:=[.B145]-[.C145]" office:value-type="date" office:date-value="1899-12-30T22:20:26.52470518369" calcext:value-type="date">
            <text:p>12/30/99 10:20 PM</text:p>
          </table:table-cell>
          <table:table-cell table:formula="of:=MOD([.E144]-[.$E$2];[.$H$2])+1+[.$E$2]" office:value-type="float" office:value="213" calcext:value-type="float">
            <text:p>213</text:p>
          </table:table-cell>
          <table:table-cell table:formula="of:=MOD([.F144]+1/[.$H$2];5)" office:value-type="float" office:value="4.73333333333333" calcext:value-type="float">
            <text:p>4,73333333333333</text:p>
          </table:table-cell>
          <table:table-cell table:formula="of:=IF([.F145]&lt;0.000001;[.G144]+2+1/[.$H$2];[.G144]+1/[.$H$2])" office:value-type="float" office:value="4.73333333333333" calcext:value-type="float">
            <text:p>4,73333333333333</text:p>
          </table:table-cell>
          <table:table-cell table:number-columns-repeated="4"/>
          <table:table-cell table:formula="of:=SUM(MOD(SUM([.L144]-[.L$2];[.T$2]);[.R$2]-[.L$2]);[.L$2])" office:value-type="time" office:time-value="PT22H10M00S" calcext:value-type="time">
            <text:p>22:10:00</text:p>
          </table:table-cell>
          <table:table-cell table:formula="of:=IF([.L145]&lt;[.L144];[.M144]+[.H$2];[.M144])" office:value-type="float" office:value="240" calcext:value-type="float">
            <text:p>240</text:p>
          </table:table-cell>
          <table:table-cell table:formula="of:=OFFSET([.C$4];[.M145];0)" office:value-type="float" office:value="43753" calcext:value-type="float">
            <text:p>43753</text:p>
          </table:table-cell>
          <table:table-cell table:formula="of:=[.L145]" office:value-type="float" office:value="0.923611111111111" calcext:value-type="float">
            <text:p>0.9236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45];0)&lt;=[.O14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6]))" office:value-type="date" office:date-value="2019-10-11T22:30:07.895622" calcext:value-type="date">
            <text:p>2019-10-11 22:30:08</text:p>
          </table:table-cell>
          <table:table-cell table:style-name="ce7" table:formula="of:=[.A146]" office:value-type="date" office:date-value="2019-10-11T22:30:07.895622" calcext:value-type="date">
            <text:p>2019-10-11 22:30:08</text:p>
          </table:table-cell>
          <table:table-cell table:formula="of:=TRUNC([.A146])" office:value-type="float" office:value="43749" calcext:value-type="float">
            <text:p>43749</text:p>
          </table:table-cell>
          <table:table-cell table:style-name="ce12" table:formula="of:=[.B146]-[.C146]" office:value-type="date" office:date-value="1899-12-30T22:30:07.8956220299" calcext:value-type="date">
            <text:p>12/30/99 10:30 PM</text:p>
          </table:table-cell>
          <table:table-cell table:formula="of:=MOD([.E145]-[.$E$2];[.$H$2])+1+[.$E$2]" office:value-type="float" office:value="214" calcext:value-type="float">
            <text:p>214</text:p>
          </table:table-cell>
          <table:table-cell table:formula="of:=MOD([.F145]+1/[.$H$2];5)" office:value-type="float" office:value="4.76666666666666" calcext:value-type="float">
            <text:p>4,76666666666666</text:p>
          </table:table-cell>
          <table:table-cell table:formula="of:=IF([.F146]&lt;0.000001;[.G145]+2+1/[.$H$2];[.G145]+1/[.$H$2])" office:value-type="float" office:value="4.76666666666666" calcext:value-type="float">
            <text:p>4,76666666666666</text:p>
          </table:table-cell>
          <table:table-cell table:number-columns-repeated="4"/>
          <table:table-cell table:formula="of:=SUM(MOD(SUM([.L145]-[.L$2];[.T$2]);[.R$2]-[.L$2]);[.L$2])" office:value-type="time" office:time-value="PT22H20M00S" calcext:value-type="time">
            <text:p>22:20:00</text:p>
          </table:table-cell>
          <table:table-cell table:formula="of:=IF([.L146]&lt;[.L145];[.M145]+[.H$2];[.M145])" office:value-type="float" office:value="240" calcext:value-type="float">
            <text:p>240</text:p>
          </table:table-cell>
          <table:table-cell table:formula="of:=OFFSET([.C$4];[.M146];0)" office:value-type="float" office:value="43753" calcext:value-type="float">
            <text:p>43753</text:p>
          </table:table-cell>
          <table:table-cell table:formula="of:=[.L146]" office:value-type="float" office:value="0.930555555555555" calcext:value-type="float">
            <text:p>0.930555555555555</text:p>
          </table:table-cell>
          <table:table-cell office:value-type="float" office:value="192" calcext:value-type="float">
            <text:p>192</text:p>
          </table:table-cell>
          <table:table-cell table:formula="of:=IF(OFFSET([.D$4];[.M146];0)&lt;=[.O14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7]))" office:value-type="date" office:date-value="2019-10-11T22:40:13.740604" calcext:value-type="date">
            <text:p>2019-10-11 22:40:14</text:p>
          </table:table-cell>
          <table:table-cell table:style-name="ce7" table:formula="of:=[.A147]" office:value-type="date" office:date-value="2019-10-11T22:40:13.740604" calcext:value-type="date">
            <text:p>2019-10-11 22:40:14</text:p>
          </table:table-cell>
          <table:table-cell table:formula="of:=TRUNC([.A147])" office:value-type="float" office:value="43749" calcext:value-type="float">
            <text:p>43749</text:p>
          </table:table-cell>
          <table:table-cell table:style-name="ce12" table:formula="of:=[.B147]-[.C147]" office:value-type="date" office:date-value="1899-12-30T22:40:13.74060397502" calcext:value-type="date">
            <text:p>12/30/99 10:40 PM</text:p>
          </table:table-cell>
          <table:table-cell table:formula="of:=MOD([.E146]-[.$E$2];[.$H$2])+1+[.$E$2]" office:value-type="float" office:value="215" calcext:value-type="float">
            <text:p>215</text:p>
          </table:table-cell>
          <table:table-cell table:formula="of:=MOD([.F146]+1/[.$H$2];5)" office:value-type="float" office:value="4.79999999999999" calcext:value-type="float">
            <text:p>4,79999999999999</text:p>
          </table:table-cell>
          <table:table-cell table:formula="of:=IF([.F147]&lt;0.000001;[.G146]+2+1/[.$H$2];[.G146]+1/[.$H$2])" office:value-type="float" office:value="4.79999999999999" calcext:value-type="float">
            <text:p>4,79999999999999</text:p>
          </table:table-cell>
          <table:table-cell table:number-columns-repeated="4"/>
          <table:table-cell table:formula="of:=SUM(MOD(SUM([.L146]-[.L$2];[.T$2]);[.R$2]-[.L$2]);[.L$2])" office:value-type="time" office:time-value="PT22H30M00S" calcext:value-type="time">
            <text:p>22:30:00</text:p>
          </table:table-cell>
          <table:table-cell table:formula="of:=IF([.L147]&lt;[.L146];[.M146]+[.H$2];[.M146])" office:value-type="float" office:value="240" calcext:value-type="float">
            <text:p>240</text:p>
          </table:table-cell>
          <table:table-cell table:formula="of:=OFFSET([.C$4];[.M147];0)" office:value-type="float" office:value="43753" calcext:value-type="float">
            <text:p>43753</text:p>
          </table:table-cell>
          <table:table-cell table:formula="of:=[.L147]" office:value-type="float" office:value="0.9375" calcext:value-type="float">
            <text:p>0.9375</text:p>
          </table:table-cell>
          <table:table-cell office:value-type="float" office:value="192" calcext:value-type="float">
            <text:p>192</text:p>
          </table:table-cell>
          <table:table-cell table:formula="of:=IF(OFFSET([.D$4];[.M147];0)&lt;=[.O14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8]))" office:value-type="date" office:date-value="2019-10-11T22:52:35.783166" calcext:value-type="date">
            <text:p>2019-10-11 22:52:36</text:p>
          </table:table-cell>
          <table:table-cell table:style-name="ce7" table:formula="of:=[.A148]" office:value-type="date" office:date-value="2019-10-11T22:52:35.783166" calcext:value-type="date">
            <text:p>2019-10-11 22:52:36</text:p>
          </table:table-cell>
          <table:table-cell table:formula="of:=TRUNC([.A148])" office:value-type="float" office:value="43749" calcext:value-type="float">
            <text:p>43749</text:p>
          </table:table-cell>
          <table:table-cell table:style-name="ce12" table:formula="of:=[.B148]-[.C148]" office:value-type="date" office:date-value="1899-12-30T22:52:35.78316554893" calcext:value-type="date">
            <text:p>12/30/99 10:52 PM</text:p>
          </table:table-cell>
          <table:table-cell table:formula="of:=MOD([.E147]-[.$E$2];[.$H$2])+1+[.$E$2]" office:value-type="float" office:value="216" calcext:value-type="float">
            <text:p>216</text:p>
          </table:table-cell>
          <table:table-cell table:formula="of:=MOD([.F147]+1/[.$H$2];5)" office:value-type="float" office:value="4.83333333333333" calcext:value-type="float">
            <text:p>4,83333333333333</text:p>
          </table:table-cell>
          <table:table-cell table:formula="of:=IF([.F148]&lt;0.000001;[.G147]+2+1/[.$H$2];[.G147]+1/[.$H$2])" office:value-type="float" office:value="4.83333333333333" calcext:value-type="float">
            <text:p>4,83333333333333</text:p>
          </table:table-cell>
          <table:table-cell table:number-columns-repeated="4"/>
          <table:table-cell table:formula="of:=SUM(MOD(SUM([.L147]-[.L$2];[.T$2]);[.R$2]-[.L$2]);[.L$2])" office:value-type="time" office:time-value="PT22H40M00S" calcext:value-type="time">
            <text:p>22:40:00</text:p>
          </table:table-cell>
          <table:table-cell table:formula="of:=IF([.L148]&lt;[.L147];[.M147]+[.H$2];[.M147])" office:value-type="float" office:value="240" calcext:value-type="float">
            <text:p>240</text:p>
          </table:table-cell>
          <table:table-cell table:formula="of:=OFFSET([.C$4];[.M148];0)" office:value-type="float" office:value="43753" calcext:value-type="float">
            <text:p>43753</text:p>
          </table:table-cell>
          <table:table-cell table:formula="of:=[.L148]" office:value-type="float" office:value="0.944444444444444" calcext:value-type="float">
            <text:p>0.9444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148];0)&lt;=[.O14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9]))" office:value-type="date" office:date-value="2019-10-11T22:45:25.934584" calcext:value-type="date">
            <text:p>2019-10-11 22:45:26</text:p>
          </table:table-cell>
          <table:table-cell table:style-name="ce7" table:formula="of:=[.A149]" office:value-type="date" office:date-value="2019-10-11T22:45:25.934584" calcext:value-type="date">
            <text:p>2019-10-11 22:45:26</text:p>
          </table:table-cell>
          <table:table-cell table:formula="of:=TRUNC([.A149])" office:value-type="float" office:value="43749" calcext:value-type="float">
            <text:p>43749</text:p>
          </table:table-cell>
          <table:table-cell table:style-name="ce12" table:formula="of:=[.B149]-[.C149]" office:value-type="date" office:date-value="1899-12-30T22:45:25.93458364718" calcext:value-type="date">
            <text:p>12/30/99 10:45 PM</text:p>
          </table:table-cell>
          <table:table-cell table:formula="of:=MOD([.E148]-[.$E$2];[.$H$2])+1+[.$E$2]" office:value-type="float" office:value="217" calcext:value-type="float">
            <text:p>217</text:p>
          </table:table-cell>
          <table:table-cell table:formula="of:=MOD([.F148]+1/[.$H$2];5)" office:value-type="float" office:value="4.86666666666666" calcext:value-type="float">
            <text:p>4,86666666666666</text:p>
          </table:table-cell>
          <table:table-cell table:formula="of:=IF([.F149]&lt;0.000001;[.G148]+2+1/[.$H$2];[.G148]+1/[.$H$2])" office:value-type="float" office:value="4.86666666666666" calcext:value-type="float">
            <text:p>4,86666666666666</text:p>
          </table:table-cell>
          <table:table-cell table:number-columns-repeated="4"/>
          <table:table-cell table:formula="of:=SUM(MOD(SUM([.L148]-[.L$2];[.T$2]);[.R$2]-[.L$2]);[.L$2])" office:value-type="time" office:time-value="PT22H50M00S" calcext:value-type="time">
            <text:p>22:50:00</text:p>
          </table:table-cell>
          <table:table-cell table:formula="of:=IF([.L149]&lt;[.L148];[.M148]+[.H$2];[.M148])" office:value-type="float" office:value="240" calcext:value-type="float">
            <text:p>240</text:p>
          </table:table-cell>
          <table:table-cell table:formula="of:=OFFSET([.C$4];[.M149];0)" office:value-type="float" office:value="43753" calcext:value-type="float">
            <text:p>43753</text:p>
          </table:table-cell>
          <table:table-cell table:formula="of:=[.L149]" office:value-type="float" office:value="0.951388888888889" calcext:value-type="float">
            <text:p>0.9513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149];0)&lt;=[.O14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0]))" office:value-type="date" office:date-value="2019-10-11T22:18:15.794304" calcext:value-type="date">
            <text:p>2019-10-11 22:18:16</text:p>
          </table:table-cell>
          <table:table-cell table:style-name="ce7" table:formula="of:=[.A150]" office:value-type="date" office:date-value="2019-10-11T22:18:15.794304" calcext:value-type="date">
            <text:p>2019-10-11 22:18:16</text:p>
          </table:table-cell>
          <table:table-cell table:formula="of:=TRUNC([.A150])" office:value-type="float" office:value="43749" calcext:value-type="float">
            <text:p>43749</text:p>
          </table:table-cell>
          <table:table-cell table:style-name="ce12" table:formula="of:=[.B150]-[.C150]" office:value-type="date" office:date-value="1899-12-30T22:18:15.79430446029" calcext:value-type="date">
            <text:p>12/30/99 10:18 PM</text:p>
          </table:table-cell>
          <table:table-cell table:formula="of:=MOD([.E149]-[.$E$2];[.$H$2])+1+[.$E$2]" office:value-type="float" office:value="218" calcext:value-type="float">
            <text:p>218</text:p>
          </table:table-cell>
          <table:table-cell table:formula="of:=MOD([.F149]+1/[.$H$2];5)" office:value-type="float" office:value="4.89999999999999" calcext:value-type="float">
            <text:p>4,89999999999999</text:p>
          </table:table-cell>
          <table:table-cell table:formula="of:=IF([.F150]&lt;0.000001;[.G149]+2+1/[.$H$2];[.G149]+1/[.$H$2])" office:value-type="float" office:value="4.89999999999999" calcext:value-type="float">
            <text:p>4,89999999999999</text:p>
          </table:table-cell>
          <table:table-cell table:number-columns-repeated="4"/>
          <table:table-cell table:formula="of:=SUM(MOD(SUM([.L149]-[.L$2];[.T$2]);[.R$2]-[.L$2]);[.L$2])" office:value-type="time" office:time-value="PT23H00M00S" calcext:value-type="time">
            <text:p>23:00:00</text:p>
          </table:table-cell>
          <table:table-cell table:formula="of:=IF([.L150]&lt;[.L149];[.M149]+[.H$2];[.M149])" office:value-type="float" office:value="240" calcext:value-type="float">
            <text:p>240</text:p>
          </table:table-cell>
          <table:table-cell table:formula="of:=OFFSET([.C$4];[.M150];0)" office:value-type="float" office:value="43753" calcext:value-type="float">
            <text:p>43753</text:p>
          </table:table-cell>
          <table:table-cell table:formula="of:=[.L150]" office:value-type="float" office:value="0.958333333333333" calcext:value-type="float">
            <text:p>0.9583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150];0)&lt;=[.O15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1]))" office:value-type="date" office:date-value="2019-10-11T22:23:26.291489" calcext:value-type="date">
            <text:p>2019-10-11 22:23:26</text:p>
          </table:table-cell>
          <table:table-cell table:style-name="ce7" table:formula="of:=[.A151]" office:value-type="date" office:date-value="2019-10-11T22:23:26.291489" calcext:value-type="date">
            <text:p>2019-10-11 22:23:26</text:p>
          </table:table-cell>
          <table:table-cell table:formula="of:=TRUNC([.A151])" office:value-type="float" office:value="43749" calcext:value-type="float">
            <text:p>43749</text:p>
          </table:table-cell>
          <table:table-cell table:style-name="ce12" table:formula="of:=[.B151]-[.C151]" office:value-type="date" office:date-value="1899-12-30T22:23:26.29148874432" calcext:value-type="date">
            <text:p>12/30/99 10:23 PM</text:p>
          </table:table-cell>
          <table:table-cell table:formula="of:=MOD([.E150]-[.$E$2];[.$H$2])+1+[.$E$2]" office:value-type="float" office:value="219" calcext:value-type="float">
            <text:p>219</text:p>
          </table:table-cell>
          <table:table-cell table:formula="of:=MOD([.F150]+1/[.$H$2];5)" office:value-type="float" office:value="4.93333333333333" calcext:value-type="float">
            <text:p>4,93333333333333</text:p>
          </table:table-cell>
          <table:table-cell table:formula="of:=IF([.F151]&lt;0.000001;[.G150]+2+1/[.$H$2];[.G150]+1/[.$H$2])" office:value-type="float" office:value="4.93333333333333" calcext:value-type="float">
            <text:p>4,93333333333333</text:p>
          </table:table-cell>
          <table:table-cell table:number-columns-repeated="4"/>
          <table:table-cell table:formula="of:=SUM(MOD(SUM([.L150]-[.L$2];[.T$2]);[.R$2]-[.L$2]);[.L$2])" office:value-type="time" office:time-value="PT23H10M00S" calcext:value-type="time">
            <text:p>23:10:00</text:p>
          </table:table-cell>
          <table:table-cell table:formula="of:=IF([.L151]&lt;[.L150];[.M150]+[.H$2];[.M150])" office:value-type="float" office:value="240" calcext:value-type="float">
            <text:p>240</text:p>
          </table:table-cell>
          <table:table-cell table:formula="of:=OFFSET([.C$4];[.M151];0)" office:value-type="float" office:value="43753" calcext:value-type="float">
            <text:p>43753</text:p>
          </table:table-cell>
          <table:table-cell table:formula="of:=[.L151]" office:value-type="float" office:value="0.965277777777778" calcext:value-type="float">
            <text:p>0.965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151];0)&lt;=[.O15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2]))" office:value-type="date" office:date-value="2019-10-11T22:28:05.118862" calcext:value-type="date">
            <text:p>2019-10-11 22:28:05</text:p>
          </table:table-cell>
          <table:table-cell table:style-name="ce7" table:formula="of:=[.A152]" office:value-type="date" office:date-value="2019-10-11T22:28:05.118862" calcext:value-type="date">
            <text:p>2019-10-11 22:28:05</text:p>
          </table:table-cell>
          <table:table-cell table:formula="of:=TRUNC([.A152])" office:value-type="float" office:value="43749" calcext:value-type="float">
            <text:p>43749</text:p>
          </table:table-cell>
          <table:table-cell table:style-name="ce12" table:formula="of:=[.B152]-[.C152]" office:value-type="date" office:date-value="1899-12-30T22:28:05.11886203196" calcext:value-type="date">
            <text:p>12/30/99 10:28 PM</text:p>
          </table:table-cell>
          <table:table-cell table:formula="of:=MOD([.E151]-[.$E$2];[.$H$2])+1+[.$E$2]" office:value-type="float" office:value="220" calcext:value-type="float">
            <text:p>220</text:p>
          </table:table-cell>
          <table:table-cell table:formula="of:=MOD([.F151]+1/[.$H$2];5)" office:value-type="float" office:value="4.96666666666666" calcext:value-type="float">
            <text:p>4,96666666666666</text:p>
          </table:table-cell>
          <table:table-cell table:formula="of:=IF([.F152]&lt;0.000001;[.G151]+2+1/[.$H$2];[.G151]+1/[.$H$2])" office:value-type="float" office:value="4.96666666666666" calcext:value-type="float">
            <text:p>4,96666666666666</text:p>
          </table:table-cell>
          <table:table-cell table:number-columns-repeated="4"/>
          <table:table-cell table:formula="of:=SUM(MOD(SUM([.L151]-[.L$2];[.T$2]);[.R$2]-[.L$2]);[.L$2])" office:value-type="time" office:time-value="PT23H20M00S" calcext:value-type="time">
            <text:p>23:20:00</text:p>
          </table:table-cell>
          <table:table-cell table:formula="of:=IF([.L152]&lt;[.L151];[.M151]+[.H$2];[.M151])" office:value-type="float" office:value="240" calcext:value-type="float">
            <text:p>240</text:p>
          </table:table-cell>
          <table:table-cell table:formula="of:=OFFSET([.C$4];[.M152];0)" office:value-type="float" office:value="43753" calcext:value-type="float">
            <text:p>43753</text:p>
          </table:table-cell>
          <table:table-cell table:formula="of:=[.L152]" office:value-type="float" office:value="0.972222222222222" calcext:value-type="float">
            <text:p>0.972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52];0)&lt;=[.O15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3]))" office:value-type="date" office:date-value="2019-10-11T22:34:41.464685" calcext:value-type="date">
            <text:p>2019-10-11 22:34:41</text:p>
          </table:table-cell>
          <table:table-cell table:style-name="ce7" table:formula="of:=[.A153]" office:value-type="date" office:date-value="2019-10-11T22:34:41.464685" calcext:value-type="date">
            <text:p>2019-10-11 22:34:41</text:p>
          </table:table-cell>
          <table:table-cell table:formula="of:=TRUNC([.A153])" office:value-type="float" office:value="43749" calcext:value-type="float">
            <text:p>43749</text:p>
          </table:table-cell>
          <table:table-cell table:style-name="ce12" table:formula="of:=[.B153]-[.C153]" office:value-type="date" office:date-value="1899-12-30T22:34:41.46468484774" calcext:value-type="date">
            <text:p>12/30/99 10:34 PM</text:p>
          </table:table-cell>
          <table:table-cell table:formula="of:=MOD([.E152]-[.$E$2];[.$H$2])+1+[.$E$2]" office:value-type="float" office:value="191" calcext:value-type="float">
            <text:p>191</text:p>
          </table:table-cell>
          <table:table-cell table:formula="of:=MOD([.F152]+1/[.$H$2];5)" office:value-type="float" office:value="4.99999999999999" calcext:value-type="float">
            <text:p>4,99999999999999</text:p>
          </table:table-cell>
          <table:table-cell table:formula="of:=IF([.F153]&lt;0.000001;[.G152]+2+1/[.$H$2];[.G152]+1/[.$H$2])" office:value-type="float" office:value="4.99999999999999" calcext:value-type="float">
            <text:p>4,99999999999999</text:p>
          </table:table-cell>
          <table:table-cell table:number-columns-repeated="4"/>
          <table:table-cell table:formula="of:=SUM(MOD(SUM([.L152]-[.L$2];[.T$2]);[.R$2]-[.L$2]);[.L$2])" office:value-type="time" office:time-value="PT23H30M00S" calcext:value-type="time">
            <text:p>23:30:00</text:p>
          </table:table-cell>
          <table:table-cell table:formula="of:=IF([.L153]&lt;[.L152];[.M152]+[.H$2];[.M152])" office:value-type="float" office:value="240" calcext:value-type="float">
            <text:p>240</text:p>
          </table:table-cell>
          <table:table-cell table:formula="of:=OFFSET([.C$4];[.M153];0)" office:value-type="float" office:value="43753" calcext:value-type="float">
            <text:p>43753</text:p>
          </table:table-cell>
          <table:table-cell table:formula="of:=[.L153]" office:value-type="float" office:value="0.979166666666667" calcext:value-type="float">
            <text:p>0.979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53];0)&lt;=[.O15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4]))" office:value-type="date" office:date-value="2019-10-12T23:00:20.490228" calcext:value-type="date">
            <text:p>2019-10-12 23:00:20</text:p>
          </table:table-cell>
          <table:table-cell table:style-name="ce7" table:formula="of:=[.A154]" office:value-type="date" office:date-value="2019-10-12T23:00:20.490228" calcext:value-type="date">
            <text:p>2019-10-12 23:00:20</text:p>
          </table:table-cell>
          <table:table-cell table:formula="of:=TRUNC([.A154])" office:value-type="float" office:value="43750" calcext:value-type="float">
            <text:p>43750</text:p>
          </table:table-cell>
          <table:table-cell table:style-name="ce12" table:formula="of:=[.B154]-[.C154]" office:value-type="date" office:date-value="1899-12-30T23:00:20.49022803549" calcext:value-type="date">
            <text:p>12/30/99 11:00 PM</text:p>
          </table:table-cell>
          <table:table-cell table:formula="of:=MOD([.E153]-[.$E$2];[.$H$2])+1+[.$E$2]" office:value-type="float" office:value="192" calcext:value-type="float">
            <text:p>192</text:p>
          </table:table-cell>
          <table:table-cell table:formula="of:=MOD([.F153]+1/[.$H$2];5)" office:value-type="float" office:value="0.0333333333333252" calcext:value-type="float">
            <text:p>0,033333333333325</text:p>
          </table:table-cell>
          <table:table-cell table:formula="of:=IF([.F154]&lt;0.000001;[.G153]+2+1/[.$H$2];[.G153]+1/[.$H$2])" office:value-type="float" office:value="5.03333333333333" calcext:value-type="float">
            <text:p>5,03333333333333</text:p>
          </table:table-cell>
          <table:table-cell table:number-columns-repeated="4"/>
          <table:table-cell table:formula="of:=SUM(MOD(SUM([.L153]-[.L$2];[.T$2]);[.R$2]-[.L$2]);[.L$2])" office:value-type="time" office:time-value="PT23H40M00S" calcext:value-type="time">
            <text:p>23:40:00</text:p>
          </table:table-cell>
          <table:table-cell table:formula="of:=IF([.L154]&lt;[.L153];[.M153]+[.H$2];[.M153])" office:value-type="float" office:value="240" calcext:value-type="float">
            <text:p>240</text:p>
          </table:table-cell>
          <table:table-cell table:formula="of:=OFFSET([.C$4];[.M154];0)" office:value-type="float" office:value="43753" calcext:value-type="float">
            <text:p>43753</text:p>
          </table:table-cell>
          <table:table-cell table:formula="of:=[.L154]" office:value-type="float" office:value="0.986111111111111" calcext:value-type="float">
            <text:p>0.98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54];0)&lt;=[.O15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5]))" office:value-type="date" office:date-value="2019-10-12T22:24:36.849967" calcext:value-type="date">
            <text:p>2019-10-12 22:24:37</text:p>
          </table:table-cell>
          <table:table-cell table:style-name="ce7" table:formula="of:=[.A155]" office:value-type="date" office:date-value="2019-10-12T22:24:36.849967" calcext:value-type="date">
            <text:p>2019-10-12 22:24:37</text:p>
          </table:table-cell>
          <table:table-cell table:formula="of:=TRUNC([.A155])" office:value-type="float" office:value="43750" calcext:value-type="float">
            <text:p>43750</text:p>
          </table:table-cell>
          <table:table-cell table:style-name="ce12" table:formula="of:=[.B155]-[.C155]" office:value-type="date" office:date-value="1899-12-30T22:24:36.84996679891" calcext:value-type="date">
            <text:p>12/30/99 10:24 PM</text:p>
          </table:table-cell>
          <table:table-cell table:formula="of:=MOD([.E154]-[.$E$2];[.$H$2])+1+[.$E$2]" office:value-type="float" office:value="193" calcext:value-type="float">
            <text:p>193</text:p>
          </table:table-cell>
          <table:table-cell table:formula="of:=MOD([.F154]+1/[.$H$2];5)" office:value-type="float" office:value="0.0666666666666585" calcext:value-type="float">
            <text:p>0,066666666666659</text:p>
          </table:table-cell>
          <table:table-cell table:formula="of:=IF([.F155]&lt;0.000001;[.G154]+2+1/[.$H$2];[.G154]+1/[.$H$2])" office:value-type="float" office:value="5.06666666666666" calcext:value-type="float">
            <text:p>5,06666666666666</text:p>
          </table:table-cell>
          <table:table-cell table:number-columns-repeated="4"/>
          <table:table-cell table:formula="of:=SUM(MOD(SUM([.L154]-[.L$2];[.T$2]);[.R$2]-[.L$2]);[.L$2])" office:value-type="time" office:time-value="PT23H50M00S" calcext:value-type="time">
            <text:p>23:50:00</text:p>
          </table:table-cell>
          <table:table-cell table:formula="of:=IF([.L155]&lt;[.L154];[.M154]+[.H$2];[.M154])" office:value-type="float" office:value="240" calcext:value-type="float">
            <text:p>240</text:p>
          </table:table-cell>
          <table:table-cell table:formula="of:=OFFSET([.C$4];[.M155];0)" office:value-type="float" office:value="43753" calcext:value-type="float">
            <text:p>43753</text:p>
          </table:table-cell>
          <table:table-cell table:formula="of:=[.L155]" office:value-type="float" office:value="0.993055555555556" calcext:value-type="float">
            <text:p>0.993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155];0)&lt;=[.O15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6]))" office:value-type="date" office:date-value="2019-10-12T22:23:31.859041" calcext:value-type="date">
            <text:p>2019-10-12 22:23:32</text:p>
          </table:table-cell>
          <table:table-cell table:style-name="ce7" table:formula="of:=[.A156]" office:value-type="date" office:date-value="2019-10-12T22:23:31.859041" calcext:value-type="date">
            <text:p>2019-10-12 22:23:32</text:p>
          </table:table-cell>
          <table:table-cell table:formula="of:=TRUNC([.A156])" office:value-type="float" office:value="43750" calcext:value-type="float">
            <text:p>43750</text:p>
          </table:table-cell>
          <table:table-cell table:style-name="ce12" table:formula="of:=[.B156]-[.C156]" office:value-type="date" office:date-value="1899-12-30T22:23:31.85904052109" calcext:value-type="date">
            <text:p>12/30/99 10:23 PM</text:p>
          </table:table-cell>
          <table:table-cell table:formula="of:=MOD([.E155]-[.$E$2];[.$H$2])+1+[.$E$2]" office:value-type="float" office:value="194" calcext:value-type="float">
            <text:p>194</text:p>
          </table:table-cell>
          <table:table-cell table:formula="of:=MOD([.F155]+1/[.$H$2];5)" office:value-type="float" office:value="0.0999999999999919" calcext:value-type="float">
            <text:p>0,099999999999992</text:p>
          </table:table-cell>
          <table:table-cell table:formula="of:=IF([.F156]&lt;0.000001;[.G155]+2+1/[.$H$2];[.G155]+1/[.$H$2])" office:value-type="float" office:value="5.09999999999999" calcext:value-type="float">
            <text:p>5,09999999999999</text:p>
          </table:table-cell>
          <table:table-cell table:number-columns-repeated="4"/>
          <table:table-cell table:formula="of:=SUM(MOD(SUM([.L155]-[.L$2];[.T$2]);[.R$2]-[.L$2]);[.L$2])" office:value-type="time" office:time-value="PT21H10M00S" calcext:value-type="time">
            <text:p>21:10:00</text:p>
          </table:table-cell>
          <table:table-cell table:formula="of:=IF([.L156]&lt;[.L155];[.M155]+[.H$2];[.M155])" office:value-type="float" office:value="270" calcext:value-type="float">
            <text:p>270</text:p>
          </table:table-cell>
          <table:table-cell table:formula="of:=OFFSET([.C$4];[.M156];0)" office:value-type="float" office:value="43754" calcext:value-type="float">
            <text:p>43754</text:p>
          </table:table-cell>
          <table:table-cell table:formula="of:=[.L156]" office:value-type="float" office:value="0.881944444444444" calcext:value-type="float">
            <text:p>0.8819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156];0)&lt;=[.O15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7]))" office:value-type="date" office:date-value="2019-10-12T22:32:48.89132" calcext:value-type="date">
            <text:p>2019-10-12 22:32:49</text:p>
          </table:table-cell>
          <table:table-cell table:style-name="ce7" table:formula="of:=[.A157]" office:value-type="date" office:date-value="2019-10-12T22:32:48.89132" calcext:value-type="date">
            <text:p>2019-10-12 22:32:49</text:p>
          </table:table-cell>
          <table:table-cell table:formula="of:=TRUNC([.A157])" office:value-type="float" office:value="43750" calcext:value-type="float">
            <text:p>43750</text:p>
          </table:table-cell>
          <table:table-cell table:style-name="ce12" table:formula="of:=[.B157]-[.C157]" office:value-type="date" office:date-value="1899-12-30T22:32:48.89132014476" calcext:value-type="date">
            <text:p>12/30/99 10:32 PM</text:p>
          </table:table-cell>
          <table:table-cell table:formula="of:=MOD([.E156]-[.$E$2];[.$H$2])+1+[.$E$2]" office:value-type="float" office:value="195" calcext:value-type="float">
            <text:p>195</text:p>
          </table:table-cell>
          <table:table-cell table:formula="of:=MOD([.F156]+1/[.$H$2];5)" office:value-type="float" office:value="0.133333333333325" calcext:value-type="float">
            <text:p>0,133333333333325</text:p>
          </table:table-cell>
          <table:table-cell table:formula="of:=IF([.F157]&lt;0.000001;[.G156]+2+1/[.$H$2];[.G156]+1/[.$H$2])" office:value-type="float" office:value="5.13333333333333" calcext:value-type="float">
            <text:p>5,13333333333333</text:p>
          </table:table-cell>
          <table:table-cell table:number-columns-repeated="4"/>
          <table:table-cell table:formula="of:=SUM(MOD(SUM([.L156]-[.L$2];[.T$2]);[.R$2]-[.L$2]);[.L$2])" office:value-type="time" office:time-value="PT21H20M00S" calcext:value-type="time">
            <text:p>21:20:00</text:p>
          </table:table-cell>
          <table:table-cell table:formula="of:=IF([.L157]&lt;[.L156];[.M156]+[.H$2];[.M156])" office:value-type="float" office:value="270" calcext:value-type="float">
            <text:p>270</text:p>
          </table:table-cell>
          <table:table-cell table:formula="of:=OFFSET([.C$4];[.M157];0)" office:value-type="float" office:value="43754" calcext:value-type="float">
            <text:p>43754</text:p>
          </table:table-cell>
          <table:table-cell table:formula="of:=[.L157]" office:value-type="float" office:value="0.888888888888889" calcext:value-type="float">
            <text:p>0.8888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157];0)&lt;=[.O15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8]))" office:value-type="date" office:date-value="2019-10-12T22:20:46.934271" calcext:value-type="date">
            <text:p>2019-10-12 22:20:47</text:p>
          </table:table-cell>
          <table:table-cell table:style-name="ce7" table:formula="of:=[.A158]" office:value-type="date" office:date-value="2019-10-12T22:20:46.934271" calcext:value-type="date">
            <text:p>2019-10-12 22:20:47</text:p>
          </table:table-cell>
          <table:table-cell table:formula="of:=TRUNC([.A158])" office:value-type="float" office:value="43750" calcext:value-type="float">
            <text:p>43750</text:p>
          </table:table-cell>
          <table:table-cell table:style-name="ce12" table:formula="of:=[.B158]-[.C158]" office:value-type="date" office:date-value="1899-12-30T22:20:46.93427060265" calcext:value-type="date">
            <text:p>12/30/99 10:20 PM</text:p>
          </table:table-cell>
          <table:table-cell table:formula="of:=MOD([.E157]-[.$E$2];[.$H$2])+1+[.$E$2]" office:value-type="float" office:value="196" calcext:value-type="float">
            <text:p>196</text:p>
          </table:table-cell>
          <table:table-cell table:formula="of:=MOD([.F157]+1/[.$H$2];5)" office:value-type="float" office:value="0.166666666666659" calcext:value-type="float">
            <text:p>0,166666666666659</text:p>
          </table:table-cell>
          <table:table-cell table:formula="of:=IF([.F158]&lt;0.000001;[.G157]+2+1/[.$H$2];[.G157]+1/[.$H$2])" office:value-type="float" office:value="5.16666666666666" calcext:value-type="float">
            <text:p>5,16666666666666</text:p>
          </table:table-cell>
          <table:table-cell table:number-columns-repeated="4"/>
          <table:table-cell table:formula="of:=SUM(MOD(SUM([.L157]-[.L$2];[.T$2]);[.R$2]-[.L$2]);[.L$2])" office:value-type="time" office:time-value="PT21H30M00S" calcext:value-type="time">
            <text:p>21:30:00</text:p>
          </table:table-cell>
          <table:table-cell table:formula="of:=IF([.L158]&lt;[.L157];[.M157]+[.H$2];[.M157])" office:value-type="float" office:value="270" calcext:value-type="float">
            <text:p>270</text:p>
          </table:table-cell>
          <table:table-cell table:formula="of:=OFFSET([.C$4];[.M158];0)" office:value-type="float" office:value="43754" calcext:value-type="float">
            <text:p>43754</text:p>
          </table:table-cell>
          <table:table-cell table:formula="of:=[.L158]" office:value-type="float" office:value="0.895833333333333" calcext:value-type="float">
            <text:p>0.8958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158];0)&lt;=[.O15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9]))" office:value-type="date" office:date-value="2019-10-12T22:47:38.588282" calcext:value-type="date">
            <text:p>2019-10-12 22:47:39</text:p>
          </table:table-cell>
          <table:table-cell table:style-name="ce7" table:formula="of:=[.A159]" office:value-type="date" office:date-value="2019-10-12T22:47:38.588282" calcext:value-type="date">
            <text:p>2019-10-12 22:47:39</text:p>
          </table:table-cell>
          <table:table-cell table:formula="of:=TRUNC([.A159])" office:value-type="float" office:value="43750" calcext:value-type="float">
            <text:p>43750</text:p>
          </table:table-cell>
          <table:table-cell table:style-name="ce12" table:formula="of:=[.B159]-[.C159]" office:value-type="date" office:date-value="1899-12-30T22:47:38.58828162309" calcext:value-type="date">
            <text:p>12/30/99 10:47 PM</text:p>
          </table:table-cell>
          <table:table-cell table:formula="of:=MOD([.E158]-[.$E$2];[.$H$2])+1+[.$E$2]" office:value-type="float" office:value="197" calcext:value-type="float">
            <text:p>197</text:p>
          </table:table-cell>
          <table:table-cell table:formula="of:=MOD([.F158]+1/[.$H$2];5)" office:value-type="float" office:value="0.199999999999992" calcext:value-type="float">
            <text:p>0,199999999999992</text:p>
          </table:table-cell>
          <table:table-cell table:formula="of:=IF([.F159]&lt;0.000001;[.G158]+2+1/[.$H$2];[.G158]+1/[.$H$2])" office:value-type="float" office:value="5.19999999999999" calcext:value-type="float">
            <text:p>5,19999999999999</text:p>
          </table:table-cell>
          <table:table-cell table:number-columns-repeated="4"/>
          <table:table-cell table:formula="of:=SUM(MOD(SUM([.L158]-[.L$2];[.T$2]);[.R$2]-[.L$2]);[.L$2])" office:value-type="time" office:time-value="PT21H40M00S" calcext:value-type="time">
            <text:p>21:40:00</text:p>
          </table:table-cell>
          <table:table-cell table:formula="of:=IF([.L159]&lt;[.L158];[.M158]+[.H$2];[.M158])" office:value-type="float" office:value="270" calcext:value-type="float">
            <text:p>270</text:p>
          </table:table-cell>
          <table:table-cell table:formula="of:=OFFSET([.C$4];[.M159];0)" office:value-type="float" office:value="43754" calcext:value-type="float">
            <text:p>43754</text:p>
          </table:table-cell>
          <table:table-cell table:formula="of:=[.L159]" office:value-type="float" office:value="0.902777777777778" calcext:value-type="float">
            <text:p>0.9027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159];0)&lt;=[.O15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0]))" office:value-type="date" office:date-value="2019-10-12T22:45:31.855452" calcext:value-type="date">
            <text:p>2019-10-12 22:45:32</text:p>
          </table:table-cell>
          <table:table-cell table:style-name="ce7" table:formula="of:=[.A160]" office:value-type="date" office:date-value="2019-10-12T22:45:31.855452" calcext:value-type="date">
            <text:p>2019-10-12 22:45:32</text:p>
          </table:table-cell>
          <table:table-cell table:formula="of:=TRUNC([.A160])" office:value-type="float" office:value="43750" calcext:value-type="float">
            <text:p>43750</text:p>
          </table:table-cell>
          <table:table-cell table:style-name="ce12" table:formula="of:=[.B160]-[.C160]" office:value-type="date" office:date-value="1899-12-30T22:45:31.85545213055" calcext:value-type="date">
            <text:p>12/30/99 10:45 PM</text:p>
          </table:table-cell>
          <table:table-cell table:formula="of:=MOD([.E159]-[.$E$2];[.$H$2])+1+[.$E$2]" office:value-type="float" office:value="198" calcext:value-type="float">
            <text:p>198</text:p>
          </table:table-cell>
          <table:table-cell table:formula="of:=MOD([.F159]+1/[.$H$2];5)" office:value-type="float" office:value="0.233333333333325" calcext:value-type="float">
            <text:p>0,233333333333325</text:p>
          </table:table-cell>
          <table:table-cell table:formula="of:=IF([.F160]&lt;0.000001;[.G159]+2+1/[.$H$2];[.G159]+1/[.$H$2])" office:value-type="float" office:value="5.23333333333332" calcext:value-type="float">
            <text:p>5,23333333333332</text:p>
          </table:table-cell>
          <table:table-cell table:number-columns-repeated="4"/>
          <table:table-cell table:formula="of:=SUM(MOD(SUM([.L159]-[.L$2];[.T$2]);[.R$2]-[.L$2]);[.L$2])" office:value-type="time" office:time-value="PT21H50M00S" calcext:value-type="time">
            <text:p>21:50:00</text:p>
          </table:table-cell>
          <table:table-cell table:formula="of:=IF([.L160]&lt;[.L159];[.M159]+[.H$2];[.M159])" office:value-type="float" office:value="270" calcext:value-type="float">
            <text:p>270</text:p>
          </table:table-cell>
          <table:table-cell table:formula="of:=OFFSET([.C$4];[.M160];0)" office:value-type="float" office:value="43754" calcext:value-type="float">
            <text:p>43754</text:p>
          </table:table-cell>
          <table:table-cell table:formula="of:=[.L160]" office:value-type="float" office:value="0.909722222222222" calcext:value-type="float">
            <text:p>0.9097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60];0)&lt;=[.O16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1]))" office:value-type="date" office:date-value="2019-10-12T22:24:16.712641" calcext:value-type="date">
            <text:p>2019-10-12 22:24:17</text:p>
          </table:table-cell>
          <table:table-cell table:style-name="ce7" table:formula="of:=[.A161]" office:value-type="date" office:date-value="2019-10-12T22:24:16.712641" calcext:value-type="date">
            <text:p>2019-10-12 22:24:17</text:p>
          </table:table-cell>
          <table:table-cell table:formula="of:=TRUNC([.A161])" office:value-type="float" office:value="43750" calcext:value-type="float">
            <text:p>43750</text:p>
          </table:table-cell>
          <table:table-cell table:style-name="ce12" table:formula="of:=[.B161]-[.C161]" office:value-type="date" office:date-value="1899-12-30T22:24:16.71264140401" calcext:value-type="date">
            <text:p>12/30/99 10:24 PM</text:p>
          </table:table-cell>
          <table:table-cell table:formula="of:=MOD([.E160]-[.$E$2];[.$H$2])+1+[.$E$2]" office:value-type="float" office:value="199" calcext:value-type="float">
            <text:p>199</text:p>
          </table:table-cell>
          <table:table-cell table:formula="of:=MOD([.F160]+1/[.$H$2];5)" office:value-type="float" office:value="0.266666666666658" calcext:value-type="float">
            <text:p>0,266666666666658</text:p>
          </table:table-cell>
          <table:table-cell table:formula="of:=IF([.F161]&lt;0.000001;[.G160]+2+1/[.$H$2];[.G160]+1/[.$H$2])" office:value-type="float" office:value="5.26666666666666" calcext:value-type="float">
            <text:p>5,26666666666666</text:p>
          </table:table-cell>
          <table:table-cell table:number-columns-repeated="4"/>
          <table:table-cell table:formula="of:=SUM(MOD(SUM([.L160]-[.L$2];[.T$2]);[.R$2]-[.L$2]);[.L$2])" office:value-type="time" office:time-value="PT22H00M00S" calcext:value-type="time">
            <text:p>22:00:00</text:p>
          </table:table-cell>
          <table:table-cell table:formula="of:=IF([.L161]&lt;[.L160];[.M160]+[.H$2];[.M160])" office:value-type="float" office:value="270" calcext:value-type="float">
            <text:p>270</text:p>
          </table:table-cell>
          <table:table-cell table:formula="of:=OFFSET([.C$4];[.M161];0)" office:value-type="float" office:value="43754" calcext:value-type="float">
            <text:p>43754</text:p>
          </table:table-cell>
          <table:table-cell table:formula="of:=[.L161]" office:value-type="float" office:value="0.916666666666667" calcext:value-type="float">
            <text:p>0.9166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61];0)&lt;=[.O16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2]))" office:value-type="date" office:date-value="2019-10-12T22:45:30.365587" calcext:value-type="date">
            <text:p>2019-10-12 22:45:30</text:p>
          </table:table-cell>
          <table:table-cell table:style-name="ce7" table:formula="of:=[.A162]" office:value-type="date" office:date-value="2019-10-12T22:45:30.365587" calcext:value-type="date">
            <text:p>2019-10-12 22:45:30</text:p>
          </table:table-cell>
          <table:table-cell table:formula="of:=TRUNC([.A162])" office:value-type="float" office:value="43750" calcext:value-type="float">
            <text:p>43750</text:p>
          </table:table-cell>
          <table:table-cell table:style-name="ce12" table:formula="of:=[.B162]-[.C162]" office:value-type="date" office:date-value="1899-12-30T22:45:30.36558707245" calcext:value-type="date">
            <text:p>12/30/99 10:45 PM</text:p>
          </table:table-cell>
          <table:table-cell table:formula="of:=MOD([.E161]-[.$E$2];[.$H$2])+1+[.$E$2]" office:value-type="float" office:value="200" calcext:value-type="float">
            <text:p>200</text:p>
          </table:table-cell>
          <table:table-cell table:formula="of:=MOD([.F161]+1/[.$H$2];5)" office:value-type="float" office:value="0.299999999999992" calcext:value-type="float">
            <text:p>0,299999999999992</text:p>
          </table:table-cell>
          <table:table-cell table:formula="of:=IF([.F162]&lt;0.000001;[.G161]+2+1/[.$H$2];[.G161]+1/[.$H$2])" office:value-type="float" office:value="5.29999999999999" calcext:value-type="float">
            <text:p>5,29999999999999</text:p>
          </table:table-cell>
          <table:table-cell table:number-columns-repeated="4"/>
          <table:table-cell table:formula="of:=SUM(MOD(SUM([.L161]-[.L$2];[.T$2]);[.R$2]-[.L$2]);[.L$2])" office:value-type="time" office:time-value="PT22H10M00S" calcext:value-type="time">
            <text:p>22:10:00</text:p>
          </table:table-cell>
          <table:table-cell table:formula="of:=IF([.L162]&lt;[.L161];[.M161]+[.H$2];[.M161])" office:value-type="float" office:value="270" calcext:value-type="float">
            <text:p>270</text:p>
          </table:table-cell>
          <table:table-cell table:formula="of:=OFFSET([.C$4];[.M162];0)" office:value-type="float" office:value="43754" calcext:value-type="float">
            <text:p>43754</text:p>
          </table:table-cell>
          <table:table-cell table:formula="of:=[.L162]" office:value-type="float" office:value="0.923611111111111" calcext:value-type="float">
            <text:p>0.9236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62];0)&lt;=[.O16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3]))" office:value-type="date" office:date-value="2019-10-12T22:40:05.846977" calcext:value-type="date">
            <text:p>2019-10-12 22:40:06</text:p>
          </table:table-cell>
          <table:table-cell table:style-name="ce7" table:formula="of:=[.A163]" office:value-type="date" office:date-value="2019-10-12T22:40:05.846977" calcext:value-type="date">
            <text:p>2019-10-12 22:40:06</text:p>
          </table:table-cell>
          <table:table-cell table:formula="of:=TRUNC([.A163])" office:value-type="float" office:value="43750" calcext:value-type="float">
            <text:p>43750</text:p>
          </table:table-cell>
          <table:table-cell table:style-name="ce12" table:formula="of:=[.B163]-[.C163]" office:value-type="date" office:date-value="1899-12-30T22:40:05.84697662853" calcext:value-type="date">
            <text:p>12/30/99 10:40 PM</text:p>
          </table:table-cell>
          <table:table-cell table:formula="of:=MOD([.E162]-[.$E$2];[.$H$2])+1+[.$E$2]" office:value-type="float" office:value="201" calcext:value-type="float">
            <text:p>201</text:p>
          </table:table-cell>
          <table:table-cell table:formula="of:=MOD([.F162]+1/[.$H$2];5)" office:value-type="float" office:value="0.333333333333325" calcext:value-type="float">
            <text:p>0,333333333333325</text:p>
          </table:table-cell>
          <table:table-cell table:formula="of:=IF([.F163]&lt;0.000001;[.G162]+2+1/[.$H$2];[.G162]+1/[.$H$2])" office:value-type="float" office:value="5.33333333333332" calcext:value-type="float">
            <text:p>5,33333333333332</text:p>
          </table:table-cell>
          <table:table-cell table:number-columns-repeated="4"/>
          <table:table-cell table:formula="of:=SUM(MOD(SUM([.L162]-[.L$2];[.T$2]);[.R$2]-[.L$2]);[.L$2])" office:value-type="time" office:time-value="PT22H20M00S" calcext:value-type="time">
            <text:p>22:20:00</text:p>
          </table:table-cell>
          <table:table-cell table:formula="of:=IF([.L163]&lt;[.L162];[.M162]+[.H$2];[.M162])" office:value-type="float" office:value="270" calcext:value-type="float">
            <text:p>270</text:p>
          </table:table-cell>
          <table:table-cell table:formula="of:=OFFSET([.C$4];[.M163];0)" office:value-type="float" office:value="43754" calcext:value-type="float">
            <text:p>43754</text:p>
          </table:table-cell>
          <table:table-cell table:formula="of:=[.L163]" office:value-type="float" office:value="0.930555555555555" calcext:value-type="float">
            <text:p>0.930555555555555</text:p>
          </table:table-cell>
          <table:table-cell office:value-type="float" office:value="192" calcext:value-type="float">
            <text:p>192</text:p>
          </table:table-cell>
          <table:table-cell table:formula="of:=IF(OFFSET([.D$4];[.M163];0)&lt;=[.O16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4]))" office:value-type="date" office:date-value="2019-10-12T22:19:46.724702" calcext:value-type="date">
            <text:p>2019-10-12 22:19:47</text:p>
          </table:table-cell>
          <table:table-cell table:style-name="ce7" table:formula="of:=[.A164]" office:value-type="date" office:date-value="2019-10-12T22:19:46.724702" calcext:value-type="date">
            <text:p>2019-10-12 22:19:47</text:p>
          </table:table-cell>
          <table:table-cell table:formula="of:=TRUNC([.A164])" office:value-type="float" office:value="43750" calcext:value-type="float">
            <text:p>43750</text:p>
          </table:table-cell>
          <table:table-cell table:style-name="ce12" table:formula="of:=[.B164]-[.C164]" office:value-type="date" office:date-value="1899-12-30T22:19:46.72470229212" calcext:value-type="date">
            <text:p>12/30/99 10:19 PM</text:p>
          </table:table-cell>
          <table:table-cell table:formula="of:=MOD([.E163]-[.$E$2];[.$H$2])+1+[.$E$2]" office:value-type="float" office:value="202" calcext:value-type="float">
            <text:p>202</text:p>
          </table:table-cell>
          <table:table-cell table:formula="of:=MOD([.F163]+1/[.$H$2];5)" office:value-type="float" office:value="0.366666666666658" calcext:value-type="float">
            <text:p>0,366666666666658</text:p>
          </table:table-cell>
          <table:table-cell table:formula="of:=IF([.F164]&lt;0.000001;[.G163]+2+1/[.$H$2];[.G163]+1/[.$H$2])" office:value-type="float" office:value="5.36666666666666" calcext:value-type="float">
            <text:p>5,36666666666666</text:p>
          </table:table-cell>
          <table:table-cell table:number-columns-repeated="4"/>
          <table:table-cell table:formula="of:=SUM(MOD(SUM([.L163]-[.L$2];[.T$2]);[.R$2]-[.L$2]);[.L$2])" office:value-type="time" office:time-value="PT22H30M00S" calcext:value-type="time">
            <text:p>22:30:00</text:p>
          </table:table-cell>
          <table:table-cell table:formula="of:=IF([.L164]&lt;[.L163];[.M163]+[.H$2];[.M163])" office:value-type="float" office:value="270" calcext:value-type="float">
            <text:p>270</text:p>
          </table:table-cell>
          <table:table-cell table:formula="of:=OFFSET([.C$4];[.M164];0)" office:value-type="float" office:value="43754" calcext:value-type="float">
            <text:p>43754</text:p>
          </table:table-cell>
          <table:table-cell table:formula="of:=[.L164]" office:value-type="float" office:value="0.9375" calcext:value-type="float">
            <text:p>0.9375</text:p>
          </table:table-cell>
          <table:table-cell office:value-type="float" office:value="192" calcext:value-type="float">
            <text:p>192</text:p>
          </table:table-cell>
          <table:table-cell table:formula="of:=IF(OFFSET([.D$4];[.M164];0)&lt;=[.O16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5]))" office:value-type="date" office:date-value="2019-10-12T22:43:58.114327" calcext:value-type="date">
            <text:p>2019-10-12 22:43:58</text:p>
          </table:table-cell>
          <table:table-cell table:style-name="ce7" table:formula="of:=[.A165]" office:value-type="date" office:date-value="2019-10-12T22:43:58.114327" calcext:value-type="date">
            <text:p>2019-10-12 22:43:58</text:p>
          </table:table-cell>
          <table:table-cell table:formula="of:=TRUNC([.A165])" office:value-type="float" office:value="43750" calcext:value-type="float">
            <text:p>43750</text:p>
          </table:table-cell>
          <table:table-cell table:style-name="ce12" table:formula="of:=[.B165]-[.C165]" office:value-type="date" office:date-value="1899-12-30T22:43:58.11432661023" calcext:value-type="date">
            <text:p>12/30/99 10:43 PM</text:p>
          </table:table-cell>
          <table:table-cell table:formula="of:=MOD([.E164]-[.$E$2];[.$H$2])+1+[.$E$2]" office:value-type="float" office:value="203" calcext:value-type="float">
            <text:p>203</text:p>
          </table:table-cell>
          <table:table-cell table:formula="of:=MOD([.F164]+1/[.$H$2];5)" office:value-type="float" office:value="0.399999999999992" calcext:value-type="float">
            <text:p>0,399999999999992</text:p>
          </table:table-cell>
          <table:table-cell table:formula="of:=IF([.F165]&lt;0.000001;[.G164]+2+1/[.$H$2];[.G164]+1/[.$H$2])" office:value-type="float" office:value="5.39999999999999" calcext:value-type="float">
            <text:p>5,39999999999999</text:p>
          </table:table-cell>
          <table:table-cell table:number-columns-repeated="4"/>
          <table:table-cell table:formula="of:=SUM(MOD(SUM([.L164]-[.L$2];[.T$2]);[.R$2]-[.L$2]);[.L$2])" office:value-type="time" office:time-value="PT22H40M00S" calcext:value-type="time">
            <text:p>22:40:00</text:p>
          </table:table-cell>
          <table:table-cell table:formula="of:=IF([.L165]&lt;[.L164];[.M164]+[.H$2];[.M164])" office:value-type="float" office:value="270" calcext:value-type="float">
            <text:p>270</text:p>
          </table:table-cell>
          <table:table-cell table:formula="of:=OFFSET([.C$4];[.M165];0)" office:value-type="float" office:value="43754" calcext:value-type="float">
            <text:p>43754</text:p>
          </table:table-cell>
          <table:table-cell table:formula="of:=[.L165]" office:value-type="float" office:value="0.944444444444444" calcext:value-type="float">
            <text:p>0.9444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165];0)&lt;=[.O16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6]))" office:value-type="date" office:date-value="2019-10-12T22:37:46.628789" calcext:value-type="date">
            <text:p>2019-10-12 22:37:47</text:p>
          </table:table-cell>
          <table:table-cell table:style-name="ce7" table:formula="of:=[.A166]" office:value-type="date" office:date-value="2019-10-12T22:37:46.628789" calcext:value-type="date">
            <text:p>2019-10-12 22:37:47</text:p>
          </table:table-cell>
          <table:table-cell table:formula="of:=TRUNC([.A166])" office:value-type="float" office:value="43750" calcext:value-type="float">
            <text:p>43750</text:p>
          </table:table-cell>
          <table:table-cell table:style-name="ce12" table:formula="of:=[.B166]-[.C166]" office:value-type="date" office:date-value="1899-12-30T22:37:46.62878938951" calcext:value-type="date">
            <text:p>12/30/99 10:37 PM</text:p>
          </table:table-cell>
          <table:table-cell table:formula="of:=MOD([.E165]-[.$E$2];[.$H$2])+1+[.$E$2]" office:value-type="float" office:value="204" calcext:value-type="float">
            <text:p>204</text:p>
          </table:table-cell>
          <table:table-cell table:formula="of:=MOD([.F165]+1/[.$H$2];5)" office:value-type="float" office:value="0.433333333333325" calcext:value-type="float">
            <text:p>0,433333333333325</text:p>
          </table:table-cell>
          <table:table-cell table:formula="of:=IF([.F166]&lt;0.000001;[.G165]+2+1/[.$H$2];[.G165]+1/[.$H$2])" office:value-type="float" office:value="5.43333333333332" calcext:value-type="float">
            <text:p>5,43333333333332</text:p>
          </table:table-cell>
          <table:table-cell table:number-columns-repeated="4"/>
          <table:table-cell table:formula="of:=SUM(MOD(SUM([.L165]-[.L$2];[.T$2]);[.R$2]-[.L$2]);[.L$2])" office:value-type="time" office:time-value="PT22H50M00S" calcext:value-type="time">
            <text:p>22:50:00</text:p>
          </table:table-cell>
          <table:table-cell table:formula="of:=IF([.L166]&lt;[.L165];[.M165]+[.H$2];[.M165])" office:value-type="float" office:value="270" calcext:value-type="float">
            <text:p>270</text:p>
          </table:table-cell>
          <table:table-cell table:formula="of:=OFFSET([.C$4];[.M166];0)" office:value-type="float" office:value="43754" calcext:value-type="float">
            <text:p>43754</text:p>
          </table:table-cell>
          <table:table-cell table:formula="of:=[.L166]" office:value-type="float" office:value="0.951388888888889" calcext:value-type="float">
            <text:p>0.9513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166];0)&lt;=[.O16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7]))" office:value-type="date" office:date-value="2019-10-12T22:19:02.882848" calcext:value-type="date">
            <text:p>2019-10-12 22:19:03</text:p>
          </table:table-cell>
          <table:table-cell table:style-name="ce7" table:formula="of:=[.A167]" office:value-type="date" office:date-value="2019-10-12T22:19:02.882848" calcext:value-type="date">
            <text:p>2019-10-12 22:19:03</text:p>
          </table:table-cell>
          <table:table-cell table:formula="of:=TRUNC([.A167])" office:value-type="float" office:value="43750" calcext:value-type="float">
            <text:p>43750</text:p>
          </table:table-cell>
          <table:table-cell table:style-name="ce12" table:formula="of:=[.B167]-[.C167]" office:value-type="date" office:date-value="1899-12-30T22:19:02.88284846116" calcext:value-type="date">
            <text:p>12/30/99 10:19 PM</text:p>
          </table:table-cell>
          <table:table-cell table:formula="of:=MOD([.E166]-[.$E$2];[.$H$2])+1+[.$E$2]" office:value-type="float" office:value="205" calcext:value-type="float">
            <text:p>205</text:p>
          </table:table-cell>
          <table:table-cell table:formula="of:=MOD([.F166]+1/[.$H$2];5)" office:value-type="float" office:value="0.466666666666658" calcext:value-type="float">
            <text:p>0,466666666666658</text:p>
          </table:table-cell>
          <table:table-cell table:formula="of:=IF([.F167]&lt;0.000001;[.G166]+2+1/[.$H$2];[.G166]+1/[.$H$2])" office:value-type="float" office:value="5.46666666666666" calcext:value-type="float">
            <text:p>5,46666666666666</text:p>
          </table:table-cell>
          <table:table-cell table:number-columns-repeated="4"/>
          <table:table-cell table:formula="of:=SUM(MOD(SUM([.L166]-[.L$2];[.T$2]);[.R$2]-[.L$2]);[.L$2])" office:value-type="time" office:time-value="PT23H00M00S" calcext:value-type="time">
            <text:p>23:00:00</text:p>
          </table:table-cell>
          <table:table-cell table:formula="of:=IF([.L167]&lt;[.L166];[.M166]+[.H$2];[.M166])" office:value-type="float" office:value="270" calcext:value-type="float">
            <text:p>270</text:p>
          </table:table-cell>
          <table:table-cell table:formula="of:=OFFSET([.C$4];[.M167];0)" office:value-type="float" office:value="43754" calcext:value-type="float">
            <text:p>43754</text:p>
          </table:table-cell>
          <table:table-cell table:formula="of:=[.L167]" office:value-type="float" office:value="0.958333333333333" calcext:value-type="float">
            <text:p>0.9583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167];0)&lt;=[.O16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8]))" office:value-type="date" office:date-value="2019-10-12T22:16:50.644128" calcext:value-type="date">
            <text:p>2019-10-12 22:16:51</text:p>
          </table:table-cell>
          <table:table-cell table:style-name="ce7" table:formula="of:=[.A168]" office:value-type="date" office:date-value="2019-10-12T22:16:50.644128" calcext:value-type="date">
            <text:p>2019-10-12 22:16:51</text:p>
          </table:table-cell>
          <table:table-cell table:formula="of:=TRUNC([.A168])" office:value-type="float" office:value="43750" calcext:value-type="float">
            <text:p>43750</text:p>
          </table:table-cell>
          <table:table-cell table:style-name="ce12" table:formula="of:=[.B168]-[.C168]" office:value-type="date" office:date-value="1899-12-30T22:16:50.64412824344" calcext:value-type="date">
            <text:p>12/30/99 10:16 PM</text:p>
          </table:table-cell>
          <table:table-cell table:formula="of:=MOD([.E167]-[.$E$2];[.$H$2])+1+[.$E$2]" office:value-type="float" office:value="206" calcext:value-type="float">
            <text:p>206</text:p>
          </table:table-cell>
          <table:table-cell table:formula="of:=MOD([.F167]+1/[.$H$2];5)" office:value-type="float" office:value="0.499999999999992" calcext:value-type="float">
            <text:p>0,499999999999992</text:p>
          </table:table-cell>
          <table:table-cell table:formula="of:=IF([.F168]&lt;0.000001;[.G167]+2+1/[.$H$2];[.G167]+1/[.$H$2])" office:value-type="float" office:value="5.49999999999999" calcext:value-type="float">
            <text:p>5,49999999999999</text:p>
          </table:table-cell>
          <table:table-cell table:number-columns-repeated="4"/>
          <table:table-cell table:formula="of:=SUM(MOD(SUM([.L167]-[.L$2];[.T$2]);[.R$2]-[.L$2]);[.L$2])" office:value-type="time" office:time-value="PT23H10M00S" calcext:value-type="time">
            <text:p>23:10:00</text:p>
          </table:table-cell>
          <table:table-cell table:formula="of:=IF([.L168]&lt;[.L167];[.M167]+[.H$2];[.M167])" office:value-type="float" office:value="270" calcext:value-type="float">
            <text:p>270</text:p>
          </table:table-cell>
          <table:table-cell table:formula="of:=OFFSET([.C$4];[.M168];0)" office:value-type="float" office:value="43754" calcext:value-type="float">
            <text:p>43754</text:p>
          </table:table-cell>
          <table:table-cell table:formula="of:=[.L168]" office:value-type="float" office:value="0.965277777777778" calcext:value-type="float">
            <text:p>0.965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168];0)&lt;=[.O16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9]))" office:value-type="date" office:date-value="2019-10-12T22:01:19.552882" calcext:value-type="date">
            <text:p>2019-10-12 22:01:20</text:p>
          </table:table-cell>
          <table:table-cell table:style-name="ce7" table:formula="of:=[.A169]" office:value-type="date" office:date-value="2019-10-12T22:01:19.552882" calcext:value-type="date">
            <text:p>2019-10-12 22:01:20</text:p>
          </table:table-cell>
          <table:table-cell table:formula="of:=TRUNC([.A169])" office:value-type="float" office:value="43750" calcext:value-type="float">
            <text:p>43750</text:p>
          </table:table-cell>
          <table:table-cell table:style-name="ce12" table:formula="of:=[.B169]-[.C169]" office:value-type="date" office:date-value="1899-12-30T22:01:19.55288188532" calcext:value-type="date">
            <text:p>12/30/99 10:01 PM</text:p>
          </table:table-cell>
          <table:table-cell table:formula="of:=MOD([.E168]-[.$E$2];[.$H$2])+1+[.$E$2]" office:value-type="float" office:value="207" calcext:value-type="float">
            <text:p>207</text:p>
          </table:table-cell>
          <table:table-cell table:formula="of:=MOD([.F168]+1/[.$H$2];5)" office:value-type="float" office:value="0.533333333333325" calcext:value-type="float">
            <text:p>0,533333333333325</text:p>
          </table:table-cell>
          <table:table-cell table:formula="of:=IF([.F169]&lt;0.000001;[.G168]+2+1/[.$H$2];[.G168]+1/[.$H$2])" office:value-type="float" office:value="5.53333333333332" calcext:value-type="float">
            <text:p>5,53333333333332</text:p>
          </table:table-cell>
          <table:table-cell table:number-columns-repeated="4"/>
          <table:table-cell table:formula="of:=SUM(MOD(SUM([.L168]-[.L$2];[.T$2]);[.R$2]-[.L$2]);[.L$2])" office:value-type="time" office:time-value="PT23H20M00S" calcext:value-type="time">
            <text:p>23:20:00</text:p>
          </table:table-cell>
          <table:table-cell table:formula="of:=IF([.L169]&lt;[.L168];[.M168]+[.H$2];[.M168])" office:value-type="float" office:value="270" calcext:value-type="float">
            <text:p>270</text:p>
          </table:table-cell>
          <table:table-cell table:formula="of:=OFFSET([.C$4];[.M169];0)" office:value-type="float" office:value="43754" calcext:value-type="float">
            <text:p>43754</text:p>
          </table:table-cell>
          <table:table-cell table:formula="of:=[.L169]" office:value-type="float" office:value="0.972222222222222" calcext:value-type="float">
            <text:p>0.972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69];0)&lt;=[.O16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0]))" office:value-type="date" office:date-value="2019-10-12T22:39:01.04135" calcext:value-type="date">
            <text:p>2019-10-12 22:39:01</text:p>
          </table:table-cell>
          <table:table-cell table:style-name="ce7" table:formula="of:=[.A170]" office:value-type="date" office:date-value="2019-10-12T22:39:01.04135" calcext:value-type="date">
            <text:p>2019-10-12 22:39:01</text:p>
          </table:table-cell>
          <table:table-cell table:formula="of:=TRUNC([.A170])" office:value-type="float" office:value="43750" calcext:value-type="float">
            <text:p>43750</text:p>
          </table:table-cell>
          <table:table-cell table:style-name="ce12" table:formula="of:=[.B170]-[.C170]" office:value-type="date" office:date-value="1899-12-30T22:39:01.0413503414" calcext:value-type="date">
            <text:p>12/30/99 10:39 PM</text:p>
          </table:table-cell>
          <table:table-cell table:formula="of:=MOD([.E169]-[.$E$2];[.$H$2])+1+[.$E$2]" office:value-type="float" office:value="208" calcext:value-type="float">
            <text:p>208</text:p>
          </table:table-cell>
          <table:table-cell table:formula="of:=MOD([.F169]+1/[.$H$2];5)" office:value-type="float" office:value="0.566666666666658" calcext:value-type="float">
            <text:p>0,566666666666658</text:p>
          </table:table-cell>
          <table:table-cell table:formula="of:=IF([.F170]&lt;0.000001;[.G169]+2+1/[.$H$2];[.G169]+1/[.$H$2])" office:value-type="float" office:value="5.56666666666666" calcext:value-type="float">
            <text:p>5,56666666666666</text:p>
          </table:table-cell>
          <table:table-cell table:number-columns-repeated="4"/>
          <table:table-cell table:formula="of:=SUM(MOD(SUM([.L169]-[.L$2];[.T$2]);[.R$2]-[.L$2]);[.L$2])" office:value-type="time" office:time-value="PT23H30M00S" calcext:value-type="time">
            <text:p>23:30:00</text:p>
          </table:table-cell>
          <table:table-cell table:formula="of:=IF([.L170]&lt;[.L169];[.M169]+[.H$2];[.M169])" office:value-type="float" office:value="270" calcext:value-type="float">
            <text:p>270</text:p>
          </table:table-cell>
          <table:table-cell table:formula="of:=OFFSET([.C$4];[.M170];0)" office:value-type="float" office:value="43754" calcext:value-type="float">
            <text:p>43754</text:p>
          </table:table-cell>
          <table:table-cell table:formula="of:=[.L170]" office:value-type="float" office:value="0.979166666666667" calcext:value-type="float">
            <text:p>0.979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70];0)&lt;=[.O17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1]))" office:value-type="date" office:date-value="2019-10-12T22:51:38.396269" calcext:value-type="date">
            <text:p>2019-10-12 22:51:38</text:p>
          </table:table-cell>
          <table:table-cell table:style-name="ce7" table:formula="of:=[.A171]" office:value-type="date" office:date-value="2019-10-12T22:51:38.396269" calcext:value-type="date">
            <text:p>2019-10-12 22:51:38</text:p>
          </table:table-cell>
          <table:table-cell table:formula="of:=TRUNC([.A171])" office:value-type="float" office:value="43750" calcext:value-type="float">
            <text:p>43750</text:p>
          </table:table-cell>
          <table:table-cell table:style-name="ce12" table:formula="of:=[.B171]-[.C171]" office:value-type="date" office:date-value="1899-12-30T22:51:38.39626851026" calcext:value-type="date">
            <text:p>12/30/99 10:51 PM</text:p>
          </table:table-cell>
          <table:table-cell table:formula="of:=MOD([.E170]-[.$E$2];[.$H$2])+1+[.$E$2]" office:value-type="float" office:value="209" calcext:value-type="float">
            <text:p>209</text:p>
          </table:table-cell>
          <table:table-cell table:formula="of:=MOD([.F170]+1/[.$H$2];5)" office:value-type="float" office:value="0.599999999999992" calcext:value-type="float">
            <text:p>0,599999999999992</text:p>
          </table:table-cell>
          <table:table-cell table:formula="of:=IF([.F171]&lt;0.000001;[.G170]+2+1/[.$H$2];[.G170]+1/[.$H$2])" office:value-type="float" office:value="5.59999999999999" calcext:value-type="float">
            <text:p>5,59999999999999</text:p>
          </table:table-cell>
          <table:table-cell table:number-columns-repeated="4"/>
          <table:table-cell table:formula="of:=SUM(MOD(SUM([.L170]-[.L$2];[.T$2]);[.R$2]-[.L$2]);[.L$2])" office:value-type="time" office:time-value="PT23H40M00S" calcext:value-type="time">
            <text:p>23:40:00</text:p>
          </table:table-cell>
          <table:table-cell table:formula="of:=IF([.L171]&lt;[.L170];[.M170]+[.H$2];[.M170])" office:value-type="float" office:value="270" calcext:value-type="float">
            <text:p>270</text:p>
          </table:table-cell>
          <table:table-cell table:formula="of:=OFFSET([.C$4];[.M171];0)" office:value-type="float" office:value="43754" calcext:value-type="float">
            <text:p>43754</text:p>
          </table:table-cell>
          <table:table-cell table:formula="of:=[.L171]" office:value-type="float" office:value="0.986111111111111" calcext:value-type="float">
            <text:p>0.98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71];0)&lt;=[.O17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2]))" office:value-type="date" office:date-value="2019-10-12T22:38:44.62654" calcext:value-type="date">
            <text:p>2019-10-12 22:38:45</text:p>
          </table:table-cell>
          <table:table-cell table:style-name="ce7" table:formula="of:=[.A172]" office:value-type="date" office:date-value="2019-10-12T22:38:44.62654" calcext:value-type="date">
            <text:p>2019-10-12 22:38:45</text:p>
          </table:table-cell>
          <table:table-cell table:formula="of:=TRUNC([.A172])" office:value-type="float" office:value="43750" calcext:value-type="float">
            <text:p>43750</text:p>
          </table:table-cell>
          <table:table-cell table:style-name="ce12" table:formula="of:=[.B172]-[.C172]" office:value-type="date" office:date-value="1899-12-30T22:38:44.62654046249" calcext:value-type="date">
            <text:p>12/30/99 10:38 PM</text:p>
          </table:table-cell>
          <table:table-cell table:formula="of:=MOD([.E171]-[.$E$2];[.$H$2])+1+[.$E$2]" office:value-type="float" office:value="210" calcext:value-type="float">
            <text:p>210</text:p>
          </table:table-cell>
          <table:table-cell table:formula="of:=MOD([.F171]+1/[.$H$2];5)" office:value-type="float" office:value="0.633333333333325" calcext:value-type="float">
            <text:p>0,633333333333325</text:p>
          </table:table-cell>
          <table:table-cell table:formula="of:=IF([.F172]&lt;0.000001;[.G171]+2+1/[.$H$2];[.G171]+1/[.$H$2])" office:value-type="float" office:value="5.63333333333332" calcext:value-type="float">
            <text:p>5,63333333333332</text:p>
          </table:table-cell>
          <table:table-cell table:number-columns-repeated="4"/>
          <table:table-cell table:formula="of:=SUM(MOD(SUM([.L171]-[.L$2];[.T$2]);[.R$2]-[.L$2]);[.L$2])" office:value-type="time" office:time-value="PT23H50M00S" calcext:value-type="time">
            <text:p>23:50:00</text:p>
          </table:table-cell>
          <table:table-cell table:formula="of:=IF([.L172]&lt;[.L171];[.M171]+[.H$2];[.M171])" office:value-type="float" office:value="270" calcext:value-type="float">
            <text:p>270</text:p>
          </table:table-cell>
          <table:table-cell table:formula="of:=OFFSET([.C$4];[.M172];0)" office:value-type="float" office:value="43754" calcext:value-type="float">
            <text:p>43754</text:p>
          </table:table-cell>
          <table:table-cell table:formula="of:=[.L172]" office:value-type="float" office:value="0.993055555555556" calcext:value-type="float">
            <text:p>0.993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172];0)&lt;=[.O17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3]))" office:value-type="date" office:date-value="2019-10-12T22:41:14.695933" calcext:value-type="date">
            <text:p>2019-10-12 22:41:15</text:p>
          </table:table-cell>
          <table:table-cell table:style-name="ce7" table:formula="of:=[.A173]" office:value-type="date" office:date-value="2019-10-12T22:41:14.695933" calcext:value-type="date">
            <text:p>2019-10-12 22:41:15</text:p>
          </table:table-cell>
          <table:table-cell table:formula="of:=TRUNC([.A173])" office:value-type="float" office:value="43750" calcext:value-type="float">
            <text:p>43750</text:p>
          </table:table-cell>
          <table:table-cell table:style-name="ce12" table:formula="of:=[.B173]-[.C173]" office:value-type="date" office:date-value="1899-12-30T22:41:14.69593305141" calcext:value-type="date">
            <text:p>12/30/99 10:41 PM</text:p>
          </table:table-cell>
          <table:table-cell table:formula="of:=MOD([.E172]-[.$E$2];[.$H$2])+1+[.$E$2]" office:value-type="float" office:value="211" calcext:value-type="float">
            <text:p>211</text:p>
          </table:table-cell>
          <table:table-cell table:formula="of:=MOD([.F172]+1/[.$H$2];5)" office:value-type="float" office:value="0.666666666666658" calcext:value-type="float">
            <text:p>0,666666666666658</text:p>
          </table:table-cell>
          <table:table-cell table:formula="of:=IF([.F173]&lt;0.000001;[.G172]+2+1/[.$H$2];[.G172]+1/[.$H$2])" office:value-type="float" office:value="5.66666666666666" calcext:value-type="float">
            <text:p>5,66666666666666</text:p>
          </table:table-cell>
          <table:table-cell table:number-columns-repeated="4"/>
          <table:table-cell table:formula="of:=SUM(MOD(SUM([.L172]-[.L$2];[.T$2]);[.R$2]-[.L$2]);[.L$2])" office:value-type="time" office:time-value="PT21H10M00S" calcext:value-type="time">
            <text:p>21:10:00</text:p>
          </table:table-cell>
          <table:table-cell table:formula="of:=IF([.L173]&lt;[.L172];[.M172]+[.H$2];[.M172])" office:value-type="float" office:value="300" calcext:value-type="float">
            <text:p>300</text:p>
          </table:table-cell>
          <table:table-cell table:formula="of:=OFFSET([.C$4];[.M173];0)" office:value-type="float" office:value="43755" calcext:value-type="float">
            <text:p>43755</text:p>
          </table:table-cell>
          <table:table-cell table:formula="of:=[.L173]" office:value-type="float" office:value="0.881944444444444" calcext:value-type="float">
            <text:p>0.8819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173];0)&lt;=[.O17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4]))" office:value-type="date" office:date-value="2019-10-12T22:44:09.576159" calcext:value-type="date">
            <text:p>2019-10-12 22:44:10</text:p>
          </table:table-cell>
          <table:table-cell table:style-name="ce7" table:formula="of:=[.A174]" office:value-type="date" office:date-value="2019-10-12T22:44:09.576159" calcext:value-type="date">
            <text:p>2019-10-12 22:44:10</text:p>
          </table:table-cell>
          <table:table-cell table:formula="of:=TRUNC([.A174])" office:value-type="float" office:value="43750" calcext:value-type="float">
            <text:p>43750</text:p>
          </table:table-cell>
          <table:table-cell table:style-name="ce12" table:formula="of:=[.B174]-[.C174]" office:value-type="date" office:date-value="1899-12-30T22:44:09.57615905441" calcext:value-type="date">
            <text:p>12/30/99 10:44 PM</text:p>
          </table:table-cell>
          <table:table-cell table:formula="of:=MOD([.E173]-[.$E$2];[.$H$2])+1+[.$E$2]" office:value-type="float" office:value="212" calcext:value-type="float">
            <text:p>212</text:p>
          </table:table-cell>
          <table:table-cell table:formula="of:=MOD([.F173]+1/[.$H$2];5)" office:value-type="float" office:value="0.699999999999992" calcext:value-type="float">
            <text:p>0,699999999999992</text:p>
          </table:table-cell>
          <table:table-cell table:formula="of:=IF([.F174]&lt;0.000001;[.G173]+2+1/[.$H$2];[.G173]+1/[.$H$2])" office:value-type="float" office:value="5.69999999999999" calcext:value-type="float">
            <text:p>5,69999999999999</text:p>
          </table:table-cell>
          <table:table-cell table:number-columns-repeated="4"/>
          <table:table-cell table:formula="of:=SUM(MOD(SUM([.L173]-[.L$2];[.T$2]);[.R$2]-[.L$2]);[.L$2])" office:value-type="time" office:time-value="PT21H20M00S" calcext:value-type="time">
            <text:p>21:20:00</text:p>
          </table:table-cell>
          <table:table-cell table:formula="of:=IF([.L174]&lt;[.L173];[.M173]+[.H$2];[.M173])" office:value-type="float" office:value="300" calcext:value-type="float">
            <text:p>300</text:p>
          </table:table-cell>
          <table:table-cell table:formula="of:=OFFSET([.C$4];[.M174];0)" office:value-type="float" office:value="43755" calcext:value-type="float">
            <text:p>43755</text:p>
          </table:table-cell>
          <table:table-cell table:formula="of:=[.L174]" office:value-type="float" office:value="0.888888888888889" calcext:value-type="float">
            <text:p>0.8888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174];0)&lt;=[.O17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5]))" office:value-type="date" office:date-value="2019-10-12T22:23:53.883018" calcext:value-type="date">
            <text:p>2019-10-12 22:23:54</text:p>
          </table:table-cell>
          <table:table-cell table:style-name="ce7" table:formula="of:=[.A175]" office:value-type="date" office:date-value="2019-10-12T22:23:53.883018" calcext:value-type="date">
            <text:p>2019-10-12 22:23:54</text:p>
          </table:table-cell>
          <table:table-cell table:formula="of:=TRUNC([.A175])" office:value-type="float" office:value="43750" calcext:value-type="float">
            <text:p>43750</text:p>
          </table:table-cell>
          <table:table-cell table:style-name="ce12" table:formula="of:=[.B175]-[.C175]" office:value-type="date" office:date-value="1899-12-30T22:23:53.88301832601" calcext:value-type="date">
            <text:p>12/30/99 10:23 PM</text:p>
          </table:table-cell>
          <table:table-cell table:formula="of:=MOD([.E174]-[.$E$2];[.$H$2])+1+[.$E$2]" office:value-type="float" office:value="213" calcext:value-type="float">
            <text:p>213</text:p>
          </table:table-cell>
          <table:table-cell table:formula="of:=MOD([.F174]+1/[.$H$2];5)" office:value-type="float" office:value="0.733333333333325" calcext:value-type="float">
            <text:p>0,733333333333325</text:p>
          </table:table-cell>
          <table:table-cell table:formula="of:=IF([.F175]&lt;0.000001;[.G174]+2+1/[.$H$2];[.G174]+1/[.$H$2])" office:value-type="float" office:value="5.73333333333332" calcext:value-type="float">
            <text:p>5,73333333333332</text:p>
          </table:table-cell>
          <table:table-cell table:number-columns-repeated="4"/>
          <table:table-cell table:formula="of:=SUM(MOD(SUM([.L174]-[.L$2];[.T$2]);[.R$2]-[.L$2]);[.L$2])" office:value-type="time" office:time-value="PT21H30M00S" calcext:value-type="time">
            <text:p>21:30:00</text:p>
          </table:table-cell>
          <table:table-cell table:formula="of:=IF([.L175]&lt;[.L174];[.M174]+[.H$2];[.M174])" office:value-type="float" office:value="300" calcext:value-type="float">
            <text:p>300</text:p>
          </table:table-cell>
          <table:table-cell table:formula="of:=OFFSET([.C$4];[.M175];0)" office:value-type="float" office:value="43755" calcext:value-type="float">
            <text:p>43755</text:p>
          </table:table-cell>
          <table:table-cell table:formula="of:=[.L175]" office:value-type="float" office:value="0.895833333333333" calcext:value-type="float">
            <text:p>0.8958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175];0)&lt;=[.O17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6]))" office:value-type="date" office:date-value="2019-10-12T22:24:35.341335" calcext:value-type="date">
            <text:p>2019-10-12 22:24:35</text:p>
          </table:table-cell>
          <table:table-cell table:style-name="ce7" table:formula="of:=[.A176]" office:value-type="date" office:date-value="2019-10-12T22:24:35.341335" calcext:value-type="date">
            <text:p>2019-10-12 22:24:35</text:p>
          </table:table-cell>
          <table:table-cell table:formula="of:=TRUNC([.A176])" office:value-type="float" office:value="43750" calcext:value-type="float">
            <text:p>43750</text:p>
          </table:table-cell>
          <table:table-cell table:style-name="ce12" table:formula="of:=[.B176]-[.C176]" office:value-type="date" office:date-value="1899-12-30T22:24:35.34133486915" calcext:value-type="date">
            <text:p>12/30/99 10:24 PM</text:p>
          </table:table-cell>
          <table:table-cell table:formula="of:=MOD([.E175]-[.$E$2];[.$H$2])+1+[.$E$2]" office:value-type="float" office:value="214" calcext:value-type="float">
            <text:p>214</text:p>
          </table:table-cell>
          <table:table-cell table:formula="of:=MOD([.F175]+1/[.$H$2];5)" office:value-type="float" office:value="0.766666666666658" calcext:value-type="float">
            <text:p>0,766666666666658</text:p>
          </table:table-cell>
          <table:table-cell table:formula="of:=IF([.F176]&lt;0.000001;[.G175]+2+1/[.$H$2];[.G175]+1/[.$H$2])" office:value-type="float" office:value="5.76666666666666" calcext:value-type="float">
            <text:p>5,76666666666666</text:p>
          </table:table-cell>
          <table:table-cell table:number-columns-repeated="4"/>
          <table:table-cell table:formula="of:=SUM(MOD(SUM([.L175]-[.L$2];[.T$2]);[.R$2]-[.L$2]);[.L$2])" office:value-type="time" office:time-value="PT21H40M00S" calcext:value-type="time">
            <text:p>21:40:00</text:p>
          </table:table-cell>
          <table:table-cell table:formula="of:=IF([.L176]&lt;[.L175];[.M175]+[.H$2];[.M175])" office:value-type="float" office:value="300" calcext:value-type="float">
            <text:p>300</text:p>
          </table:table-cell>
          <table:table-cell table:formula="of:=OFFSET([.C$4];[.M176];0)" office:value-type="float" office:value="43755" calcext:value-type="float">
            <text:p>43755</text:p>
          </table:table-cell>
          <table:table-cell table:formula="of:=[.L176]" office:value-type="float" office:value="0.902777777777778" calcext:value-type="float">
            <text:p>0.9027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176];0)&lt;=[.O17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7]))" office:value-type="date" office:date-value="2019-10-12T22:23:26.583626" calcext:value-type="date">
            <text:p>2019-10-12 22:23:27</text:p>
          </table:table-cell>
          <table:table-cell table:style-name="ce7" table:formula="of:=[.A177]" office:value-type="date" office:date-value="2019-10-12T22:23:26.583626" calcext:value-type="date">
            <text:p>2019-10-12 22:23:27</text:p>
          </table:table-cell>
          <table:table-cell table:formula="of:=TRUNC([.A177])" office:value-type="float" office:value="43750" calcext:value-type="float">
            <text:p>43750</text:p>
          </table:table-cell>
          <table:table-cell table:style-name="ce12" table:formula="of:=[.B177]-[.C177]" office:value-type="date" office:date-value="1899-12-30T22:23:26.58362593967" calcext:value-type="date">
            <text:p>12/30/99 10:23 PM</text:p>
          </table:table-cell>
          <table:table-cell table:formula="of:=MOD([.E176]-[.$E$2];[.$H$2])+1+[.$E$2]" office:value-type="float" office:value="215" calcext:value-type="float">
            <text:p>215</text:p>
          </table:table-cell>
          <table:table-cell table:formula="of:=MOD([.F176]+1/[.$H$2];5)" office:value-type="float" office:value="0.799999999999992" calcext:value-type="float">
            <text:p>0,799999999999992</text:p>
          </table:table-cell>
          <table:table-cell table:formula="of:=IF([.F177]&lt;0.000001;[.G176]+2+1/[.$H$2];[.G176]+1/[.$H$2])" office:value-type="float" office:value="5.79999999999999" calcext:value-type="float">
            <text:p>5,79999999999999</text:p>
          </table:table-cell>
          <table:table-cell table:number-columns-repeated="4"/>
          <table:table-cell table:formula="of:=SUM(MOD(SUM([.L176]-[.L$2];[.T$2]);[.R$2]-[.L$2]);[.L$2])" office:value-type="time" office:time-value="PT21H50M00S" calcext:value-type="time">
            <text:p>21:50:00</text:p>
          </table:table-cell>
          <table:table-cell table:formula="of:=IF([.L177]&lt;[.L176];[.M176]+[.H$2];[.M176])" office:value-type="float" office:value="300" calcext:value-type="float">
            <text:p>300</text:p>
          </table:table-cell>
          <table:table-cell table:formula="of:=OFFSET([.C$4];[.M177];0)" office:value-type="float" office:value="43755" calcext:value-type="float">
            <text:p>43755</text:p>
          </table:table-cell>
          <table:table-cell table:formula="of:=[.L177]" office:value-type="float" office:value="0.909722222222222" calcext:value-type="float">
            <text:p>0.9097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77];0)&lt;=[.O17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8]))" office:value-type="date" office:date-value="2019-10-12T22:23:55.724028" calcext:value-type="date">
            <text:p>2019-10-12 22:23:56</text:p>
          </table:table-cell>
          <table:table-cell table:style-name="ce7" table:formula="of:=[.A178]" office:value-type="date" office:date-value="2019-10-12T22:23:55.724028" calcext:value-type="date">
            <text:p>2019-10-12 22:23:56</text:p>
          </table:table-cell>
          <table:table-cell table:formula="of:=TRUNC([.A178])" office:value-type="float" office:value="43750" calcext:value-type="float">
            <text:p>43750</text:p>
          </table:table-cell>
          <table:table-cell table:style-name="ce12" table:formula="of:=[.B178]-[.C178]" office:value-type="date" office:date-value="1899-12-30T22:23:55.72402813006" calcext:value-type="date">
            <text:p>12/30/99 10:23 PM</text:p>
          </table:table-cell>
          <table:table-cell table:formula="of:=MOD([.E177]-[.$E$2];[.$H$2])+1+[.$E$2]" office:value-type="float" office:value="216" calcext:value-type="float">
            <text:p>216</text:p>
          </table:table-cell>
          <table:table-cell table:formula="of:=MOD([.F177]+1/[.$H$2];5)" office:value-type="float" office:value="0.833333333333325" calcext:value-type="float">
            <text:p>0,833333333333325</text:p>
          </table:table-cell>
          <table:table-cell table:formula="of:=IF([.F178]&lt;0.000001;[.G177]+2+1/[.$H$2];[.G177]+1/[.$H$2])" office:value-type="float" office:value="5.83333333333332" calcext:value-type="float">
            <text:p>5,83333333333332</text:p>
          </table:table-cell>
          <table:table-cell table:number-columns-repeated="4"/>
          <table:table-cell table:formula="of:=SUM(MOD(SUM([.L177]-[.L$2];[.T$2]);[.R$2]-[.L$2]);[.L$2])" office:value-type="time" office:time-value="PT22H00M00S" calcext:value-type="time">
            <text:p>22:00:00</text:p>
          </table:table-cell>
          <table:table-cell table:formula="of:=IF([.L178]&lt;[.L177];[.M177]+[.H$2];[.M177])" office:value-type="float" office:value="300" calcext:value-type="float">
            <text:p>300</text:p>
          </table:table-cell>
          <table:table-cell table:formula="of:=OFFSET([.C$4];[.M178];0)" office:value-type="float" office:value="43755" calcext:value-type="float">
            <text:p>43755</text:p>
          </table:table-cell>
          <table:table-cell table:formula="of:=[.L178]" office:value-type="float" office:value="0.916666666666667" calcext:value-type="float">
            <text:p>0.9166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78];0)&lt;=[.O17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9]))" office:value-type="date" office:date-value="2019-10-12T22:49:37.438871" calcext:value-type="date">
            <text:p>2019-10-12 22:49:37</text:p>
          </table:table-cell>
          <table:table-cell table:style-name="ce7" table:formula="of:=[.A179]" office:value-type="date" office:date-value="2019-10-12T22:49:37.438871" calcext:value-type="date">
            <text:p>2019-10-12 22:49:37</text:p>
          </table:table-cell>
          <table:table-cell table:formula="of:=TRUNC([.A179])" office:value-type="float" office:value="43750" calcext:value-type="float">
            <text:p>43750</text:p>
          </table:table-cell>
          <table:table-cell table:style-name="ce12" table:formula="of:=[.B179]-[.C179]" office:value-type="date" office:date-value="1899-12-30T22:49:37.43887100369" calcext:value-type="date">
            <text:p>12/30/99 10:49 PM</text:p>
          </table:table-cell>
          <table:table-cell table:formula="of:=MOD([.E178]-[.$E$2];[.$H$2])+1+[.$E$2]" office:value-type="float" office:value="217" calcext:value-type="float">
            <text:p>217</text:p>
          </table:table-cell>
          <table:table-cell table:formula="of:=MOD([.F178]+1/[.$H$2];5)" office:value-type="float" office:value="0.866666666666658" calcext:value-type="float">
            <text:p>0,866666666666658</text:p>
          </table:table-cell>
          <table:table-cell table:formula="of:=IF([.F179]&lt;0.000001;[.G178]+2+1/[.$H$2];[.G178]+1/[.$H$2])" office:value-type="float" office:value="5.86666666666666" calcext:value-type="float">
            <text:p>5,86666666666666</text:p>
          </table:table-cell>
          <table:table-cell table:number-columns-repeated="4"/>
          <table:table-cell table:formula="of:=SUM(MOD(SUM([.L178]-[.L$2];[.T$2]);[.R$2]-[.L$2]);[.L$2])" office:value-type="time" office:time-value="PT22H10M00S" calcext:value-type="time">
            <text:p>22:10:00</text:p>
          </table:table-cell>
          <table:table-cell table:formula="of:=IF([.L179]&lt;[.L178];[.M178]+[.H$2];[.M178])" office:value-type="float" office:value="300" calcext:value-type="float">
            <text:p>300</text:p>
          </table:table-cell>
          <table:table-cell table:formula="of:=OFFSET([.C$4];[.M179];0)" office:value-type="float" office:value="43755" calcext:value-type="float">
            <text:p>43755</text:p>
          </table:table-cell>
          <table:table-cell table:formula="of:=[.L179]" office:value-type="float" office:value="0.923611111111111" calcext:value-type="float">
            <text:p>0.9236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79];0)&lt;=[.O17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0]))" office:value-type="date" office:date-value="2019-10-12T22:17:31.574629" calcext:value-type="date">
            <text:p>2019-10-12 22:17:32</text:p>
          </table:table-cell>
          <table:table-cell table:style-name="ce7" table:formula="of:=[.A180]" office:value-type="date" office:date-value="2019-10-12T22:17:31.574629" calcext:value-type="date">
            <text:p>2019-10-12 22:17:32</text:p>
          </table:table-cell>
          <table:table-cell table:formula="of:=TRUNC([.A180])" office:value-type="float" office:value="43750" calcext:value-type="float">
            <text:p>43750</text:p>
          </table:table-cell>
          <table:table-cell table:style-name="ce12" table:formula="of:=[.B180]-[.C180]" office:value-type="date" office:date-value="1899-12-30T22:17:31.57462880015" calcext:value-type="date">
            <text:p>12/30/99 10:17 PM</text:p>
          </table:table-cell>
          <table:table-cell table:formula="of:=MOD([.E179]-[.$E$2];[.$H$2])+1+[.$E$2]" office:value-type="float" office:value="218" calcext:value-type="float">
            <text:p>218</text:p>
          </table:table-cell>
          <table:table-cell table:formula="of:=MOD([.F179]+1/[.$H$2];5)" office:value-type="float" office:value="0.899999999999992" calcext:value-type="float">
            <text:p>0,899999999999992</text:p>
          </table:table-cell>
          <table:table-cell table:formula="of:=IF([.F180]&lt;0.000001;[.G179]+2+1/[.$H$2];[.G179]+1/[.$H$2])" office:value-type="float" office:value="5.89999999999999" calcext:value-type="float">
            <text:p>5,89999999999999</text:p>
          </table:table-cell>
          <table:table-cell table:number-columns-repeated="4"/>
          <table:table-cell table:formula="of:=SUM(MOD(SUM([.L179]-[.L$2];[.T$2]);[.R$2]-[.L$2]);[.L$2])" office:value-type="time" office:time-value="PT22H20M00S" calcext:value-type="time">
            <text:p>22:20:00</text:p>
          </table:table-cell>
          <table:table-cell table:formula="of:=IF([.L180]&lt;[.L179];[.M179]+[.H$2];[.M179])" office:value-type="float" office:value="300" calcext:value-type="float">
            <text:p>300</text:p>
          </table:table-cell>
          <table:table-cell table:formula="of:=OFFSET([.C$4];[.M180];0)" office:value-type="float" office:value="43755" calcext:value-type="float">
            <text:p>43755</text:p>
          </table:table-cell>
          <table:table-cell table:formula="of:=[.L180]" office:value-type="float" office:value="0.930555555555555" calcext:value-type="float">
            <text:p>0.930555555555555</text:p>
          </table:table-cell>
          <table:table-cell office:value-type="float" office:value="192" calcext:value-type="float">
            <text:p>192</text:p>
          </table:table-cell>
          <table:table-cell table:formula="of:=IF(OFFSET([.D$4];[.M180];0)&lt;=[.O18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1]))" office:value-type="date" office:date-value="2019-10-12T22:36:35.78326" calcext:value-type="date">
            <text:p>2019-10-12 22:36:36</text:p>
          </table:table-cell>
          <table:table-cell table:style-name="ce7" table:formula="of:=[.A181]" office:value-type="date" office:date-value="2019-10-12T22:36:35.78326" calcext:value-type="date">
            <text:p>2019-10-12 22:36:36</text:p>
          </table:table-cell>
          <table:table-cell table:formula="of:=TRUNC([.A181])" office:value-type="float" office:value="43750" calcext:value-type="float">
            <text:p>43750</text:p>
          </table:table-cell>
          <table:table-cell table:style-name="ce12" table:formula="of:=[.B181]-[.C181]" office:value-type="date" office:date-value="1899-12-30T22:36:35.78326048795" calcext:value-type="date">
            <text:p>12/30/99 10:36 PM</text:p>
          </table:table-cell>
          <table:table-cell table:formula="of:=MOD([.E180]-[.$E$2];[.$H$2])+1+[.$E$2]" office:value-type="float" office:value="219" calcext:value-type="float">
            <text:p>219</text:p>
          </table:table-cell>
          <table:table-cell table:formula="of:=MOD([.F180]+1/[.$H$2];5)" office:value-type="float" office:value="0.933333333333325" calcext:value-type="float">
            <text:p>0,933333333333325</text:p>
          </table:table-cell>
          <table:table-cell table:formula="of:=IF([.F181]&lt;0.000001;[.G180]+2+1/[.$H$2];[.G180]+1/[.$H$2])" office:value-type="float" office:value="5.93333333333332" calcext:value-type="float">
            <text:p>5,93333333333332</text:p>
          </table:table-cell>
          <table:table-cell table:number-columns-repeated="4"/>
          <table:table-cell table:formula="of:=SUM(MOD(SUM([.L180]-[.L$2];[.T$2]);[.R$2]-[.L$2]);[.L$2])" office:value-type="time" office:time-value="PT22H30M00S" calcext:value-type="time">
            <text:p>22:30:00</text:p>
          </table:table-cell>
          <table:table-cell table:formula="of:=IF([.L181]&lt;[.L180];[.M180]+[.H$2];[.M180])" office:value-type="float" office:value="300" calcext:value-type="float">
            <text:p>300</text:p>
          </table:table-cell>
          <table:table-cell table:formula="of:=OFFSET([.C$4];[.M181];0)" office:value-type="float" office:value="43755" calcext:value-type="float">
            <text:p>43755</text:p>
          </table:table-cell>
          <table:table-cell table:formula="of:=[.L181]" office:value-type="float" office:value="0.9375" calcext:value-type="float">
            <text:p>0.9375</text:p>
          </table:table-cell>
          <table:table-cell office:value-type="float" office:value="192" calcext:value-type="float">
            <text:p>192</text:p>
          </table:table-cell>
          <table:table-cell table:formula="of:=IF(OFFSET([.D$4];[.M181];0)&lt;=[.O18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2]))" office:value-type="date" office:date-value="2019-10-12T22:48:32.741068" calcext:value-type="date">
            <text:p>2019-10-12 22:48:33</text:p>
          </table:table-cell>
          <table:table-cell table:style-name="ce7" table:formula="of:=[.A182]" office:value-type="date" office:date-value="2019-10-12T22:48:32.741068" calcext:value-type="date">
            <text:p>2019-10-12 22:48:33</text:p>
          </table:table-cell>
          <table:table-cell table:formula="of:=TRUNC([.A182])" office:value-type="float" office:value="43750" calcext:value-type="float">
            <text:p>43750</text:p>
          </table:table-cell>
          <table:table-cell table:style-name="ce12" table:formula="of:=[.B182]-[.C182]" office:value-type="date" office:date-value="1899-12-30T22:48:32.74106763303" calcext:value-type="date">
            <text:p>12/30/99 10:48 PM</text:p>
          </table:table-cell>
          <table:table-cell table:formula="of:=MOD([.E181]-[.$E$2];[.$H$2])+1+[.$E$2]" office:value-type="float" office:value="220" calcext:value-type="float">
            <text:p>220</text:p>
          </table:table-cell>
          <table:table-cell table:formula="of:=MOD([.F181]+1/[.$H$2];5)" office:value-type="float" office:value="0.966666666666658" calcext:value-type="float">
            <text:p>0,966666666666658</text:p>
          </table:table-cell>
          <table:table-cell table:formula="of:=IF([.F182]&lt;0.000001;[.G181]+2+1/[.$H$2];[.G181]+1/[.$H$2])" office:value-type="float" office:value="5.96666666666666" calcext:value-type="float">
            <text:p>5,96666666666666</text:p>
          </table:table-cell>
          <table:table-cell table:number-columns-repeated="4"/>
          <table:table-cell table:formula="of:=SUM(MOD(SUM([.L181]-[.L$2];[.T$2]);[.R$2]-[.L$2]);[.L$2])" office:value-type="time" office:time-value="PT22H40M00S" calcext:value-type="time">
            <text:p>22:40:00</text:p>
          </table:table-cell>
          <table:table-cell table:formula="of:=IF([.L182]&lt;[.L181];[.M181]+[.H$2];[.M181])" office:value-type="float" office:value="300" calcext:value-type="float">
            <text:p>300</text:p>
          </table:table-cell>
          <table:table-cell table:formula="of:=OFFSET([.C$4];[.M182];0)" office:value-type="float" office:value="43755" calcext:value-type="float">
            <text:p>43755</text:p>
          </table:table-cell>
          <table:table-cell table:formula="of:=[.L182]" office:value-type="float" office:value="0.944444444444444" calcext:value-type="float">
            <text:p>0.9444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182];0)&lt;=[.O18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3]))" office:value-type="date" office:date-value="2019-10-12T22:40:09.751687" calcext:value-type="date">
            <text:p>2019-10-12 22:40:10</text:p>
          </table:table-cell>
          <table:table-cell table:style-name="ce7" table:formula="of:=[.A183]" office:value-type="date" office:date-value="2019-10-12T22:40:09.751687" calcext:value-type="date">
            <text:p>2019-10-12 22:40:10</text:p>
          </table:table-cell>
          <table:table-cell table:formula="of:=TRUNC([.A183])" office:value-type="float" office:value="43750" calcext:value-type="float">
            <text:p>43750</text:p>
          </table:table-cell>
          <table:table-cell table:style-name="ce12" table:formula="of:=[.B183]-[.C183]" office:value-type="date" office:date-value="1899-12-30T22:40:09.75168726873" calcext:value-type="date">
            <text:p>12/30/99 10:40 PM</text:p>
          </table:table-cell>
          <table:table-cell table:formula="of:=MOD([.E182]-[.$E$2];[.$H$2])+1+[.$E$2]" office:value-type="float" office:value="191" calcext:value-type="float">
            <text:p>191</text:p>
          </table:table-cell>
          <table:table-cell table:formula="of:=MOD([.F182]+1/[.$H$2];5)" office:value-type="float" office:value="0.999999999999992" calcext:value-type="float">
            <text:p>0,999999999999992</text:p>
          </table:table-cell>
          <table:table-cell table:formula="of:=IF([.F183]&lt;0.000001;[.G182]+2+1/[.$H$2];[.G182]+1/[.$H$2])" office:value-type="float" office:value="5.99999999999999" calcext:value-type="float">
            <text:p>5,99999999999999</text:p>
          </table:table-cell>
          <table:table-cell table:number-columns-repeated="4"/>
          <table:table-cell table:formula="of:=SUM(MOD(SUM([.L182]-[.L$2];[.T$2]);[.R$2]-[.L$2]);[.L$2])" office:value-type="time" office:time-value="PT22H50M00S" calcext:value-type="time">
            <text:p>22:50:00</text:p>
          </table:table-cell>
          <table:table-cell table:formula="of:=IF([.L183]&lt;[.L182];[.M182]+[.H$2];[.M182])" office:value-type="float" office:value="300" calcext:value-type="float">
            <text:p>300</text:p>
          </table:table-cell>
          <table:table-cell table:formula="of:=OFFSET([.C$4];[.M183];0)" office:value-type="float" office:value="43755" calcext:value-type="float">
            <text:p>43755</text:p>
          </table:table-cell>
          <table:table-cell table:formula="of:=[.L183]" office:value-type="float" office:value="0.951388888888889" calcext:value-type="float">
            <text:p>0.9513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183];0)&lt;=[.O18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4]))" office:value-type="date" office:date-value="2019-10-13T22:49:54.925115" calcext:value-type="date">
            <text:p>2019-10-13 22:49:55</text:p>
          </table:table-cell>
          <table:table-cell table:style-name="ce7" table:formula="of:=[.A184]" office:value-type="date" office:date-value="2019-10-13T22:49:54.925115" calcext:value-type="date">
            <text:p>2019-10-13 22:49:55</text:p>
          </table:table-cell>
          <table:table-cell table:formula="of:=TRUNC([.A184])" office:value-type="float" office:value="43751" calcext:value-type="float">
            <text:p>43751</text:p>
          </table:table-cell>
          <table:table-cell table:style-name="ce12" table:formula="of:=[.B184]-[.C184]" office:value-type="date" office:date-value="1899-12-30T22:49:54.92511504795" calcext:value-type="date">
            <text:p>12/30/99 10:49 PM</text:p>
          </table:table-cell>
          <table:table-cell table:formula="of:=MOD([.E183]-[.$E$2];[.$H$2])+1+[.$E$2]" office:value-type="float" office:value="192" calcext:value-type="float">
            <text:p>192</text:p>
          </table:table-cell>
          <table:table-cell table:formula="of:=MOD([.F183]+1/[.$H$2];5)" office:value-type="float" office:value="1.03333333333333" calcext:value-type="float">
            <text:p>1,03333333333333</text:p>
          </table:table-cell>
          <table:table-cell table:formula="of:=IF([.F184]&lt;0.000001;[.G183]+2+1/[.$H$2];[.G183]+1/[.$H$2])" office:value-type="float" office:value="6.03333333333332" calcext:value-type="float">
            <text:p>6,03333333333332</text:p>
          </table:table-cell>
          <table:table-cell table:number-columns-repeated="4"/>
          <table:table-cell table:formula="of:=SUM(MOD(SUM([.L183]-[.L$2];[.T$2]);[.R$2]-[.L$2]);[.L$2])" office:value-type="time" office:time-value="PT23H00M00S" calcext:value-type="time">
            <text:p>23:00:00</text:p>
          </table:table-cell>
          <table:table-cell table:formula="of:=IF([.L184]&lt;[.L183];[.M183]+[.H$2];[.M183])" office:value-type="float" office:value="300" calcext:value-type="float">
            <text:p>300</text:p>
          </table:table-cell>
          <table:table-cell table:formula="of:=OFFSET([.C$4];[.M184];0)" office:value-type="float" office:value="43755" calcext:value-type="float">
            <text:p>43755</text:p>
          </table:table-cell>
          <table:table-cell table:formula="of:=[.L184]" office:value-type="float" office:value="0.958333333333333" calcext:value-type="float">
            <text:p>0.9583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184];0)&lt;=[.O18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5]))" office:value-type="date" office:date-value="2019-10-13T22:25:36.240705" calcext:value-type="date">
            <text:p>2019-10-13 22:25:36</text:p>
          </table:table-cell>
          <table:table-cell table:style-name="ce7" table:formula="of:=[.A185]" office:value-type="date" office:date-value="2019-10-13T22:25:36.240705" calcext:value-type="date">
            <text:p>2019-10-13 22:25:36</text:p>
          </table:table-cell>
          <table:table-cell table:formula="of:=TRUNC([.A185])" office:value-type="float" office:value="43751" calcext:value-type="float">
            <text:p>43751</text:p>
          </table:table-cell>
          <table:table-cell table:style-name="ce12" table:formula="of:=[.B185]-[.C185]" office:value-type="date" office:date-value="1899-12-30T22:25:36.24070531223" calcext:value-type="date">
            <text:p>12/30/99 10:25 PM</text:p>
          </table:table-cell>
          <table:table-cell table:formula="of:=MOD([.E184]-[.$E$2];[.$H$2])+1+[.$E$2]" office:value-type="float" office:value="193" calcext:value-type="float">
            <text:p>193</text:p>
          </table:table-cell>
          <table:table-cell table:formula="of:=MOD([.F184]+1/[.$H$2];5)" office:value-type="float" office:value="1.06666666666666" calcext:value-type="float">
            <text:p>1,06666666666666</text:p>
          </table:table-cell>
          <table:table-cell table:formula="of:=IF([.F185]&lt;0.000001;[.G184]+2+1/[.$H$2];[.G184]+1/[.$H$2])" office:value-type="float" office:value="6.06666666666666" calcext:value-type="float">
            <text:p>6,06666666666666</text:p>
          </table:table-cell>
          <table:table-cell table:number-columns-repeated="4"/>
          <table:table-cell table:formula="of:=SUM(MOD(SUM([.L184]-[.L$2];[.T$2]);[.R$2]-[.L$2]);[.L$2])" office:value-type="time" office:time-value="PT23H10M00S" calcext:value-type="time">
            <text:p>23:10:00</text:p>
          </table:table-cell>
          <table:table-cell table:formula="of:=IF([.L185]&lt;[.L184];[.M184]+[.H$2];[.M184])" office:value-type="float" office:value="300" calcext:value-type="float">
            <text:p>300</text:p>
          </table:table-cell>
          <table:table-cell table:formula="of:=OFFSET([.C$4];[.M185];0)" office:value-type="float" office:value="43755" calcext:value-type="float">
            <text:p>43755</text:p>
          </table:table-cell>
          <table:table-cell table:formula="of:=[.L185]" office:value-type="float" office:value="0.965277777777778" calcext:value-type="float">
            <text:p>0.965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185];0)&lt;=[.O18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6]))" office:value-type="date" office:date-value="2019-10-13T22:28:31.417573" calcext:value-type="date">
            <text:p>2019-10-13 22:28:31</text:p>
          </table:table-cell>
          <table:table-cell table:style-name="ce7" table:formula="of:=[.A186]" office:value-type="date" office:date-value="2019-10-13T22:28:31.417573" calcext:value-type="date">
            <text:p>2019-10-13 22:28:31</text:p>
          </table:table-cell>
          <table:table-cell table:formula="of:=TRUNC([.A186])" office:value-type="float" office:value="43751" calcext:value-type="float">
            <text:p>43751</text:p>
          </table:table-cell>
          <table:table-cell table:style-name="ce12" table:formula="of:=[.B186]-[.C186]" office:value-type="date" office:date-value="1899-12-30T22:28:31.41757336445" calcext:value-type="date">
            <text:p>12/30/99 10:28 PM</text:p>
          </table:table-cell>
          <table:table-cell table:formula="of:=MOD([.E185]-[.$E$2];[.$H$2])+1+[.$E$2]" office:value-type="float" office:value="194" calcext:value-type="float">
            <text:p>194</text:p>
          </table:table-cell>
          <table:table-cell table:formula="of:=MOD([.F185]+1/[.$H$2];5)" office:value-type="float" office:value="1.09999999999999" calcext:value-type="float">
            <text:p>1,09999999999999</text:p>
          </table:table-cell>
          <table:table-cell table:formula="of:=IF([.F186]&lt;0.000001;[.G185]+2+1/[.$H$2];[.G185]+1/[.$H$2])" office:value-type="float" office:value="6.09999999999999" calcext:value-type="float">
            <text:p>6,09999999999999</text:p>
          </table:table-cell>
          <table:table-cell table:number-columns-repeated="4"/>
          <table:table-cell table:formula="of:=SUM(MOD(SUM([.L185]-[.L$2];[.T$2]);[.R$2]-[.L$2]);[.L$2])" office:value-type="time" office:time-value="PT23H20M00S" calcext:value-type="time">
            <text:p>23:20:00</text:p>
          </table:table-cell>
          <table:table-cell table:formula="of:=IF([.L186]&lt;[.L185];[.M185]+[.H$2];[.M185])" office:value-type="float" office:value="300" calcext:value-type="float">
            <text:p>300</text:p>
          </table:table-cell>
          <table:table-cell table:formula="of:=OFFSET([.C$4];[.M186];0)" office:value-type="float" office:value="43755" calcext:value-type="float">
            <text:p>43755</text:p>
          </table:table-cell>
          <table:table-cell table:formula="of:=[.L186]" office:value-type="float" office:value="0.972222222222222" calcext:value-type="float">
            <text:p>0.972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86];0)&lt;=[.O18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7]))" office:value-type="date" office:date-value="2019-10-13T22:39:57.636095" calcext:value-type="date">
            <text:p>2019-10-13 22:39:58</text:p>
          </table:table-cell>
          <table:table-cell table:style-name="ce7" table:formula="of:=[.A187]" office:value-type="date" office:date-value="2019-10-13T22:39:57.636095" calcext:value-type="date">
            <text:p>2019-10-13 22:39:58</text:p>
          </table:table-cell>
          <table:table-cell table:formula="of:=TRUNC([.A187])" office:value-type="float" office:value="43751" calcext:value-type="float">
            <text:p>43751</text:p>
          </table:table-cell>
          <table:table-cell table:style-name="ce12" table:formula="of:=[.B187]-[.C187]" office:value-type="date" office:date-value="1899-12-30T22:39:57.63609466609" calcext:value-type="date">
            <text:p>12/30/99 10:39 PM</text:p>
          </table:table-cell>
          <table:table-cell table:formula="of:=MOD([.E186]-[.$E$2];[.$H$2])+1+[.$E$2]" office:value-type="float" office:value="195" calcext:value-type="float">
            <text:p>195</text:p>
          </table:table-cell>
          <table:table-cell table:formula="of:=MOD([.F186]+1/[.$H$2];5)" office:value-type="float" office:value="1.13333333333333" calcext:value-type="float">
            <text:p>1,13333333333333</text:p>
          </table:table-cell>
          <table:table-cell table:formula="of:=IF([.F187]&lt;0.000001;[.G186]+2+1/[.$H$2];[.G186]+1/[.$H$2])" office:value-type="float" office:value="6.13333333333332" calcext:value-type="float">
            <text:p>6,13333333333332</text:p>
          </table:table-cell>
          <table:table-cell table:number-columns-repeated="4"/>
          <table:table-cell table:formula="of:=SUM(MOD(SUM([.L186]-[.L$2];[.T$2]);[.R$2]-[.L$2]);[.L$2])" office:value-type="time" office:time-value="PT23H30M00S" calcext:value-type="time">
            <text:p>23:30:00</text:p>
          </table:table-cell>
          <table:table-cell table:formula="of:=IF([.L187]&lt;[.L186];[.M186]+[.H$2];[.M186])" office:value-type="float" office:value="300" calcext:value-type="float">
            <text:p>300</text:p>
          </table:table-cell>
          <table:table-cell table:formula="of:=OFFSET([.C$4];[.M187];0)" office:value-type="float" office:value="43755" calcext:value-type="float">
            <text:p>43755</text:p>
          </table:table-cell>
          <table:table-cell table:formula="of:=[.L187]" office:value-type="float" office:value="0.979166666666667" calcext:value-type="float">
            <text:p>0.979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87];0)&lt;=[.O18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8]))" office:value-type="date" office:date-value="2019-10-13T22:23:46.815558" calcext:value-type="date">
            <text:p>2019-10-13 22:23:47</text:p>
          </table:table-cell>
          <table:table-cell table:style-name="ce7" table:formula="of:=[.A188]" office:value-type="date" office:date-value="2019-10-13T22:23:46.815558" calcext:value-type="date">
            <text:p>2019-10-13 22:23:47</text:p>
          </table:table-cell>
          <table:table-cell table:formula="of:=TRUNC([.A188])" office:value-type="float" office:value="43751" calcext:value-type="float">
            <text:p>43751</text:p>
          </table:table-cell>
          <table:table-cell table:style-name="ce12" table:formula="of:=[.B188]-[.C188]" office:value-type="date" office:date-value="1899-12-30T22:23:46.81555829477" calcext:value-type="date">
            <text:p>12/30/99 10:23 PM</text:p>
          </table:table-cell>
          <table:table-cell table:formula="of:=MOD([.E187]-[.$E$2];[.$H$2])+1+[.$E$2]" office:value-type="float" office:value="196" calcext:value-type="float">
            <text:p>196</text:p>
          </table:table-cell>
          <table:table-cell table:formula="of:=MOD([.F187]+1/[.$H$2];5)" office:value-type="float" office:value="1.16666666666666" calcext:value-type="float">
            <text:p>1,16666666666666</text:p>
          </table:table-cell>
          <table:table-cell table:formula="of:=IF([.F188]&lt;0.000001;[.G187]+2+1/[.$H$2];[.G187]+1/[.$H$2])" office:value-type="float" office:value="6.16666666666665" calcext:value-type="float">
            <text:p>6,16666666666665</text:p>
          </table:table-cell>
          <table:table-cell table:number-columns-repeated="4"/>
          <table:table-cell table:formula="of:=SUM(MOD(SUM([.L187]-[.L$2];[.T$2]);[.R$2]-[.L$2]);[.L$2])" office:value-type="time" office:time-value="PT23H40M00S" calcext:value-type="time">
            <text:p>23:40:00</text:p>
          </table:table-cell>
          <table:table-cell table:formula="of:=IF([.L188]&lt;[.L187];[.M187]+[.H$2];[.M187])" office:value-type="float" office:value="300" calcext:value-type="float">
            <text:p>300</text:p>
          </table:table-cell>
          <table:table-cell table:formula="of:=OFFSET([.C$4];[.M188];0)" office:value-type="float" office:value="43755" calcext:value-type="float">
            <text:p>43755</text:p>
          </table:table-cell>
          <table:table-cell table:formula="of:=[.L188]" office:value-type="float" office:value="0.986111111111111" calcext:value-type="float">
            <text:p>0.98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88];0)&lt;=[.O18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9]))" office:value-type="date" office:date-value="2019-10-13T22:02:14.512094" calcext:value-type="date">
            <text:p>2019-10-13 22:02:15</text:p>
          </table:table-cell>
          <table:table-cell table:style-name="ce7" table:formula="of:=[.A189]" office:value-type="date" office:date-value="2019-10-13T22:02:14.512094" calcext:value-type="date">
            <text:p>2019-10-13 22:02:15</text:p>
          </table:table-cell>
          <table:table-cell table:formula="of:=TRUNC([.A189])" office:value-type="float" office:value="43751" calcext:value-type="float">
            <text:p>43751</text:p>
          </table:table-cell>
          <table:table-cell table:style-name="ce12" table:formula="of:=[.B189]-[.C189]" office:value-type="date" office:date-value="1899-12-30T22:02:14.51209394261" calcext:value-type="date">
            <text:p>12/30/99 10:02 PM</text:p>
          </table:table-cell>
          <table:table-cell table:formula="of:=MOD([.E188]-[.$E$2];[.$H$2])+1+[.$E$2]" office:value-type="float" office:value="197" calcext:value-type="float">
            <text:p>197</text:p>
          </table:table-cell>
          <table:table-cell table:formula="of:=MOD([.F188]+1/[.$H$2];5)" office:value-type="float" office:value="1.19999999999999" calcext:value-type="float">
            <text:p>1,19999999999999</text:p>
          </table:table-cell>
          <table:table-cell table:formula="of:=IF([.F189]&lt;0.000001;[.G188]+2+1/[.$H$2];[.G188]+1/[.$H$2])" office:value-type="float" office:value="6.19999999999999" calcext:value-type="float">
            <text:p>6,19999999999999</text:p>
          </table:table-cell>
          <table:table-cell table:number-columns-repeated="4"/>
          <table:table-cell table:formula="of:=SUM(MOD(SUM([.L188]-[.L$2];[.T$2]);[.R$2]-[.L$2]);[.L$2])" office:value-type="time" office:time-value="PT23H50M00S" calcext:value-type="time">
            <text:p>23:50:00</text:p>
          </table:table-cell>
          <table:table-cell table:formula="of:=IF([.L189]&lt;[.L188];[.M188]+[.H$2];[.M188])" office:value-type="float" office:value="300" calcext:value-type="float">
            <text:p>300</text:p>
          </table:table-cell>
          <table:table-cell table:formula="of:=OFFSET([.C$4];[.M189];0)" office:value-type="float" office:value="43755" calcext:value-type="float">
            <text:p>43755</text:p>
          </table:table-cell>
          <table:table-cell table:formula="of:=[.L189]" office:value-type="float" office:value="0.993055555555556" calcext:value-type="float">
            <text:p>0.993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189];0)&lt;=[.O18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0]))" office:value-type="date" office:date-value="2019-10-13T22:27:44.388994" calcext:value-type="date">
            <text:p>2019-10-13 22:27:44</text:p>
          </table:table-cell>
          <table:table-cell table:style-name="ce7" table:formula="of:=[.A190]" office:value-type="date" office:date-value="2019-10-13T22:27:44.388994" calcext:value-type="date">
            <text:p>2019-10-13 22:27:44</text:p>
          </table:table-cell>
          <table:table-cell table:formula="of:=TRUNC([.A190])" office:value-type="float" office:value="43751" calcext:value-type="float">
            <text:p>43751</text:p>
          </table:table-cell>
          <table:table-cell table:style-name="ce12" table:formula="of:=[.B190]-[.C190]" office:value-type="date" office:date-value="1899-12-30T22:27:44.38899433706" calcext:value-type="date">
            <text:p>12/30/99 10:27 PM</text:p>
          </table:table-cell>
          <table:table-cell table:formula="of:=MOD([.E189]-[.$E$2];[.$H$2])+1+[.$E$2]" office:value-type="float" office:value="198" calcext:value-type="float">
            <text:p>198</text:p>
          </table:table-cell>
          <table:table-cell table:formula="of:=MOD([.F189]+1/[.$H$2];5)" office:value-type="float" office:value="1.23333333333333" calcext:value-type="float">
            <text:p>1,23333333333333</text:p>
          </table:table-cell>
          <table:table-cell table:formula="of:=IF([.F190]&lt;0.000001;[.G189]+2+1/[.$H$2];[.G189]+1/[.$H$2])" office:value-type="float" office:value="6.23333333333332" calcext:value-type="float">
            <text:p>6,23333333333332</text:p>
          </table:table-cell>
          <table:table-cell table:number-columns-repeated="4"/>
          <table:table-cell table:formula="of:=SUM(MOD(SUM([.L189]-[.L$2];[.T$2]);[.R$2]-[.L$2]);[.L$2])" office:value-type="time" office:time-value="PT21H10M00S" calcext:value-type="time">
            <text:p>21:10:00</text:p>
          </table:table-cell>
          <table:table-cell table:formula="of:=IF([.L190]&lt;[.L189];[.M189]+[.H$2];[.M189])" office:value-type="float" office:value="330" calcext:value-type="float">
            <text:p>330</text:p>
          </table:table-cell>
          <table:table-cell table:formula="of:=OFFSET([.C$4];[.M190];0)" office:value-type="float" office:value="43756" calcext:value-type="float">
            <text:p>43756</text:p>
          </table:table-cell>
          <table:table-cell table:formula="of:=[.L190]" office:value-type="float" office:value="0.881944444444444" calcext:value-type="float">
            <text:p>0.8819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190];0)&lt;=[.O19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1]))" office:value-type="date" office:date-value="2019-10-13T22:46:40.344552" calcext:value-type="date">
            <text:p>2019-10-13 22:46:40</text:p>
          </table:table-cell>
          <table:table-cell table:style-name="ce7" table:formula="of:=[.A191]" office:value-type="date" office:date-value="2019-10-13T22:46:40.344552" calcext:value-type="date">
            <text:p>2019-10-13 22:46:40</text:p>
          </table:table-cell>
          <table:table-cell table:formula="of:=TRUNC([.A191])" office:value-type="float" office:value="43751" calcext:value-type="float">
            <text:p>43751</text:p>
          </table:table-cell>
          <table:table-cell table:style-name="ce12" table:formula="of:=[.B191]-[.C191]" office:value-type="date" office:date-value="1899-12-30T22:46:40.34455207642" calcext:value-type="date">
            <text:p>12/30/99 10:46 PM</text:p>
          </table:table-cell>
          <table:table-cell table:formula="of:=MOD([.E190]-[.$E$2];[.$H$2])+1+[.$E$2]" office:value-type="float" office:value="199" calcext:value-type="float">
            <text:p>199</text:p>
          </table:table-cell>
          <table:table-cell table:formula="of:=MOD([.F190]+1/[.$H$2];5)" office:value-type="float" office:value="1.26666666666666" calcext:value-type="float">
            <text:p>1,26666666666666</text:p>
          </table:table-cell>
          <table:table-cell table:formula="of:=IF([.F191]&lt;0.000001;[.G190]+2+1/[.$H$2];[.G190]+1/[.$H$2])" office:value-type="float" office:value="6.26666666666665" calcext:value-type="float">
            <text:p>6,26666666666665</text:p>
          </table:table-cell>
          <table:table-cell table:number-columns-repeated="4"/>
          <table:table-cell table:formula="of:=SUM(MOD(SUM([.L190]-[.L$2];[.T$2]);[.R$2]-[.L$2]);[.L$2])" office:value-type="time" office:time-value="PT21H20M00S" calcext:value-type="time">
            <text:p>21:20:00</text:p>
          </table:table-cell>
          <table:table-cell table:formula="of:=IF([.L191]&lt;[.L190];[.M190]+[.H$2];[.M190])" office:value-type="float" office:value="330" calcext:value-type="float">
            <text:p>330</text:p>
          </table:table-cell>
          <table:table-cell table:formula="of:=OFFSET([.C$4];[.M191];0)" office:value-type="float" office:value="43756" calcext:value-type="float">
            <text:p>43756</text:p>
          </table:table-cell>
          <table:table-cell table:formula="of:=[.L191]" office:value-type="float" office:value="0.888888888888889" calcext:value-type="float">
            <text:p>0.8888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191];0)&lt;=[.O19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2]))" office:value-type="date" office:date-value="2019-10-13T22:59:35.694981" calcext:value-type="date">
            <text:p>2019-10-13 22:59:36</text:p>
          </table:table-cell>
          <table:table-cell table:style-name="ce7" table:formula="of:=[.A192]" office:value-type="date" office:date-value="2019-10-13T22:59:35.694981" calcext:value-type="date">
            <text:p>2019-10-13 22:59:36</text:p>
          </table:table-cell>
          <table:table-cell table:formula="of:=TRUNC([.A192])" office:value-type="float" office:value="43751" calcext:value-type="float">
            <text:p>43751</text:p>
          </table:table-cell>
          <table:table-cell table:style-name="ce12" table:formula="of:=[.B192]-[.C192]" office:value-type="date" office:date-value="1899-12-30T22:59:35.6949809147" calcext:value-type="date">
            <text:p>12/30/99 10:59 PM</text:p>
          </table:table-cell>
          <table:table-cell table:formula="of:=MOD([.E191]-[.$E$2];[.$H$2])+1+[.$E$2]" office:value-type="float" office:value="200" calcext:value-type="float">
            <text:p>200</text:p>
          </table:table-cell>
          <table:table-cell table:formula="of:=MOD([.F191]+1/[.$H$2];5)" office:value-type="float" office:value="1.29999999999999" calcext:value-type="float">
            <text:p>1,29999999999999</text:p>
          </table:table-cell>
          <table:table-cell table:formula="of:=IF([.F192]&lt;0.000001;[.G191]+2+1/[.$H$2];[.G191]+1/[.$H$2])" office:value-type="float" office:value="6.29999999999999" calcext:value-type="float">
            <text:p>6,29999999999999</text:p>
          </table:table-cell>
          <table:table-cell table:number-columns-repeated="4"/>
          <table:table-cell table:formula="of:=SUM(MOD(SUM([.L191]-[.L$2];[.T$2]);[.R$2]-[.L$2]);[.L$2])" office:value-type="time" office:time-value="PT21H30M00S" calcext:value-type="time">
            <text:p>21:30:00</text:p>
          </table:table-cell>
          <table:table-cell table:formula="of:=IF([.L192]&lt;[.L191];[.M191]+[.H$2];[.M191])" office:value-type="float" office:value="330" calcext:value-type="float">
            <text:p>330</text:p>
          </table:table-cell>
          <table:table-cell table:formula="of:=OFFSET([.C$4];[.M192];0)" office:value-type="float" office:value="43756" calcext:value-type="float">
            <text:p>43756</text:p>
          </table:table-cell>
          <table:table-cell table:formula="of:=[.L192]" office:value-type="float" office:value="0.895833333333333" calcext:value-type="float">
            <text:p>0.8958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192];0)&lt;=[.O19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3]))" office:value-type="date" office:date-value="2019-10-13T22:27:50.976183" calcext:value-type="date">
            <text:p>2019-10-13 22:27:51</text:p>
          </table:table-cell>
          <table:table-cell table:style-name="ce7" table:formula="of:=[.A193]" office:value-type="date" office:date-value="2019-10-13T22:27:50.976183" calcext:value-type="date">
            <text:p>2019-10-13 22:27:51</text:p>
          </table:table-cell>
          <table:table-cell table:formula="of:=TRUNC([.A193])" office:value-type="float" office:value="43751" calcext:value-type="float">
            <text:p>43751</text:p>
          </table:table-cell>
          <table:table-cell table:style-name="ce12" table:formula="of:=[.B193]-[.C193]" office:value-type="date" office:date-value="1899-12-30T22:27:50.97618263215" calcext:value-type="date">
            <text:p>12/30/99 10:27 PM</text:p>
          </table:table-cell>
          <table:table-cell table:formula="of:=MOD([.E192]-[.$E$2];[.$H$2])+1+[.$E$2]" office:value-type="float" office:value="201" calcext:value-type="float">
            <text:p>201</text:p>
          </table:table-cell>
          <table:table-cell table:formula="of:=MOD([.F192]+1/[.$H$2];5)" office:value-type="float" office:value="1.33333333333333" calcext:value-type="float">
            <text:p>1,33333333333333</text:p>
          </table:table-cell>
          <table:table-cell table:formula="of:=IF([.F193]&lt;0.000001;[.G192]+2+1/[.$H$2];[.G192]+1/[.$H$2])" office:value-type="float" office:value="6.33333333333332" calcext:value-type="float">
            <text:p>6,33333333333332</text:p>
          </table:table-cell>
          <table:table-cell table:number-columns-repeated="4"/>
          <table:table-cell table:formula="of:=SUM(MOD(SUM([.L192]-[.L$2];[.T$2]);[.R$2]-[.L$2]);[.L$2])" office:value-type="time" office:time-value="PT21H40M00S" calcext:value-type="time">
            <text:p>21:40:00</text:p>
          </table:table-cell>
          <table:table-cell table:formula="of:=IF([.L193]&lt;[.L192];[.M192]+[.H$2];[.M192])" office:value-type="float" office:value="330" calcext:value-type="float">
            <text:p>330</text:p>
          </table:table-cell>
          <table:table-cell table:formula="of:=OFFSET([.C$4];[.M193];0)" office:value-type="float" office:value="43756" calcext:value-type="float">
            <text:p>43756</text:p>
          </table:table-cell>
          <table:table-cell table:formula="of:=[.L193]" office:value-type="float" office:value="0.902777777777778" calcext:value-type="float">
            <text:p>0.9027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193];0)&lt;=[.O19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4]))" office:value-type="date" office:date-value="2019-10-13T22:48:24.921701" calcext:value-type="date">
            <text:p>2019-10-13 22:48:25</text:p>
          </table:table-cell>
          <table:table-cell table:style-name="ce7" table:formula="of:=[.A194]" office:value-type="date" office:date-value="2019-10-13T22:48:24.921701" calcext:value-type="date">
            <text:p>2019-10-13 22:48:25</text:p>
          </table:table-cell>
          <table:table-cell table:formula="of:=TRUNC([.A194])" office:value-type="float" office:value="43751" calcext:value-type="float">
            <text:p>43751</text:p>
          </table:table-cell>
          <table:table-cell table:style-name="ce12" table:formula="of:=[.B194]-[.C194]" office:value-type="date" office:date-value="1899-12-30T22:48:24.92170059588" calcext:value-type="date">
            <text:p>12/30/99 10:48 PM</text:p>
          </table:table-cell>
          <table:table-cell table:formula="of:=MOD([.E193]-[.$E$2];[.$H$2])+1+[.$E$2]" office:value-type="float" office:value="202" calcext:value-type="float">
            <text:p>202</text:p>
          </table:table-cell>
          <table:table-cell table:formula="of:=MOD([.F193]+1/[.$H$2];5)" office:value-type="float" office:value="1.36666666666666" calcext:value-type="float">
            <text:p>1,36666666666666</text:p>
          </table:table-cell>
          <table:table-cell table:formula="of:=IF([.F194]&lt;0.000001;[.G193]+2+1/[.$H$2];[.G193]+1/[.$H$2])" office:value-type="float" office:value="6.36666666666665" calcext:value-type="float">
            <text:p>6,36666666666665</text:p>
          </table:table-cell>
          <table:table-cell table:number-columns-repeated="4"/>
          <table:table-cell table:formula="of:=SUM(MOD(SUM([.L193]-[.L$2];[.T$2]);[.R$2]-[.L$2]);[.L$2])" office:value-type="time" office:time-value="PT21H50M00S" calcext:value-type="time">
            <text:p>21:50:00</text:p>
          </table:table-cell>
          <table:table-cell table:formula="of:=IF([.L194]&lt;[.L193];[.M193]+[.H$2];[.M193])" office:value-type="float" office:value="330" calcext:value-type="float">
            <text:p>330</text:p>
          </table:table-cell>
          <table:table-cell table:formula="of:=OFFSET([.C$4];[.M194];0)" office:value-type="float" office:value="43756" calcext:value-type="float">
            <text:p>43756</text:p>
          </table:table-cell>
          <table:table-cell table:formula="of:=[.L194]" office:value-type="float" office:value="0.909722222222222" calcext:value-type="float">
            <text:p>0.9097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94];0)&lt;=[.O19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5]))" office:value-type="date" office:date-value="2019-10-13T22:35:08.605622" calcext:value-type="date">
            <text:p>2019-10-13 22:35:09</text:p>
          </table:table-cell>
          <table:table-cell table:style-name="ce7" table:formula="of:=[.A195]" office:value-type="date" office:date-value="2019-10-13T22:35:08.605622" calcext:value-type="date">
            <text:p>2019-10-13 22:35:09</text:p>
          </table:table-cell>
          <table:table-cell table:formula="of:=TRUNC([.A195])" office:value-type="float" office:value="43751" calcext:value-type="float">
            <text:p>43751</text:p>
          </table:table-cell>
          <table:table-cell table:style-name="ce12" table:formula="of:=[.B195]-[.C195]" office:value-type="date" office:date-value="1899-12-30T22:35:08.60562154558" calcext:value-type="date">
            <text:p>12/30/99 10:35 PM</text:p>
          </table:table-cell>
          <table:table-cell table:formula="of:=MOD([.E194]-[.$E$2];[.$H$2])+1+[.$E$2]" office:value-type="float" office:value="203" calcext:value-type="float">
            <text:p>203</text:p>
          </table:table-cell>
          <table:table-cell table:formula="of:=MOD([.F194]+1/[.$H$2];5)" office:value-type="float" office:value="1.39999999999999" calcext:value-type="float">
            <text:p>1,39999999999999</text:p>
          </table:table-cell>
          <table:table-cell table:formula="of:=IF([.F195]&lt;0.000001;[.G194]+2+1/[.$H$2];[.G194]+1/[.$H$2])" office:value-type="float" office:value="6.39999999999999" calcext:value-type="float">
            <text:p>6,39999999999999</text:p>
          </table:table-cell>
          <table:table-cell table:number-columns-repeated="4"/>
          <table:table-cell table:formula="of:=SUM(MOD(SUM([.L194]-[.L$2];[.T$2]);[.R$2]-[.L$2]);[.L$2])" office:value-type="time" office:time-value="PT22H00M00S" calcext:value-type="time">
            <text:p>22:00:00</text:p>
          </table:table-cell>
          <table:table-cell table:formula="of:=IF([.L195]&lt;[.L194];[.M194]+[.H$2];[.M194])" office:value-type="float" office:value="330" calcext:value-type="float">
            <text:p>330</text:p>
          </table:table-cell>
          <table:table-cell table:formula="of:=OFFSET([.C$4];[.M195];0)" office:value-type="float" office:value="43756" calcext:value-type="float">
            <text:p>43756</text:p>
          </table:table-cell>
          <table:table-cell table:formula="of:=[.L195]" office:value-type="float" office:value="0.916666666666667" calcext:value-type="float">
            <text:p>0.9166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95];0)&lt;=[.O19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6]))" office:value-type="date" office:date-value="2019-10-13T22:31:14.050771" calcext:value-type="date">
            <text:p>2019-10-13 22:31:14</text:p>
          </table:table-cell>
          <table:table-cell table:style-name="ce7" table:formula="of:=[.A196]" office:value-type="date" office:date-value="2019-10-13T22:31:14.050771" calcext:value-type="date">
            <text:p>2019-10-13 22:31:14</text:p>
          </table:table-cell>
          <table:table-cell table:formula="of:=TRUNC([.A196])" office:value-type="float" office:value="43751" calcext:value-type="float">
            <text:p>43751</text:p>
          </table:table-cell>
          <table:table-cell table:style-name="ce12" table:formula="of:=[.B196]-[.C196]" office:value-type="date" office:date-value="1899-12-30T22:31:14.05077139847" calcext:value-type="date">
            <text:p>12/30/99 10:31 PM</text:p>
          </table:table-cell>
          <table:table-cell table:formula="of:=MOD([.E195]-[.$E$2];[.$H$2])+1+[.$E$2]" office:value-type="float" office:value="204" calcext:value-type="float">
            <text:p>204</text:p>
          </table:table-cell>
          <table:table-cell table:formula="of:=MOD([.F195]+1/[.$H$2];5)" office:value-type="float" office:value="1.43333333333333" calcext:value-type="float">
            <text:p>1,43333333333333</text:p>
          </table:table-cell>
          <table:table-cell table:formula="of:=IF([.F196]&lt;0.000001;[.G195]+2+1/[.$H$2];[.G195]+1/[.$H$2])" office:value-type="float" office:value="6.43333333333332" calcext:value-type="float">
            <text:p>6,43333333333332</text:p>
          </table:table-cell>
          <table:table-cell table:number-columns-repeated="4"/>
          <table:table-cell table:formula="of:=SUM(MOD(SUM([.L195]-[.L$2];[.T$2]);[.R$2]-[.L$2]);[.L$2])" office:value-type="time" office:time-value="PT22H10M00S" calcext:value-type="time">
            <text:p>22:10:00</text:p>
          </table:table-cell>
          <table:table-cell table:formula="of:=IF([.L196]&lt;[.L195];[.M195]+[.H$2];[.M195])" office:value-type="float" office:value="330" calcext:value-type="float">
            <text:p>330</text:p>
          </table:table-cell>
          <table:table-cell table:formula="of:=OFFSET([.C$4];[.M196];0)" office:value-type="float" office:value="43756" calcext:value-type="float">
            <text:p>43756</text:p>
          </table:table-cell>
          <table:table-cell table:formula="of:=[.L196]" office:value-type="float" office:value="0.923611111111111" calcext:value-type="float">
            <text:p>0.9236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96];0)&lt;=[.O19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7]))" office:value-type="date" office:date-value="2019-10-13T22:37:35.813602" calcext:value-type="date">
            <text:p>2019-10-13 22:37:36</text:p>
          </table:table-cell>
          <table:table-cell table:style-name="ce7" table:formula="of:=[.A197]" office:value-type="date" office:date-value="2019-10-13T22:37:35.813602" calcext:value-type="date">
            <text:p>2019-10-13 22:37:36</text:p>
          </table:table-cell>
          <table:table-cell table:formula="of:=TRUNC([.A197])" office:value-type="float" office:value="43751" calcext:value-type="float">
            <text:p>43751</text:p>
          </table:table-cell>
          <table:table-cell table:style-name="ce12" table:formula="of:=[.B197]-[.C197]" office:value-type="date" office:date-value="1899-12-30T22:37:35.81360212527" calcext:value-type="date">
            <text:p>12/30/99 10:37 PM</text:p>
          </table:table-cell>
          <table:table-cell table:formula="of:=MOD([.E196]-[.$E$2];[.$H$2])+1+[.$E$2]" office:value-type="float" office:value="205" calcext:value-type="float">
            <text:p>205</text:p>
          </table:table-cell>
          <table:table-cell table:formula="of:=MOD([.F196]+1/[.$H$2];5)" office:value-type="float" office:value="1.46666666666666" calcext:value-type="float">
            <text:p>1,46666666666666</text:p>
          </table:table-cell>
          <table:table-cell table:formula="of:=IF([.F197]&lt;0.000001;[.G196]+2+1/[.$H$2];[.G196]+1/[.$H$2])" office:value-type="float" office:value="6.46666666666665" calcext:value-type="float">
            <text:p>6,46666666666665</text:p>
          </table:table-cell>
          <table:table-cell table:number-columns-repeated="4"/>
          <table:table-cell table:formula="of:=SUM(MOD(SUM([.L196]-[.L$2];[.T$2]);[.R$2]-[.L$2]);[.L$2])" office:value-type="time" office:time-value="PT22H20M00S" calcext:value-type="time">
            <text:p>22:20:00</text:p>
          </table:table-cell>
          <table:table-cell table:formula="of:=IF([.L197]&lt;[.L196];[.M196]+[.H$2];[.M196])" office:value-type="float" office:value="330" calcext:value-type="float">
            <text:p>330</text:p>
          </table:table-cell>
          <table:table-cell table:formula="of:=OFFSET([.C$4];[.M197];0)" office:value-type="float" office:value="43756" calcext:value-type="float">
            <text:p>43756</text:p>
          </table:table-cell>
          <table:table-cell table:formula="of:=[.L197]" office:value-type="float" office:value="0.930555555555555" calcext:value-type="float">
            <text:p>0.930555555555555</text:p>
          </table:table-cell>
          <table:table-cell office:value-type="float" office:value="192" calcext:value-type="float">
            <text:p>192</text:p>
          </table:table-cell>
          <table:table-cell table:formula="of:=IF(OFFSET([.D$4];[.M197];0)&lt;=[.O19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8]))" office:value-type="date" office:date-value="2019-10-13T22:14:32.203588" calcext:value-type="date">
            <text:p>2019-10-13 22:14:32</text:p>
          </table:table-cell>
          <table:table-cell table:style-name="ce7" table:formula="of:=[.A198]" office:value-type="date" office:date-value="2019-10-13T22:14:32.203588" calcext:value-type="date">
            <text:p>2019-10-13 22:14:32</text:p>
          </table:table-cell>
          <table:table-cell table:formula="of:=TRUNC([.A198])" office:value-type="float" office:value="43751" calcext:value-type="float">
            <text:p>43751</text:p>
          </table:table-cell>
          <table:table-cell table:style-name="ce12" table:formula="of:=[.B198]-[.C198]" office:value-type="date" office:date-value="1899-12-30T22:14:32.20358778723" calcext:value-type="date">
            <text:p>12/30/99 10:14 PM</text:p>
          </table:table-cell>
          <table:table-cell table:formula="of:=MOD([.E197]-[.$E$2];[.$H$2])+1+[.$E$2]" office:value-type="float" office:value="206" calcext:value-type="float">
            <text:p>206</text:p>
          </table:table-cell>
          <table:table-cell table:formula="of:=MOD([.F197]+1/[.$H$2];5)" office:value-type="float" office:value="1.49999999999999" calcext:value-type="float">
            <text:p>1,49999999999999</text:p>
          </table:table-cell>
          <table:table-cell table:formula="of:=IF([.F198]&lt;0.000001;[.G197]+2+1/[.$H$2];[.G197]+1/[.$H$2])" office:value-type="float" office:value="6.49999999999999" calcext:value-type="float">
            <text:p>6,49999999999999</text:p>
          </table:table-cell>
          <table:table-cell table:number-columns-repeated="4"/>
          <table:table-cell table:formula="of:=SUM(MOD(SUM([.L197]-[.L$2];[.T$2]);[.R$2]-[.L$2]);[.L$2])" office:value-type="time" office:time-value="PT22H30M00S" calcext:value-type="time">
            <text:p>22:30:00</text:p>
          </table:table-cell>
          <table:table-cell table:formula="of:=IF([.L198]&lt;[.L197];[.M197]+[.H$2];[.M197])" office:value-type="float" office:value="330" calcext:value-type="float">
            <text:p>330</text:p>
          </table:table-cell>
          <table:table-cell table:formula="of:=OFFSET([.C$4];[.M198];0)" office:value-type="float" office:value="43756" calcext:value-type="float">
            <text:p>43756</text:p>
          </table:table-cell>
          <table:table-cell table:formula="of:=[.L198]" office:value-type="float" office:value="0.9375" calcext:value-type="float">
            <text:p>0.9375</text:p>
          </table:table-cell>
          <table:table-cell office:value-type="float" office:value="192" calcext:value-type="float">
            <text:p>192</text:p>
          </table:table-cell>
          <table:table-cell table:formula="of:=IF(OFFSET([.D$4];[.M198];0)&lt;=[.O19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9]))" office:value-type="date" office:date-value="2019-10-13T22:33:29.989807" calcext:value-type="date">
            <text:p>2019-10-13 22:33:30</text:p>
          </table:table-cell>
          <table:table-cell table:style-name="ce7" table:formula="of:=[.A199]" office:value-type="date" office:date-value="2019-10-13T22:33:29.989807" calcext:value-type="date">
            <text:p>2019-10-13 22:33:30</text:p>
          </table:table-cell>
          <table:table-cell table:formula="of:=TRUNC([.A199])" office:value-type="float" office:value="43751" calcext:value-type="float">
            <text:p>43751</text:p>
          </table:table-cell>
          <table:table-cell table:style-name="ce12" table:formula="of:=[.B199]-[.C199]" office:value-type="date" office:date-value="1899-12-30T22:33:29.98980661388" calcext:value-type="date">
            <text:p>12/30/99 10:33 PM</text:p>
          </table:table-cell>
          <table:table-cell table:formula="of:=MOD([.E198]-[.$E$2];[.$H$2])+1+[.$E$2]" office:value-type="float" office:value="207" calcext:value-type="float">
            <text:p>207</text:p>
          </table:table-cell>
          <table:table-cell table:formula="of:=MOD([.F198]+1/[.$H$2];5)" office:value-type="float" office:value="1.53333333333333" calcext:value-type="float">
            <text:p>1,53333333333333</text:p>
          </table:table-cell>
          <table:table-cell table:formula="of:=IF([.F199]&lt;0.000001;[.G198]+2+1/[.$H$2];[.G198]+1/[.$H$2])" office:value-type="float" office:value="6.53333333333332" calcext:value-type="float">
            <text:p>6,53333333333332</text:p>
          </table:table-cell>
          <table:table-cell table:number-columns-repeated="4"/>
          <table:table-cell table:formula="of:=SUM(MOD(SUM([.L198]-[.L$2];[.T$2]);[.R$2]-[.L$2]);[.L$2])" office:value-type="time" office:time-value="PT22H40M00S" calcext:value-type="time">
            <text:p>22:40:00</text:p>
          </table:table-cell>
          <table:table-cell table:formula="of:=IF([.L199]&lt;[.L198];[.M198]+[.H$2];[.M198])" office:value-type="float" office:value="330" calcext:value-type="float">
            <text:p>330</text:p>
          </table:table-cell>
          <table:table-cell table:formula="of:=OFFSET([.C$4];[.M199];0)" office:value-type="float" office:value="43756" calcext:value-type="float">
            <text:p>43756</text:p>
          </table:table-cell>
          <table:table-cell table:formula="of:=[.L199]" office:value-type="float" office:value="0.944444444444444" calcext:value-type="float">
            <text:p>0.9444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199];0)&lt;=[.O19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0]))" office:value-type="date" office:date-value="2019-10-13T22:29:32.886204" calcext:value-type="date">
            <text:p>2019-10-13 22:29:33</text:p>
          </table:table-cell>
          <table:table-cell table:style-name="ce7" table:formula="of:=[.A200]" office:value-type="date" office:date-value="2019-10-13T22:29:32.886204" calcext:value-type="date">
            <text:p>2019-10-13 22:29:33</text:p>
          </table:table-cell>
          <table:table-cell table:formula="of:=TRUNC([.A200])" office:value-type="float" office:value="43751" calcext:value-type="float">
            <text:p>43751</text:p>
          </table:table-cell>
          <table:table-cell table:style-name="ce12" table:formula="of:=[.B200]-[.C200]" office:value-type="date" office:date-value="1899-12-30T22:29:32.88620432373" calcext:value-type="date">
            <text:p>12/30/99 10:29 PM</text:p>
          </table:table-cell>
          <table:table-cell table:formula="of:=MOD([.E199]-[.$E$2];[.$H$2])+1+[.$E$2]" office:value-type="float" office:value="208" calcext:value-type="float">
            <text:p>208</text:p>
          </table:table-cell>
          <table:table-cell table:formula="of:=MOD([.F199]+1/[.$H$2];5)" office:value-type="float" office:value="1.56666666666666" calcext:value-type="float">
            <text:p>1,56666666666666</text:p>
          </table:table-cell>
          <table:table-cell table:formula="of:=IF([.F200]&lt;0.000001;[.G199]+2+1/[.$H$2];[.G199]+1/[.$H$2])" office:value-type="float" office:value="6.56666666666665" calcext:value-type="float">
            <text:p>6,56666666666665</text:p>
          </table:table-cell>
          <table:table-cell table:number-columns-repeated="4"/>
          <table:table-cell table:formula="of:=SUM(MOD(SUM([.L199]-[.L$2];[.T$2]);[.R$2]-[.L$2]);[.L$2])" office:value-type="time" office:time-value="PT22H50M00S" calcext:value-type="time">
            <text:p>22:50:00</text:p>
          </table:table-cell>
          <table:table-cell table:formula="of:=IF([.L200]&lt;[.L199];[.M199]+[.H$2];[.M199])" office:value-type="float" office:value="330" calcext:value-type="float">
            <text:p>330</text:p>
          </table:table-cell>
          <table:table-cell table:formula="of:=OFFSET([.C$4];[.M200];0)" office:value-type="float" office:value="43756" calcext:value-type="float">
            <text:p>43756</text:p>
          </table:table-cell>
          <table:table-cell table:formula="of:=[.L200]" office:value-type="float" office:value="0.951388888888889" calcext:value-type="float">
            <text:p>0.9513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200];0)&lt;=[.O20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1]))" office:value-type="date" office:date-value="2019-10-13T22:27:18.009764" calcext:value-type="date">
            <text:p>2019-10-13 22:27:18</text:p>
          </table:table-cell>
          <table:table-cell table:style-name="ce7" table:formula="of:=[.A201]" office:value-type="date" office:date-value="2019-10-13T22:27:18.009764" calcext:value-type="date">
            <text:p>2019-10-13 22:27:18</text:p>
          </table:table-cell>
          <table:table-cell table:formula="of:=TRUNC([.A201])" office:value-type="float" office:value="43751" calcext:value-type="float">
            <text:p>43751</text:p>
          </table:table-cell>
          <table:table-cell table:style-name="ce12" table:formula="of:=[.B201]-[.C201]" office:value-type="date" office:date-value="1899-12-30T22:27:18.00976392813" calcext:value-type="date">
            <text:p>12/30/99 10:27 PM</text:p>
          </table:table-cell>
          <table:table-cell table:formula="of:=MOD([.E200]-[.$E$2];[.$H$2])+1+[.$E$2]" office:value-type="float" office:value="209" calcext:value-type="float">
            <text:p>209</text:p>
          </table:table-cell>
          <table:table-cell table:formula="of:=MOD([.F200]+1/[.$H$2];5)" office:value-type="float" office:value="1.59999999999999" calcext:value-type="float">
            <text:p>1,59999999999999</text:p>
          </table:table-cell>
          <table:table-cell table:formula="of:=IF([.F201]&lt;0.000001;[.G200]+2+1/[.$H$2];[.G200]+1/[.$H$2])" office:value-type="float" office:value="6.59999999999999" calcext:value-type="float">
            <text:p>6,59999999999999</text:p>
          </table:table-cell>
          <table:table-cell table:number-columns-repeated="4"/>
          <table:table-cell table:formula="of:=SUM(MOD(SUM([.L200]-[.L$2];[.T$2]);[.R$2]-[.L$2]);[.L$2])" office:value-type="time" office:time-value="PT23H00M00S" calcext:value-type="time">
            <text:p>23:00:00</text:p>
          </table:table-cell>
          <table:table-cell table:formula="of:=IF([.L201]&lt;[.L200];[.M200]+[.H$2];[.M200])" office:value-type="float" office:value="330" calcext:value-type="float">
            <text:p>330</text:p>
          </table:table-cell>
          <table:table-cell table:formula="of:=OFFSET([.C$4];[.M201];0)" office:value-type="float" office:value="43756" calcext:value-type="float">
            <text:p>43756</text:p>
          </table:table-cell>
          <table:table-cell table:formula="of:=[.L201]" office:value-type="float" office:value="0.958333333333333" calcext:value-type="float">
            <text:p>0.9583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201];0)&lt;=[.O20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2]))" office:value-type="date" office:date-value="2019-10-13T22:23:10.668636" calcext:value-type="date">
            <text:p>2019-10-13 22:23:11</text:p>
          </table:table-cell>
          <table:table-cell table:style-name="ce7" table:formula="of:=[.A202]" office:value-type="date" office:date-value="2019-10-13T22:23:10.668636" calcext:value-type="date">
            <text:p>2019-10-13 22:23:11</text:p>
          </table:table-cell>
          <table:table-cell table:formula="of:=TRUNC([.A202])" office:value-type="float" office:value="43751" calcext:value-type="float">
            <text:p>43751</text:p>
          </table:table-cell>
          <table:table-cell table:style-name="ce12" table:formula="of:=[.B202]-[.C202]" office:value-type="date" office:date-value="1899-12-30T22:23:10.6686360715" calcext:value-type="date">
            <text:p>12/30/99 10:23 PM</text:p>
          </table:table-cell>
          <table:table-cell table:formula="of:=MOD([.E201]-[.$E$2];[.$H$2])+1+[.$E$2]" office:value-type="float" office:value="210" calcext:value-type="float">
            <text:p>210</text:p>
          </table:table-cell>
          <table:table-cell table:formula="of:=MOD([.F201]+1/[.$H$2];5)" office:value-type="float" office:value="1.63333333333333" calcext:value-type="float">
            <text:p>1,63333333333333</text:p>
          </table:table-cell>
          <table:table-cell table:formula="of:=IF([.F202]&lt;0.000001;[.G201]+2+1/[.$H$2];[.G201]+1/[.$H$2])" office:value-type="float" office:value="6.63333333333332" calcext:value-type="float">
            <text:p>6,63333333333332</text:p>
          </table:table-cell>
          <table:table-cell table:number-columns-repeated="4"/>
          <table:table-cell table:formula="of:=SUM(MOD(SUM([.L201]-[.L$2];[.T$2]);[.R$2]-[.L$2]);[.L$2])" office:value-type="time" office:time-value="PT23H10M00S" calcext:value-type="time">
            <text:p>23:10:00</text:p>
          </table:table-cell>
          <table:table-cell table:formula="of:=IF([.L202]&lt;[.L201];[.M201]+[.H$2];[.M201])" office:value-type="float" office:value="330" calcext:value-type="float">
            <text:p>330</text:p>
          </table:table-cell>
          <table:table-cell table:formula="of:=OFFSET([.C$4];[.M202];0)" office:value-type="float" office:value="43756" calcext:value-type="float">
            <text:p>43756</text:p>
          </table:table-cell>
          <table:table-cell table:formula="of:=[.L202]" office:value-type="float" office:value="0.965277777777778" calcext:value-type="float">
            <text:p>0.965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202];0)&lt;=[.O20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3]))" office:value-type="date" office:date-value="2019-10-13T22:38:29.709646" calcext:value-type="date">
            <text:p>2019-10-13 22:38:30</text:p>
          </table:table-cell>
          <table:table-cell table:style-name="ce7" table:formula="of:=[.A203]" office:value-type="date" office:date-value="2019-10-13T22:38:29.709646" calcext:value-type="date">
            <text:p>2019-10-13 22:38:30</text:p>
          </table:table-cell>
          <table:table-cell table:formula="of:=TRUNC([.A203])" office:value-type="float" office:value="43751" calcext:value-type="float">
            <text:p>43751</text:p>
          </table:table-cell>
          <table:table-cell table:style-name="ce12" table:formula="of:=[.B203]-[.C203]" office:value-type="date" office:date-value="1899-12-30T22:38:29.70964604057" calcext:value-type="date">
            <text:p>12/30/99 10:38 PM</text:p>
          </table:table-cell>
          <table:table-cell table:formula="of:=MOD([.E202]-[.$E$2];[.$H$2])+1+[.$E$2]" office:value-type="float" office:value="211" calcext:value-type="float">
            <text:p>211</text:p>
          </table:table-cell>
          <table:table-cell table:formula="of:=MOD([.F202]+1/[.$H$2];5)" office:value-type="float" office:value="1.66666666666666" calcext:value-type="float">
            <text:p>1,66666666666666</text:p>
          </table:table-cell>
          <table:table-cell table:formula="of:=IF([.F203]&lt;0.000001;[.G202]+2+1/[.$H$2];[.G202]+1/[.$H$2])" office:value-type="float" office:value="6.66666666666665" calcext:value-type="float">
            <text:p>6,66666666666665</text:p>
          </table:table-cell>
          <table:table-cell table:number-columns-repeated="4"/>
          <table:table-cell table:formula="of:=SUM(MOD(SUM([.L202]-[.L$2];[.T$2]);[.R$2]-[.L$2]);[.L$2])" office:value-type="time" office:time-value="PT23H20M00S" calcext:value-type="time">
            <text:p>23:20:00</text:p>
          </table:table-cell>
          <table:table-cell table:formula="of:=IF([.L203]&lt;[.L202];[.M202]+[.H$2];[.M202])" office:value-type="float" office:value="330" calcext:value-type="float">
            <text:p>330</text:p>
          </table:table-cell>
          <table:table-cell table:formula="of:=OFFSET([.C$4];[.M203];0)" office:value-type="float" office:value="43756" calcext:value-type="float">
            <text:p>43756</text:p>
          </table:table-cell>
          <table:table-cell table:formula="of:=[.L203]" office:value-type="float" office:value="0.972222222222222" calcext:value-type="float">
            <text:p>0.972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203];0)&lt;=[.O20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4]))" office:value-type="date" office:date-value="2019-10-13T22:33:20.721058" calcext:value-type="date">
            <text:p>2019-10-13 22:33:21</text:p>
          </table:table-cell>
          <table:table-cell table:style-name="ce7" table:formula="of:=[.A204]" office:value-type="date" office:date-value="2019-10-13T22:33:20.721058" calcext:value-type="date">
            <text:p>2019-10-13 22:33:21</text:p>
          </table:table-cell>
          <table:table-cell table:formula="of:=TRUNC([.A204])" office:value-type="float" office:value="43751" calcext:value-type="float">
            <text:p>43751</text:p>
          </table:table-cell>
          <table:table-cell table:style-name="ce12" table:formula="of:=[.B204]-[.C204]" office:value-type="date" office:date-value="1899-12-30T22:33:20.7210584823" calcext:value-type="date">
            <text:p>12/30/99 10:33 PM</text:p>
          </table:table-cell>
          <table:table-cell table:formula="of:=MOD([.E203]-[.$E$2];[.$H$2])+1+[.$E$2]" office:value-type="float" office:value="212" calcext:value-type="float">
            <text:p>212</text:p>
          </table:table-cell>
          <table:table-cell table:formula="of:=MOD([.F203]+1/[.$H$2];5)" office:value-type="float" office:value="1.69999999999999" calcext:value-type="float">
            <text:p>1,69999999999999</text:p>
          </table:table-cell>
          <table:table-cell table:formula="of:=IF([.F204]&lt;0.000001;[.G203]+2+1/[.$H$2];[.G203]+1/[.$H$2])" office:value-type="float" office:value="6.69999999999999" calcext:value-type="float">
            <text:p>6,69999999999999</text:p>
          </table:table-cell>
          <table:table-cell table:number-columns-repeated="4"/>
          <table:table-cell table:formula="of:=SUM(MOD(SUM([.L203]-[.L$2];[.T$2]);[.R$2]-[.L$2]);[.L$2])" office:value-type="time" office:time-value="PT23H30M00S" calcext:value-type="time">
            <text:p>23:30:00</text:p>
          </table:table-cell>
          <table:table-cell table:formula="of:=IF([.L204]&lt;[.L203];[.M203]+[.H$2];[.M203])" office:value-type="float" office:value="330" calcext:value-type="float">
            <text:p>330</text:p>
          </table:table-cell>
          <table:table-cell table:formula="of:=OFFSET([.C$4];[.M204];0)" office:value-type="float" office:value="43756" calcext:value-type="float">
            <text:p>43756</text:p>
          </table:table-cell>
          <table:table-cell table:formula="of:=[.L204]" office:value-type="float" office:value="0.979166666666667" calcext:value-type="float">
            <text:p>0.979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204];0)&lt;=[.O20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5]))" office:value-type="date" office:date-value="2019-10-13T22:34:20.907772" calcext:value-type="date">
            <text:p>2019-10-13 22:34:21</text:p>
          </table:table-cell>
          <table:table-cell table:style-name="ce7" table:formula="of:=[.A205]" office:value-type="date" office:date-value="2019-10-13T22:34:20.907772" calcext:value-type="date">
            <text:p>2019-10-13 22:34:21</text:p>
          </table:table-cell>
          <table:table-cell table:formula="of:=TRUNC([.A205])" office:value-type="float" office:value="43751" calcext:value-type="float">
            <text:p>43751</text:p>
          </table:table-cell>
          <table:table-cell table:style-name="ce12" table:formula="of:=[.B205]-[.C205]" office:value-type="date" office:date-value="1899-12-30T22:34:20.90777185746" calcext:value-type="date">
            <text:p>12/30/99 10:34 PM</text:p>
          </table:table-cell>
          <table:table-cell table:formula="of:=MOD([.E204]-[.$E$2];[.$H$2])+1+[.$E$2]" office:value-type="float" office:value="213" calcext:value-type="float">
            <text:p>213</text:p>
          </table:table-cell>
          <table:table-cell table:formula="of:=MOD([.F204]+1/[.$H$2];5)" office:value-type="float" office:value="1.73333333333333" calcext:value-type="float">
            <text:p>1,73333333333333</text:p>
          </table:table-cell>
          <table:table-cell table:formula="of:=IF([.F205]&lt;0.000001;[.G204]+2+1/[.$H$2];[.G204]+1/[.$H$2])" office:value-type="float" office:value="6.73333333333332" calcext:value-type="float">
            <text:p>6,73333333333332</text:p>
          </table:table-cell>
          <table:table-cell table:number-columns-repeated="4"/>
          <table:table-cell table:formula="of:=SUM(MOD(SUM([.L204]-[.L$2];[.T$2]);[.R$2]-[.L$2]);[.L$2])" office:value-type="time" office:time-value="PT23H40M00S" calcext:value-type="time">
            <text:p>23:40:00</text:p>
          </table:table-cell>
          <table:table-cell table:formula="of:=IF([.L205]&lt;[.L204];[.M204]+[.H$2];[.M204])" office:value-type="float" office:value="330" calcext:value-type="float">
            <text:p>330</text:p>
          </table:table-cell>
          <table:table-cell table:formula="of:=OFFSET([.C$4];[.M205];0)" office:value-type="float" office:value="43756" calcext:value-type="float">
            <text:p>43756</text:p>
          </table:table-cell>
          <table:table-cell table:formula="of:=[.L205]" office:value-type="float" office:value="0.986111111111111" calcext:value-type="float">
            <text:p>0.98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205];0)&lt;=[.O20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6]))" office:value-type="date" office:date-value="2019-10-13T22:05:45.996198" calcext:value-type="date">
            <text:p>2019-10-13 22:05:46</text:p>
          </table:table-cell>
          <table:table-cell table:style-name="ce7" table:formula="of:=[.A206]" office:value-type="date" office:date-value="2019-10-13T22:05:45.996198" calcext:value-type="date">
            <text:p>2019-10-13 22:05:46</text:p>
          </table:table-cell>
          <table:table-cell table:formula="of:=TRUNC([.A206])" office:value-type="float" office:value="43751" calcext:value-type="float">
            <text:p>43751</text:p>
          </table:table-cell>
          <table:table-cell table:style-name="ce12" table:formula="of:=[.B206]-[.C206]" office:value-type="date" office:date-value="1899-12-30T22:05:45.9961975459" calcext:value-type="date">
            <text:p>12/30/99 10:05 PM</text:p>
          </table:table-cell>
          <table:table-cell table:formula="of:=MOD([.E205]-[.$E$2];[.$H$2])+1+[.$E$2]" office:value-type="float" office:value="214" calcext:value-type="float">
            <text:p>214</text:p>
          </table:table-cell>
          <table:table-cell table:formula="of:=MOD([.F205]+1/[.$H$2];5)" office:value-type="float" office:value="1.76666666666666" calcext:value-type="float">
            <text:p>1,76666666666666</text:p>
          </table:table-cell>
          <table:table-cell table:formula="of:=IF([.F206]&lt;0.000001;[.G205]+2+1/[.$H$2];[.G205]+1/[.$H$2])" office:value-type="float" office:value="6.76666666666665" calcext:value-type="float">
            <text:p>6,76666666666665</text:p>
          </table:table-cell>
          <table:table-cell table:number-columns-repeated="4"/>
          <table:table-cell table:formula="of:=SUM(MOD(SUM([.L205]-[.L$2];[.T$2]);[.R$2]-[.L$2]);[.L$2])" office:value-type="time" office:time-value="PT23H50M00S" calcext:value-type="time">
            <text:p>23:50:00</text:p>
          </table:table-cell>
          <table:table-cell table:formula="of:=IF([.L206]&lt;[.L205];[.M205]+[.H$2];[.M205])" office:value-type="float" office:value="330" calcext:value-type="float">
            <text:p>330</text:p>
          </table:table-cell>
          <table:table-cell table:formula="of:=OFFSET([.C$4];[.M206];0)" office:value-type="float" office:value="43756" calcext:value-type="float">
            <text:p>43756</text:p>
          </table:table-cell>
          <table:table-cell table:formula="of:=[.L206]" office:value-type="float" office:value="0.993055555555556" calcext:value-type="float">
            <text:p>0.993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206];0)&lt;=[.O20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7]))" office:value-type="date" office:date-value="2019-10-13T22:16:04.909034" calcext:value-type="date">
            <text:p>2019-10-13 22:16:05</text:p>
          </table:table-cell>
          <table:table-cell table:style-name="ce7" table:formula="of:=[.A207]" office:value-type="date" office:date-value="2019-10-13T22:16:04.909034" calcext:value-type="date">
            <text:p>2019-10-13 22:16:05</text:p>
          </table:table-cell>
          <table:table-cell table:formula="of:=TRUNC([.A207])" office:value-type="float" office:value="43751" calcext:value-type="float">
            <text:p>43751</text:p>
          </table:table-cell>
          <table:table-cell table:style-name="ce12" table:formula="of:=[.B207]-[.C207]" office:value-type="date" office:date-value="1899-12-30T22:16:04.90903382655" calcext:value-type="date">
            <text:p>12/30/99 10:16 PM</text:p>
          </table:table-cell>
          <table:table-cell table:formula="of:=MOD([.E206]-[.$E$2];[.$H$2])+1+[.$E$2]" office:value-type="float" office:value="215" calcext:value-type="float">
            <text:p>215</text:p>
          </table:table-cell>
          <table:table-cell table:formula="of:=MOD([.F206]+1/[.$H$2];5)" office:value-type="float" office:value="1.79999999999999" calcext:value-type="float">
            <text:p>1,79999999999999</text:p>
          </table:table-cell>
          <table:table-cell table:formula="of:=IF([.F207]&lt;0.000001;[.G206]+2+1/[.$H$2];[.G206]+1/[.$H$2])" office:value-type="float" office:value="6.79999999999999" calcext:value-type="float">
            <text:p>6,79999999999999</text:p>
          </table:table-cell>
          <table:table-cell table:number-columns-repeated="4"/>
          <table:table-cell table:formula="of:=SUM(MOD(SUM([.L206]-[.L$2];[.T$2]);[.R$2]-[.L$2]);[.L$2])" office:value-type="time" office:time-value="PT21H10M00S" calcext:value-type="time">
            <text:p>21:10:00</text:p>
          </table:table-cell>
          <table:table-cell table:formula="of:=IF([.L207]&lt;[.L206];[.M206]+[.H$2];[.M206])" office:value-type="float" office:value="360" calcext:value-type="float">
            <text:p>360</text:p>
          </table:table-cell>
          <table:table-cell table:formula="of:=OFFSET([.C$4];[.M207];0)" office:value-type="float" office:value="43757" calcext:value-type="float">
            <text:p>43757</text:p>
          </table:table-cell>
          <table:table-cell table:formula="of:=[.L207]" office:value-type="float" office:value="0.881944444444444" calcext:value-type="float">
            <text:p>0.8819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207];0)&lt;=[.O20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8]))" office:value-type="date" office:date-value="2019-10-13T22:20:11.305903" calcext:value-type="date">
            <text:p>2019-10-13 22:20:11</text:p>
          </table:table-cell>
          <table:table-cell table:style-name="ce7" table:formula="of:=[.A208]" office:value-type="date" office:date-value="2019-10-13T22:20:11.305903" calcext:value-type="date">
            <text:p>2019-10-13 22:20:11</text:p>
          </table:table-cell>
          <table:table-cell table:formula="of:=TRUNC([.A208])" office:value-type="float" office:value="43751" calcext:value-type="float">
            <text:p>43751</text:p>
          </table:table-cell>
          <table:table-cell table:style-name="ce12" table:formula="of:=[.B208]-[.C208]" office:value-type="date" office:date-value="1899-12-30T22:20:11.30590257235" calcext:value-type="date">
            <text:p>12/30/99 10:20 PM</text:p>
          </table:table-cell>
          <table:table-cell table:formula="of:=MOD([.E207]-[.$E$2];[.$H$2])+1+[.$E$2]" office:value-type="float" office:value="216" calcext:value-type="float">
            <text:p>216</text:p>
          </table:table-cell>
          <table:table-cell table:formula="of:=MOD([.F207]+1/[.$H$2];5)" office:value-type="float" office:value="1.83333333333333" calcext:value-type="float">
            <text:p>1,83333333333333</text:p>
          </table:table-cell>
          <table:table-cell table:formula="of:=IF([.F208]&lt;0.000001;[.G207]+2+1/[.$H$2];[.G207]+1/[.$H$2])" office:value-type="float" office:value="6.83333333333332" calcext:value-type="float">
            <text:p>6,83333333333332</text:p>
          </table:table-cell>
          <table:table-cell table:number-columns-repeated="4"/>
          <table:table-cell table:formula="of:=SUM(MOD(SUM([.L207]-[.L$2];[.T$2]);[.R$2]-[.L$2]);[.L$2])" office:value-type="time" office:time-value="PT21H20M00S" calcext:value-type="time">
            <text:p>21:20:00</text:p>
          </table:table-cell>
          <table:table-cell table:formula="of:=IF([.L208]&lt;[.L207];[.M207]+[.H$2];[.M207])" office:value-type="float" office:value="360" calcext:value-type="float">
            <text:p>360</text:p>
          </table:table-cell>
          <table:table-cell table:formula="of:=OFFSET([.C$4];[.M208];0)" office:value-type="float" office:value="43757" calcext:value-type="float">
            <text:p>43757</text:p>
          </table:table-cell>
          <table:table-cell table:formula="of:=[.L208]" office:value-type="float" office:value="0.888888888888889" calcext:value-type="float">
            <text:p>0.8888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208];0)&lt;=[.O20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9]))" office:value-type="date" office:date-value="2019-10-13T22:29:56.32394" calcext:value-type="date">
            <text:p>2019-10-13 22:29:56</text:p>
          </table:table-cell>
          <table:table-cell table:style-name="ce7" table:formula="of:=[.A209]" office:value-type="date" office:date-value="2019-10-13T22:29:56.32394" calcext:value-type="date">
            <text:p>2019-10-13 22:29:56</text:p>
          </table:table-cell>
          <table:table-cell table:formula="of:=TRUNC([.A209])" office:value-type="float" office:value="43751" calcext:value-type="float">
            <text:p>43751</text:p>
          </table:table-cell>
          <table:table-cell table:style-name="ce12" table:formula="of:=[.B209]-[.C209]" office:value-type="date" office:date-value="1899-12-30T22:29:56.32393992506" calcext:value-type="date">
            <text:p>12/30/99 10:29 PM</text:p>
          </table:table-cell>
          <table:table-cell table:formula="of:=MOD([.E208]-[.$E$2];[.$H$2])+1+[.$E$2]" office:value-type="float" office:value="217" calcext:value-type="float">
            <text:p>217</text:p>
          </table:table-cell>
          <table:table-cell table:formula="of:=MOD([.F208]+1/[.$H$2];5)" office:value-type="float" office:value="1.86666666666666" calcext:value-type="float">
            <text:p>1,86666666666666</text:p>
          </table:table-cell>
          <table:table-cell table:formula="of:=IF([.F209]&lt;0.000001;[.G208]+2+1/[.$H$2];[.G208]+1/[.$H$2])" office:value-type="float" office:value="6.86666666666665" calcext:value-type="float">
            <text:p>6,86666666666665</text:p>
          </table:table-cell>
          <table:table-cell table:number-columns-repeated="4"/>
          <table:table-cell table:formula="of:=SUM(MOD(SUM([.L208]-[.L$2];[.T$2]);[.R$2]-[.L$2]);[.L$2])" office:value-type="time" office:time-value="PT21H30M00S" calcext:value-type="time">
            <text:p>21:30:00</text:p>
          </table:table-cell>
          <table:table-cell table:formula="of:=IF([.L209]&lt;[.L208];[.M208]+[.H$2];[.M208])" office:value-type="float" office:value="360" calcext:value-type="float">
            <text:p>360</text:p>
          </table:table-cell>
          <table:table-cell table:formula="of:=OFFSET([.C$4];[.M209];0)" office:value-type="float" office:value="43757" calcext:value-type="float">
            <text:p>43757</text:p>
          </table:table-cell>
          <table:table-cell table:formula="of:=[.L209]" office:value-type="float" office:value="0.895833333333333" calcext:value-type="float">
            <text:p>0.8958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209];0)&lt;=[.O20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0]))" office:value-type="date" office:date-value="2019-10-13T22:52:06.973086" calcext:value-type="date">
            <text:p>2019-10-13 22:52:07</text:p>
          </table:table-cell>
          <table:table-cell table:style-name="ce7" table:formula="of:=[.A210]" office:value-type="date" office:date-value="2019-10-13T22:52:06.973086" calcext:value-type="date">
            <text:p>2019-10-13 22:52:07</text:p>
          </table:table-cell>
          <table:table-cell table:formula="of:=TRUNC([.A210])" office:value-type="float" office:value="43751" calcext:value-type="float">
            <text:p>43751</text:p>
          </table:table-cell>
          <table:table-cell table:style-name="ce12" table:formula="of:=[.B210]-[.C210]" office:value-type="date" office:date-value="1899-12-30T22:52:06.97308557108" calcext:value-type="date">
            <text:p>12/30/99 10:52 PM</text:p>
          </table:table-cell>
          <table:table-cell table:formula="of:=MOD([.E209]-[.$E$2];[.$H$2])+1+[.$E$2]" office:value-type="float" office:value="218" calcext:value-type="float">
            <text:p>218</text:p>
          </table:table-cell>
          <table:table-cell table:formula="of:=MOD([.F209]+1/[.$H$2];5)" office:value-type="float" office:value="1.89999999999999" calcext:value-type="float">
            <text:p>1,89999999999999</text:p>
          </table:table-cell>
          <table:table-cell table:formula="of:=IF([.F210]&lt;0.000001;[.G209]+2+1/[.$H$2];[.G209]+1/[.$H$2])" office:value-type="float" office:value="6.89999999999999" calcext:value-type="float">
            <text:p>6,89999999999999</text:p>
          </table:table-cell>
          <table:table-cell table:number-columns-repeated="4"/>
          <table:table-cell table:formula="of:=SUM(MOD(SUM([.L209]-[.L$2];[.T$2]);[.R$2]-[.L$2]);[.L$2])" office:value-type="time" office:time-value="PT21H40M00S" calcext:value-type="time">
            <text:p>21:40:00</text:p>
          </table:table-cell>
          <table:table-cell table:formula="of:=IF([.L210]&lt;[.L209];[.M209]+[.H$2];[.M209])" office:value-type="float" office:value="360" calcext:value-type="float">
            <text:p>360</text:p>
          </table:table-cell>
          <table:table-cell table:formula="of:=OFFSET([.C$4];[.M210];0)" office:value-type="float" office:value="43757" calcext:value-type="float">
            <text:p>43757</text:p>
          </table:table-cell>
          <table:table-cell table:formula="of:=[.L210]" office:value-type="float" office:value="0.902777777777778" calcext:value-type="float">
            <text:p>0.9027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210];0)&lt;=[.O21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1]))" office:value-type="date" office:date-value="2019-10-13T22:48:16.509601" calcext:value-type="date">
            <text:p>2019-10-13 22:48:17</text:p>
          </table:table-cell>
          <table:table-cell table:style-name="ce7" table:formula="of:=[.A211]" office:value-type="date" office:date-value="2019-10-13T22:48:16.509601" calcext:value-type="date">
            <text:p>2019-10-13 22:48:17</text:p>
          </table:table-cell>
          <table:table-cell table:formula="of:=TRUNC([.A211])" office:value-type="float" office:value="43751" calcext:value-type="float">
            <text:p>43751</text:p>
          </table:table-cell>
          <table:table-cell table:style-name="ce12" table:formula="of:=[.B211]-[.C211]" office:value-type="date" office:date-value="1899-12-30T22:48:16.50960077997" calcext:value-type="date">
            <text:p>12/30/99 10:48 PM</text:p>
          </table:table-cell>
          <table:table-cell table:formula="of:=MOD([.E210]-[.$E$2];[.$H$2])+1+[.$E$2]" office:value-type="float" office:value="219" calcext:value-type="float">
            <text:p>219</text:p>
          </table:table-cell>
          <table:table-cell table:formula="of:=MOD([.F210]+1/[.$H$2];5)" office:value-type="float" office:value="1.93333333333333" calcext:value-type="float">
            <text:p>1,93333333333333</text:p>
          </table:table-cell>
          <table:table-cell table:formula="of:=IF([.F211]&lt;0.000001;[.G210]+2+1/[.$H$2];[.G210]+1/[.$H$2])" office:value-type="float" office:value="6.93333333333332" calcext:value-type="float">
            <text:p>6,93333333333332</text:p>
          </table:table-cell>
          <table:table-cell table:number-columns-repeated="4"/>
          <table:table-cell table:formula="of:=SUM(MOD(SUM([.L210]-[.L$2];[.T$2]);[.R$2]-[.L$2]);[.L$2])" office:value-type="time" office:time-value="PT21H50M00S" calcext:value-type="time">
            <text:p>21:50:00</text:p>
          </table:table-cell>
          <table:table-cell table:formula="of:=IF([.L211]&lt;[.L210];[.M210]+[.H$2];[.M210])" office:value-type="float" office:value="360" calcext:value-type="float">
            <text:p>360</text:p>
          </table:table-cell>
          <table:table-cell table:formula="of:=OFFSET([.C$4];[.M211];0)" office:value-type="float" office:value="43757" calcext:value-type="float">
            <text:p>43757</text:p>
          </table:table-cell>
          <table:table-cell table:formula="of:=[.L211]" office:value-type="float" office:value="0.909722222222222" calcext:value-type="float">
            <text:p>0.9097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211];0)&lt;=[.O21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2]))" office:value-type="date" office:date-value="2019-10-13T22:37:42.873472" calcext:value-type="date">
            <text:p>2019-10-13 22:37:43</text:p>
          </table:table-cell>
          <table:table-cell table:style-name="ce7" table:formula="of:=[.A212]" office:value-type="date" office:date-value="2019-10-13T22:37:42.873472" calcext:value-type="date">
            <text:p>2019-10-13 22:37:43</text:p>
          </table:table-cell>
          <table:table-cell table:formula="of:=TRUNC([.A212])" office:value-type="float" office:value="43751" calcext:value-type="float">
            <text:p>43751</text:p>
          </table:table-cell>
          <table:table-cell table:style-name="ce12" table:formula="of:=[.B212]-[.C212]" office:value-type="date" office:date-value="1899-12-30T22:37:42.8734719241" calcext:value-type="date">
            <text:p>12/30/99 10:37 PM</text:p>
          </table:table-cell>
          <table:table-cell table:formula="of:=MOD([.E211]-[.$E$2];[.$H$2])+1+[.$E$2]" office:value-type="float" office:value="220" calcext:value-type="float">
            <text:p>220</text:p>
          </table:table-cell>
          <table:table-cell table:formula="of:=MOD([.F211]+1/[.$H$2];5)" office:value-type="float" office:value="1.96666666666666" calcext:value-type="float">
            <text:p>1,96666666666666</text:p>
          </table:table-cell>
          <table:table-cell table:formula="of:=IF([.F212]&lt;0.000001;[.G211]+2+1/[.$H$2];[.G211]+1/[.$H$2])" office:value-type="float" office:value="6.96666666666665" calcext:value-type="float">
            <text:p>6,96666666666665</text:p>
          </table:table-cell>
          <table:table-cell table:number-columns-repeated="4"/>
          <table:table-cell table:formula="of:=SUM(MOD(SUM([.L211]-[.L$2];[.T$2]);[.R$2]-[.L$2]);[.L$2])" office:value-type="time" office:time-value="PT22H00M00S" calcext:value-type="time">
            <text:p>22:00:00</text:p>
          </table:table-cell>
          <table:table-cell table:formula="of:=IF([.L212]&lt;[.L211];[.M211]+[.H$2];[.M211])" office:value-type="float" office:value="360" calcext:value-type="float">
            <text:p>360</text:p>
          </table:table-cell>
          <table:table-cell table:formula="of:=OFFSET([.C$4];[.M212];0)" office:value-type="float" office:value="43757" calcext:value-type="float">
            <text:p>43757</text:p>
          </table:table-cell>
          <table:table-cell table:formula="of:=[.L212]" office:value-type="float" office:value="0.916666666666667" calcext:value-type="float">
            <text:p>0.9166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212];0)&lt;=[.O21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3]))" office:value-type="date" office:date-value="2019-10-13T22:51:17.269373" calcext:value-type="date">
            <text:p>2019-10-13 22:51:17</text:p>
          </table:table-cell>
          <table:table-cell table:style-name="ce7" table:formula="of:=[.A213]" office:value-type="date" office:date-value="2019-10-13T22:51:17.269373" calcext:value-type="date">
            <text:p>2019-10-13 22:51:17</text:p>
          </table:table-cell>
          <table:table-cell table:formula="of:=TRUNC([.A213])" office:value-type="float" office:value="43751" calcext:value-type="float">
            <text:p>43751</text:p>
          </table:table-cell>
          <table:table-cell table:style-name="ce12" table:formula="of:=[.B213]-[.C213]" office:value-type="date" office:date-value="1899-12-30T22:51:17.26937269326" calcext:value-type="date">
            <text:p>12/30/99 10:51 PM</text:p>
          </table:table-cell>
          <table:table-cell table:formula="of:=MOD([.E212]-[.$E$2];[.$H$2])+1+[.$E$2]" office:value-type="float" office:value="191" calcext:value-type="float">
            <text:p>191</text:p>
          </table:table-cell>
          <table:table-cell table:formula="of:=MOD([.F212]+1/[.$H$2];5)" office:value-type="float" office:value="2" calcext:value-type="float">
            <text:p>2</text:p>
          </table:table-cell>
          <table:table-cell table:formula="of:=IF([.F213]&lt;0.000001;[.G212]+2+1/[.$H$2];[.G212]+1/[.$H$2])" office:value-type="float" office:value="6.99999999999999" calcext:value-type="float">
            <text:p>6,99999999999999</text:p>
          </table:table-cell>
          <table:table-cell table:number-columns-repeated="4"/>
          <table:table-cell table:formula="of:=SUM(MOD(SUM([.L212]-[.L$2];[.T$2]);[.R$2]-[.L$2]);[.L$2])" office:value-type="time" office:time-value="PT22H10M00S" calcext:value-type="time">
            <text:p>22:10:00</text:p>
          </table:table-cell>
          <table:table-cell table:formula="of:=IF([.L213]&lt;[.L212];[.M212]+[.H$2];[.M212])" office:value-type="float" office:value="360" calcext:value-type="float">
            <text:p>360</text:p>
          </table:table-cell>
          <table:table-cell table:formula="of:=OFFSET([.C$4];[.M213];0)" office:value-type="float" office:value="43757" calcext:value-type="float">
            <text:p>43757</text:p>
          </table:table-cell>
          <table:table-cell table:formula="of:=[.L213]" office:value-type="float" office:value="0.923611111111111" calcext:value-type="float">
            <text:p>0.9236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213];0)&lt;=[.O21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4]))" office:value-type="date" office:date-value="2019-10-14T22:37:54.747574" calcext:value-type="date">
            <text:p>2019-10-14 22:37:55</text:p>
          </table:table-cell>
          <table:table-cell table:style-name="ce7" table:formula="of:=[.A214]" office:value-type="date" office:date-value="2019-10-14T22:37:54.747574" calcext:value-type="date">
            <text:p>2019-10-14 22:37:55</text:p>
          </table:table-cell>
          <table:table-cell table:formula="of:=TRUNC([.A214])" office:value-type="float" office:value="43752" calcext:value-type="float">
            <text:p>43752</text:p>
          </table:table-cell>
          <table:table-cell table:style-name="ce12" table:formula="of:=[.B214]-[.C214]" office:value-type="date" office:date-value="1899-12-30T22:37:54.74757393356" calcext:value-type="date">
            <text:p>12/30/99 10:37 PM</text:p>
          </table:table-cell>
          <table:table-cell table:formula="of:=MOD([.E213]-[.$E$2];[.$H$2])+1+[.$E$2]" office:value-type="float" office:value="192" calcext:value-type="float">
            <text:p>192</text:p>
          </table:table-cell>
          <table:table-cell table:formula="of:=MOD([.F213]+1/[.$H$2];5)" office:value-type="float" office:value="2.03333333333333" calcext:value-type="float">
            <text:p>2,03333333333333</text:p>
          </table:table-cell>
          <table:table-cell table:formula="of:=IF([.F214]&lt;0.000001;[.G213]+2+1/[.$H$2];[.G213]+1/[.$H$2])" office:value-type="float" office:value="7.03333333333332" calcext:value-type="float">
            <text:p>7,03333333333332</text:p>
          </table:table-cell>
          <table:table-cell table:number-columns-repeated="4"/>
          <table:table-cell table:formula="of:=SUM(MOD(SUM([.L213]-[.L$2];[.T$2]);[.R$2]-[.L$2]);[.L$2])" office:value-type="time" office:time-value="PT22H20M00S" calcext:value-type="time">
            <text:p>22:20:00</text:p>
          </table:table-cell>
          <table:table-cell table:formula="of:=IF([.L214]&lt;[.L213];[.M213]+[.H$2];[.M213])" office:value-type="float" office:value="360" calcext:value-type="float">
            <text:p>360</text:p>
          </table:table-cell>
          <table:table-cell table:formula="of:=OFFSET([.C$4];[.M214];0)" office:value-type="float" office:value="43757" calcext:value-type="float">
            <text:p>43757</text:p>
          </table:table-cell>
          <table:table-cell table:formula="of:=[.L214]" office:value-type="float" office:value="0.930555555555555" calcext:value-type="float">
            <text:p>0.930555555555555</text:p>
          </table:table-cell>
          <table:table-cell office:value-type="float" office:value="192" calcext:value-type="float">
            <text:p>192</text:p>
          </table:table-cell>
          <table:table-cell table:formula="of:=IF(OFFSET([.D$4];[.M214];0)&lt;=[.O21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5]))" office:value-type="date" office:date-value="2019-10-14T22:42:49.58385" calcext:value-type="date">
            <text:p>2019-10-14 22:42:50</text:p>
          </table:table-cell>
          <table:table-cell table:style-name="ce7" table:formula="of:=[.A215]" office:value-type="date" office:date-value="2019-10-14T22:42:49.58385" calcext:value-type="date">
            <text:p>2019-10-14 22:42:50</text:p>
          </table:table-cell>
          <table:table-cell table:formula="of:=TRUNC([.A215])" office:value-type="float" office:value="43752" calcext:value-type="float">
            <text:p>43752</text:p>
          </table:table-cell>
          <table:table-cell table:style-name="ce12" table:formula="of:=[.B215]-[.C215]" office:value-type="date" office:date-value="1899-12-30T22:42:49.58385002799" calcext:value-type="date">
            <text:p>12/30/99 10:42 PM</text:p>
          </table:table-cell>
          <table:table-cell table:formula="of:=MOD([.E214]-[.$E$2];[.$H$2])+1+[.$E$2]" office:value-type="float" office:value="193" calcext:value-type="float">
            <text:p>193</text:p>
          </table:table-cell>
          <table:table-cell table:formula="of:=MOD([.F214]+1/[.$H$2];5)" office:value-type="float" office:value="2.06666666666666" calcext:value-type="float">
            <text:p>2,06666666666666</text:p>
          </table:table-cell>
          <table:table-cell table:formula="of:=IF([.F215]&lt;0.000001;[.G214]+2+1/[.$H$2];[.G214]+1/[.$H$2])" office:value-type="float" office:value="7.06666666666665" calcext:value-type="float">
            <text:p>7,06666666666665</text:p>
          </table:table-cell>
          <table:table-cell table:number-columns-repeated="4"/>
          <table:table-cell table:formula="of:=SUM(MOD(SUM([.L214]-[.L$2];[.T$2]);[.R$2]-[.L$2]);[.L$2])" office:value-type="time" office:time-value="PT22H30M00S" calcext:value-type="time">
            <text:p>22:30:00</text:p>
          </table:table-cell>
          <table:table-cell table:formula="of:=IF([.L215]&lt;[.L214];[.M214]+[.H$2];[.M214])" office:value-type="float" office:value="360" calcext:value-type="float">
            <text:p>360</text:p>
          </table:table-cell>
          <table:table-cell table:formula="of:=OFFSET([.C$4];[.M215];0)" office:value-type="float" office:value="43757" calcext:value-type="float">
            <text:p>43757</text:p>
          </table:table-cell>
          <table:table-cell table:formula="of:=[.L215]" office:value-type="float" office:value="0.9375" calcext:value-type="float">
            <text:p>0.9375</text:p>
          </table:table-cell>
          <table:table-cell office:value-type="float" office:value="192" calcext:value-type="float">
            <text:p>192</text:p>
          </table:table-cell>
          <table:table-cell table:formula="of:=IF(OFFSET([.D$4];[.M215];0)&lt;=[.O21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6]))" office:value-type="date" office:date-value="2019-10-14T23:01:58.754216" calcext:value-type="date">
            <text:p>2019-10-14 23:01:59</text:p>
          </table:table-cell>
          <table:table-cell table:style-name="ce7" table:formula="of:=[.A216]" office:value-type="date" office:date-value="2019-10-14T23:01:58.754216" calcext:value-type="date">
            <text:p>2019-10-14 23:01:59</text:p>
          </table:table-cell>
          <table:table-cell table:formula="of:=TRUNC([.A216])" office:value-type="float" office:value="43752" calcext:value-type="float">
            <text:p>43752</text:p>
          </table:table-cell>
          <table:table-cell table:style-name="ce12" table:formula="of:=[.B216]-[.C216]" office:value-type="date" office:date-value="1899-12-30T23:01:58.75421614386" calcext:value-type="date">
            <text:p>12/30/99 11:01 PM</text:p>
          </table:table-cell>
          <table:table-cell table:formula="of:=MOD([.E215]-[.$E$2];[.$H$2])+1+[.$E$2]" office:value-type="float" office:value="194" calcext:value-type="float">
            <text:p>194</text:p>
          </table:table-cell>
          <table:table-cell table:formula="of:=MOD([.F215]+1/[.$H$2];5)" office:value-type="float" office:value="2.09999999999999" calcext:value-type="float">
            <text:p>2,09999999999999</text:p>
          </table:table-cell>
          <table:table-cell table:formula="of:=IF([.F216]&lt;0.000001;[.G215]+2+1/[.$H$2];[.G215]+1/[.$H$2])" office:value-type="float" office:value="7.09999999999998" calcext:value-type="float">
            <text:p>7,09999999999998</text:p>
          </table:table-cell>
          <table:table-cell table:number-columns-repeated="4"/>
          <table:table-cell table:formula="of:=SUM(MOD(SUM([.L215]-[.L$2];[.T$2]);[.R$2]-[.L$2]);[.L$2])" office:value-type="time" office:time-value="PT22H40M00S" calcext:value-type="time">
            <text:p>22:40:00</text:p>
          </table:table-cell>
          <table:table-cell table:formula="of:=IF([.L216]&lt;[.L215];[.M215]+[.H$2];[.M215])" office:value-type="float" office:value="360" calcext:value-type="float">
            <text:p>360</text:p>
          </table:table-cell>
          <table:table-cell table:formula="of:=OFFSET([.C$4];[.M216];0)" office:value-type="float" office:value="43757" calcext:value-type="float">
            <text:p>43757</text:p>
          </table:table-cell>
          <table:table-cell table:formula="of:=[.L216]" office:value-type="float" office:value="0.944444444444444" calcext:value-type="float">
            <text:p>0.9444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216];0)&lt;=[.O21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7]))" office:value-type="date" office:date-value="2019-10-14T22:30:50.161582" calcext:value-type="date">
            <text:p>2019-10-14 22:30:50</text:p>
          </table:table-cell>
          <table:table-cell table:style-name="ce7" table:formula="of:=[.A217]" office:value-type="date" office:date-value="2019-10-14T22:30:50.161582" calcext:value-type="date">
            <text:p>2019-10-14 22:30:50</text:p>
          </table:table-cell>
          <table:table-cell table:formula="of:=TRUNC([.A217])" office:value-type="float" office:value="43752" calcext:value-type="float">
            <text:p>43752</text:p>
          </table:table-cell>
          <table:table-cell table:style-name="ce12" table:formula="of:=[.B217]-[.C217]" office:value-type="date" office:date-value="1899-12-30T22:30:50.16158230137" calcext:value-type="date">
            <text:p>12/30/99 10:30 PM</text:p>
          </table:table-cell>
          <table:table-cell table:formula="of:=MOD([.E216]-[.$E$2];[.$H$2])+1+[.$E$2]" office:value-type="float" office:value="195" calcext:value-type="float">
            <text:p>195</text:p>
          </table:table-cell>
          <table:table-cell table:formula="of:=MOD([.F216]+1/[.$H$2];5)" office:value-type="float" office:value="2.13333333333333" calcext:value-type="float">
            <text:p>2,13333333333333</text:p>
          </table:table-cell>
          <table:table-cell table:formula="of:=IF([.F217]&lt;0.000001;[.G216]+2+1/[.$H$2];[.G216]+1/[.$H$2])" office:value-type="float" office:value="7.13333333333332" calcext:value-type="float">
            <text:p>7,13333333333332</text:p>
          </table:table-cell>
          <table:table-cell table:number-columns-repeated="4"/>
          <table:table-cell table:formula="of:=SUM(MOD(SUM([.L216]-[.L$2];[.T$2]);[.R$2]-[.L$2]);[.L$2])" office:value-type="time" office:time-value="PT22H50M00S" calcext:value-type="time">
            <text:p>22:50:00</text:p>
          </table:table-cell>
          <table:table-cell table:formula="of:=IF([.L217]&lt;[.L216];[.M216]+[.H$2];[.M216])" office:value-type="float" office:value="360" calcext:value-type="float">
            <text:p>360</text:p>
          </table:table-cell>
          <table:table-cell table:formula="of:=OFFSET([.C$4];[.M217];0)" office:value-type="float" office:value="43757" calcext:value-type="float">
            <text:p>43757</text:p>
          </table:table-cell>
          <table:table-cell table:formula="of:=[.L217]" office:value-type="float" office:value="0.951388888888889" calcext:value-type="float">
            <text:p>0.9513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217];0)&lt;=[.O21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8]))" office:value-type="date" office:date-value="2019-10-14T22:37:50.577469" calcext:value-type="date">
            <text:p>2019-10-14 22:37:51</text:p>
          </table:table-cell>
          <table:table-cell table:style-name="ce7" table:formula="of:=[.A218]" office:value-type="date" office:date-value="2019-10-14T22:37:50.577469" calcext:value-type="date">
            <text:p>2019-10-14 22:37:51</text:p>
          </table:table-cell>
          <table:table-cell table:formula="of:=TRUNC([.A218])" office:value-type="float" office:value="43752" calcext:value-type="float">
            <text:p>43752</text:p>
          </table:table-cell>
          <table:table-cell table:style-name="ce12" table:formula="of:=[.B218]-[.C218]" office:value-type="date" office:date-value="1899-12-30T22:37:50.57746918872" calcext:value-type="date">
            <text:p>12/30/99 10:37 PM</text:p>
          </table:table-cell>
          <table:table-cell table:formula="of:=MOD([.E217]-[.$E$2];[.$H$2])+1+[.$E$2]" office:value-type="float" office:value="196" calcext:value-type="float">
            <text:p>196</text:p>
          </table:table-cell>
          <table:table-cell table:formula="of:=MOD([.F217]+1/[.$H$2];5)" office:value-type="float" office:value="2.16666666666666" calcext:value-type="float">
            <text:p>2,16666666666666</text:p>
          </table:table-cell>
          <table:table-cell table:formula="of:=IF([.F218]&lt;0.000001;[.G217]+2+1/[.$H$2];[.G217]+1/[.$H$2])" office:value-type="float" office:value="7.16666666666665" calcext:value-type="float">
            <text:p>7,16666666666665</text:p>
          </table:table-cell>
          <table:table-cell table:number-columns-repeated="4"/>
          <table:table-cell table:formula="of:=SUM(MOD(SUM([.L217]-[.L$2];[.T$2]);[.R$2]-[.L$2]);[.L$2])" office:value-type="time" office:time-value="PT23H00M00S" calcext:value-type="time">
            <text:p>23:00:00</text:p>
          </table:table-cell>
          <table:table-cell table:formula="of:=IF([.L218]&lt;[.L217];[.M217]+[.H$2];[.M217])" office:value-type="float" office:value="360" calcext:value-type="float">
            <text:p>360</text:p>
          </table:table-cell>
          <table:table-cell table:formula="of:=OFFSET([.C$4];[.M218];0)" office:value-type="float" office:value="43757" calcext:value-type="float">
            <text:p>43757</text:p>
          </table:table-cell>
          <table:table-cell table:formula="of:=[.L218]" office:value-type="float" office:value="0.958333333333333" calcext:value-type="float">
            <text:p>0.9583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218];0)&lt;=[.O21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9]))" office:value-type="date" office:date-value="2019-10-14T22:28:10.10456" calcext:value-type="date">
            <text:p>2019-10-14 22:28:10</text:p>
          </table:table-cell>
          <table:table-cell table:style-name="ce7" table:formula="of:=[.A219]" office:value-type="date" office:date-value="2019-10-14T22:28:10.10456" calcext:value-type="date">
            <text:p>2019-10-14 22:28:10</text:p>
          </table:table-cell>
          <table:table-cell table:formula="of:=TRUNC([.A219])" office:value-type="float" office:value="43752" calcext:value-type="float">
            <text:p>43752</text:p>
          </table:table-cell>
          <table:table-cell table:style-name="ce12" table:formula="of:=[.B219]-[.C219]" office:value-type="date" office:date-value="1899-12-30T22:28:10.1045603212" calcext:value-type="date">
            <text:p>12/30/99 10:28 PM</text:p>
          </table:table-cell>
          <table:table-cell table:formula="of:=MOD([.E218]-[.$E$2];[.$H$2])+1+[.$E$2]" office:value-type="float" office:value="197" calcext:value-type="float">
            <text:p>197</text:p>
          </table:table-cell>
          <table:table-cell table:formula="of:=MOD([.F218]+1/[.$H$2];5)" office:value-type="float" office:value="2.19999999999999" calcext:value-type="float">
            <text:p>2,19999999999999</text:p>
          </table:table-cell>
          <table:table-cell table:formula="of:=IF([.F219]&lt;0.000001;[.G218]+2+1/[.$H$2];[.G218]+1/[.$H$2])" office:value-type="float" office:value="7.19999999999998" calcext:value-type="float">
            <text:p>7,19999999999998</text:p>
          </table:table-cell>
          <table:table-cell table:number-columns-repeated="4"/>
          <table:table-cell table:formula="of:=SUM(MOD(SUM([.L218]-[.L$2];[.T$2]);[.R$2]-[.L$2]);[.L$2])" office:value-type="time" office:time-value="PT23H10M00S" calcext:value-type="time">
            <text:p>23:10:00</text:p>
          </table:table-cell>
          <table:table-cell table:formula="of:=IF([.L219]&lt;[.L218];[.M218]+[.H$2];[.M218])" office:value-type="float" office:value="360" calcext:value-type="float">
            <text:p>360</text:p>
          </table:table-cell>
          <table:table-cell table:formula="of:=OFFSET([.C$4];[.M219];0)" office:value-type="float" office:value="43757" calcext:value-type="float">
            <text:p>43757</text:p>
          </table:table-cell>
          <table:table-cell table:formula="of:=[.L219]" office:value-type="float" office:value="0.965277777777778" calcext:value-type="float">
            <text:p>0.965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219];0)&lt;=[.O21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0]))" office:value-type="date" office:date-value="2019-10-14T22:44:10.778844" calcext:value-type="date">
            <text:p>2019-10-14 22:44:11</text:p>
          </table:table-cell>
          <table:table-cell table:style-name="ce7" table:formula="of:=[.A220]" office:value-type="date" office:date-value="2019-10-14T22:44:10.778844" calcext:value-type="date">
            <text:p>2019-10-14 22:44:11</text:p>
          </table:table-cell>
          <table:table-cell table:formula="of:=TRUNC([.A220])" office:value-type="float" office:value="43752" calcext:value-type="float">
            <text:p>43752</text:p>
          </table:table-cell>
          <table:table-cell table:style-name="ce12" table:formula="of:=[.B220]-[.C220]" office:value-type="date" office:date-value="1899-12-30T22:44:10.77884439379" calcext:value-type="date">
            <text:p>12/30/99 10:44 PM</text:p>
          </table:table-cell>
          <table:table-cell table:formula="of:=MOD([.E219]-[.$E$2];[.$H$2])+1+[.$E$2]" office:value-type="float" office:value="198" calcext:value-type="float">
            <text:p>198</text:p>
          </table:table-cell>
          <table:table-cell table:formula="of:=MOD([.F219]+1/[.$H$2];5)" office:value-type="float" office:value="2.23333333333333" calcext:value-type="float">
            <text:p>2,23333333333333</text:p>
          </table:table-cell>
          <table:table-cell table:formula="of:=IF([.F220]&lt;0.000001;[.G219]+2+1/[.$H$2];[.G219]+1/[.$H$2])" office:value-type="float" office:value="7.23333333333332" calcext:value-type="float">
            <text:p>7,23333333333332</text:p>
          </table:table-cell>
          <table:table-cell table:number-columns-repeated="4"/>
          <table:table-cell table:formula="of:=SUM(MOD(SUM([.L219]-[.L$2];[.T$2]);[.R$2]-[.L$2]);[.L$2])" office:value-type="time" office:time-value="PT23H20M00S" calcext:value-type="time">
            <text:p>23:20:00</text:p>
          </table:table-cell>
          <table:table-cell table:formula="of:=IF([.L220]&lt;[.L219];[.M219]+[.H$2];[.M219])" office:value-type="float" office:value="360" calcext:value-type="float">
            <text:p>360</text:p>
          </table:table-cell>
          <table:table-cell table:formula="of:=OFFSET([.C$4];[.M220];0)" office:value-type="float" office:value="43757" calcext:value-type="float">
            <text:p>43757</text:p>
          </table:table-cell>
          <table:table-cell table:formula="of:=[.L220]" office:value-type="float" office:value="0.972222222222222" calcext:value-type="float">
            <text:p>0.972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220];0)&lt;=[.O22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1]))" office:value-type="date" office:date-value="2019-10-14T22:21:04.228417" calcext:value-type="date">
            <text:p>2019-10-14 22:21:04</text:p>
          </table:table-cell>
          <table:table-cell table:style-name="ce7" table:formula="of:=[.A221]" office:value-type="date" office:date-value="2019-10-14T22:21:04.228417" calcext:value-type="date">
            <text:p>2019-10-14 22:21:04</text:p>
          </table:table-cell>
          <table:table-cell table:formula="of:=TRUNC([.A221])" office:value-type="float" office:value="43752" calcext:value-type="float">
            <text:p>43752</text:p>
          </table:table-cell>
          <table:table-cell table:style-name="ce12" table:formula="of:=[.B221]-[.C221]" office:value-type="date" office:date-value="1899-12-30T22:21:04.22841651365" calcext:value-type="date">
            <text:p>12/30/99 10:21 PM</text:p>
          </table:table-cell>
          <table:table-cell table:formula="of:=MOD([.E220]-[.$E$2];[.$H$2])+1+[.$E$2]" office:value-type="float" office:value="199" calcext:value-type="float">
            <text:p>199</text:p>
          </table:table-cell>
          <table:table-cell table:formula="of:=MOD([.F220]+1/[.$H$2];5)" office:value-type="float" office:value="2.26666666666666" calcext:value-type="float">
            <text:p>2,26666666666666</text:p>
          </table:table-cell>
          <table:table-cell table:formula="of:=IF([.F221]&lt;0.000001;[.G220]+2+1/[.$H$2];[.G220]+1/[.$H$2])" office:value-type="float" office:value="7.26666666666665" calcext:value-type="float">
            <text:p>7,26666666666665</text:p>
          </table:table-cell>
          <table:table-cell table:number-columns-repeated="4"/>
          <table:table-cell table:formula="of:=SUM(MOD(SUM([.L220]-[.L$2];[.T$2]);[.R$2]-[.L$2]);[.L$2])" office:value-type="time" office:time-value="PT23H30M00S" calcext:value-type="time">
            <text:p>23:30:00</text:p>
          </table:table-cell>
          <table:table-cell table:formula="of:=IF([.L221]&lt;[.L220];[.M220]+[.H$2];[.M220])" office:value-type="float" office:value="360" calcext:value-type="float">
            <text:p>360</text:p>
          </table:table-cell>
          <table:table-cell table:formula="of:=OFFSET([.C$4];[.M221];0)" office:value-type="float" office:value="43757" calcext:value-type="float">
            <text:p>43757</text:p>
          </table:table-cell>
          <table:table-cell table:formula="of:=[.L221]" office:value-type="float" office:value="0.979166666666667" calcext:value-type="float">
            <text:p>0.979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221];0)&lt;=[.O22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2]))" office:value-type="date" office:date-value="2019-10-14T22:33:18.402317" calcext:value-type="date">
            <text:p>2019-10-14 22:33:18</text:p>
          </table:table-cell>
          <table:table-cell table:style-name="ce7" table:formula="of:=[.A222]" office:value-type="date" office:date-value="2019-10-14T22:33:18.402317" calcext:value-type="date">
            <text:p>2019-10-14 22:33:18</text:p>
          </table:table-cell>
          <table:table-cell table:formula="of:=TRUNC([.A222])" office:value-type="float" office:value="43752" calcext:value-type="float">
            <text:p>43752</text:p>
          </table:table-cell>
          <table:table-cell table:style-name="ce12" table:formula="of:=[.B222]-[.C222]" office:value-type="date" office:date-value="1899-12-30T22:33:18.40231665876" calcext:value-type="date">
            <text:p>12/30/99 10:33 PM</text:p>
          </table:table-cell>
          <table:table-cell table:formula="of:=MOD([.E221]-[.$E$2];[.$H$2])+1+[.$E$2]" office:value-type="float" office:value="200" calcext:value-type="float">
            <text:p>200</text:p>
          </table:table-cell>
          <table:table-cell table:formula="of:=MOD([.F221]+1/[.$H$2];5)" office:value-type="float" office:value="2.29999999999999" calcext:value-type="float">
            <text:p>2,29999999999999</text:p>
          </table:table-cell>
          <table:table-cell table:formula="of:=IF([.F222]&lt;0.000001;[.G221]+2+1/[.$H$2];[.G221]+1/[.$H$2])" office:value-type="float" office:value="7.29999999999998" calcext:value-type="float">
            <text:p>7,29999999999998</text:p>
          </table:table-cell>
          <table:table-cell table:number-columns-repeated="4"/>
          <table:table-cell table:formula="of:=SUM(MOD(SUM([.L221]-[.L$2];[.T$2]);[.R$2]-[.L$2]);[.L$2])" office:value-type="time" office:time-value="PT23H40M00S" calcext:value-type="time">
            <text:p>23:40:00</text:p>
          </table:table-cell>
          <table:table-cell table:formula="of:=IF([.L222]&lt;[.L221];[.M221]+[.H$2];[.M221])" office:value-type="float" office:value="360" calcext:value-type="float">
            <text:p>360</text:p>
          </table:table-cell>
          <table:table-cell table:formula="of:=OFFSET([.C$4];[.M222];0)" office:value-type="float" office:value="43757" calcext:value-type="float">
            <text:p>43757</text:p>
          </table:table-cell>
          <table:table-cell table:formula="of:=[.L222]" office:value-type="float" office:value="0.986111111111111" calcext:value-type="float">
            <text:p>0.98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222];0)&lt;=[.O22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3]))" office:value-type="date" office:date-value="2019-10-14T22:17:23.701156" calcext:value-type="date">
            <text:p>2019-10-14 22:17:24</text:p>
          </table:table-cell>
          <table:table-cell table:style-name="ce7" table:formula="of:=[.A223]" office:value-type="date" office:date-value="2019-10-14T22:17:23.701156" calcext:value-type="date">
            <text:p>2019-10-14 22:17:24</text:p>
          </table:table-cell>
          <table:table-cell table:formula="of:=TRUNC([.A223])" office:value-type="float" office:value="43752" calcext:value-type="float">
            <text:p>43752</text:p>
          </table:table-cell>
          <table:table-cell table:style-name="ce12" table:formula="of:=[.B223]-[.C223]" office:value-type="date" office:date-value="1899-12-30T22:17:23.70115573984" calcext:value-type="date">
            <text:p>12/30/99 10:17 PM</text:p>
          </table:table-cell>
          <table:table-cell table:formula="of:=MOD([.E222]-[.$E$2];[.$H$2])+1+[.$E$2]" office:value-type="float" office:value="201" calcext:value-type="float">
            <text:p>201</text:p>
          </table:table-cell>
          <table:table-cell table:formula="of:=MOD([.F222]+1/[.$H$2];5)" office:value-type="float" office:value="2.33333333333333" calcext:value-type="float">
            <text:p>2,33333333333333</text:p>
          </table:table-cell>
          <table:table-cell table:formula="of:=IF([.F223]&lt;0.000001;[.G222]+2+1/[.$H$2];[.G222]+1/[.$H$2])" office:value-type="float" office:value="7.33333333333332" calcext:value-type="float">
            <text:p>7,33333333333332</text:p>
          </table:table-cell>
          <table:table-cell table:number-columns-repeated="4"/>
          <table:table-cell table:formula="of:=SUM(MOD(SUM([.L222]-[.L$2];[.T$2]);[.R$2]-[.L$2]);[.L$2])" office:value-type="time" office:time-value="PT23H49M59.999999999S" calcext:value-type="time">
            <text:p>23:50:00</text:p>
          </table:table-cell>
          <table:table-cell table:formula="of:=IF([.L223]&lt;[.L222];[.M222]+[.H$2];[.M222])" office:value-type="float" office:value="360" calcext:value-type="float">
            <text:p>360</text:p>
          </table:table-cell>
          <table:table-cell table:formula="of:=OFFSET([.C$4];[.M223];0)" office:value-type="float" office:value="43757" calcext:value-type="float">
            <text:p>43757</text:p>
          </table:table-cell>
          <table:table-cell table:formula="of:=[.L223]" office:value-type="float" office:value="0.993055555555544" calcext:value-type="float">
            <text:p>0.993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223];0)&lt;=[.O22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4]))" office:value-type="date" office:date-value="2019-10-14T22:19:11.515877" calcext:value-type="date">
            <text:p>2019-10-14 22:19:12</text:p>
          </table:table-cell>
          <table:table-cell table:style-name="ce7" table:formula="of:=[.A224]" office:value-type="date" office:date-value="2019-10-14T22:19:11.515877" calcext:value-type="date">
            <text:p>2019-10-14 22:19:12</text:p>
          </table:table-cell>
          <table:table-cell table:formula="of:=TRUNC([.A224])" office:value-type="float" office:value="43752" calcext:value-type="float">
            <text:p>43752</text:p>
          </table:table-cell>
          <table:table-cell table:style-name="ce12" table:formula="of:=[.B224]-[.C224]" office:value-type="date" office:date-value="1899-12-30T22:19:11.51587722357" calcext:value-type="date">
            <text:p>12/30/99 10:19 PM</text:p>
          </table:table-cell>
          <table:table-cell table:formula="of:=MOD([.E223]-[.$E$2];[.$H$2])+1+[.$E$2]" office:value-type="float" office:value="202" calcext:value-type="float">
            <text:p>202</text:p>
          </table:table-cell>
          <table:table-cell table:formula="of:=MOD([.F223]+1/[.$H$2];5)" office:value-type="float" office:value="2.36666666666666" calcext:value-type="float">
            <text:p>2,36666666666666</text:p>
          </table:table-cell>
          <table:table-cell table:formula="of:=IF([.F224]&lt;0.000001;[.G223]+2+1/[.$H$2];[.G223]+1/[.$H$2])" office:value-type="float" office:value="7.36666666666665" calcext:value-type="float">
            <text:p>7,36666666666665</text:p>
          </table:table-cell>
          <table:table-cell table:number-columns-repeated="4"/>
          <table:table-cell table:formula="of:=SUM(MOD(SUM([.L223]-[.L$2];[.T$2]);[.R$2]-[.L$2]);[.L$2])" office:value-type="time" office:time-value="PT21H10M00S" calcext:value-type="time">
            <text:p>21:10:00</text:p>
          </table:table-cell>
          <table:table-cell table:formula="of:=IF([.L224]&lt;[.L223];[.M223]+[.H$2];[.M223])" office:value-type="float" office:value="390" calcext:value-type="float">
            <text:p>390</text:p>
          </table:table-cell>
          <table:table-cell table:formula="of:=OFFSET([.C$4];[.M224];0)" office:value-type="float" office:value="43758" calcext:value-type="float">
            <text:p>43758</text:p>
          </table:table-cell>
          <table:table-cell table:formula="of:=[.L224]" office:value-type="float" office:value="0.881944444444444" calcext:value-type="float">
            <text:p>0.8819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224];0)&lt;=[.O22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5]))" office:value-type="date" office:date-value="2019-10-14T22:48:15.14362" calcext:value-type="date">
            <text:p>2019-10-14 22:48:15</text:p>
          </table:table-cell>
          <table:table-cell table:style-name="ce7" table:formula="of:=[.A225]" office:value-type="date" office:date-value="2019-10-14T22:48:15.14362" calcext:value-type="date">
            <text:p>2019-10-14 22:48:15</text:p>
          </table:table-cell>
          <table:table-cell table:formula="of:=TRUNC([.A225])" office:value-type="float" office:value="43752" calcext:value-type="float">
            <text:p>43752</text:p>
          </table:table-cell>
          <table:table-cell table:style-name="ce12" table:formula="of:=[.B225]-[.C225]" office:value-type="date" office:date-value="1899-12-30T22:48:15.14361983165" calcext:value-type="date">
            <text:p>12/30/99 10:48 PM</text:p>
          </table:table-cell>
          <table:table-cell table:formula="of:=MOD([.E224]-[.$E$2];[.$H$2])+1+[.$E$2]" office:value-type="float" office:value="203" calcext:value-type="float">
            <text:p>203</text:p>
          </table:table-cell>
          <table:table-cell table:formula="of:=MOD([.F224]+1/[.$H$2];5)" office:value-type="float" office:value="2.39999999999999" calcext:value-type="float">
            <text:p>2,39999999999999</text:p>
          </table:table-cell>
          <table:table-cell table:formula="of:=IF([.F225]&lt;0.000001;[.G224]+2+1/[.$H$2];[.G224]+1/[.$H$2])" office:value-type="float" office:value="7.39999999999998" calcext:value-type="float">
            <text:p>7,39999999999998</text:p>
          </table:table-cell>
          <table:table-cell table:number-columns-repeated="4"/>
          <table:table-cell table:formula="of:=SUM(MOD(SUM([.L224]-[.L$2];[.T$2]);[.R$2]-[.L$2]);[.L$2])" office:value-type="time" office:time-value="PT21H19M59.999999999S" calcext:value-type="time">
            <text:p>21:20:00</text:p>
          </table:table-cell>
          <table:table-cell table:formula="of:=IF([.L225]&lt;[.L224];[.M224]+[.H$2];[.M224])" office:value-type="float" office:value="390" calcext:value-type="float">
            <text:p>390</text:p>
          </table:table-cell>
          <table:table-cell table:formula="of:=OFFSET([.C$4];[.M225];0)" office:value-type="float" office:value="43758" calcext:value-type="float">
            <text:p>43758</text:p>
          </table:table-cell>
          <table:table-cell table:formula="of:=[.L225]" office:value-type="float" office:value="0.888888888888877" calcext:value-type="float">
            <text:p>0.8888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225];0)&lt;=[.O22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6]))" office:value-type="date" office:date-value="2019-10-14T22:23:57.198656" calcext:value-type="date">
            <text:p>2019-10-14 22:23:57</text:p>
          </table:table-cell>
          <table:table-cell table:style-name="ce7" table:formula="of:=[.A226]" office:value-type="date" office:date-value="2019-10-14T22:23:57.198656" calcext:value-type="date">
            <text:p>2019-10-14 22:23:57</text:p>
          </table:table-cell>
          <table:table-cell table:formula="of:=TRUNC([.A226])" office:value-type="float" office:value="43752" calcext:value-type="float">
            <text:p>43752</text:p>
          </table:table-cell>
          <table:table-cell table:style-name="ce12" table:formula="of:=[.B226]-[.C226]" office:value-type="date" office:date-value="1899-12-30T22:23:57.19865614548" calcext:value-type="date">
            <text:p>12/30/99 10:23 PM</text:p>
          </table:table-cell>
          <table:table-cell table:formula="of:=MOD([.E225]-[.$E$2];[.$H$2])+1+[.$E$2]" office:value-type="float" office:value="204" calcext:value-type="float">
            <text:p>204</text:p>
          </table:table-cell>
          <table:table-cell table:formula="of:=MOD([.F225]+1/[.$H$2];5)" office:value-type="float" office:value="2.43333333333333" calcext:value-type="float">
            <text:p>2,43333333333333</text:p>
          </table:table-cell>
          <table:table-cell table:formula="of:=IF([.F226]&lt;0.000001;[.G225]+2+1/[.$H$2];[.G225]+1/[.$H$2])" office:value-type="float" office:value="7.43333333333332" calcext:value-type="float">
            <text:p>7,43333333333332</text:p>
          </table:table-cell>
          <table:table-cell table:number-columns-repeated="4"/>
          <table:table-cell table:formula="of:=SUM(MOD(SUM([.L225]-[.L$2];[.T$2]);[.R$2]-[.L$2]);[.L$2])" office:value-type="time" office:time-value="PT21H29M59.999999999S" calcext:value-type="time">
            <text:p>21:30:00</text:p>
          </table:table-cell>
          <table:table-cell table:formula="of:=IF([.L226]&lt;[.L225];[.M225]+[.H$2];[.M225])" office:value-type="float" office:value="390" calcext:value-type="float">
            <text:p>390</text:p>
          </table:table-cell>
          <table:table-cell table:formula="of:=OFFSET([.C$4];[.M226];0)" office:value-type="float" office:value="43758" calcext:value-type="float">
            <text:p>43758</text:p>
          </table:table-cell>
          <table:table-cell table:formula="of:=[.L226]" office:value-type="float" office:value="0.895833333333322" calcext:value-type="float">
            <text:p>0.8958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226];0)&lt;=[.O22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7]))" office:value-type="date" office:date-value="2019-10-14T22:28:42.153413" calcext:value-type="date">
            <text:p>2019-10-14 22:28:42</text:p>
          </table:table-cell>
          <table:table-cell table:style-name="ce7" table:formula="of:=[.A227]" office:value-type="date" office:date-value="2019-10-14T22:28:42.153413" calcext:value-type="date">
            <text:p>2019-10-14 22:28:42</text:p>
          </table:table-cell>
          <table:table-cell table:formula="of:=TRUNC([.A227])" office:value-type="float" office:value="43752" calcext:value-type="float">
            <text:p>43752</text:p>
          </table:table-cell>
          <table:table-cell table:style-name="ce12" table:formula="of:=[.B227]-[.C227]" office:value-type="date" office:date-value="1899-12-30T22:28:42.15341271367" calcext:value-type="date">
            <text:p>12/30/99 10:28 PM</text:p>
          </table:table-cell>
          <table:table-cell table:formula="of:=MOD([.E226]-[.$E$2];[.$H$2])+1+[.$E$2]" office:value-type="float" office:value="205" calcext:value-type="float">
            <text:p>205</text:p>
          </table:table-cell>
          <table:table-cell table:formula="of:=MOD([.F226]+1/[.$H$2];5)" office:value-type="float" office:value="2.46666666666666" calcext:value-type="float">
            <text:p>2,46666666666666</text:p>
          </table:table-cell>
          <table:table-cell table:formula="of:=IF([.F227]&lt;0.000001;[.G226]+2+1/[.$H$2];[.G226]+1/[.$H$2])" office:value-type="float" office:value="7.46666666666665" calcext:value-type="float">
            <text:p>7,46666666666665</text:p>
          </table:table-cell>
          <table:table-cell table:number-columns-repeated="4"/>
          <table:table-cell table:formula="of:=SUM(MOD(SUM([.L226]-[.L$2];[.T$2]);[.R$2]-[.L$2]);[.L$2])" office:value-type="time" office:time-value="PT21H39M59.999999999S" calcext:value-type="time">
            <text:p>21:40:00</text:p>
          </table:table-cell>
          <table:table-cell table:formula="of:=IF([.L227]&lt;[.L226];[.M226]+[.H$2];[.M226])" office:value-type="float" office:value="390" calcext:value-type="float">
            <text:p>390</text:p>
          </table:table-cell>
          <table:table-cell table:formula="of:=OFFSET([.C$4];[.M227];0)" office:value-type="float" office:value="43758" calcext:value-type="float">
            <text:p>43758</text:p>
          </table:table-cell>
          <table:table-cell table:formula="of:=[.L227]" office:value-type="float" office:value="0.902777777777766" calcext:value-type="float">
            <text:p>0.9027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227];0)&lt;=[.O22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8]))" office:value-type="date" office:date-value="2019-10-14T22:22:37.472424" calcext:value-type="date">
            <text:p>2019-10-14 22:22:37</text:p>
          </table:table-cell>
          <table:table-cell table:style-name="ce7" table:formula="of:=[.A228]" office:value-type="date" office:date-value="2019-10-14T22:22:37.472424" calcext:value-type="date">
            <text:p>2019-10-14 22:22:37</text:p>
          </table:table-cell>
          <table:table-cell table:formula="of:=TRUNC([.A228])" office:value-type="float" office:value="43752" calcext:value-type="float">
            <text:p>43752</text:p>
          </table:table-cell>
          <table:table-cell table:style-name="ce12" table:formula="of:=[.B228]-[.C228]" office:value-type="date" office:date-value="1899-12-30T22:22:37.47242392972" calcext:value-type="date">
            <text:p>12/30/99 10:22 PM</text:p>
          </table:table-cell>
          <table:table-cell table:formula="of:=MOD([.E227]-[.$E$2];[.$H$2])+1+[.$E$2]" office:value-type="float" office:value="206" calcext:value-type="float">
            <text:p>206</text:p>
          </table:table-cell>
          <table:table-cell table:formula="of:=MOD([.F227]+1/[.$H$2];5)" office:value-type="float" office:value="2.49999999999999" calcext:value-type="float">
            <text:p>2,49999999999999</text:p>
          </table:table-cell>
          <table:table-cell table:formula="of:=IF([.F228]&lt;0.000001;[.G227]+2+1/[.$H$2];[.G227]+1/[.$H$2])" office:value-type="float" office:value="7.49999999999998" calcext:value-type="float">
            <text:p>7,49999999999998</text:p>
          </table:table-cell>
          <table:table-cell table:number-columns-repeated="4"/>
          <table:table-cell table:formula="of:=SUM(MOD(SUM([.L227]-[.L$2];[.T$2]);[.R$2]-[.L$2]);[.L$2])" office:value-type="time" office:time-value="PT21H49M59.999999999S" calcext:value-type="time">
            <text:p>21:50:00</text:p>
          </table:table-cell>
          <table:table-cell table:formula="of:=IF([.L228]&lt;[.L227];[.M227]+[.H$2];[.M227])" office:value-type="float" office:value="390" calcext:value-type="float">
            <text:p>390</text:p>
          </table:table-cell>
          <table:table-cell table:formula="of:=OFFSET([.C$4];[.M228];0)" office:value-type="float" office:value="43758" calcext:value-type="float">
            <text:p>43758</text:p>
          </table:table-cell>
          <table:table-cell table:formula="of:=[.L228]" office:value-type="float" office:value="0.909722222222211" calcext:value-type="float">
            <text:p>0.9097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228];0)&lt;=[.O22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9]))" office:value-type="date" office:date-value="2019-10-14T22:19:28.518361" calcext:value-type="date">
            <text:p>2019-10-14 22:19:29</text:p>
          </table:table-cell>
          <table:table-cell table:style-name="ce7" table:formula="of:=[.A229]" office:value-type="date" office:date-value="2019-10-14T22:19:28.518361" calcext:value-type="date">
            <text:p>2019-10-14 22:19:29</text:p>
          </table:table-cell>
          <table:table-cell table:formula="of:=TRUNC([.A229])" office:value-type="float" office:value="43752" calcext:value-type="float">
            <text:p>43752</text:p>
          </table:table-cell>
          <table:table-cell table:style-name="ce12" table:formula="of:=[.B229]-[.C229]" office:value-type="date" office:date-value="1899-12-30T22:19:28.51836056449" calcext:value-type="date">
            <text:p>12/30/99 10:19 PM</text:p>
          </table:table-cell>
          <table:table-cell table:formula="of:=MOD([.E228]-[.$E$2];[.$H$2])+1+[.$E$2]" office:value-type="float" office:value="207" calcext:value-type="float">
            <text:p>207</text:p>
          </table:table-cell>
          <table:table-cell table:formula="of:=MOD([.F228]+1/[.$H$2];5)" office:value-type="float" office:value="2.53333333333333" calcext:value-type="float">
            <text:p>2,53333333333333</text:p>
          </table:table-cell>
          <table:table-cell table:formula="of:=IF([.F229]&lt;0.000001;[.G228]+2+1/[.$H$2];[.G228]+1/[.$H$2])" office:value-type="float" office:value="7.53333333333332" calcext:value-type="float">
            <text:p>7,53333333333332</text:p>
          </table:table-cell>
          <table:table-cell table:number-columns-repeated="4"/>
          <table:table-cell table:formula="of:=SUM(MOD(SUM([.L228]-[.L$2];[.T$2]);[.R$2]-[.L$2]);[.L$2])" office:value-type="time" office:time-value="PT21H59M59.999999999S" calcext:value-type="time">
            <text:p>22:00:00</text:p>
          </table:table-cell>
          <table:table-cell table:formula="of:=IF([.L229]&lt;[.L228];[.M228]+[.H$2];[.M228])" office:value-type="float" office:value="390" calcext:value-type="float">
            <text:p>390</text:p>
          </table:table-cell>
          <table:table-cell table:formula="of:=OFFSET([.C$4];[.M229];0)" office:value-type="float" office:value="43758" calcext:value-type="float">
            <text:p>43758</text:p>
          </table:table-cell>
          <table:table-cell table:formula="of:=[.L229]" office:value-type="float" office:value="0.916666666666655" calcext:value-type="float">
            <text:p>0.9166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229];0)&lt;=[.O22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0]))" office:value-type="date" office:date-value="2019-10-14T22:47:24.326615" calcext:value-type="date">
            <text:p>2019-10-14 22:47:24</text:p>
          </table:table-cell>
          <table:table-cell table:style-name="ce7" table:formula="of:=[.A230]" office:value-type="date" office:date-value="2019-10-14T22:47:24.326615" calcext:value-type="date">
            <text:p>2019-10-14 22:47:24</text:p>
          </table:table-cell>
          <table:table-cell table:formula="of:=TRUNC([.A230])" office:value-type="float" office:value="43752" calcext:value-type="float">
            <text:p>43752</text:p>
          </table:table-cell>
          <table:table-cell table:style-name="ce12" table:formula="of:=[.B230]-[.C230]" office:value-type="date" office:date-value="1899-12-30T22:47:24.32661461178" calcext:value-type="date">
            <text:p>12/30/99 10:47 PM</text:p>
          </table:table-cell>
          <table:table-cell table:formula="of:=MOD([.E229]-[.$E$2];[.$H$2])+1+[.$E$2]" office:value-type="float" office:value="208" calcext:value-type="float">
            <text:p>208</text:p>
          </table:table-cell>
          <table:table-cell table:formula="of:=MOD([.F229]+1/[.$H$2];5)" office:value-type="float" office:value="2.56666666666666" calcext:value-type="float">
            <text:p>2,56666666666666</text:p>
          </table:table-cell>
          <table:table-cell table:formula="of:=IF([.F230]&lt;0.000001;[.G229]+2+1/[.$H$2];[.G229]+1/[.$H$2])" office:value-type="float" office:value="7.56666666666665" calcext:value-type="float">
            <text:p>7,56666666666665</text:p>
          </table:table-cell>
          <table:table-cell table:number-columns-repeated="4"/>
          <table:table-cell table:formula="of:=SUM(MOD(SUM([.L229]-[.L$2];[.T$2]);[.R$2]-[.L$2]);[.L$2])" office:value-type="time" office:time-value="PT22H09M59.999999999S" calcext:value-type="time">
            <text:p>22:10:00</text:p>
          </table:table-cell>
          <table:table-cell table:formula="of:=IF([.L230]&lt;[.L229];[.M229]+[.H$2];[.M229])" office:value-type="float" office:value="390" calcext:value-type="float">
            <text:p>390</text:p>
          </table:table-cell>
          <table:table-cell table:formula="of:=OFFSET([.C$4];[.M230];0)" office:value-type="float" office:value="43758" calcext:value-type="float">
            <text:p>43758</text:p>
          </table:table-cell>
          <table:table-cell table:formula="of:=[.L230]" office:value-type="float" office:value="0.9236111111111" calcext:value-type="float">
            <text:p>0.9236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230];0)&lt;=[.O23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1]))" office:value-type="date" office:date-value="2019-10-14T22:30:01.348666" calcext:value-type="date">
            <text:p>2019-10-14 22:30:01</text:p>
          </table:table-cell>
          <table:table-cell table:style-name="ce7" table:formula="of:=[.A231]" office:value-type="date" office:date-value="2019-10-14T22:30:01.348666" calcext:value-type="date">
            <text:p>2019-10-14 22:30:01</text:p>
          </table:table-cell>
          <table:table-cell table:formula="of:=TRUNC([.A231])" office:value-type="float" office:value="43752" calcext:value-type="float">
            <text:p>43752</text:p>
          </table:table-cell>
          <table:table-cell table:style-name="ce12" table:formula="of:=[.B231]-[.C231]" office:value-type="date" office:date-value="1899-12-30T22:30:01.34866624139" calcext:value-type="date">
            <text:p>12/30/99 10:30 PM</text:p>
          </table:table-cell>
          <table:table-cell table:formula="of:=MOD([.E230]-[.$E$2];[.$H$2])+1+[.$E$2]" office:value-type="float" office:value="209" calcext:value-type="float">
            <text:p>209</text:p>
          </table:table-cell>
          <table:table-cell table:formula="of:=MOD([.F230]+1/[.$H$2];5)" office:value-type="float" office:value="2.59999999999999" calcext:value-type="float">
            <text:p>2,59999999999999</text:p>
          </table:table-cell>
          <table:table-cell table:formula="of:=IF([.F231]&lt;0.000001;[.G230]+2+1/[.$H$2];[.G230]+1/[.$H$2])" office:value-type="float" office:value="7.59999999999998" calcext:value-type="float">
            <text:p>7,59999999999998</text:p>
          </table:table-cell>
          <table:table-cell table:number-columns-repeated="4"/>
          <table:table-cell table:formula="of:=SUM(MOD(SUM([.L230]-[.L$2];[.T$2]);[.R$2]-[.L$2]);[.L$2])" office:value-type="time" office:time-value="PT22H19M59.999999999S" calcext:value-type="time">
            <text:p>22:20:00</text:p>
          </table:table-cell>
          <table:table-cell table:formula="of:=IF([.L231]&lt;[.L230];[.M230]+[.H$2];[.M230])" office:value-type="float" office:value="390" calcext:value-type="float">
            <text:p>390</text:p>
          </table:table-cell>
          <table:table-cell table:formula="of:=OFFSET([.C$4];[.M231];0)" office:value-type="float" office:value="43758" calcext:value-type="float">
            <text:p>43758</text:p>
          </table:table-cell>
          <table:table-cell table:formula="of:=[.L231]" office:value-type="float" office:value="0.930555555555544" calcext:value-type="float">
            <text:p>0.9305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231];0)&lt;=[.O23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2]))" office:value-type="date" office:date-value="2019-10-14T22:21:55.95531" calcext:value-type="date">
            <text:p>2019-10-14 22:21:56</text:p>
          </table:table-cell>
          <table:table-cell table:style-name="ce7" table:formula="of:=[.A232]" office:value-type="date" office:date-value="2019-10-14T22:21:55.95531" calcext:value-type="date">
            <text:p>2019-10-14 22:21:56</text:p>
          </table:table-cell>
          <table:table-cell table:formula="of:=TRUNC([.A232])" office:value-type="float" office:value="43752" calcext:value-type="float">
            <text:p>43752</text:p>
          </table:table-cell>
          <table:table-cell table:style-name="ce12" table:formula="of:=[.B232]-[.C232]" office:value-type="date" office:date-value="1899-12-30T22:21:55.95530980267" calcext:value-type="date">
            <text:p>12/30/99 10:21 PM</text:p>
          </table:table-cell>
          <table:table-cell table:formula="of:=MOD([.E231]-[.$E$2];[.$H$2])+1+[.$E$2]" office:value-type="float" office:value="210" calcext:value-type="float">
            <text:p>210</text:p>
          </table:table-cell>
          <table:table-cell table:formula="of:=MOD([.F231]+1/[.$H$2];5)" office:value-type="float" office:value="2.63333333333333" calcext:value-type="float">
            <text:p>2,63333333333333</text:p>
          </table:table-cell>
          <table:table-cell table:formula="of:=IF([.F232]&lt;0.000001;[.G231]+2+1/[.$H$2];[.G231]+1/[.$H$2])" office:value-type="float" office:value="7.63333333333332" calcext:value-type="float">
            <text:p>7,63333333333332</text:p>
          </table:table-cell>
          <table:table-cell table:number-columns-repeated="4"/>
          <table:table-cell table:formula="of:=SUM(MOD(SUM([.L231]-[.L$2];[.T$2]);[.R$2]-[.L$2]);[.L$2])" office:value-type="time" office:time-value="PT22H29M59.999999999S" calcext:value-type="time">
            <text:p>22:30:00</text:p>
          </table:table-cell>
          <table:table-cell table:formula="of:=IF([.L232]&lt;[.L231];[.M231]+[.H$2];[.M231])" office:value-type="float" office:value="390" calcext:value-type="float">
            <text:p>390</text:p>
          </table:table-cell>
          <table:table-cell table:formula="of:=OFFSET([.C$4];[.M232];0)" office:value-type="float" office:value="43758" calcext:value-type="float">
            <text:p>43758</text:p>
          </table:table-cell>
          <table:table-cell table:formula="of:=[.L232]" office:value-type="float" office:value="0.937499999999988" calcext:value-type="float">
            <text:p>0.9374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232];0)&lt;=[.O23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3]))" office:value-type="date" office:date-value="2019-10-14T22:21:55.044457" calcext:value-type="date">
            <text:p>2019-10-14 22:21:55</text:p>
          </table:table-cell>
          <table:table-cell table:style-name="ce7" table:formula="of:=[.A233]" office:value-type="date" office:date-value="2019-10-14T22:21:55.044457" calcext:value-type="date">
            <text:p>2019-10-14 22:21:55</text:p>
          </table:table-cell>
          <table:table-cell table:formula="of:=TRUNC([.A233])" office:value-type="float" office:value="43752" calcext:value-type="float">
            <text:p>43752</text:p>
          </table:table-cell>
          <table:table-cell table:style-name="ce12" table:formula="of:=[.B233]-[.C233]" office:value-type="date" office:date-value="1899-12-30T22:21:55.04445739556" calcext:value-type="date">
            <text:p>12/30/99 10:21 PM</text:p>
          </table:table-cell>
          <table:table-cell table:formula="of:=MOD([.E232]-[.$E$2];[.$H$2])+1+[.$E$2]" office:value-type="float" office:value="211" calcext:value-type="float">
            <text:p>211</text:p>
          </table:table-cell>
          <table:table-cell table:formula="of:=MOD([.F232]+1/[.$H$2];5)" office:value-type="float" office:value="2.66666666666666" calcext:value-type="float">
            <text:p>2,66666666666666</text:p>
          </table:table-cell>
          <table:table-cell table:formula="of:=IF([.F233]&lt;0.000001;[.G232]+2+1/[.$H$2];[.G232]+1/[.$H$2])" office:value-type="float" office:value="7.66666666666665" calcext:value-type="float">
            <text:p>7,66666666666665</text:p>
          </table:table-cell>
          <table:table-cell table:number-columns-repeated="4"/>
          <table:table-cell table:formula="of:=SUM(MOD(SUM([.L232]-[.L$2];[.T$2]);[.R$2]-[.L$2]);[.L$2])" office:value-type="time" office:time-value="PT22H39M59.999999999S" calcext:value-type="time">
            <text:p>22:40:00</text:p>
          </table:table-cell>
          <table:table-cell table:formula="of:=IF([.L233]&lt;[.L232];[.M232]+[.H$2];[.M232])" office:value-type="float" office:value="390" calcext:value-type="float">
            <text:p>390</text:p>
          </table:table-cell>
          <table:table-cell table:formula="of:=OFFSET([.C$4];[.M233];0)" office:value-type="float" office:value="43758" calcext:value-type="float">
            <text:p>43758</text:p>
          </table:table-cell>
          <table:table-cell table:formula="of:=[.L233]" office:value-type="float" office:value="0.944444444444433" calcext:value-type="float">
            <text:p>0.9444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233];0)&lt;=[.O23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4]))" office:value-type="date" office:date-value="2019-10-14T22:27:24.555391" calcext:value-type="date">
            <text:p>2019-10-14 22:27:25</text:p>
          </table:table-cell>
          <table:table-cell table:style-name="ce7" table:formula="of:=[.A234]" office:value-type="date" office:date-value="2019-10-14T22:27:24.555391" calcext:value-type="date">
            <text:p>2019-10-14 22:27:25</text:p>
          </table:table-cell>
          <table:table-cell table:formula="of:=TRUNC([.A234])" office:value-type="float" office:value="43752" calcext:value-type="float">
            <text:p>43752</text:p>
          </table:table-cell>
          <table:table-cell table:style-name="ce12" table:formula="of:=[.B234]-[.C234]" office:value-type="date" office:date-value="1899-12-30T22:27:24.55539076589" calcext:value-type="date">
            <text:p>12/30/99 10:27 PM</text:p>
          </table:table-cell>
          <table:table-cell table:formula="of:=MOD([.E233]-[.$E$2];[.$H$2])+1+[.$E$2]" office:value-type="float" office:value="212" calcext:value-type="float">
            <text:p>212</text:p>
          </table:table-cell>
          <table:table-cell table:formula="of:=MOD([.F233]+1/[.$H$2];5)" office:value-type="float" office:value="2.69999999999999" calcext:value-type="float">
            <text:p>2,69999999999999</text:p>
          </table:table-cell>
          <table:table-cell table:formula="of:=IF([.F234]&lt;0.000001;[.G233]+2+1/[.$H$2];[.G233]+1/[.$H$2])" office:value-type="float" office:value="7.69999999999998" calcext:value-type="float">
            <text:p>7,69999999999998</text:p>
          </table:table-cell>
          <table:table-cell table:number-columns-repeated="4"/>
          <table:table-cell table:formula="of:=SUM(MOD(SUM([.L233]-[.L$2];[.T$2]);[.R$2]-[.L$2]);[.L$2])" office:value-type="time" office:time-value="PT22H49M59.999999999S" calcext:value-type="time">
            <text:p>22:50:00</text:p>
          </table:table-cell>
          <table:table-cell table:formula="of:=IF([.L234]&lt;[.L233];[.M233]+[.H$2];[.M233])" office:value-type="float" office:value="390" calcext:value-type="float">
            <text:p>390</text:p>
          </table:table-cell>
          <table:table-cell table:formula="of:=OFFSET([.C$4];[.M234];0)" office:value-type="float" office:value="43758" calcext:value-type="float">
            <text:p>43758</text:p>
          </table:table-cell>
          <table:table-cell table:formula="of:=[.L234]" office:value-type="float" office:value="0.951388888888877" calcext:value-type="float">
            <text:p>0.9513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234];0)&lt;=[.O23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5]))" office:value-type="date" office:date-value="2019-10-14T22:55:38.848064" calcext:value-type="date">
            <text:p>2019-10-14 22:55:39</text:p>
          </table:table-cell>
          <table:table-cell table:style-name="ce7" table:formula="of:=[.A235]" office:value-type="date" office:date-value="2019-10-14T22:55:38.848064" calcext:value-type="date">
            <text:p>2019-10-14 22:55:39</text:p>
          </table:table-cell>
          <table:table-cell table:formula="of:=TRUNC([.A235])" office:value-type="float" office:value="43752" calcext:value-type="float">
            <text:p>43752</text:p>
          </table:table-cell>
          <table:table-cell table:style-name="ce12" table:formula="of:=[.B235]-[.C235]" office:value-type="date" office:date-value="1899-12-30T22:55:38.84806351271" calcext:value-type="date">
            <text:p>12/30/99 10:55 PM</text:p>
          </table:table-cell>
          <table:table-cell table:formula="of:=MOD([.E234]-[.$E$2];[.$H$2])+1+[.$E$2]" office:value-type="float" office:value="213" calcext:value-type="float">
            <text:p>213</text:p>
          </table:table-cell>
          <table:table-cell table:formula="of:=MOD([.F234]+1/[.$H$2];5)" office:value-type="float" office:value="2.73333333333333" calcext:value-type="float">
            <text:p>2,73333333333333</text:p>
          </table:table-cell>
          <table:table-cell table:formula="of:=IF([.F235]&lt;0.000001;[.G234]+2+1/[.$H$2];[.G234]+1/[.$H$2])" office:value-type="float" office:value="7.73333333333332" calcext:value-type="float">
            <text:p>7,73333333333332</text:p>
          </table:table-cell>
          <table:table-cell table:number-columns-repeated="4"/>
          <table:table-cell table:formula="of:=SUM(MOD(SUM([.L234]-[.L$2];[.T$2]);[.R$2]-[.L$2]);[.L$2])" office:value-type="time" office:time-value="PT22H59M59.999999999S" calcext:value-type="time">
            <text:p>23:00:00</text:p>
          </table:table-cell>
          <table:table-cell table:formula="of:=IF([.L235]&lt;[.L234];[.M234]+[.H$2];[.M234])" office:value-type="float" office:value="390" calcext:value-type="float">
            <text:p>390</text:p>
          </table:table-cell>
          <table:table-cell table:formula="of:=OFFSET([.C$4];[.M235];0)" office:value-type="float" office:value="43758" calcext:value-type="float">
            <text:p>43758</text:p>
          </table:table-cell>
          <table:table-cell table:formula="of:=[.L235]" office:value-type="float" office:value="0.958333333333322" calcext:value-type="float">
            <text:p>0.9583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235];0)&lt;=[.O23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6]))" office:value-type="date" office:date-value="2019-10-14T22:32:12.860945" calcext:value-type="date">
            <text:p>2019-10-14 22:32:13</text:p>
          </table:table-cell>
          <table:table-cell table:style-name="ce7" table:formula="of:=[.A236]" office:value-type="date" office:date-value="2019-10-14T22:32:12.860945" calcext:value-type="date">
            <text:p>2019-10-14 22:32:13</text:p>
          </table:table-cell>
          <table:table-cell table:formula="of:=TRUNC([.A236])" office:value-type="float" office:value="43752" calcext:value-type="float">
            <text:p>43752</text:p>
          </table:table-cell>
          <table:table-cell table:style-name="ce12" table:formula="of:=[.B236]-[.C236]" office:value-type="date" office:date-value="1899-12-30T22:32:12.86094451323" calcext:value-type="date">
            <text:p>12/30/99 10:32 PM</text:p>
          </table:table-cell>
          <table:table-cell table:formula="of:=MOD([.E235]-[.$E$2];[.$H$2])+1+[.$E$2]" office:value-type="float" office:value="214" calcext:value-type="float">
            <text:p>214</text:p>
          </table:table-cell>
          <table:table-cell table:formula="of:=MOD([.F235]+1/[.$H$2];5)" office:value-type="float" office:value="2.76666666666666" calcext:value-type="float">
            <text:p>2,76666666666666</text:p>
          </table:table-cell>
          <table:table-cell table:formula="of:=IF([.F236]&lt;0.000001;[.G235]+2+1/[.$H$2];[.G235]+1/[.$H$2])" office:value-type="float" office:value="7.76666666666665" calcext:value-type="float">
            <text:p>7,76666666666665</text:p>
          </table:table-cell>
          <table:table-cell table:number-columns-repeated="4"/>
          <table:table-cell table:formula="of:=SUM(MOD(SUM([.L235]-[.L$2];[.T$2]);[.R$2]-[.L$2]);[.L$2])" office:value-type="time" office:time-value="PT23H09M59.999999999S" calcext:value-type="time">
            <text:p>23:10:00</text:p>
          </table:table-cell>
          <table:table-cell table:formula="of:=IF([.L236]&lt;[.L235];[.M235]+[.H$2];[.M235])" office:value-type="float" office:value="390" calcext:value-type="float">
            <text:p>390</text:p>
          </table:table-cell>
          <table:table-cell table:formula="of:=OFFSET([.C$4];[.M236];0)" office:value-type="float" office:value="43758" calcext:value-type="float">
            <text:p>43758</text:p>
          </table:table-cell>
          <table:table-cell table:formula="of:=[.L236]" office:value-type="float" office:value="0.965277777777766" calcext:value-type="float">
            <text:p>0.965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236];0)&lt;=[.O23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7]))" office:value-type="date" office:date-value="2019-10-14T22:39:05.848199" calcext:value-type="date">
            <text:p>2019-10-14 22:39:06</text:p>
          </table:table-cell>
          <table:table-cell table:style-name="ce7" table:formula="of:=[.A237]" office:value-type="date" office:date-value="2019-10-14T22:39:05.848199" calcext:value-type="date">
            <text:p>2019-10-14 22:39:06</text:p>
          </table:table-cell>
          <table:table-cell table:formula="of:=TRUNC([.A237])" office:value-type="float" office:value="43752" calcext:value-type="float">
            <text:p>43752</text:p>
          </table:table-cell>
          <table:table-cell table:style-name="ce12" table:formula="of:=[.B237]-[.C237]" office:value-type="date" office:date-value="1899-12-30T22:39:05.84819851443" calcext:value-type="date">
            <text:p>12/30/99 10:39 PM</text:p>
          </table:table-cell>
          <table:table-cell table:formula="of:=MOD([.E236]-[.$E$2];[.$H$2])+1+[.$E$2]" office:value-type="float" office:value="215" calcext:value-type="float">
            <text:p>215</text:p>
          </table:table-cell>
          <table:table-cell table:formula="of:=MOD([.F236]+1/[.$H$2];5)" office:value-type="float" office:value="2.79999999999999" calcext:value-type="float">
            <text:p>2,79999999999999</text:p>
          </table:table-cell>
          <table:table-cell table:formula="of:=IF([.F237]&lt;0.000001;[.G236]+2+1/[.$H$2];[.G236]+1/[.$H$2])" office:value-type="float" office:value="7.79999999999998" calcext:value-type="float">
            <text:p>7,79999999999998</text:p>
          </table:table-cell>
          <table:table-cell table:number-columns-repeated="4"/>
          <table:table-cell table:formula="of:=SUM(MOD(SUM([.L236]-[.L$2];[.T$2]);[.R$2]-[.L$2]);[.L$2])" office:value-type="time" office:time-value="PT23H19M59.999999999S" calcext:value-type="time">
            <text:p>23:20:00</text:p>
          </table:table-cell>
          <table:table-cell table:formula="of:=IF([.L237]&lt;[.L236];[.M236]+[.H$2];[.M236])" office:value-type="float" office:value="390" calcext:value-type="float">
            <text:p>390</text:p>
          </table:table-cell>
          <table:table-cell table:formula="of:=OFFSET([.C$4];[.M237];0)" office:value-type="float" office:value="43758" calcext:value-type="float">
            <text:p>43758</text:p>
          </table:table-cell>
          <table:table-cell table:formula="of:=[.L237]" office:value-type="float" office:value="0.972222222222211" calcext:value-type="float">
            <text:p>0.972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237];0)&lt;=[.O23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8]))" office:value-type="date" office:date-value="2019-10-14T22:32:47.143058" calcext:value-type="date">
            <text:p>2019-10-14 22:32:47</text:p>
          </table:table-cell>
          <table:table-cell table:style-name="ce7" table:formula="of:=[.A238]" office:value-type="date" office:date-value="2019-10-14T22:32:47.143058" calcext:value-type="date">
            <text:p>2019-10-14 22:32:47</text:p>
          </table:table-cell>
          <table:table-cell table:formula="of:=TRUNC([.A238])" office:value-type="float" office:value="43752" calcext:value-type="float">
            <text:p>43752</text:p>
          </table:table-cell>
          <table:table-cell table:style-name="ce12" table:formula="of:=[.B238]-[.C238]" office:value-type="date" office:date-value="1899-12-30T22:32:47.14305840433" calcext:value-type="date">
            <text:p>12/30/99 10:32 PM</text:p>
          </table:table-cell>
          <table:table-cell table:formula="of:=MOD([.E237]-[.$E$2];[.$H$2])+1+[.$E$2]" office:value-type="float" office:value="216" calcext:value-type="float">
            <text:p>216</text:p>
          </table:table-cell>
          <table:table-cell table:formula="of:=MOD([.F237]+1/[.$H$2];5)" office:value-type="float" office:value="2.83333333333333" calcext:value-type="float">
            <text:p>2,83333333333333</text:p>
          </table:table-cell>
          <table:table-cell table:formula="of:=IF([.F238]&lt;0.000001;[.G237]+2+1/[.$H$2];[.G237]+1/[.$H$2])" office:value-type="float" office:value="7.83333333333332" calcext:value-type="float">
            <text:p>7,83333333333332</text:p>
          </table:table-cell>
          <table:table-cell table:number-columns-repeated="4"/>
          <table:table-cell table:formula="of:=SUM(MOD(SUM([.L237]-[.L$2];[.T$2]);[.R$2]-[.L$2]);[.L$2])" office:value-type="time" office:time-value="PT23H29M59.999999999S" calcext:value-type="time">
            <text:p>23:30:00</text:p>
          </table:table-cell>
          <table:table-cell table:formula="of:=IF([.L238]&lt;[.L237];[.M237]+[.H$2];[.M237])" office:value-type="float" office:value="390" calcext:value-type="float">
            <text:p>390</text:p>
          </table:table-cell>
          <table:table-cell table:formula="of:=OFFSET([.C$4];[.M238];0)" office:value-type="float" office:value="43758" calcext:value-type="float">
            <text:p>43758</text:p>
          </table:table-cell>
          <table:table-cell table:formula="of:=[.L238]" office:value-type="float" office:value="0.979166666666655" calcext:value-type="float">
            <text:p>0.979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238];0)&lt;=[.O23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9]))" office:value-type="date" office:date-value="2019-10-14T22:15:41.427736" calcext:value-type="date">
            <text:p>2019-10-14 22:15:41</text:p>
          </table:table-cell>
          <table:table-cell table:style-name="ce7" table:formula="of:=[.A239]" office:value-type="date" office:date-value="2019-10-14T22:15:41.427736" calcext:value-type="date">
            <text:p>2019-10-14 22:15:41</text:p>
          </table:table-cell>
          <table:table-cell table:formula="of:=TRUNC([.A239])" office:value-type="float" office:value="43752" calcext:value-type="float">
            <text:p>43752</text:p>
          </table:table-cell>
          <table:table-cell table:style-name="ce12" table:formula="of:=[.B239]-[.C239]" office:value-type="date" office:date-value="1899-12-30T22:15:41.42773579806" calcext:value-type="date">
            <text:p>12/30/99 10:15 PM</text:p>
          </table:table-cell>
          <table:table-cell table:formula="of:=MOD([.E238]-[.$E$2];[.$H$2])+1+[.$E$2]" office:value-type="float" office:value="217" calcext:value-type="float">
            <text:p>217</text:p>
          </table:table-cell>
          <table:table-cell table:formula="of:=MOD([.F238]+1/[.$H$2];5)" office:value-type="float" office:value="2.86666666666666" calcext:value-type="float">
            <text:p>2,86666666666666</text:p>
          </table:table-cell>
          <table:table-cell table:formula="of:=IF([.F239]&lt;0.000001;[.G238]+2+1/[.$H$2];[.G238]+1/[.$H$2])" office:value-type="float" office:value="7.86666666666665" calcext:value-type="float">
            <text:p>7,86666666666665</text:p>
          </table:table-cell>
          <table:table-cell table:number-columns-repeated="4"/>
          <table:table-cell table:formula="of:=SUM(MOD(SUM([.L238]-[.L$2];[.T$2]);[.R$2]-[.L$2]);[.L$2])" office:value-type="time" office:time-value="PT23H39M59.999999999S" calcext:value-type="time">
            <text:p>23:40:00</text:p>
          </table:table-cell>
          <table:table-cell table:formula="of:=IF([.L239]&lt;[.L238];[.M238]+[.H$2];[.M238])" office:value-type="float" office:value="390" calcext:value-type="float">
            <text:p>390</text:p>
          </table:table-cell>
          <table:table-cell table:formula="of:=OFFSET([.C$4];[.M239];0)" office:value-type="float" office:value="43758" calcext:value-type="float">
            <text:p>43758</text:p>
          </table:table-cell>
          <table:table-cell table:formula="of:=[.L239]" office:value-type="float" office:value="0.9861111111111" calcext:value-type="float">
            <text:p>0.986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239];0)&lt;=[.O23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0]))" office:value-type="date" office:date-value="2019-10-14T22:16:11.964668" calcext:value-type="date">
            <text:p>2019-10-14 22:16:12</text:p>
          </table:table-cell>
          <table:table-cell table:style-name="ce7" table:formula="of:=[.A240]" office:value-type="date" office:date-value="2019-10-14T22:16:11.964668" calcext:value-type="date">
            <text:p>2019-10-14 22:16:12</text:p>
          </table:table-cell>
          <table:table-cell table:formula="of:=TRUNC([.A240])" office:value-type="float" office:value="43752" calcext:value-type="float">
            <text:p>43752</text:p>
          </table:table-cell>
          <table:table-cell table:style-name="ce12" table:formula="of:=[.B240]-[.C240]" office:value-type="date" office:date-value="1899-12-30T22:16:11.96466845926" calcext:value-type="date">
            <text:p>12/30/99 10:16 PM</text:p>
          </table:table-cell>
          <table:table-cell table:formula="of:=MOD([.E239]-[.$E$2];[.$H$2])+1+[.$E$2]" office:value-type="float" office:value="218" calcext:value-type="float">
            <text:p>218</text:p>
          </table:table-cell>
          <table:table-cell table:formula="of:=MOD([.F239]+1/[.$H$2];5)" office:value-type="float" office:value="2.89999999999999" calcext:value-type="float">
            <text:p>2,89999999999999</text:p>
          </table:table-cell>
          <table:table-cell table:formula="of:=IF([.F240]&lt;0.000001;[.G239]+2+1/[.$H$2];[.G239]+1/[.$H$2])" office:value-type="float" office:value="7.89999999999998" calcext:value-type="float">
            <text:p>7,89999999999998</text:p>
          </table:table-cell>
          <table:table-cell table:number-columns-repeated="4"/>
          <table:table-cell table:formula="of:=SUM(MOD(SUM([.L239]-[.L$2];[.T$2]);[.R$2]-[.L$2]);[.L$2])" office:value-type="time" office:time-value="PT23H49M59.999999999S" calcext:value-type="time">
            <text:p>23:50:00</text:p>
          </table:table-cell>
          <table:table-cell table:formula="of:=IF([.L240]&lt;[.L239];[.M239]+[.H$2];[.M239])" office:value-type="float" office:value="390" calcext:value-type="float">
            <text:p>390</text:p>
          </table:table-cell>
          <table:table-cell table:formula="of:=OFFSET([.C$4];[.M240];0)" office:value-type="float" office:value="43758" calcext:value-type="float">
            <text:p>43758</text:p>
          </table:table-cell>
          <table:table-cell table:formula="of:=[.L240]" office:value-type="float" office:value="0.993055555555544" calcext:value-type="float">
            <text:p>0.993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240];0)&lt;=[.O24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1]))" office:value-type="date" office:date-value="2019-10-14T22:40:09.145709" calcext:value-type="date">
            <text:p>2019-10-14 22:40:09</text:p>
          </table:table-cell>
          <table:table-cell table:style-name="ce7" table:formula="of:=[.A241]" office:value-type="date" office:date-value="2019-10-14T22:40:09.145709" calcext:value-type="date">
            <text:p>2019-10-14 22:40:09</text:p>
          </table:table-cell>
          <table:table-cell table:formula="of:=TRUNC([.A241])" office:value-type="float" office:value="43752" calcext:value-type="float">
            <text:p>43752</text:p>
          </table:table-cell>
          <table:table-cell table:style-name="ce12" table:formula="of:=[.B241]-[.C241]" office:value-type="date" office:date-value="1899-12-30T22:40:09.14570898749" calcext:value-type="date">
            <text:p>12/30/99 10:40 PM</text:p>
          </table:table-cell>
          <table:table-cell table:formula="of:=MOD([.E240]-[.$E$2];[.$H$2])+1+[.$E$2]" office:value-type="float" office:value="219" calcext:value-type="float">
            <text:p>219</text:p>
          </table:table-cell>
          <table:table-cell table:formula="of:=MOD([.F240]+1/[.$H$2];5)" office:value-type="float" office:value="2.93333333333332" calcext:value-type="float">
            <text:p>2,93333333333332</text:p>
          </table:table-cell>
          <table:table-cell table:formula="of:=IF([.F241]&lt;0.000001;[.G240]+2+1/[.$H$2];[.G240]+1/[.$H$2])" office:value-type="float" office:value="7.93333333333332" calcext:value-type="float">
            <text:p>7,93333333333332</text:p>
          </table:table-cell>
          <table:table-cell table:number-columns-repeated="4"/>
          <table:table-cell table:formula="of:=SUM(MOD(SUM([.L240]-[.L$2];[.T$2]);[.R$2]-[.L$2]);[.L$2])" office:value-type="time" office:time-value="PT21H09M59.999999999S" calcext:value-type="time">
            <text:p>21:10:00</text:p>
          </table:table-cell>
          <table:table-cell table:formula="of:=IF([.L241]&lt;[.L240];[.M240]+[.H$2];[.M240])" office:value-type="float" office:value="420" calcext:value-type="float">
            <text:p>420</text:p>
          </table:table-cell>
          <table:table-cell table:formula="of:=OFFSET([.C$4];[.M241];0)" office:value-type="float" office:value="43759" calcext:value-type="float">
            <text:p>43759</text:p>
          </table:table-cell>
          <table:table-cell table:formula="of:=[.L241]" office:value-type="float" office:value="0.881944444444433" calcext:value-type="float">
            <text:p>0.8819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241];0)&lt;=[.O24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2]))" office:value-type="date" office:date-value="2019-10-14T22:34:41.41219" calcext:value-type="date">
            <text:p>2019-10-14 22:34:41</text:p>
          </table:table-cell>
          <table:table-cell table:style-name="ce7" table:formula="of:=[.A242]" office:value-type="date" office:date-value="2019-10-14T22:34:41.41219" calcext:value-type="date">
            <text:p>2019-10-14 22:34:41</text:p>
          </table:table-cell>
          <table:table-cell table:formula="of:=TRUNC([.A242])" office:value-type="float" office:value="43752" calcext:value-type="float">
            <text:p>43752</text:p>
          </table:table-cell>
          <table:table-cell table:style-name="ce12" table:formula="of:=[.B242]-[.C242]" office:value-type="date" office:date-value="1899-12-30T22:34:41.41219003592" calcext:value-type="date">
            <text:p>12/30/99 10:34 PM</text:p>
          </table:table-cell>
          <table:table-cell table:formula="of:=MOD([.E241]-[.$E$2];[.$H$2])+1+[.$E$2]" office:value-type="float" office:value="220" calcext:value-type="float">
            <text:p>220</text:p>
          </table:table-cell>
          <table:table-cell table:formula="of:=MOD([.F241]+1/[.$H$2];5)" office:value-type="float" office:value="2.96666666666666" calcext:value-type="float">
            <text:p>2,96666666666666</text:p>
          </table:table-cell>
          <table:table-cell table:formula="of:=IF([.F242]&lt;0.000001;[.G241]+2+1/[.$H$2];[.G241]+1/[.$H$2])" office:value-type="float" office:value="7.96666666666665" calcext:value-type="float">
            <text:p>7,96666666666665</text:p>
          </table:table-cell>
          <table:table-cell table:number-columns-repeated="4"/>
          <table:table-cell table:formula="of:=SUM(MOD(SUM([.L241]-[.L$2];[.T$2]);[.R$2]-[.L$2]);[.L$2])" office:value-type="time" office:time-value="PT21H19M59.999999999S" calcext:value-type="time">
            <text:p>21:20:00</text:p>
          </table:table-cell>
          <table:table-cell table:formula="of:=IF([.L242]&lt;[.L241];[.M241]+[.H$2];[.M241])" office:value-type="float" office:value="420" calcext:value-type="float">
            <text:p>420</text:p>
          </table:table-cell>
          <table:table-cell table:formula="of:=OFFSET([.C$4];[.M242];0)" office:value-type="float" office:value="43759" calcext:value-type="float">
            <text:p>43759</text:p>
          </table:table-cell>
          <table:table-cell table:formula="of:=[.L242]" office:value-type="float" office:value="0.888888888888877" calcext:value-type="float">
            <text:p>0.8888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242];0)&lt;=[.O24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3]))" office:value-type="date" office:date-value="2019-10-14T22:31:59.522013" calcext:value-type="date">
            <text:p>2019-10-14 22:32:00</text:p>
          </table:table-cell>
          <table:table-cell table:style-name="ce7" table:formula="of:=[.A243]" office:value-type="date" office:date-value="2019-10-14T22:31:59.522013" calcext:value-type="date">
            <text:p>2019-10-14 22:32:00</text:p>
          </table:table-cell>
          <table:table-cell table:formula="of:=TRUNC([.A243])" office:value-type="float" office:value="43752" calcext:value-type="float">
            <text:p>43752</text:p>
          </table:table-cell>
          <table:table-cell table:style-name="ce12" table:formula="of:=[.B243]-[.C243]" office:value-type="date" office:date-value="1899-12-30T22:31:59.5220131427" calcext:value-type="date">
            <text:p>12/30/99 10:32 PM</text:p>
          </table:table-cell>
          <table:table-cell table:formula="of:=MOD([.E242]-[.$E$2];[.$H$2])+1+[.$E$2]" office:value-type="float" office:value="191" calcext:value-type="float">
            <text:p>191</text:p>
          </table:table-cell>
          <table:table-cell table:formula="of:=MOD([.F242]+1/[.$H$2];5)" office:value-type="float" office:value="2.99999999999999" calcext:value-type="float">
            <text:p>2,99999999999999</text:p>
          </table:table-cell>
          <table:table-cell table:formula="of:=IF([.F243]&lt;0.000001;[.G242]+2+1/[.$H$2];[.G242]+1/[.$H$2])" office:value-type="float" office:value="7.99999999999998" calcext:value-type="float">
            <text:p>7,99999999999998</text:p>
          </table:table-cell>
          <table:table-cell table:number-columns-repeated="4"/>
          <table:table-cell table:formula="of:=SUM(MOD(SUM([.L242]-[.L$2];[.T$2]);[.R$2]-[.L$2]);[.L$2])" office:value-type="time" office:time-value="PT21H29M59.999999999S" calcext:value-type="time">
            <text:p>21:30:00</text:p>
          </table:table-cell>
          <table:table-cell table:formula="of:=IF([.L243]&lt;[.L242];[.M242]+[.H$2];[.M242])" office:value-type="float" office:value="420" calcext:value-type="float">
            <text:p>420</text:p>
          </table:table-cell>
          <table:table-cell table:formula="of:=OFFSET([.C$4];[.M243];0)" office:value-type="float" office:value="43759" calcext:value-type="float">
            <text:p>43759</text:p>
          </table:table-cell>
          <table:table-cell table:formula="of:=[.L243]" office:value-type="float" office:value="0.895833333333322" calcext:value-type="float">
            <text:p>0.8958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243];0)&lt;=[.O24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4]))" office:value-type="date" office:date-value="2019-10-15T22:33:10.854514" calcext:value-type="date">
            <text:p>2019-10-15 22:33:11</text:p>
          </table:table-cell>
          <table:table-cell table:style-name="ce7" table:formula="of:=[.A244]" office:value-type="date" office:date-value="2019-10-15T22:33:10.854514" calcext:value-type="date">
            <text:p>2019-10-15 22:33:11</text:p>
          </table:table-cell>
          <table:table-cell table:formula="of:=TRUNC([.A244])" office:value-type="float" office:value="43753" calcext:value-type="float">
            <text:p>43753</text:p>
          </table:table-cell>
          <table:table-cell table:style-name="ce12" table:formula="of:=[.B244]-[.C244]" office:value-type="date" office:date-value="1899-12-30T22:33:10.85451385472" calcext:value-type="date">
            <text:p>12/30/99 10:33 PM</text:p>
          </table:table-cell>
          <table:table-cell table:formula="of:=MOD([.E243]-[.$E$2];[.$H$2])+1+[.$E$2]" office:value-type="float" office:value="192" calcext:value-type="float">
            <text:p>192</text:p>
          </table:table-cell>
          <table:table-cell table:formula="of:=MOD([.F243]+1/[.$H$2];5)" office:value-type="float" office:value="3.03333333333332" calcext:value-type="float">
            <text:p>3,03333333333332</text:p>
          </table:table-cell>
          <table:table-cell table:formula="of:=IF([.F244]&lt;0.000001;[.G243]+2+1/[.$H$2];[.G243]+1/[.$H$2])" office:value-type="float" office:value="8.03333333333332" calcext:value-type="float">
            <text:p>8,03333333333332</text:p>
          </table:table-cell>
          <table:table-cell table:number-columns-repeated="4"/>
          <table:table-cell table:formula="of:=SUM(MOD(SUM([.L243]-[.L$2];[.T$2]);[.R$2]-[.L$2]);[.L$2])" office:value-type="time" office:time-value="PT21H39M59.999999999S" calcext:value-type="time">
            <text:p>21:40:00</text:p>
          </table:table-cell>
          <table:table-cell table:formula="of:=IF([.L244]&lt;[.L243];[.M243]+[.H$2];[.M243])" office:value-type="float" office:value="420" calcext:value-type="float">
            <text:p>420</text:p>
          </table:table-cell>
          <table:table-cell table:formula="of:=OFFSET([.C$4];[.M244];0)" office:value-type="float" office:value="43759" calcext:value-type="float">
            <text:p>43759</text:p>
          </table:table-cell>
          <table:table-cell table:formula="of:=[.L244]" office:value-type="float" office:value="0.902777777777766" calcext:value-type="float">
            <text:p>0.9027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244];0)&lt;=[.O24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5]))" office:value-type="date" office:date-value="2019-10-15T22:22:12.97988" calcext:value-type="date">
            <text:p>2019-10-15 22:22:13</text:p>
          </table:table-cell>
          <table:table-cell table:style-name="ce7" table:formula="of:=[.A245]" office:value-type="date" office:date-value="2019-10-15T22:22:12.97988" calcext:value-type="date">
            <text:p>2019-10-15 22:22:13</text:p>
          </table:table-cell>
          <table:table-cell table:formula="of:=TRUNC([.A245])" office:value-type="float" office:value="43753" calcext:value-type="float">
            <text:p>43753</text:p>
          </table:table-cell>
          <table:table-cell table:style-name="ce12" table:formula="of:=[.B245]-[.C245]" office:value-type="date" office:date-value="1899-12-30T22:22:12.97987987753" calcext:value-type="date">
            <text:p>12/30/99 10:22 PM</text:p>
          </table:table-cell>
          <table:table-cell table:formula="of:=MOD([.E244]-[.$E$2];[.$H$2])+1+[.$E$2]" office:value-type="float" office:value="193" calcext:value-type="float">
            <text:p>193</text:p>
          </table:table-cell>
          <table:table-cell table:formula="of:=MOD([.F244]+1/[.$H$2];5)" office:value-type="float" office:value="3.06666666666666" calcext:value-type="float">
            <text:p>3,06666666666666</text:p>
          </table:table-cell>
          <table:table-cell table:formula="of:=IF([.F245]&lt;0.000001;[.G244]+2+1/[.$H$2];[.G244]+1/[.$H$2])" office:value-type="float" office:value="8.06666666666665" calcext:value-type="float">
            <text:p>8,06666666666665</text:p>
          </table:table-cell>
          <table:table-cell table:number-columns-repeated="4"/>
          <table:table-cell table:formula="of:=SUM(MOD(SUM([.L244]-[.L$2];[.T$2]);[.R$2]-[.L$2]);[.L$2])" office:value-type="time" office:time-value="PT21H49M59.999999999S" calcext:value-type="time">
            <text:p>21:50:00</text:p>
          </table:table-cell>
          <table:table-cell table:formula="of:=IF([.L245]&lt;[.L244];[.M244]+[.H$2];[.M244])" office:value-type="float" office:value="420" calcext:value-type="float">
            <text:p>420</text:p>
          </table:table-cell>
          <table:table-cell table:formula="of:=OFFSET([.C$4];[.M245];0)" office:value-type="float" office:value="43759" calcext:value-type="float">
            <text:p>43759</text:p>
          </table:table-cell>
          <table:table-cell table:formula="of:=[.L245]" office:value-type="float" office:value="0.909722222222211" calcext:value-type="float">
            <text:p>0.9097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245];0)&lt;=[.O24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6]))" office:value-type="date" office:date-value="2019-10-15T22:05:35.986437" calcext:value-type="date">
            <text:p>2019-10-15 22:05:36</text:p>
          </table:table-cell>
          <table:table-cell table:style-name="ce7" table:formula="of:=[.A246]" office:value-type="date" office:date-value="2019-10-15T22:05:35.986437" calcext:value-type="date">
            <text:p>2019-10-15 22:05:36</text:p>
          </table:table-cell>
          <table:table-cell table:formula="of:=TRUNC([.A246])" office:value-type="float" office:value="43753" calcext:value-type="float">
            <text:p>43753</text:p>
          </table:table-cell>
          <table:table-cell table:style-name="ce12" table:formula="of:=[.B246]-[.C246]" office:value-type="date" office:date-value="1899-12-30T22:05:35.98643678706" calcext:value-type="date">
            <text:p>12/30/99 10:05 PM</text:p>
          </table:table-cell>
          <table:table-cell table:formula="of:=MOD([.E245]-[.$E$2];[.$H$2])+1+[.$E$2]" office:value-type="float" office:value="194" calcext:value-type="float">
            <text:p>194</text:p>
          </table:table-cell>
          <table:table-cell table:formula="of:=MOD([.F245]+1/[.$H$2];5)" office:value-type="float" office:value="3.09999999999999" calcext:value-type="float">
            <text:p>3,09999999999999</text:p>
          </table:table-cell>
          <table:table-cell table:formula="of:=IF([.F246]&lt;0.000001;[.G245]+2+1/[.$H$2];[.G245]+1/[.$H$2])" office:value-type="float" office:value="8.09999999999998" calcext:value-type="float">
            <text:p>8,09999999999998</text:p>
          </table:table-cell>
          <table:table-cell table:number-columns-repeated="4"/>
          <table:table-cell table:formula="of:=SUM(MOD(SUM([.L245]-[.L$2];[.T$2]);[.R$2]-[.L$2]);[.L$2])" office:value-type="time" office:time-value="PT21H59M59.999999999S" calcext:value-type="time">
            <text:p>22:00:00</text:p>
          </table:table-cell>
          <table:table-cell table:formula="of:=IF([.L246]&lt;[.L245];[.M245]+[.H$2];[.M245])" office:value-type="float" office:value="420" calcext:value-type="float">
            <text:p>420</text:p>
          </table:table-cell>
          <table:table-cell table:formula="of:=OFFSET([.C$4];[.M246];0)" office:value-type="float" office:value="43759" calcext:value-type="float">
            <text:p>43759</text:p>
          </table:table-cell>
          <table:table-cell table:formula="of:=[.L246]" office:value-type="float" office:value="0.916666666666655" calcext:value-type="float">
            <text:p>0.9166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246];0)&lt;=[.O24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7]))" office:value-type="date" office:date-value="2019-10-15T22:57:03.981595" calcext:value-type="date">
            <text:p>2019-10-15 22:57:04</text:p>
          </table:table-cell>
          <table:table-cell table:style-name="ce7" table:formula="of:=[.A247]" office:value-type="date" office:date-value="2019-10-15T22:57:03.981595" calcext:value-type="date">
            <text:p>2019-10-15 22:57:04</text:p>
          </table:table-cell>
          <table:table-cell table:formula="of:=TRUNC([.A247])" office:value-type="float" office:value="43753" calcext:value-type="float">
            <text:p>43753</text:p>
          </table:table-cell>
          <table:table-cell table:style-name="ce12" table:formula="of:=[.B247]-[.C247]" office:value-type="date" office:date-value="1899-12-30T22:57:03.98159515578" calcext:value-type="date">
            <text:p>12/30/99 10:57 PM</text:p>
          </table:table-cell>
          <table:table-cell table:formula="of:=MOD([.E246]-[.$E$2];[.$H$2])+1+[.$E$2]" office:value-type="float" office:value="195" calcext:value-type="float">
            <text:p>195</text:p>
          </table:table-cell>
          <table:table-cell table:formula="of:=MOD([.F246]+1/[.$H$2];5)" office:value-type="float" office:value="3.13333333333332" calcext:value-type="float">
            <text:p>3,13333333333332</text:p>
          </table:table-cell>
          <table:table-cell table:formula="of:=IF([.F247]&lt;0.000001;[.G246]+2+1/[.$H$2];[.G246]+1/[.$H$2])" office:value-type="float" office:value="8.13333333333332" calcext:value-type="float">
            <text:p>8,13333333333332</text:p>
          </table:table-cell>
          <table:table-cell table:number-columns-repeated="4"/>
          <table:table-cell table:formula="of:=SUM(MOD(SUM([.L246]-[.L$2];[.T$2]);[.R$2]-[.L$2]);[.L$2])" office:value-type="time" office:time-value="PT22H09M59.999999999S" calcext:value-type="time">
            <text:p>22:10:00</text:p>
          </table:table-cell>
          <table:table-cell table:formula="of:=IF([.L247]&lt;[.L246];[.M246]+[.H$2];[.M246])" office:value-type="float" office:value="420" calcext:value-type="float">
            <text:p>420</text:p>
          </table:table-cell>
          <table:table-cell table:formula="of:=OFFSET([.C$4];[.M247];0)" office:value-type="float" office:value="43759" calcext:value-type="float">
            <text:p>43759</text:p>
          </table:table-cell>
          <table:table-cell table:formula="of:=[.L247]" office:value-type="float" office:value="0.9236111111111" calcext:value-type="float">
            <text:p>0.9236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247];0)&lt;=[.O24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8]))" office:value-type="date" office:date-value="2019-10-15T22:03:08.481736" calcext:value-type="date">
            <text:p>2019-10-15 22:03:08</text:p>
          </table:table-cell>
          <table:table-cell table:style-name="ce7" table:formula="of:=[.A248]" office:value-type="date" office:date-value="2019-10-15T22:03:08.481736" calcext:value-type="date">
            <text:p>2019-10-15 22:03:08</text:p>
          </table:table-cell>
          <table:table-cell table:formula="of:=TRUNC([.A248])" office:value-type="float" office:value="43753" calcext:value-type="float">
            <text:p>43753</text:p>
          </table:table-cell>
          <table:table-cell table:style-name="ce12" table:formula="of:=[.B248]-[.C248]" office:value-type="date" office:date-value="1899-12-30T22:03:08.48173620645" calcext:value-type="date">
            <text:p>12/30/99 10:03 PM</text:p>
          </table:table-cell>
          <table:table-cell table:formula="of:=MOD([.E247]-[.$E$2];[.$H$2])+1+[.$E$2]" office:value-type="float" office:value="196" calcext:value-type="float">
            <text:p>196</text:p>
          </table:table-cell>
          <table:table-cell table:formula="of:=MOD([.F247]+1/[.$H$2];5)" office:value-type="float" office:value="3.16666666666666" calcext:value-type="float">
            <text:p>3,16666666666666</text:p>
          </table:table-cell>
          <table:table-cell table:formula="of:=IF([.F248]&lt;0.000001;[.G247]+2+1/[.$H$2];[.G247]+1/[.$H$2])" office:value-type="float" office:value="8.16666666666665" calcext:value-type="float">
            <text:p>8,16666666666665</text:p>
          </table:table-cell>
          <table:table-cell table:number-columns-repeated="4"/>
          <table:table-cell table:formula="of:=SUM(MOD(SUM([.L247]-[.L$2];[.T$2]);[.R$2]-[.L$2]);[.L$2])" office:value-type="time" office:time-value="PT22H19M59.999999999S" calcext:value-type="time">
            <text:p>22:20:00</text:p>
          </table:table-cell>
          <table:table-cell table:formula="of:=IF([.L248]&lt;[.L247];[.M247]+[.H$2];[.M247])" office:value-type="float" office:value="420" calcext:value-type="float">
            <text:p>420</text:p>
          </table:table-cell>
          <table:table-cell table:formula="of:=OFFSET([.C$4];[.M248];0)" office:value-type="float" office:value="43759" calcext:value-type="float">
            <text:p>43759</text:p>
          </table:table-cell>
          <table:table-cell table:formula="of:=[.L248]" office:value-type="float" office:value="0.930555555555544" calcext:value-type="float">
            <text:p>0.9305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248];0)&lt;=[.O24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9]))" office:value-type="date" office:date-value="2019-10-15T22:22:25.718271" calcext:value-type="date">
            <text:p>2019-10-15 22:22:26</text:p>
          </table:table-cell>
          <table:table-cell table:style-name="ce7" table:formula="of:=[.A249]" office:value-type="date" office:date-value="2019-10-15T22:22:25.718271" calcext:value-type="date">
            <text:p>2019-10-15 22:22:26</text:p>
          </table:table-cell>
          <table:table-cell table:formula="of:=TRUNC([.A249])" office:value-type="float" office:value="43753" calcext:value-type="float">
            <text:p>43753</text:p>
          </table:table-cell>
          <table:table-cell table:style-name="ce12" table:formula="of:=[.B249]-[.C249]" office:value-type="date" office:date-value="1899-12-30T22:22:25.71827135514" calcext:value-type="date">
            <text:p>12/30/99 10:22 PM</text:p>
          </table:table-cell>
          <table:table-cell table:formula="of:=MOD([.E248]-[.$E$2];[.$H$2])+1+[.$E$2]" office:value-type="float" office:value="197" calcext:value-type="float">
            <text:p>197</text:p>
          </table:table-cell>
          <table:table-cell table:formula="of:=MOD([.F248]+1/[.$H$2];5)" office:value-type="float" office:value="3.19999999999999" calcext:value-type="float">
            <text:p>3,19999999999999</text:p>
          </table:table-cell>
          <table:table-cell table:formula="of:=IF([.F249]&lt;0.000001;[.G248]+2+1/[.$H$2];[.G248]+1/[.$H$2])" office:value-type="float" office:value="8.19999999999998" calcext:value-type="float">
            <text:p>8,19999999999998</text:p>
          </table:table-cell>
          <table:table-cell table:number-columns-repeated="4"/>
          <table:table-cell table:formula="of:=SUM(MOD(SUM([.L248]-[.L$2];[.T$2]);[.R$2]-[.L$2]);[.L$2])" office:value-type="time" office:time-value="PT22H29M59.999999999S" calcext:value-type="time">
            <text:p>22:30:00</text:p>
          </table:table-cell>
          <table:table-cell table:formula="of:=IF([.L249]&lt;[.L248];[.M248]+[.H$2];[.M248])" office:value-type="float" office:value="420" calcext:value-type="float">
            <text:p>420</text:p>
          </table:table-cell>
          <table:table-cell table:formula="of:=OFFSET([.C$4];[.M249];0)" office:value-type="float" office:value="43759" calcext:value-type="float">
            <text:p>43759</text:p>
          </table:table-cell>
          <table:table-cell table:formula="of:=[.L249]" office:value-type="float" office:value="0.937499999999988" calcext:value-type="float">
            <text:p>0.9374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249];0)&lt;=[.O24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0]))" office:value-type="date" office:date-value="2019-10-15T22:19:48.443122" calcext:value-type="date">
            <text:p>2019-10-15 22:19:48</text:p>
          </table:table-cell>
          <table:table-cell table:style-name="ce7" table:formula="of:=[.A250]" office:value-type="date" office:date-value="2019-10-15T22:19:48.443122" calcext:value-type="date">
            <text:p>2019-10-15 22:19:48</text:p>
          </table:table-cell>
          <table:table-cell table:formula="of:=TRUNC([.A250])" office:value-type="float" office:value="43753" calcext:value-type="float">
            <text:p>43753</text:p>
          </table:table-cell>
          <table:table-cell table:style-name="ce12" table:formula="of:=[.B250]-[.C250]" office:value-type="date" office:date-value="1899-12-30T22:19:48.44312173314" calcext:value-type="date">
            <text:p>12/30/99 10:19 PM</text:p>
          </table:table-cell>
          <table:table-cell table:formula="of:=MOD([.E249]-[.$E$2];[.$H$2])+1+[.$E$2]" office:value-type="float" office:value="198" calcext:value-type="float">
            <text:p>198</text:p>
          </table:table-cell>
          <table:table-cell table:formula="of:=MOD([.F249]+1/[.$H$2];5)" office:value-type="float" office:value="3.23333333333332" calcext:value-type="float">
            <text:p>3,23333333333332</text:p>
          </table:table-cell>
          <table:table-cell table:formula="of:=IF([.F250]&lt;0.000001;[.G249]+2+1/[.$H$2];[.G249]+1/[.$H$2])" office:value-type="float" office:value="8.23333333333332" calcext:value-type="float">
            <text:p>8,23333333333332</text:p>
          </table:table-cell>
          <table:table-cell table:number-columns-repeated="4"/>
          <table:table-cell table:formula="of:=SUM(MOD(SUM([.L249]-[.L$2];[.T$2]);[.R$2]-[.L$2]);[.L$2])" office:value-type="time" office:time-value="PT22H39M59.999999999S" calcext:value-type="time">
            <text:p>22:40:00</text:p>
          </table:table-cell>
          <table:table-cell table:formula="of:=IF([.L250]&lt;[.L249];[.M249]+[.H$2];[.M249])" office:value-type="float" office:value="420" calcext:value-type="float">
            <text:p>420</text:p>
          </table:table-cell>
          <table:table-cell table:formula="of:=OFFSET([.C$4];[.M250];0)" office:value-type="float" office:value="43759" calcext:value-type="float">
            <text:p>43759</text:p>
          </table:table-cell>
          <table:table-cell table:formula="of:=[.L250]" office:value-type="float" office:value="0.944444444444433" calcext:value-type="float">
            <text:p>0.9444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250];0)&lt;=[.O25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1]))" office:value-type="date" office:date-value="2019-10-15T22:24:11.390982" calcext:value-type="date">
            <text:p>2019-10-15 22:24:11</text:p>
          </table:table-cell>
          <table:table-cell table:style-name="ce7" table:formula="of:=[.A251]" office:value-type="date" office:date-value="2019-10-15T22:24:11.390982" calcext:value-type="date">
            <text:p>2019-10-15 22:24:11</text:p>
          </table:table-cell>
          <table:table-cell table:formula="of:=TRUNC([.A251])" office:value-type="float" office:value="43753" calcext:value-type="float">
            <text:p>43753</text:p>
          </table:table-cell>
          <table:table-cell table:style-name="ce12" table:formula="of:=[.B251]-[.C251]" office:value-type="date" office:date-value="1899-12-30T22:24:11.39098197687" calcext:value-type="date">
            <text:p>12/30/99 10:24 PM</text:p>
          </table:table-cell>
          <table:table-cell table:formula="of:=MOD([.E250]-[.$E$2];[.$H$2])+1+[.$E$2]" office:value-type="float" office:value="199" calcext:value-type="float">
            <text:p>199</text:p>
          </table:table-cell>
          <table:table-cell table:formula="of:=MOD([.F250]+1/[.$H$2];5)" office:value-type="float" office:value="3.26666666666666" calcext:value-type="float">
            <text:p>3,26666666666666</text:p>
          </table:table-cell>
          <table:table-cell table:formula="of:=IF([.F251]&lt;0.000001;[.G250]+2+1/[.$H$2];[.G250]+1/[.$H$2])" office:value-type="float" office:value="8.26666666666665" calcext:value-type="float">
            <text:p>8,26666666666665</text:p>
          </table:table-cell>
          <table:table-cell table:number-columns-repeated="4"/>
          <table:table-cell table:formula="of:=SUM(MOD(SUM([.L250]-[.L$2];[.T$2]);[.R$2]-[.L$2]);[.L$2])" office:value-type="time" office:time-value="PT22H49M59.999999999S" calcext:value-type="time">
            <text:p>22:50:00</text:p>
          </table:table-cell>
          <table:table-cell table:formula="of:=IF([.L251]&lt;[.L250];[.M250]+[.H$2];[.M250])" office:value-type="float" office:value="420" calcext:value-type="float">
            <text:p>420</text:p>
          </table:table-cell>
          <table:table-cell table:formula="of:=OFFSET([.C$4];[.M251];0)" office:value-type="float" office:value="43759" calcext:value-type="float">
            <text:p>43759</text:p>
          </table:table-cell>
          <table:table-cell table:formula="of:=[.L251]" office:value-type="float" office:value="0.951388888888877" calcext:value-type="float">
            <text:p>0.9513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251];0)&lt;=[.O25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2]))" office:value-type="date" office:date-value="2019-10-15T22:35:25.636567" calcext:value-type="date">
            <text:p>2019-10-15 22:35:26</text:p>
          </table:table-cell>
          <table:table-cell table:style-name="ce7" table:formula="of:=[.A252]" office:value-type="date" office:date-value="2019-10-15T22:35:25.636567" calcext:value-type="date">
            <text:p>2019-10-15 22:35:26</text:p>
          </table:table-cell>
          <table:table-cell table:formula="of:=TRUNC([.A252])" office:value-type="float" office:value="43753" calcext:value-type="float">
            <text:p>43753</text:p>
          </table:table-cell>
          <table:table-cell table:style-name="ce12" table:formula="of:=[.B252]-[.C252]" office:value-type="date" office:date-value="1899-12-30T22:35:25.63656731509" calcext:value-type="date">
            <text:p>12/30/99 10:35 PM</text:p>
          </table:table-cell>
          <table:table-cell table:formula="of:=MOD([.E251]-[.$E$2];[.$H$2])+1+[.$E$2]" office:value-type="float" office:value="200" calcext:value-type="float">
            <text:p>200</text:p>
          </table:table-cell>
          <table:table-cell table:formula="of:=MOD([.F251]+1/[.$H$2];5)" office:value-type="float" office:value="3.29999999999999" calcext:value-type="float">
            <text:p>3,29999999999999</text:p>
          </table:table-cell>
          <table:table-cell table:formula="of:=IF([.F252]&lt;0.000001;[.G251]+2+1/[.$H$2];[.G251]+1/[.$H$2])" office:value-type="float" office:value="8.29999999999998" calcext:value-type="float">
            <text:p>8,29999999999998</text:p>
          </table:table-cell>
          <table:table-cell table:number-columns-repeated="4"/>
          <table:table-cell table:formula="of:=SUM(MOD(SUM([.L251]-[.L$2];[.T$2]);[.R$2]-[.L$2]);[.L$2])" office:value-type="time" office:time-value="PT22H59M59.999999999S" calcext:value-type="time">
            <text:p>23:00:00</text:p>
          </table:table-cell>
          <table:table-cell table:formula="of:=IF([.L252]&lt;[.L251];[.M251]+[.H$2];[.M251])" office:value-type="float" office:value="420" calcext:value-type="float">
            <text:p>420</text:p>
          </table:table-cell>
          <table:table-cell table:formula="of:=OFFSET([.C$4];[.M252];0)" office:value-type="float" office:value="43759" calcext:value-type="float">
            <text:p>43759</text:p>
          </table:table-cell>
          <table:table-cell table:formula="of:=[.L252]" office:value-type="float" office:value="0.958333333333322" calcext:value-type="float">
            <text:p>0.9583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252];0)&lt;=[.O25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3]))" office:value-type="date" office:date-value="2019-10-15T22:34:07.583693" calcext:value-type="date">
            <text:p>2019-10-15 22:34:08</text:p>
          </table:table-cell>
          <table:table-cell table:style-name="ce7" table:formula="of:=[.A253]" office:value-type="date" office:date-value="2019-10-15T22:34:07.583693" calcext:value-type="date">
            <text:p>2019-10-15 22:34:08</text:p>
          </table:table-cell>
          <table:table-cell table:formula="of:=TRUNC([.A253])" office:value-type="float" office:value="43753" calcext:value-type="float">
            <text:p>43753</text:p>
          </table:table-cell>
          <table:table-cell table:style-name="ce12" table:formula="of:=[.B253]-[.C253]" office:value-type="date" office:date-value="1899-12-30T22:34:07.5836934289" calcext:value-type="date">
            <text:p>12/30/99 10:34 PM</text:p>
          </table:table-cell>
          <table:table-cell table:formula="of:=MOD([.E252]-[.$E$2];[.$H$2])+1+[.$E$2]" office:value-type="float" office:value="201" calcext:value-type="float">
            <text:p>201</text:p>
          </table:table-cell>
          <table:table-cell table:formula="of:=MOD([.F252]+1/[.$H$2];5)" office:value-type="float" office:value="3.33333333333332" calcext:value-type="float">
            <text:p>3,33333333333332</text:p>
          </table:table-cell>
          <table:table-cell table:formula="of:=IF([.F253]&lt;0.000001;[.G252]+2+1/[.$H$2];[.G252]+1/[.$H$2])" office:value-type="float" office:value="8.33333333333331" calcext:value-type="float">
            <text:p>8,33333333333331</text:p>
          </table:table-cell>
          <table:table-cell table:number-columns-repeated="4"/>
          <table:table-cell table:formula="of:=SUM(MOD(SUM([.L252]-[.L$2];[.T$2]);[.R$2]-[.L$2]);[.L$2])" office:value-type="time" office:time-value="PT23H09M59.999999999S" calcext:value-type="time">
            <text:p>23:10:00</text:p>
          </table:table-cell>
          <table:table-cell table:formula="of:=IF([.L253]&lt;[.L252];[.M252]+[.H$2];[.M252])" office:value-type="float" office:value="420" calcext:value-type="float">
            <text:p>420</text:p>
          </table:table-cell>
          <table:table-cell table:formula="of:=OFFSET([.C$4];[.M253];0)" office:value-type="float" office:value="43759" calcext:value-type="float">
            <text:p>43759</text:p>
          </table:table-cell>
          <table:table-cell table:formula="of:=[.L253]" office:value-type="float" office:value="0.965277777777766" calcext:value-type="float">
            <text:p>0.965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253];0)&lt;=[.O25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4]))" office:value-type="date" office:date-value="2019-10-15T23:18:53.963379" calcext:value-type="date">
            <text:p>2019-10-15 23:18:54</text:p>
          </table:table-cell>
          <table:table-cell table:style-name="ce7" table:formula="of:=[.A254]" office:value-type="date" office:date-value="2019-10-15T23:18:53.963379" calcext:value-type="date">
            <text:p>2019-10-15 23:18:54</text:p>
          </table:table-cell>
          <table:table-cell table:formula="of:=TRUNC([.A254])" office:value-type="float" office:value="43753" calcext:value-type="float">
            <text:p>43753</text:p>
          </table:table-cell>
          <table:table-cell table:style-name="ce12" table:formula="of:=[.B254]-[.C254]" office:value-type="date" office:date-value="1899-12-30T23:18:53.96337905433" calcext:value-type="date">
            <text:p>12/30/99 11:18 PM</text:p>
          </table:table-cell>
          <table:table-cell table:formula="of:=MOD([.E253]-[.$E$2];[.$H$2])+1+[.$E$2]" office:value-type="float" office:value="202" calcext:value-type="float">
            <text:p>202</text:p>
          </table:table-cell>
          <table:table-cell table:formula="of:=MOD([.F253]+1/[.$H$2];5)" office:value-type="float" office:value="3.36666666666666" calcext:value-type="float">
            <text:p>3,36666666666666</text:p>
          </table:table-cell>
          <table:table-cell table:formula="of:=IF([.F254]&lt;0.000001;[.G253]+2+1/[.$H$2];[.G253]+1/[.$H$2])" office:value-type="float" office:value="8.36666666666665" calcext:value-type="float">
            <text:p>8,36666666666665</text:p>
          </table:table-cell>
          <table:table-cell table:number-columns-repeated="4"/>
          <table:table-cell table:formula="of:=SUM(MOD(SUM([.L253]-[.L$2];[.T$2]);[.R$2]-[.L$2]);[.L$2])" office:value-type="time" office:time-value="PT23H19M59.999999999S" calcext:value-type="time">
            <text:p>23:20:00</text:p>
          </table:table-cell>
          <table:table-cell table:formula="of:=IF([.L254]&lt;[.L253];[.M253]+[.H$2];[.M253])" office:value-type="float" office:value="420" calcext:value-type="float">
            <text:p>420</text:p>
          </table:table-cell>
          <table:table-cell table:formula="of:=OFFSET([.C$4];[.M254];0)" office:value-type="float" office:value="43759" calcext:value-type="float">
            <text:p>43759</text:p>
          </table:table-cell>
          <table:table-cell table:formula="of:=[.L254]" office:value-type="float" office:value="0.972222222222211" calcext:value-type="float">
            <text:p>0.972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254];0)&lt;=[.O25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5]))" office:value-type="date" office:date-value="2019-10-15T22:46:14.391348" calcext:value-type="date">
            <text:p>2019-10-15 22:46:14</text:p>
          </table:table-cell>
          <table:table-cell table:style-name="ce7" table:formula="of:=[.A255]" office:value-type="date" office:date-value="2019-10-15T22:46:14.391348" calcext:value-type="date">
            <text:p>2019-10-15 22:46:14</text:p>
          </table:table-cell>
          <table:table-cell table:formula="of:=TRUNC([.A255])" office:value-type="float" office:value="43753" calcext:value-type="float">
            <text:p>43753</text:p>
          </table:table-cell>
          <table:table-cell table:style-name="ce12" table:formula="of:=[.B255]-[.C255]" office:value-type="date" office:date-value="1899-12-30T22:46:14.3913478218" calcext:value-type="date">
            <text:p>12/30/99 10:46 PM</text:p>
          </table:table-cell>
          <table:table-cell table:formula="of:=MOD([.E254]-[.$E$2];[.$H$2])+1+[.$E$2]" office:value-type="float" office:value="203" calcext:value-type="float">
            <text:p>203</text:p>
          </table:table-cell>
          <table:table-cell table:formula="of:=MOD([.F254]+1/[.$H$2];5)" office:value-type="float" office:value="3.39999999999999" calcext:value-type="float">
            <text:p>3,39999999999999</text:p>
          </table:table-cell>
          <table:table-cell table:formula="of:=IF([.F255]&lt;0.000001;[.G254]+2+1/[.$H$2];[.G254]+1/[.$H$2])" office:value-type="float" office:value="8.39999999999998" calcext:value-type="float">
            <text:p>8,39999999999998</text:p>
          </table:table-cell>
          <table:table-cell table:number-columns-repeated="4"/>
          <table:table-cell table:formula="of:=SUM(MOD(SUM([.L254]-[.L$2];[.T$2]);[.R$2]-[.L$2]);[.L$2])" office:value-type="time" office:time-value="PT23H29M59.999999999S" calcext:value-type="time">
            <text:p>23:30:00</text:p>
          </table:table-cell>
          <table:table-cell table:formula="of:=IF([.L255]&lt;[.L254];[.M254]+[.H$2];[.M254])" office:value-type="float" office:value="420" calcext:value-type="float">
            <text:p>420</text:p>
          </table:table-cell>
          <table:table-cell table:formula="of:=OFFSET([.C$4];[.M255];0)" office:value-type="float" office:value="43759" calcext:value-type="float">
            <text:p>43759</text:p>
          </table:table-cell>
          <table:table-cell table:formula="of:=[.L255]" office:value-type="float" office:value="0.979166666666655" calcext:value-type="float">
            <text:p>0.979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255];0)&lt;=[.O25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6]))" office:value-type="date" office:date-value="2019-10-15T22:19:06.84351" calcext:value-type="date">
            <text:p>2019-10-15 22:19:07</text:p>
          </table:table-cell>
          <table:table-cell table:style-name="ce7" table:formula="of:=[.A256]" office:value-type="date" office:date-value="2019-10-15T22:19:06.84351" calcext:value-type="date">
            <text:p>2019-10-15 22:19:07</text:p>
          </table:table-cell>
          <table:table-cell table:formula="of:=TRUNC([.A256])" office:value-type="float" office:value="43753" calcext:value-type="float">
            <text:p>43753</text:p>
          </table:table-cell>
          <table:table-cell table:style-name="ce12" table:formula="of:=[.B256]-[.C256]" office:value-type="date" office:date-value="1899-12-30T22:19:06.84351019096" calcext:value-type="date">
            <text:p>12/30/99 10:19 PM</text:p>
          </table:table-cell>
          <table:table-cell table:formula="of:=MOD([.E255]-[.$E$2];[.$H$2])+1+[.$E$2]" office:value-type="float" office:value="204" calcext:value-type="float">
            <text:p>204</text:p>
          </table:table-cell>
          <table:table-cell table:formula="of:=MOD([.F255]+1/[.$H$2];5)" office:value-type="float" office:value="3.43333333333332" calcext:value-type="float">
            <text:p>3,43333333333332</text:p>
          </table:table-cell>
          <table:table-cell table:formula="of:=IF([.F256]&lt;0.000001;[.G255]+2+1/[.$H$2];[.G255]+1/[.$H$2])" office:value-type="float" office:value="8.43333333333331" calcext:value-type="float">
            <text:p>8,43333333333331</text:p>
          </table:table-cell>
          <table:table-cell table:number-columns-repeated="4"/>
          <table:table-cell table:formula="of:=SUM(MOD(SUM([.L255]-[.L$2];[.T$2]);[.R$2]-[.L$2]);[.L$2])" office:value-type="time" office:time-value="PT23H39M59.999999999S" calcext:value-type="time">
            <text:p>23:40:00</text:p>
          </table:table-cell>
          <table:table-cell table:formula="of:=IF([.L256]&lt;[.L255];[.M255]+[.H$2];[.M255])" office:value-type="float" office:value="420" calcext:value-type="float">
            <text:p>420</text:p>
          </table:table-cell>
          <table:table-cell table:formula="of:=OFFSET([.C$4];[.M256];0)" office:value-type="float" office:value="43759" calcext:value-type="float">
            <text:p>43759</text:p>
          </table:table-cell>
          <table:table-cell table:formula="of:=[.L256]" office:value-type="float" office:value="0.9861111111111" calcext:value-type="float">
            <text:p>0.986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256];0)&lt;=[.O25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7]))" office:value-type="date" office:date-value="2019-10-15T22:41:37.402799" calcext:value-type="date">
            <text:p>2019-10-15 22:41:37</text:p>
          </table:table-cell>
          <table:table-cell table:style-name="ce7" table:formula="of:=[.A257]" office:value-type="date" office:date-value="2019-10-15T22:41:37.402799" calcext:value-type="date">
            <text:p>2019-10-15 22:41:37</text:p>
          </table:table-cell>
          <table:table-cell table:formula="of:=TRUNC([.A257])" office:value-type="float" office:value="43753" calcext:value-type="float">
            <text:p>43753</text:p>
          </table:table-cell>
          <table:table-cell table:style-name="ce12" table:formula="of:=[.B257]-[.C257]" office:value-type="date" office:date-value="1899-12-30T22:41:37.40279854741" calcext:value-type="date">
            <text:p>12/30/99 10:41 PM</text:p>
          </table:table-cell>
          <table:table-cell table:formula="of:=MOD([.E256]-[.$E$2];[.$H$2])+1+[.$E$2]" office:value-type="float" office:value="205" calcext:value-type="float">
            <text:p>205</text:p>
          </table:table-cell>
          <table:table-cell table:formula="of:=MOD([.F256]+1/[.$H$2];5)" office:value-type="float" office:value="3.46666666666666" calcext:value-type="float">
            <text:p>3,46666666666666</text:p>
          </table:table-cell>
          <table:table-cell table:formula="of:=IF([.F257]&lt;0.000001;[.G256]+2+1/[.$H$2];[.G256]+1/[.$H$2])" office:value-type="float" office:value="8.46666666666665" calcext:value-type="float">
            <text:p>8,46666666666665</text:p>
          </table:table-cell>
          <table:table-cell table:number-columns-repeated="4"/>
          <table:table-cell table:formula="of:=SUM(MOD(SUM([.L256]-[.L$2];[.T$2]);[.R$2]-[.L$2]);[.L$2])" office:value-type="time" office:time-value="PT23H49M59.999999999S" calcext:value-type="time">
            <text:p>23:50:00</text:p>
          </table:table-cell>
          <table:table-cell table:formula="of:=IF([.L257]&lt;[.L256];[.M256]+[.H$2];[.M256])" office:value-type="float" office:value="420" calcext:value-type="float">
            <text:p>420</text:p>
          </table:table-cell>
          <table:table-cell table:formula="of:=OFFSET([.C$4];[.M257];0)" office:value-type="float" office:value="43759" calcext:value-type="float">
            <text:p>43759</text:p>
          </table:table-cell>
          <table:table-cell table:formula="of:=[.L257]" office:value-type="float" office:value="0.993055555555544" calcext:value-type="float">
            <text:p>0.993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257];0)&lt;=[.O25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8]))" office:value-type="date" office:date-value="2019-10-15T22:19:50.645015" calcext:value-type="date">
            <text:p>2019-10-15 22:19:51</text:p>
          </table:table-cell>
          <table:table-cell table:style-name="ce7" table:formula="of:=[.A258]" office:value-type="date" office:date-value="2019-10-15T22:19:50.645015" calcext:value-type="date">
            <text:p>2019-10-15 22:19:51</text:p>
          </table:table-cell>
          <table:table-cell table:formula="of:=TRUNC([.A258])" office:value-type="float" office:value="43753" calcext:value-type="float">
            <text:p>43753</text:p>
          </table:table-cell>
          <table:table-cell table:style-name="ce12" table:formula="of:=[.B258]-[.C258]" office:value-type="date" office:date-value="1899-12-30T22:19:50.64501521643" calcext:value-type="date">
            <text:p>12/30/99 10:19 PM</text:p>
          </table:table-cell>
          <table:table-cell table:formula="of:=MOD([.E257]-[.$E$2];[.$H$2])+1+[.$E$2]" office:value-type="float" office:value="206" calcext:value-type="float">
            <text:p>206</text:p>
          </table:table-cell>
          <table:table-cell table:formula="of:=MOD([.F257]+1/[.$H$2];5)" office:value-type="float" office:value="3.49999999999999" calcext:value-type="float">
            <text:p>3,49999999999999</text:p>
          </table:table-cell>
          <table:table-cell table:formula="of:=IF([.F258]&lt;0.000001;[.G257]+2+1/[.$H$2];[.G257]+1/[.$H$2])" office:value-type="float" office:value="8.49999999999998" calcext:value-type="float">
            <text:p>8,49999999999998</text:p>
          </table:table-cell>
          <table:table-cell table:number-columns-repeated="4"/>
          <table:table-cell table:formula="of:=SUM(MOD(SUM([.L257]-[.L$2];[.T$2]);[.R$2]-[.L$2]);[.L$2])" office:value-type="time" office:time-value="PT21H09M59.999999999S" calcext:value-type="time">
            <text:p>21:10:00</text:p>
          </table:table-cell>
          <table:table-cell table:formula="of:=IF([.L258]&lt;[.L257];[.M257]+[.H$2];[.M257])" office:value-type="float" office:value="450" calcext:value-type="float">
            <text:p>450</text:p>
          </table:table-cell>
          <table:table-cell table:formula="of:=OFFSET([.C$4];[.M258];0)" office:value-type="float" office:value="43760" calcext:value-type="float">
            <text:p>43760</text:p>
          </table:table-cell>
          <table:table-cell table:formula="of:=[.L258]" office:value-type="float" office:value="0.881944444444433" calcext:value-type="float">
            <text:p>0.8819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258];0)&lt;=[.O25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9]))" office:value-type="date" office:date-value="2019-10-15T22:33:42.862944" calcext:value-type="date">
            <text:p>2019-10-15 22:33:43</text:p>
          </table:table-cell>
          <table:table-cell table:style-name="ce7" table:formula="of:=[.A259]" office:value-type="date" office:date-value="2019-10-15T22:33:42.862944" calcext:value-type="date">
            <text:p>2019-10-15 22:33:43</text:p>
          </table:table-cell>
          <table:table-cell table:formula="of:=TRUNC([.A259])" office:value-type="float" office:value="43753" calcext:value-type="float">
            <text:p>43753</text:p>
          </table:table-cell>
          <table:table-cell table:style-name="ce12" table:formula="of:=[.B259]-[.C259]" office:value-type="date" office:date-value="1899-12-30T22:33:42.8629438905" calcext:value-type="date">
            <text:p>12/30/99 10:33 PM</text:p>
          </table:table-cell>
          <table:table-cell table:formula="of:=MOD([.E258]-[.$E$2];[.$H$2])+1+[.$E$2]" office:value-type="float" office:value="207" calcext:value-type="float">
            <text:p>207</text:p>
          </table:table-cell>
          <table:table-cell table:formula="of:=MOD([.F258]+1/[.$H$2];5)" office:value-type="float" office:value="3.53333333333332" calcext:value-type="float">
            <text:p>3,53333333333332</text:p>
          </table:table-cell>
          <table:table-cell table:formula="of:=IF([.F259]&lt;0.000001;[.G258]+2+1/[.$H$2];[.G258]+1/[.$H$2])" office:value-type="float" office:value="8.53333333333331" calcext:value-type="float">
            <text:p>8,53333333333331</text:p>
          </table:table-cell>
          <table:table-cell table:number-columns-repeated="4"/>
          <table:table-cell table:formula="of:=SUM(MOD(SUM([.L258]-[.L$2];[.T$2]);[.R$2]-[.L$2]);[.L$2])" office:value-type="time" office:time-value="PT21H19M59.999999999S" calcext:value-type="time">
            <text:p>21:20:00</text:p>
          </table:table-cell>
          <table:table-cell table:formula="of:=IF([.L259]&lt;[.L258];[.M258]+[.H$2];[.M258])" office:value-type="float" office:value="450" calcext:value-type="float">
            <text:p>450</text:p>
          </table:table-cell>
          <table:table-cell table:formula="of:=OFFSET([.C$4];[.M259];0)" office:value-type="float" office:value="43760" calcext:value-type="float">
            <text:p>43760</text:p>
          </table:table-cell>
          <table:table-cell table:formula="of:=[.L259]" office:value-type="float" office:value="0.888888888888877" calcext:value-type="float">
            <text:p>0.8888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259];0)&lt;=[.O25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0]))" office:value-type="date" office:date-value="2019-10-15T22:02:57.365797" calcext:value-type="date">
            <text:p>2019-10-15 22:02:57</text:p>
          </table:table-cell>
          <table:table-cell table:style-name="ce7" table:formula="of:=[.A260]" office:value-type="date" office:date-value="2019-10-15T22:02:57.365797" calcext:value-type="date">
            <text:p>2019-10-15 22:02:57</text:p>
          </table:table-cell>
          <table:table-cell table:formula="of:=TRUNC([.A260])" office:value-type="float" office:value="43753" calcext:value-type="float">
            <text:p>43753</text:p>
          </table:table-cell>
          <table:table-cell table:style-name="ce12" table:formula="of:=[.B260]-[.C260]" office:value-type="date" office:date-value="1899-12-30T22:02:57.36579682678" calcext:value-type="date">
            <text:p>12/30/99 10:02 PM</text:p>
          </table:table-cell>
          <table:table-cell table:formula="of:=MOD([.E259]-[.$E$2];[.$H$2])+1+[.$E$2]" office:value-type="float" office:value="208" calcext:value-type="float">
            <text:p>208</text:p>
          </table:table-cell>
          <table:table-cell table:formula="of:=MOD([.F259]+1/[.$H$2];5)" office:value-type="float" office:value="3.56666666666666" calcext:value-type="float">
            <text:p>3,56666666666666</text:p>
          </table:table-cell>
          <table:table-cell table:formula="of:=IF([.F260]&lt;0.000001;[.G259]+2+1/[.$H$2];[.G259]+1/[.$H$2])" office:value-type="float" office:value="8.56666666666665" calcext:value-type="float">
            <text:p>8,56666666666665</text:p>
          </table:table-cell>
          <table:table-cell table:number-columns-repeated="4"/>
          <table:table-cell table:formula="of:=SUM(MOD(SUM([.L259]-[.L$2];[.T$2]);[.R$2]-[.L$2]);[.L$2])" office:value-type="time" office:time-value="PT21H29M59.999999999S" calcext:value-type="time">
            <text:p>21:30:00</text:p>
          </table:table-cell>
          <table:table-cell table:formula="of:=IF([.L260]&lt;[.L259];[.M259]+[.H$2];[.M259])" office:value-type="float" office:value="450" calcext:value-type="float">
            <text:p>450</text:p>
          </table:table-cell>
          <table:table-cell table:formula="of:=OFFSET([.C$4];[.M260];0)" office:value-type="float" office:value="43760" calcext:value-type="float">
            <text:p>43760</text:p>
          </table:table-cell>
          <table:table-cell table:formula="of:=[.L260]" office:value-type="float" office:value="0.895833333333322" calcext:value-type="float">
            <text:p>0.8958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260];0)&lt;=[.O26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1]))" office:value-type="date" office:date-value="2019-10-15T22:26:40.105971" calcext:value-type="date">
            <text:p>2019-10-15 22:26:40</text:p>
          </table:table-cell>
          <table:table-cell table:style-name="ce7" table:formula="of:=[.A261]" office:value-type="date" office:date-value="2019-10-15T22:26:40.105971" calcext:value-type="date">
            <text:p>2019-10-15 22:26:40</text:p>
          </table:table-cell>
          <table:table-cell table:formula="of:=TRUNC([.A261])" office:value-type="float" office:value="43753" calcext:value-type="float">
            <text:p>43753</text:p>
          </table:table-cell>
          <table:table-cell table:style-name="ce12" table:formula="of:=[.B261]-[.C261]" office:value-type="date" office:date-value="1899-12-30T22:26:40.10597133078" calcext:value-type="date">
            <text:p>12/30/99 10:26 PM</text:p>
          </table:table-cell>
          <table:table-cell table:formula="of:=MOD([.E260]-[.$E$2];[.$H$2])+1+[.$E$2]" office:value-type="float" office:value="209" calcext:value-type="float">
            <text:p>209</text:p>
          </table:table-cell>
          <table:table-cell table:formula="of:=MOD([.F260]+1/[.$H$2];5)" office:value-type="float" office:value="3.59999999999999" calcext:value-type="float">
            <text:p>3,59999999999999</text:p>
          </table:table-cell>
          <table:table-cell table:formula="of:=IF([.F261]&lt;0.000001;[.G260]+2+1/[.$H$2];[.G260]+1/[.$H$2])" office:value-type="float" office:value="8.59999999999998" calcext:value-type="float">
            <text:p>8,59999999999998</text:p>
          </table:table-cell>
          <table:table-cell table:number-columns-repeated="4"/>
          <table:table-cell table:formula="of:=SUM(MOD(SUM([.L260]-[.L$2];[.T$2]);[.R$2]-[.L$2]);[.L$2])" office:value-type="time" office:time-value="PT21H39M59.999999999S" calcext:value-type="time">
            <text:p>21:40:00</text:p>
          </table:table-cell>
          <table:table-cell table:formula="of:=IF([.L261]&lt;[.L260];[.M260]+[.H$2];[.M260])" office:value-type="float" office:value="450" calcext:value-type="float">
            <text:p>450</text:p>
          </table:table-cell>
          <table:table-cell table:formula="of:=OFFSET([.C$4];[.M261];0)" office:value-type="float" office:value="43760" calcext:value-type="float">
            <text:p>43760</text:p>
          </table:table-cell>
          <table:table-cell table:formula="of:=[.L261]" office:value-type="float" office:value="0.902777777777766" calcext:value-type="float">
            <text:p>0.9027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261];0)&lt;=[.O26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2]))" office:value-type="date" office:date-value="2019-10-15T22:41:07.214611" calcext:value-type="date">
            <text:p>2019-10-15 22:41:07</text:p>
          </table:table-cell>
          <table:table-cell table:style-name="ce7" table:formula="of:=[.A262]" office:value-type="date" office:date-value="2019-10-15T22:41:07.214611" calcext:value-type="date">
            <text:p>2019-10-15 22:41:07</text:p>
          </table:table-cell>
          <table:table-cell table:formula="of:=TRUNC([.A262])" office:value-type="float" office:value="43753" calcext:value-type="float">
            <text:p>43753</text:p>
          </table:table-cell>
          <table:table-cell table:style-name="ce12" table:formula="of:=[.B262]-[.C262]" office:value-type="date" office:date-value="1899-12-30T22:41:07.21461110283" calcext:value-type="date">
            <text:p>12/30/99 10:41 PM</text:p>
          </table:table-cell>
          <table:table-cell table:formula="of:=MOD([.E261]-[.$E$2];[.$H$2])+1+[.$E$2]" office:value-type="float" office:value="210" calcext:value-type="float">
            <text:p>210</text:p>
          </table:table-cell>
          <table:table-cell table:formula="of:=MOD([.F261]+1/[.$H$2];5)" office:value-type="float" office:value="3.63333333333332" calcext:value-type="float">
            <text:p>3,63333333333332</text:p>
          </table:table-cell>
          <table:table-cell table:formula="of:=IF([.F262]&lt;0.000001;[.G261]+2+1/[.$H$2];[.G261]+1/[.$H$2])" office:value-type="float" office:value="8.63333333333331" calcext:value-type="float">
            <text:p>8,63333333333331</text:p>
          </table:table-cell>
          <table:table-cell table:number-columns-repeated="4"/>
          <table:table-cell table:formula="of:=SUM(MOD(SUM([.L261]-[.L$2];[.T$2]);[.R$2]-[.L$2]);[.L$2])" office:value-type="time" office:time-value="PT21H49M59.999999999S" calcext:value-type="time">
            <text:p>21:50:00</text:p>
          </table:table-cell>
          <table:table-cell table:formula="of:=IF([.L262]&lt;[.L261];[.M261]+[.H$2];[.M261])" office:value-type="float" office:value="450" calcext:value-type="float">
            <text:p>450</text:p>
          </table:table-cell>
          <table:table-cell table:formula="of:=OFFSET([.C$4];[.M262];0)" office:value-type="float" office:value="43760" calcext:value-type="float">
            <text:p>43760</text:p>
          </table:table-cell>
          <table:table-cell table:formula="of:=[.L262]" office:value-type="float" office:value="0.909722222222211" calcext:value-type="float">
            <text:p>0.9097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262];0)&lt;=[.O26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3]))" office:value-type="date" office:date-value="2019-10-15T22:32:03.005399" calcext:value-type="date">
            <text:p>2019-10-15 22:32:03</text:p>
          </table:table-cell>
          <table:table-cell table:style-name="ce7" table:formula="of:=[.A263]" office:value-type="date" office:date-value="2019-10-15T22:32:03.005399" calcext:value-type="date">
            <text:p>2019-10-15 22:32:03</text:p>
          </table:table-cell>
          <table:table-cell table:formula="of:=TRUNC([.A263])" office:value-type="float" office:value="43753" calcext:value-type="float">
            <text:p>43753</text:p>
          </table:table-cell>
          <table:table-cell table:style-name="ce12" table:formula="of:=[.B263]-[.C263]" office:value-type="date" office:date-value="1899-12-30T22:32:03.00539924763" calcext:value-type="date">
            <text:p>12/30/99 10:32 PM</text:p>
          </table:table-cell>
          <table:table-cell table:formula="of:=MOD([.E262]-[.$E$2];[.$H$2])+1+[.$E$2]" office:value-type="float" office:value="211" calcext:value-type="float">
            <text:p>211</text:p>
          </table:table-cell>
          <table:table-cell table:formula="of:=MOD([.F262]+1/[.$H$2];5)" office:value-type="float" office:value="3.66666666666666" calcext:value-type="float">
            <text:p>3,66666666666666</text:p>
          </table:table-cell>
          <table:table-cell table:formula="of:=IF([.F263]&lt;0.000001;[.G262]+2+1/[.$H$2];[.G262]+1/[.$H$2])" office:value-type="float" office:value="8.66666666666665" calcext:value-type="float">
            <text:p>8,66666666666665</text:p>
          </table:table-cell>
          <table:table-cell table:number-columns-repeated="4"/>
          <table:table-cell table:formula="of:=SUM(MOD(SUM([.L262]-[.L$2];[.T$2]);[.R$2]-[.L$2]);[.L$2])" office:value-type="time" office:time-value="PT21H59M59.999999999S" calcext:value-type="time">
            <text:p>22:00:00</text:p>
          </table:table-cell>
          <table:table-cell table:formula="of:=IF([.L263]&lt;[.L262];[.M262]+[.H$2];[.M262])" office:value-type="float" office:value="450" calcext:value-type="float">
            <text:p>450</text:p>
          </table:table-cell>
          <table:table-cell table:formula="of:=OFFSET([.C$4];[.M263];0)" office:value-type="float" office:value="43760" calcext:value-type="float">
            <text:p>43760</text:p>
          </table:table-cell>
          <table:table-cell table:formula="of:=[.L263]" office:value-type="float" office:value="0.916666666666655" calcext:value-type="float">
            <text:p>0.9166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263];0)&lt;=[.O26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4]))" office:value-type="date" office:date-value="2019-10-15T23:10:09.543874" calcext:value-type="date">
            <text:p>2019-10-15 23:10:10</text:p>
          </table:table-cell>
          <table:table-cell table:style-name="ce7" table:formula="of:=[.A264]" office:value-type="date" office:date-value="2019-10-15T23:10:09.543874" calcext:value-type="date">
            <text:p>2019-10-15 23:10:10</text:p>
          </table:table-cell>
          <table:table-cell table:formula="of:=TRUNC([.A264])" office:value-type="float" office:value="43753" calcext:value-type="float">
            <text:p>43753</text:p>
          </table:table-cell>
          <table:table-cell table:style-name="ce12" table:formula="of:=[.B264]-[.C264]" office:value-type="date" office:date-value="1899-12-30T23:10:09.5438739052" calcext:value-type="date">
            <text:p>12/30/99 11:10 PM</text:p>
          </table:table-cell>
          <table:table-cell table:formula="of:=MOD([.E263]-[.$E$2];[.$H$2])+1+[.$E$2]" office:value-type="float" office:value="212" calcext:value-type="float">
            <text:p>212</text:p>
          </table:table-cell>
          <table:table-cell table:formula="of:=MOD([.F263]+1/[.$H$2];5)" office:value-type="float" office:value="3.69999999999999" calcext:value-type="float">
            <text:p>3,69999999999999</text:p>
          </table:table-cell>
          <table:table-cell table:formula="of:=IF([.F264]&lt;0.000001;[.G263]+2+1/[.$H$2];[.G263]+1/[.$H$2])" office:value-type="float" office:value="8.69999999999998" calcext:value-type="float">
            <text:p>8,69999999999998</text:p>
          </table:table-cell>
          <table:table-cell table:number-columns-repeated="4"/>
          <table:table-cell table:formula="of:=SUM(MOD(SUM([.L263]-[.L$2];[.T$2]);[.R$2]-[.L$2]);[.L$2])" office:value-type="time" office:time-value="PT22H09M59.999999999S" calcext:value-type="time">
            <text:p>22:10:00</text:p>
          </table:table-cell>
          <table:table-cell table:formula="of:=IF([.L264]&lt;[.L263];[.M263]+[.H$2];[.M263])" office:value-type="float" office:value="450" calcext:value-type="float">
            <text:p>450</text:p>
          </table:table-cell>
          <table:table-cell table:formula="of:=OFFSET([.C$4];[.M264];0)" office:value-type="float" office:value="43760" calcext:value-type="float">
            <text:p>43760</text:p>
          </table:table-cell>
          <table:table-cell table:formula="of:=[.L264]" office:value-type="float" office:value="0.9236111111111" calcext:value-type="float">
            <text:p>0.9236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264];0)&lt;=[.O26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5]))" office:value-type="date" office:date-value="2019-10-15T22:40:57.804602" calcext:value-type="date">
            <text:p>2019-10-15 22:40:58</text:p>
          </table:table-cell>
          <table:table-cell table:style-name="ce7" table:formula="of:=[.A265]" office:value-type="date" office:date-value="2019-10-15T22:40:57.804602" calcext:value-type="date">
            <text:p>2019-10-15 22:40:58</text:p>
          </table:table-cell>
          <table:table-cell table:formula="of:=TRUNC([.A265])" office:value-type="float" office:value="43753" calcext:value-type="float">
            <text:p>43753</text:p>
          </table:table-cell>
          <table:table-cell table:style-name="ce12" table:formula="of:=[.B265]-[.C265]" office:value-type="date" office:date-value="1899-12-30T22:40:57.80460191891" calcext:value-type="date">
            <text:p>12/30/99 10:40 PM</text:p>
          </table:table-cell>
          <table:table-cell table:formula="of:=MOD([.E264]-[.$E$2];[.$H$2])+1+[.$E$2]" office:value-type="float" office:value="213" calcext:value-type="float">
            <text:p>213</text:p>
          </table:table-cell>
          <table:table-cell table:formula="of:=MOD([.F264]+1/[.$H$2];5)" office:value-type="float" office:value="3.73333333333332" calcext:value-type="float">
            <text:p>3,73333333333332</text:p>
          </table:table-cell>
          <table:table-cell table:formula="of:=IF([.F265]&lt;0.000001;[.G264]+2+1/[.$H$2];[.G264]+1/[.$H$2])" office:value-type="float" office:value="8.73333333333331" calcext:value-type="float">
            <text:p>8,73333333333331</text:p>
          </table:table-cell>
          <table:table-cell table:number-columns-repeated="4"/>
          <table:table-cell table:formula="of:=SUM(MOD(SUM([.L264]-[.L$2];[.T$2]);[.R$2]-[.L$2]);[.L$2])" office:value-type="time" office:time-value="PT22H19M59.999999999S" calcext:value-type="time">
            <text:p>22:20:00</text:p>
          </table:table-cell>
          <table:table-cell table:formula="of:=IF([.L265]&lt;[.L264];[.M264]+[.H$2];[.M264])" office:value-type="float" office:value="450" calcext:value-type="float">
            <text:p>450</text:p>
          </table:table-cell>
          <table:table-cell table:formula="of:=OFFSET([.C$4];[.M265];0)" office:value-type="float" office:value="43760" calcext:value-type="float">
            <text:p>43760</text:p>
          </table:table-cell>
          <table:table-cell table:formula="of:=[.L265]" office:value-type="float" office:value="0.930555555555544" calcext:value-type="float">
            <text:p>0.9305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265];0)&lt;=[.O26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6]))" office:value-type="date" office:date-value="2019-10-15T22:51:43.461931" calcext:value-type="date">
            <text:p>2019-10-15 22:51:43</text:p>
          </table:table-cell>
          <table:table-cell table:style-name="ce7" table:formula="of:=[.A266]" office:value-type="date" office:date-value="2019-10-15T22:51:43.461931" calcext:value-type="date">
            <text:p>2019-10-15 22:51:43</text:p>
          </table:table-cell>
          <table:table-cell table:formula="of:=TRUNC([.A266])" office:value-type="float" office:value="43753" calcext:value-type="float">
            <text:p>43753</text:p>
          </table:table-cell>
          <table:table-cell table:style-name="ce12" table:formula="of:=[.B266]-[.C266]" office:value-type="date" office:date-value="1899-12-30T22:51:43.4619307844" calcext:value-type="date">
            <text:p>12/30/99 10:51 PM</text:p>
          </table:table-cell>
          <table:table-cell table:formula="of:=MOD([.E265]-[.$E$2];[.$H$2])+1+[.$E$2]" office:value-type="float" office:value="214" calcext:value-type="float">
            <text:p>214</text:p>
          </table:table-cell>
          <table:table-cell table:formula="of:=MOD([.F265]+1/[.$H$2];5)" office:value-type="float" office:value="3.76666666666665" calcext:value-type="float">
            <text:p>3,76666666666665</text:p>
          </table:table-cell>
          <table:table-cell table:formula="of:=IF([.F266]&lt;0.000001;[.G265]+2+1/[.$H$2];[.G265]+1/[.$H$2])" office:value-type="float" office:value="8.76666666666665" calcext:value-type="float">
            <text:p>8,76666666666665</text:p>
          </table:table-cell>
          <table:table-cell table:number-columns-repeated="4"/>
          <table:table-cell table:formula="of:=SUM(MOD(SUM([.L265]-[.L$2];[.T$2]);[.R$2]-[.L$2]);[.L$2])" office:value-type="time" office:time-value="PT22H29M59.999999999S" calcext:value-type="time">
            <text:p>22:30:00</text:p>
          </table:table-cell>
          <table:table-cell table:formula="of:=IF([.L266]&lt;[.L265];[.M265]+[.H$2];[.M265])" office:value-type="float" office:value="450" calcext:value-type="float">
            <text:p>450</text:p>
          </table:table-cell>
          <table:table-cell table:formula="of:=OFFSET([.C$4];[.M266];0)" office:value-type="float" office:value="43760" calcext:value-type="float">
            <text:p>43760</text:p>
          </table:table-cell>
          <table:table-cell table:formula="of:=[.L266]" office:value-type="float" office:value="0.937499999999988" calcext:value-type="float">
            <text:p>0.9374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266];0)&lt;=[.O26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7]))" office:value-type="date" office:date-value="2019-10-15T22:25:30.700083" calcext:value-type="date">
            <text:p>2019-10-15 22:25:31</text:p>
          </table:table-cell>
          <table:table-cell table:style-name="ce7" table:formula="of:=[.A267]" office:value-type="date" office:date-value="2019-10-15T22:25:30.700083" calcext:value-type="date">
            <text:p>2019-10-15 22:25:31</text:p>
          </table:table-cell>
          <table:table-cell table:formula="of:=TRUNC([.A267])" office:value-type="float" office:value="43753" calcext:value-type="float">
            <text:p>43753</text:p>
          </table:table-cell>
          <table:table-cell table:style-name="ce12" table:formula="of:=[.B267]-[.C267]" office:value-type="date" office:date-value="1899-12-30T22:25:30.70008333307" calcext:value-type="date">
            <text:p>12/30/99 10:25 PM</text:p>
          </table:table-cell>
          <table:table-cell table:formula="of:=MOD([.E266]-[.$E$2];[.$H$2])+1+[.$E$2]" office:value-type="float" office:value="215" calcext:value-type="float">
            <text:p>215</text:p>
          </table:table-cell>
          <table:table-cell table:formula="of:=MOD([.F266]+1/[.$H$2];5)" office:value-type="float" office:value="3.79999999999999" calcext:value-type="float">
            <text:p>3,79999999999999</text:p>
          </table:table-cell>
          <table:table-cell table:formula="of:=IF([.F267]&lt;0.000001;[.G266]+2+1/[.$H$2];[.G266]+1/[.$H$2])" office:value-type="float" office:value="8.79999999999998" calcext:value-type="float">
            <text:p>8,79999999999998</text:p>
          </table:table-cell>
          <table:table-cell table:number-columns-repeated="4"/>
          <table:table-cell table:formula="of:=SUM(MOD(SUM([.L266]-[.L$2];[.T$2]);[.R$2]-[.L$2]);[.L$2])" office:value-type="time" office:time-value="PT22H39M59.999999999S" calcext:value-type="time">
            <text:p>22:40:00</text:p>
          </table:table-cell>
          <table:table-cell table:formula="of:=IF([.L267]&lt;[.L266];[.M266]+[.H$2];[.M266])" office:value-type="float" office:value="450" calcext:value-type="float">
            <text:p>450</text:p>
          </table:table-cell>
          <table:table-cell table:formula="of:=OFFSET([.C$4];[.M267];0)" office:value-type="float" office:value="43760" calcext:value-type="float">
            <text:p>43760</text:p>
          </table:table-cell>
          <table:table-cell table:formula="of:=[.L267]" office:value-type="float" office:value="0.944444444444433" calcext:value-type="float">
            <text:p>0.9444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267];0)&lt;=[.O26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8]))" office:value-type="date" office:date-value="2019-10-15T22:16:32.045798" calcext:value-type="date">
            <text:p>2019-10-15 22:16:32</text:p>
          </table:table-cell>
          <table:table-cell table:style-name="ce7" table:formula="of:=[.A268]" office:value-type="date" office:date-value="2019-10-15T22:16:32.045798" calcext:value-type="date">
            <text:p>2019-10-15 22:16:32</text:p>
          </table:table-cell>
          <table:table-cell table:formula="of:=TRUNC([.A268])" office:value-type="float" office:value="43753" calcext:value-type="float">
            <text:p>43753</text:p>
          </table:table-cell>
          <table:table-cell table:style-name="ce12" table:formula="of:=[.B268]-[.C268]" office:value-type="date" office:date-value="1899-12-30T22:16:32.04579759389" calcext:value-type="date">
            <text:p>12/30/99 10:16 PM</text:p>
          </table:table-cell>
          <table:table-cell table:formula="of:=MOD([.E267]-[.$E$2];[.$H$2])+1+[.$E$2]" office:value-type="float" office:value="216" calcext:value-type="float">
            <text:p>216</text:p>
          </table:table-cell>
          <table:table-cell table:formula="of:=MOD([.F267]+1/[.$H$2];5)" office:value-type="float" office:value="3.83333333333332" calcext:value-type="float">
            <text:p>3,83333333333332</text:p>
          </table:table-cell>
          <table:table-cell table:formula="of:=IF([.F268]&lt;0.000001;[.G267]+2+1/[.$H$2];[.G267]+1/[.$H$2])" office:value-type="float" office:value="8.83333333333331" calcext:value-type="float">
            <text:p>8,83333333333331</text:p>
          </table:table-cell>
          <table:table-cell table:number-columns-repeated="4"/>
          <table:table-cell table:formula="of:=SUM(MOD(SUM([.L267]-[.L$2];[.T$2]);[.R$2]-[.L$2]);[.L$2])" office:value-type="time" office:time-value="PT22H49M59.999999999S" calcext:value-type="time">
            <text:p>22:50:00</text:p>
          </table:table-cell>
          <table:table-cell table:formula="of:=IF([.L268]&lt;[.L267];[.M267]+[.H$2];[.M267])" office:value-type="float" office:value="450" calcext:value-type="float">
            <text:p>450</text:p>
          </table:table-cell>
          <table:table-cell table:formula="of:=OFFSET([.C$4];[.M268];0)" office:value-type="float" office:value="43760" calcext:value-type="float">
            <text:p>43760</text:p>
          </table:table-cell>
          <table:table-cell table:formula="of:=[.L268]" office:value-type="float" office:value="0.951388888888877" calcext:value-type="float">
            <text:p>0.9513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268];0)&lt;=[.O26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9]))" office:value-type="date" office:date-value="2019-10-15T22:43:17.449404" calcext:value-type="date">
            <text:p>2019-10-15 22:43:17</text:p>
          </table:table-cell>
          <table:table-cell table:style-name="ce7" table:formula="of:=[.A269]" office:value-type="date" office:date-value="2019-10-15T22:43:17.449404" calcext:value-type="date">
            <text:p>2019-10-15 22:43:17</text:p>
          </table:table-cell>
          <table:table-cell table:formula="of:=TRUNC([.A269])" office:value-type="float" office:value="43753" calcext:value-type="float">
            <text:p>43753</text:p>
          </table:table-cell>
          <table:table-cell table:style-name="ce12" table:formula="of:=[.B269]-[.C269]" office:value-type="date" office:date-value="1899-12-30T22:43:17.44940435048" calcext:value-type="date">
            <text:p>12/30/99 10:43 PM</text:p>
          </table:table-cell>
          <table:table-cell table:formula="of:=MOD([.E268]-[.$E$2];[.$H$2])+1+[.$E$2]" office:value-type="float" office:value="217" calcext:value-type="float">
            <text:p>217</text:p>
          </table:table-cell>
          <table:table-cell table:formula="of:=MOD([.F268]+1/[.$H$2];5)" office:value-type="float" office:value="3.86666666666665" calcext:value-type="float">
            <text:p>3,86666666666665</text:p>
          </table:table-cell>
          <table:table-cell table:formula="of:=IF([.F269]&lt;0.000001;[.G268]+2+1/[.$H$2];[.G268]+1/[.$H$2])" office:value-type="float" office:value="8.86666666666665" calcext:value-type="float">
            <text:p>8,86666666666665</text:p>
          </table:table-cell>
          <table:table-cell table:number-columns-repeated="4"/>
          <table:table-cell table:formula="of:=SUM(MOD(SUM([.L268]-[.L$2];[.T$2]);[.R$2]-[.L$2]);[.L$2])" office:value-type="time" office:time-value="PT22H59M59.999999999S" calcext:value-type="time">
            <text:p>23:00:00</text:p>
          </table:table-cell>
          <table:table-cell table:formula="of:=IF([.L269]&lt;[.L268];[.M268]+[.H$2];[.M268])" office:value-type="float" office:value="450" calcext:value-type="float">
            <text:p>450</text:p>
          </table:table-cell>
          <table:table-cell table:formula="of:=OFFSET([.C$4];[.M269];0)" office:value-type="float" office:value="43760" calcext:value-type="float">
            <text:p>43760</text:p>
          </table:table-cell>
          <table:table-cell table:formula="of:=[.L269]" office:value-type="float" office:value="0.958333333333322" calcext:value-type="float">
            <text:p>0.9583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269];0)&lt;=[.O26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0]))" office:value-type="date" office:date-value="2019-10-15T22:19:25.203268" calcext:value-type="date">
            <text:p>2019-10-15 22:19:25</text:p>
          </table:table-cell>
          <table:table-cell table:style-name="ce7" table:formula="of:=[.A270]" office:value-type="date" office:date-value="2019-10-15T22:19:25.203268" calcext:value-type="date">
            <text:p>2019-10-15 22:19:25</text:p>
          </table:table-cell>
          <table:table-cell table:formula="of:=TRUNC([.A270])" office:value-type="float" office:value="43753" calcext:value-type="float">
            <text:p>43753</text:p>
          </table:table-cell>
          <table:table-cell table:style-name="ce12" table:formula="of:=[.B270]-[.C270]" office:value-type="date" office:date-value="1899-12-30T22:19:25.20326777827" calcext:value-type="date">
            <text:p>12/30/99 10:19 PM</text:p>
          </table:table-cell>
          <table:table-cell table:formula="of:=MOD([.E269]-[.$E$2];[.$H$2])+1+[.$E$2]" office:value-type="float" office:value="218" calcext:value-type="float">
            <text:p>218</text:p>
          </table:table-cell>
          <table:table-cell table:formula="of:=MOD([.F269]+1/[.$H$2];5)" office:value-type="float" office:value="3.89999999999999" calcext:value-type="float">
            <text:p>3,89999999999999</text:p>
          </table:table-cell>
          <table:table-cell table:formula="of:=IF([.F270]&lt;0.000001;[.G269]+2+1/[.$H$2];[.G269]+1/[.$H$2])" office:value-type="float" office:value="8.89999999999998" calcext:value-type="float">
            <text:p>8,89999999999998</text:p>
          </table:table-cell>
          <table:table-cell table:number-columns-repeated="4"/>
          <table:table-cell table:formula="of:=SUM(MOD(SUM([.L269]-[.L$2];[.T$2]);[.R$2]-[.L$2]);[.L$2])" office:value-type="time" office:time-value="PT23H09M59.999999999S" calcext:value-type="time">
            <text:p>23:10:00</text:p>
          </table:table-cell>
          <table:table-cell table:formula="of:=IF([.L270]&lt;[.L269];[.M269]+[.H$2];[.M269])" office:value-type="float" office:value="450" calcext:value-type="float">
            <text:p>450</text:p>
          </table:table-cell>
          <table:table-cell table:formula="of:=OFFSET([.C$4];[.M270];0)" office:value-type="float" office:value="43760" calcext:value-type="float">
            <text:p>43760</text:p>
          </table:table-cell>
          <table:table-cell table:formula="of:=[.L270]" office:value-type="float" office:value="0.965277777777766" calcext:value-type="float">
            <text:p>0.965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270];0)&lt;=[.O27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1]))" office:value-type="date" office:date-value="2019-10-15T22:46:25.424357" calcext:value-type="date">
            <text:p>2019-10-15 22:46:25</text:p>
          </table:table-cell>
          <table:table-cell table:style-name="ce7" table:formula="of:=[.A271]" office:value-type="date" office:date-value="2019-10-15T22:46:25.424357" calcext:value-type="date">
            <text:p>2019-10-15 22:46:25</text:p>
          </table:table-cell>
          <table:table-cell table:formula="of:=TRUNC([.A271])" office:value-type="float" office:value="43753" calcext:value-type="float">
            <text:p>43753</text:p>
          </table:table-cell>
          <table:table-cell table:style-name="ce12" table:formula="of:=[.B271]-[.C271]" office:value-type="date" office:date-value="1899-12-30T22:46:25.42435665149" calcext:value-type="date">
            <text:p>12/30/99 10:46 PM</text:p>
          </table:table-cell>
          <table:table-cell table:formula="of:=MOD([.E270]-[.$E$2];[.$H$2])+1+[.$E$2]" office:value-type="float" office:value="219" calcext:value-type="float">
            <text:p>219</text:p>
          </table:table-cell>
          <table:table-cell table:formula="of:=MOD([.F270]+1/[.$H$2];5)" office:value-type="float" office:value="3.93333333333332" calcext:value-type="float">
            <text:p>3,93333333333332</text:p>
          </table:table-cell>
          <table:table-cell table:formula="of:=IF([.F271]&lt;0.000001;[.G270]+2+1/[.$H$2];[.G270]+1/[.$H$2])" office:value-type="float" office:value="8.93333333333331" calcext:value-type="float">
            <text:p>8,93333333333331</text:p>
          </table:table-cell>
          <table:table-cell table:number-columns-repeated="4"/>
          <table:table-cell table:formula="of:=SUM(MOD(SUM([.L270]-[.L$2];[.T$2]);[.R$2]-[.L$2]);[.L$2])" office:value-type="time" office:time-value="PT23H19M59.999999999S" calcext:value-type="time">
            <text:p>23:20:00</text:p>
          </table:table-cell>
          <table:table-cell table:formula="of:=IF([.L271]&lt;[.L270];[.M270]+[.H$2];[.M270])" office:value-type="float" office:value="450" calcext:value-type="float">
            <text:p>450</text:p>
          </table:table-cell>
          <table:table-cell table:formula="of:=OFFSET([.C$4];[.M271];0)" office:value-type="float" office:value="43760" calcext:value-type="float">
            <text:p>43760</text:p>
          </table:table-cell>
          <table:table-cell table:formula="of:=[.L271]" office:value-type="float" office:value="0.972222222222211" calcext:value-type="float">
            <text:p>0.972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271];0)&lt;=[.O27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2]))" office:value-type="date" office:date-value="2019-10-15T22:23:58.421376" calcext:value-type="date">
            <text:p>2019-10-15 22:23:58</text:p>
          </table:table-cell>
          <table:table-cell table:style-name="ce7" table:formula="of:=[.A272]" office:value-type="date" office:date-value="2019-10-15T22:23:58.421376" calcext:value-type="date">
            <text:p>2019-10-15 22:23:58</text:p>
          </table:table-cell>
          <table:table-cell table:formula="of:=TRUNC([.A272])" office:value-type="float" office:value="43753" calcext:value-type="float">
            <text:p>43753</text:p>
          </table:table-cell>
          <table:table-cell table:style-name="ce12" table:formula="of:=[.B272]-[.C272]" office:value-type="date" office:date-value="1899-12-30T22:23:58.42137570027" calcext:value-type="date">
            <text:p>12/30/99 10:23 PM</text:p>
          </table:table-cell>
          <table:table-cell table:formula="of:=MOD([.E271]-[.$E$2];[.$H$2])+1+[.$E$2]" office:value-type="float" office:value="220" calcext:value-type="float">
            <text:p>220</text:p>
          </table:table-cell>
          <table:table-cell table:formula="of:=MOD([.F271]+1/[.$H$2];5)" office:value-type="float" office:value="3.96666666666665" calcext:value-type="float">
            <text:p>3,96666666666665</text:p>
          </table:table-cell>
          <table:table-cell table:formula="of:=IF([.F272]&lt;0.000001;[.G271]+2+1/[.$H$2];[.G271]+1/[.$H$2])" office:value-type="float" office:value="8.96666666666665" calcext:value-type="float">
            <text:p>8,96666666666665</text:p>
          </table:table-cell>
          <table:table-cell table:number-columns-repeated="4"/>
          <table:table-cell table:formula="of:=SUM(MOD(SUM([.L271]-[.L$2];[.T$2]);[.R$2]-[.L$2]);[.L$2])" office:value-type="time" office:time-value="PT23H29M59.999999999S" calcext:value-type="time">
            <text:p>23:30:00</text:p>
          </table:table-cell>
          <table:table-cell table:formula="of:=IF([.L272]&lt;[.L271];[.M271]+[.H$2];[.M271])" office:value-type="float" office:value="450" calcext:value-type="float">
            <text:p>450</text:p>
          </table:table-cell>
          <table:table-cell table:formula="of:=OFFSET([.C$4];[.M272];0)" office:value-type="float" office:value="43760" calcext:value-type="float">
            <text:p>43760</text:p>
          </table:table-cell>
          <table:table-cell table:formula="of:=[.L272]" office:value-type="float" office:value="0.979166666666655" calcext:value-type="float">
            <text:p>0.979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272];0)&lt;=[.O27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3]))" office:value-type="date" office:date-value="2019-10-15T22:49:48.78982" calcext:value-type="date">
            <text:p>2019-10-15 22:49:49</text:p>
          </table:table-cell>
          <table:table-cell table:style-name="ce7" table:formula="of:=[.A273]" office:value-type="date" office:date-value="2019-10-15T22:49:48.78982" calcext:value-type="date">
            <text:p>2019-10-15 22:49:49</text:p>
          </table:table-cell>
          <table:table-cell table:formula="of:=TRUNC([.A273])" office:value-type="float" office:value="43753" calcext:value-type="float">
            <text:p>43753</text:p>
          </table:table-cell>
          <table:table-cell table:style-name="ce12" table:formula="of:=[.B273]-[.C273]" office:value-type="date" office:date-value="1899-12-30T22:49:48.78981966991" calcext:value-type="date">
            <text:p>12/30/99 10:49 PM</text:p>
          </table:table-cell>
          <table:table-cell table:formula="of:=MOD([.E272]-[.$E$2];[.$H$2])+1+[.$E$2]" office:value-type="float" office:value="191" calcext:value-type="float">
            <text:p>191</text:p>
          </table:table-cell>
          <table:table-cell table:formula="of:=MOD([.F272]+1/[.$H$2];5)" office:value-type="float" office:value="3.99999999999999" calcext:value-type="float">
            <text:p>3,99999999999999</text:p>
          </table:table-cell>
          <table:table-cell table:formula="of:=IF([.F273]&lt;0.000001;[.G272]+2+1/[.$H$2];[.G272]+1/[.$H$2])" office:value-type="float" office:value="8.99999999999998" calcext:value-type="float">
            <text:p>8,99999999999998</text:p>
          </table:table-cell>
          <table:table-cell table:number-columns-repeated="4"/>
          <table:table-cell table:formula="of:=SUM(MOD(SUM([.L272]-[.L$2];[.T$2]);[.R$2]-[.L$2]);[.L$2])" office:value-type="time" office:time-value="PT23H39M59.999999999S" calcext:value-type="time">
            <text:p>23:40:00</text:p>
          </table:table-cell>
          <table:table-cell table:formula="of:=IF([.L273]&lt;[.L272];[.M272]+[.H$2];[.M272])" office:value-type="float" office:value="450" calcext:value-type="float">
            <text:p>450</text:p>
          </table:table-cell>
          <table:table-cell table:formula="of:=OFFSET([.C$4];[.M273];0)" office:value-type="float" office:value="43760" calcext:value-type="float">
            <text:p>43760</text:p>
          </table:table-cell>
          <table:table-cell table:formula="of:=[.L273]" office:value-type="float" office:value="0.9861111111111" calcext:value-type="float">
            <text:p>0.986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273];0)&lt;=[.O27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4]))" office:value-type="date" office:date-value="2019-10-16T22:51:32.445682" calcext:value-type="date">
            <text:p>2019-10-16 22:51:32</text:p>
          </table:table-cell>
          <table:table-cell table:style-name="ce7" table:formula="of:=[.A274]" office:value-type="date" office:date-value="2019-10-16T22:51:32.445682" calcext:value-type="date">
            <text:p>2019-10-16 22:51:32</text:p>
          </table:table-cell>
          <table:table-cell table:formula="of:=TRUNC([.A274])" office:value-type="float" office:value="43754" calcext:value-type="float">
            <text:p>43754</text:p>
          </table:table-cell>
          <table:table-cell table:style-name="ce12" table:formula="of:=[.B274]-[.C274]" office:value-type="date" office:date-value="1899-12-30T22:51:32.4456815701" calcext:value-type="date">
            <text:p>12/30/99 10:51 PM</text:p>
          </table:table-cell>
          <table:table-cell table:formula="of:=MOD([.E273]-[.$E$2];[.$H$2])+1+[.$E$2]" office:value-type="float" office:value="192" calcext:value-type="float">
            <text:p>192</text:p>
          </table:table-cell>
          <table:table-cell table:formula="of:=MOD([.F273]+1/[.$H$2];5)" office:value-type="float" office:value="4.03333333333332" calcext:value-type="float">
            <text:p>4,03333333333332</text:p>
          </table:table-cell>
          <table:table-cell table:formula="of:=IF([.F274]&lt;0.000001;[.G273]+2+1/[.$H$2];[.G273]+1/[.$H$2])" office:value-type="float" office:value="9.03333333333331" calcext:value-type="float">
            <text:p>9,03333333333331</text:p>
          </table:table-cell>
          <table:table-cell table:number-columns-repeated="4"/>
          <table:table-cell table:formula="of:=SUM(MOD(SUM([.L273]-[.L$2];[.T$2]);[.R$2]-[.L$2]);[.L$2])" office:value-type="time" office:time-value="PT23H49M59.999999999S" calcext:value-type="time">
            <text:p>23:50:00</text:p>
          </table:table-cell>
          <table:table-cell table:formula="of:=IF([.L274]&lt;[.L273];[.M273]+[.H$2];[.M273])" office:value-type="float" office:value="450" calcext:value-type="float">
            <text:p>450</text:p>
          </table:table-cell>
          <table:table-cell table:formula="of:=OFFSET([.C$4];[.M274];0)" office:value-type="float" office:value="43760" calcext:value-type="float">
            <text:p>43760</text:p>
          </table:table-cell>
          <table:table-cell table:formula="of:=[.L274]" office:value-type="float" office:value="0.993055555555544" calcext:value-type="float">
            <text:p>0.993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274];0)&lt;=[.O27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5]))" office:value-type="date" office:date-value="2019-10-16T22:21:36.976678" calcext:value-type="date">
            <text:p>2019-10-16 22:21:37</text:p>
          </table:table-cell>
          <table:table-cell table:style-name="ce7" table:formula="of:=[.A275]" office:value-type="date" office:date-value="2019-10-16T22:21:36.976678" calcext:value-type="date">
            <text:p>2019-10-16 22:21:37</text:p>
          </table:table-cell>
          <table:table-cell table:formula="of:=TRUNC([.A275])" office:value-type="float" office:value="43754" calcext:value-type="float">
            <text:p>43754</text:p>
          </table:table-cell>
          <table:table-cell table:style-name="ce12" table:formula="of:=[.B275]-[.C275]" office:value-type="date" office:date-value="1899-12-30T22:21:36.97667795699" calcext:value-type="date">
            <text:p>12/30/99 10:21 PM</text:p>
          </table:table-cell>
          <table:table-cell table:formula="of:=MOD([.E274]-[.$E$2];[.$H$2])+1+[.$E$2]" office:value-type="float" office:value="193" calcext:value-type="float">
            <text:p>193</text:p>
          </table:table-cell>
          <table:table-cell table:formula="of:=MOD([.F274]+1/[.$H$2];5)" office:value-type="float" office:value="4.06666666666665" calcext:value-type="float">
            <text:p>4,06666666666665</text:p>
          </table:table-cell>
          <table:table-cell table:formula="of:=IF([.F275]&lt;0.000001;[.G274]+2+1/[.$H$2];[.G274]+1/[.$H$2])" office:value-type="float" office:value="9.06666666666665" calcext:value-type="float">
            <text:p>9,06666666666665</text:p>
          </table:table-cell>
          <table:table-cell table:number-columns-repeated="4"/>
          <table:table-cell table:formula="of:=SUM(MOD(SUM([.L274]-[.L$2];[.T$2]);[.R$2]-[.L$2]);[.L$2])" office:value-type="time" office:time-value="PT21H09M59.999999999S" calcext:value-type="time">
            <text:p>21:10:00</text:p>
          </table:table-cell>
          <table:table-cell table:formula="of:=IF([.L275]&lt;[.L274];[.M274]+[.H$2];[.M274])" office:value-type="float" office:value="480" calcext:value-type="float">
            <text:p>480</text:p>
          </table:table-cell>
          <table:table-cell table:formula="of:=OFFSET([.C$4];[.M275];0)" office:value-type="float" office:value="43761" calcext:value-type="float">
            <text:p>43761</text:p>
          </table:table-cell>
          <table:table-cell table:formula="of:=[.L275]" office:value-type="float" office:value="0.881944444444433" calcext:value-type="float">
            <text:p>0.8819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275];0)&lt;=[.O27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6]))" office:value-type="date" office:date-value="2019-10-16T22:29:45.145382" calcext:value-type="date">
            <text:p>2019-10-16 22:29:45</text:p>
          </table:table-cell>
          <table:table-cell table:style-name="ce7" table:formula="of:=[.A276]" office:value-type="date" office:date-value="2019-10-16T22:29:45.145382" calcext:value-type="date">
            <text:p>2019-10-16 22:29:45</text:p>
          </table:table-cell>
          <table:table-cell table:formula="of:=TRUNC([.A276])" office:value-type="float" office:value="43754" calcext:value-type="float">
            <text:p>43754</text:p>
          </table:table-cell>
          <table:table-cell table:style-name="ce12" table:formula="of:=[.B276]-[.C276]" office:value-type="date" office:date-value="1899-12-30T22:29:45.14538207091" calcext:value-type="date">
            <text:p>12/30/99 10:29 PM</text:p>
          </table:table-cell>
          <table:table-cell table:formula="of:=MOD([.E275]-[.$E$2];[.$H$2])+1+[.$E$2]" office:value-type="float" office:value="194" calcext:value-type="float">
            <text:p>194</text:p>
          </table:table-cell>
          <table:table-cell table:formula="of:=MOD([.F275]+1/[.$H$2];5)" office:value-type="float" office:value="4.09999999999999" calcext:value-type="float">
            <text:p>4,09999999999999</text:p>
          </table:table-cell>
          <table:table-cell table:formula="of:=IF([.F276]&lt;0.000001;[.G275]+2+1/[.$H$2];[.G275]+1/[.$H$2])" office:value-type="float" office:value="9.09999999999998" calcext:value-type="float">
            <text:p>9,09999999999998</text:p>
          </table:table-cell>
          <table:table-cell table:number-columns-repeated="4"/>
          <table:table-cell table:formula="of:=SUM(MOD(SUM([.L275]-[.L$2];[.T$2]);[.R$2]-[.L$2]);[.L$2])" office:value-type="time" office:time-value="PT21H19M59.999999999S" calcext:value-type="time">
            <text:p>21:20:00</text:p>
          </table:table-cell>
          <table:table-cell table:formula="of:=IF([.L276]&lt;[.L275];[.M275]+[.H$2];[.M275])" office:value-type="float" office:value="480" calcext:value-type="float">
            <text:p>480</text:p>
          </table:table-cell>
          <table:table-cell table:formula="of:=OFFSET([.C$4];[.M276];0)" office:value-type="float" office:value="43761" calcext:value-type="float">
            <text:p>43761</text:p>
          </table:table-cell>
          <table:table-cell table:formula="of:=[.L276]" office:value-type="float" office:value="0.888888888888877" calcext:value-type="float">
            <text:p>0.8888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276];0)&lt;=[.O27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7]))" office:value-type="date" office:date-value="2019-10-16T22:16:44.335438" calcext:value-type="date">
            <text:p>2019-10-16 22:16:44</text:p>
          </table:table-cell>
          <table:table-cell table:style-name="ce7" table:formula="of:=[.A277]" office:value-type="date" office:date-value="2019-10-16T22:16:44.335438" calcext:value-type="date">
            <text:p>2019-10-16 22:16:44</text:p>
          </table:table-cell>
          <table:table-cell table:formula="of:=TRUNC([.A277])" office:value-type="float" office:value="43754" calcext:value-type="float">
            <text:p>43754</text:p>
          </table:table-cell>
          <table:table-cell table:style-name="ce12" table:formula="of:=[.B277]-[.C277]" office:value-type="date" office:date-value="1899-12-30T22:16:44.33543811087" calcext:value-type="date">
            <text:p>12/30/99 10:16 PM</text:p>
          </table:table-cell>
          <table:table-cell table:formula="of:=MOD([.E276]-[.$E$2];[.$H$2])+1+[.$E$2]" office:value-type="float" office:value="195" calcext:value-type="float">
            <text:p>195</text:p>
          </table:table-cell>
          <table:table-cell table:formula="of:=MOD([.F276]+1/[.$H$2];5)" office:value-type="float" office:value="4.13333333333332" calcext:value-type="float">
            <text:p>4,13333333333332</text:p>
          </table:table-cell>
          <table:table-cell table:formula="of:=IF([.F277]&lt;0.000001;[.G276]+2+1/[.$H$2];[.G276]+1/[.$H$2])" office:value-type="float" office:value="9.13333333333331" calcext:value-type="float">
            <text:p>9,13333333333331</text:p>
          </table:table-cell>
          <table:table-cell table:number-columns-repeated="4"/>
          <table:table-cell table:formula="of:=SUM(MOD(SUM([.L276]-[.L$2];[.T$2]);[.R$2]-[.L$2]);[.L$2])" office:value-type="time" office:time-value="PT21H29M59.999999999S" calcext:value-type="time">
            <text:p>21:30:00</text:p>
          </table:table-cell>
          <table:table-cell table:formula="of:=IF([.L277]&lt;[.L276];[.M276]+[.H$2];[.M276])" office:value-type="float" office:value="480" calcext:value-type="float">
            <text:p>480</text:p>
          </table:table-cell>
          <table:table-cell table:formula="of:=OFFSET([.C$4];[.M277];0)" office:value-type="float" office:value="43761" calcext:value-type="float">
            <text:p>43761</text:p>
          </table:table-cell>
          <table:table-cell table:formula="of:=[.L277]" office:value-type="float" office:value="0.895833333333322" calcext:value-type="float">
            <text:p>0.8958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277];0)&lt;=[.O27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8]))" office:value-type="date" office:date-value="2019-10-16T22:30:51.788048" calcext:value-type="date">
            <text:p>2019-10-16 22:30:52</text:p>
          </table:table-cell>
          <table:table-cell table:style-name="ce7" table:formula="of:=[.A278]" office:value-type="date" office:date-value="2019-10-16T22:30:51.788048" calcext:value-type="date">
            <text:p>2019-10-16 22:30:52</text:p>
          </table:table-cell>
          <table:table-cell table:formula="of:=TRUNC([.A278])" office:value-type="float" office:value="43754" calcext:value-type="float">
            <text:p>43754</text:p>
          </table:table-cell>
          <table:table-cell table:style-name="ce12" table:formula="of:=[.B278]-[.C278]" office:value-type="date" office:date-value="1899-12-30T22:30:51.7880482832" calcext:value-type="date">
            <text:p>12/30/99 10:30 PM</text:p>
          </table:table-cell>
          <table:table-cell table:formula="of:=MOD([.E277]-[.$E$2];[.$H$2])+1+[.$E$2]" office:value-type="float" office:value="196" calcext:value-type="float">
            <text:p>196</text:p>
          </table:table-cell>
          <table:table-cell table:formula="of:=MOD([.F277]+1/[.$H$2];5)" office:value-type="float" office:value="4.16666666666665" calcext:value-type="float">
            <text:p>4,16666666666665</text:p>
          </table:table-cell>
          <table:table-cell table:formula="of:=IF([.F278]&lt;0.000001;[.G277]+2+1/[.$H$2];[.G277]+1/[.$H$2])" office:value-type="float" office:value="9.16666666666665" calcext:value-type="float">
            <text:p>9,16666666666665</text:p>
          </table:table-cell>
          <table:table-cell table:number-columns-repeated="4"/>
          <table:table-cell table:formula="of:=SUM(MOD(SUM([.L277]-[.L$2];[.T$2]);[.R$2]-[.L$2]);[.L$2])" office:value-type="time" office:time-value="PT21H39M59.999999999S" calcext:value-type="time">
            <text:p>21:40:00</text:p>
          </table:table-cell>
          <table:table-cell table:formula="of:=IF([.L278]&lt;[.L277];[.M277]+[.H$2];[.M277])" office:value-type="float" office:value="480" calcext:value-type="float">
            <text:p>480</text:p>
          </table:table-cell>
          <table:table-cell table:formula="of:=OFFSET([.C$4];[.M278];0)" office:value-type="float" office:value="43761" calcext:value-type="float">
            <text:p>43761</text:p>
          </table:table-cell>
          <table:table-cell table:formula="of:=[.L278]" office:value-type="float" office:value="0.902777777777766" calcext:value-type="float">
            <text:p>0.9027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278];0)&lt;=[.O27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9]))" office:value-type="date" office:date-value="2019-10-16T22:37:47.550922" calcext:value-type="date">
            <text:p>2019-10-16 22:37:48</text:p>
          </table:table-cell>
          <table:table-cell table:style-name="ce7" table:formula="of:=[.A279]" office:value-type="date" office:date-value="2019-10-16T22:37:47.550922" calcext:value-type="date">
            <text:p>2019-10-16 22:37:48</text:p>
          </table:table-cell>
          <table:table-cell table:formula="of:=TRUNC([.A279])" office:value-type="float" office:value="43754" calcext:value-type="float">
            <text:p>43754</text:p>
          </table:table-cell>
          <table:table-cell table:style-name="ce12" table:formula="of:=[.B279]-[.C279]" office:value-type="date" office:date-value="1899-12-30T22:37:47.55092153326" calcext:value-type="date">
            <text:p>12/30/99 10:37 PM</text:p>
          </table:table-cell>
          <table:table-cell table:formula="of:=MOD([.E278]-[.$E$2];[.$H$2])+1+[.$E$2]" office:value-type="float" office:value="197" calcext:value-type="float">
            <text:p>197</text:p>
          </table:table-cell>
          <table:table-cell table:formula="of:=MOD([.F278]+1/[.$H$2];5)" office:value-type="float" office:value="4.19999999999999" calcext:value-type="float">
            <text:p>4,19999999999999</text:p>
          </table:table-cell>
          <table:table-cell table:formula="of:=IF([.F279]&lt;0.000001;[.G278]+2+1/[.$H$2];[.G278]+1/[.$H$2])" office:value-type="float" office:value="9.19999999999998" calcext:value-type="float">
            <text:p>9,19999999999998</text:p>
          </table:table-cell>
          <table:table-cell table:number-columns-repeated="4"/>
          <table:table-cell table:formula="of:=SUM(MOD(SUM([.L278]-[.L$2];[.T$2]);[.R$2]-[.L$2]);[.L$2])" office:value-type="time" office:time-value="PT21H49M59.999999999S" calcext:value-type="time">
            <text:p>21:50:00</text:p>
          </table:table-cell>
          <table:table-cell table:formula="of:=IF([.L279]&lt;[.L278];[.M278]+[.H$2];[.M278])" office:value-type="float" office:value="480" calcext:value-type="float">
            <text:p>480</text:p>
          </table:table-cell>
          <table:table-cell table:formula="of:=OFFSET([.C$4];[.M279];0)" office:value-type="float" office:value="43761" calcext:value-type="float">
            <text:p>43761</text:p>
          </table:table-cell>
          <table:table-cell table:formula="of:=[.L279]" office:value-type="float" office:value="0.909722222222211" calcext:value-type="float">
            <text:p>0.9097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279];0)&lt;=[.O27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0]))" office:value-type="date" office:date-value="2019-10-16T22:40:42.048407" calcext:value-type="date">
            <text:p>2019-10-16 22:40:42</text:p>
          </table:table-cell>
          <table:table-cell table:style-name="ce7" table:formula="of:=[.A280]" office:value-type="date" office:date-value="2019-10-16T22:40:42.048407" calcext:value-type="date">
            <text:p>2019-10-16 22:40:42</text:p>
          </table:table-cell>
          <table:table-cell table:formula="of:=TRUNC([.A280])" office:value-type="float" office:value="43754" calcext:value-type="float">
            <text:p>43754</text:p>
          </table:table-cell>
          <table:table-cell table:style-name="ce12" table:formula="of:=[.B280]-[.C280]" office:value-type="date" office:date-value="1899-12-30T22:40:42.04840657767" calcext:value-type="date">
            <text:p>12/30/99 10:40 PM</text:p>
          </table:table-cell>
          <table:table-cell table:formula="of:=MOD([.E279]-[.$E$2];[.$H$2])+1+[.$E$2]" office:value-type="float" office:value="198" calcext:value-type="float">
            <text:p>198</text:p>
          </table:table-cell>
          <table:table-cell table:formula="of:=MOD([.F279]+1/[.$H$2];5)" office:value-type="float" office:value="4.23333333333332" calcext:value-type="float">
            <text:p>4,23333333333332</text:p>
          </table:table-cell>
          <table:table-cell table:formula="of:=IF([.F280]&lt;0.000001;[.G279]+2+1/[.$H$2];[.G279]+1/[.$H$2])" office:value-type="float" office:value="9.23333333333331" calcext:value-type="float">
            <text:p>9,23333333333331</text:p>
          </table:table-cell>
          <table:table-cell table:number-columns-repeated="4"/>
          <table:table-cell table:formula="of:=SUM(MOD(SUM([.L279]-[.L$2];[.T$2]);[.R$2]-[.L$2]);[.L$2])" office:value-type="time" office:time-value="PT21H59M59.999999999S" calcext:value-type="time">
            <text:p>22:00:00</text:p>
          </table:table-cell>
          <table:table-cell table:formula="of:=IF([.L280]&lt;[.L279];[.M279]+[.H$2];[.M279])" office:value-type="float" office:value="480" calcext:value-type="float">
            <text:p>480</text:p>
          </table:table-cell>
          <table:table-cell table:formula="of:=OFFSET([.C$4];[.M280];0)" office:value-type="float" office:value="43761" calcext:value-type="float">
            <text:p>43761</text:p>
          </table:table-cell>
          <table:table-cell table:formula="of:=[.L280]" office:value-type="float" office:value="0.916666666666655" calcext:value-type="float">
            <text:p>0.9166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280];0)&lt;=[.O28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1]))" office:value-type="date" office:date-value="2019-10-16T22:04:44.581217" calcext:value-type="date">
            <text:p>2019-10-16 22:04:45</text:p>
          </table:table-cell>
          <table:table-cell table:style-name="ce7" table:formula="of:=[.A281]" office:value-type="date" office:date-value="2019-10-16T22:04:44.581217" calcext:value-type="date">
            <text:p>2019-10-16 22:04:45</text:p>
          </table:table-cell>
          <table:table-cell table:formula="of:=TRUNC([.A281])" office:value-type="float" office:value="43754" calcext:value-type="float">
            <text:p>43754</text:p>
          </table:table-cell>
          <table:table-cell table:style-name="ce12" table:formula="of:=[.B281]-[.C281]" office:value-type="date" office:date-value="1899-12-30T22:04:44.5812168438" calcext:value-type="date">
            <text:p>12/30/99 10:04 PM</text:p>
          </table:table-cell>
          <table:table-cell table:formula="of:=MOD([.E280]-[.$E$2];[.$H$2])+1+[.$E$2]" office:value-type="float" office:value="199" calcext:value-type="float">
            <text:p>199</text:p>
          </table:table-cell>
          <table:table-cell table:formula="of:=MOD([.F280]+1/[.$H$2];5)" office:value-type="float" office:value="4.26666666666665" calcext:value-type="float">
            <text:p>4,26666666666665</text:p>
          </table:table-cell>
          <table:table-cell table:formula="of:=IF([.F281]&lt;0.000001;[.G280]+2+1/[.$H$2];[.G280]+1/[.$H$2])" office:value-type="float" office:value="9.26666666666664" calcext:value-type="float">
            <text:p>9,26666666666664</text:p>
          </table:table-cell>
          <table:table-cell table:number-columns-repeated="4"/>
          <table:table-cell table:formula="of:=SUM(MOD(SUM([.L280]-[.L$2];[.T$2]);[.R$2]-[.L$2]);[.L$2])" office:value-type="time" office:time-value="PT22H09M59.999999999S" calcext:value-type="time">
            <text:p>22:10:00</text:p>
          </table:table-cell>
          <table:table-cell table:formula="of:=IF([.L281]&lt;[.L280];[.M280]+[.H$2];[.M280])" office:value-type="float" office:value="480" calcext:value-type="float">
            <text:p>480</text:p>
          </table:table-cell>
          <table:table-cell table:formula="of:=OFFSET([.C$4];[.M281];0)" office:value-type="float" office:value="43761" calcext:value-type="float">
            <text:p>43761</text:p>
          </table:table-cell>
          <table:table-cell table:formula="of:=[.L281]" office:value-type="float" office:value="0.9236111111111" calcext:value-type="float">
            <text:p>0.9236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281];0)&lt;=[.O28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2]))" office:value-type="date" office:date-value="2019-10-16T22:40:38.610408" calcext:value-type="date">
            <text:p>2019-10-16 22:40:39</text:p>
          </table:table-cell>
          <table:table-cell table:style-name="ce7" table:formula="of:=[.A282]" office:value-type="date" office:date-value="2019-10-16T22:40:38.610408" calcext:value-type="date">
            <text:p>2019-10-16 22:40:39</text:p>
          </table:table-cell>
          <table:table-cell table:formula="of:=TRUNC([.A282])" office:value-type="float" office:value="43754" calcext:value-type="float">
            <text:p>43754</text:p>
          </table:table-cell>
          <table:table-cell table:style-name="ce12" table:formula="of:=[.B282]-[.C282]" office:value-type="date" office:date-value="1899-12-30T22:40:38.61040847842" calcext:value-type="date">
            <text:p>12/30/99 10:40 PM</text:p>
          </table:table-cell>
          <table:table-cell table:formula="of:=MOD([.E281]-[.$E$2];[.$H$2])+1+[.$E$2]" office:value-type="float" office:value="200" calcext:value-type="float">
            <text:p>200</text:p>
          </table:table-cell>
          <table:table-cell table:formula="of:=MOD([.F281]+1/[.$H$2];5)" office:value-type="float" office:value="4.29999999999999" calcext:value-type="float">
            <text:p>4,29999999999999</text:p>
          </table:table-cell>
          <table:table-cell table:formula="of:=IF([.F282]&lt;0.000001;[.G281]+2+1/[.$H$2];[.G281]+1/[.$H$2])" office:value-type="float" office:value="9.29999999999998" calcext:value-type="float">
            <text:p>9,29999999999998</text:p>
          </table:table-cell>
          <table:table-cell table:number-columns-repeated="4"/>
          <table:table-cell table:formula="of:=SUM(MOD(SUM([.L281]-[.L$2];[.T$2]);[.R$2]-[.L$2]);[.L$2])" office:value-type="time" office:time-value="PT22H19M59.999999999S" calcext:value-type="time">
            <text:p>22:20:00</text:p>
          </table:table-cell>
          <table:table-cell table:formula="of:=IF([.L282]&lt;[.L281];[.M281]+[.H$2];[.M281])" office:value-type="float" office:value="480" calcext:value-type="float">
            <text:p>480</text:p>
          </table:table-cell>
          <table:table-cell table:formula="of:=OFFSET([.C$4];[.M282];0)" office:value-type="float" office:value="43761" calcext:value-type="float">
            <text:p>43761</text:p>
          </table:table-cell>
          <table:table-cell table:formula="of:=[.L282]" office:value-type="float" office:value="0.930555555555544" calcext:value-type="float">
            <text:p>0.9305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282];0)&lt;=[.O28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3]))" office:value-type="date" office:date-value="2019-10-16T22:15:50.629351" calcext:value-type="date">
            <text:p>2019-10-16 22:15:51</text:p>
          </table:table-cell>
          <table:table-cell table:style-name="ce7" table:formula="of:=[.A283]" office:value-type="date" office:date-value="2019-10-16T22:15:50.629351" calcext:value-type="date">
            <text:p>2019-10-16 22:15:51</text:p>
          </table:table-cell>
          <table:table-cell table:formula="of:=TRUNC([.A283])" office:value-type="float" office:value="43754" calcext:value-type="float">
            <text:p>43754</text:p>
          </table:table-cell>
          <table:table-cell table:style-name="ce12" table:formula="of:=[.B283]-[.C283]" office:value-type="date" office:date-value="1899-12-30T22:15:50.62935054302" calcext:value-type="date">
            <text:p>12/30/99 10:15 PM</text:p>
          </table:table-cell>
          <table:table-cell table:formula="of:=MOD([.E282]-[.$E$2];[.$H$2])+1+[.$E$2]" office:value-type="float" office:value="201" calcext:value-type="float">
            <text:p>201</text:p>
          </table:table-cell>
          <table:table-cell table:formula="of:=MOD([.F282]+1/[.$H$2];5)" office:value-type="float" office:value="4.33333333333332" calcext:value-type="float">
            <text:p>4,33333333333332</text:p>
          </table:table-cell>
          <table:table-cell table:formula="of:=IF([.F283]&lt;0.000001;[.G282]+2+1/[.$H$2];[.G282]+1/[.$H$2])" office:value-type="float" office:value="9.33333333333331" calcext:value-type="float">
            <text:p>9,33333333333331</text:p>
          </table:table-cell>
          <table:table-cell table:number-columns-repeated="4"/>
          <table:table-cell table:formula="of:=SUM(MOD(SUM([.L282]-[.L$2];[.T$2]);[.R$2]-[.L$2]);[.L$2])" office:value-type="time" office:time-value="PT22H29M59.999999999S" calcext:value-type="time">
            <text:p>22:30:00</text:p>
          </table:table-cell>
          <table:table-cell table:formula="of:=IF([.L283]&lt;[.L282];[.M282]+[.H$2];[.M282])" office:value-type="float" office:value="480" calcext:value-type="float">
            <text:p>480</text:p>
          </table:table-cell>
          <table:table-cell table:formula="of:=OFFSET([.C$4];[.M283];0)" office:value-type="float" office:value="43761" calcext:value-type="float">
            <text:p>43761</text:p>
          </table:table-cell>
          <table:table-cell table:formula="of:=[.L283]" office:value-type="float" office:value="0.937499999999988" calcext:value-type="float">
            <text:p>0.9374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283];0)&lt;=[.O28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4]))" office:value-type="date" office:date-value="2019-10-16T22:34:16.83085" calcext:value-type="date">
            <text:p>2019-10-16 22:34:17</text:p>
          </table:table-cell>
          <table:table-cell table:style-name="ce7" table:formula="of:=[.A284]" office:value-type="date" office:date-value="2019-10-16T22:34:16.83085" calcext:value-type="date">
            <text:p>2019-10-16 22:34:17</text:p>
          </table:table-cell>
          <table:table-cell table:formula="of:=TRUNC([.A284])" office:value-type="float" office:value="43754" calcext:value-type="float">
            <text:p>43754</text:p>
          </table:table-cell>
          <table:table-cell table:style-name="ce12" table:formula="of:=[.B284]-[.C284]" office:value-type="date" office:date-value="1899-12-30T22:34:16.83084956836" calcext:value-type="date">
            <text:p>12/30/99 10:34 PM</text:p>
          </table:table-cell>
          <table:table-cell table:formula="of:=MOD([.E283]-[.$E$2];[.$H$2])+1+[.$E$2]" office:value-type="float" office:value="202" calcext:value-type="float">
            <text:p>202</text:p>
          </table:table-cell>
          <table:table-cell table:formula="of:=MOD([.F283]+1/[.$H$2];5)" office:value-type="float" office:value="4.36666666666665" calcext:value-type="float">
            <text:p>4,36666666666665</text:p>
          </table:table-cell>
          <table:table-cell table:formula="of:=IF([.F284]&lt;0.000001;[.G283]+2+1/[.$H$2];[.G283]+1/[.$H$2])" office:value-type="float" office:value="9.36666666666664" calcext:value-type="float">
            <text:p>9,36666666666664</text:p>
          </table:table-cell>
          <table:table-cell table:number-columns-repeated="4"/>
          <table:table-cell table:formula="of:=SUM(MOD(SUM([.L283]-[.L$2];[.T$2]);[.R$2]-[.L$2]);[.L$2])" office:value-type="time" office:time-value="PT22H39M59.999999999S" calcext:value-type="time">
            <text:p>22:40:00</text:p>
          </table:table-cell>
          <table:table-cell table:formula="of:=IF([.L284]&lt;[.L283];[.M283]+[.H$2];[.M283])" office:value-type="float" office:value="480" calcext:value-type="float">
            <text:p>480</text:p>
          </table:table-cell>
          <table:table-cell table:formula="of:=OFFSET([.C$4];[.M284];0)" office:value-type="float" office:value="43761" calcext:value-type="float">
            <text:p>43761</text:p>
          </table:table-cell>
          <table:table-cell table:formula="of:=[.L284]" office:value-type="float" office:value="0.944444444444433" calcext:value-type="float">
            <text:p>0.9444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284];0)&lt;=[.O28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5]))" office:value-type="date" office:date-value="2019-10-16T22:22:34.848881" calcext:value-type="date">
            <text:p>2019-10-16 22:22:35</text:p>
          </table:table-cell>
          <table:table-cell table:style-name="ce7" table:formula="of:=[.A285]" office:value-type="date" office:date-value="2019-10-16T22:22:34.848881" calcext:value-type="date">
            <text:p>2019-10-16 22:22:35</text:p>
          </table:table-cell>
          <table:table-cell table:formula="of:=TRUNC([.A285])" office:value-type="float" office:value="43754" calcext:value-type="float">
            <text:p>43754</text:p>
          </table:table-cell>
          <table:table-cell table:style-name="ce12" table:formula="of:=[.B285]-[.C285]" office:value-type="date" office:date-value="1899-12-30T22:22:34.84888090286" calcext:value-type="date">
            <text:p>12/30/99 10:22 PM</text:p>
          </table:table-cell>
          <table:table-cell table:formula="of:=MOD([.E284]-[.$E$2];[.$H$2])+1+[.$E$2]" office:value-type="float" office:value="203" calcext:value-type="float">
            <text:p>203</text:p>
          </table:table-cell>
          <table:table-cell table:formula="of:=MOD([.F284]+1/[.$H$2];5)" office:value-type="float" office:value="4.39999999999999" calcext:value-type="float">
            <text:p>4,39999999999999</text:p>
          </table:table-cell>
          <table:table-cell table:formula="of:=IF([.F285]&lt;0.000001;[.G284]+2+1/[.$H$2];[.G284]+1/[.$H$2])" office:value-type="float" office:value="9.39999999999998" calcext:value-type="float">
            <text:p>9,39999999999998</text:p>
          </table:table-cell>
          <table:table-cell table:number-columns-repeated="4"/>
          <table:table-cell table:formula="of:=SUM(MOD(SUM([.L284]-[.L$2];[.T$2]);[.R$2]-[.L$2]);[.L$2])" office:value-type="time" office:time-value="PT22H49M59.999999999S" calcext:value-type="time">
            <text:p>22:50:00</text:p>
          </table:table-cell>
          <table:table-cell table:formula="of:=IF([.L285]&lt;[.L284];[.M284]+[.H$2];[.M284])" office:value-type="float" office:value="480" calcext:value-type="float">
            <text:p>480</text:p>
          </table:table-cell>
          <table:table-cell table:formula="of:=OFFSET([.C$4];[.M285];0)" office:value-type="float" office:value="43761" calcext:value-type="float">
            <text:p>43761</text:p>
          </table:table-cell>
          <table:table-cell table:formula="of:=[.L285]" office:value-type="float" office:value="0.951388888888877" calcext:value-type="float">
            <text:p>0.9513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285];0)&lt;=[.O28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6]))" office:value-type="date" office:date-value="2019-10-16T22:20:34.616881" calcext:value-type="date">
            <text:p>2019-10-16 22:20:35</text:p>
          </table:table-cell>
          <table:table-cell table:style-name="ce7" table:formula="of:=[.A286]" office:value-type="date" office:date-value="2019-10-16T22:20:34.616881" calcext:value-type="date">
            <text:p>2019-10-16 22:20:35</text:p>
          </table:table-cell>
          <table:table-cell table:formula="of:=TRUNC([.A286])" office:value-type="float" office:value="43754" calcext:value-type="float">
            <text:p>43754</text:p>
          </table:table-cell>
          <table:table-cell table:style-name="ce12" table:formula="of:=[.B286]-[.C286]" office:value-type="date" office:date-value="1899-12-30T22:20:34.61688116658" calcext:value-type="date">
            <text:p>12/30/99 10:20 PM</text:p>
          </table:table-cell>
          <table:table-cell table:formula="of:=MOD([.E285]-[.$E$2];[.$H$2])+1+[.$E$2]" office:value-type="float" office:value="204" calcext:value-type="float">
            <text:p>204</text:p>
          </table:table-cell>
          <table:table-cell table:formula="of:=MOD([.F285]+1/[.$H$2];5)" office:value-type="float" office:value="4.43333333333332" calcext:value-type="float">
            <text:p>4,43333333333332</text:p>
          </table:table-cell>
          <table:table-cell table:formula="of:=IF([.F286]&lt;0.000001;[.G285]+2+1/[.$H$2];[.G285]+1/[.$H$2])" office:value-type="float" office:value="9.43333333333331" calcext:value-type="float">
            <text:p>9,43333333333331</text:p>
          </table:table-cell>
          <table:table-cell table:number-columns-repeated="4"/>
          <table:table-cell table:formula="of:=SUM(MOD(SUM([.L285]-[.L$2];[.T$2]);[.R$2]-[.L$2]);[.L$2])" office:value-type="time" office:time-value="PT22H59M59.999999999S" calcext:value-type="time">
            <text:p>23:00:00</text:p>
          </table:table-cell>
          <table:table-cell table:formula="of:=IF([.L286]&lt;[.L285];[.M285]+[.H$2];[.M285])" office:value-type="float" office:value="480" calcext:value-type="float">
            <text:p>480</text:p>
          </table:table-cell>
          <table:table-cell table:formula="of:=OFFSET([.C$4];[.M286];0)" office:value-type="float" office:value="43761" calcext:value-type="float">
            <text:p>43761</text:p>
          </table:table-cell>
          <table:table-cell table:formula="of:=[.L286]" office:value-type="float" office:value="0.958333333333322" calcext:value-type="float">
            <text:p>0.9583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286];0)&lt;=[.O28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7]))" office:value-type="date" office:date-value="2019-10-16T22:27:40.499536" calcext:value-type="date">
            <text:p>2019-10-16 22:27:40</text:p>
          </table:table-cell>
          <table:table-cell table:style-name="ce7" table:formula="of:=[.A287]" office:value-type="date" office:date-value="2019-10-16T22:27:40.499536" calcext:value-type="date">
            <text:p>2019-10-16 22:27:40</text:p>
          </table:table-cell>
          <table:table-cell table:formula="of:=TRUNC([.A287])" office:value-type="float" office:value="43754" calcext:value-type="float">
            <text:p>43754</text:p>
          </table:table-cell>
          <table:table-cell table:style-name="ce12" table:formula="of:=[.B287]-[.C287]" office:value-type="date" office:date-value="1899-12-30T22:27:40.49953645561" calcext:value-type="date">
            <text:p>12/30/99 10:27 PM</text:p>
          </table:table-cell>
          <table:table-cell table:formula="of:=MOD([.E286]-[.$E$2];[.$H$2])+1+[.$E$2]" office:value-type="float" office:value="205" calcext:value-type="float">
            <text:p>205</text:p>
          </table:table-cell>
          <table:table-cell table:formula="of:=MOD([.F286]+1/[.$H$2];5)" office:value-type="float" office:value="4.46666666666665" calcext:value-type="float">
            <text:p>4,46666666666665</text:p>
          </table:table-cell>
          <table:table-cell table:formula="of:=IF([.F287]&lt;0.000001;[.G286]+2+1/[.$H$2];[.G286]+1/[.$H$2])" office:value-type="float" office:value="9.46666666666664" calcext:value-type="float">
            <text:p>9,46666666666664</text:p>
          </table:table-cell>
          <table:table-cell table:number-columns-repeated="4"/>
          <table:table-cell table:formula="of:=SUM(MOD(SUM([.L286]-[.L$2];[.T$2]);[.R$2]-[.L$2]);[.L$2])" office:value-type="time" office:time-value="PT23H09M59.999999999S" calcext:value-type="time">
            <text:p>23:10:00</text:p>
          </table:table-cell>
          <table:table-cell table:formula="of:=IF([.L287]&lt;[.L286];[.M286]+[.H$2];[.M286])" office:value-type="float" office:value="480" calcext:value-type="float">
            <text:p>480</text:p>
          </table:table-cell>
          <table:table-cell table:formula="of:=OFFSET([.C$4];[.M287];0)" office:value-type="float" office:value="43761" calcext:value-type="float">
            <text:p>43761</text:p>
          </table:table-cell>
          <table:table-cell table:formula="of:=[.L287]" office:value-type="float" office:value="0.965277777777766" calcext:value-type="float">
            <text:p>0.965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287];0)&lt;=[.O28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8]))" office:value-type="date" office:date-value="2019-10-16T22:26:39.747426" calcext:value-type="date">
            <text:p>2019-10-16 22:26:40</text:p>
          </table:table-cell>
          <table:table-cell table:style-name="ce7" table:formula="of:=[.A288]" office:value-type="date" office:date-value="2019-10-16T22:26:39.747426" calcext:value-type="date">
            <text:p>2019-10-16 22:26:40</text:p>
          </table:table-cell>
          <table:table-cell table:formula="of:=TRUNC([.A288])" office:value-type="float" office:value="43754" calcext:value-type="float">
            <text:p>43754</text:p>
          </table:table-cell>
          <table:table-cell table:style-name="ce12" table:formula="of:=[.B288]-[.C288]" office:value-type="date" office:date-value="1899-12-30T22:26:39.74742557388" calcext:value-type="date">
            <text:p>12/30/99 10:26 PM</text:p>
          </table:table-cell>
          <table:table-cell table:formula="of:=MOD([.E287]-[.$E$2];[.$H$2])+1+[.$E$2]" office:value-type="float" office:value="206" calcext:value-type="float">
            <text:p>206</text:p>
          </table:table-cell>
          <table:table-cell table:formula="of:=MOD([.F287]+1/[.$H$2];5)" office:value-type="float" office:value="4.49999999999999" calcext:value-type="float">
            <text:p>4,49999999999999</text:p>
          </table:table-cell>
          <table:table-cell table:formula="of:=IF([.F288]&lt;0.000001;[.G287]+2+1/[.$H$2];[.G287]+1/[.$H$2])" office:value-type="float" office:value="9.49999999999998" calcext:value-type="float">
            <text:p>9,49999999999998</text:p>
          </table:table-cell>
          <table:table-cell table:number-columns-repeated="4"/>
          <table:table-cell table:formula="of:=SUM(MOD(SUM([.L287]-[.L$2];[.T$2]);[.R$2]-[.L$2]);[.L$2])" office:value-type="time" office:time-value="PT23H19M59.999999999S" calcext:value-type="time">
            <text:p>23:20:00</text:p>
          </table:table-cell>
          <table:table-cell table:formula="of:=IF([.L288]&lt;[.L287];[.M287]+[.H$2];[.M287])" office:value-type="float" office:value="480" calcext:value-type="float">
            <text:p>480</text:p>
          </table:table-cell>
          <table:table-cell table:formula="of:=OFFSET([.C$4];[.M288];0)" office:value-type="float" office:value="43761" calcext:value-type="float">
            <text:p>43761</text:p>
          </table:table-cell>
          <table:table-cell table:formula="of:=[.L288]" office:value-type="float" office:value="0.972222222222211" calcext:value-type="float">
            <text:p>0.972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288];0)&lt;=[.O28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9]))" office:value-type="date" office:date-value="2019-10-16T22:32:56.894927" calcext:value-type="date">
            <text:p>2019-10-16 22:32:57</text:p>
          </table:table-cell>
          <table:table-cell table:style-name="ce7" table:formula="of:=[.A289]" office:value-type="date" office:date-value="2019-10-16T22:32:56.894927" calcext:value-type="date">
            <text:p>2019-10-16 22:32:57</text:p>
          </table:table-cell>
          <table:table-cell table:formula="of:=TRUNC([.A289])" office:value-type="float" office:value="43754" calcext:value-type="float">
            <text:p>43754</text:p>
          </table:table-cell>
          <table:table-cell table:style-name="ce12" table:formula="of:=[.B289]-[.C289]" office:value-type="date" office:date-value="1899-12-30T22:32:56.89492665231" calcext:value-type="date">
            <text:p>12/30/99 10:32 PM</text:p>
          </table:table-cell>
          <table:table-cell table:formula="of:=MOD([.E288]-[.$E$2];[.$H$2])+1+[.$E$2]" office:value-type="float" office:value="207" calcext:value-type="float">
            <text:p>207</text:p>
          </table:table-cell>
          <table:table-cell table:formula="of:=MOD([.F288]+1/[.$H$2];5)" office:value-type="float" office:value="4.53333333333332" calcext:value-type="float">
            <text:p>4,53333333333332</text:p>
          </table:table-cell>
          <table:table-cell table:formula="of:=IF([.F289]&lt;0.000001;[.G288]+2+1/[.$H$2];[.G288]+1/[.$H$2])" office:value-type="float" office:value="9.53333333333331" calcext:value-type="float">
            <text:p>9,53333333333331</text:p>
          </table:table-cell>
          <table:table-cell table:number-columns-repeated="4"/>
          <table:table-cell table:formula="of:=SUM(MOD(SUM([.L288]-[.L$2];[.T$2]);[.R$2]-[.L$2]);[.L$2])" office:value-type="time" office:time-value="PT23H29M59.999999999S" calcext:value-type="time">
            <text:p>23:30:00</text:p>
          </table:table-cell>
          <table:table-cell table:formula="of:=IF([.L289]&lt;[.L288];[.M288]+[.H$2];[.M288])" office:value-type="float" office:value="480" calcext:value-type="float">
            <text:p>480</text:p>
          </table:table-cell>
          <table:table-cell table:formula="of:=OFFSET([.C$4];[.M289];0)" office:value-type="float" office:value="43761" calcext:value-type="float">
            <text:p>43761</text:p>
          </table:table-cell>
          <table:table-cell table:formula="of:=[.L289]" office:value-type="float" office:value="0.979166666666655" calcext:value-type="float">
            <text:p>0.979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289];0)&lt;=[.O28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0]))" office:value-type="date" office:date-value="2019-10-16T22:11:33.579057" calcext:value-type="date">
            <text:p>2019-10-16 22:11:34</text:p>
          </table:table-cell>
          <table:table-cell table:style-name="ce7" table:formula="of:=[.A290]" office:value-type="date" office:date-value="2019-10-16T22:11:33.579057" calcext:value-type="date">
            <text:p>2019-10-16 22:11:34</text:p>
          </table:table-cell>
          <table:table-cell table:formula="of:=TRUNC([.A290])" office:value-type="float" office:value="43754" calcext:value-type="float">
            <text:p>43754</text:p>
          </table:table-cell>
          <table:table-cell table:style-name="ce12" table:formula="of:=[.B290]-[.C290]" office:value-type="date" office:date-value="1899-12-30T22:11:33.5790568823" calcext:value-type="date">
            <text:p>12/30/99 10:11 PM</text:p>
          </table:table-cell>
          <table:table-cell table:formula="of:=MOD([.E289]-[.$E$2];[.$H$2])+1+[.$E$2]" office:value-type="float" office:value="208" calcext:value-type="float">
            <text:p>208</text:p>
          </table:table-cell>
          <table:table-cell table:formula="of:=MOD([.F289]+1/[.$H$2];5)" office:value-type="float" office:value="4.56666666666665" calcext:value-type="float">
            <text:p>4,56666666666665</text:p>
          </table:table-cell>
          <table:table-cell table:formula="of:=IF([.F290]&lt;0.000001;[.G289]+2+1/[.$H$2];[.G289]+1/[.$H$2])" office:value-type="float" office:value="9.56666666666664" calcext:value-type="float">
            <text:p>9,56666666666664</text:p>
          </table:table-cell>
          <table:table-cell table:number-columns-repeated="4"/>
          <table:table-cell table:formula="of:=SUM(MOD(SUM([.L289]-[.L$2];[.T$2]);[.R$2]-[.L$2]);[.L$2])" office:value-type="time" office:time-value="PT23H39M59.999999999S" calcext:value-type="time">
            <text:p>23:40:00</text:p>
          </table:table-cell>
          <table:table-cell table:formula="of:=IF([.L290]&lt;[.L289];[.M289]+[.H$2];[.M289])" office:value-type="float" office:value="480" calcext:value-type="float">
            <text:p>480</text:p>
          </table:table-cell>
          <table:table-cell table:formula="of:=OFFSET([.C$4];[.M290];0)" office:value-type="float" office:value="43761" calcext:value-type="float">
            <text:p>43761</text:p>
          </table:table-cell>
          <table:table-cell table:formula="of:=[.L290]" office:value-type="float" office:value="0.9861111111111" calcext:value-type="float">
            <text:p>0.986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290];0)&lt;=[.O29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1]))" office:value-type="date" office:date-value="2019-10-16T23:02:20.90033" calcext:value-type="date">
            <text:p>2019-10-16 23:02:21</text:p>
          </table:table-cell>
          <table:table-cell table:style-name="ce7" table:formula="of:=[.A291]" office:value-type="date" office:date-value="2019-10-16T23:02:20.90033" calcext:value-type="date">
            <text:p>2019-10-16 23:02:21</text:p>
          </table:table-cell>
          <table:table-cell table:formula="of:=TRUNC([.A291])" office:value-type="float" office:value="43754" calcext:value-type="float">
            <text:p>43754</text:p>
          </table:table-cell>
          <table:table-cell table:style-name="ce12" table:formula="of:=[.B291]-[.C291]" office:value-type="date" office:date-value="1899-12-30T23:02:20.90033043176" calcext:value-type="date">
            <text:p>12/30/99 11:02 PM</text:p>
          </table:table-cell>
          <table:table-cell table:formula="of:=MOD([.E290]-[.$E$2];[.$H$2])+1+[.$E$2]" office:value-type="float" office:value="209" calcext:value-type="float">
            <text:p>209</text:p>
          </table:table-cell>
          <table:table-cell table:formula="of:=MOD([.F290]+1/[.$H$2];5)" office:value-type="float" office:value="4.59999999999999" calcext:value-type="float">
            <text:p>4,59999999999999</text:p>
          </table:table-cell>
          <table:table-cell table:formula="of:=IF([.F291]&lt;0.000001;[.G290]+2+1/[.$H$2];[.G290]+1/[.$H$2])" office:value-type="float" office:value="9.59999999999998" calcext:value-type="float">
            <text:p>9,59999999999998</text:p>
          </table:table-cell>
          <table:table-cell table:number-columns-repeated="4"/>
          <table:table-cell table:formula="of:=SUM(MOD(SUM([.L290]-[.L$2];[.T$2]);[.R$2]-[.L$2]);[.L$2])" office:value-type="time" office:time-value="PT23H49M59.999999999S" calcext:value-type="time">
            <text:p>23:50:00</text:p>
          </table:table-cell>
          <table:table-cell table:formula="of:=IF([.L291]&lt;[.L290];[.M290]+[.H$2];[.M290])" office:value-type="float" office:value="480" calcext:value-type="float">
            <text:p>480</text:p>
          </table:table-cell>
          <table:table-cell table:formula="of:=OFFSET([.C$4];[.M291];0)" office:value-type="float" office:value="43761" calcext:value-type="float">
            <text:p>43761</text:p>
          </table:table-cell>
          <table:table-cell table:formula="of:=[.L291]" office:value-type="float" office:value="0.993055555555544" calcext:value-type="float">
            <text:p>0.993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291];0)&lt;=[.O29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2]))" office:value-type="date" office:date-value="2019-10-16T22:21:17.484444" calcext:value-type="date">
            <text:p>2019-10-16 22:21:17</text:p>
          </table:table-cell>
          <table:table-cell table:style-name="ce7" table:formula="of:=[.A292]" office:value-type="date" office:date-value="2019-10-16T22:21:17.484444" calcext:value-type="date">
            <text:p>2019-10-16 22:21:17</text:p>
          </table:table-cell>
          <table:table-cell table:formula="of:=TRUNC([.A292])" office:value-type="float" office:value="43754" calcext:value-type="float">
            <text:p>43754</text:p>
          </table:table-cell>
          <table:table-cell table:style-name="ce12" table:formula="of:=[.B292]-[.C292]" office:value-type="date" office:date-value="1899-12-30T22:21:17.48444373719" calcext:value-type="date">
            <text:p>12/30/99 10:21 PM</text:p>
          </table:table-cell>
          <table:table-cell table:formula="of:=MOD([.E291]-[.$E$2];[.$H$2])+1+[.$E$2]" office:value-type="float" office:value="210" calcext:value-type="float">
            <text:p>210</text:p>
          </table:table-cell>
          <table:table-cell table:formula="of:=MOD([.F291]+1/[.$H$2];5)" office:value-type="float" office:value="4.63333333333332" calcext:value-type="float">
            <text:p>4,63333333333332</text:p>
          </table:table-cell>
          <table:table-cell table:formula="of:=IF([.F292]&lt;0.000001;[.G291]+2+1/[.$H$2];[.G291]+1/[.$H$2])" office:value-type="float" office:value="9.63333333333331" calcext:value-type="float">
            <text:p>9,63333333333331</text:p>
          </table:table-cell>
          <table:table-cell table:number-columns-repeated="4"/>
          <table:table-cell table:formula="of:=SUM(MOD(SUM([.L291]-[.L$2];[.T$2]);[.R$2]-[.L$2]);[.L$2])" office:value-type="time" office:time-value="PT21H09M59.999999999S" calcext:value-type="time">
            <text:p>21:10:00</text:p>
          </table:table-cell>
          <table:table-cell table:formula="of:=IF([.L292]&lt;[.L291];[.M291]+[.H$2];[.M291])" office:value-type="float" office:value="510" calcext:value-type="float">
            <text:p>510</text:p>
          </table:table-cell>
          <table:table-cell table:formula="of:=OFFSET([.C$4];[.M292];0)" office:value-type="float" office:value="43762" calcext:value-type="float">
            <text:p>43762</text:p>
          </table:table-cell>
          <table:table-cell table:formula="of:=[.L292]" office:value-type="float" office:value="0.881944444444433" calcext:value-type="float">
            <text:p>0.8819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292];0)&lt;=[.O29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3]))" office:value-type="date" office:date-value="2019-10-16T22:28:07.478034" calcext:value-type="date">
            <text:p>2019-10-16 22:28:07</text:p>
          </table:table-cell>
          <table:table-cell table:style-name="ce7" table:formula="of:=[.A293]" office:value-type="date" office:date-value="2019-10-16T22:28:07.478034" calcext:value-type="date">
            <text:p>2019-10-16 22:28:07</text:p>
          </table:table-cell>
          <table:table-cell table:formula="of:=TRUNC([.A293])" office:value-type="float" office:value="43754" calcext:value-type="float">
            <text:p>43754</text:p>
          </table:table-cell>
          <table:table-cell table:style-name="ce12" table:formula="of:=[.B293]-[.C293]" office:value-type="date" office:date-value="1899-12-30T22:28:07.47803375591" calcext:value-type="date">
            <text:p>12/30/99 10:28 PM</text:p>
          </table:table-cell>
          <table:table-cell table:formula="of:=MOD([.E292]-[.$E$2];[.$H$2])+1+[.$E$2]" office:value-type="float" office:value="211" calcext:value-type="float">
            <text:p>211</text:p>
          </table:table-cell>
          <table:table-cell table:formula="of:=MOD([.F292]+1/[.$H$2];5)" office:value-type="float" office:value="4.66666666666665" calcext:value-type="float">
            <text:p>4,66666666666665</text:p>
          </table:table-cell>
          <table:table-cell table:formula="of:=IF([.F293]&lt;0.000001;[.G292]+2+1/[.$H$2];[.G292]+1/[.$H$2])" office:value-type="float" office:value="9.66666666666664" calcext:value-type="float">
            <text:p>9,66666666666664</text:p>
          </table:table-cell>
          <table:table-cell table:number-columns-repeated="4"/>
          <table:table-cell table:formula="of:=SUM(MOD(SUM([.L292]-[.L$2];[.T$2]);[.R$2]-[.L$2]);[.L$2])" office:value-type="time" office:time-value="PT21H19M59.999999999S" calcext:value-type="time">
            <text:p>21:20:00</text:p>
          </table:table-cell>
          <table:table-cell table:formula="of:=IF([.L293]&lt;[.L292];[.M292]+[.H$2];[.M292])" office:value-type="float" office:value="510" calcext:value-type="float">
            <text:p>510</text:p>
          </table:table-cell>
          <table:table-cell table:formula="of:=OFFSET([.C$4];[.M293];0)" office:value-type="float" office:value="43762" calcext:value-type="float">
            <text:p>43762</text:p>
          </table:table-cell>
          <table:table-cell table:formula="of:=[.L293]" office:value-type="float" office:value="0.888888888888877" calcext:value-type="float">
            <text:p>0.8888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293];0)&lt;=[.O29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4]))" office:value-type="date" office:date-value="2019-10-16T22:30:45.791772" calcext:value-type="date">
            <text:p>2019-10-16 22:30:46</text:p>
          </table:table-cell>
          <table:table-cell table:style-name="ce7" table:formula="of:=[.A294]" office:value-type="date" office:date-value="2019-10-16T22:30:45.791772" calcext:value-type="date">
            <text:p>2019-10-16 22:30:46</text:p>
          </table:table-cell>
          <table:table-cell table:formula="of:=TRUNC([.A294])" office:value-type="float" office:value="43754" calcext:value-type="float">
            <text:p>43754</text:p>
          </table:table-cell>
          <table:table-cell table:style-name="ce12" table:formula="of:=[.B294]-[.C294]" office:value-type="date" office:date-value="1899-12-30T22:30:45.79177221749" calcext:value-type="date">
            <text:p>12/30/99 10:30 PM</text:p>
          </table:table-cell>
          <table:table-cell table:formula="of:=MOD([.E293]-[.$E$2];[.$H$2])+1+[.$E$2]" office:value-type="float" office:value="212" calcext:value-type="float">
            <text:p>212</text:p>
          </table:table-cell>
          <table:table-cell table:formula="of:=MOD([.F293]+1/[.$H$2];5)" office:value-type="float" office:value="4.69999999999999" calcext:value-type="float">
            <text:p>4,69999999999999</text:p>
          </table:table-cell>
          <table:table-cell table:formula="of:=IF([.F294]&lt;0.000001;[.G293]+2+1/[.$H$2];[.G293]+1/[.$H$2])" office:value-type="float" office:value="9.69999999999998" calcext:value-type="float">
            <text:p>9,69999999999998</text:p>
          </table:table-cell>
          <table:table-cell table:number-columns-repeated="4"/>
          <table:table-cell table:formula="of:=SUM(MOD(SUM([.L293]-[.L$2];[.T$2]);[.R$2]-[.L$2]);[.L$2])" office:value-type="time" office:time-value="PT21H29M59.999999999S" calcext:value-type="time">
            <text:p>21:30:00</text:p>
          </table:table-cell>
          <table:table-cell table:formula="of:=IF([.L294]&lt;[.L293];[.M293]+[.H$2];[.M293])" office:value-type="float" office:value="510" calcext:value-type="float">
            <text:p>510</text:p>
          </table:table-cell>
          <table:table-cell table:formula="of:=OFFSET([.C$4];[.M294];0)" office:value-type="float" office:value="43762" calcext:value-type="float">
            <text:p>43762</text:p>
          </table:table-cell>
          <table:table-cell table:formula="of:=[.L294]" office:value-type="float" office:value="0.895833333333322" calcext:value-type="float">
            <text:p>0.8958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294];0)&lt;=[.O29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5]))" office:value-type="date" office:date-value="2019-10-16T22:32:59.321904" calcext:value-type="date">
            <text:p>2019-10-16 22:32:59</text:p>
          </table:table-cell>
          <table:table-cell table:style-name="ce7" table:formula="of:=[.A295]" office:value-type="date" office:date-value="2019-10-16T22:32:59.321904" calcext:value-type="date">
            <text:p>2019-10-16 22:32:59</text:p>
          </table:table-cell>
          <table:table-cell table:formula="of:=TRUNC([.A295])" office:value-type="float" office:value="43754" calcext:value-type="float">
            <text:p>43754</text:p>
          </table:table-cell>
          <table:table-cell table:style-name="ce12" table:formula="of:=[.B295]-[.C295]" office:value-type="date" office:date-value="1899-12-30T22:32:59.32190378197" calcext:value-type="date">
            <text:p>12/30/99 10:32 PM</text:p>
          </table:table-cell>
          <table:table-cell table:formula="of:=MOD([.E294]-[.$E$2];[.$H$2])+1+[.$E$2]" office:value-type="float" office:value="213" calcext:value-type="float">
            <text:p>213</text:p>
          </table:table-cell>
          <table:table-cell table:formula="of:=MOD([.F294]+1/[.$H$2];5)" office:value-type="float" office:value="4.73333333333332" calcext:value-type="float">
            <text:p>4,73333333333332</text:p>
          </table:table-cell>
          <table:table-cell table:formula="of:=IF([.F295]&lt;0.000001;[.G294]+2+1/[.$H$2];[.G294]+1/[.$H$2])" office:value-type="float" office:value="9.73333333333331" calcext:value-type="float">
            <text:p>9,73333333333331</text:p>
          </table:table-cell>
          <table:table-cell table:number-columns-repeated="4"/>
          <table:table-cell table:formula="of:=SUM(MOD(SUM([.L294]-[.L$2];[.T$2]);[.R$2]-[.L$2]);[.L$2])" office:value-type="time" office:time-value="PT21H39M59.999999999S" calcext:value-type="time">
            <text:p>21:40:00</text:p>
          </table:table-cell>
          <table:table-cell table:formula="of:=IF([.L295]&lt;[.L294];[.M294]+[.H$2];[.M294])" office:value-type="float" office:value="510" calcext:value-type="float">
            <text:p>510</text:p>
          </table:table-cell>
          <table:table-cell table:formula="of:=OFFSET([.C$4];[.M295];0)" office:value-type="float" office:value="43762" calcext:value-type="float">
            <text:p>43762</text:p>
          </table:table-cell>
          <table:table-cell table:formula="of:=[.L295]" office:value-type="float" office:value="0.902777777777766" calcext:value-type="float">
            <text:p>0.9027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295];0)&lt;=[.O29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6]))" office:value-type="date" office:date-value="2019-10-16T22:14:35.996911" calcext:value-type="date">
            <text:p>2019-10-16 22:14:36</text:p>
          </table:table-cell>
          <table:table-cell table:style-name="ce7" table:formula="of:=[.A296]" office:value-type="date" office:date-value="2019-10-16T22:14:35.996911" calcext:value-type="date">
            <text:p>2019-10-16 22:14:36</text:p>
          </table:table-cell>
          <table:table-cell table:formula="of:=TRUNC([.A296])" office:value-type="float" office:value="43754" calcext:value-type="float">
            <text:p>43754</text:p>
          </table:table-cell>
          <table:table-cell table:style-name="ce12" table:formula="of:=[.B296]-[.C296]" office:value-type="date" office:date-value="1899-12-30T22:14:35.99691110663" calcext:value-type="date">
            <text:p>12/30/99 10:14 PM</text:p>
          </table:table-cell>
          <table:table-cell table:formula="of:=MOD([.E295]-[.$E$2];[.$H$2])+1+[.$E$2]" office:value-type="float" office:value="214" calcext:value-type="float">
            <text:p>214</text:p>
          </table:table-cell>
          <table:table-cell table:formula="of:=MOD([.F295]+1/[.$H$2];5)" office:value-type="float" office:value="4.76666666666665" calcext:value-type="float">
            <text:p>4,76666666666665</text:p>
          </table:table-cell>
          <table:table-cell table:formula="of:=IF([.F296]&lt;0.000001;[.G295]+2+1/[.$H$2];[.G295]+1/[.$H$2])" office:value-type="float" office:value="9.76666666666664" calcext:value-type="float">
            <text:p>9,76666666666664</text:p>
          </table:table-cell>
          <table:table-cell table:number-columns-repeated="4"/>
          <table:table-cell table:formula="of:=SUM(MOD(SUM([.L295]-[.L$2];[.T$2]);[.R$2]-[.L$2]);[.L$2])" office:value-type="time" office:time-value="PT21H49M59.999999999S" calcext:value-type="time">
            <text:p>21:50:00</text:p>
          </table:table-cell>
          <table:table-cell table:formula="of:=IF([.L296]&lt;[.L295];[.M295]+[.H$2];[.M295])" office:value-type="float" office:value="510" calcext:value-type="float">
            <text:p>510</text:p>
          </table:table-cell>
          <table:table-cell table:formula="of:=OFFSET([.C$4];[.M296];0)" office:value-type="float" office:value="43762" calcext:value-type="float">
            <text:p>43762</text:p>
          </table:table-cell>
          <table:table-cell table:formula="of:=[.L296]" office:value-type="float" office:value="0.909722222222211" calcext:value-type="float">
            <text:p>0.9097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296];0)&lt;=[.O29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7]))" office:value-type="date" office:date-value="2019-10-16T22:25:27.494853" calcext:value-type="date">
            <text:p>2019-10-16 22:25:27</text:p>
          </table:table-cell>
          <table:table-cell table:style-name="ce7" table:formula="of:=[.A297]" office:value-type="date" office:date-value="2019-10-16T22:25:27.494853" calcext:value-type="date">
            <text:p>2019-10-16 22:25:27</text:p>
          </table:table-cell>
          <table:table-cell table:formula="of:=TRUNC([.A297])" office:value-type="float" office:value="43754" calcext:value-type="float">
            <text:p>43754</text:p>
          </table:table-cell>
          <table:table-cell table:style-name="ce12" table:formula="of:=[.B297]-[.C297]" office:value-type="date" office:date-value="1899-12-30T22:25:27.49485278036" calcext:value-type="date">
            <text:p>12/30/99 10:25 PM</text:p>
          </table:table-cell>
          <table:table-cell table:formula="of:=MOD([.E296]-[.$E$2];[.$H$2])+1+[.$E$2]" office:value-type="float" office:value="215" calcext:value-type="float">
            <text:p>215</text:p>
          </table:table-cell>
          <table:table-cell table:formula="of:=MOD([.F296]+1/[.$H$2];5)" office:value-type="float" office:value="4.79999999999999" calcext:value-type="float">
            <text:p>4,79999999999999</text:p>
          </table:table-cell>
          <table:table-cell table:formula="of:=IF([.F297]&lt;0.000001;[.G296]+2+1/[.$H$2];[.G296]+1/[.$H$2])" office:value-type="float" office:value="9.79999999999998" calcext:value-type="float">
            <text:p>9,79999999999998</text:p>
          </table:table-cell>
          <table:table-cell table:number-columns-repeated="4"/>
          <table:table-cell table:formula="of:=SUM(MOD(SUM([.L296]-[.L$2];[.T$2]);[.R$2]-[.L$2]);[.L$2])" office:value-type="time" office:time-value="PT21H59M59.999999999S" calcext:value-type="time">
            <text:p>22:00:00</text:p>
          </table:table-cell>
          <table:table-cell table:formula="of:=IF([.L297]&lt;[.L296];[.M296]+[.H$2];[.M296])" office:value-type="float" office:value="510" calcext:value-type="float">
            <text:p>510</text:p>
          </table:table-cell>
          <table:table-cell table:formula="of:=OFFSET([.C$4];[.M297];0)" office:value-type="float" office:value="43762" calcext:value-type="float">
            <text:p>43762</text:p>
          </table:table-cell>
          <table:table-cell table:formula="of:=[.L297]" office:value-type="float" office:value="0.916666666666655" calcext:value-type="float">
            <text:p>0.9166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297];0)&lt;=[.O29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8]))" office:value-type="date" office:date-value="2019-10-16T22:44:36.463768" calcext:value-type="date">
            <text:p>2019-10-16 22:44:36</text:p>
          </table:table-cell>
          <table:table-cell table:style-name="ce7" table:formula="of:=[.A298]" office:value-type="date" office:date-value="2019-10-16T22:44:36.463768" calcext:value-type="date">
            <text:p>2019-10-16 22:44:36</text:p>
          </table:table-cell>
          <table:table-cell table:formula="of:=TRUNC([.A298])" office:value-type="float" office:value="43754" calcext:value-type="float">
            <text:p>43754</text:p>
          </table:table-cell>
          <table:table-cell table:style-name="ce12" table:formula="of:=[.B298]-[.C298]" office:value-type="date" office:date-value="1899-12-30T22:44:36.46376844496" calcext:value-type="date">
            <text:p>12/30/99 10:44 PM</text:p>
          </table:table-cell>
          <table:table-cell table:formula="of:=MOD([.E297]-[.$E$2];[.$H$2])+1+[.$E$2]" office:value-type="float" office:value="216" calcext:value-type="float">
            <text:p>216</text:p>
          </table:table-cell>
          <table:table-cell table:formula="of:=MOD([.F297]+1/[.$H$2];5)" office:value-type="float" office:value="4.83333333333332" calcext:value-type="float">
            <text:p>4,83333333333332</text:p>
          </table:table-cell>
          <table:table-cell table:formula="of:=IF([.F298]&lt;0.000001;[.G297]+2+1/[.$H$2];[.G297]+1/[.$H$2])" office:value-type="float" office:value="9.83333333333331" calcext:value-type="float">
            <text:p>9,83333333333331</text:p>
          </table:table-cell>
          <table:table-cell table:number-columns-repeated="4"/>
          <table:table-cell table:formula="of:=SUM(MOD(SUM([.L297]-[.L$2];[.T$2]);[.R$2]-[.L$2]);[.L$2])" office:value-type="time" office:time-value="PT22H09M59.999999999S" calcext:value-type="time">
            <text:p>22:10:00</text:p>
          </table:table-cell>
          <table:table-cell table:formula="of:=IF([.L298]&lt;[.L297];[.M297]+[.H$2];[.M297])" office:value-type="float" office:value="510" calcext:value-type="float">
            <text:p>510</text:p>
          </table:table-cell>
          <table:table-cell table:formula="of:=OFFSET([.C$4];[.M298];0)" office:value-type="float" office:value="43762" calcext:value-type="float">
            <text:p>43762</text:p>
          </table:table-cell>
          <table:table-cell table:formula="of:=[.L298]" office:value-type="float" office:value="0.9236111111111" calcext:value-type="float">
            <text:p>0.9236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298];0)&lt;=[.O29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9]))" office:value-type="date" office:date-value="2019-10-16T22:18:53.000259" calcext:value-type="date">
            <text:p>2019-10-16 22:18:53</text:p>
          </table:table-cell>
          <table:table-cell table:style-name="ce7" table:formula="of:=[.A299]" office:value-type="date" office:date-value="2019-10-16T22:18:53.000259" calcext:value-type="date">
            <text:p>2019-10-16 22:18:53</text:p>
          </table:table-cell>
          <table:table-cell table:formula="of:=TRUNC([.A299])" office:value-type="float" office:value="43754" calcext:value-type="float">
            <text:p>43754</text:p>
          </table:table-cell>
          <table:table-cell table:style-name="ce12" table:formula="of:=[.B299]-[.C299]" office:value-type="date" office:date-value="1899-12-30T22:18:53.00025898498" calcext:value-type="date">
            <text:p>12/30/99 10:18 PM</text:p>
          </table:table-cell>
          <table:table-cell table:formula="of:=MOD([.E298]-[.$E$2];[.$H$2])+1+[.$E$2]" office:value-type="float" office:value="217" calcext:value-type="float">
            <text:p>217</text:p>
          </table:table-cell>
          <table:table-cell table:formula="of:=MOD([.F298]+1/[.$H$2];5)" office:value-type="float" office:value="4.86666666666665" calcext:value-type="float">
            <text:p>4,86666666666665</text:p>
          </table:table-cell>
          <table:table-cell table:formula="of:=IF([.F299]&lt;0.000001;[.G298]+2+1/[.$H$2];[.G298]+1/[.$H$2])" office:value-type="float" office:value="9.86666666666664" calcext:value-type="float">
            <text:p>9,86666666666664</text:p>
          </table:table-cell>
          <table:table-cell table:number-columns-repeated="4"/>
          <table:table-cell table:formula="of:=SUM(MOD(SUM([.L298]-[.L$2];[.T$2]);[.R$2]-[.L$2]);[.L$2])" office:value-type="time" office:time-value="PT22H19M59.999999999S" calcext:value-type="time">
            <text:p>22:20:00</text:p>
          </table:table-cell>
          <table:table-cell table:formula="of:=IF([.L299]&lt;[.L298];[.M298]+[.H$2];[.M298])" office:value-type="float" office:value="510" calcext:value-type="float">
            <text:p>510</text:p>
          </table:table-cell>
          <table:table-cell table:formula="of:=OFFSET([.C$4];[.M299];0)" office:value-type="float" office:value="43762" calcext:value-type="float">
            <text:p>43762</text:p>
          </table:table-cell>
          <table:table-cell table:formula="of:=[.L299]" office:value-type="float" office:value="0.930555555555544" calcext:value-type="float">
            <text:p>0.9305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299];0)&lt;=[.O29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0]))" office:value-type="date" office:date-value="2019-10-16T22:21:06.549975" calcext:value-type="date">
            <text:p>2019-10-16 22:21:07</text:p>
          </table:table-cell>
          <table:table-cell table:style-name="ce7" table:formula="of:=[.A300]" office:value-type="date" office:date-value="2019-10-16T22:21:06.549975" calcext:value-type="date">
            <text:p>2019-10-16 22:21:07</text:p>
          </table:table-cell>
          <table:table-cell table:formula="of:=TRUNC([.A300])" office:value-type="float" office:value="43754" calcext:value-type="float">
            <text:p>43754</text:p>
          </table:table-cell>
          <table:table-cell table:style-name="ce12" table:formula="of:=[.B300]-[.C300]" office:value-type="date" office:date-value="1899-12-30T22:21:06.54997528531" calcext:value-type="date">
            <text:p>12/30/99 10:21 PM</text:p>
          </table:table-cell>
          <table:table-cell table:formula="of:=MOD([.E299]-[.$E$2];[.$H$2])+1+[.$E$2]" office:value-type="float" office:value="218" calcext:value-type="float">
            <text:p>218</text:p>
          </table:table-cell>
          <table:table-cell table:formula="of:=MOD([.F299]+1/[.$H$2];5)" office:value-type="float" office:value="4.89999999999998" calcext:value-type="float">
            <text:p>4,89999999999998</text:p>
          </table:table-cell>
          <table:table-cell table:formula="of:=IF([.F300]&lt;0.000001;[.G299]+2+1/[.$H$2];[.G299]+1/[.$H$2])" office:value-type="float" office:value="9.89999999999998" calcext:value-type="float">
            <text:p>9,89999999999998</text:p>
          </table:table-cell>
          <table:table-cell table:number-columns-repeated="4"/>
          <table:table-cell table:formula="of:=SUM(MOD(SUM([.L299]-[.L$2];[.T$2]);[.R$2]-[.L$2]);[.L$2])" office:value-type="time" office:time-value="PT22H29M59.999999999S" calcext:value-type="time">
            <text:p>22:30:00</text:p>
          </table:table-cell>
          <table:table-cell table:formula="of:=IF([.L300]&lt;[.L299];[.M299]+[.H$2];[.M299])" office:value-type="float" office:value="510" calcext:value-type="float">
            <text:p>510</text:p>
          </table:table-cell>
          <table:table-cell table:formula="of:=OFFSET([.C$4];[.M300];0)" office:value-type="float" office:value="43762" calcext:value-type="float">
            <text:p>43762</text:p>
          </table:table-cell>
          <table:table-cell table:formula="of:=[.L300]" office:value-type="float" office:value="0.937499999999988" calcext:value-type="float">
            <text:p>0.9374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300];0)&lt;=[.O30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1]))" office:value-type="date" office:date-value="2019-10-16T22:51:59.745463" calcext:value-type="date">
            <text:p>2019-10-16 22:52:00</text:p>
          </table:table-cell>
          <table:table-cell table:style-name="ce7" table:formula="of:=[.A301]" office:value-type="date" office:date-value="2019-10-16T22:51:59.745463" calcext:value-type="date">
            <text:p>2019-10-16 22:52:00</text:p>
          </table:table-cell>
          <table:table-cell table:formula="of:=TRUNC([.A301])" office:value-type="float" office:value="43754" calcext:value-type="float">
            <text:p>43754</text:p>
          </table:table-cell>
          <table:table-cell table:style-name="ce12" table:formula="of:=[.B301]-[.C301]" office:value-type="date" office:date-value="1899-12-30T22:51:59.74546308629" calcext:value-type="date">
            <text:p>12/30/99 10:52 PM</text:p>
          </table:table-cell>
          <table:table-cell table:formula="of:=MOD([.E300]-[.$E$2];[.$H$2])+1+[.$E$2]" office:value-type="float" office:value="219" calcext:value-type="float">
            <text:p>219</text:p>
          </table:table-cell>
          <table:table-cell table:formula="of:=MOD([.F300]+1/[.$H$2];5)" office:value-type="float" office:value="4.93333333333332" calcext:value-type="float">
            <text:p>4,93333333333332</text:p>
          </table:table-cell>
          <table:table-cell table:formula="of:=IF([.F301]&lt;0.000001;[.G300]+2+1/[.$H$2];[.G300]+1/[.$H$2])" office:value-type="float" office:value="9.93333333333331" calcext:value-type="float">
            <text:p>9,93333333333331</text:p>
          </table:table-cell>
          <table:table-cell table:number-columns-repeated="4"/>
          <table:table-cell table:formula="of:=SUM(MOD(SUM([.L300]-[.L$2];[.T$2]);[.R$2]-[.L$2]);[.L$2])" office:value-type="time" office:time-value="PT22H39M59.999999999S" calcext:value-type="time">
            <text:p>22:40:00</text:p>
          </table:table-cell>
          <table:table-cell table:formula="of:=IF([.L301]&lt;[.L300];[.M300]+[.H$2];[.M300])" office:value-type="float" office:value="510" calcext:value-type="float">
            <text:p>510</text:p>
          </table:table-cell>
          <table:table-cell table:formula="of:=OFFSET([.C$4];[.M301];0)" office:value-type="float" office:value="43762" calcext:value-type="float">
            <text:p>43762</text:p>
          </table:table-cell>
          <table:table-cell table:formula="of:=[.L301]" office:value-type="float" office:value="0.944444444444433" calcext:value-type="float">
            <text:p>0.9444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301];0)&lt;=[.O30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2]))" office:value-type="date" office:date-value="2019-10-16T22:21:49.054613" calcext:value-type="date">
            <text:p>2019-10-16 22:21:49</text:p>
          </table:table-cell>
          <table:table-cell table:style-name="ce7" table:formula="of:=[.A302]" office:value-type="date" office:date-value="2019-10-16T22:21:49.054613" calcext:value-type="date">
            <text:p>2019-10-16 22:21:49</text:p>
          </table:table-cell>
          <table:table-cell table:formula="of:=TRUNC([.A302])" office:value-type="float" office:value="43754" calcext:value-type="float">
            <text:p>43754</text:p>
          </table:table-cell>
          <table:table-cell table:style-name="ce12" table:formula="of:=[.B302]-[.C302]" office:value-type="date" office:date-value="1899-12-30T22:21:49.0546129737" calcext:value-type="date">
            <text:p>12/30/99 10:21 PM</text:p>
          </table:table-cell>
          <table:table-cell table:formula="of:=MOD([.E301]-[.$E$2];[.$H$2])+1+[.$E$2]" office:value-type="float" office:value="220" calcext:value-type="float">
            <text:p>220</text:p>
          </table:table-cell>
          <table:table-cell table:formula="of:=MOD([.F301]+1/[.$H$2];5)" office:value-type="float" office:value="4.96666666666665" calcext:value-type="float">
            <text:p>4,96666666666665</text:p>
          </table:table-cell>
          <table:table-cell table:formula="of:=IF([.F302]&lt;0.000001;[.G301]+2+1/[.$H$2];[.G301]+1/[.$H$2])" office:value-type="float" office:value="9.96666666666664" calcext:value-type="float">
            <text:p>9,96666666666664</text:p>
          </table:table-cell>
          <table:table-cell table:number-columns-repeated="4"/>
          <table:table-cell table:formula="of:=SUM(MOD(SUM([.L301]-[.L$2];[.T$2]);[.R$2]-[.L$2]);[.L$2])" office:value-type="time" office:time-value="PT22H49M59.999999999S" calcext:value-type="time">
            <text:p>22:50:00</text:p>
          </table:table-cell>
          <table:table-cell table:formula="of:=IF([.L302]&lt;[.L301];[.M301]+[.H$2];[.M301])" office:value-type="float" office:value="510" calcext:value-type="float">
            <text:p>510</text:p>
          </table:table-cell>
          <table:table-cell table:formula="of:=OFFSET([.C$4];[.M302];0)" office:value-type="float" office:value="43762" calcext:value-type="float">
            <text:p>43762</text:p>
          </table:table-cell>
          <table:table-cell table:formula="of:=[.L302]" office:value-type="float" office:value="0.951388888888877" calcext:value-type="float">
            <text:p>0.9513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302];0)&lt;=[.O30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3]))" office:value-type="date" office:date-value="2019-10-16T22:37:01.412434" calcext:value-type="date">
            <text:p>2019-10-16 22:37:01</text:p>
          </table:table-cell>
          <table:table-cell table:style-name="ce7" table:formula="of:=[.A303]" office:value-type="date" office:date-value="2019-10-16T22:37:01.412434" calcext:value-type="date">
            <text:p>2019-10-16 22:37:01</text:p>
          </table:table-cell>
          <table:table-cell table:formula="of:=TRUNC([.A303])" office:value-type="float" office:value="43754" calcext:value-type="float">
            <text:p>43754</text:p>
          </table:table-cell>
          <table:table-cell table:style-name="ce12" table:formula="of:=[.B303]-[.C303]" office:value-type="date" office:date-value="1899-12-30T22:37:01.41243398655" calcext:value-type="date">
            <text:p>12/30/99 10:37 PM</text:p>
          </table:table-cell>
          <table:table-cell table:formula="of:=MOD([.E302]-[.$E$2];[.$H$2])+1+[.$E$2]" office:value-type="float" office:value="191" calcext:value-type="float">
            <text:p>191</text:p>
          </table:table-cell>
          <table:table-cell table:formula="of:=MOD([.F302]+1/[.$H$2];5)" office:value-type="float" office:value="4.99999999999998" calcext:value-type="float">
            <text:p>4,99999999999998</text:p>
          </table:table-cell>
          <table:table-cell table:formula="of:=IF([.F303]&lt;0.000001;[.G302]+2+1/[.$H$2];[.G302]+1/[.$H$2])" office:value-type="float" office:value="9.99999999999998" calcext:value-type="float">
            <text:p>9,99999999999998</text:p>
          </table:table-cell>
          <table:table-cell table:number-columns-repeated="4"/>
          <table:table-cell table:formula="of:=SUM(MOD(SUM([.L302]-[.L$2];[.T$2]);[.R$2]-[.L$2]);[.L$2])" office:value-type="time" office:time-value="PT22H59M59.999999999S" calcext:value-type="time">
            <text:p>23:00:00</text:p>
          </table:table-cell>
          <table:table-cell table:formula="of:=IF([.L303]&lt;[.L302];[.M302]+[.H$2];[.M302])" office:value-type="float" office:value="510" calcext:value-type="float">
            <text:p>510</text:p>
          </table:table-cell>
          <table:table-cell table:formula="of:=OFFSET([.C$4];[.M303];0)" office:value-type="float" office:value="43762" calcext:value-type="float">
            <text:p>43762</text:p>
          </table:table-cell>
          <table:table-cell table:formula="of:=[.L303]" office:value-type="float" office:value="0.958333333333322" calcext:value-type="float">
            <text:p>0.9583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303];0)&lt;=[.O30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4]))" office:value-type="date" office:date-value="2019-10-17T22:38:04.677371" calcext:value-type="date">
            <text:p>2019-10-17 22:38:05</text:p>
          </table:table-cell>
          <table:table-cell table:style-name="ce7" table:formula="of:=[.A304]" office:value-type="date" office:date-value="2019-10-17T22:38:04.677371" calcext:value-type="date">
            <text:p>2019-10-17 22:38:05</text:p>
          </table:table-cell>
          <table:table-cell table:formula="of:=TRUNC([.A304])" office:value-type="float" office:value="43755" calcext:value-type="float">
            <text:p>43755</text:p>
          </table:table-cell>
          <table:table-cell table:style-name="ce12" table:formula="of:=[.B304]-[.C304]" office:value-type="date" office:date-value="1899-12-30T22:38:04.67737133615" calcext:value-type="date">
            <text:p>12/30/99 10:38 PM</text:p>
          </table:table-cell>
          <table:table-cell table:formula="of:=MOD([.E303]-[.$E$2];[.$H$2])+1+[.$E$2]" office:value-type="float" office:value="192" calcext:value-type="float">
            <text:p>192</text:p>
          </table:table-cell>
          <table:table-cell table:formula="of:=MOD([.F303]+1/[.$H$2];5)" office:value-type="float" office:value="0.0333333333333172" calcext:value-type="float">
            <text:p>0,033333333333317</text:p>
          </table:table-cell>
          <table:table-cell table:formula="of:=IF([.F304]&lt;0.000001;[.G303]+2+1/[.$H$2];[.G303]+1/[.$H$2])" office:value-type="float" office:value="10.0333333333333" calcext:value-type="float">
            <text:p>10,0333333333333</text:p>
          </table:table-cell>
          <table:table-cell table:number-columns-repeated="4"/>
          <table:table-cell table:formula="of:=SUM(MOD(SUM([.L303]-[.L$2];[.T$2]);[.R$2]-[.L$2]);[.L$2])" office:value-type="time" office:time-value="PT23H09M59.999999999S" calcext:value-type="time">
            <text:p>23:10:00</text:p>
          </table:table-cell>
          <table:table-cell table:formula="of:=IF([.L304]&lt;[.L303];[.M303]+[.H$2];[.M303])" office:value-type="float" office:value="510" calcext:value-type="float">
            <text:p>510</text:p>
          </table:table-cell>
          <table:table-cell table:formula="of:=OFFSET([.C$4];[.M304];0)" office:value-type="float" office:value="43762" calcext:value-type="float">
            <text:p>43762</text:p>
          </table:table-cell>
          <table:table-cell table:formula="of:=[.L304]" office:value-type="float" office:value="0.965277777777766" calcext:value-type="float">
            <text:p>0.965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304];0)&lt;=[.O30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5]))" office:value-type="date" office:date-value="2019-10-17T21:58:17.259894" calcext:value-type="date">
            <text:p>2019-10-17 21:58:17</text:p>
          </table:table-cell>
          <table:table-cell table:style-name="ce7" table:formula="of:=[.A305]" office:value-type="date" office:date-value="2019-10-17T21:58:17.259894" calcext:value-type="date">
            <text:p>2019-10-17 21:58:17</text:p>
          </table:table-cell>
          <table:table-cell table:formula="of:=TRUNC([.A305])" office:value-type="float" office:value="43755" calcext:value-type="float">
            <text:p>43755</text:p>
          </table:table-cell>
          <table:table-cell table:style-name="ce12" table:formula="of:=[.B305]-[.C305]" office:value-type="date" office:date-value="1899-12-30T21:58:17.25989371073" calcext:value-type="date">
            <text:p>12/30/99 09:58 PM</text:p>
          </table:table-cell>
          <table:table-cell table:formula="of:=MOD([.E304]-[.$E$2];[.$H$2])+1+[.$E$2]" office:value-type="float" office:value="193" calcext:value-type="float">
            <text:p>193</text:p>
          </table:table-cell>
          <table:table-cell table:formula="of:=MOD([.F304]+1/[.$H$2];5)" office:value-type="float" office:value="0.0666666666666506" calcext:value-type="float">
            <text:p>0,066666666666651</text:p>
          </table:table-cell>
          <table:table-cell table:formula="of:=IF([.F305]&lt;0.000001;[.G304]+2+1/[.$H$2];[.G304]+1/[.$H$2])" office:value-type="float" office:value="10.0666666666666" calcext:value-type="float">
            <text:p>10,0666666666666</text:p>
          </table:table-cell>
          <table:table-cell table:number-columns-repeated="4"/>
          <table:table-cell table:formula="of:=SUM(MOD(SUM([.L304]-[.L$2];[.T$2]);[.R$2]-[.L$2]);[.L$2])" office:value-type="time" office:time-value="PT23H19M59.999999999S" calcext:value-type="time">
            <text:p>23:20:00</text:p>
          </table:table-cell>
          <table:table-cell table:formula="of:=IF([.L305]&lt;[.L304];[.M304]+[.H$2];[.M304])" office:value-type="float" office:value="510" calcext:value-type="float">
            <text:p>510</text:p>
          </table:table-cell>
          <table:table-cell table:formula="of:=OFFSET([.C$4];[.M305];0)" office:value-type="float" office:value="43762" calcext:value-type="float">
            <text:p>43762</text:p>
          </table:table-cell>
          <table:table-cell table:formula="of:=[.L305]" office:value-type="float" office:value="0.972222222222211" calcext:value-type="float">
            <text:p>0.972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305];0)&lt;=[.O30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6]))" office:value-type="date" office:date-value="2019-10-17T22:33:45.463096" calcext:value-type="date">
            <text:p>2019-10-17 22:33:45</text:p>
          </table:table-cell>
          <table:table-cell table:style-name="ce7" table:formula="of:=[.A306]" office:value-type="date" office:date-value="2019-10-17T22:33:45.463096" calcext:value-type="date">
            <text:p>2019-10-17 22:33:45</text:p>
          </table:table-cell>
          <table:table-cell table:formula="of:=TRUNC([.A306])" office:value-type="float" office:value="43755" calcext:value-type="float">
            <text:p>43755</text:p>
          </table:table-cell>
          <table:table-cell table:style-name="ce12" table:formula="of:=[.B306]-[.C306]" office:value-type="date" office:date-value="1899-12-30T22:33:45.46309637837" calcext:value-type="date">
            <text:p>12/30/99 10:33 PM</text:p>
          </table:table-cell>
          <table:table-cell table:formula="of:=MOD([.E305]-[.$E$2];[.$H$2])+1+[.$E$2]" office:value-type="float" office:value="194" calcext:value-type="float">
            <text:p>194</text:p>
          </table:table-cell>
          <table:table-cell table:formula="of:=MOD([.F305]+1/[.$H$2];5)" office:value-type="float" office:value="0.0999999999999839" calcext:value-type="float">
            <text:p>0,099999999999984</text:p>
          </table:table-cell>
          <table:table-cell table:formula="of:=IF([.F306]&lt;0.000001;[.G305]+2+1/[.$H$2];[.G305]+1/[.$H$2])" office:value-type="float" office:value="10.1" calcext:value-type="float">
            <text:p>10,1</text:p>
          </table:table-cell>
          <table:table-cell table:number-columns-repeated="4"/>
          <table:table-cell table:formula="of:=SUM(MOD(SUM([.L305]-[.L$2];[.T$2]);[.R$2]-[.L$2]);[.L$2])" office:value-type="time" office:time-value="PT23H29M59.999999999S" calcext:value-type="time">
            <text:p>23:30:00</text:p>
          </table:table-cell>
          <table:table-cell table:formula="of:=IF([.L306]&lt;[.L305];[.M305]+[.H$2];[.M305])" office:value-type="float" office:value="510" calcext:value-type="float">
            <text:p>510</text:p>
          </table:table-cell>
          <table:table-cell table:formula="of:=OFFSET([.C$4];[.M306];0)" office:value-type="float" office:value="43762" calcext:value-type="float">
            <text:p>43762</text:p>
          </table:table-cell>
          <table:table-cell table:formula="of:=[.L306]" office:value-type="float" office:value="0.979166666666655" calcext:value-type="float">
            <text:p>0.979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306];0)&lt;=[.O30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7]))" office:value-type="date" office:date-value="2019-10-17T22:15:14.506998" calcext:value-type="date">
            <text:p>2019-10-17 22:15:15</text:p>
          </table:table-cell>
          <table:table-cell table:style-name="ce7" table:formula="of:=[.A307]" office:value-type="date" office:date-value="2019-10-17T22:15:14.506998" calcext:value-type="date">
            <text:p>2019-10-17 22:15:15</text:p>
          </table:table-cell>
          <table:table-cell table:formula="of:=TRUNC([.A307])" office:value-type="float" office:value="43755" calcext:value-type="float">
            <text:p>43755</text:p>
          </table:table-cell>
          <table:table-cell table:style-name="ce12" table:formula="of:=[.B307]-[.C307]" office:value-type="date" office:date-value="1899-12-30T22:15:14.50699756388" calcext:value-type="date">
            <text:p>12/30/99 10:15 PM</text:p>
          </table:table-cell>
          <table:table-cell table:formula="of:=MOD([.E306]-[.$E$2];[.$H$2])+1+[.$E$2]" office:value-type="float" office:value="195" calcext:value-type="float">
            <text:p>195</text:p>
          </table:table-cell>
          <table:table-cell table:formula="of:=MOD([.F306]+1/[.$H$2];5)" office:value-type="float" office:value="0.133333333333317" calcext:value-type="float">
            <text:p>0,133333333333317</text:p>
          </table:table-cell>
          <table:table-cell table:formula="of:=IF([.F307]&lt;0.000001;[.G306]+2+1/[.$H$2];[.G306]+1/[.$H$2])" office:value-type="float" office:value="10.1333333333333" calcext:value-type="float">
            <text:p>10,1333333333333</text:p>
          </table:table-cell>
          <table:table-cell table:number-columns-repeated="4"/>
          <table:table-cell table:formula="of:=SUM(MOD(SUM([.L306]-[.L$2];[.T$2]);[.R$2]-[.L$2]);[.L$2])" office:value-type="time" office:time-value="PT23H39M59.999999999S" calcext:value-type="time">
            <text:p>23:40:00</text:p>
          </table:table-cell>
          <table:table-cell table:formula="of:=IF([.L307]&lt;[.L306];[.M306]+[.H$2];[.M306])" office:value-type="float" office:value="510" calcext:value-type="float">
            <text:p>510</text:p>
          </table:table-cell>
          <table:table-cell table:formula="of:=OFFSET([.C$4];[.M307];0)" office:value-type="float" office:value="43762" calcext:value-type="float">
            <text:p>43762</text:p>
          </table:table-cell>
          <table:table-cell table:formula="of:=[.L307]" office:value-type="float" office:value="0.9861111111111" calcext:value-type="float">
            <text:p>0.986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307];0)&lt;=[.O30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8]))" office:value-type="date" office:date-value="2019-10-17T22:22:00.062308" calcext:value-type="date">
            <text:p>2019-10-17 22:22:00</text:p>
          </table:table-cell>
          <table:table-cell table:style-name="ce7" table:formula="of:=[.A308]" office:value-type="date" office:date-value="2019-10-17T22:22:00.062308" calcext:value-type="date">
            <text:p>2019-10-17 22:22:00</text:p>
          </table:table-cell>
          <table:table-cell table:formula="of:=TRUNC([.A308])" office:value-type="float" office:value="43755" calcext:value-type="float">
            <text:p>43755</text:p>
          </table:table-cell>
          <table:table-cell table:style-name="ce12" table:formula="of:=[.B308]-[.C308]" office:value-type="date" office:date-value="1899-12-30T22:22:00.06230824627" calcext:value-type="date">
            <text:p>12/30/99 10:22 PM</text:p>
          </table:table-cell>
          <table:table-cell table:formula="of:=MOD([.E307]-[.$E$2];[.$H$2])+1+[.$E$2]" office:value-type="float" office:value="196" calcext:value-type="float">
            <text:p>196</text:p>
          </table:table-cell>
          <table:table-cell table:formula="of:=MOD([.F307]+1/[.$H$2];5)" office:value-type="float" office:value="0.166666666666651" calcext:value-type="float">
            <text:p>0,166666666666651</text:p>
          </table:table-cell>
          <table:table-cell table:formula="of:=IF([.F308]&lt;0.000001;[.G307]+2+1/[.$H$2];[.G307]+1/[.$H$2])" office:value-type="float" office:value="10.1666666666666" calcext:value-type="float">
            <text:p>10,1666666666666</text:p>
          </table:table-cell>
          <table:table-cell table:number-columns-repeated="4"/>
          <table:table-cell table:formula="of:=SUM(MOD(SUM([.L307]-[.L$2];[.T$2]);[.R$2]-[.L$2]);[.L$2])" office:value-type="time" office:time-value="PT23H49M59.999999999S" calcext:value-type="time">
            <text:p>23:50:00</text:p>
          </table:table-cell>
          <table:table-cell table:formula="of:=IF([.L308]&lt;[.L307];[.M307]+[.H$2];[.M307])" office:value-type="float" office:value="510" calcext:value-type="float">
            <text:p>510</text:p>
          </table:table-cell>
          <table:table-cell table:formula="of:=OFFSET([.C$4];[.M308];0)" office:value-type="float" office:value="43762" calcext:value-type="float">
            <text:p>43762</text:p>
          </table:table-cell>
          <table:table-cell table:formula="of:=[.L308]" office:value-type="float" office:value="0.993055555555544" calcext:value-type="float">
            <text:p>0.993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308];0)&lt;=[.O30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9]))" office:value-type="date" office:date-value="2019-10-17T22:36:58.529868" calcext:value-type="date">
            <text:p>2019-10-17 22:36:59</text:p>
          </table:table-cell>
          <table:table-cell table:style-name="ce7" table:formula="of:=[.A309]" office:value-type="date" office:date-value="2019-10-17T22:36:58.529868" calcext:value-type="date">
            <text:p>2019-10-17 22:36:59</text:p>
          </table:table-cell>
          <table:table-cell table:formula="of:=TRUNC([.A309])" office:value-type="float" office:value="43755" calcext:value-type="float">
            <text:p>43755</text:p>
          </table:table-cell>
          <table:table-cell table:style-name="ce12" table:formula="of:=[.B309]-[.C309]" office:value-type="date" office:date-value="1899-12-30T22:36:58.5298681492" calcext:value-type="date">
            <text:p>12/30/99 10:36 PM</text:p>
          </table:table-cell>
          <table:table-cell table:formula="of:=MOD([.E308]-[.$E$2];[.$H$2])+1+[.$E$2]" office:value-type="float" office:value="197" calcext:value-type="float">
            <text:p>197</text:p>
          </table:table-cell>
          <table:table-cell table:formula="of:=MOD([.F308]+1/[.$H$2];5)" office:value-type="float" office:value="0.199999999999984" calcext:value-type="float">
            <text:p>0,199999999999984</text:p>
          </table:table-cell>
          <table:table-cell table:formula="of:=IF([.F309]&lt;0.000001;[.G308]+2+1/[.$H$2];[.G308]+1/[.$H$2])" office:value-type="float" office:value="10.2" calcext:value-type="float">
            <text:p>10,2</text:p>
          </table:table-cell>
          <table:table-cell table:number-columns-repeated="4"/>
          <table:table-cell table:formula="of:=SUM(MOD(SUM([.L308]-[.L$2];[.T$2]);[.R$2]-[.L$2]);[.L$2])" office:value-type="time" office:time-value="PT21H09M59.999999999S" calcext:value-type="time">
            <text:p>21:10:00</text:p>
          </table:table-cell>
          <table:table-cell table:formula="of:=IF([.L309]&lt;[.L308];[.M308]+[.H$2];[.M308])" office:value-type="float" office:value="540" calcext:value-type="float">
            <text:p>540</text:p>
          </table:table-cell>
          <table:table-cell table:formula="of:=OFFSET([.C$4];[.M309];0)" office:value-type="float" office:value="43763" calcext:value-type="float">
            <text:p>43763</text:p>
          </table:table-cell>
          <table:table-cell table:formula="of:=[.L309]" office:value-type="float" office:value="0.881944444444433" calcext:value-type="float">
            <text:p>0.8819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309];0)&lt;=[.O30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0]))" office:value-type="date" office:date-value="2019-10-17T22:21:25.804574" calcext:value-type="date">
            <text:p>2019-10-17 22:21:26</text:p>
          </table:table-cell>
          <table:table-cell table:style-name="ce7" table:formula="of:=[.A310]" office:value-type="date" office:date-value="2019-10-17T22:21:25.804574" calcext:value-type="date">
            <text:p>2019-10-17 22:21:26</text:p>
          </table:table-cell>
          <table:table-cell table:formula="of:=TRUNC([.A310])" office:value-type="float" office:value="43755" calcext:value-type="float">
            <text:p>43755</text:p>
          </table:table-cell>
          <table:table-cell table:style-name="ce12" table:formula="of:=[.B310]-[.C310]" office:value-type="date" office:date-value="1899-12-30T22:21:25.80457374919" calcext:value-type="date">
            <text:p>12/30/99 10:21 PM</text:p>
          </table:table-cell>
          <table:table-cell table:formula="of:=MOD([.E309]-[.$E$2];[.$H$2])+1+[.$E$2]" office:value-type="float" office:value="198" calcext:value-type="float">
            <text:p>198</text:p>
          </table:table-cell>
          <table:table-cell table:formula="of:=MOD([.F309]+1/[.$H$2];5)" office:value-type="float" office:value="0.233333333333317" calcext:value-type="float">
            <text:p>0,233333333333317</text:p>
          </table:table-cell>
          <table:table-cell table:formula="of:=IF([.F310]&lt;0.000001;[.G309]+2+1/[.$H$2];[.G309]+1/[.$H$2])" office:value-type="float" office:value="10.2333333333333" calcext:value-type="float">
            <text:p>10,2333333333333</text:p>
          </table:table-cell>
          <table:table-cell table:number-columns-repeated="4"/>
          <table:table-cell table:formula="of:=SUM(MOD(SUM([.L309]-[.L$2];[.T$2]);[.R$2]-[.L$2]);[.L$2])" office:value-type="time" office:time-value="PT21H19M59.999999999S" calcext:value-type="time">
            <text:p>21:20:00</text:p>
          </table:table-cell>
          <table:table-cell table:formula="of:=IF([.L310]&lt;[.L309];[.M309]+[.H$2];[.M309])" office:value-type="float" office:value="540" calcext:value-type="float">
            <text:p>540</text:p>
          </table:table-cell>
          <table:table-cell table:formula="of:=OFFSET([.C$4];[.M310];0)" office:value-type="float" office:value="43763" calcext:value-type="float">
            <text:p>43763</text:p>
          </table:table-cell>
          <table:table-cell table:formula="of:=[.L310]" office:value-type="float" office:value="0.888888888888877" calcext:value-type="float">
            <text:p>0.8888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310];0)&lt;=[.O31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1]))" office:value-type="date" office:date-value="2019-10-17T22:50:28.763523" calcext:value-type="date">
            <text:p>2019-10-17 22:50:29</text:p>
          </table:table-cell>
          <table:table-cell table:style-name="ce7" table:formula="of:=[.A311]" office:value-type="date" office:date-value="2019-10-17T22:50:28.763523" calcext:value-type="date">
            <text:p>2019-10-17 22:50:29</text:p>
          </table:table-cell>
          <table:table-cell table:formula="of:=TRUNC([.A311])" office:value-type="float" office:value="43755" calcext:value-type="float">
            <text:p>43755</text:p>
          </table:table-cell>
          <table:table-cell table:style-name="ce12" table:formula="of:=[.B311]-[.C311]" office:value-type="date" office:date-value="1899-12-30T22:50:28.76352283638" calcext:value-type="date">
            <text:p>12/30/99 10:50 PM</text:p>
          </table:table-cell>
          <table:table-cell table:formula="of:=MOD([.E310]-[.$E$2];[.$H$2])+1+[.$E$2]" office:value-type="float" office:value="199" calcext:value-type="float">
            <text:p>199</text:p>
          </table:table-cell>
          <table:table-cell table:formula="of:=MOD([.F310]+1/[.$H$2];5)" office:value-type="float" office:value="0.26666666666665" calcext:value-type="float">
            <text:p>0,26666666666665</text:p>
          </table:table-cell>
          <table:table-cell table:formula="of:=IF([.F311]&lt;0.000001;[.G310]+2+1/[.$H$2];[.G310]+1/[.$H$2])" office:value-type="float" office:value="10.2666666666666" calcext:value-type="float">
            <text:p>10,2666666666666</text:p>
          </table:table-cell>
          <table:table-cell table:number-columns-repeated="4"/>
          <table:table-cell table:formula="of:=SUM(MOD(SUM([.L310]-[.L$2];[.T$2]);[.R$2]-[.L$2]);[.L$2])" office:value-type="time" office:time-value="PT21H29M59.999999999S" calcext:value-type="time">
            <text:p>21:30:00</text:p>
          </table:table-cell>
          <table:table-cell table:formula="of:=IF([.L311]&lt;[.L310];[.M310]+[.H$2];[.M310])" office:value-type="float" office:value="540" calcext:value-type="float">
            <text:p>540</text:p>
          </table:table-cell>
          <table:table-cell table:formula="of:=OFFSET([.C$4];[.M311];0)" office:value-type="float" office:value="43763" calcext:value-type="float">
            <text:p>43763</text:p>
          </table:table-cell>
          <table:table-cell table:formula="of:=[.L311]" office:value-type="float" office:value="0.895833333333322" calcext:value-type="float">
            <text:p>0.8958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311];0)&lt;=[.O31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2]))" office:value-type="date" office:date-value="2019-10-17T21:45:18.421918" calcext:value-type="date">
            <text:p>2019-10-17 21:45:18</text:p>
          </table:table-cell>
          <table:table-cell table:style-name="ce7" table:formula="of:=[.A312]" office:value-type="date" office:date-value="2019-10-17T21:45:18.421918" calcext:value-type="date">
            <text:p>2019-10-17 21:45:18</text:p>
          </table:table-cell>
          <table:table-cell table:formula="of:=TRUNC([.A312])" office:value-type="float" office:value="43755" calcext:value-type="float">
            <text:p>43755</text:p>
          </table:table-cell>
          <table:table-cell table:style-name="ce12" table:formula="of:=[.B312]-[.C312]" office:value-type="date" office:date-value="1899-12-30T21:45:18.42191778123" calcext:value-type="date">
            <text:p>12/30/99 09:45 PM</text:p>
          </table:table-cell>
          <table:table-cell table:formula="of:=MOD([.E311]-[.$E$2];[.$H$2])+1+[.$E$2]" office:value-type="float" office:value="200" calcext:value-type="float">
            <text:p>200</text:p>
          </table:table-cell>
          <table:table-cell table:formula="of:=MOD([.F311]+1/[.$H$2];5)" office:value-type="float" office:value="0.299999999999984" calcext:value-type="float">
            <text:p>0,299999999999984</text:p>
          </table:table-cell>
          <table:table-cell table:formula="of:=IF([.F312]&lt;0.000001;[.G311]+2+1/[.$H$2];[.G311]+1/[.$H$2])" office:value-type="float" office:value="10.3" calcext:value-type="float">
            <text:p>10,3</text:p>
          </table:table-cell>
          <table:table-cell table:number-columns-repeated="4"/>
          <table:table-cell table:formula="of:=SUM(MOD(SUM([.L311]-[.L$2];[.T$2]);[.R$2]-[.L$2]);[.L$2])" office:value-type="time" office:time-value="PT21H39M59.999999999S" calcext:value-type="time">
            <text:p>21:40:00</text:p>
          </table:table-cell>
          <table:table-cell table:formula="of:=IF([.L312]&lt;[.L311];[.M311]+[.H$2];[.M311])" office:value-type="float" office:value="540" calcext:value-type="float">
            <text:p>540</text:p>
          </table:table-cell>
          <table:table-cell table:formula="of:=OFFSET([.C$4];[.M312];0)" office:value-type="float" office:value="43763" calcext:value-type="float">
            <text:p>43763</text:p>
          </table:table-cell>
          <table:table-cell table:formula="of:=[.L312]" office:value-type="float" office:value="0.902777777777766" calcext:value-type="float">
            <text:p>0.9027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312];0)&lt;=[.O31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3]))" office:value-type="date" office:date-value="2019-10-17T22:35:14.025319" calcext:value-type="date">
            <text:p>2019-10-17 22:35:14</text:p>
          </table:table-cell>
          <table:table-cell table:style-name="ce7" table:formula="of:=[.A313]" office:value-type="date" office:date-value="2019-10-17T22:35:14.025319" calcext:value-type="date">
            <text:p>2019-10-17 22:35:14</text:p>
          </table:table-cell>
          <table:table-cell table:formula="of:=TRUNC([.A313])" office:value-type="float" office:value="43755" calcext:value-type="float">
            <text:p>43755</text:p>
          </table:table-cell>
          <table:table-cell table:style-name="ce12" table:formula="of:=[.B313]-[.C313]" office:value-type="date" office:date-value="1899-12-30T22:35:14.02531906497" calcext:value-type="date">
            <text:p>12/30/99 10:35 PM</text:p>
          </table:table-cell>
          <table:table-cell table:formula="of:=MOD([.E312]-[.$E$2];[.$H$2])+1+[.$E$2]" office:value-type="float" office:value="201" calcext:value-type="float">
            <text:p>201</text:p>
          </table:table-cell>
          <table:table-cell table:formula="of:=MOD([.F312]+1/[.$H$2];5)" office:value-type="float" office:value="0.333333333333317" calcext:value-type="float">
            <text:p>0,333333333333317</text:p>
          </table:table-cell>
          <table:table-cell table:formula="of:=IF([.F313]&lt;0.000001;[.G312]+2+1/[.$H$2];[.G312]+1/[.$H$2])" office:value-type="float" office:value="10.3333333333333" calcext:value-type="float">
            <text:p>10,3333333333333</text:p>
          </table:table-cell>
          <table:table-cell table:number-columns-repeated="4"/>
          <table:table-cell table:formula="of:=SUM(MOD(SUM([.L312]-[.L$2];[.T$2]);[.R$2]-[.L$2]);[.L$2])" office:value-type="time" office:time-value="PT21H49M59.999999999S" calcext:value-type="time">
            <text:p>21:50:00</text:p>
          </table:table-cell>
          <table:table-cell table:formula="of:=IF([.L313]&lt;[.L312];[.M312]+[.H$2];[.M312])" office:value-type="float" office:value="540" calcext:value-type="float">
            <text:p>540</text:p>
          </table:table-cell>
          <table:table-cell table:formula="of:=OFFSET([.C$4];[.M313];0)" office:value-type="float" office:value="43763" calcext:value-type="float">
            <text:p>43763</text:p>
          </table:table-cell>
          <table:table-cell table:formula="of:=[.L313]" office:value-type="float" office:value="0.909722222222211" calcext:value-type="float">
            <text:p>0.9097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313];0)&lt;=[.O31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4]))" office:value-type="date" office:date-value="2019-10-17T22:15:09.727685" calcext:value-type="date">
            <text:p>2019-10-17 22:15:10</text:p>
          </table:table-cell>
          <table:table-cell table:style-name="ce7" table:formula="of:=[.A314]" office:value-type="date" office:date-value="2019-10-17T22:15:09.727685" calcext:value-type="date">
            <text:p>2019-10-17 22:15:10</text:p>
          </table:table-cell>
          <table:table-cell table:formula="of:=TRUNC([.A314])" office:value-type="float" office:value="43755" calcext:value-type="float">
            <text:p>43755</text:p>
          </table:table-cell>
          <table:table-cell table:style-name="ce12" table:formula="of:=[.B314]-[.C314]" office:value-type="date" office:date-value="1899-12-30T22:15:09.72768457141" calcext:value-type="date">
            <text:p>12/30/99 10:15 PM</text:p>
          </table:table-cell>
          <table:table-cell table:formula="of:=MOD([.E313]-[.$E$2];[.$H$2])+1+[.$E$2]" office:value-type="float" office:value="202" calcext:value-type="float">
            <text:p>202</text:p>
          </table:table-cell>
          <table:table-cell table:formula="of:=MOD([.F313]+1/[.$H$2];5)" office:value-type="float" office:value="0.36666666666665" calcext:value-type="float">
            <text:p>0,36666666666665</text:p>
          </table:table-cell>
          <table:table-cell table:formula="of:=IF([.F314]&lt;0.000001;[.G313]+2+1/[.$H$2];[.G313]+1/[.$H$2])" office:value-type="float" office:value="10.3666666666666" calcext:value-type="float">
            <text:p>10,3666666666666</text:p>
          </table:table-cell>
          <table:table-cell table:number-columns-repeated="4"/>
          <table:table-cell table:formula="of:=SUM(MOD(SUM([.L313]-[.L$2];[.T$2]);[.R$2]-[.L$2]);[.L$2])" office:value-type="time" office:time-value="PT21H59M59.999999999S" calcext:value-type="time">
            <text:p>22:00:00</text:p>
          </table:table-cell>
          <table:table-cell table:formula="of:=IF([.L314]&lt;[.L313];[.M313]+[.H$2];[.M313])" office:value-type="float" office:value="540" calcext:value-type="float">
            <text:p>540</text:p>
          </table:table-cell>
          <table:table-cell table:formula="of:=OFFSET([.C$4];[.M314];0)" office:value-type="float" office:value="43763" calcext:value-type="float">
            <text:p>43763</text:p>
          </table:table-cell>
          <table:table-cell table:formula="of:=[.L314]" office:value-type="float" office:value="0.916666666666655" calcext:value-type="float">
            <text:p>0.9166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314];0)&lt;=[.O31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5]))" office:value-type="date" office:date-value="2019-10-17T22:32:28.556898" calcext:value-type="date">
            <text:p>2019-10-17 22:32:29</text:p>
          </table:table-cell>
          <table:table-cell table:style-name="ce7" table:formula="of:=[.A315]" office:value-type="date" office:date-value="2019-10-17T22:32:28.556898" calcext:value-type="date">
            <text:p>2019-10-17 22:32:29</text:p>
          </table:table-cell>
          <table:table-cell table:formula="of:=TRUNC([.A315])" office:value-type="float" office:value="43755" calcext:value-type="float">
            <text:p>43755</text:p>
          </table:table-cell>
          <table:table-cell table:style-name="ce12" table:formula="of:=[.B315]-[.C315]" office:value-type="date" office:date-value="1899-12-30T22:32:28.55689827818" calcext:value-type="date">
            <text:p>12/30/99 10:32 PM</text:p>
          </table:table-cell>
          <table:table-cell table:formula="of:=MOD([.E314]-[.$E$2];[.$H$2])+1+[.$E$2]" office:value-type="float" office:value="203" calcext:value-type="float">
            <text:p>203</text:p>
          </table:table-cell>
          <table:table-cell table:formula="of:=MOD([.F314]+1/[.$H$2];5)" office:value-type="float" office:value="0.399999999999984" calcext:value-type="float">
            <text:p>0,399999999999984</text:p>
          </table:table-cell>
          <table:table-cell table:formula="of:=IF([.F315]&lt;0.000001;[.G314]+2+1/[.$H$2];[.G314]+1/[.$H$2])" office:value-type="float" office:value="10.4" calcext:value-type="float">
            <text:p>10,4</text:p>
          </table:table-cell>
          <table:table-cell table:number-columns-repeated="4"/>
          <table:table-cell table:formula="of:=SUM(MOD(SUM([.L314]-[.L$2];[.T$2]);[.R$2]-[.L$2]);[.L$2])" office:value-type="time" office:time-value="PT22H09M59.999999999S" calcext:value-type="time">
            <text:p>22:10:00</text:p>
          </table:table-cell>
          <table:table-cell table:formula="of:=IF([.L315]&lt;[.L314];[.M314]+[.H$2];[.M314])" office:value-type="float" office:value="540" calcext:value-type="float">
            <text:p>540</text:p>
          </table:table-cell>
          <table:table-cell table:formula="of:=OFFSET([.C$4];[.M315];0)" office:value-type="float" office:value="43763" calcext:value-type="float">
            <text:p>43763</text:p>
          </table:table-cell>
          <table:table-cell table:formula="of:=[.L315]" office:value-type="float" office:value="0.9236111111111" calcext:value-type="float">
            <text:p>0.9236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315];0)&lt;=[.O31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6]))" office:value-type="date" office:date-value="2019-10-17T22:17:12.392908" calcext:value-type="date">
            <text:p>2019-10-17 22:17:12</text:p>
          </table:table-cell>
          <table:table-cell table:style-name="ce7" table:formula="of:=[.A316]" office:value-type="date" office:date-value="2019-10-17T22:17:12.392908" calcext:value-type="date">
            <text:p>2019-10-17 22:17:12</text:p>
          </table:table-cell>
          <table:table-cell table:formula="of:=TRUNC([.A316])" office:value-type="float" office:value="43755" calcext:value-type="float">
            <text:p>43755</text:p>
          </table:table-cell>
          <table:table-cell table:style-name="ce12" table:formula="of:=[.B316]-[.C316]" office:value-type="date" office:date-value="1899-12-30T22:17:12.39290763158" calcext:value-type="date">
            <text:p>12/30/99 10:17 PM</text:p>
          </table:table-cell>
          <table:table-cell table:formula="of:=MOD([.E315]-[.$E$2];[.$H$2])+1+[.$E$2]" office:value-type="float" office:value="204" calcext:value-type="float">
            <text:p>204</text:p>
          </table:table-cell>
          <table:table-cell table:formula="of:=MOD([.F315]+1/[.$H$2];5)" office:value-type="float" office:value="0.433333333333317" calcext:value-type="float">
            <text:p>0,433333333333317</text:p>
          </table:table-cell>
          <table:table-cell table:formula="of:=IF([.F316]&lt;0.000001;[.G315]+2+1/[.$H$2];[.G315]+1/[.$H$2])" office:value-type="float" office:value="10.4333333333333" calcext:value-type="float">
            <text:p>10,4333333333333</text:p>
          </table:table-cell>
          <table:table-cell table:number-columns-repeated="4"/>
          <table:table-cell table:formula="of:=SUM(MOD(SUM([.L315]-[.L$2];[.T$2]);[.R$2]-[.L$2]);[.L$2])" office:value-type="time" office:time-value="PT22H19M59.999999999S" calcext:value-type="time">
            <text:p>22:20:00</text:p>
          </table:table-cell>
          <table:table-cell table:formula="of:=IF([.L316]&lt;[.L315];[.M315]+[.H$2];[.M315])" office:value-type="float" office:value="540" calcext:value-type="float">
            <text:p>540</text:p>
          </table:table-cell>
          <table:table-cell table:formula="of:=OFFSET([.C$4];[.M316];0)" office:value-type="float" office:value="43763" calcext:value-type="float">
            <text:p>43763</text:p>
          </table:table-cell>
          <table:table-cell table:formula="of:=[.L316]" office:value-type="float" office:value="0.930555555555544" calcext:value-type="float">
            <text:p>0.9305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316];0)&lt;=[.O31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7]))" office:value-type="date" office:date-value="2019-10-17T22:30:11.96999" calcext:value-type="date">
            <text:p>2019-10-17 22:30:12</text:p>
          </table:table-cell>
          <table:table-cell table:style-name="ce7" table:formula="of:=[.A317]" office:value-type="date" office:date-value="2019-10-17T22:30:11.96999" calcext:value-type="date">
            <text:p>2019-10-17 22:30:12</text:p>
          </table:table-cell>
          <table:table-cell table:formula="of:=TRUNC([.A317])" office:value-type="float" office:value="43755" calcext:value-type="float">
            <text:p>43755</text:p>
          </table:table-cell>
          <table:table-cell table:style-name="ce12" table:formula="of:=[.B317]-[.C317]" office:value-type="date" office:date-value="1899-12-30T22:30:11.96998951491" calcext:value-type="date">
            <text:p>12/30/99 10:30 PM</text:p>
          </table:table-cell>
          <table:table-cell table:formula="of:=MOD([.E316]-[.$E$2];[.$H$2])+1+[.$E$2]" office:value-type="float" office:value="205" calcext:value-type="float">
            <text:p>205</text:p>
          </table:table-cell>
          <table:table-cell table:formula="of:=MOD([.F316]+1/[.$H$2];5)" office:value-type="float" office:value="0.46666666666665" calcext:value-type="float">
            <text:p>0,46666666666665</text:p>
          </table:table-cell>
          <table:table-cell table:formula="of:=IF([.F317]&lt;0.000001;[.G316]+2+1/[.$H$2];[.G316]+1/[.$H$2])" office:value-type="float" office:value="10.4666666666666" calcext:value-type="float">
            <text:p>10,4666666666666</text:p>
          </table:table-cell>
          <table:table-cell table:number-columns-repeated="4"/>
          <table:table-cell table:formula="of:=SUM(MOD(SUM([.L316]-[.L$2];[.T$2]);[.R$2]-[.L$2]);[.L$2])" office:value-type="time" office:time-value="PT22H29M59.999999999S" calcext:value-type="time">
            <text:p>22:30:00</text:p>
          </table:table-cell>
          <table:table-cell table:formula="of:=IF([.L317]&lt;[.L316];[.M316]+[.H$2];[.M316])" office:value-type="float" office:value="540" calcext:value-type="float">
            <text:p>540</text:p>
          </table:table-cell>
          <table:table-cell table:formula="of:=OFFSET([.C$4];[.M317];0)" office:value-type="float" office:value="43763" calcext:value-type="float">
            <text:p>43763</text:p>
          </table:table-cell>
          <table:table-cell table:formula="of:=[.L317]" office:value-type="float" office:value="0.937499999999988" calcext:value-type="float">
            <text:p>0.9374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317];0)&lt;=[.O31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8]))" office:value-type="date" office:date-value="2019-10-17T23:08:36.216057" calcext:value-type="date">
            <text:p>2019-10-17 23:08:36</text:p>
          </table:table-cell>
          <table:table-cell table:style-name="ce7" table:formula="of:=[.A318]" office:value-type="date" office:date-value="2019-10-17T23:08:36.216057" calcext:value-type="date">
            <text:p>2019-10-17 23:08:36</text:p>
          </table:table-cell>
          <table:table-cell table:formula="of:=TRUNC([.A318])" office:value-type="float" office:value="43755" calcext:value-type="float">
            <text:p>43755</text:p>
          </table:table-cell>
          <table:table-cell table:style-name="ce12" table:formula="of:=[.B318]-[.C318]" office:value-type="date" office:date-value="1899-12-30T23:08:36.21605709661" calcext:value-type="date">
            <text:p>12/30/99 11:08 PM</text:p>
          </table:table-cell>
          <table:table-cell table:formula="of:=MOD([.E317]-[.$E$2];[.$H$2])+1+[.$E$2]" office:value-type="float" office:value="206" calcext:value-type="float">
            <text:p>206</text:p>
          </table:table-cell>
          <table:table-cell table:formula="of:=MOD([.F317]+1/[.$H$2];5)" office:value-type="float" office:value="0.499999999999984" calcext:value-type="float">
            <text:p>0,499999999999984</text:p>
          </table:table-cell>
          <table:table-cell table:formula="of:=IF([.F318]&lt;0.000001;[.G317]+2+1/[.$H$2];[.G317]+1/[.$H$2])" office:value-type="float" office:value="10.5" calcext:value-type="float">
            <text:p>10,5</text:p>
          </table:table-cell>
          <table:table-cell table:number-columns-repeated="4"/>
          <table:table-cell table:formula="of:=SUM(MOD(SUM([.L317]-[.L$2];[.T$2]);[.R$2]-[.L$2]);[.L$2])" office:value-type="time" office:time-value="PT22H39M59.999999999S" calcext:value-type="time">
            <text:p>22:40:00</text:p>
          </table:table-cell>
          <table:table-cell table:formula="of:=IF([.L318]&lt;[.L317];[.M317]+[.H$2];[.M317])" office:value-type="float" office:value="540" calcext:value-type="float">
            <text:p>540</text:p>
          </table:table-cell>
          <table:table-cell table:formula="of:=OFFSET([.C$4];[.M318];0)" office:value-type="float" office:value="43763" calcext:value-type="float">
            <text:p>43763</text:p>
          </table:table-cell>
          <table:table-cell table:formula="of:=[.L318]" office:value-type="float" office:value="0.944444444444433" calcext:value-type="float">
            <text:p>0.9444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318];0)&lt;=[.O31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9]))" office:value-type="date" office:date-value="2019-10-17T22:34:22.85336" calcext:value-type="date">
            <text:p>2019-10-17 22:34:23</text:p>
          </table:table-cell>
          <table:table-cell table:style-name="ce7" table:formula="of:=[.A319]" office:value-type="date" office:date-value="2019-10-17T22:34:22.85336" calcext:value-type="date">
            <text:p>2019-10-17 22:34:23</text:p>
          </table:table-cell>
          <table:table-cell table:formula="of:=TRUNC([.A319])" office:value-type="float" office:value="43755" calcext:value-type="float">
            <text:p>43755</text:p>
          </table:table-cell>
          <table:table-cell table:style-name="ce12" table:formula="of:=[.B319]-[.C319]" office:value-type="date" office:date-value="1899-12-30T22:34:22.8533601528" calcext:value-type="date">
            <text:p>12/30/99 10:34 PM</text:p>
          </table:table-cell>
          <table:table-cell table:formula="of:=MOD([.E318]-[.$E$2];[.$H$2])+1+[.$E$2]" office:value-type="float" office:value="207" calcext:value-type="float">
            <text:p>207</text:p>
          </table:table-cell>
          <table:table-cell table:formula="of:=MOD([.F318]+1/[.$H$2];5)" office:value-type="float" office:value="0.533333333333317" calcext:value-type="float">
            <text:p>0,533333333333317</text:p>
          </table:table-cell>
          <table:table-cell table:formula="of:=IF([.F319]&lt;0.000001;[.G318]+2+1/[.$H$2];[.G318]+1/[.$H$2])" office:value-type="float" office:value="10.5333333333333" calcext:value-type="float">
            <text:p>10,5333333333333</text:p>
          </table:table-cell>
          <table:table-cell table:number-columns-repeated="4"/>
          <table:table-cell table:formula="of:=SUM(MOD(SUM([.L318]-[.L$2];[.T$2]);[.R$2]-[.L$2]);[.L$2])" office:value-type="time" office:time-value="PT22H49M59.999999999S" calcext:value-type="time">
            <text:p>22:50:00</text:p>
          </table:table-cell>
          <table:table-cell table:formula="of:=IF([.L319]&lt;[.L318];[.M318]+[.H$2];[.M318])" office:value-type="float" office:value="540" calcext:value-type="float">
            <text:p>540</text:p>
          </table:table-cell>
          <table:table-cell table:formula="of:=OFFSET([.C$4];[.M319];0)" office:value-type="float" office:value="43763" calcext:value-type="float">
            <text:p>43763</text:p>
          </table:table-cell>
          <table:table-cell table:formula="of:=[.L319]" office:value-type="float" office:value="0.951388888888877" calcext:value-type="float">
            <text:p>0.9513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319];0)&lt;=[.O31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0]))" office:value-type="date" office:date-value="2019-10-17T22:32:00.615411" calcext:value-type="date">
            <text:p>2019-10-17 22:32:01</text:p>
          </table:table-cell>
          <table:table-cell table:style-name="ce7" table:formula="of:=[.A320]" office:value-type="date" office:date-value="2019-10-17T22:32:00.615411" calcext:value-type="date">
            <text:p>2019-10-17 22:32:01</text:p>
          </table:table-cell>
          <table:table-cell table:formula="of:=TRUNC([.A320])" office:value-type="float" office:value="43755" calcext:value-type="float">
            <text:p>43755</text:p>
          </table:table-cell>
          <table:table-cell table:style-name="ce12" table:formula="of:=[.B320]-[.C320]" office:value-type="date" office:date-value="1899-12-30T22:32:00.61541145667" calcext:value-type="date">
            <text:p>12/30/99 10:32 PM</text:p>
          </table:table-cell>
          <table:table-cell table:formula="of:=MOD([.E319]-[.$E$2];[.$H$2])+1+[.$E$2]" office:value-type="float" office:value="208" calcext:value-type="float">
            <text:p>208</text:p>
          </table:table-cell>
          <table:table-cell table:formula="of:=MOD([.F319]+1/[.$H$2];5)" office:value-type="float" office:value="0.56666666666665" calcext:value-type="float">
            <text:p>0,56666666666665</text:p>
          </table:table-cell>
          <table:table-cell table:formula="of:=IF([.F320]&lt;0.000001;[.G319]+2+1/[.$H$2];[.G319]+1/[.$H$2])" office:value-type="float" office:value="10.5666666666666" calcext:value-type="float">
            <text:p>10,5666666666666</text:p>
          </table:table-cell>
          <table:table-cell table:number-columns-repeated="4"/>
          <table:table-cell table:formula="of:=SUM(MOD(SUM([.L319]-[.L$2];[.T$2]);[.R$2]-[.L$2]);[.L$2])" office:value-type="time" office:time-value="PT22H59M59.999999999S" calcext:value-type="time">
            <text:p>23:00:00</text:p>
          </table:table-cell>
          <table:table-cell table:formula="of:=IF([.L320]&lt;[.L319];[.M319]+[.H$2];[.M319])" office:value-type="float" office:value="540" calcext:value-type="float">
            <text:p>540</text:p>
          </table:table-cell>
          <table:table-cell table:formula="of:=OFFSET([.C$4];[.M320];0)" office:value-type="float" office:value="43763" calcext:value-type="float">
            <text:p>43763</text:p>
          </table:table-cell>
          <table:table-cell table:formula="of:=[.L320]" office:value-type="float" office:value="0.958333333333322" calcext:value-type="float">
            <text:p>0.9583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320];0)&lt;=[.O32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1]))" office:value-type="date" office:date-value="2019-10-17T22:21:23.195836" calcext:value-type="date">
            <text:p>2019-10-17 22:21:23</text:p>
          </table:table-cell>
          <table:table-cell table:style-name="ce7" table:formula="of:=[.A321]" office:value-type="date" office:date-value="2019-10-17T22:21:23.195836" calcext:value-type="date">
            <text:p>2019-10-17 22:21:23</text:p>
          </table:table-cell>
          <table:table-cell table:formula="of:=TRUNC([.A321])" office:value-type="float" office:value="43755" calcext:value-type="float">
            <text:p>43755</text:p>
          </table:table-cell>
          <table:table-cell table:style-name="ce12" table:formula="of:=[.B321]-[.C321]" office:value-type="date" office:date-value="1899-12-30T22:21:23.19583588745" calcext:value-type="date">
            <text:p>12/30/99 10:21 PM</text:p>
          </table:table-cell>
          <table:table-cell table:formula="of:=MOD([.E320]-[.$E$2];[.$H$2])+1+[.$E$2]" office:value-type="float" office:value="209" calcext:value-type="float">
            <text:p>209</text:p>
          </table:table-cell>
          <table:table-cell table:formula="of:=MOD([.F320]+1/[.$H$2];5)" office:value-type="float" office:value="0.599999999999984" calcext:value-type="float">
            <text:p>0,599999999999984</text:p>
          </table:table-cell>
          <table:table-cell table:formula="of:=IF([.F321]&lt;0.000001;[.G320]+2+1/[.$H$2];[.G320]+1/[.$H$2])" office:value-type="float" office:value="10.6" calcext:value-type="float">
            <text:p>10,6</text:p>
          </table:table-cell>
          <table:table-cell table:number-columns-repeated="4"/>
          <table:table-cell table:formula="of:=SUM(MOD(SUM([.L320]-[.L$2];[.T$2]);[.R$2]-[.L$2]);[.L$2])" office:value-type="time" office:time-value="PT23H09M59.999999999S" calcext:value-type="time">
            <text:p>23:10:00</text:p>
          </table:table-cell>
          <table:table-cell table:formula="of:=IF([.L321]&lt;[.L320];[.M320]+[.H$2];[.M320])" office:value-type="float" office:value="540" calcext:value-type="float">
            <text:p>540</text:p>
          </table:table-cell>
          <table:table-cell table:formula="of:=OFFSET([.C$4];[.M321];0)" office:value-type="float" office:value="43763" calcext:value-type="float">
            <text:p>43763</text:p>
          </table:table-cell>
          <table:table-cell table:formula="of:=[.L321]" office:value-type="float" office:value="0.965277777777766" calcext:value-type="float">
            <text:p>0.965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321];0)&lt;=[.O32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2]))" office:value-type="date" office:date-value="2019-10-17T22:33:22.623462" calcext:value-type="date">
            <text:p>2019-10-17 22:33:23</text:p>
          </table:table-cell>
          <table:table-cell table:style-name="ce7" table:formula="of:=[.A322]" office:value-type="date" office:date-value="2019-10-17T22:33:22.623462" calcext:value-type="date">
            <text:p>2019-10-17 22:33:23</text:p>
          </table:table-cell>
          <table:table-cell table:formula="of:=TRUNC([.A322])" office:value-type="float" office:value="43755" calcext:value-type="float">
            <text:p>43755</text:p>
          </table:table-cell>
          <table:table-cell table:style-name="ce12" table:formula="of:=[.B322]-[.C322]" office:value-type="date" office:date-value="1899-12-30T22:33:22.62346216477" calcext:value-type="date">
            <text:p>12/30/99 10:33 PM</text:p>
          </table:table-cell>
          <table:table-cell table:formula="of:=MOD([.E321]-[.$E$2];[.$H$2])+1+[.$E$2]" office:value-type="float" office:value="210" calcext:value-type="float">
            <text:p>210</text:p>
          </table:table-cell>
          <table:table-cell table:formula="of:=MOD([.F321]+1/[.$H$2];5)" office:value-type="float" office:value="0.633333333333317" calcext:value-type="float">
            <text:p>0,633333333333317</text:p>
          </table:table-cell>
          <table:table-cell table:formula="of:=IF([.F322]&lt;0.000001;[.G321]+2+1/[.$H$2];[.G321]+1/[.$H$2])" office:value-type="float" office:value="10.6333333333333" calcext:value-type="float">
            <text:p>10,6333333333333</text:p>
          </table:table-cell>
          <table:table-cell table:number-columns-repeated="4"/>
          <table:table-cell table:formula="of:=SUM(MOD(SUM([.L321]-[.L$2];[.T$2]);[.R$2]-[.L$2]);[.L$2])" office:value-type="time" office:time-value="PT23H19M59.999999999S" calcext:value-type="time">
            <text:p>23:20:00</text:p>
          </table:table-cell>
          <table:table-cell table:formula="of:=IF([.L322]&lt;[.L321];[.M321]+[.H$2];[.M321])" office:value-type="float" office:value="540" calcext:value-type="float">
            <text:p>540</text:p>
          </table:table-cell>
          <table:table-cell table:formula="of:=OFFSET([.C$4];[.M322];0)" office:value-type="float" office:value="43763" calcext:value-type="float">
            <text:p>43763</text:p>
          </table:table-cell>
          <table:table-cell table:formula="of:=[.L322]" office:value-type="float" office:value="0.972222222222211" calcext:value-type="float">
            <text:p>0.972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322];0)&lt;=[.O32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3]))" office:value-type="date" office:date-value="2019-10-17T22:34:25.677859" calcext:value-type="date">
            <text:p>2019-10-17 22:34:26</text:p>
          </table:table-cell>
          <table:table-cell table:style-name="ce7" table:formula="of:=[.A323]" office:value-type="date" office:date-value="2019-10-17T22:34:25.677859" calcext:value-type="date">
            <text:p>2019-10-17 22:34:26</text:p>
          </table:table-cell>
          <table:table-cell table:formula="of:=TRUNC([.A323])" office:value-type="float" office:value="43755" calcext:value-type="float">
            <text:p>43755</text:p>
          </table:table-cell>
          <table:table-cell table:style-name="ce12" table:formula="of:=[.B323]-[.C323]" office:value-type="date" office:date-value="1899-12-30T22:34:25.6778588891" calcext:value-type="date">
            <text:p>12/30/99 10:34 PM</text:p>
          </table:table-cell>
          <table:table-cell table:formula="of:=MOD([.E322]-[.$E$2];[.$H$2])+1+[.$E$2]" office:value-type="float" office:value="211" calcext:value-type="float">
            <text:p>211</text:p>
          </table:table-cell>
          <table:table-cell table:formula="of:=MOD([.F322]+1/[.$H$2];5)" office:value-type="float" office:value="0.66666666666665" calcext:value-type="float">
            <text:p>0,66666666666665</text:p>
          </table:table-cell>
          <table:table-cell table:formula="of:=IF([.F323]&lt;0.000001;[.G322]+2+1/[.$H$2];[.G322]+1/[.$H$2])" office:value-type="float" office:value="10.6666666666666" calcext:value-type="float">
            <text:p>10,6666666666666</text:p>
          </table:table-cell>
          <table:table-cell table:number-columns-repeated="4"/>
          <table:table-cell table:formula="of:=SUM(MOD(SUM([.L322]-[.L$2];[.T$2]);[.R$2]-[.L$2]);[.L$2])" office:value-type="time" office:time-value="PT23H29M59.999999999S" calcext:value-type="time">
            <text:p>23:30:00</text:p>
          </table:table-cell>
          <table:table-cell table:formula="of:=IF([.L323]&lt;[.L322];[.M322]+[.H$2];[.M322])" office:value-type="float" office:value="540" calcext:value-type="float">
            <text:p>540</text:p>
          </table:table-cell>
          <table:table-cell table:formula="of:=OFFSET([.C$4];[.M323];0)" office:value-type="float" office:value="43763" calcext:value-type="float">
            <text:p>43763</text:p>
          </table:table-cell>
          <table:table-cell table:formula="of:=[.L323]" office:value-type="float" office:value="0.979166666666655" calcext:value-type="float">
            <text:p>0.979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323];0)&lt;=[.O32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4]))" office:value-type="date" office:date-value="2019-10-17T22:21:07.598731" calcext:value-type="date">
            <text:p>2019-10-17 22:21:08</text:p>
          </table:table-cell>
          <table:table-cell table:style-name="ce7" table:formula="of:=[.A324]" office:value-type="date" office:date-value="2019-10-17T22:21:07.598731" calcext:value-type="date">
            <text:p>2019-10-17 22:21:08</text:p>
          </table:table-cell>
          <table:table-cell table:formula="of:=TRUNC([.A324])" office:value-type="float" office:value="43755" calcext:value-type="float">
            <text:p>43755</text:p>
          </table:table-cell>
          <table:table-cell table:style-name="ce12" table:formula="of:=[.B324]-[.C324]" office:value-type="date" office:date-value="1899-12-30T22:21:07.59873116389" calcext:value-type="date">
            <text:p>12/30/99 10:21 PM</text:p>
          </table:table-cell>
          <table:table-cell table:formula="of:=MOD([.E323]-[.$E$2];[.$H$2])+1+[.$E$2]" office:value-type="float" office:value="212" calcext:value-type="float">
            <text:p>212</text:p>
          </table:table-cell>
          <table:table-cell table:formula="of:=MOD([.F323]+1/[.$H$2];5)" office:value-type="float" office:value="0.699999999999984" calcext:value-type="float">
            <text:p>0,699999999999984</text:p>
          </table:table-cell>
          <table:table-cell table:formula="of:=IF([.F324]&lt;0.000001;[.G323]+2+1/[.$H$2];[.G323]+1/[.$H$2])" office:value-type="float" office:value="10.7" calcext:value-type="float">
            <text:p>10,7</text:p>
          </table:table-cell>
          <table:table-cell table:number-columns-repeated="4"/>
          <table:table-cell table:formula="of:=SUM(MOD(SUM([.L323]-[.L$2];[.T$2]);[.R$2]-[.L$2]);[.L$2])" office:value-type="time" office:time-value="PT23H39M59.999999999S" calcext:value-type="time">
            <text:p>23:40:00</text:p>
          </table:table-cell>
          <table:table-cell table:formula="of:=IF([.L324]&lt;[.L323];[.M323]+[.H$2];[.M323])" office:value-type="float" office:value="540" calcext:value-type="float">
            <text:p>540</text:p>
          </table:table-cell>
          <table:table-cell table:formula="of:=OFFSET([.C$4];[.M324];0)" office:value-type="float" office:value="43763" calcext:value-type="float">
            <text:p>43763</text:p>
          </table:table-cell>
          <table:table-cell table:formula="of:=[.L324]" office:value-type="float" office:value="0.9861111111111" calcext:value-type="float">
            <text:p>0.986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324];0)&lt;=[.O32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5]))" office:value-type="date" office:date-value="2019-10-17T22:41:11.867346" calcext:value-type="date">
            <text:p>2019-10-17 22:41:12</text:p>
          </table:table-cell>
          <table:table-cell table:style-name="ce7" table:formula="of:=[.A325]" office:value-type="date" office:date-value="2019-10-17T22:41:11.867346" calcext:value-type="date">
            <text:p>2019-10-17 22:41:12</text:p>
          </table:table-cell>
          <table:table-cell table:formula="of:=TRUNC([.A325])" office:value-type="float" office:value="43755" calcext:value-type="float">
            <text:p>43755</text:p>
          </table:table-cell>
          <table:table-cell table:style-name="ce12" table:formula="of:=[.B325]-[.C325]" office:value-type="date" office:date-value="1899-12-30T22:41:11.86734562274" calcext:value-type="date">
            <text:p>12/30/99 10:41 PM</text:p>
          </table:table-cell>
          <table:table-cell table:formula="of:=MOD([.E324]-[.$E$2];[.$H$2])+1+[.$E$2]" office:value-type="float" office:value="213" calcext:value-type="float">
            <text:p>213</text:p>
          </table:table-cell>
          <table:table-cell table:formula="of:=MOD([.F324]+1/[.$H$2];5)" office:value-type="float" office:value="0.733333333333317" calcext:value-type="float">
            <text:p>0,733333333333317</text:p>
          </table:table-cell>
          <table:table-cell table:formula="of:=IF([.F325]&lt;0.000001;[.G324]+2+1/[.$H$2];[.G324]+1/[.$H$2])" office:value-type="float" office:value="10.7333333333333" calcext:value-type="float">
            <text:p>10,7333333333333</text:p>
          </table:table-cell>
          <table:table-cell table:number-columns-repeated="4"/>
          <table:table-cell table:formula="of:=SUM(MOD(SUM([.L324]-[.L$2];[.T$2]);[.R$2]-[.L$2]);[.L$2])" office:value-type="time" office:time-value="PT23H49M59.999999999S" calcext:value-type="time">
            <text:p>23:50:00</text:p>
          </table:table-cell>
          <table:table-cell table:formula="of:=IF([.L325]&lt;[.L324];[.M324]+[.H$2];[.M324])" office:value-type="float" office:value="540" calcext:value-type="float">
            <text:p>540</text:p>
          </table:table-cell>
          <table:table-cell table:formula="of:=OFFSET([.C$4];[.M325];0)" office:value-type="float" office:value="43763" calcext:value-type="float">
            <text:p>43763</text:p>
          </table:table-cell>
          <table:table-cell table:formula="of:=[.L325]" office:value-type="float" office:value="0.993055555555544" calcext:value-type="float">
            <text:p>0.993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325];0)&lt;=[.O32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6]))" office:value-type="date" office:date-value="2019-10-17T22:31:12.03201" calcext:value-type="date">
            <text:p>2019-10-17 22:31:12</text:p>
          </table:table-cell>
          <table:table-cell table:style-name="ce7" table:formula="of:=[.A326]" office:value-type="date" office:date-value="2019-10-17T22:31:12.03201" calcext:value-type="date">
            <text:p>2019-10-17 22:31:12</text:p>
          </table:table-cell>
          <table:table-cell table:formula="of:=TRUNC([.A326])" office:value-type="float" office:value="43755" calcext:value-type="float">
            <text:p>43755</text:p>
          </table:table-cell>
          <table:table-cell table:style-name="ce12" table:formula="of:=[.B326]-[.C326]" office:value-type="date" office:date-value="1899-12-30T22:31:12.03201034572" calcext:value-type="date">
            <text:p>12/30/99 10:31 PM</text:p>
          </table:table-cell>
          <table:table-cell table:formula="of:=MOD([.E325]-[.$E$2];[.$H$2])+1+[.$E$2]" office:value-type="float" office:value="214" calcext:value-type="float">
            <text:p>214</text:p>
          </table:table-cell>
          <table:table-cell table:formula="of:=MOD([.F325]+1/[.$H$2];5)" office:value-type="float" office:value="0.76666666666665" calcext:value-type="float">
            <text:p>0,76666666666665</text:p>
          </table:table-cell>
          <table:table-cell table:formula="of:=IF([.F326]&lt;0.000001;[.G325]+2+1/[.$H$2];[.G325]+1/[.$H$2])" office:value-type="float" office:value="10.7666666666666" calcext:value-type="float">
            <text:p>10,7666666666666</text:p>
          </table:table-cell>
          <table:table-cell table:number-columns-repeated="4"/>
          <table:table-cell table:formula="of:=SUM(MOD(SUM([.L325]-[.L$2];[.T$2]);[.R$2]-[.L$2]);[.L$2])" office:value-type="time" office:time-value="PT21H09M59.999999999S" calcext:value-type="time">
            <text:p>21:10:00</text:p>
          </table:table-cell>
          <table:table-cell table:formula="of:=IF([.L326]&lt;[.L325];[.M325]+[.H$2];[.M325])" office:value-type="float" office:value="570" calcext:value-type="float">
            <text:p>570</text:p>
          </table:table-cell>
          <table:table-cell table:formula="of:=OFFSET([.C$4];[.M326];0)" office:value-type="float" office:value="43764" calcext:value-type="float">
            <text:p>43764</text:p>
          </table:table-cell>
          <table:table-cell table:formula="of:=[.L326]" office:value-type="float" office:value="0.881944444444433" calcext:value-type="float">
            <text:p>0.8819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326];0)&lt;=[.O32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7]))" office:value-type="date" office:date-value="2019-10-17T22:23:23.439313" calcext:value-type="date">
            <text:p>2019-10-17 22:23:23</text:p>
          </table:table-cell>
          <table:table-cell table:style-name="ce7" table:formula="of:=[.A327]" office:value-type="date" office:date-value="2019-10-17T22:23:23.439313" calcext:value-type="date">
            <text:p>2019-10-17 22:23:23</text:p>
          </table:table-cell>
          <table:table-cell table:formula="of:=TRUNC([.A327])" office:value-type="float" office:value="43755" calcext:value-type="float">
            <text:p>43755</text:p>
          </table:table-cell>
          <table:table-cell table:style-name="ce12" table:formula="of:=[.B327]-[.C327]" office:value-type="date" office:date-value="1899-12-30T22:23:23.4393127542" calcext:value-type="date">
            <text:p>12/30/99 10:23 PM</text:p>
          </table:table-cell>
          <table:table-cell table:formula="of:=MOD([.E326]-[.$E$2];[.$H$2])+1+[.$E$2]" office:value-type="float" office:value="215" calcext:value-type="float">
            <text:p>215</text:p>
          </table:table-cell>
          <table:table-cell table:formula="of:=MOD([.F326]+1/[.$H$2];5)" office:value-type="float" office:value="0.799999999999984" calcext:value-type="float">
            <text:p>0,799999999999984</text:p>
          </table:table-cell>
          <table:table-cell table:formula="of:=IF([.F327]&lt;0.000001;[.G326]+2+1/[.$H$2];[.G326]+1/[.$H$2])" office:value-type="float" office:value="10.8" calcext:value-type="float">
            <text:p>10,8</text:p>
          </table:table-cell>
          <table:table-cell table:number-columns-repeated="4"/>
          <table:table-cell table:formula="of:=SUM(MOD(SUM([.L326]-[.L$2];[.T$2]);[.R$2]-[.L$2]);[.L$2])" office:value-type="time" office:time-value="PT21H19M59.999999999S" calcext:value-type="time">
            <text:p>21:20:00</text:p>
          </table:table-cell>
          <table:table-cell table:formula="of:=IF([.L327]&lt;[.L326];[.M326]+[.H$2];[.M326])" office:value-type="float" office:value="570" calcext:value-type="float">
            <text:p>570</text:p>
          </table:table-cell>
          <table:table-cell table:formula="of:=OFFSET([.C$4];[.M327];0)" office:value-type="float" office:value="43764" calcext:value-type="float">
            <text:p>43764</text:p>
          </table:table-cell>
          <table:table-cell table:formula="of:=[.L327]" office:value-type="float" office:value="0.888888888888877" calcext:value-type="float">
            <text:p>0.8888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327];0)&lt;=[.O32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8]))" office:value-type="date" office:date-value="2019-10-17T22:26:20.206273" calcext:value-type="date">
            <text:p>2019-10-17 22:26:20</text:p>
          </table:table-cell>
          <table:table-cell table:style-name="ce7" table:formula="of:=[.A328]" office:value-type="date" office:date-value="2019-10-17T22:26:20.206273" calcext:value-type="date">
            <text:p>2019-10-17 22:26:20</text:p>
          </table:table-cell>
          <table:table-cell table:formula="of:=TRUNC([.A328])" office:value-type="float" office:value="43755" calcext:value-type="float">
            <text:p>43755</text:p>
          </table:table-cell>
          <table:table-cell table:style-name="ce12" table:formula="of:=[.B328]-[.C328]" office:value-type="date" office:date-value="1899-12-30T22:26:20.20627289079" calcext:value-type="date">
            <text:p>12/30/99 10:26 PM</text:p>
          </table:table-cell>
          <table:table-cell table:formula="of:=MOD([.E327]-[.$E$2];[.$H$2])+1+[.$E$2]" office:value-type="float" office:value="216" calcext:value-type="float">
            <text:p>216</text:p>
          </table:table-cell>
          <table:table-cell table:formula="of:=MOD([.F327]+1/[.$H$2];5)" office:value-type="float" office:value="0.833333333333317" calcext:value-type="float">
            <text:p>0,833333333333317</text:p>
          </table:table-cell>
          <table:table-cell table:formula="of:=IF([.F328]&lt;0.000001;[.G327]+2+1/[.$H$2];[.G327]+1/[.$H$2])" office:value-type="float" office:value="10.8333333333333" calcext:value-type="float">
            <text:p>10,8333333333333</text:p>
          </table:table-cell>
          <table:table-cell table:number-columns-repeated="4"/>
          <table:table-cell table:formula="of:=SUM(MOD(SUM([.L327]-[.L$2];[.T$2]);[.R$2]-[.L$2]);[.L$2])" office:value-type="time" office:time-value="PT21H29M59.999999999S" calcext:value-type="time">
            <text:p>21:30:00</text:p>
          </table:table-cell>
          <table:table-cell table:formula="of:=IF([.L328]&lt;[.L327];[.M327]+[.H$2];[.M327])" office:value-type="float" office:value="570" calcext:value-type="float">
            <text:p>570</text:p>
          </table:table-cell>
          <table:table-cell table:formula="of:=OFFSET([.C$4];[.M328];0)" office:value-type="float" office:value="43764" calcext:value-type="float">
            <text:p>43764</text:p>
          </table:table-cell>
          <table:table-cell table:formula="of:=[.L328]" office:value-type="float" office:value="0.895833333333322" calcext:value-type="float">
            <text:p>0.8958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328];0)&lt;=[.O32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9]))" office:value-type="date" office:date-value="2019-10-17T22:29:49.339642" calcext:value-type="date">
            <text:p>2019-10-17 22:29:49</text:p>
          </table:table-cell>
          <table:table-cell table:style-name="ce7" table:formula="of:=[.A329]" office:value-type="date" office:date-value="2019-10-17T22:29:49.339642" calcext:value-type="date">
            <text:p>2019-10-17 22:29:49</text:p>
          </table:table-cell>
          <table:table-cell table:formula="of:=TRUNC([.A329])" office:value-type="float" office:value="43755" calcext:value-type="float">
            <text:p>43755</text:p>
          </table:table-cell>
          <table:table-cell table:style-name="ce12" table:formula="of:=[.B329]-[.C329]" office:value-type="date" office:date-value="1899-12-30T22:29:49.33964178432" calcext:value-type="date">
            <text:p>12/30/99 10:29 PM</text:p>
          </table:table-cell>
          <table:table-cell table:formula="of:=MOD([.E328]-[.$E$2];[.$H$2])+1+[.$E$2]" office:value-type="float" office:value="217" calcext:value-type="float">
            <text:p>217</text:p>
          </table:table-cell>
          <table:table-cell table:formula="of:=MOD([.F328]+1/[.$H$2];5)" office:value-type="float" office:value="0.86666666666665" calcext:value-type="float">
            <text:p>0,86666666666665</text:p>
          </table:table-cell>
          <table:table-cell table:formula="of:=IF([.F329]&lt;0.000001;[.G328]+2+1/[.$H$2];[.G328]+1/[.$H$2])" office:value-type="float" office:value="10.8666666666666" calcext:value-type="float">
            <text:p>10,8666666666666</text:p>
          </table:table-cell>
          <table:table-cell table:number-columns-repeated="4"/>
          <table:table-cell table:formula="of:=SUM(MOD(SUM([.L328]-[.L$2];[.T$2]);[.R$2]-[.L$2]);[.L$2])" office:value-type="time" office:time-value="PT21H39M59.999999999S" calcext:value-type="time">
            <text:p>21:40:00</text:p>
          </table:table-cell>
          <table:table-cell table:formula="of:=IF([.L329]&lt;[.L328];[.M328]+[.H$2];[.M328])" office:value-type="float" office:value="570" calcext:value-type="float">
            <text:p>570</text:p>
          </table:table-cell>
          <table:table-cell table:formula="of:=OFFSET([.C$4];[.M329];0)" office:value-type="float" office:value="43764" calcext:value-type="float">
            <text:p>43764</text:p>
          </table:table-cell>
          <table:table-cell table:formula="of:=[.L329]" office:value-type="float" office:value="0.902777777777766" calcext:value-type="float">
            <text:p>0.9027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329];0)&lt;=[.O32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0]))" office:value-type="date" office:date-value="2019-10-17T22:39:47.627697" calcext:value-type="date">
            <text:p>2019-10-17 22:39:48</text:p>
          </table:table-cell>
          <table:table-cell table:style-name="ce7" table:formula="of:=[.A330]" office:value-type="date" office:date-value="2019-10-17T22:39:47.627697" calcext:value-type="date">
            <text:p>2019-10-17 22:39:48</text:p>
          </table:table-cell>
          <table:table-cell table:formula="of:=TRUNC([.A330])" office:value-type="float" office:value="43755" calcext:value-type="float">
            <text:p>43755</text:p>
          </table:table-cell>
          <table:table-cell table:style-name="ce12" table:formula="of:=[.B330]-[.C330]" office:value-type="date" office:date-value="1899-12-30T22:39:47.62769743335" calcext:value-type="date">
            <text:p>12/30/99 10:39 PM</text:p>
          </table:table-cell>
          <table:table-cell table:formula="of:=MOD([.E329]-[.$E$2];[.$H$2])+1+[.$E$2]" office:value-type="float" office:value="218" calcext:value-type="float">
            <text:p>218</text:p>
          </table:table-cell>
          <table:table-cell table:formula="of:=MOD([.F329]+1/[.$H$2];5)" office:value-type="float" office:value="0.899999999999984" calcext:value-type="float">
            <text:p>0,899999999999984</text:p>
          </table:table-cell>
          <table:table-cell table:formula="of:=IF([.F330]&lt;0.000001;[.G329]+2+1/[.$H$2];[.G329]+1/[.$H$2])" office:value-type="float" office:value="10.9" calcext:value-type="float">
            <text:p>10,9</text:p>
          </table:table-cell>
          <table:table-cell table:number-columns-repeated="4"/>
          <table:table-cell table:formula="of:=SUM(MOD(SUM([.L329]-[.L$2];[.T$2]);[.R$2]-[.L$2]);[.L$2])" office:value-type="time" office:time-value="PT21H49M59.999999999S" calcext:value-type="time">
            <text:p>21:50:00</text:p>
          </table:table-cell>
          <table:table-cell table:formula="of:=IF([.L330]&lt;[.L329];[.M329]+[.H$2];[.M329])" office:value-type="float" office:value="570" calcext:value-type="float">
            <text:p>570</text:p>
          </table:table-cell>
          <table:table-cell table:formula="of:=OFFSET([.C$4];[.M330];0)" office:value-type="float" office:value="43764" calcext:value-type="float">
            <text:p>43764</text:p>
          </table:table-cell>
          <table:table-cell table:formula="of:=[.L330]" office:value-type="float" office:value="0.909722222222211" calcext:value-type="float">
            <text:p>0.9097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330];0)&lt;=[.O33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1]))" office:value-type="date" office:date-value="2019-10-17T22:11:13.835416" calcext:value-type="date">
            <text:p>2019-10-17 22:11:14</text:p>
          </table:table-cell>
          <table:table-cell table:style-name="ce7" table:formula="of:=[.A331]" office:value-type="date" office:date-value="2019-10-17T22:11:13.835416" calcext:value-type="date">
            <text:p>2019-10-17 22:11:14</text:p>
          </table:table-cell>
          <table:table-cell table:formula="of:=TRUNC([.A331])" office:value-type="float" office:value="43755" calcext:value-type="float">
            <text:p>43755</text:p>
          </table:table-cell>
          <table:table-cell table:style-name="ce12" table:formula="of:=[.B331]-[.C331]" office:value-type="date" office:date-value="1899-12-30T22:11:13.83541648742" calcext:value-type="date">
            <text:p>12/30/99 10:11 PM</text:p>
          </table:table-cell>
          <table:table-cell table:formula="of:=MOD([.E330]-[.$E$2];[.$H$2])+1+[.$E$2]" office:value-type="float" office:value="219" calcext:value-type="float">
            <text:p>219</text:p>
          </table:table-cell>
          <table:table-cell table:formula="of:=MOD([.F330]+1/[.$H$2];5)" office:value-type="float" office:value="0.933333333333317" calcext:value-type="float">
            <text:p>0,933333333333317</text:p>
          </table:table-cell>
          <table:table-cell table:formula="of:=IF([.F331]&lt;0.000001;[.G330]+2+1/[.$H$2];[.G330]+1/[.$H$2])" office:value-type="float" office:value="10.9333333333333" calcext:value-type="float">
            <text:p>10,9333333333333</text:p>
          </table:table-cell>
          <table:table-cell table:number-columns-repeated="4"/>
          <table:table-cell table:formula="of:=SUM(MOD(SUM([.L330]-[.L$2];[.T$2]);[.R$2]-[.L$2]);[.L$2])" office:value-type="time" office:time-value="PT21H59M59.999999999S" calcext:value-type="time">
            <text:p>22:00:00</text:p>
          </table:table-cell>
          <table:table-cell table:formula="of:=IF([.L331]&lt;[.L330];[.M330]+[.H$2];[.M330])" office:value-type="float" office:value="570" calcext:value-type="float">
            <text:p>570</text:p>
          </table:table-cell>
          <table:table-cell table:formula="of:=OFFSET([.C$4];[.M331];0)" office:value-type="float" office:value="43764" calcext:value-type="float">
            <text:p>43764</text:p>
          </table:table-cell>
          <table:table-cell table:formula="of:=[.L331]" office:value-type="float" office:value="0.916666666666655" calcext:value-type="float">
            <text:p>0.9166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331];0)&lt;=[.O33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2]))" office:value-type="date" office:date-value="2019-10-17T22:32:12.759231" calcext:value-type="date">
            <text:p>2019-10-17 22:32:13</text:p>
          </table:table-cell>
          <table:table-cell table:style-name="ce7" table:formula="of:=[.A332]" office:value-type="date" office:date-value="2019-10-17T22:32:12.759231" calcext:value-type="date">
            <text:p>2019-10-17 22:32:13</text:p>
          </table:table-cell>
          <table:table-cell table:formula="of:=TRUNC([.A332])" office:value-type="float" office:value="43755" calcext:value-type="float">
            <text:p>43755</text:p>
          </table:table-cell>
          <table:table-cell table:style-name="ce12" table:formula="of:=[.B332]-[.C332]" office:value-type="date" office:date-value="1899-12-30T22:32:12.75923137553" calcext:value-type="date">
            <text:p>12/30/99 10:32 PM</text:p>
          </table:table-cell>
          <table:table-cell table:formula="of:=MOD([.E331]-[.$E$2];[.$H$2])+1+[.$E$2]" office:value-type="float" office:value="220" calcext:value-type="float">
            <text:p>220</text:p>
          </table:table-cell>
          <table:table-cell table:formula="of:=MOD([.F331]+1/[.$H$2];5)" office:value-type="float" office:value="0.96666666666665" calcext:value-type="float">
            <text:p>0,96666666666665</text:p>
          </table:table-cell>
          <table:table-cell table:formula="of:=IF([.F332]&lt;0.000001;[.G331]+2+1/[.$H$2];[.G331]+1/[.$H$2])" office:value-type="float" office:value="10.9666666666666" calcext:value-type="float">
            <text:p>10,9666666666666</text:p>
          </table:table-cell>
          <table:table-cell table:number-columns-repeated="4"/>
          <table:table-cell table:formula="of:=SUM(MOD(SUM([.L331]-[.L$2];[.T$2]);[.R$2]-[.L$2]);[.L$2])" office:value-type="time" office:time-value="PT22H09M59.999999999S" calcext:value-type="time">
            <text:p>22:10:00</text:p>
          </table:table-cell>
          <table:table-cell table:formula="of:=IF([.L332]&lt;[.L331];[.M331]+[.H$2];[.M331])" office:value-type="float" office:value="570" calcext:value-type="float">
            <text:p>570</text:p>
          </table:table-cell>
          <table:table-cell table:formula="of:=OFFSET([.C$4];[.M332];0)" office:value-type="float" office:value="43764" calcext:value-type="float">
            <text:p>43764</text:p>
          </table:table-cell>
          <table:table-cell table:formula="of:=[.L332]" office:value-type="float" office:value="0.9236111111111" calcext:value-type="float">
            <text:p>0.9236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332];0)&lt;=[.O33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3]))" office:value-type="date" office:date-value="2019-10-18T23:01:35.743799" calcext:value-type="date">
            <text:p>2019-10-18 23:01:36</text:p>
          </table:table-cell>
          <table:table-cell table:style-name="ce7" table:formula="of:=[.A333]" office:value-type="date" office:date-value="2019-10-18T23:01:35.743799" calcext:value-type="date">
            <text:p>2019-10-18 23:01:36</text:p>
          </table:table-cell>
          <table:table-cell table:formula="of:=TRUNC([.A333])" office:value-type="float" office:value="43756" calcext:value-type="float">
            <text:p>43756</text:p>
          </table:table-cell>
          <table:table-cell table:style-name="ce12" table:formula="of:=[.B333]-[.C333]" office:value-type="date" office:date-value="1899-12-30T23:01:35.74379855767" calcext:value-type="date">
            <text:p>12/30/99 11:01 PM</text:p>
          </table:table-cell>
          <table:table-cell table:formula="of:=MOD([.E332]-[.$E$2];[.$H$2])+1+[.$E$2]" office:value-type="float" office:value="191" calcext:value-type="float">
            <text:p>191</text:p>
          </table:table-cell>
          <table:table-cell table:formula="of:=MOD([.F332]+1/[.$H$2];5)" office:value-type="float" office:value="0.999999999999984" calcext:value-type="float">
            <text:p>0,999999999999984</text:p>
          </table:table-cell>
          <table:table-cell table:formula="of:=IF([.F333]&lt;0.000001;[.G332]+2+1/[.$H$2];[.G332]+1/[.$H$2])" office:value-type="float" office:value="11" calcext:value-type="float">
            <text:p>11</text:p>
          </table:table-cell>
          <table:table-cell table:number-columns-repeated="4"/>
          <table:table-cell table:formula="of:=SUM(MOD(SUM([.L332]-[.L$2];[.T$2]);[.R$2]-[.L$2]);[.L$2])" office:value-type="time" office:time-value="PT22H19M59.999999999S" calcext:value-type="time">
            <text:p>22:20:00</text:p>
          </table:table-cell>
          <table:table-cell table:formula="of:=IF([.L333]&lt;[.L332];[.M332]+[.H$2];[.M332])" office:value-type="float" office:value="570" calcext:value-type="float">
            <text:p>570</text:p>
          </table:table-cell>
          <table:table-cell table:formula="of:=OFFSET([.C$4];[.M333];0)" office:value-type="float" office:value="43764" calcext:value-type="float">
            <text:p>43764</text:p>
          </table:table-cell>
          <table:table-cell table:formula="of:=[.L333]" office:value-type="float" office:value="0.930555555555544" calcext:value-type="float">
            <text:p>0.9305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333];0)&lt;=[.O33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4]))" office:value-type="date" office:date-value="2019-10-18T22:44:03.942516" calcext:value-type="date">
            <text:p>2019-10-18 22:44:04</text:p>
          </table:table-cell>
          <table:table-cell table:style-name="ce7" table:formula="of:=[.A334]" office:value-type="date" office:date-value="2019-10-18T22:44:03.942516" calcext:value-type="date">
            <text:p>2019-10-18 22:44:04</text:p>
          </table:table-cell>
          <table:table-cell table:formula="of:=TRUNC([.A334])" office:value-type="float" office:value="43756" calcext:value-type="float">
            <text:p>43756</text:p>
          </table:table-cell>
          <table:table-cell table:style-name="ce12" table:formula="of:=[.B334]-[.C334]" office:value-type="date" office:date-value="1899-12-30T22:44:03.94251555204" calcext:value-type="date">
            <text:p>12/30/99 10:44 PM</text:p>
          </table:table-cell>
          <table:table-cell table:formula="of:=MOD([.E333]-[.$E$2];[.$H$2])+1+[.$E$2]" office:value-type="float" office:value="192" calcext:value-type="float">
            <text:p>192</text:p>
          </table:table-cell>
          <table:table-cell table:formula="of:=MOD([.F333]+1/[.$H$2];5)" office:value-type="float" office:value="1.03333333333332" calcext:value-type="float">
            <text:p>1,03333333333332</text:p>
          </table:table-cell>
          <table:table-cell table:formula="of:=IF([.F334]&lt;0.000001;[.G333]+2+1/[.$H$2];[.G333]+1/[.$H$2])" office:value-type="float" office:value="11.0333333333333" calcext:value-type="float">
            <text:p>11,0333333333333</text:p>
          </table:table-cell>
          <table:table-cell table:number-columns-repeated="4"/>
          <table:table-cell table:formula="of:=SUM(MOD(SUM([.L333]-[.L$2];[.T$2]);[.R$2]-[.L$2]);[.L$2])" office:value-type="time" office:time-value="PT22H29M59.999999999S" calcext:value-type="time">
            <text:p>22:30:00</text:p>
          </table:table-cell>
          <table:table-cell table:formula="of:=IF([.L334]&lt;[.L333];[.M333]+[.H$2];[.M333])" office:value-type="float" office:value="570" calcext:value-type="float">
            <text:p>570</text:p>
          </table:table-cell>
          <table:table-cell table:formula="of:=OFFSET([.C$4];[.M334];0)" office:value-type="float" office:value="43764" calcext:value-type="float">
            <text:p>43764</text:p>
          </table:table-cell>
          <table:table-cell table:formula="of:=[.L334]" office:value-type="float" office:value="0.937499999999988" calcext:value-type="float">
            <text:p>0.9374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334];0)&lt;=[.O33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5]))" office:value-type="date" office:date-value="2019-10-18T22:40:50.019191" calcext:value-type="date">
            <text:p>2019-10-18 22:40:50</text:p>
          </table:table-cell>
          <table:table-cell table:style-name="ce7" table:formula="of:=[.A335]" office:value-type="date" office:date-value="2019-10-18T22:40:50.019191" calcext:value-type="date">
            <text:p>2019-10-18 22:40:50</text:p>
          </table:table-cell>
          <table:table-cell table:formula="of:=TRUNC([.A335])" office:value-type="float" office:value="43756" calcext:value-type="float">
            <text:p>43756</text:p>
          </table:table-cell>
          <table:table-cell table:style-name="ce12" table:formula="of:=[.B335]-[.C335]" office:value-type="date" office:date-value="1899-12-30T22:40:50.01919101924" calcext:value-type="date">
            <text:p>12/30/99 10:40 PM</text:p>
          </table:table-cell>
          <table:table-cell table:formula="of:=MOD([.E334]-[.$E$2];[.$H$2])+1+[.$E$2]" office:value-type="float" office:value="193" calcext:value-type="float">
            <text:p>193</text:p>
          </table:table-cell>
          <table:table-cell table:formula="of:=MOD([.F334]+1/[.$H$2];5)" office:value-type="float" office:value="1.06666666666665" calcext:value-type="float">
            <text:p>1,06666666666665</text:p>
          </table:table-cell>
          <table:table-cell table:formula="of:=IF([.F335]&lt;0.000001;[.G334]+2+1/[.$H$2];[.G334]+1/[.$H$2])" office:value-type="float" office:value="11.0666666666666" calcext:value-type="float">
            <text:p>11,0666666666666</text:p>
          </table:table-cell>
          <table:table-cell table:number-columns-repeated="4"/>
          <table:table-cell table:formula="of:=SUM(MOD(SUM([.L334]-[.L$2];[.T$2]);[.R$2]-[.L$2]);[.L$2])" office:value-type="time" office:time-value="PT22H39M59.999999999S" calcext:value-type="time">
            <text:p>22:40:00</text:p>
          </table:table-cell>
          <table:table-cell table:formula="of:=IF([.L335]&lt;[.L334];[.M334]+[.H$2];[.M334])" office:value-type="float" office:value="570" calcext:value-type="float">
            <text:p>570</text:p>
          </table:table-cell>
          <table:table-cell table:formula="of:=OFFSET([.C$4];[.M335];0)" office:value-type="float" office:value="43764" calcext:value-type="float">
            <text:p>43764</text:p>
          </table:table-cell>
          <table:table-cell table:formula="of:=[.L335]" office:value-type="float" office:value="0.944444444444433" calcext:value-type="float">
            <text:p>0.9444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335];0)&lt;=[.O33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6]))" office:value-type="date" office:date-value="2019-10-18T23:02:15.155304" calcext:value-type="date">
            <text:p>2019-10-18 23:02:15</text:p>
          </table:table-cell>
          <table:table-cell table:style-name="ce7" table:formula="of:=[.A336]" office:value-type="date" office:date-value="2019-10-18T23:02:15.155304" calcext:value-type="date">
            <text:p>2019-10-18 23:02:15</text:p>
          </table:table-cell>
          <table:table-cell table:formula="of:=TRUNC([.A336])" office:value-type="float" office:value="43756" calcext:value-type="float">
            <text:p>43756</text:p>
          </table:table-cell>
          <table:table-cell table:style-name="ce12" table:formula="of:=[.B336]-[.C336]" office:value-type="date" office:date-value="1899-12-30T23:02:15.15530400909" calcext:value-type="date">
            <text:p>12/30/99 11:02 PM</text:p>
          </table:table-cell>
          <table:table-cell table:formula="of:=MOD([.E335]-[.$E$2];[.$H$2])+1+[.$E$2]" office:value-type="float" office:value="194" calcext:value-type="float">
            <text:p>194</text:p>
          </table:table-cell>
          <table:table-cell table:formula="of:=MOD([.F335]+1/[.$H$2];5)" office:value-type="float" office:value="1.09999999999998" calcext:value-type="float">
            <text:p>1,09999999999998</text:p>
          </table:table-cell>
          <table:table-cell table:formula="of:=IF([.F336]&lt;0.000001;[.G335]+2+1/[.$H$2];[.G335]+1/[.$H$2])" office:value-type="float" office:value="11.1" calcext:value-type="float">
            <text:p>11,1</text:p>
          </table:table-cell>
          <table:table-cell table:number-columns-repeated="4"/>
          <table:table-cell table:formula="of:=SUM(MOD(SUM([.L335]-[.L$2];[.T$2]);[.R$2]-[.L$2]);[.L$2])" office:value-type="time" office:time-value="PT22H49M59.999999999S" calcext:value-type="time">
            <text:p>22:50:00</text:p>
          </table:table-cell>
          <table:table-cell table:formula="of:=IF([.L336]&lt;[.L335];[.M335]+[.H$2];[.M335])" office:value-type="float" office:value="570" calcext:value-type="float">
            <text:p>570</text:p>
          </table:table-cell>
          <table:table-cell table:formula="of:=OFFSET([.C$4];[.M336];0)" office:value-type="float" office:value="43764" calcext:value-type="float">
            <text:p>43764</text:p>
          </table:table-cell>
          <table:table-cell table:formula="of:=[.L336]" office:value-type="float" office:value="0.951388888888877" calcext:value-type="float">
            <text:p>0.9513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336];0)&lt;=[.O33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7]))" office:value-type="date" office:date-value="2019-10-18T22:41:01.310549" calcext:value-type="date">
            <text:p>2019-10-18 22:41:01</text:p>
          </table:table-cell>
          <table:table-cell table:style-name="ce7" table:formula="of:=[.A337]" office:value-type="date" office:date-value="2019-10-18T22:41:01.310549" calcext:value-type="date">
            <text:p>2019-10-18 22:41:01</text:p>
          </table:table-cell>
          <table:table-cell table:formula="of:=TRUNC([.A337])" office:value-type="float" office:value="43756" calcext:value-type="float">
            <text:p>43756</text:p>
          </table:table-cell>
          <table:table-cell table:style-name="ce12" table:formula="of:=[.B337]-[.C337]" office:value-type="date" office:date-value="1899-12-30T22:41:01.31054938305" calcext:value-type="date">
            <text:p>12/30/99 10:41 PM</text:p>
          </table:table-cell>
          <table:table-cell table:formula="of:=MOD([.E336]-[.$E$2];[.$H$2])+1+[.$E$2]" office:value-type="float" office:value="195" calcext:value-type="float">
            <text:p>195</text:p>
          </table:table-cell>
          <table:table-cell table:formula="of:=MOD([.F336]+1/[.$H$2];5)" office:value-type="float" office:value="1.13333333333332" calcext:value-type="float">
            <text:p>1,13333333333332</text:p>
          </table:table-cell>
          <table:table-cell table:formula="of:=IF([.F337]&lt;0.000001;[.G336]+2+1/[.$H$2];[.G336]+1/[.$H$2])" office:value-type="float" office:value="11.1333333333333" calcext:value-type="float">
            <text:p>11,1333333333333</text:p>
          </table:table-cell>
          <table:table-cell table:number-columns-repeated="4"/>
          <table:table-cell table:formula="of:=SUM(MOD(SUM([.L336]-[.L$2];[.T$2]);[.R$2]-[.L$2]);[.L$2])" office:value-type="time" office:time-value="PT22H59M59.999999999S" calcext:value-type="time">
            <text:p>23:00:00</text:p>
          </table:table-cell>
          <table:table-cell table:formula="of:=IF([.L337]&lt;[.L336];[.M336]+[.H$2];[.M336])" office:value-type="float" office:value="570" calcext:value-type="float">
            <text:p>570</text:p>
          </table:table-cell>
          <table:table-cell table:formula="of:=OFFSET([.C$4];[.M337];0)" office:value-type="float" office:value="43764" calcext:value-type="float">
            <text:p>43764</text:p>
          </table:table-cell>
          <table:table-cell table:formula="of:=[.L337]" office:value-type="float" office:value="0.958333333333322" calcext:value-type="float">
            <text:p>0.9583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337];0)&lt;=[.O33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8]))" office:value-type="date" office:date-value="2019-10-18T22:33:53.195072" calcext:value-type="date">
            <text:p>2019-10-18 22:33:53</text:p>
          </table:table-cell>
          <table:table-cell table:style-name="ce7" table:formula="of:=[.A338]" office:value-type="date" office:date-value="2019-10-18T22:33:53.195072" calcext:value-type="date">
            <text:p>2019-10-18 22:33:53</text:p>
          </table:table-cell>
          <table:table-cell table:formula="of:=TRUNC([.A338])" office:value-type="float" office:value="43756" calcext:value-type="float">
            <text:p>43756</text:p>
          </table:table-cell>
          <table:table-cell table:style-name="ce12" table:formula="of:=[.B338]-[.C338]" office:value-type="date" office:date-value="1899-12-30T22:33:53.19507201668" calcext:value-type="date">
            <text:p>12/30/99 10:33 PM</text:p>
          </table:table-cell>
          <table:table-cell table:formula="of:=MOD([.E337]-[.$E$2];[.$H$2])+1+[.$E$2]" office:value-type="float" office:value="196" calcext:value-type="float">
            <text:p>196</text:p>
          </table:table-cell>
          <table:table-cell table:formula="of:=MOD([.F337]+1/[.$H$2];5)" office:value-type="float" office:value="1.16666666666665" calcext:value-type="float">
            <text:p>1,16666666666665</text:p>
          </table:table-cell>
          <table:table-cell table:formula="of:=IF([.F338]&lt;0.000001;[.G337]+2+1/[.$H$2];[.G337]+1/[.$H$2])" office:value-type="float" office:value="11.1666666666666" calcext:value-type="float">
            <text:p>11,1666666666666</text:p>
          </table:table-cell>
          <table:table-cell table:number-columns-repeated="4"/>
          <table:table-cell table:formula="of:=SUM(MOD(SUM([.L337]-[.L$2];[.T$2]);[.R$2]-[.L$2]);[.L$2])" office:value-type="time" office:time-value="PT23H09M59.999999999S" calcext:value-type="time">
            <text:p>23:10:00</text:p>
          </table:table-cell>
          <table:table-cell table:formula="of:=IF([.L338]&lt;[.L337];[.M337]+[.H$2];[.M337])" office:value-type="float" office:value="570" calcext:value-type="float">
            <text:p>570</text:p>
          </table:table-cell>
          <table:table-cell table:formula="of:=OFFSET([.C$4];[.M338];0)" office:value-type="float" office:value="43764" calcext:value-type="float">
            <text:p>43764</text:p>
          </table:table-cell>
          <table:table-cell table:formula="of:=[.L338]" office:value-type="float" office:value="0.965277777777766" calcext:value-type="float">
            <text:p>0.965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338];0)&lt;=[.O33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9]))" office:value-type="date" office:date-value="2019-10-18T22:33:13.658133" calcext:value-type="date">
            <text:p>2019-10-18 22:33:14</text:p>
          </table:table-cell>
          <table:table-cell table:style-name="ce7" table:formula="of:=[.A339]" office:value-type="date" office:date-value="2019-10-18T22:33:13.658133" calcext:value-type="date">
            <text:p>2019-10-18 22:33:14</text:p>
          </table:table-cell>
          <table:table-cell table:formula="of:=TRUNC([.A339])" office:value-type="float" office:value="43756" calcext:value-type="float">
            <text:p>43756</text:p>
          </table:table-cell>
          <table:table-cell table:style-name="ce12" table:formula="of:=[.B339]-[.C339]" office:value-type="date" office:date-value="1899-12-30T22:33:13.65813347977" calcext:value-type="date">
            <text:p>12/30/99 10:33 PM</text:p>
          </table:table-cell>
          <table:table-cell table:formula="of:=MOD([.E338]-[.$E$2];[.$H$2])+1+[.$E$2]" office:value-type="float" office:value="197" calcext:value-type="float">
            <text:p>197</text:p>
          </table:table-cell>
          <table:table-cell table:formula="of:=MOD([.F338]+1/[.$H$2];5)" office:value-type="float" office:value="1.19999999999998" calcext:value-type="float">
            <text:p>1,19999999999998</text:p>
          </table:table-cell>
          <table:table-cell table:formula="of:=IF([.F339]&lt;0.000001;[.G338]+2+1/[.$H$2];[.G338]+1/[.$H$2])" office:value-type="float" office:value="11.2" calcext:value-type="float">
            <text:p>11,2</text:p>
          </table:table-cell>
          <table:table-cell table:number-columns-repeated="4"/>
          <table:table-cell table:formula="of:=SUM(MOD(SUM([.L338]-[.L$2];[.T$2]);[.R$2]-[.L$2]);[.L$2])" office:value-type="time" office:time-value="PT23H19M59.999999999S" calcext:value-type="time">
            <text:p>23:20:00</text:p>
          </table:table-cell>
          <table:table-cell table:formula="of:=IF([.L339]&lt;[.L338];[.M338]+[.H$2];[.M338])" office:value-type="float" office:value="570" calcext:value-type="float">
            <text:p>570</text:p>
          </table:table-cell>
          <table:table-cell table:formula="of:=OFFSET([.C$4];[.M339];0)" office:value-type="float" office:value="43764" calcext:value-type="float">
            <text:p>43764</text:p>
          </table:table-cell>
          <table:table-cell table:formula="of:=[.L339]" office:value-type="float" office:value="0.972222222222211" calcext:value-type="float">
            <text:p>0.972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339];0)&lt;=[.O33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0]))" office:value-type="date" office:date-value="2019-10-18T22:45:08.263449" calcext:value-type="date">
            <text:p>2019-10-18 22:45:08</text:p>
          </table:table-cell>
          <table:table-cell table:style-name="ce7" table:formula="of:=[.A340]" office:value-type="date" office:date-value="2019-10-18T22:45:08.263449" calcext:value-type="date">
            <text:p>2019-10-18 22:45:08</text:p>
          </table:table-cell>
          <table:table-cell table:formula="of:=TRUNC([.A340])" office:value-type="float" office:value="43756" calcext:value-type="float">
            <text:p>43756</text:p>
          </table:table-cell>
          <table:table-cell table:style-name="ce12" table:formula="of:=[.B340]-[.C340]" office:value-type="date" office:date-value="1899-12-30T22:45:08.26344885863" calcext:value-type="date">
            <text:p>12/30/99 10:45 PM</text:p>
          </table:table-cell>
          <table:table-cell table:formula="of:=MOD([.E339]-[.$E$2];[.$H$2])+1+[.$E$2]" office:value-type="float" office:value="198" calcext:value-type="float">
            <text:p>198</text:p>
          </table:table-cell>
          <table:table-cell table:formula="of:=MOD([.F339]+1/[.$H$2];5)" office:value-type="float" office:value="1.23333333333332" calcext:value-type="float">
            <text:p>1,23333333333332</text:p>
          </table:table-cell>
          <table:table-cell table:formula="of:=IF([.F340]&lt;0.000001;[.G339]+2+1/[.$H$2];[.G339]+1/[.$H$2])" office:value-type="float" office:value="11.2333333333333" calcext:value-type="float">
            <text:p>11,2333333333333</text:p>
          </table:table-cell>
          <table:table-cell table:number-columns-repeated="4"/>
          <table:table-cell table:formula="of:=SUM(MOD(SUM([.L339]-[.L$2];[.T$2]);[.R$2]-[.L$2]);[.L$2])" office:value-type="time" office:time-value="PT23H29M59.999999999S" calcext:value-type="time">
            <text:p>23:30:00</text:p>
          </table:table-cell>
          <table:table-cell table:formula="of:=IF([.L340]&lt;[.L339];[.M339]+[.H$2];[.M339])" office:value-type="float" office:value="570" calcext:value-type="float">
            <text:p>570</text:p>
          </table:table-cell>
          <table:table-cell table:formula="of:=OFFSET([.C$4];[.M340];0)" office:value-type="float" office:value="43764" calcext:value-type="float">
            <text:p>43764</text:p>
          </table:table-cell>
          <table:table-cell table:formula="of:=[.L340]" office:value-type="float" office:value="0.979166666666655" calcext:value-type="float">
            <text:p>0.979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340];0)&lt;=[.O34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1]))" office:value-type="date" office:date-value="2019-10-18T22:17:30.177499" calcext:value-type="date">
            <text:p>2019-10-18 22:17:30</text:p>
          </table:table-cell>
          <table:table-cell table:style-name="ce7" table:formula="of:=[.A341]" office:value-type="date" office:date-value="2019-10-18T22:17:30.177499" calcext:value-type="date">
            <text:p>2019-10-18 22:17:30</text:p>
          </table:table-cell>
          <table:table-cell table:formula="of:=TRUNC([.A341])" office:value-type="float" office:value="43756" calcext:value-type="float">
            <text:p>43756</text:p>
          </table:table-cell>
          <table:table-cell table:style-name="ce12" table:formula="of:=[.B341]-[.C341]" office:value-type="date" office:date-value="1899-12-30T22:17:30.17749860417" calcext:value-type="date">
            <text:p>12/30/99 10:17 PM</text:p>
          </table:table-cell>
          <table:table-cell table:formula="of:=MOD([.E340]-[.$E$2];[.$H$2])+1+[.$E$2]" office:value-type="float" office:value="199" calcext:value-type="float">
            <text:p>199</text:p>
          </table:table-cell>
          <table:table-cell table:formula="of:=MOD([.F340]+1/[.$H$2];5)" office:value-type="float" office:value="1.26666666666665" calcext:value-type="float">
            <text:p>1,26666666666665</text:p>
          </table:table-cell>
          <table:table-cell table:formula="of:=IF([.F341]&lt;0.000001;[.G340]+2+1/[.$H$2];[.G340]+1/[.$H$2])" office:value-type="float" office:value="11.2666666666666" calcext:value-type="float">
            <text:p>11,2666666666666</text:p>
          </table:table-cell>
          <table:table-cell table:number-columns-repeated="4"/>
          <table:table-cell table:formula="of:=SUM(MOD(SUM([.L340]-[.L$2];[.T$2]);[.R$2]-[.L$2]);[.L$2])" office:value-type="time" office:time-value="PT23H39M59.999999999S" calcext:value-type="time">
            <text:p>23:40:00</text:p>
          </table:table-cell>
          <table:table-cell table:formula="of:=IF([.L341]&lt;[.L340];[.M340]+[.H$2];[.M340])" office:value-type="float" office:value="570" calcext:value-type="float">
            <text:p>570</text:p>
          </table:table-cell>
          <table:table-cell table:formula="of:=OFFSET([.C$4];[.M341];0)" office:value-type="float" office:value="43764" calcext:value-type="float">
            <text:p>43764</text:p>
          </table:table-cell>
          <table:table-cell table:formula="of:=[.L341]" office:value-type="float" office:value="0.9861111111111" calcext:value-type="float">
            <text:p>0.986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341];0)&lt;=[.O34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2]))" office:value-type="date" office:date-value="2019-10-18T22:46:45.582408" calcext:value-type="date">
            <text:p>2019-10-18 22:46:46</text:p>
          </table:table-cell>
          <table:table-cell table:style-name="ce7" table:formula="of:=[.A342]" office:value-type="date" office:date-value="2019-10-18T22:46:45.582408" calcext:value-type="date">
            <text:p>2019-10-18 22:46:46</text:p>
          </table:table-cell>
          <table:table-cell table:formula="of:=TRUNC([.A342])" office:value-type="float" office:value="43756" calcext:value-type="float">
            <text:p>43756</text:p>
          </table:table-cell>
          <table:table-cell table:style-name="ce12" table:formula="of:=[.B342]-[.C342]" office:value-type="date" office:date-value="1899-12-30T22:46:45.58240776882" calcext:value-type="date">
            <text:p>12/30/99 10:46 PM</text:p>
          </table:table-cell>
          <table:table-cell table:formula="of:=MOD([.E341]-[.$E$2];[.$H$2])+1+[.$E$2]" office:value-type="float" office:value="200" calcext:value-type="float">
            <text:p>200</text:p>
          </table:table-cell>
          <table:table-cell table:formula="of:=MOD([.F341]+1/[.$H$2];5)" office:value-type="float" office:value="1.29999999999998" calcext:value-type="float">
            <text:p>1,29999999999998</text:p>
          </table:table-cell>
          <table:table-cell table:formula="of:=IF([.F342]&lt;0.000001;[.G341]+2+1/[.$H$2];[.G341]+1/[.$H$2])" office:value-type="float" office:value="11.3" calcext:value-type="float">
            <text:p>11,3</text:p>
          </table:table-cell>
          <table:table-cell table:number-columns-repeated="4"/>
          <table:table-cell table:formula="of:=SUM(MOD(SUM([.L341]-[.L$2];[.T$2]);[.R$2]-[.L$2]);[.L$2])" office:value-type="time" office:time-value="PT23H49M59.999999999S" calcext:value-type="time">
            <text:p>23:50:00</text:p>
          </table:table-cell>
          <table:table-cell table:formula="of:=IF([.L342]&lt;[.L341];[.M341]+[.H$2];[.M341])" office:value-type="float" office:value="570" calcext:value-type="float">
            <text:p>570</text:p>
          </table:table-cell>
          <table:table-cell table:formula="of:=OFFSET([.C$4];[.M342];0)" office:value-type="float" office:value="43764" calcext:value-type="float">
            <text:p>43764</text:p>
          </table:table-cell>
          <table:table-cell table:formula="of:=[.L342]" office:value-type="float" office:value="0.993055555555544" calcext:value-type="float">
            <text:p>0.993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342];0)&lt;=[.O34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3]))" office:value-type="date" office:date-value="2019-10-18T22:34:27.334493" calcext:value-type="date">
            <text:p>2019-10-18 22:34:27</text:p>
          </table:table-cell>
          <table:table-cell table:style-name="ce7" table:formula="of:=[.A343]" office:value-type="date" office:date-value="2019-10-18T22:34:27.334493" calcext:value-type="date">
            <text:p>2019-10-18 22:34:27</text:p>
          </table:table-cell>
          <table:table-cell table:formula="of:=TRUNC([.A343])" office:value-type="float" office:value="43756" calcext:value-type="float">
            <text:p>43756</text:p>
          </table:table-cell>
          <table:table-cell table:style-name="ce12" table:formula="of:=[.B343]-[.C343]" office:value-type="date" office:date-value="1899-12-30T22:34:27.33449343592" calcext:value-type="date">
            <text:p>12/30/99 10:34 PM</text:p>
          </table:table-cell>
          <table:table-cell table:formula="of:=MOD([.E342]-[.$E$2];[.$H$2])+1+[.$E$2]" office:value-type="float" office:value="201" calcext:value-type="float">
            <text:p>201</text:p>
          </table:table-cell>
          <table:table-cell table:formula="of:=MOD([.F342]+1/[.$H$2];5)" office:value-type="float" office:value="1.33333333333332" calcext:value-type="float">
            <text:p>1,33333333333332</text:p>
          </table:table-cell>
          <table:table-cell table:formula="of:=IF([.F343]&lt;0.000001;[.G342]+2+1/[.$H$2];[.G342]+1/[.$H$2])" office:value-type="float" office:value="11.3333333333333" calcext:value-type="float">
            <text:p>11,3333333333333</text:p>
          </table:table-cell>
          <table:table-cell table:number-columns-repeated="4"/>
          <table:table-cell table:formula="of:=SUM(MOD(SUM([.L342]-[.L$2];[.T$2]);[.R$2]-[.L$2]);[.L$2])" office:value-type="time" office:time-value="PT21H09M59.999999999S" calcext:value-type="time">
            <text:p>21:10:00</text:p>
          </table:table-cell>
          <table:table-cell table:formula="of:=IF([.L343]&lt;[.L342];[.M342]+[.H$2];[.M342])" office:value-type="float" office:value="600" calcext:value-type="float">
            <text:p>600</text:p>
          </table:table-cell>
          <table:table-cell table:formula="of:=OFFSET([.C$4];[.M343];0)" office:value-type="float" office:value="43765" calcext:value-type="float">
            <text:p>43765</text:p>
          </table:table-cell>
          <table:table-cell table:formula="of:=[.L343]" office:value-type="float" office:value="0.881944444444433" calcext:value-type="float">
            <text:p>0.8819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343];0)&lt;=[.O34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4]))" office:value-type="date" office:date-value="2019-10-18T22:37:23.282737" calcext:value-type="date">
            <text:p>2019-10-18 22:37:23</text:p>
          </table:table-cell>
          <table:table-cell table:style-name="ce7" table:formula="of:=[.A344]" office:value-type="date" office:date-value="2019-10-18T22:37:23.282737" calcext:value-type="date">
            <text:p>2019-10-18 22:37:23</text:p>
          </table:table-cell>
          <table:table-cell table:formula="of:=TRUNC([.A344])" office:value-type="float" office:value="43756" calcext:value-type="float">
            <text:p>43756</text:p>
          </table:table-cell>
          <table:table-cell table:style-name="ce12" table:formula="of:=[.B344]-[.C344]" office:value-type="date" office:date-value="1899-12-30T22:37:23.282736931" calcext:value-type="date">
            <text:p>12/30/99 10:37 PM</text:p>
          </table:table-cell>
          <table:table-cell table:formula="of:=MOD([.E343]-[.$E$2];[.$H$2])+1+[.$E$2]" office:value-type="float" office:value="202" calcext:value-type="float">
            <text:p>202</text:p>
          </table:table-cell>
          <table:table-cell table:formula="of:=MOD([.F343]+1/[.$H$2];5)" office:value-type="float" office:value="1.36666666666665" calcext:value-type="float">
            <text:p>1,36666666666665</text:p>
          </table:table-cell>
          <table:table-cell table:formula="of:=IF([.F344]&lt;0.000001;[.G343]+2+1/[.$H$2];[.G343]+1/[.$H$2])" office:value-type="float" office:value="11.3666666666666" calcext:value-type="float">
            <text:p>11,3666666666666</text:p>
          </table:table-cell>
          <table:table-cell table:number-columns-repeated="4"/>
          <table:table-cell table:formula="of:=SUM(MOD(SUM([.L343]-[.L$2];[.T$2]);[.R$2]-[.L$2]);[.L$2])" office:value-type="time" office:time-value="PT21H19M59.999999999S" calcext:value-type="time">
            <text:p>21:20:00</text:p>
          </table:table-cell>
          <table:table-cell table:formula="of:=IF([.L344]&lt;[.L343];[.M343]+[.H$2];[.M343])" office:value-type="float" office:value="600" calcext:value-type="float">
            <text:p>600</text:p>
          </table:table-cell>
          <table:table-cell table:formula="of:=OFFSET([.C$4];[.M344];0)" office:value-type="float" office:value="43765" calcext:value-type="float">
            <text:p>43765</text:p>
          </table:table-cell>
          <table:table-cell table:formula="of:=[.L344]" office:value-type="float" office:value="0.888888888888877" calcext:value-type="float">
            <text:p>0.8888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344];0)&lt;=[.O34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5]))" office:value-type="date" office:date-value="2019-10-18T22:15:24.992628" calcext:value-type="date">
            <text:p>2019-10-18 22:15:25</text:p>
          </table:table-cell>
          <table:table-cell table:style-name="ce7" table:formula="of:=[.A345]" office:value-type="date" office:date-value="2019-10-18T22:15:24.992628" calcext:value-type="date">
            <text:p>2019-10-18 22:15:25</text:p>
          </table:table-cell>
          <table:table-cell table:formula="of:=TRUNC([.A345])" office:value-type="float" office:value="43756" calcext:value-type="float">
            <text:p>43756</text:p>
          </table:table-cell>
          <table:table-cell table:style-name="ce12" table:formula="of:=[.B345]-[.C345]" office:value-type="date" office:date-value="1899-12-30T22:15:24.99262830243" calcext:value-type="date">
            <text:p>12/30/99 10:15 PM</text:p>
          </table:table-cell>
          <table:table-cell table:formula="of:=MOD([.E344]-[.$E$2];[.$H$2])+1+[.$E$2]" office:value-type="float" office:value="203" calcext:value-type="float">
            <text:p>203</text:p>
          </table:table-cell>
          <table:table-cell table:formula="of:=MOD([.F344]+1/[.$H$2];5)" office:value-type="float" office:value="1.39999999999998" calcext:value-type="float">
            <text:p>1,39999999999998</text:p>
          </table:table-cell>
          <table:table-cell table:formula="of:=IF([.F345]&lt;0.000001;[.G344]+2+1/[.$H$2];[.G344]+1/[.$H$2])" office:value-type="float" office:value="11.4" calcext:value-type="float">
            <text:p>11,4</text:p>
          </table:table-cell>
          <table:table-cell table:number-columns-repeated="4"/>
          <table:table-cell table:formula="of:=SUM(MOD(SUM([.L344]-[.L$2];[.T$2]);[.R$2]-[.L$2]);[.L$2])" office:value-type="time" office:time-value="PT21H29M59.999999999S" calcext:value-type="time">
            <text:p>21:30:00</text:p>
          </table:table-cell>
          <table:table-cell table:formula="of:=IF([.L345]&lt;[.L344];[.M344]+[.H$2];[.M344])" office:value-type="float" office:value="600" calcext:value-type="float">
            <text:p>600</text:p>
          </table:table-cell>
          <table:table-cell table:formula="of:=OFFSET([.C$4];[.M345];0)" office:value-type="float" office:value="43765" calcext:value-type="float">
            <text:p>43765</text:p>
          </table:table-cell>
          <table:table-cell table:formula="of:=[.L345]" office:value-type="float" office:value="0.895833333333322" calcext:value-type="float">
            <text:p>0.8958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345];0)&lt;=[.O34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6]))" office:value-type="date" office:date-value="2019-10-18T22:24:07.121073" calcext:value-type="date">
            <text:p>2019-10-18 22:24:07</text:p>
          </table:table-cell>
          <table:table-cell table:style-name="ce7" table:formula="of:=[.A346]" office:value-type="date" office:date-value="2019-10-18T22:24:07.121073" calcext:value-type="date">
            <text:p>2019-10-18 22:24:07</text:p>
          </table:table-cell>
          <table:table-cell table:formula="of:=TRUNC([.A346])" office:value-type="float" office:value="43756" calcext:value-type="float">
            <text:p>43756</text:p>
          </table:table-cell>
          <table:table-cell table:style-name="ce12" table:formula="of:=[.B346]-[.C346]" office:value-type="date" office:date-value="1899-12-30T22:24:07.12107265368" calcext:value-type="date">
            <text:p>12/30/99 10:24 PM</text:p>
          </table:table-cell>
          <table:table-cell table:formula="of:=MOD([.E345]-[.$E$2];[.$H$2])+1+[.$E$2]" office:value-type="float" office:value="204" calcext:value-type="float">
            <text:p>204</text:p>
          </table:table-cell>
          <table:table-cell table:formula="of:=MOD([.F345]+1/[.$H$2];5)" office:value-type="float" office:value="1.43333333333332" calcext:value-type="float">
            <text:p>1,43333333333332</text:p>
          </table:table-cell>
          <table:table-cell table:formula="of:=IF([.F346]&lt;0.000001;[.G345]+2+1/[.$H$2];[.G345]+1/[.$H$2])" office:value-type="float" office:value="11.4333333333333" calcext:value-type="float">
            <text:p>11,4333333333333</text:p>
          </table:table-cell>
          <table:table-cell table:number-columns-repeated="4"/>
          <table:table-cell table:formula="of:=SUM(MOD(SUM([.L345]-[.L$2];[.T$2]);[.R$2]-[.L$2]);[.L$2])" office:value-type="time" office:time-value="PT21H39M59.999999999S" calcext:value-type="time">
            <text:p>21:40:00</text:p>
          </table:table-cell>
          <table:table-cell table:formula="of:=IF([.L346]&lt;[.L345];[.M345]+[.H$2];[.M345])" office:value-type="float" office:value="600" calcext:value-type="float">
            <text:p>600</text:p>
          </table:table-cell>
          <table:table-cell table:formula="of:=OFFSET([.C$4];[.M346];0)" office:value-type="float" office:value="43765" calcext:value-type="float">
            <text:p>43765</text:p>
          </table:table-cell>
          <table:table-cell table:formula="of:=[.L346]" office:value-type="float" office:value="0.902777777777766" calcext:value-type="float">
            <text:p>0.9027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346];0)&lt;=[.O34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7]))" office:value-type="date" office:date-value="2019-10-18T22:30:08.368015" calcext:value-type="date">
            <text:p>2019-10-18 22:30:08</text:p>
          </table:table-cell>
          <table:table-cell table:style-name="ce7" table:formula="of:=[.A347]" office:value-type="date" office:date-value="2019-10-18T22:30:08.368015" calcext:value-type="date">
            <text:p>2019-10-18 22:30:08</text:p>
          </table:table-cell>
          <table:table-cell table:formula="of:=TRUNC([.A347])" office:value-type="float" office:value="43756" calcext:value-type="float">
            <text:p>43756</text:p>
          </table:table-cell>
          <table:table-cell table:style-name="ce12" table:formula="of:=[.B347]-[.C347]" office:value-type="date" office:date-value="1899-12-30T22:30:08.36801498663" calcext:value-type="date">
            <text:p>12/30/99 10:30 PM</text:p>
          </table:table-cell>
          <table:table-cell table:formula="of:=MOD([.E346]-[.$E$2];[.$H$2])+1+[.$E$2]" office:value-type="float" office:value="205" calcext:value-type="float">
            <text:p>205</text:p>
          </table:table-cell>
          <table:table-cell table:formula="of:=MOD([.F346]+1/[.$H$2];5)" office:value-type="float" office:value="1.46666666666665" calcext:value-type="float">
            <text:p>1,46666666666665</text:p>
          </table:table-cell>
          <table:table-cell table:formula="of:=IF([.F347]&lt;0.000001;[.G346]+2+1/[.$H$2];[.G346]+1/[.$H$2])" office:value-type="float" office:value="11.4666666666666" calcext:value-type="float">
            <text:p>11,4666666666666</text:p>
          </table:table-cell>
          <table:table-cell table:number-columns-repeated="4"/>
          <table:table-cell table:formula="of:=SUM(MOD(SUM([.L346]-[.L$2];[.T$2]);[.R$2]-[.L$2]);[.L$2])" office:value-type="time" office:time-value="PT21H49M59.999999999S" calcext:value-type="time">
            <text:p>21:50:00</text:p>
          </table:table-cell>
          <table:table-cell table:formula="of:=IF([.L347]&lt;[.L346];[.M346]+[.H$2];[.M346])" office:value-type="float" office:value="600" calcext:value-type="float">
            <text:p>600</text:p>
          </table:table-cell>
          <table:table-cell table:formula="of:=OFFSET([.C$4];[.M347];0)" office:value-type="float" office:value="43765" calcext:value-type="float">
            <text:p>43765</text:p>
          </table:table-cell>
          <table:table-cell table:formula="of:=[.L347]" office:value-type="float" office:value="0.909722222222211" calcext:value-type="float">
            <text:p>0.9097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347];0)&lt;=[.O34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8]))" office:value-type="date" office:date-value="2019-10-18T22:40:50.927242" calcext:value-type="date">
            <text:p>2019-10-18 22:40:51</text:p>
          </table:table-cell>
          <table:table-cell table:style-name="ce7" table:formula="of:=[.A348]" office:value-type="date" office:date-value="2019-10-18T22:40:50.927242" calcext:value-type="date">
            <text:p>2019-10-18 22:40:51</text:p>
          </table:table-cell>
          <table:table-cell table:formula="of:=TRUNC([.A348])" office:value-type="float" office:value="43756" calcext:value-type="float">
            <text:p>43756</text:p>
          </table:table-cell>
          <table:table-cell table:style-name="ce12" table:formula="of:=[.B348]-[.C348]" office:value-type="date" office:date-value="1899-12-30T22:40:50.9272421943" calcext:value-type="date">
            <text:p>12/30/99 10:40 PM</text:p>
          </table:table-cell>
          <table:table-cell table:formula="of:=MOD([.E347]-[.$E$2];[.$H$2])+1+[.$E$2]" office:value-type="float" office:value="206" calcext:value-type="float">
            <text:p>206</text:p>
          </table:table-cell>
          <table:table-cell table:formula="of:=MOD([.F347]+1/[.$H$2];5)" office:value-type="float" office:value="1.49999999999999" calcext:value-type="float">
            <text:p>1,49999999999999</text:p>
          </table:table-cell>
          <table:table-cell table:formula="of:=IF([.F348]&lt;0.000001;[.G347]+2+1/[.$H$2];[.G347]+1/[.$H$2])" office:value-type="float" office:value="11.5" calcext:value-type="float">
            <text:p>11,5</text:p>
          </table:table-cell>
          <table:table-cell table:number-columns-repeated="4"/>
          <table:table-cell table:formula="of:=SUM(MOD(SUM([.L347]-[.L$2];[.T$2]);[.R$2]-[.L$2]);[.L$2])" office:value-type="time" office:time-value="PT21H59M59.999999999S" calcext:value-type="time">
            <text:p>22:00:00</text:p>
          </table:table-cell>
          <table:table-cell table:formula="of:=IF([.L348]&lt;[.L347];[.M347]+[.H$2];[.M347])" office:value-type="float" office:value="600" calcext:value-type="float">
            <text:p>600</text:p>
          </table:table-cell>
          <table:table-cell table:formula="of:=OFFSET([.C$4];[.M348];0)" office:value-type="float" office:value="43765" calcext:value-type="float">
            <text:p>43765</text:p>
          </table:table-cell>
          <table:table-cell table:formula="of:=[.L348]" office:value-type="float" office:value="0.916666666666655" calcext:value-type="float">
            <text:p>0.9166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348];0)&lt;=[.O34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9]))" office:value-type="date" office:date-value="2019-10-18T22:29:48.551121" calcext:value-type="date">
            <text:p>2019-10-18 22:29:49</text:p>
          </table:table-cell>
          <table:table-cell table:style-name="ce7" table:formula="of:=[.A349]" office:value-type="date" office:date-value="2019-10-18T22:29:48.551121" calcext:value-type="date">
            <text:p>2019-10-18 22:29:49</text:p>
          </table:table-cell>
          <table:table-cell table:formula="of:=TRUNC([.A349])" office:value-type="float" office:value="43756" calcext:value-type="float">
            <text:p>43756</text:p>
          </table:table-cell>
          <table:table-cell table:style-name="ce12" table:formula="of:=[.B349]-[.C349]" office:value-type="date" office:date-value="1899-12-30T22:29:48.55112073943" calcext:value-type="date">
            <text:p>12/30/99 10:29 PM</text:p>
          </table:table-cell>
          <table:table-cell table:formula="of:=MOD([.E348]-[.$E$2];[.$H$2])+1+[.$E$2]" office:value-type="float" office:value="207" calcext:value-type="float">
            <text:p>207</text:p>
          </table:table-cell>
          <table:table-cell table:formula="of:=MOD([.F348]+1/[.$H$2];5)" office:value-type="float" office:value="1.53333333333332" calcext:value-type="float">
            <text:p>1,53333333333332</text:p>
          </table:table-cell>
          <table:table-cell table:formula="of:=IF([.F349]&lt;0.000001;[.G348]+2+1/[.$H$2];[.G348]+1/[.$H$2])" office:value-type="float" office:value="11.5333333333333" calcext:value-type="float">
            <text:p>11,5333333333333</text:p>
          </table:table-cell>
          <table:table-cell table:number-columns-repeated="4"/>
          <table:table-cell table:formula="of:=SUM(MOD(SUM([.L348]-[.L$2];[.T$2]);[.R$2]-[.L$2]);[.L$2])" office:value-type="time" office:time-value="PT22H09M59.999999999S" calcext:value-type="time">
            <text:p>22:10:00</text:p>
          </table:table-cell>
          <table:table-cell table:formula="of:=IF([.L349]&lt;[.L348];[.M348]+[.H$2];[.M348])" office:value-type="float" office:value="600" calcext:value-type="float">
            <text:p>600</text:p>
          </table:table-cell>
          <table:table-cell table:formula="of:=OFFSET([.C$4];[.M349];0)" office:value-type="float" office:value="43765" calcext:value-type="float">
            <text:p>43765</text:p>
          </table:table-cell>
          <table:table-cell table:formula="of:=[.L349]" office:value-type="float" office:value="0.9236111111111" calcext:value-type="float">
            <text:p>0.9236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349];0)&lt;=[.O34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0]))" office:value-type="date" office:date-value="2019-10-18T22:34:37.160799" calcext:value-type="date">
            <text:p>2019-10-18 22:34:37</text:p>
          </table:table-cell>
          <table:table-cell table:style-name="ce7" table:formula="of:=[.A350]" office:value-type="date" office:date-value="2019-10-18T22:34:37.160799" calcext:value-type="date">
            <text:p>2019-10-18 22:34:37</text:p>
          </table:table-cell>
          <table:table-cell table:formula="of:=TRUNC([.A350])" office:value-type="float" office:value="43756" calcext:value-type="float">
            <text:p>43756</text:p>
          </table:table-cell>
          <table:table-cell table:style-name="ce12" table:formula="of:=[.B350]-[.C350]" office:value-type="date" office:date-value="1899-12-30T22:34:37.1607992705" calcext:value-type="date">
            <text:p>12/30/99 10:34 PM</text:p>
          </table:table-cell>
          <table:table-cell table:formula="of:=MOD([.E349]-[.$E$2];[.$H$2])+1+[.$E$2]" office:value-type="float" office:value="208" calcext:value-type="float">
            <text:p>208</text:p>
          </table:table-cell>
          <table:table-cell table:formula="of:=MOD([.F349]+1/[.$H$2];5)" office:value-type="float" office:value="1.56666666666665" calcext:value-type="float">
            <text:p>1,56666666666665</text:p>
          </table:table-cell>
          <table:table-cell table:formula="of:=IF([.F350]&lt;0.000001;[.G349]+2+1/[.$H$2];[.G349]+1/[.$H$2])" office:value-type="float" office:value="11.5666666666666" calcext:value-type="float">
            <text:p>11,5666666666666</text:p>
          </table:table-cell>
          <table:table-cell table:number-columns-repeated="4"/>
          <table:table-cell table:formula="of:=SUM(MOD(SUM([.L349]-[.L$2];[.T$2]);[.R$2]-[.L$2]);[.L$2])" office:value-type="time" office:time-value="PT22H19M59.999999999S" calcext:value-type="time">
            <text:p>22:20:00</text:p>
          </table:table-cell>
          <table:table-cell table:formula="of:=IF([.L350]&lt;[.L349];[.M349]+[.H$2];[.M349])" office:value-type="float" office:value="600" calcext:value-type="float">
            <text:p>600</text:p>
          </table:table-cell>
          <table:table-cell table:formula="of:=OFFSET([.C$4];[.M350];0)" office:value-type="float" office:value="43765" calcext:value-type="float">
            <text:p>43765</text:p>
          </table:table-cell>
          <table:table-cell table:formula="of:=[.L350]" office:value-type="float" office:value="0.930555555555544" calcext:value-type="float">
            <text:p>0.9305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350];0)&lt;=[.O35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1]))" office:value-type="date" office:date-value="2019-10-18T21:54:46.198938" calcext:value-type="date">
            <text:p>2019-10-18 21:54:46</text:p>
          </table:table-cell>
          <table:table-cell table:style-name="ce7" table:formula="of:=[.A351]" office:value-type="date" office:date-value="2019-10-18T21:54:46.198938" calcext:value-type="date">
            <text:p>2019-10-18 21:54:46</text:p>
          </table:table-cell>
          <table:table-cell table:formula="of:=TRUNC([.A351])" office:value-type="float" office:value="43756" calcext:value-type="float">
            <text:p>43756</text:p>
          </table:table-cell>
          <table:table-cell table:style-name="ce12" table:formula="of:=[.B351]-[.C351]" office:value-type="date" office:date-value="1899-12-30T21:54:46.19893770665" calcext:value-type="date">
            <text:p>12/30/99 09:54 PM</text:p>
          </table:table-cell>
          <table:table-cell table:formula="of:=MOD([.E350]-[.$E$2];[.$H$2])+1+[.$E$2]" office:value-type="float" office:value="209" calcext:value-type="float">
            <text:p>209</text:p>
          </table:table-cell>
          <table:table-cell table:formula="of:=MOD([.F350]+1/[.$H$2];5)" office:value-type="float" office:value="1.59999999999999" calcext:value-type="float">
            <text:p>1,59999999999999</text:p>
          </table:table-cell>
          <table:table-cell table:formula="of:=IF([.F351]&lt;0.000001;[.G350]+2+1/[.$H$2];[.G350]+1/[.$H$2])" office:value-type="float" office:value="11.6" calcext:value-type="float">
            <text:p>11,6</text:p>
          </table:table-cell>
          <table:table-cell table:number-columns-repeated="4"/>
          <table:table-cell table:formula="of:=SUM(MOD(SUM([.L350]-[.L$2];[.T$2]);[.R$2]-[.L$2]);[.L$2])" office:value-type="time" office:time-value="PT22H29M59.999999999S" calcext:value-type="time">
            <text:p>22:30:00</text:p>
          </table:table-cell>
          <table:table-cell table:formula="of:=IF([.L351]&lt;[.L350];[.M350]+[.H$2];[.M350])" office:value-type="float" office:value="600" calcext:value-type="float">
            <text:p>600</text:p>
          </table:table-cell>
          <table:table-cell table:formula="of:=OFFSET([.C$4];[.M351];0)" office:value-type="float" office:value="43765" calcext:value-type="float">
            <text:p>43765</text:p>
          </table:table-cell>
          <table:table-cell table:formula="of:=[.L351]" office:value-type="float" office:value="0.937499999999988" calcext:value-type="float">
            <text:p>0.9374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351];0)&lt;=[.O35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2]))" office:value-type="date" office:date-value="2019-10-18T22:20:54.104677" calcext:value-type="date">
            <text:p>2019-10-18 22:20:54</text:p>
          </table:table-cell>
          <table:table-cell table:style-name="ce7" table:formula="of:=[.A352]" office:value-type="date" office:date-value="2019-10-18T22:20:54.104677" calcext:value-type="date">
            <text:p>2019-10-18 22:20:54</text:p>
          </table:table-cell>
          <table:table-cell table:formula="of:=TRUNC([.A352])" office:value-type="float" office:value="43756" calcext:value-type="float">
            <text:p>43756</text:p>
          </table:table-cell>
          <table:table-cell table:style-name="ce12" table:formula="of:=[.B352]-[.C352]" office:value-type="date" office:date-value="1899-12-30T22:20:54.10467716865" calcext:value-type="date">
            <text:p>12/30/99 10:20 PM</text:p>
          </table:table-cell>
          <table:table-cell table:formula="of:=MOD([.E351]-[.$E$2];[.$H$2])+1+[.$E$2]" office:value-type="float" office:value="210" calcext:value-type="float">
            <text:p>210</text:p>
          </table:table-cell>
          <table:table-cell table:formula="of:=MOD([.F351]+1/[.$H$2];5)" office:value-type="float" office:value="1.63333333333332" calcext:value-type="float">
            <text:p>1,63333333333332</text:p>
          </table:table-cell>
          <table:table-cell table:formula="of:=IF([.F352]&lt;0.000001;[.G351]+2+1/[.$H$2];[.G351]+1/[.$H$2])" office:value-type="float" office:value="11.6333333333333" calcext:value-type="float">
            <text:p>11,6333333333333</text:p>
          </table:table-cell>
          <table:table-cell table:number-columns-repeated="4"/>
          <table:table-cell table:formula="of:=SUM(MOD(SUM([.L351]-[.L$2];[.T$2]);[.R$2]-[.L$2]);[.L$2])" office:value-type="time" office:time-value="PT22H39M59.999999999S" calcext:value-type="time">
            <text:p>22:40:00</text:p>
          </table:table-cell>
          <table:table-cell table:formula="of:=IF([.L352]&lt;[.L351];[.M351]+[.H$2];[.M351])" office:value-type="float" office:value="600" calcext:value-type="float">
            <text:p>600</text:p>
          </table:table-cell>
          <table:table-cell table:formula="of:=OFFSET([.C$4];[.M352];0)" office:value-type="float" office:value="43765" calcext:value-type="float">
            <text:p>43765</text:p>
          </table:table-cell>
          <table:table-cell table:formula="of:=[.L352]" office:value-type="float" office:value="0.944444444444433" calcext:value-type="float">
            <text:p>0.9444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352];0)&lt;=[.O35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3]))" office:value-type="date" office:date-value="2019-10-18T22:47:23.601591" calcext:value-type="date">
            <text:p>2019-10-18 22:47:24</text:p>
          </table:table-cell>
          <table:table-cell table:style-name="ce7" table:formula="of:=[.A353]" office:value-type="date" office:date-value="2019-10-18T22:47:23.601591" calcext:value-type="date">
            <text:p>2019-10-18 22:47:24</text:p>
          </table:table-cell>
          <table:table-cell table:formula="of:=TRUNC([.A353])" office:value-type="float" office:value="43756" calcext:value-type="float">
            <text:p>43756</text:p>
          </table:table-cell>
          <table:table-cell table:style-name="ce12" table:formula="of:=[.B353]-[.C353]" office:value-type="date" office:date-value="1899-12-30T22:47:23.60159088392" calcext:value-type="date">
            <text:p>12/30/99 10:47 PM</text:p>
          </table:table-cell>
          <table:table-cell table:formula="of:=MOD([.E352]-[.$E$2];[.$H$2])+1+[.$E$2]" office:value-type="float" office:value="211" calcext:value-type="float">
            <text:p>211</text:p>
          </table:table-cell>
          <table:table-cell table:formula="of:=MOD([.F352]+1/[.$H$2];5)" office:value-type="float" office:value="1.66666666666665" calcext:value-type="float">
            <text:p>1,66666666666665</text:p>
          </table:table-cell>
          <table:table-cell table:formula="of:=IF([.F353]&lt;0.000001;[.G352]+2+1/[.$H$2];[.G352]+1/[.$H$2])" office:value-type="float" office:value="11.6666666666666" calcext:value-type="float">
            <text:p>11,6666666666666</text:p>
          </table:table-cell>
          <table:table-cell table:number-columns-repeated="4"/>
          <table:table-cell table:formula="of:=SUM(MOD(SUM([.L352]-[.L$2];[.T$2]);[.R$2]-[.L$2]);[.L$2])" office:value-type="time" office:time-value="PT22H49M59.999999999S" calcext:value-type="time">
            <text:p>22:50:00</text:p>
          </table:table-cell>
          <table:table-cell table:formula="of:=IF([.L353]&lt;[.L352];[.M352]+[.H$2];[.M352])" office:value-type="float" office:value="600" calcext:value-type="float">
            <text:p>600</text:p>
          </table:table-cell>
          <table:table-cell table:formula="of:=OFFSET([.C$4];[.M353];0)" office:value-type="float" office:value="43765" calcext:value-type="float">
            <text:p>43765</text:p>
          </table:table-cell>
          <table:table-cell table:formula="of:=[.L353]" office:value-type="float" office:value="0.951388888888877" calcext:value-type="float">
            <text:p>0.9513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353];0)&lt;=[.O35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4]))" office:value-type="date" office:date-value="2019-10-18T22:25:11.324286" calcext:value-type="date">
            <text:p>2019-10-18 22:25:11</text:p>
          </table:table-cell>
          <table:table-cell table:style-name="ce7" table:formula="of:=[.A354]" office:value-type="date" office:date-value="2019-10-18T22:25:11.324286" calcext:value-type="date">
            <text:p>2019-10-18 22:25:11</text:p>
          </table:table-cell>
          <table:table-cell table:formula="of:=TRUNC([.A354])" office:value-type="float" office:value="43756" calcext:value-type="float">
            <text:p>43756</text:p>
          </table:table-cell>
          <table:table-cell table:style-name="ce12" table:formula="of:=[.B354]-[.C354]" office:value-type="date" office:date-value="1899-12-30T22:25:11.32428569254" calcext:value-type="date">
            <text:p>12/30/99 10:25 PM</text:p>
          </table:table-cell>
          <table:table-cell table:formula="of:=MOD([.E353]-[.$E$2];[.$H$2])+1+[.$E$2]" office:value-type="float" office:value="212" calcext:value-type="float">
            <text:p>212</text:p>
          </table:table-cell>
          <table:table-cell table:formula="of:=MOD([.F353]+1/[.$H$2];5)" office:value-type="float" office:value="1.69999999999999" calcext:value-type="float">
            <text:p>1,69999999999999</text:p>
          </table:table-cell>
          <table:table-cell table:formula="of:=IF([.F354]&lt;0.000001;[.G353]+2+1/[.$H$2];[.G353]+1/[.$H$2])" office:value-type="float" office:value="11.7" calcext:value-type="float">
            <text:p>11,7</text:p>
          </table:table-cell>
          <table:table-cell table:number-columns-repeated="4"/>
          <table:table-cell table:formula="of:=SUM(MOD(SUM([.L353]-[.L$2];[.T$2]);[.R$2]-[.L$2]);[.L$2])" office:value-type="time" office:time-value="PT22H59M59.999999999S" calcext:value-type="time">
            <text:p>23:00:00</text:p>
          </table:table-cell>
          <table:table-cell table:formula="of:=IF([.L354]&lt;[.L353];[.M353]+[.H$2];[.M353])" office:value-type="float" office:value="600" calcext:value-type="float">
            <text:p>600</text:p>
          </table:table-cell>
          <table:table-cell table:formula="of:=OFFSET([.C$4];[.M354];0)" office:value-type="float" office:value="43765" calcext:value-type="float">
            <text:p>43765</text:p>
          </table:table-cell>
          <table:table-cell table:formula="of:=[.L354]" office:value-type="float" office:value="0.958333333333322" calcext:value-type="float">
            <text:p>0.9583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354];0)&lt;=[.O35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5]))" office:value-type="date" office:date-value="2019-10-18T22:18:06.72759" calcext:value-type="date">
            <text:p>2019-10-18 22:18:07</text:p>
          </table:table-cell>
          <table:table-cell table:style-name="ce7" table:formula="of:=[.A355]" office:value-type="date" office:date-value="2019-10-18T22:18:06.72759" calcext:value-type="date">
            <text:p>2019-10-18 22:18:07</text:p>
          </table:table-cell>
          <table:table-cell table:formula="of:=TRUNC([.A355])" office:value-type="float" office:value="43756" calcext:value-type="float">
            <text:p>43756</text:p>
          </table:table-cell>
          <table:table-cell table:style-name="ce12" table:formula="of:=[.B355]-[.C355]" office:value-type="date" office:date-value="1899-12-30T22:18:06.72759016044" calcext:value-type="date">
            <text:p>12/30/99 10:18 PM</text:p>
          </table:table-cell>
          <table:table-cell table:formula="of:=MOD([.E354]-[.$E$2];[.$H$2])+1+[.$E$2]" office:value-type="float" office:value="213" calcext:value-type="float">
            <text:p>213</text:p>
          </table:table-cell>
          <table:table-cell table:formula="of:=MOD([.F354]+1/[.$H$2];5)" office:value-type="float" office:value="1.73333333333332" calcext:value-type="float">
            <text:p>1,73333333333332</text:p>
          </table:table-cell>
          <table:table-cell table:formula="of:=IF([.F355]&lt;0.000001;[.G354]+2+1/[.$H$2];[.G354]+1/[.$H$2])" office:value-type="float" office:value="11.7333333333333" calcext:value-type="float">
            <text:p>11,7333333333333</text:p>
          </table:table-cell>
          <table:table-cell table:number-columns-repeated="4"/>
          <table:table-cell table:formula="of:=SUM(MOD(SUM([.L354]-[.L$2];[.T$2]);[.R$2]-[.L$2]);[.L$2])" office:value-type="time" office:time-value="PT23H09M59.999999999S" calcext:value-type="time">
            <text:p>23:10:00</text:p>
          </table:table-cell>
          <table:table-cell table:formula="of:=IF([.L355]&lt;[.L354];[.M354]+[.H$2];[.M354])" office:value-type="float" office:value="600" calcext:value-type="float">
            <text:p>600</text:p>
          </table:table-cell>
          <table:table-cell table:formula="of:=OFFSET([.C$4];[.M355];0)" office:value-type="float" office:value="43765" calcext:value-type="float">
            <text:p>43765</text:p>
          </table:table-cell>
          <table:table-cell table:formula="of:=[.L355]" office:value-type="float" office:value="0.965277777777766" calcext:value-type="float">
            <text:p>0.965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355];0)&lt;=[.O35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6]))" office:value-type="date" office:date-value="2019-10-18T22:38:57.165731" calcext:value-type="date">
            <text:p>2019-10-18 22:38:57</text:p>
          </table:table-cell>
          <table:table-cell table:style-name="ce7" table:formula="of:=[.A356]" office:value-type="date" office:date-value="2019-10-18T22:38:57.165731" calcext:value-type="date">
            <text:p>2019-10-18 22:38:57</text:p>
          </table:table-cell>
          <table:table-cell table:formula="of:=TRUNC([.A356])" office:value-type="float" office:value="43756" calcext:value-type="float">
            <text:p>43756</text:p>
          </table:table-cell>
          <table:table-cell table:style-name="ce12" table:formula="of:=[.B356]-[.C356]" office:value-type="date" office:date-value="1899-12-30T22:38:57.16573077254" calcext:value-type="date">
            <text:p>12/30/99 10:38 PM</text:p>
          </table:table-cell>
          <table:table-cell table:formula="of:=MOD([.E355]-[.$E$2];[.$H$2])+1+[.$E$2]" office:value-type="float" office:value="214" calcext:value-type="float">
            <text:p>214</text:p>
          </table:table-cell>
          <table:table-cell table:formula="of:=MOD([.F355]+1/[.$H$2];5)" office:value-type="float" office:value="1.76666666666665" calcext:value-type="float">
            <text:p>1,76666666666665</text:p>
          </table:table-cell>
          <table:table-cell table:formula="of:=IF([.F356]&lt;0.000001;[.G355]+2+1/[.$H$2];[.G355]+1/[.$H$2])" office:value-type="float" office:value="11.7666666666666" calcext:value-type="float">
            <text:p>11,7666666666666</text:p>
          </table:table-cell>
          <table:table-cell table:number-columns-repeated="4"/>
          <table:table-cell table:formula="of:=SUM(MOD(SUM([.L355]-[.L$2];[.T$2]);[.R$2]-[.L$2]);[.L$2])" office:value-type="time" office:time-value="PT23H19M59.999999999S" calcext:value-type="time">
            <text:p>23:20:00</text:p>
          </table:table-cell>
          <table:table-cell table:formula="of:=IF([.L356]&lt;[.L355];[.M355]+[.H$2];[.M355])" office:value-type="float" office:value="600" calcext:value-type="float">
            <text:p>600</text:p>
          </table:table-cell>
          <table:table-cell table:formula="of:=OFFSET([.C$4];[.M356];0)" office:value-type="float" office:value="43765" calcext:value-type="float">
            <text:p>43765</text:p>
          </table:table-cell>
          <table:table-cell table:formula="of:=[.L356]" office:value-type="float" office:value="0.972222222222211" calcext:value-type="float">
            <text:p>0.972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356];0)&lt;=[.O35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7]))" office:value-type="date" office:date-value="2019-10-18T22:32:51.870044" calcext:value-type="date">
            <text:p>2019-10-18 22:32:52</text:p>
          </table:table-cell>
          <table:table-cell table:style-name="ce7" table:formula="of:=[.A357]" office:value-type="date" office:date-value="2019-10-18T22:32:51.870044" calcext:value-type="date">
            <text:p>2019-10-18 22:32:52</text:p>
          </table:table-cell>
          <table:table-cell table:formula="of:=TRUNC([.A357])" office:value-type="float" office:value="43756" calcext:value-type="float">
            <text:p>43756</text:p>
          </table:table-cell>
          <table:table-cell table:style-name="ce12" table:formula="of:=[.B357]-[.C357]" office:value-type="date" office:date-value="1899-12-30T22:32:51.87004443258" calcext:value-type="date">
            <text:p>12/30/99 10:32 PM</text:p>
          </table:table-cell>
          <table:table-cell table:formula="of:=MOD([.E356]-[.$E$2];[.$H$2])+1+[.$E$2]" office:value-type="float" office:value="215" calcext:value-type="float">
            <text:p>215</text:p>
          </table:table-cell>
          <table:table-cell table:formula="of:=MOD([.F356]+1/[.$H$2];5)" office:value-type="float" office:value="1.79999999999999" calcext:value-type="float">
            <text:p>1,79999999999999</text:p>
          </table:table-cell>
          <table:table-cell table:formula="of:=IF([.F357]&lt;0.000001;[.G356]+2+1/[.$H$2];[.G356]+1/[.$H$2])" office:value-type="float" office:value="11.8" calcext:value-type="float">
            <text:p>11,8</text:p>
          </table:table-cell>
          <table:table-cell table:number-columns-repeated="4"/>
          <table:table-cell table:formula="of:=SUM(MOD(SUM([.L356]-[.L$2];[.T$2]);[.R$2]-[.L$2]);[.L$2])" office:value-type="time" office:time-value="PT23H29M59.999999999S" calcext:value-type="time">
            <text:p>23:30:00</text:p>
          </table:table-cell>
          <table:table-cell table:formula="of:=IF([.L357]&lt;[.L356];[.M356]+[.H$2];[.M356])" office:value-type="float" office:value="600" calcext:value-type="float">
            <text:p>600</text:p>
          </table:table-cell>
          <table:table-cell table:formula="of:=OFFSET([.C$4];[.M357];0)" office:value-type="float" office:value="43765" calcext:value-type="float">
            <text:p>43765</text:p>
          </table:table-cell>
          <table:table-cell table:formula="of:=[.L357]" office:value-type="float" office:value="0.979166666666655" calcext:value-type="float">
            <text:p>0.979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357];0)&lt;=[.O35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8]))" office:value-type="date" office:date-value="2019-10-18T22:37:36.792565" calcext:value-type="date">
            <text:p>2019-10-18 22:37:37</text:p>
          </table:table-cell>
          <table:table-cell table:style-name="ce7" table:formula="of:=[.A358]" office:value-type="date" office:date-value="2019-10-18T22:37:36.792565" calcext:value-type="date">
            <text:p>2019-10-18 22:37:37</text:p>
          </table:table-cell>
          <table:table-cell table:formula="of:=TRUNC([.A358])" office:value-type="float" office:value="43756" calcext:value-type="float">
            <text:p>43756</text:p>
          </table:table-cell>
          <table:table-cell table:style-name="ce12" table:formula="of:=[.B358]-[.C358]" office:value-type="date" office:date-value="1899-12-30T22:37:36.79256545845" calcext:value-type="date">
            <text:p>12/30/99 10:37 PM</text:p>
          </table:table-cell>
          <table:table-cell table:formula="of:=MOD([.E357]-[.$E$2];[.$H$2])+1+[.$E$2]" office:value-type="float" office:value="216" calcext:value-type="float">
            <text:p>216</text:p>
          </table:table-cell>
          <table:table-cell table:formula="of:=MOD([.F357]+1/[.$H$2];5)" office:value-type="float" office:value="1.83333333333332" calcext:value-type="float">
            <text:p>1,83333333333332</text:p>
          </table:table-cell>
          <table:table-cell table:formula="of:=IF([.F358]&lt;0.000001;[.G357]+2+1/[.$H$2];[.G357]+1/[.$H$2])" office:value-type="float" office:value="11.8333333333333" calcext:value-type="float">
            <text:p>11,8333333333333</text:p>
          </table:table-cell>
          <table:table-cell table:number-columns-repeated="4"/>
          <table:table-cell table:formula="of:=SUM(MOD(SUM([.L357]-[.L$2];[.T$2]);[.R$2]-[.L$2]);[.L$2])" office:value-type="time" office:time-value="PT23H39M59.999999999S" calcext:value-type="time">
            <text:p>23:40:00</text:p>
          </table:table-cell>
          <table:table-cell table:formula="of:=IF([.L358]&lt;[.L357];[.M357]+[.H$2];[.M357])" office:value-type="float" office:value="600" calcext:value-type="float">
            <text:p>600</text:p>
          </table:table-cell>
          <table:table-cell table:formula="of:=OFFSET([.C$4];[.M358];0)" office:value-type="float" office:value="43765" calcext:value-type="float">
            <text:p>43765</text:p>
          </table:table-cell>
          <table:table-cell table:formula="of:=[.L358]" office:value-type="float" office:value="0.9861111111111" calcext:value-type="float">
            <text:p>0.986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358];0)&lt;=[.O35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9]))" office:value-type="date" office:date-value="2019-10-18T21:58:39.723746" calcext:value-type="date">
            <text:p>2019-10-18 21:58:40</text:p>
          </table:table-cell>
          <table:table-cell table:style-name="ce7" table:formula="of:=[.A359]" office:value-type="date" office:date-value="2019-10-18T21:58:39.723746" calcext:value-type="date">
            <text:p>2019-10-18 21:58:40</text:p>
          </table:table-cell>
          <table:table-cell table:formula="of:=TRUNC([.A359])" office:value-type="float" office:value="43756" calcext:value-type="float">
            <text:p>43756</text:p>
          </table:table-cell>
          <table:table-cell table:style-name="ce12" table:formula="of:=[.B359]-[.C359]" office:value-type="date" office:date-value="1899-12-30T21:58:39.72374604084" calcext:value-type="date">
            <text:p>12/30/99 09:58 PM</text:p>
          </table:table-cell>
          <table:table-cell table:formula="of:=MOD([.E358]-[.$E$2];[.$H$2])+1+[.$E$2]" office:value-type="float" office:value="217" calcext:value-type="float">
            <text:p>217</text:p>
          </table:table-cell>
          <table:table-cell table:formula="of:=MOD([.F358]+1/[.$H$2];5)" office:value-type="float" office:value="1.86666666666665" calcext:value-type="float">
            <text:p>1,86666666666665</text:p>
          </table:table-cell>
          <table:table-cell table:formula="of:=IF([.F359]&lt;0.000001;[.G358]+2+1/[.$H$2];[.G358]+1/[.$H$2])" office:value-type="float" office:value="11.8666666666666" calcext:value-type="float">
            <text:p>11,8666666666666</text:p>
          </table:table-cell>
          <table:table-cell table:number-columns-repeated="4"/>
          <table:table-cell table:formula="of:=SUM(MOD(SUM([.L358]-[.L$2];[.T$2]);[.R$2]-[.L$2]);[.L$2])" office:value-type="time" office:time-value="PT23H49M59.999999999S" calcext:value-type="time">
            <text:p>23:50:00</text:p>
          </table:table-cell>
          <table:table-cell table:formula="of:=IF([.L359]&lt;[.L358];[.M358]+[.H$2];[.M358])" office:value-type="float" office:value="600" calcext:value-type="float">
            <text:p>600</text:p>
          </table:table-cell>
          <table:table-cell table:formula="of:=OFFSET([.C$4];[.M359];0)" office:value-type="float" office:value="43765" calcext:value-type="float">
            <text:p>43765</text:p>
          </table:table-cell>
          <table:table-cell table:formula="of:=[.L359]" office:value-type="float" office:value="0.993055555555544" calcext:value-type="float">
            <text:p>0.993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359];0)&lt;=[.O35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0]))" office:value-type="date" office:date-value="2019-10-18T22:05:44.331073" calcext:value-type="date">
            <text:p>2019-10-18 22:05:44</text:p>
          </table:table-cell>
          <table:table-cell table:style-name="ce7" table:formula="of:=[.A360]" office:value-type="date" office:date-value="2019-10-18T22:05:44.331073" calcext:value-type="date">
            <text:p>2019-10-18 22:05:44</text:p>
          </table:table-cell>
          <table:table-cell table:formula="of:=TRUNC([.A360])" office:value-type="float" office:value="43756" calcext:value-type="float">
            <text:p>43756</text:p>
          </table:table-cell>
          <table:table-cell table:style-name="ce12" table:formula="of:=[.B360]-[.C360]" office:value-type="date" office:date-value="1899-12-30T22:05:44.33107255027" calcext:value-type="date">
            <text:p>12/30/99 10:05 PM</text:p>
          </table:table-cell>
          <table:table-cell table:formula="of:=MOD([.E359]-[.$E$2];[.$H$2])+1+[.$E$2]" office:value-type="float" office:value="218" calcext:value-type="float">
            <text:p>218</text:p>
          </table:table-cell>
          <table:table-cell table:formula="of:=MOD([.F359]+1/[.$H$2];5)" office:value-type="float" office:value="1.89999999999999" calcext:value-type="float">
            <text:p>1,89999999999999</text:p>
          </table:table-cell>
          <table:table-cell table:formula="of:=IF([.F360]&lt;0.000001;[.G359]+2+1/[.$H$2];[.G359]+1/[.$H$2])" office:value-type="float" office:value="11.9" calcext:value-type="float">
            <text:p>11,9</text:p>
          </table:table-cell>
          <table:table-cell table:number-columns-repeated="4"/>
          <table:table-cell table:formula="of:=SUM(MOD(SUM([.L359]-[.L$2];[.T$2]);[.R$2]-[.L$2]);[.L$2])" office:value-type="time" office:time-value="PT21H09M59.999999999S" calcext:value-type="time">
            <text:p>21:10:00</text:p>
          </table:table-cell>
          <table:table-cell table:formula="of:=IF([.L360]&lt;[.L359];[.M359]+[.H$2];[.M359])" office:value-type="float" office:value="630" calcext:value-type="float">
            <text:p>630</text:p>
          </table:table-cell>
          <table:table-cell table:formula="of:=OFFSET([.C$4];[.M360];0)" office:value-type="float" office:value="43766" calcext:value-type="float">
            <text:p>43766</text:p>
          </table:table-cell>
          <table:table-cell table:formula="of:=[.L360]" office:value-type="float" office:value="0.881944444444433" calcext:value-type="float">
            <text:p>0.8819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360];0)&lt;=[.O36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1]))" office:value-type="date" office:date-value="2019-10-18T21:56:51.319329" calcext:value-type="date">
            <text:p>2019-10-18 21:56:51</text:p>
          </table:table-cell>
          <table:table-cell table:style-name="ce7" table:formula="of:=[.A361]" office:value-type="date" office:date-value="2019-10-18T21:56:51.319329" calcext:value-type="date">
            <text:p>2019-10-18 21:56:51</text:p>
          </table:table-cell>
          <table:table-cell table:formula="of:=TRUNC([.A361])" office:value-type="float" office:value="43756" calcext:value-type="float">
            <text:p>43756</text:p>
          </table:table-cell>
          <table:table-cell table:style-name="ce12" table:formula="of:=[.B361]-[.C361]" office:value-type="date" office:date-value="1899-12-30T21:56:51.31932875142" calcext:value-type="date">
            <text:p>12/30/99 09:56 PM</text:p>
          </table:table-cell>
          <table:table-cell table:formula="of:=MOD([.E360]-[.$E$2];[.$H$2])+1+[.$E$2]" office:value-type="float" office:value="219" calcext:value-type="float">
            <text:p>219</text:p>
          </table:table-cell>
          <table:table-cell table:formula="of:=MOD([.F360]+1/[.$H$2];5)" office:value-type="float" office:value="1.93333333333332" calcext:value-type="float">
            <text:p>1,93333333333332</text:p>
          </table:table-cell>
          <table:table-cell table:formula="of:=IF([.F361]&lt;0.000001;[.G360]+2+1/[.$H$2];[.G360]+1/[.$H$2])" office:value-type="float" office:value="11.9333333333333" calcext:value-type="float">
            <text:p>11,9333333333333</text:p>
          </table:table-cell>
          <table:table-cell table:number-columns-repeated="4"/>
          <table:table-cell table:formula="of:=SUM(MOD(SUM([.L360]-[.L$2];[.T$2]);[.R$2]-[.L$2]);[.L$2])" office:value-type="time" office:time-value="PT21H19M59.999999999S" calcext:value-type="time">
            <text:p>21:20:00</text:p>
          </table:table-cell>
          <table:table-cell table:formula="of:=IF([.L361]&lt;[.L360];[.M360]+[.H$2];[.M360])" office:value-type="float" office:value="630" calcext:value-type="float">
            <text:p>630</text:p>
          </table:table-cell>
          <table:table-cell table:formula="of:=OFFSET([.C$4];[.M361];0)" office:value-type="float" office:value="43766" calcext:value-type="float">
            <text:p>43766</text:p>
          </table:table-cell>
          <table:table-cell table:formula="of:=[.L361]" office:value-type="float" office:value="0.888888888888877" calcext:value-type="float">
            <text:p>0.8888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361];0)&lt;=[.O36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2]))" office:value-type="date" office:date-value="2019-10-18T22:18:24.925687" calcext:value-type="date">
            <text:p>2019-10-18 22:18:25</text:p>
          </table:table-cell>
          <table:table-cell table:style-name="ce7" table:formula="of:=[.A362]" office:value-type="date" office:date-value="2019-10-18T22:18:24.925687" calcext:value-type="date">
            <text:p>2019-10-18 22:18:25</text:p>
          </table:table-cell>
          <table:table-cell table:formula="of:=TRUNC([.A362])" office:value-type="float" office:value="43756" calcext:value-type="float">
            <text:p>43756</text:p>
          </table:table-cell>
          <table:table-cell table:style-name="ce12" table:formula="of:=[.B362]-[.C362]" office:value-type="date" office:date-value="1899-12-30T22:18:24.92568660993" calcext:value-type="date">
            <text:p>12/30/99 10:18 PM</text:p>
          </table:table-cell>
          <table:table-cell table:formula="of:=MOD([.E361]-[.$E$2];[.$H$2])+1+[.$E$2]" office:value-type="float" office:value="220" calcext:value-type="float">
            <text:p>220</text:p>
          </table:table-cell>
          <table:table-cell table:formula="of:=MOD([.F361]+1/[.$H$2];5)" office:value-type="float" office:value="1.96666666666665" calcext:value-type="float">
            <text:p>1,96666666666665</text:p>
          </table:table-cell>
          <table:table-cell table:formula="of:=IF([.F362]&lt;0.000001;[.G361]+2+1/[.$H$2];[.G361]+1/[.$H$2])" office:value-type="float" office:value="11.9666666666666" calcext:value-type="float">
            <text:p>11,9666666666666</text:p>
          </table:table-cell>
          <table:table-cell table:number-columns-repeated="4"/>
          <table:table-cell table:formula="of:=SUM(MOD(SUM([.L361]-[.L$2];[.T$2]);[.R$2]-[.L$2]);[.L$2])" office:value-type="time" office:time-value="PT21H29M59.999999999S" calcext:value-type="time">
            <text:p>21:30:00</text:p>
          </table:table-cell>
          <table:table-cell table:formula="of:=IF([.L362]&lt;[.L361];[.M361]+[.H$2];[.M361])" office:value-type="float" office:value="630" calcext:value-type="float">
            <text:p>630</text:p>
          </table:table-cell>
          <table:table-cell table:formula="of:=OFFSET([.C$4];[.M362];0)" office:value-type="float" office:value="43766" calcext:value-type="float">
            <text:p>43766</text:p>
          </table:table-cell>
          <table:table-cell table:formula="of:=[.L362]" office:value-type="float" office:value="0.895833333333322" calcext:value-type="float">
            <text:p>0.8958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362];0)&lt;=[.O36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3]))" office:value-type="date" office:date-value="2019-10-19T22:34:16.886349" calcext:value-type="date">
            <text:p>2019-10-19 22:34:17</text:p>
          </table:table-cell>
          <table:table-cell table:style-name="ce7" table:formula="of:=[.A363]" office:value-type="date" office:date-value="2019-10-19T22:34:16.886349" calcext:value-type="date">
            <text:p>2019-10-19 22:34:17</text:p>
          </table:table-cell>
          <table:table-cell table:formula="of:=TRUNC([.A363])" office:value-type="float" office:value="43757" calcext:value-type="float">
            <text:p>43757</text:p>
          </table:table-cell>
          <table:table-cell table:style-name="ce12" table:formula="of:=[.B363]-[.C363]" office:value-type="date" office:date-value="1899-12-30T22:34:16.88634929247" calcext:value-type="date">
            <text:p>12/30/99 10:34 PM</text:p>
          </table:table-cell>
          <table:table-cell table:formula="of:=MOD([.E362]-[.$E$2];[.$H$2])+1+[.$E$2]" office:value-type="float" office:value="191" calcext:value-type="float">
            <text:p>191</text:p>
          </table:table-cell>
          <table:table-cell table:formula="of:=MOD([.F362]+1/[.$H$2];5)" office:value-type="float" office:value="1.99999999999999" calcext:value-type="float">
            <text:p>1,99999999999999</text:p>
          </table:table-cell>
          <table:table-cell table:formula="of:=IF([.F363]&lt;0.000001;[.G362]+2+1/[.$H$2];[.G362]+1/[.$H$2])" office:value-type="float" office:value="12" calcext:value-type="float">
            <text:p>12</text:p>
          </table:table-cell>
          <table:table-cell table:number-columns-repeated="4"/>
          <table:table-cell table:formula="of:=SUM(MOD(SUM([.L362]-[.L$2];[.T$2]);[.R$2]-[.L$2]);[.L$2])" office:value-type="time" office:time-value="PT21H39M59.999999999S" calcext:value-type="time">
            <text:p>21:40:00</text:p>
          </table:table-cell>
          <table:table-cell table:formula="of:=IF([.L363]&lt;[.L362];[.M362]+[.H$2];[.M362])" office:value-type="float" office:value="630" calcext:value-type="float">
            <text:p>630</text:p>
          </table:table-cell>
          <table:table-cell table:formula="of:=OFFSET([.C$4];[.M363];0)" office:value-type="float" office:value="43766" calcext:value-type="float">
            <text:p>43766</text:p>
          </table:table-cell>
          <table:table-cell table:formula="of:=[.L363]" office:value-type="float" office:value="0.902777777777766" calcext:value-type="float">
            <text:p>0.9027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363];0)&lt;=[.O36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4]))" office:value-type="date" office:date-value="2019-10-19T22:16:10.221556" calcext:value-type="date">
            <text:p>2019-10-19 22:16:10</text:p>
          </table:table-cell>
          <table:table-cell table:style-name="ce7" table:formula="of:=[.A364]" office:value-type="date" office:date-value="2019-10-19T22:16:10.221556" calcext:value-type="date">
            <text:p>2019-10-19 22:16:10</text:p>
          </table:table-cell>
          <table:table-cell table:formula="of:=TRUNC([.A364])" office:value-type="float" office:value="43757" calcext:value-type="float">
            <text:p>43757</text:p>
          </table:table-cell>
          <table:table-cell table:style-name="ce12" table:formula="of:=[.B364]-[.C364]" office:value-type="date" office:date-value="1899-12-30T22:16:10.22155593149" calcext:value-type="date">
            <text:p>12/30/99 10:16 PM</text:p>
          </table:table-cell>
          <table:table-cell table:formula="of:=MOD([.E363]-[.$E$2];[.$H$2])+1+[.$E$2]" office:value-type="float" office:value="192" calcext:value-type="float">
            <text:p>192</text:p>
          </table:table-cell>
          <table:table-cell table:formula="of:=MOD([.F363]+1/[.$H$2];5)" office:value-type="float" office:value="2.03333333333332" calcext:value-type="float">
            <text:p>2,03333333333332</text:p>
          </table:table-cell>
          <table:table-cell table:formula="of:=IF([.F364]&lt;0.000001;[.G363]+2+1/[.$H$2];[.G363]+1/[.$H$2])" office:value-type="float" office:value="12.0333333333333" calcext:value-type="float">
            <text:p>12,0333333333333</text:p>
          </table:table-cell>
          <table:table-cell table:number-columns-repeated="4"/>
          <table:table-cell table:formula="of:=SUM(MOD(SUM([.L363]-[.L$2];[.T$2]);[.R$2]-[.L$2]);[.L$2])" office:value-type="time" office:time-value="PT21H49M59.999999999S" calcext:value-type="time">
            <text:p>21:50:00</text:p>
          </table:table-cell>
          <table:table-cell table:formula="of:=IF([.L364]&lt;[.L363];[.M363]+[.H$2];[.M363])" office:value-type="float" office:value="630" calcext:value-type="float">
            <text:p>630</text:p>
          </table:table-cell>
          <table:table-cell table:formula="of:=OFFSET([.C$4];[.M364];0)" office:value-type="float" office:value="43766" calcext:value-type="float">
            <text:p>43766</text:p>
          </table:table-cell>
          <table:table-cell table:formula="of:=[.L364]" office:value-type="float" office:value="0.909722222222211" calcext:value-type="float">
            <text:p>0.9097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364];0)&lt;=[.O36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5]))" office:value-type="date" office:date-value="2019-10-19T22:08:37.629628" calcext:value-type="date">
            <text:p>2019-10-19 22:08:38</text:p>
          </table:table-cell>
          <table:table-cell table:style-name="ce7" table:formula="of:=[.A365]" office:value-type="date" office:date-value="2019-10-19T22:08:37.629628" calcext:value-type="date">
            <text:p>2019-10-19 22:08:38</text:p>
          </table:table-cell>
          <table:table-cell table:formula="of:=TRUNC([.A365])" office:value-type="float" office:value="43757" calcext:value-type="float">
            <text:p>43757</text:p>
          </table:table-cell>
          <table:table-cell table:style-name="ce12" table:formula="of:=[.B365]-[.C365]" office:value-type="date" office:date-value="1899-12-30T22:08:37.62962776702" calcext:value-type="date">
            <text:p>12/30/99 10:08 PM</text:p>
          </table:table-cell>
          <table:table-cell table:formula="of:=MOD([.E364]-[.$E$2];[.$H$2])+1+[.$E$2]" office:value-type="float" office:value="193" calcext:value-type="float">
            <text:p>193</text:p>
          </table:table-cell>
          <table:table-cell table:formula="of:=MOD([.F364]+1/[.$H$2];5)" office:value-type="float" office:value="2.06666666666665" calcext:value-type="float">
            <text:p>2,06666666666665</text:p>
          </table:table-cell>
          <table:table-cell table:formula="of:=IF([.F365]&lt;0.000001;[.G364]+2+1/[.$H$2];[.G364]+1/[.$H$2])" office:value-type="float" office:value="12.0666666666666" calcext:value-type="float">
            <text:p>12,0666666666666</text:p>
          </table:table-cell>
          <table:table-cell table:number-columns-repeated="4"/>
          <table:table-cell table:formula="of:=SUM(MOD(SUM([.L364]-[.L$2];[.T$2]);[.R$2]-[.L$2]);[.L$2])" office:value-type="time" office:time-value="PT21H59M59.999999999S" calcext:value-type="time">
            <text:p>22:00:00</text:p>
          </table:table-cell>
          <table:table-cell table:formula="of:=IF([.L365]&lt;[.L364];[.M364]+[.H$2];[.M364])" office:value-type="float" office:value="630" calcext:value-type="float">
            <text:p>630</text:p>
          </table:table-cell>
          <table:table-cell table:formula="of:=OFFSET([.C$4];[.M365];0)" office:value-type="float" office:value="43766" calcext:value-type="float">
            <text:p>43766</text:p>
          </table:table-cell>
          <table:table-cell table:formula="of:=[.L365]" office:value-type="float" office:value="0.916666666666655" calcext:value-type="float">
            <text:p>0.9166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365];0)&lt;=[.O36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6]))" office:value-type="date" office:date-value="2019-10-19T22:20:50.753725" calcext:value-type="date">
            <text:p>2019-10-19 22:20:51</text:p>
          </table:table-cell>
          <table:table-cell table:style-name="ce7" table:formula="of:=[.A366]" office:value-type="date" office:date-value="2019-10-19T22:20:50.753725" calcext:value-type="date">
            <text:p>2019-10-19 22:20:51</text:p>
          </table:table-cell>
          <table:table-cell table:formula="of:=TRUNC([.A366])" office:value-type="float" office:value="43757" calcext:value-type="float">
            <text:p>43757</text:p>
          </table:table-cell>
          <table:table-cell table:style-name="ce12" table:formula="of:=[.B366]-[.C366]" office:value-type="date" office:date-value="1899-12-30T22:20:50.75372534338" calcext:value-type="date">
            <text:p>12/30/99 10:20 PM</text:p>
          </table:table-cell>
          <table:table-cell table:formula="of:=MOD([.E365]-[.$E$2];[.$H$2])+1+[.$E$2]" office:value-type="float" office:value="194" calcext:value-type="float">
            <text:p>194</text:p>
          </table:table-cell>
          <table:table-cell table:formula="of:=MOD([.F365]+1/[.$H$2];5)" office:value-type="float" office:value="2.09999999999999" calcext:value-type="float">
            <text:p>2,09999999999999</text:p>
          </table:table-cell>
          <table:table-cell table:formula="of:=IF([.F366]&lt;0.000001;[.G365]+2+1/[.$H$2];[.G365]+1/[.$H$2])" office:value-type="float" office:value="12.1" calcext:value-type="float">
            <text:p>12,1</text:p>
          </table:table-cell>
          <table:table-cell table:number-columns-repeated="4"/>
          <table:table-cell table:formula="of:=SUM(MOD(SUM([.L365]-[.L$2];[.T$2]);[.R$2]-[.L$2]);[.L$2])" office:value-type="time" office:time-value="PT22H09M59.999999999S" calcext:value-type="time">
            <text:p>22:10:00</text:p>
          </table:table-cell>
          <table:table-cell table:formula="of:=IF([.L366]&lt;[.L365];[.M365]+[.H$2];[.M365])" office:value-type="float" office:value="630" calcext:value-type="float">
            <text:p>630</text:p>
          </table:table-cell>
          <table:table-cell table:formula="of:=OFFSET([.C$4];[.M366];0)" office:value-type="float" office:value="43766" calcext:value-type="float">
            <text:p>43766</text:p>
          </table:table-cell>
          <table:table-cell table:formula="of:=[.L366]" office:value-type="float" office:value="0.9236111111111" calcext:value-type="float">
            <text:p>0.9236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366];0)&lt;=[.O36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7]))" office:value-type="date" office:date-value="2019-10-19T22:41:45.204077" calcext:value-type="date">
            <text:p>2019-10-19 22:41:45</text:p>
          </table:table-cell>
          <table:table-cell table:style-name="ce7" table:formula="of:=[.A367]" office:value-type="date" office:date-value="2019-10-19T22:41:45.204077" calcext:value-type="date">
            <text:p>2019-10-19 22:41:45</text:p>
          </table:table-cell>
          <table:table-cell table:formula="of:=TRUNC([.A367])" office:value-type="float" office:value="43757" calcext:value-type="float">
            <text:p>43757</text:p>
          </table:table-cell>
          <table:table-cell table:style-name="ce12" table:formula="of:=[.B367]-[.C367]" office:value-type="date" office:date-value="1899-12-30T22:41:45.20407701842" calcext:value-type="date">
            <text:p>12/30/99 10:41 PM</text:p>
          </table:table-cell>
          <table:table-cell table:formula="of:=MOD([.E366]-[.$E$2];[.$H$2])+1+[.$E$2]" office:value-type="float" office:value="195" calcext:value-type="float">
            <text:p>195</text:p>
          </table:table-cell>
          <table:table-cell table:formula="of:=MOD([.F366]+1/[.$H$2];5)" office:value-type="float" office:value="2.13333333333332" calcext:value-type="float">
            <text:p>2,13333333333332</text:p>
          </table:table-cell>
          <table:table-cell table:formula="of:=IF([.F367]&lt;0.000001;[.G366]+2+1/[.$H$2];[.G366]+1/[.$H$2])" office:value-type="float" office:value="12.1333333333333" calcext:value-type="float">
            <text:p>12,1333333333333</text:p>
          </table:table-cell>
          <table:table-cell table:number-columns-repeated="4"/>
          <table:table-cell table:formula="of:=SUM(MOD(SUM([.L366]-[.L$2];[.T$2]);[.R$2]-[.L$2]);[.L$2])" office:value-type="time" office:time-value="PT22H19M59.999999999S" calcext:value-type="time">
            <text:p>22:20:00</text:p>
          </table:table-cell>
          <table:table-cell table:formula="of:=IF([.L367]&lt;[.L366];[.M366]+[.H$2];[.M366])" office:value-type="float" office:value="630" calcext:value-type="float">
            <text:p>630</text:p>
          </table:table-cell>
          <table:table-cell table:formula="of:=OFFSET([.C$4];[.M367];0)" office:value-type="float" office:value="43766" calcext:value-type="float">
            <text:p>43766</text:p>
          </table:table-cell>
          <table:table-cell table:formula="of:=[.L367]" office:value-type="float" office:value="0.930555555555544" calcext:value-type="float">
            <text:p>0.9305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367];0)&lt;=[.O36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8]))" office:value-type="date" office:date-value="2019-10-19T22:25:58.304697" calcext:value-type="date">
            <text:p>2019-10-19 22:25:58</text:p>
          </table:table-cell>
          <table:table-cell table:style-name="ce7" table:formula="of:=[.A368]" office:value-type="date" office:date-value="2019-10-19T22:25:58.304697" calcext:value-type="date">
            <text:p>2019-10-19 22:25:58</text:p>
          </table:table-cell>
          <table:table-cell table:formula="of:=TRUNC([.A368])" office:value-type="float" office:value="43757" calcext:value-type="float">
            <text:p>43757</text:p>
          </table:table-cell>
          <table:table-cell table:style-name="ce12" table:formula="of:=[.B368]-[.C368]" office:value-type="date" office:date-value="1899-12-30T22:25:58.30469748471" calcext:value-type="date">
            <text:p>12/30/99 10:25 PM</text:p>
          </table:table-cell>
          <table:table-cell table:formula="of:=MOD([.E367]-[.$E$2];[.$H$2])+1+[.$E$2]" office:value-type="float" office:value="196" calcext:value-type="float">
            <text:p>196</text:p>
          </table:table-cell>
          <table:table-cell table:formula="of:=MOD([.F367]+1/[.$H$2];5)" office:value-type="float" office:value="2.16666666666665" calcext:value-type="float">
            <text:p>2,16666666666665</text:p>
          </table:table-cell>
          <table:table-cell table:formula="of:=IF([.F368]&lt;0.000001;[.G367]+2+1/[.$H$2];[.G367]+1/[.$H$2])" office:value-type="float" office:value="12.1666666666666" calcext:value-type="float">
            <text:p>12,1666666666666</text:p>
          </table:table-cell>
          <table:table-cell table:number-columns-repeated="4"/>
          <table:table-cell table:formula="of:=SUM(MOD(SUM([.L367]-[.L$2];[.T$2]);[.R$2]-[.L$2]);[.L$2])" office:value-type="time" office:time-value="PT22H29M59.999999999S" calcext:value-type="time">
            <text:p>22:30:00</text:p>
          </table:table-cell>
          <table:table-cell table:formula="of:=IF([.L368]&lt;[.L367];[.M367]+[.H$2];[.M367])" office:value-type="float" office:value="630" calcext:value-type="float">
            <text:p>630</text:p>
          </table:table-cell>
          <table:table-cell table:formula="of:=OFFSET([.C$4];[.M368];0)" office:value-type="float" office:value="43766" calcext:value-type="float">
            <text:p>43766</text:p>
          </table:table-cell>
          <table:table-cell table:formula="of:=[.L368]" office:value-type="float" office:value="0.937499999999988" calcext:value-type="float">
            <text:p>0.9374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368];0)&lt;=[.O36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9]))" office:value-type="date" office:date-value="2019-10-19T22:32:07.525283" calcext:value-type="date">
            <text:p>2019-10-19 22:32:08</text:p>
          </table:table-cell>
          <table:table-cell table:style-name="ce7" table:formula="of:=[.A369]" office:value-type="date" office:date-value="2019-10-19T22:32:07.525283" calcext:value-type="date">
            <text:p>2019-10-19 22:32:08</text:p>
          </table:table-cell>
          <table:table-cell table:formula="of:=TRUNC([.A369])" office:value-type="float" office:value="43757" calcext:value-type="float">
            <text:p>43757</text:p>
          </table:table-cell>
          <table:table-cell table:style-name="ce12" table:formula="of:=[.B369]-[.C369]" office:value-type="date" office:date-value="1899-12-30T22:32:07.52528332639" calcext:value-type="date">
            <text:p>12/30/99 10:32 PM</text:p>
          </table:table-cell>
          <table:table-cell table:formula="of:=MOD([.E368]-[.$E$2];[.$H$2])+1+[.$E$2]" office:value-type="float" office:value="197" calcext:value-type="float">
            <text:p>197</text:p>
          </table:table-cell>
          <table:table-cell table:formula="of:=MOD([.F368]+1/[.$H$2];5)" office:value-type="float" office:value="2.19999999999999" calcext:value-type="float">
            <text:p>2,19999999999999</text:p>
          </table:table-cell>
          <table:table-cell table:formula="of:=IF([.F369]&lt;0.000001;[.G368]+2+1/[.$H$2];[.G368]+1/[.$H$2])" office:value-type="float" office:value="12.2" calcext:value-type="float">
            <text:p>12,2</text:p>
          </table:table-cell>
          <table:table-cell table:number-columns-repeated="4"/>
          <table:table-cell table:formula="of:=SUM(MOD(SUM([.L368]-[.L$2];[.T$2]);[.R$2]-[.L$2]);[.L$2])" office:value-type="time" office:time-value="PT22H39M59.999999999S" calcext:value-type="time">
            <text:p>22:40:00</text:p>
          </table:table-cell>
          <table:table-cell table:formula="of:=IF([.L369]&lt;[.L368];[.M368]+[.H$2];[.M368])" office:value-type="float" office:value="630" calcext:value-type="float">
            <text:p>630</text:p>
          </table:table-cell>
          <table:table-cell table:formula="of:=OFFSET([.C$4];[.M369];0)" office:value-type="float" office:value="43766" calcext:value-type="float">
            <text:p>43766</text:p>
          </table:table-cell>
          <table:table-cell table:formula="of:=[.L369]" office:value-type="float" office:value="0.944444444444433" calcext:value-type="float">
            <text:p>0.9444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369];0)&lt;=[.O36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0]))" office:value-type="date" office:date-value="2019-10-19T22:10:03.749471" calcext:value-type="date">
            <text:p>2019-10-19 22:10:04</text:p>
          </table:table-cell>
          <table:table-cell table:style-name="ce7" table:formula="of:=[.A370]" office:value-type="date" office:date-value="2019-10-19T22:10:03.749471" calcext:value-type="date">
            <text:p>2019-10-19 22:10:04</text:p>
          </table:table-cell>
          <table:table-cell table:formula="of:=TRUNC([.A370])" office:value-type="float" office:value="43757" calcext:value-type="float">
            <text:p>43757</text:p>
          </table:table-cell>
          <table:table-cell table:style-name="ce12" table:formula="of:=[.B370]-[.C370]" office:value-type="date" office:date-value="1899-12-30T22:10:03.74947094824" calcext:value-type="date">
            <text:p>12/30/99 10:10 PM</text:p>
          </table:table-cell>
          <table:table-cell table:formula="of:=MOD([.E369]-[.$E$2];[.$H$2])+1+[.$E$2]" office:value-type="float" office:value="198" calcext:value-type="float">
            <text:p>198</text:p>
          </table:table-cell>
          <table:table-cell table:formula="of:=MOD([.F369]+1/[.$H$2];5)" office:value-type="float" office:value="2.23333333333332" calcext:value-type="float">
            <text:p>2,23333333333332</text:p>
          </table:table-cell>
          <table:table-cell table:formula="of:=IF([.F370]&lt;0.000001;[.G369]+2+1/[.$H$2];[.G369]+1/[.$H$2])" office:value-type="float" office:value="12.2333333333333" calcext:value-type="float">
            <text:p>12,2333333333333</text:p>
          </table:table-cell>
          <table:table-cell table:number-columns-repeated="4"/>
          <table:table-cell table:formula="of:=SUM(MOD(SUM([.L369]-[.L$2];[.T$2]);[.R$2]-[.L$2]);[.L$2])" office:value-type="time" office:time-value="PT22H49M59.999999999S" calcext:value-type="time">
            <text:p>22:50:00</text:p>
          </table:table-cell>
          <table:table-cell table:formula="of:=IF([.L370]&lt;[.L369];[.M369]+[.H$2];[.M369])" office:value-type="float" office:value="630" calcext:value-type="float">
            <text:p>630</text:p>
          </table:table-cell>
          <table:table-cell table:formula="of:=OFFSET([.C$4];[.M370];0)" office:value-type="float" office:value="43766" calcext:value-type="float">
            <text:p>43766</text:p>
          </table:table-cell>
          <table:table-cell table:formula="of:=[.L370]" office:value-type="float" office:value="0.951388888888877" calcext:value-type="float">
            <text:p>0.9513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370];0)&lt;=[.O37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1]))" office:value-type="date" office:date-value="2019-10-19T22:24:55.246715" calcext:value-type="date">
            <text:p>2019-10-19 22:24:55</text:p>
          </table:table-cell>
          <table:table-cell table:style-name="ce7" table:formula="of:=[.A371]" office:value-type="date" office:date-value="2019-10-19T22:24:55.246715" calcext:value-type="date">
            <text:p>2019-10-19 22:24:55</text:p>
          </table:table-cell>
          <table:table-cell table:formula="of:=TRUNC([.A371])" office:value-type="float" office:value="43757" calcext:value-type="float">
            <text:p>43757</text:p>
          </table:table-cell>
          <table:table-cell table:style-name="ce12" table:formula="of:=[.B371]-[.C371]" office:value-type="date" office:date-value="1899-12-30T22:24:55.2467149822" calcext:value-type="date">
            <text:p>12/30/99 10:24 PM</text:p>
          </table:table-cell>
          <table:table-cell table:formula="of:=MOD([.E370]-[.$E$2];[.$H$2])+1+[.$E$2]" office:value-type="float" office:value="199" calcext:value-type="float">
            <text:p>199</text:p>
          </table:table-cell>
          <table:table-cell table:formula="of:=MOD([.F370]+1/[.$H$2];5)" office:value-type="float" office:value="2.26666666666665" calcext:value-type="float">
            <text:p>2,26666666666665</text:p>
          </table:table-cell>
          <table:table-cell table:formula="of:=IF([.F371]&lt;0.000001;[.G370]+2+1/[.$H$2];[.G370]+1/[.$H$2])" office:value-type="float" office:value="12.2666666666666" calcext:value-type="float">
            <text:p>12,2666666666666</text:p>
          </table:table-cell>
          <table:table-cell table:number-columns-repeated="4"/>
          <table:table-cell table:formula="of:=SUM(MOD(SUM([.L370]-[.L$2];[.T$2]);[.R$2]-[.L$2]);[.L$2])" office:value-type="time" office:time-value="PT22H59M59.999999999S" calcext:value-type="time">
            <text:p>23:00:00</text:p>
          </table:table-cell>
          <table:table-cell table:formula="of:=IF([.L371]&lt;[.L370];[.M370]+[.H$2];[.M370])" office:value-type="float" office:value="630" calcext:value-type="float">
            <text:p>630</text:p>
          </table:table-cell>
          <table:table-cell table:formula="of:=OFFSET([.C$4];[.M371];0)" office:value-type="float" office:value="43766" calcext:value-type="float">
            <text:p>43766</text:p>
          </table:table-cell>
          <table:table-cell table:formula="of:=[.L371]" office:value-type="float" office:value="0.958333333333322" calcext:value-type="float">
            <text:p>0.9583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371];0)&lt;=[.O37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2]))" office:value-type="date" office:date-value="2019-10-19T22:32:22.668005" calcext:value-type="date">
            <text:p>2019-10-19 22:32:23</text:p>
          </table:table-cell>
          <table:table-cell table:style-name="ce7" table:formula="of:=[.A372]" office:value-type="date" office:date-value="2019-10-19T22:32:22.668005" calcext:value-type="date">
            <text:p>2019-10-19 22:32:23</text:p>
          </table:table-cell>
          <table:table-cell table:formula="of:=TRUNC([.A372])" office:value-type="float" office:value="43757" calcext:value-type="float">
            <text:p>43757</text:p>
          </table:table-cell>
          <table:table-cell table:style-name="ce12" table:formula="of:=[.B372]-[.C372]" office:value-type="date" office:date-value="1899-12-30T22:32:22.66800507903" calcext:value-type="date">
            <text:p>12/30/99 10:32 PM</text:p>
          </table:table-cell>
          <table:table-cell table:formula="of:=MOD([.E371]-[.$E$2];[.$H$2])+1+[.$E$2]" office:value-type="float" office:value="200" calcext:value-type="float">
            <text:p>200</text:p>
          </table:table-cell>
          <table:table-cell table:formula="of:=MOD([.F371]+1/[.$H$2];5)" office:value-type="float" office:value="2.29999999999999" calcext:value-type="float">
            <text:p>2,29999999999999</text:p>
          </table:table-cell>
          <table:table-cell table:formula="of:=IF([.F372]&lt;0.000001;[.G371]+2+1/[.$H$2];[.G371]+1/[.$H$2])" office:value-type="float" office:value="12.3" calcext:value-type="float">
            <text:p>12,3</text:p>
          </table:table-cell>
          <table:table-cell table:number-columns-repeated="4"/>
          <table:table-cell table:formula="of:=SUM(MOD(SUM([.L371]-[.L$2];[.T$2]);[.R$2]-[.L$2]);[.L$2])" office:value-type="time" office:time-value="PT23H09M59.999999999S" calcext:value-type="time">
            <text:p>23:10:00</text:p>
          </table:table-cell>
          <table:table-cell table:formula="of:=IF([.L372]&lt;[.L371];[.M371]+[.H$2];[.M371])" office:value-type="float" office:value="630" calcext:value-type="float">
            <text:p>630</text:p>
          </table:table-cell>
          <table:table-cell table:formula="of:=OFFSET([.C$4];[.M372];0)" office:value-type="float" office:value="43766" calcext:value-type="float">
            <text:p>43766</text:p>
          </table:table-cell>
          <table:table-cell table:formula="of:=[.L372]" office:value-type="float" office:value="0.965277777777766" calcext:value-type="float">
            <text:p>0.965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372];0)&lt;=[.O37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3]))" office:value-type="date" office:date-value="2019-10-19T22:26:01.096204" calcext:value-type="date">
            <text:p>2019-10-19 22:26:01</text:p>
          </table:table-cell>
          <table:table-cell table:style-name="ce7" table:formula="of:=[.A373]" office:value-type="date" office:date-value="2019-10-19T22:26:01.096204" calcext:value-type="date">
            <text:p>2019-10-19 22:26:01</text:p>
          </table:table-cell>
          <table:table-cell table:formula="of:=TRUNC([.A373])" office:value-type="float" office:value="43757" calcext:value-type="float">
            <text:p>43757</text:p>
          </table:table-cell>
          <table:table-cell table:style-name="ce12" table:formula="of:=[.B373]-[.C373]" office:value-type="date" office:date-value="1899-12-30T22:26:01.09620379284" calcext:value-type="date">
            <text:p>12/30/99 10:26 PM</text:p>
          </table:table-cell>
          <table:table-cell table:formula="of:=MOD([.E372]-[.$E$2];[.$H$2])+1+[.$E$2]" office:value-type="float" office:value="201" calcext:value-type="float">
            <text:p>201</text:p>
          </table:table-cell>
          <table:table-cell table:formula="of:=MOD([.F372]+1/[.$H$2];5)" office:value-type="float" office:value="2.33333333333332" calcext:value-type="float">
            <text:p>2,33333333333332</text:p>
          </table:table-cell>
          <table:table-cell table:formula="of:=IF([.F373]&lt;0.000001;[.G372]+2+1/[.$H$2];[.G372]+1/[.$H$2])" office:value-type="float" office:value="12.3333333333333" calcext:value-type="float">
            <text:p>12,3333333333333</text:p>
          </table:table-cell>
          <table:table-cell table:number-columns-repeated="4"/>
          <table:table-cell table:formula="of:=SUM(MOD(SUM([.L372]-[.L$2];[.T$2]);[.R$2]-[.L$2]);[.L$2])" office:value-type="time" office:time-value="PT23H19M59.999999999S" calcext:value-type="time">
            <text:p>23:20:00</text:p>
          </table:table-cell>
          <table:table-cell table:formula="of:=IF([.L373]&lt;[.L372];[.M372]+[.H$2];[.M372])" office:value-type="float" office:value="630" calcext:value-type="float">
            <text:p>630</text:p>
          </table:table-cell>
          <table:table-cell table:formula="of:=OFFSET([.C$4];[.M373];0)" office:value-type="float" office:value="43766" calcext:value-type="float">
            <text:p>43766</text:p>
          </table:table-cell>
          <table:table-cell table:formula="of:=[.L373]" office:value-type="float" office:value="0.972222222222211" calcext:value-type="float">
            <text:p>0.972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373];0)&lt;=[.O37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4]))" office:value-type="date" office:date-value="2019-10-19T22:15:10.896642" calcext:value-type="date">
            <text:p>2019-10-19 22:15:11</text:p>
          </table:table-cell>
          <table:table-cell table:style-name="ce7" table:formula="of:=[.A374]" office:value-type="date" office:date-value="2019-10-19T22:15:10.896642" calcext:value-type="date">
            <text:p>2019-10-19 22:15:11</text:p>
          </table:table-cell>
          <table:table-cell table:formula="of:=TRUNC([.A374])" office:value-type="float" office:value="43757" calcext:value-type="float">
            <text:p>43757</text:p>
          </table:table-cell>
          <table:table-cell table:style-name="ce12" table:formula="of:=[.B374]-[.C374]" office:value-type="date" office:date-value="1899-12-30T22:15:10.89664197061" calcext:value-type="date">
            <text:p>12/30/99 10:15 PM</text:p>
          </table:table-cell>
          <table:table-cell table:formula="of:=MOD([.E373]-[.$E$2];[.$H$2])+1+[.$E$2]" office:value-type="float" office:value="202" calcext:value-type="float">
            <text:p>202</text:p>
          </table:table-cell>
          <table:table-cell table:formula="of:=MOD([.F373]+1/[.$H$2];5)" office:value-type="float" office:value="2.36666666666665" calcext:value-type="float">
            <text:p>2,36666666666665</text:p>
          </table:table-cell>
          <table:table-cell table:formula="of:=IF([.F374]&lt;0.000001;[.G373]+2+1/[.$H$2];[.G373]+1/[.$H$2])" office:value-type="float" office:value="12.3666666666666" calcext:value-type="float">
            <text:p>12,3666666666666</text:p>
          </table:table-cell>
          <table:table-cell table:number-columns-repeated="4"/>
          <table:table-cell table:formula="of:=SUM(MOD(SUM([.L373]-[.L$2];[.T$2]);[.R$2]-[.L$2]);[.L$2])" office:value-type="time" office:time-value="PT23H29M59.999999999S" calcext:value-type="time">
            <text:p>23:30:00</text:p>
          </table:table-cell>
          <table:table-cell table:formula="of:=IF([.L374]&lt;[.L373];[.M373]+[.H$2];[.M373])" office:value-type="float" office:value="630" calcext:value-type="float">
            <text:p>630</text:p>
          </table:table-cell>
          <table:table-cell table:formula="of:=OFFSET([.C$4];[.M374];0)" office:value-type="float" office:value="43766" calcext:value-type="float">
            <text:p>43766</text:p>
          </table:table-cell>
          <table:table-cell table:formula="of:=[.L374]" office:value-type="float" office:value="0.979166666666655" calcext:value-type="float">
            <text:p>0.979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374];0)&lt;=[.O37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5]))" office:value-type="date" office:date-value="2019-10-19T22:28:29.625662" calcext:value-type="date">
            <text:p>2019-10-19 22:28:30</text:p>
          </table:table-cell>
          <table:table-cell table:style-name="ce7" table:formula="of:=[.A375]" office:value-type="date" office:date-value="2019-10-19T22:28:29.625662" calcext:value-type="date">
            <text:p>2019-10-19 22:28:30</text:p>
          </table:table-cell>
          <table:table-cell table:formula="of:=TRUNC([.A375])" office:value-type="float" office:value="43757" calcext:value-type="float">
            <text:p>43757</text:p>
          </table:table-cell>
          <table:table-cell table:style-name="ce12" table:formula="of:=[.B375]-[.C375]" office:value-type="date" office:date-value="1899-12-30T22:28:29.62566244416" calcext:value-type="date">
            <text:p>12/30/99 10:28 PM</text:p>
          </table:table-cell>
          <table:table-cell table:formula="of:=MOD([.E374]-[.$E$2];[.$H$2])+1+[.$E$2]" office:value-type="float" office:value="203" calcext:value-type="float">
            <text:p>203</text:p>
          </table:table-cell>
          <table:table-cell table:formula="of:=MOD([.F374]+1/[.$H$2];5)" office:value-type="float" office:value="2.39999999999999" calcext:value-type="float">
            <text:p>2,39999999999999</text:p>
          </table:table-cell>
          <table:table-cell table:formula="of:=IF([.F375]&lt;0.000001;[.G374]+2+1/[.$H$2];[.G374]+1/[.$H$2])" office:value-type="float" office:value="12.4" calcext:value-type="float">
            <text:p>12,4</text:p>
          </table:table-cell>
          <table:table-cell table:number-columns-repeated="4"/>
          <table:table-cell table:formula="of:=SUM(MOD(SUM([.L374]-[.L$2];[.T$2]);[.R$2]-[.L$2]);[.L$2])" office:value-type="time" office:time-value="PT23H39M59.999999999S" calcext:value-type="time">
            <text:p>23:40:00</text:p>
          </table:table-cell>
          <table:table-cell table:formula="of:=IF([.L375]&lt;[.L374];[.M374]+[.H$2];[.M374])" office:value-type="float" office:value="630" calcext:value-type="float">
            <text:p>630</text:p>
          </table:table-cell>
          <table:table-cell table:formula="of:=OFFSET([.C$4];[.M375];0)" office:value-type="float" office:value="43766" calcext:value-type="float">
            <text:p>43766</text:p>
          </table:table-cell>
          <table:table-cell table:formula="of:=[.L375]" office:value-type="float" office:value="0.9861111111111" calcext:value-type="float">
            <text:p>0.986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375];0)&lt;=[.O37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6]))" office:value-type="date" office:date-value="2019-10-19T22:40:24.389623" calcext:value-type="date">
            <text:p>2019-10-19 22:40:24</text:p>
          </table:table-cell>
          <table:table-cell table:style-name="ce7" table:formula="of:=[.A376]" office:value-type="date" office:date-value="2019-10-19T22:40:24.389623" calcext:value-type="date">
            <text:p>2019-10-19 22:40:24</text:p>
          </table:table-cell>
          <table:table-cell table:formula="of:=TRUNC([.A376])" office:value-type="float" office:value="43757" calcext:value-type="float">
            <text:p>43757</text:p>
          </table:table-cell>
          <table:table-cell table:style-name="ce12" table:formula="of:=[.B376]-[.C376]" office:value-type="date" office:date-value="1899-12-30T22:40:24.38962336164" calcext:value-type="date">
            <text:p>12/30/99 10:40 PM</text:p>
          </table:table-cell>
          <table:table-cell table:formula="of:=MOD([.E375]-[.$E$2];[.$H$2])+1+[.$E$2]" office:value-type="float" office:value="204" calcext:value-type="float">
            <text:p>204</text:p>
          </table:table-cell>
          <table:table-cell table:formula="of:=MOD([.F375]+1/[.$H$2];5)" office:value-type="float" office:value="2.43333333333332" calcext:value-type="float">
            <text:p>2,43333333333332</text:p>
          </table:table-cell>
          <table:table-cell table:formula="of:=IF([.F376]&lt;0.000001;[.G375]+2+1/[.$H$2];[.G375]+1/[.$H$2])" office:value-type="float" office:value="12.4333333333333" calcext:value-type="float">
            <text:p>12,4333333333333</text:p>
          </table:table-cell>
          <table:table-cell table:number-columns-repeated="4"/>
          <table:table-cell table:formula="of:=SUM(MOD(SUM([.L375]-[.L$2];[.T$2]);[.R$2]-[.L$2]);[.L$2])" office:value-type="time" office:time-value="PT23H49M59.999999999S" calcext:value-type="time">
            <text:p>23:50:00</text:p>
          </table:table-cell>
          <table:table-cell table:formula="of:=IF([.L376]&lt;[.L375];[.M375]+[.H$2];[.M375])" office:value-type="float" office:value="630" calcext:value-type="float">
            <text:p>630</text:p>
          </table:table-cell>
          <table:table-cell table:formula="of:=OFFSET([.C$4];[.M376];0)" office:value-type="float" office:value="43766" calcext:value-type="float">
            <text:p>43766</text:p>
          </table:table-cell>
          <table:table-cell table:formula="of:=[.L376]" office:value-type="float" office:value="0.993055555555544" calcext:value-type="float">
            <text:p>0.993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376];0)&lt;=[.O37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7]))" office:value-type="date" office:date-value="2019-10-19T22:27:19.678463" calcext:value-type="date">
            <text:p>2019-10-19 22:27:20</text:p>
          </table:table-cell>
          <table:table-cell table:style-name="ce7" table:formula="of:=[.A377]" office:value-type="date" office:date-value="2019-10-19T22:27:19.678463" calcext:value-type="date">
            <text:p>2019-10-19 22:27:20</text:p>
          </table:table-cell>
          <table:table-cell table:formula="of:=TRUNC([.A377])" office:value-type="float" office:value="43757" calcext:value-type="float">
            <text:p>43757</text:p>
          </table:table-cell>
          <table:table-cell table:style-name="ce12" table:formula="of:=[.B377]-[.C377]" office:value-type="date" office:date-value="1899-12-30T22:27:19.67846275773" calcext:value-type="date">
            <text:p>12/30/99 10:27 PM</text:p>
          </table:table-cell>
          <table:table-cell table:formula="of:=MOD([.E376]-[.$E$2];[.$H$2])+1+[.$E$2]" office:value-type="float" office:value="205" calcext:value-type="float">
            <text:p>205</text:p>
          </table:table-cell>
          <table:table-cell table:formula="of:=MOD([.F376]+1/[.$H$2];5)" office:value-type="float" office:value="2.46666666666665" calcext:value-type="float">
            <text:p>2,46666666666665</text:p>
          </table:table-cell>
          <table:table-cell table:formula="of:=IF([.F377]&lt;0.000001;[.G376]+2+1/[.$H$2];[.G376]+1/[.$H$2])" office:value-type="float" office:value="12.4666666666666" calcext:value-type="float">
            <text:p>12,4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78]))" office:value-type="date" office:date-value="2019-10-19T22:40:23.119382" calcext:value-type="date">
            <text:p>2019-10-19 22:40:23</text:p>
          </table:table-cell>
          <table:table-cell table:style-name="ce7" table:formula="of:=[.A378]" office:value-type="date" office:date-value="2019-10-19T22:40:23.119382" calcext:value-type="date">
            <text:p>2019-10-19 22:40:23</text:p>
          </table:table-cell>
          <table:table-cell table:formula="of:=TRUNC([.A378])" office:value-type="float" office:value="43757" calcext:value-type="float">
            <text:p>43757</text:p>
          </table:table-cell>
          <table:table-cell table:style-name="ce12" table:formula="of:=[.B378]-[.C378]" office:value-type="date" office:date-value="1899-12-30T22:40:23.11938155908" calcext:value-type="date">
            <text:p>12/30/99 10:40 PM</text:p>
          </table:table-cell>
          <table:table-cell table:formula="of:=MOD([.E377]-[.$E$2];[.$H$2])+1+[.$E$2]" office:value-type="float" office:value="206" calcext:value-type="float">
            <text:p>206</text:p>
          </table:table-cell>
          <table:table-cell table:formula="of:=MOD([.F377]+1/[.$H$2];5)" office:value-type="float" office:value="2.49999999999998" calcext:value-type="float">
            <text:p>2,49999999999998</text:p>
          </table:table-cell>
          <table:table-cell table:formula="of:=IF([.F378]&lt;0.000001;[.G377]+2+1/[.$H$2];[.G377]+1/[.$H$2])" office:value-type="float" office:value="12.5" calcext:value-type="float">
            <text:p>12,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79]))" office:value-type="date" office:date-value="2019-10-19T22:36:06.436162" calcext:value-type="date">
            <text:p>2019-10-19 22:36:06</text:p>
          </table:table-cell>
          <table:table-cell table:style-name="ce7" table:formula="of:=[.A379]" office:value-type="date" office:date-value="2019-10-19T22:36:06.436162" calcext:value-type="date">
            <text:p>2019-10-19 22:36:06</text:p>
          </table:table-cell>
          <table:table-cell table:formula="of:=TRUNC([.A379])" office:value-type="float" office:value="43757" calcext:value-type="float">
            <text:p>43757</text:p>
          </table:table-cell>
          <table:table-cell table:style-name="ce12" table:formula="of:=[.B379]-[.C379]" office:value-type="date" office:date-value="1899-12-30T22:36:06.43616182264" calcext:value-type="date">
            <text:p>12/30/99 10:36 PM</text:p>
          </table:table-cell>
          <table:table-cell table:formula="of:=MOD([.E378]-[.$E$2];[.$H$2])+1+[.$E$2]" office:value-type="float" office:value="207" calcext:value-type="float">
            <text:p>207</text:p>
          </table:table-cell>
          <table:table-cell table:formula="of:=MOD([.F378]+1/[.$H$2];5)" office:value-type="float" office:value="2.53333333333332" calcext:value-type="float">
            <text:p>2,53333333333332</text:p>
          </table:table-cell>
          <table:table-cell table:formula="of:=IF([.F379]&lt;0.000001;[.G378]+2+1/[.$H$2];[.G378]+1/[.$H$2])" office:value-type="float" office:value="12.5333333333333" calcext:value-type="float">
            <text:p>12,5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80]))" office:value-type="date" office:date-value="2019-10-19T22:27:56.434033" calcext:value-type="date">
            <text:p>2019-10-19 22:27:56</text:p>
          </table:table-cell>
          <table:table-cell table:style-name="ce7" table:formula="of:=[.A380]" office:value-type="date" office:date-value="2019-10-19T22:27:56.434033" calcext:value-type="date">
            <text:p>2019-10-19 22:27:56</text:p>
          </table:table-cell>
          <table:table-cell table:formula="of:=TRUNC([.A380])" office:value-type="float" office:value="43757" calcext:value-type="float">
            <text:p>43757</text:p>
          </table:table-cell>
          <table:table-cell table:style-name="ce12" table:formula="of:=[.B380]-[.C380]" office:value-type="date" office:date-value="1899-12-30T22:27:56.43403310794" calcext:value-type="date">
            <text:p>12/30/99 10:27 PM</text:p>
          </table:table-cell>
          <table:table-cell table:formula="of:=MOD([.E379]-[.$E$2];[.$H$2])+1+[.$E$2]" office:value-type="float" office:value="208" calcext:value-type="float">
            <text:p>208</text:p>
          </table:table-cell>
          <table:table-cell table:formula="of:=MOD([.F379]+1/[.$H$2];5)" office:value-type="float" office:value="2.56666666666665" calcext:value-type="float">
            <text:p>2,56666666666665</text:p>
          </table:table-cell>
          <table:table-cell table:formula="of:=IF([.F380]&lt;0.000001;[.G379]+2+1/[.$H$2];[.G379]+1/[.$H$2])" office:value-type="float" office:value="12.5666666666666" calcext:value-type="float">
            <text:p>12,5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81]))" office:value-type="date" office:date-value="2019-10-19T22:28:42.100181" calcext:value-type="date">
            <text:p>2019-10-19 22:28:42</text:p>
          </table:table-cell>
          <table:table-cell table:style-name="ce7" table:formula="of:=[.A381]" office:value-type="date" office:date-value="2019-10-19T22:28:42.100181" calcext:value-type="date">
            <text:p>2019-10-19 22:28:42</text:p>
          </table:table-cell>
          <table:table-cell table:formula="of:=TRUNC([.A381])" office:value-type="float" office:value="43757" calcext:value-type="float">
            <text:p>43757</text:p>
          </table:table-cell>
          <table:table-cell table:style-name="ce12" table:formula="of:=[.B381]-[.C381]" office:value-type="date" office:date-value="1899-12-30T22:28:42.10018113256" calcext:value-type="date">
            <text:p>12/30/99 10:28 PM</text:p>
          </table:table-cell>
          <table:table-cell table:formula="of:=MOD([.E380]-[.$E$2];[.$H$2])+1+[.$E$2]" office:value-type="float" office:value="209" calcext:value-type="float">
            <text:p>209</text:p>
          </table:table-cell>
          <table:table-cell table:formula="of:=MOD([.F380]+1/[.$H$2];5)" office:value-type="float" office:value="2.59999999999998" calcext:value-type="float">
            <text:p>2,59999999999998</text:p>
          </table:table-cell>
          <table:table-cell table:formula="of:=IF([.F381]&lt;0.000001;[.G380]+2+1/[.$H$2];[.G380]+1/[.$H$2])" office:value-type="float" office:value="12.6" calcext:value-type="float">
            <text:p>12,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82]))" office:value-type="date" office:date-value="2019-10-19T22:40:30.989149" calcext:value-type="date">
            <text:p>2019-10-19 22:40:31</text:p>
          </table:table-cell>
          <table:table-cell table:style-name="ce7" table:formula="of:=[.A382]" office:value-type="date" office:date-value="2019-10-19T22:40:30.989149" calcext:value-type="date">
            <text:p>2019-10-19 22:40:31</text:p>
          </table:table-cell>
          <table:table-cell table:formula="of:=TRUNC([.A382])" office:value-type="float" office:value="43757" calcext:value-type="float">
            <text:p>43757</text:p>
          </table:table-cell>
          <table:table-cell table:style-name="ce12" table:formula="of:=[.B382]-[.C382]" office:value-type="date" office:date-value="1899-12-30T22:40:30.9891493991" calcext:value-type="date">
            <text:p>12/30/99 10:40 PM</text:p>
          </table:table-cell>
          <table:table-cell table:formula="of:=MOD([.E381]-[.$E$2];[.$H$2])+1+[.$E$2]" office:value-type="float" office:value="210" calcext:value-type="float">
            <text:p>210</text:p>
          </table:table-cell>
          <table:table-cell table:formula="of:=MOD([.F381]+1/[.$H$2];5)" office:value-type="float" office:value="2.63333333333332" calcext:value-type="float">
            <text:p>2,63333333333332</text:p>
          </table:table-cell>
          <table:table-cell table:formula="of:=IF([.F382]&lt;0.000001;[.G381]+2+1/[.$H$2];[.G381]+1/[.$H$2])" office:value-type="float" office:value="12.6333333333333" calcext:value-type="float">
            <text:p>12,6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83]))" office:value-type="date" office:date-value="2019-10-19T22:53:59.756057" calcext:value-type="date">
            <text:p>2019-10-19 22:54:00</text:p>
          </table:table-cell>
          <table:table-cell table:style-name="ce7" table:formula="of:=[.A383]" office:value-type="date" office:date-value="2019-10-19T22:53:59.756057" calcext:value-type="date">
            <text:p>2019-10-19 22:54:00</text:p>
          </table:table-cell>
          <table:table-cell table:formula="of:=TRUNC([.A383])" office:value-type="float" office:value="43757" calcext:value-type="float">
            <text:p>43757</text:p>
          </table:table-cell>
          <table:table-cell table:style-name="ce12" table:formula="of:=[.B383]-[.C383]" office:value-type="date" office:date-value="1899-12-30T22:53:59.75605736487" calcext:value-type="date">
            <text:p>12/30/99 10:54 PM</text:p>
          </table:table-cell>
          <table:table-cell table:formula="of:=MOD([.E382]-[.$E$2];[.$H$2])+1+[.$E$2]" office:value-type="float" office:value="211" calcext:value-type="float">
            <text:p>211</text:p>
          </table:table-cell>
          <table:table-cell table:formula="of:=MOD([.F382]+1/[.$H$2];5)" office:value-type="float" office:value="2.66666666666665" calcext:value-type="float">
            <text:p>2,66666666666665</text:p>
          </table:table-cell>
          <table:table-cell table:formula="of:=IF([.F383]&lt;0.000001;[.G382]+2+1/[.$H$2];[.G382]+1/[.$H$2])" office:value-type="float" office:value="12.6666666666666" calcext:value-type="float">
            <text:p>12,6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84]))" office:value-type="date" office:date-value="2019-10-19T23:16:20.245655" calcext:value-type="date">
            <text:p>2019-10-19 23:16:20</text:p>
          </table:table-cell>
          <table:table-cell table:style-name="ce7" table:formula="of:=[.A384]" office:value-type="date" office:date-value="2019-10-19T23:16:20.245655" calcext:value-type="date">
            <text:p>2019-10-19 23:16:20</text:p>
          </table:table-cell>
          <table:table-cell table:formula="of:=TRUNC([.A384])" office:value-type="float" office:value="43757" calcext:value-type="float">
            <text:p>43757</text:p>
          </table:table-cell>
          <table:table-cell table:style-name="ce12" table:formula="of:=[.B384]-[.C384]" office:value-type="date" office:date-value="1899-12-30T23:16:20.24565456435" calcext:value-type="date">
            <text:p>12/30/99 11:16 PM</text:p>
          </table:table-cell>
          <table:table-cell table:formula="of:=MOD([.E383]-[.$E$2];[.$H$2])+1+[.$E$2]" office:value-type="float" office:value="212" calcext:value-type="float">
            <text:p>212</text:p>
          </table:table-cell>
          <table:table-cell table:formula="of:=MOD([.F383]+1/[.$H$2];5)" office:value-type="float" office:value="2.69999999999998" calcext:value-type="float">
            <text:p>2,69999999999998</text:p>
          </table:table-cell>
          <table:table-cell table:formula="of:=IF([.F384]&lt;0.000001;[.G383]+2+1/[.$H$2];[.G383]+1/[.$H$2])" office:value-type="float" office:value="12.7" calcext:value-type="float">
            <text:p>12,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85]))" office:value-type="date" office:date-value="2019-10-19T22:38:15.420318" calcext:value-type="date">
            <text:p>2019-10-19 22:38:15</text:p>
          </table:table-cell>
          <table:table-cell table:style-name="ce7" table:formula="of:=[.A385]" office:value-type="date" office:date-value="2019-10-19T22:38:15.420318" calcext:value-type="date">
            <text:p>2019-10-19 22:38:15</text:p>
          </table:table-cell>
          <table:table-cell table:formula="of:=TRUNC([.A385])" office:value-type="float" office:value="43757" calcext:value-type="float">
            <text:p>43757</text:p>
          </table:table-cell>
          <table:table-cell table:style-name="ce12" table:formula="of:=[.B385]-[.C385]" office:value-type="date" office:date-value="1899-12-30T22:38:15.42031812016" calcext:value-type="date">
            <text:p>12/30/99 10:38 PM</text:p>
          </table:table-cell>
          <table:table-cell table:formula="of:=MOD([.E384]-[.$E$2];[.$H$2])+1+[.$E$2]" office:value-type="float" office:value="213" calcext:value-type="float">
            <text:p>213</text:p>
          </table:table-cell>
          <table:table-cell table:formula="of:=MOD([.F384]+1/[.$H$2];5)" office:value-type="float" office:value="2.73333333333332" calcext:value-type="float">
            <text:p>2,73333333333332</text:p>
          </table:table-cell>
          <table:table-cell table:formula="of:=IF([.F385]&lt;0.000001;[.G384]+2+1/[.$H$2];[.G384]+1/[.$H$2])" office:value-type="float" office:value="12.7333333333333" calcext:value-type="float">
            <text:p>12,7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86]))" office:value-type="date" office:date-value="2019-10-19T22:16:59.671654" calcext:value-type="date">
            <text:p>2019-10-19 22:17:00</text:p>
          </table:table-cell>
          <table:table-cell table:style-name="ce7" table:formula="of:=[.A386]" office:value-type="date" office:date-value="2019-10-19T22:16:59.671654" calcext:value-type="date">
            <text:p>2019-10-19 22:17:00</text:p>
          </table:table-cell>
          <table:table-cell table:formula="of:=TRUNC([.A386])" office:value-type="float" office:value="43757" calcext:value-type="float">
            <text:p>43757</text:p>
          </table:table-cell>
          <table:table-cell table:style-name="ce12" table:formula="of:=[.B386]-[.C386]" office:value-type="date" office:date-value="1899-12-30T22:16:59.67165421229" calcext:value-type="date">
            <text:p>12/30/99 10:17 PM</text:p>
          </table:table-cell>
          <table:table-cell table:formula="of:=MOD([.E385]-[.$E$2];[.$H$2])+1+[.$E$2]" office:value-type="float" office:value="214" calcext:value-type="float">
            <text:p>214</text:p>
          </table:table-cell>
          <table:table-cell table:formula="of:=MOD([.F385]+1/[.$H$2];5)" office:value-type="float" office:value="2.76666666666665" calcext:value-type="float">
            <text:p>2,76666666666665</text:p>
          </table:table-cell>
          <table:table-cell table:formula="of:=IF([.F386]&lt;0.000001;[.G385]+2+1/[.$H$2];[.G385]+1/[.$H$2])" office:value-type="float" office:value="12.7666666666666" calcext:value-type="float">
            <text:p>12,7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87]))" office:value-type="date" office:date-value="2019-10-19T22:31:05.088763" calcext:value-type="date">
            <text:p>2019-10-19 22:31:05</text:p>
          </table:table-cell>
          <table:table-cell table:style-name="ce7" table:formula="of:=[.A387]" office:value-type="date" office:date-value="2019-10-19T22:31:05.088763" calcext:value-type="date">
            <text:p>2019-10-19 22:31:05</text:p>
          </table:table-cell>
          <table:table-cell table:formula="of:=TRUNC([.A387])" office:value-type="float" office:value="43757" calcext:value-type="float">
            <text:p>43757</text:p>
          </table:table-cell>
          <table:table-cell table:style-name="ce12" table:formula="of:=[.B387]-[.C387]" office:value-type="date" office:date-value="1899-12-30T22:31:05.08876257576" calcext:value-type="date">
            <text:p>12/30/99 10:31 PM</text:p>
          </table:table-cell>
          <table:table-cell table:formula="of:=MOD([.E386]-[.$E$2];[.$H$2])+1+[.$E$2]" office:value-type="float" office:value="215" calcext:value-type="float">
            <text:p>215</text:p>
          </table:table-cell>
          <table:table-cell table:formula="of:=MOD([.F386]+1/[.$H$2];5)" office:value-type="float" office:value="2.79999999999998" calcext:value-type="float">
            <text:p>2,79999999999998</text:p>
          </table:table-cell>
          <table:table-cell table:formula="of:=IF([.F387]&lt;0.000001;[.G386]+2+1/[.$H$2];[.G386]+1/[.$H$2])" office:value-type="float" office:value="12.8" calcext:value-type="float">
            <text:p>12,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88]))" office:value-type="date" office:date-value="2019-10-19T22:21:51.600265" calcext:value-type="date">
            <text:p>2019-10-19 22:21:52</text:p>
          </table:table-cell>
          <table:table-cell table:style-name="ce7" table:formula="of:=[.A388]" office:value-type="date" office:date-value="2019-10-19T22:21:51.600265" calcext:value-type="date">
            <text:p>2019-10-19 22:21:52</text:p>
          </table:table-cell>
          <table:table-cell table:formula="of:=TRUNC([.A388])" office:value-type="float" office:value="43757" calcext:value-type="float">
            <text:p>43757</text:p>
          </table:table-cell>
          <table:table-cell table:style-name="ce12" table:formula="of:=[.B388]-[.C388]" office:value-type="date" office:date-value="1899-12-30T22:21:51.60026465077" calcext:value-type="date">
            <text:p>12/30/99 10:21 PM</text:p>
          </table:table-cell>
          <table:table-cell table:formula="of:=MOD([.E387]-[.$E$2];[.$H$2])+1+[.$E$2]" office:value-type="float" office:value="216" calcext:value-type="float">
            <text:p>216</text:p>
          </table:table-cell>
          <table:table-cell table:formula="of:=MOD([.F387]+1/[.$H$2];5)" office:value-type="float" office:value="2.83333333333332" calcext:value-type="float">
            <text:p>2,83333333333332</text:p>
          </table:table-cell>
          <table:table-cell table:formula="of:=IF([.F388]&lt;0.000001;[.G387]+2+1/[.$H$2];[.G387]+1/[.$H$2])" office:value-type="float" office:value="12.8333333333333" calcext:value-type="float">
            <text:p>12,8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89]))" office:value-type="date" office:date-value="2019-10-19T22:31:53.16604" calcext:value-type="date">
            <text:p>2019-10-19 22:31:53</text:p>
          </table:table-cell>
          <table:table-cell table:style-name="ce7" table:formula="of:=[.A389]" office:value-type="date" office:date-value="2019-10-19T22:31:53.16604" calcext:value-type="date">
            <text:p>2019-10-19 22:31:53</text:p>
          </table:table-cell>
          <table:table-cell table:formula="of:=TRUNC([.A389])" office:value-type="float" office:value="43757" calcext:value-type="float">
            <text:p>43757</text:p>
          </table:table-cell>
          <table:table-cell table:style-name="ce12" table:formula="of:=[.B389]-[.C389]" office:value-type="date" office:date-value="1899-12-30T22:31:53.1660396466" calcext:value-type="date">
            <text:p>12/30/99 10:31 PM</text:p>
          </table:table-cell>
          <table:table-cell table:formula="of:=MOD([.E388]-[.$E$2];[.$H$2])+1+[.$E$2]" office:value-type="float" office:value="217" calcext:value-type="float">
            <text:p>217</text:p>
          </table:table-cell>
          <table:table-cell table:formula="of:=MOD([.F388]+1/[.$H$2];5)" office:value-type="float" office:value="2.86666666666665" calcext:value-type="float">
            <text:p>2,86666666666665</text:p>
          </table:table-cell>
          <table:table-cell table:formula="of:=IF([.F389]&lt;0.000001;[.G388]+2+1/[.$H$2];[.G388]+1/[.$H$2])" office:value-type="float" office:value="12.8666666666666" calcext:value-type="float">
            <text:p>12,8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90]))" office:value-type="date" office:date-value="2019-10-19T22:29:01.636759" calcext:value-type="date">
            <text:p>2019-10-19 22:29:02</text:p>
          </table:table-cell>
          <table:table-cell table:style-name="ce7" table:formula="of:=[.A390]" office:value-type="date" office:date-value="2019-10-19T22:29:01.636759" calcext:value-type="date">
            <text:p>2019-10-19 22:29:02</text:p>
          </table:table-cell>
          <table:table-cell table:formula="of:=TRUNC([.A390])" office:value-type="float" office:value="43757" calcext:value-type="float">
            <text:p>43757</text:p>
          </table:table-cell>
          <table:table-cell table:style-name="ce12" table:formula="of:=[.B390]-[.C390]" office:value-type="date" office:date-value="1899-12-30T22:29:01.6367585538" calcext:value-type="date">
            <text:p>12/30/99 10:29 PM</text:p>
          </table:table-cell>
          <table:table-cell table:formula="of:=MOD([.E389]-[.$E$2];[.$H$2])+1+[.$E$2]" office:value-type="float" office:value="218" calcext:value-type="float">
            <text:p>218</text:p>
          </table:table-cell>
          <table:table-cell table:formula="of:=MOD([.F389]+1/[.$H$2];5)" office:value-type="float" office:value="2.89999999999998" calcext:value-type="float">
            <text:p>2,89999999999998</text:p>
          </table:table-cell>
          <table:table-cell table:formula="of:=IF([.F390]&lt;0.000001;[.G389]+2+1/[.$H$2];[.G389]+1/[.$H$2])" office:value-type="float" office:value="12.9" calcext:value-type="float">
            <text:p>12,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91]))" office:value-type="date" office:date-value="2019-10-19T22:23:45.707621" calcext:value-type="date">
            <text:p>2019-10-19 22:23:46</text:p>
          </table:table-cell>
          <table:table-cell table:style-name="ce7" table:formula="of:=[.A391]" office:value-type="date" office:date-value="2019-10-19T22:23:45.707621" calcext:value-type="date">
            <text:p>2019-10-19 22:23:46</text:p>
          </table:table-cell>
          <table:table-cell table:formula="of:=TRUNC([.A391])" office:value-type="float" office:value="43757" calcext:value-type="float">
            <text:p>43757</text:p>
          </table:table-cell>
          <table:table-cell table:style-name="ce12" table:formula="of:=[.B391]-[.C391]" office:value-type="date" office:date-value="1899-12-30T22:23:45.70762073155" calcext:value-type="date">
            <text:p>12/30/99 10:23 PM</text:p>
          </table:table-cell>
          <table:table-cell table:formula="of:=MOD([.E390]-[.$E$2];[.$H$2])+1+[.$E$2]" office:value-type="float" office:value="219" calcext:value-type="float">
            <text:p>219</text:p>
          </table:table-cell>
          <table:table-cell table:formula="of:=MOD([.F390]+1/[.$H$2];5)" office:value-type="float" office:value="2.93333333333332" calcext:value-type="float">
            <text:p>2,93333333333332</text:p>
          </table:table-cell>
          <table:table-cell table:formula="of:=IF([.F391]&lt;0.000001;[.G390]+2+1/[.$H$2];[.G390]+1/[.$H$2])" office:value-type="float" office:value="12.9333333333333" calcext:value-type="float">
            <text:p>12,9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92]))" office:value-type="date" office:date-value="2019-10-19T22:48:45.817678" calcext:value-type="date">
            <text:p>2019-10-19 22:48:46</text:p>
          </table:table-cell>
          <table:table-cell table:style-name="ce7" table:formula="of:=[.A392]" office:value-type="date" office:date-value="2019-10-19T22:48:45.817678" calcext:value-type="date">
            <text:p>2019-10-19 22:48:46</text:p>
          </table:table-cell>
          <table:table-cell table:formula="of:=TRUNC([.A392])" office:value-type="float" office:value="43757" calcext:value-type="float">
            <text:p>43757</text:p>
          </table:table-cell>
          <table:table-cell table:style-name="ce12" table:formula="of:=[.B392]-[.C392]" office:value-type="date" office:date-value="1899-12-30T22:48:45.81767770462" calcext:value-type="date">
            <text:p>12/30/99 10:48 PM</text:p>
          </table:table-cell>
          <table:table-cell table:formula="of:=MOD([.E391]-[.$E$2];[.$H$2])+1+[.$E$2]" office:value-type="float" office:value="220" calcext:value-type="float">
            <text:p>220</text:p>
          </table:table-cell>
          <table:table-cell table:formula="of:=MOD([.F391]+1/[.$H$2];5)" office:value-type="float" office:value="2.96666666666665" calcext:value-type="float">
            <text:p>2,96666666666665</text:p>
          </table:table-cell>
          <table:table-cell table:formula="of:=IF([.F392]&lt;0.000001;[.G391]+2+1/[.$H$2];[.G391]+1/[.$H$2])" office:value-type="float" office:value="12.9666666666666" calcext:value-type="float">
            <text:p>12,9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93]))" office:value-type="date" office:date-value="2019-10-20T22:23:07.435741" calcext:value-type="date">
            <text:p>2019-10-20 22:23:07</text:p>
          </table:table-cell>
          <table:table-cell table:style-name="ce7" table:formula="of:=[.A393]" office:value-type="date" office:date-value="2019-10-20T22:23:07.435741" calcext:value-type="date">
            <text:p>2019-10-20 22:23:07</text:p>
          </table:table-cell>
          <table:table-cell table:formula="of:=TRUNC([.A393])" office:value-type="float" office:value="43758" calcext:value-type="float">
            <text:p>43758</text:p>
          </table:table-cell>
          <table:table-cell table:style-name="ce12" table:formula="of:=[.B393]-[.C393]" office:value-type="date" office:date-value="1899-12-30T22:23:07.43574083783" calcext:value-type="date">
            <text:p>12/30/99 10:23 PM</text:p>
          </table:table-cell>
          <table:table-cell table:formula="of:=MOD([.E392]-[.$E$2];[.$H$2])+1+[.$E$2]" office:value-type="float" office:value="191" calcext:value-type="float">
            <text:p>191</text:p>
          </table:table-cell>
          <table:table-cell table:formula="of:=MOD([.F392]+1/[.$H$2];5)" office:value-type="float" office:value="2.99999999999998" calcext:value-type="float">
            <text:p>2,99999999999998</text:p>
          </table:table-cell>
          <table:table-cell table:formula="of:=IF([.F393]&lt;0.000001;[.G392]+2+1/[.$H$2];[.G392]+1/[.$H$2])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94]))" office:value-type="date" office:date-value="2019-10-20T21:48:21.214767" calcext:value-type="date">
            <text:p>2019-10-20 21:48:21</text:p>
          </table:table-cell>
          <table:table-cell table:style-name="ce7" table:formula="of:=[.A394]" office:value-type="date" office:date-value="2019-10-20T21:48:21.214767" calcext:value-type="date">
            <text:p>2019-10-20 21:48:21</text:p>
          </table:table-cell>
          <table:table-cell table:formula="of:=TRUNC([.A394])" office:value-type="float" office:value="43758" calcext:value-type="float">
            <text:p>43758</text:p>
          </table:table-cell>
          <table:table-cell table:style-name="ce12" table:formula="of:=[.B394]-[.C394]" office:value-type="date" office:date-value="1899-12-30T21:48:21.21476745699" calcext:value-type="date">
            <text:p>12/30/99 09:48 PM</text:p>
          </table:table-cell>
          <table:table-cell table:formula="of:=MOD([.E393]-[.$E$2];[.$H$2])+1+[.$E$2]" office:value-type="float" office:value="192" calcext:value-type="float">
            <text:p>192</text:p>
          </table:table-cell>
          <table:table-cell table:formula="of:=MOD([.F393]+1/[.$H$2];5)" office:value-type="float" office:value="3.03333333333332" calcext:value-type="float">
            <text:p>3,03333333333332</text:p>
          </table:table-cell>
          <table:table-cell table:formula="of:=IF([.F394]&lt;0.000001;[.G393]+2+1/[.$H$2];[.G393]+1/[.$H$2])" office:value-type="float" office:value="13.0333333333333" calcext:value-type="float">
            <text:p>13,0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95]))" office:value-type="date" office:date-value="2019-10-20T22:25:43.106698" calcext:value-type="date">
            <text:p>2019-10-20 22:25:43</text:p>
          </table:table-cell>
          <table:table-cell table:style-name="ce7" table:formula="of:=[.A395]" office:value-type="date" office:date-value="2019-10-20T22:25:43.106698" calcext:value-type="date">
            <text:p>2019-10-20 22:25:43</text:p>
          </table:table-cell>
          <table:table-cell table:formula="of:=TRUNC([.A395])" office:value-type="float" office:value="43758" calcext:value-type="float">
            <text:p>43758</text:p>
          </table:table-cell>
          <table:table-cell table:style-name="ce12" table:formula="of:=[.B395]-[.C395]" office:value-type="date" office:date-value="1899-12-30T22:25:43.10669791885" calcext:value-type="date">
            <text:p>12/30/99 10:25 PM</text:p>
          </table:table-cell>
          <table:table-cell table:formula="of:=MOD([.E394]-[.$E$2];[.$H$2])+1+[.$E$2]" office:value-type="float" office:value="193" calcext:value-type="float">
            <text:p>193</text:p>
          </table:table-cell>
          <table:table-cell table:formula="of:=MOD([.F394]+1/[.$H$2];5)" office:value-type="float" office:value="3.06666666666665" calcext:value-type="float">
            <text:p>3,06666666666665</text:p>
          </table:table-cell>
          <table:table-cell table:formula="of:=IF([.F395]&lt;0.000001;[.G394]+2+1/[.$H$2];[.G394]+1/[.$H$2])" office:value-type="float" office:value="13.0666666666666" calcext:value-type="float">
            <text:p>13,0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96]))" office:value-type="date" office:date-value="2019-10-20T22:42:59.441596" calcext:value-type="date">
            <text:p>2019-10-20 22:42:59</text:p>
          </table:table-cell>
          <table:table-cell table:style-name="ce7" table:formula="of:=[.A396]" office:value-type="date" office:date-value="2019-10-20T22:42:59.441596" calcext:value-type="date">
            <text:p>2019-10-20 22:42:59</text:p>
          </table:table-cell>
          <table:table-cell table:formula="of:=TRUNC([.A396])" office:value-type="float" office:value="43758" calcext:value-type="float">
            <text:p>43758</text:p>
          </table:table-cell>
          <table:table-cell table:style-name="ce12" table:formula="of:=[.B396]-[.C396]" office:value-type="date" office:date-value="1899-12-30T22:42:59.44159617182" calcext:value-type="date">
            <text:p>12/30/99 10:42 PM</text:p>
          </table:table-cell>
          <table:table-cell table:formula="of:=MOD([.E395]-[.$E$2];[.$H$2])+1+[.$E$2]" office:value-type="float" office:value="194" calcext:value-type="float">
            <text:p>194</text:p>
          </table:table-cell>
          <table:table-cell table:formula="of:=MOD([.F395]+1/[.$H$2];5)" office:value-type="float" office:value="3.09999999999998" calcext:value-type="float">
            <text:p>3,09999999999998</text:p>
          </table:table-cell>
          <table:table-cell table:formula="of:=IF([.F396]&lt;0.000001;[.G395]+2+1/[.$H$2];[.G395]+1/[.$H$2])" office:value-type="float" office:value="13.1" calcext:value-type="float">
            <text:p>13,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97]))" office:value-type="date" office:date-value="2019-10-20T22:21:58.551596" calcext:value-type="date">
            <text:p>2019-10-20 22:21:59</text:p>
          </table:table-cell>
          <table:table-cell table:style-name="ce7" table:formula="of:=[.A397]" office:value-type="date" office:date-value="2019-10-20T22:21:58.551596" calcext:value-type="date">
            <text:p>2019-10-20 22:21:59</text:p>
          </table:table-cell>
          <table:table-cell table:formula="of:=TRUNC([.A397])" office:value-type="float" office:value="43758" calcext:value-type="float">
            <text:p>43758</text:p>
          </table:table-cell>
          <table:table-cell table:style-name="ce12" table:formula="of:=[.B397]-[.C397]" office:value-type="date" office:date-value="1899-12-30T22:21:58.5515961377" calcext:value-type="date">
            <text:p>12/30/99 10:21 PM</text:p>
          </table:table-cell>
          <table:table-cell table:formula="of:=MOD([.E396]-[.$E$2];[.$H$2])+1+[.$E$2]" office:value-type="float" office:value="195" calcext:value-type="float">
            <text:p>195</text:p>
          </table:table-cell>
          <table:table-cell table:formula="of:=MOD([.F396]+1/[.$H$2];5)" office:value-type="float" office:value="3.13333333333332" calcext:value-type="float">
            <text:p>3,13333333333332</text:p>
          </table:table-cell>
          <table:table-cell table:formula="of:=IF([.F397]&lt;0.000001;[.G396]+2+1/[.$H$2];[.G396]+1/[.$H$2])" office:value-type="float" office:value="13.1333333333333" calcext:value-type="float">
            <text:p>13,1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98]))" office:value-type="date" office:date-value="2019-10-20T22:30:18.734365" calcext:value-type="date">
            <text:p>2019-10-20 22:30:19</text:p>
          </table:table-cell>
          <table:table-cell table:style-name="ce7" table:formula="of:=[.A398]" office:value-type="date" office:date-value="2019-10-20T22:30:18.734365" calcext:value-type="date">
            <text:p>2019-10-20 22:30:19</text:p>
          </table:table-cell>
          <table:table-cell table:formula="of:=TRUNC([.A398])" office:value-type="float" office:value="43758" calcext:value-type="float">
            <text:p>43758</text:p>
          </table:table-cell>
          <table:table-cell table:style-name="ce12" table:formula="of:=[.B398]-[.C398]" office:value-type="date" office:date-value="1899-12-30T22:30:18.73436516616" calcext:value-type="date">
            <text:p>12/30/99 10:30 PM</text:p>
          </table:table-cell>
          <table:table-cell table:formula="of:=MOD([.E397]-[.$E$2];[.$H$2])+1+[.$E$2]" office:value-type="float" office:value="196" calcext:value-type="float">
            <text:p>196</text:p>
          </table:table-cell>
          <table:table-cell table:formula="of:=MOD([.F397]+1/[.$H$2];5)" office:value-type="float" office:value="3.16666666666665" calcext:value-type="float">
            <text:p>3,16666666666665</text:p>
          </table:table-cell>
          <table:table-cell table:formula="of:=IF([.F398]&lt;0.000001;[.G397]+2+1/[.$H$2];[.G397]+1/[.$H$2])" office:value-type="float" office:value="13.1666666666666" calcext:value-type="float">
            <text:p>13,1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99]))" office:value-type="date" office:date-value="2019-10-20T22:09:03.778168" calcext:value-type="date">
            <text:p>2019-10-20 22:09:04</text:p>
          </table:table-cell>
          <table:table-cell table:style-name="ce7" table:formula="of:=[.A399]" office:value-type="date" office:date-value="2019-10-20T22:09:03.778168" calcext:value-type="date">
            <text:p>2019-10-20 22:09:04</text:p>
          </table:table-cell>
          <table:table-cell table:formula="of:=TRUNC([.A399])" office:value-type="float" office:value="43758" calcext:value-type="float">
            <text:p>43758</text:p>
          </table:table-cell>
          <table:table-cell table:style-name="ce12" table:formula="of:=[.B399]-[.C399]" office:value-type="date" office:date-value="1899-12-30T22:09:03.778167665" calcext:value-type="date">
            <text:p>12/30/99 10:09 PM</text:p>
          </table:table-cell>
          <table:table-cell table:formula="of:=MOD([.E398]-[.$E$2];[.$H$2])+1+[.$E$2]" office:value-type="float" office:value="197" calcext:value-type="float">
            <text:p>197</text:p>
          </table:table-cell>
          <table:table-cell table:formula="of:=MOD([.F398]+1/[.$H$2];5)" office:value-type="float" office:value="3.19999999999998" calcext:value-type="float">
            <text:p>3,19999999999998</text:p>
          </table:table-cell>
          <table:table-cell table:formula="of:=IF([.F399]&lt;0.000001;[.G398]+2+1/[.$H$2];[.G398]+1/[.$H$2])" office:value-type="float" office:value="13.2" calcext:value-type="float">
            <text:p>13,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0]))" office:value-type="date" office:date-value="2019-10-20T22:34:19.55168" calcext:value-type="date">
            <text:p>2019-10-20 22:34:20</text:p>
          </table:table-cell>
          <table:table-cell table:style-name="ce7" table:formula="of:=[.A400]" office:value-type="date" office:date-value="2019-10-20T22:34:19.55168" calcext:value-type="date">
            <text:p>2019-10-20 22:34:20</text:p>
          </table:table-cell>
          <table:table-cell table:formula="of:=TRUNC([.A400])" office:value-type="float" office:value="43758" calcext:value-type="float">
            <text:p>43758</text:p>
          </table:table-cell>
          <table:table-cell table:style-name="ce12" table:formula="of:=[.B400]-[.C400]" office:value-type="date" office:date-value="1899-12-30T22:34:19.55168008804" calcext:value-type="date">
            <text:p>12/30/99 10:34 PM</text:p>
          </table:table-cell>
          <table:table-cell table:formula="of:=MOD([.E399]-[.$E$2];[.$H$2])+1+[.$E$2]" office:value-type="float" office:value="198" calcext:value-type="float">
            <text:p>198</text:p>
          </table:table-cell>
          <table:table-cell table:formula="of:=MOD([.F399]+1/[.$H$2];5)" office:value-type="float" office:value="3.23333333333332" calcext:value-type="float">
            <text:p>3,23333333333332</text:p>
          </table:table-cell>
          <table:table-cell table:formula="of:=IF([.F400]&lt;0.000001;[.G399]+2+1/[.$H$2];[.G399]+1/[.$H$2])" office:value-type="float" office:value="13.2333333333333" calcext:value-type="float">
            <text:p>13,2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1]))" office:value-type="date" office:date-value="2019-10-20T22:18:24.329464" calcext:value-type="date">
            <text:p>2019-10-20 22:18:24</text:p>
          </table:table-cell>
          <table:table-cell table:style-name="ce7" table:formula="of:=[.A401]" office:value-type="date" office:date-value="2019-10-20T22:18:24.329464" calcext:value-type="date">
            <text:p>2019-10-20 22:18:24</text:p>
          </table:table-cell>
          <table:table-cell table:formula="of:=TRUNC([.A401])" office:value-type="float" office:value="43758" calcext:value-type="float">
            <text:p>43758</text:p>
          </table:table-cell>
          <table:table-cell table:style-name="ce12" table:formula="of:=[.B401]-[.C401]" office:value-type="date" office:date-value="1899-12-30T22:18:24.32946423534" calcext:value-type="date">
            <text:p>12/30/99 10:18 PM</text:p>
          </table:table-cell>
          <table:table-cell table:formula="of:=MOD([.E400]-[.$E$2];[.$H$2])+1+[.$E$2]" office:value-type="float" office:value="199" calcext:value-type="float">
            <text:p>199</text:p>
          </table:table-cell>
          <table:table-cell table:formula="of:=MOD([.F400]+1/[.$H$2];5)" office:value-type="float" office:value="3.26666666666665" calcext:value-type="float">
            <text:p>3,26666666666665</text:p>
          </table:table-cell>
          <table:table-cell table:formula="of:=IF([.F401]&lt;0.000001;[.G400]+2+1/[.$H$2];[.G400]+1/[.$H$2])" office:value-type="float" office:value="13.2666666666666" calcext:value-type="float">
            <text:p>13,2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2]))" office:value-type="date" office:date-value="2019-10-20T22:21:16.975709" calcext:value-type="date">
            <text:p>2019-10-20 22:21:17</text:p>
          </table:table-cell>
          <table:table-cell table:style-name="ce7" table:formula="of:=[.A402]" office:value-type="date" office:date-value="2019-10-20T22:21:16.975709" calcext:value-type="date">
            <text:p>2019-10-20 22:21:17</text:p>
          </table:table-cell>
          <table:table-cell table:formula="of:=TRUNC([.A402])" office:value-type="float" office:value="43758" calcext:value-type="float">
            <text:p>43758</text:p>
          </table:table-cell>
          <table:table-cell table:style-name="ce12" table:formula="of:=[.B402]-[.C402]" office:value-type="date" office:date-value="1899-12-30T22:21:16.97570894379" calcext:value-type="date">
            <text:p>12/30/99 10:21 PM</text:p>
          </table:table-cell>
          <table:table-cell table:formula="of:=MOD([.E401]-[.$E$2];[.$H$2])+1+[.$E$2]" office:value-type="float" office:value="200" calcext:value-type="float">
            <text:p>200</text:p>
          </table:table-cell>
          <table:table-cell table:formula="of:=MOD([.F401]+1/[.$H$2];5)" office:value-type="float" office:value="3.29999999999998" calcext:value-type="float">
            <text:p>3,29999999999998</text:p>
          </table:table-cell>
          <table:table-cell table:formula="of:=IF([.F402]&lt;0.000001;[.G401]+2+1/[.$H$2];[.G401]+1/[.$H$2])" office:value-type="float" office:value="13.3" calcext:value-type="float">
            <text:p>13,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3]))" office:value-type="date" office:date-value="2019-10-20T22:38:15.800863" calcext:value-type="date">
            <text:p>2019-10-20 22:38:16</text:p>
          </table:table-cell>
          <table:table-cell table:style-name="ce7" table:formula="of:=[.A403]" office:value-type="date" office:date-value="2019-10-20T22:38:15.800863" calcext:value-type="date">
            <text:p>2019-10-20 22:38:16</text:p>
          </table:table-cell>
          <table:table-cell table:formula="of:=TRUNC([.A403])" office:value-type="float" office:value="43758" calcext:value-type="float">
            <text:p>43758</text:p>
          </table:table-cell>
          <table:table-cell table:style-name="ce12" table:formula="of:=[.B403]-[.C403]" office:value-type="date" office:date-value="1899-12-30T22:38:15.80086322967" calcext:value-type="date">
            <text:p>12/30/99 10:38 PM</text:p>
          </table:table-cell>
          <table:table-cell table:formula="of:=MOD([.E402]-[.$E$2];[.$H$2])+1+[.$E$2]" office:value-type="float" office:value="201" calcext:value-type="float">
            <text:p>201</text:p>
          </table:table-cell>
          <table:table-cell table:formula="of:=MOD([.F402]+1/[.$H$2];5)" office:value-type="float" office:value="3.33333333333332" calcext:value-type="float">
            <text:p>3,33333333333332</text:p>
          </table:table-cell>
          <table:table-cell table:formula="of:=IF([.F403]&lt;0.000001;[.G402]+2+1/[.$H$2];[.G402]+1/[.$H$2])" office:value-type="float" office:value="13.3333333333333" calcext:value-type="float">
            <text:p>13,3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4]))" office:value-type="date" office:date-value="2019-10-20T22:11:41.21788" calcext:value-type="date">
            <text:p>2019-10-20 22:11:41</text:p>
          </table:table-cell>
          <table:table-cell table:style-name="ce7" table:formula="of:=[.A404]" office:value-type="date" office:date-value="2019-10-20T22:11:41.21788" calcext:value-type="date">
            <text:p>2019-10-20 22:11:41</text:p>
          </table:table-cell>
          <table:table-cell table:formula="of:=TRUNC([.A404])" office:value-type="float" office:value="43758" calcext:value-type="float">
            <text:p>43758</text:p>
          </table:table-cell>
          <table:table-cell table:style-name="ce12" table:formula="of:=[.B404]-[.C404]" office:value-type="date" office:date-value="1899-12-30T22:11:41.21788023971" calcext:value-type="date">
            <text:p>12/30/99 10:11 PM</text:p>
          </table:table-cell>
          <table:table-cell table:formula="of:=MOD([.E403]-[.$E$2];[.$H$2])+1+[.$E$2]" office:value-type="float" office:value="202" calcext:value-type="float">
            <text:p>202</text:p>
          </table:table-cell>
          <table:table-cell table:formula="of:=MOD([.F403]+1/[.$H$2];5)" office:value-type="float" office:value="3.36666666666665" calcext:value-type="float">
            <text:p>3,36666666666665</text:p>
          </table:table-cell>
          <table:table-cell table:formula="of:=IF([.F404]&lt;0.000001;[.G403]+2+1/[.$H$2];[.G403]+1/[.$H$2])" office:value-type="float" office:value="13.3666666666666" calcext:value-type="float">
            <text:p>13,3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5]))" office:value-type="date" office:date-value="2019-10-20T22:46:17.337305" calcext:value-type="date">
            <text:p>2019-10-20 22:46:17</text:p>
          </table:table-cell>
          <table:table-cell table:style-name="ce7" table:formula="of:=[.A405]" office:value-type="date" office:date-value="2019-10-20T22:46:17.337305" calcext:value-type="date">
            <text:p>2019-10-20 22:46:17</text:p>
          </table:table-cell>
          <table:table-cell table:formula="of:=TRUNC([.A405])" office:value-type="float" office:value="43758" calcext:value-type="float">
            <text:p>43758</text:p>
          </table:table-cell>
          <table:table-cell table:style-name="ce12" table:formula="of:=[.B405]-[.C405]" office:value-type="date" office:date-value="1899-12-30T22:46:17.33730473556" calcext:value-type="date">
            <text:p>12/30/99 10:46 PM</text:p>
          </table:table-cell>
          <table:table-cell table:formula="of:=MOD([.E404]-[.$E$2];[.$H$2])+1+[.$E$2]" office:value-type="float" office:value="203" calcext:value-type="float">
            <text:p>203</text:p>
          </table:table-cell>
          <table:table-cell table:formula="of:=MOD([.F404]+1/[.$H$2];5)" office:value-type="float" office:value="3.39999999999998" calcext:value-type="float">
            <text:p>3,39999999999998</text:p>
          </table:table-cell>
          <table:table-cell table:formula="of:=IF([.F405]&lt;0.000001;[.G404]+2+1/[.$H$2];[.G404]+1/[.$H$2])" office:value-type="float" office:value="13.4" calcext:value-type="float">
            <text:p>13,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6]))" office:value-type="date" office:date-value="2019-10-20T22:14:48.251856" calcext:value-type="date">
            <text:p>2019-10-20 22:14:48</text:p>
          </table:table-cell>
          <table:table-cell table:style-name="ce7" table:formula="of:=[.A406]" office:value-type="date" office:date-value="2019-10-20T22:14:48.251856" calcext:value-type="date">
            <text:p>2019-10-20 22:14:48</text:p>
          </table:table-cell>
          <table:table-cell table:formula="of:=TRUNC([.A406])" office:value-type="float" office:value="43758" calcext:value-type="float">
            <text:p>43758</text:p>
          </table:table-cell>
          <table:table-cell table:style-name="ce12" table:formula="of:=[.B406]-[.C406]" office:value-type="date" office:date-value="1899-12-30T22:14:48.25185620226" calcext:value-type="date">
            <text:p>12/30/99 10:14 PM</text:p>
          </table:table-cell>
          <table:table-cell table:formula="of:=MOD([.E405]-[.$E$2];[.$H$2])+1+[.$E$2]" office:value-type="float" office:value="204" calcext:value-type="float">
            <text:p>204</text:p>
          </table:table-cell>
          <table:table-cell table:formula="of:=MOD([.F405]+1/[.$H$2];5)" office:value-type="float" office:value="3.43333333333331" calcext:value-type="float">
            <text:p>3,43333333333331</text:p>
          </table:table-cell>
          <table:table-cell table:formula="of:=IF([.F406]&lt;0.000001;[.G405]+2+1/[.$H$2];[.G405]+1/[.$H$2])" office:value-type="float" office:value="13.4333333333333" calcext:value-type="float">
            <text:p>13,4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7]))" office:value-type="date" office:date-value="2019-10-20T22:21:36.211862" calcext:value-type="date">
            <text:p>2019-10-20 22:21:36</text:p>
          </table:table-cell>
          <table:table-cell table:style-name="ce7" table:formula="of:=[.A407]" office:value-type="date" office:date-value="2019-10-20T22:21:36.211862" calcext:value-type="date">
            <text:p>2019-10-20 22:21:36</text:p>
          </table:table-cell>
          <table:table-cell table:formula="of:=TRUNC([.A407])" office:value-type="float" office:value="43758" calcext:value-type="float">
            <text:p>43758</text:p>
          </table:table-cell>
          <table:table-cell table:style-name="ce12" table:formula="of:=[.B407]-[.C407]" office:value-type="date" office:date-value="1899-12-30T22:21:36.21186240111" calcext:value-type="date">
            <text:p>12/30/99 10:21 PM</text:p>
          </table:table-cell>
          <table:table-cell table:formula="of:=MOD([.E406]-[.$E$2];[.$H$2])+1+[.$E$2]" office:value-type="float" office:value="205" calcext:value-type="float">
            <text:p>205</text:p>
          </table:table-cell>
          <table:table-cell table:formula="of:=MOD([.F406]+1/[.$H$2];5)" office:value-type="float" office:value="3.46666666666665" calcext:value-type="float">
            <text:p>3,46666666666665</text:p>
          </table:table-cell>
          <table:table-cell table:formula="of:=IF([.F407]&lt;0.000001;[.G406]+2+1/[.$H$2];[.G406]+1/[.$H$2])" office:value-type="float" office:value="13.4666666666666" calcext:value-type="float">
            <text:p>13,4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8]))" office:value-type="date" office:date-value="2019-10-20T22:31:09.637212" calcext:value-type="date">
            <text:p>2019-10-20 22:31:10</text:p>
          </table:table-cell>
          <table:table-cell table:style-name="ce7" table:formula="of:=[.A408]" office:value-type="date" office:date-value="2019-10-20T22:31:09.637212" calcext:value-type="date">
            <text:p>2019-10-20 22:31:10</text:p>
          </table:table-cell>
          <table:table-cell table:formula="of:=TRUNC([.A408])" office:value-type="float" office:value="43758" calcext:value-type="float">
            <text:p>43758</text:p>
          </table:table-cell>
          <table:table-cell table:style-name="ce12" table:formula="of:=[.B408]-[.C408]" office:value-type="date" office:date-value="1899-12-30T22:31:09.63721155189" calcext:value-type="date">
            <text:p>12/30/99 10:31 PM</text:p>
          </table:table-cell>
          <table:table-cell table:formula="of:=MOD([.E407]-[.$E$2];[.$H$2])+1+[.$E$2]" office:value-type="float" office:value="206" calcext:value-type="float">
            <text:p>206</text:p>
          </table:table-cell>
          <table:table-cell table:formula="of:=MOD([.F407]+1/[.$H$2];5)" office:value-type="float" office:value="3.49999999999998" calcext:value-type="float">
            <text:p>3,49999999999998</text:p>
          </table:table-cell>
          <table:table-cell table:formula="of:=IF([.F408]&lt;0.000001;[.G407]+2+1/[.$H$2];[.G407]+1/[.$H$2])" office:value-type="float" office:value="13.5" calcext:value-type="float">
            <text:p>13,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9]))" office:value-type="date" office:date-value="2019-10-20T21:55:24.772881" calcext:value-type="date">
            <text:p>2019-10-20 21:55:25</text:p>
          </table:table-cell>
          <table:table-cell table:style-name="ce7" table:formula="of:=[.A409]" office:value-type="date" office:date-value="2019-10-20T21:55:24.772881" calcext:value-type="date">
            <text:p>2019-10-20 21:55:25</text:p>
          </table:table-cell>
          <table:table-cell table:formula="of:=TRUNC([.A409])" office:value-type="float" office:value="43758" calcext:value-type="float">
            <text:p>43758</text:p>
          </table:table-cell>
          <table:table-cell table:style-name="ce12" table:formula="of:=[.B409]-[.C409]" office:value-type="date" office:date-value="1899-12-30T21:55:24.77288106456" calcext:value-type="date">
            <text:p>12/30/99 09:55 PM</text:p>
          </table:table-cell>
          <table:table-cell table:formula="of:=MOD([.E408]-[.$E$2];[.$H$2])+1+[.$E$2]" office:value-type="float" office:value="207" calcext:value-type="float">
            <text:p>207</text:p>
          </table:table-cell>
          <table:table-cell table:formula="of:=MOD([.F408]+1/[.$H$2];5)" office:value-type="float" office:value="3.53333333333331" calcext:value-type="float">
            <text:p>3,53333333333331</text:p>
          </table:table-cell>
          <table:table-cell table:formula="of:=IF([.F409]&lt;0.000001;[.G408]+2+1/[.$H$2];[.G408]+1/[.$H$2])" office:value-type="float" office:value="13.5333333333333" calcext:value-type="float">
            <text:p>13,5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0]))" office:value-type="date" office:date-value="2019-10-20T22:19:39.173696" calcext:value-type="date">
            <text:p>2019-10-20 22:19:39</text:p>
          </table:table-cell>
          <table:table-cell table:style-name="ce7" table:formula="of:=[.A410]" office:value-type="date" office:date-value="2019-10-20T22:19:39.173696" calcext:value-type="date">
            <text:p>2019-10-20 22:19:39</text:p>
          </table:table-cell>
          <table:table-cell table:formula="of:=TRUNC([.A410])" office:value-type="float" office:value="43758" calcext:value-type="float">
            <text:p>43758</text:p>
          </table:table-cell>
          <table:table-cell table:style-name="ce12" table:formula="of:=[.B410]-[.C410]" office:value-type="date" office:date-value="1899-12-30T22:19:39.17369592469" calcext:value-type="date">
            <text:p>12/30/99 10:19 PM</text:p>
          </table:table-cell>
          <table:table-cell table:formula="of:=MOD([.E409]-[.$E$2];[.$H$2])+1+[.$E$2]" office:value-type="float" office:value="208" calcext:value-type="float">
            <text:p>208</text:p>
          </table:table-cell>
          <table:table-cell table:formula="of:=MOD([.F409]+1/[.$H$2];5)" office:value-type="float" office:value="3.56666666666665" calcext:value-type="float">
            <text:p>3,56666666666665</text:p>
          </table:table-cell>
          <table:table-cell table:formula="of:=IF([.F410]&lt;0.000001;[.G409]+2+1/[.$H$2];[.G409]+1/[.$H$2])" office:value-type="float" office:value="13.5666666666666" calcext:value-type="float">
            <text:p>13,5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1]))" office:value-type="date" office:date-value="2019-10-20T22:52:23.304437" calcext:value-type="date">
            <text:p>2019-10-20 22:52:23</text:p>
          </table:table-cell>
          <table:table-cell table:style-name="ce7" table:formula="of:=[.A411]" office:value-type="date" office:date-value="2019-10-20T22:52:23.304437" calcext:value-type="date">
            <text:p>2019-10-20 22:52:23</text:p>
          </table:table-cell>
          <table:table-cell table:formula="of:=TRUNC([.A411])" office:value-type="float" office:value="43758" calcext:value-type="float">
            <text:p>43758</text:p>
          </table:table-cell>
          <table:table-cell table:style-name="ce12" table:formula="of:=[.B411]-[.C411]" office:value-type="date" office:date-value="1899-12-30T22:52:23.30443746876" calcext:value-type="date">
            <text:p>12/30/99 10:52 PM</text:p>
          </table:table-cell>
          <table:table-cell table:formula="of:=MOD([.E410]-[.$E$2];[.$H$2])+1+[.$E$2]" office:value-type="float" office:value="209" calcext:value-type="float">
            <text:p>209</text:p>
          </table:table-cell>
          <table:table-cell table:formula="of:=MOD([.F410]+1/[.$H$2];5)" office:value-type="float" office:value="3.59999999999998" calcext:value-type="float">
            <text:p>3,59999999999998</text:p>
          </table:table-cell>
          <table:table-cell table:formula="of:=IF([.F411]&lt;0.000001;[.G410]+2+1/[.$H$2];[.G410]+1/[.$H$2])" office:value-type="float" office:value="13.6" calcext:value-type="float">
            <text:p>13,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2]))" office:value-type="date" office:date-value="2019-10-20T22:30:27.164193" calcext:value-type="date">
            <text:p>2019-10-20 22:30:27</text:p>
          </table:table-cell>
          <table:table-cell table:style-name="ce7" table:formula="of:=[.A412]" office:value-type="date" office:date-value="2019-10-20T22:30:27.164193" calcext:value-type="date">
            <text:p>2019-10-20 22:30:27</text:p>
          </table:table-cell>
          <table:table-cell table:formula="of:=TRUNC([.A412])" office:value-type="float" office:value="43758" calcext:value-type="float">
            <text:p>43758</text:p>
          </table:table-cell>
          <table:table-cell table:style-name="ce12" table:formula="of:=[.B412]-[.C412]" office:value-type="date" office:date-value="1899-12-30T22:30:27.16419333592" calcext:value-type="date">
            <text:p>12/30/99 10:30 PM</text:p>
          </table:table-cell>
          <table:table-cell table:formula="of:=MOD([.E411]-[.$E$2];[.$H$2])+1+[.$E$2]" office:value-type="float" office:value="210" calcext:value-type="float">
            <text:p>210</text:p>
          </table:table-cell>
          <table:table-cell table:formula="of:=MOD([.F411]+1/[.$H$2];5)" office:value-type="float" office:value="3.63333333333331" calcext:value-type="float">
            <text:p>3,63333333333331</text:p>
          </table:table-cell>
          <table:table-cell table:formula="of:=IF([.F412]&lt;0.000001;[.G411]+2+1/[.$H$2];[.G411]+1/[.$H$2])" office:value-type="float" office:value="13.6333333333333" calcext:value-type="float">
            <text:p>13,6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3]))" office:value-type="date" office:date-value="2019-10-20T22:29:38.67511" calcext:value-type="date">
            <text:p>2019-10-20 22:29:39</text:p>
          </table:table-cell>
          <table:table-cell table:style-name="ce7" table:formula="of:=[.A413]" office:value-type="date" office:date-value="2019-10-20T22:29:38.67511" calcext:value-type="date">
            <text:p>2019-10-20 22:29:39</text:p>
          </table:table-cell>
          <table:table-cell table:formula="of:=TRUNC([.A413])" office:value-type="float" office:value="43758" calcext:value-type="float">
            <text:p>43758</text:p>
          </table:table-cell>
          <table:table-cell table:style-name="ce12" table:formula="of:=[.B413]-[.C413]" office:value-type="date" office:date-value="1899-12-30T22:29:38.6751100095" calcext:value-type="date">
            <text:p>12/30/99 10:29 PM</text:p>
          </table:table-cell>
          <table:table-cell table:formula="of:=MOD([.E412]-[.$E$2];[.$H$2])+1+[.$E$2]" office:value-type="float" office:value="211" calcext:value-type="float">
            <text:p>211</text:p>
          </table:table-cell>
          <table:table-cell table:formula="of:=MOD([.F412]+1/[.$H$2];5)" office:value-type="float" office:value="3.66666666666665" calcext:value-type="float">
            <text:p>3,66666666666665</text:p>
          </table:table-cell>
          <table:table-cell table:formula="of:=IF([.F413]&lt;0.000001;[.G412]+2+1/[.$H$2];[.G412]+1/[.$H$2])" office:value-type="float" office:value="13.6666666666666" calcext:value-type="float">
            <text:p>13,6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4]))" office:value-type="date" office:date-value="2019-10-20T22:05:57.406154" calcext:value-type="date">
            <text:p>2019-10-20 22:05:57</text:p>
          </table:table-cell>
          <table:table-cell table:style-name="ce7" table:formula="of:=[.A414]" office:value-type="date" office:date-value="2019-10-20T22:05:57.406154" calcext:value-type="date">
            <text:p>2019-10-20 22:05:57</text:p>
          </table:table-cell>
          <table:table-cell table:formula="of:=TRUNC([.A414])" office:value-type="float" office:value="43758" calcext:value-type="float">
            <text:p>43758</text:p>
          </table:table-cell>
          <table:table-cell table:style-name="ce12" table:formula="of:=[.B414]-[.C414]" office:value-type="date" office:date-value="1899-12-30T22:05:57.40615376271" calcext:value-type="date">
            <text:p>12/30/99 10:05 PM</text:p>
          </table:table-cell>
          <table:table-cell table:formula="of:=MOD([.E413]-[.$E$2];[.$H$2])+1+[.$E$2]" office:value-type="float" office:value="212" calcext:value-type="float">
            <text:p>212</text:p>
          </table:table-cell>
          <table:table-cell table:formula="of:=MOD([.F413]+1/[.$H$2];5)" office:value-type="float" office:value="3.69999999999998" calcext:value-type="float">
            <text:p>3,69999999999998</text:p>
          </table:table-cell>
          <table:table-cell table:formula="of:=IF([.F414]&lt;0.000001;[.G413]+2+1/[.$H$2];[.G413]+1/[.$H$2])" office:value-type="float" office:value="13.7" calcext:value-type="float">
            <text:p>13,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5]))" office:value-type="date" office:date-value="2019-10-20T22:38:28.684115" calcext:value-type="date">
            <text:p>2019-10-20 22:38:29</text:p>
          </table:table-cell>
          <table:table-cell table:style-name="ce7" table:formula="of:=[.A415]" office:value-type="date" office:date-value="2019-10-20T22:38:28.684115" calcext:value-type="date">
            <text:p>2019-10-20 22:38:29</text:p>
          </table:table-cell>
          <table:table-cell table:formula="of:=TRUNC([.A415])" office:value-type="float" office:value="43758" calcext:value-type="float">
            <text:p>43758</text:p>
          </table:table-cell>
          <table:table-cell table:style-name="ce12" table:formula="of:=[.B415]-[.C415]" office:value-type="date" office:date-value="1899-12-30T22:38:28.6841147393" calcext:value-type="date">
            <text:p>12/30/99 10:38 PM</text:p>
          </table:table-cell>
          <table:table-cell table:formula="of:=MOD([.E414]-[.$E$2];[.$H$2])+1+[.$E$2]" office:value-type="float" office:value="213" calcext:value-type="float">
            <text:p>213</text:p>
          </table:table-cell>
          <table:table-cell table:formula="of:=MOD([.F414]+1/[.$H$2];5)" office:value-type="float" office:value="3.73333333333331" calcext:value-type="float">
            <text:p>3,73333333333331</text:p>
          </table:table-cell>
          <table:table-cell table:formula="of:=IF([.F415]&lt;0.000001;[.G414]+2+1/[.$H$2];[.G414]+1/[.$H$2])" office:value-type="float" office:value="13.7333333333333" calcext:value-type="float">
            <text:p>13,7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6]))" office:value-type="date" office:date-value="2019-10-20T22:30:01.902133" calcext:value-type="date">
            <text:p>2019-10-20 22:30:02</text:p>
          </table:table-cell>
          <table:table-cell table:style-name="ce7" table:formula="of:=[.A416]" office:value-type="date" office:date-value="2019-10-20T22:30:01.902133" calcext:value-type="date">
            <text:p>2019-10-20 22:30:02</text:p>
          </table:table-cell>
          <table:table-cell table:formula="of:=TRUNC([.A416])" office:value-type="float" office:value="43758" calcext:value-type="float">
            <text:p>43758</text:p>
          </table:table-cell>
          <table:table-cell table:style-name="ce12" table:formula="of:=[.B416]-[.C416]" office:value-type="date" office:date-value="1899-12-30T22:30:01.90213273745" calcext:value-type="date">
            <text:p>12/30/99 10:30 PM</text:p>
          </table:table-cell>
          <table:table-cell table:formula="of:=MOD([.E415]-[.$E$2];[.$H$2])+1+[.$E$2]" office:value-type="float" office:value="214" calcext:value-type="float">
            <text:p>214</text:p>
          </table:table-cell>
          <table:table-cell table:formula="of:=MOD([.F415]+1/[.$H$2];5)" office:value-type="float" office:value="3.76666666666665" calcext:value-type="float">
            <text:p>3,76666666666665</text:p>
          </table:table-cell>
          <table:table-cell table:formula="of:=IF([.F416]&lt;0.000001;[.G415]+2+1/[.$H$2];[.G415]+1/[.$H$2])" office:value-type="float" office:value="13.7666666666666" calcext:value-type="float">
            <text:p>13,7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7]))" office:value-type="date" office:date-value="2019-10-20T22:23:28.150364" calcext:value-type="date">
            <text:p>2019-10-20 22:23:28</text:p>
          </table:table-cell>
          <table:table-cell table:style-name="ce7" table:formula="of:=[.A417]" office:value-type="date" office:date-value="2019-10-20T22:23:28.150364" calcext:value-type="date">
            <text:p>2019-10-20 22:23:28</text:p>
          </table:table-cell>
          <table:table-cell table:formula="of:=TRUNC([.A417])" office:value-type="float" office:value="43758" calcext:value-type="float">
            <text:p>43758</text:p>
          </table:table-cell>
          <table:table-cell table:style-name="ce12" table:formula="of:=[.B417]-[.C417]" office:value-type="date" office:date-value="1899-12-30T22:23:28.15036394633" calcext:value-type="date">
            <text:p>12/30/99 10:23 PM</text:p>
          </table:table-cell>
          <table:table-cell table:formula="of:=MOD([.E416]-[.$E$2];[.$H$2])+1+[.$E$2]" office:value-type="float" office:value="215" calcext:value-type="float">
            <text:p>215</text:p>
          </table:table-cell>
          <table:table-cell table:formula="of:=MOD([.F416]+1/[.$H$2];5)" office:value-type="float" office:value="3.79999999999998" calcext:value-type="float">
            <text:p>3,79999999999998</text:p>
          </table:table-cell>
          <table:table-cell table:formula="of:=IF([.F417]&lt;0.000001;[.G416]+2+1/[.$H$2];[.G416]+1/[.$H$2])" office:value-type="float" office:value="13.8" calcext:value-type="float">
            <text:p>13,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8]))" office:value-type="date" office:date-value="2019-10-20T22:24:36.439004" calcext:value-type="date">
            <text:p>2019-10-20 22:24:36</text:p>
          </table:table-cell>
          <table:table-cell table:style-name="ce7" table:formula="of:=[.A418]" office:value-type="date" office:date-value="2019-10-20T22:24:36.439004" calcext:value-type="date">
            <text:p>2019-10-20 22:24:36</text:p>
          </table:table-cell>
          <table:table-cell table:formula="of:=TRUNC([.A418])" office:value-type="float" office:value="43758" calcext:value-type="float">
            <text:p>43758</text:p>
          </table:table-cell>
          <table:table-cell table:style-name="ce12" table:formula="of:=[.B418]-[.C418]" office:value-type="date" office:date-value="1899-12-30T22:24:36.43900418188" calcext:value-type="date">
            <text:p>12/30/99 10:24 PM</text:p>
          </table:table-cell>
          <table:table-cell table:formula="of:=MOD([.E417]-[.$E$2];[.$H$2])+1+[.$E$2]" office:value-type="float" office:value="216" calcext:value-type="float">
            <text:p>216</text:p>
          </table:table-cell>
          <table:table-cell table:formula="of:=MOD([.F417]+1/[.$H$2];5)" office:value-type="float" office:value="3.83333333333331" calcext:value-type="float">
            <text:p>3,83333333333331</text:p>
          </table:table-cell>
          <table:table-cell table:formula="of:=IF([.F418]&lt;0.000001;[.G417]+2+1/[.$H$2];[.G417]+1/[.$H$2])" office:value-type="float" office:value="13.8333333333333" calcext:value-type="float">
            <text:p>13,8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9]))" office:value-type="date" office:date-value="2019-10-20T22:30:54.127799" calcext:value-type="date">
            <text:p>2019-10-20 22:30:54</text:p>
          </table:table-cell>
          <table:table-cell table:style-name="ce7" table:formula="of:=[.A419]" office:value-type="date" office:date-value="2019-10-20T22:30:54.127799" calcext:value-type="date">
            <text:p>2019-10-20 22:30:54</text:p>
          </table:table-cell>
          <table:table-cell table:formula="of:=TRUNC([.A419])" office:value-type="float" office:value="43758" calcext:value-type="float">
            <text:p>43758</text:p>
          </table:table-cell>
          <table:table-cell table:style-name="ce12" table:formula="of:=[.B419]-[.C419]" office:value-type="date" office:date-value="1899-12-30T22:30:54.12779934704" calcext:value-type="date">
            <text:p>12/30/99 10:30 PM</text:p>
          </table:table-cell>
          <table:table-cell table:formula="of:=MOD([.E418]-[.$E$2];[.$H$2])+1+[.$E$2]" office:value-type="float" office:value="217" calcext:value-type="float">
            <text:p>217</text:p>
          </table:table-cell>
          <table:table-cell table:formula="of:=MOD([.F418]+1/[.$H$2];5)" office:value-type="float" office:value="3.86666666666665" calcext:value-type="float">
            <text:p>3,86666666666665</text:p>
          </table:table-cell>
          <table:table-cell table:formula="of:=IF([.F419]&lt;0.000001;[.G418]+2+1/[.$H$2];[.G418]+1/[.$H$2])" office:value-type="float" office:value="13.8666666666666" calcext:value-type="float">
            <text:p>13,8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0]))" office:value-type="date" office:date-value="2019-10-20T22:53:59.419046" calcext:value-type="date">
            <text:p>2019-10-20 22:53:59</text:p>
          </table:table-cell>
          <table:table-cell table:style-name="ce7" table:formula="of:=[.A420]" office:value-type="date" office:date-value="2019-10-20T22:53:59.419046" calcext:value-type="date">
            <text:p>2019-10-20 22:53:59</text:p>
          </table:table-cell>
          <table:table-cell table:formula="of:=TRUNC([.A420])" office:value-type="float" office:value="43758" calcext:value-type="float">
            <text:p>43758</text:p>
          </table:table-cell>
          <table:table-cell table:style-name="ce12" table:formula="of:=[.B420]-[.C420]" office:value-type="date" office:date-value="1899-12-30T22:53:59.41904576495" calcext:value-type="date">
            <text:p>12/30/99 10:53 PM</text:p>
          </table:table-cell>
          <table:table-cell table:formula="of:=MOD([.E419]-[.$E$2];[.$H$2])+1+[.$E$2]" office:value-type="float" office:value="218" calcext:value-type="float">
            <text:p>218</text:p>
          </table:table-cell>
          <table:table-cell table:formula="of:=MOD([.F419]+1/[.$H$2];5)" office:value-type="float" office:value="3.89999999999998" calcext:value-type="float">
            <text:p>3,89999999999998</text:p>
          </table:table-cell>
          <table:table-cell table:formula="of:=IF([.F420]&lt;0.000001;[.G419]+2+1/[.$H$2];[.G419]+1/[.$H$2])" office:value-type="float" office:value="13.9" calcext:value-type="float">
            <text:p>13,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1]))" office:value-type="date" office:date-value="2019-10-20T22:34:18.879008" calcext:value-type="date">
            <text:p>2019-10-20 22:34:19</text:p>
          </table:table-cell>
          <table:table-cell table:style-name="ce7" table:formula="of:=[.A421]" office:value-type="date" office:date-value="2019-10-20T22:34:18.879008" calcext:value-type="date">
            <text:p>2019-10-20 22:34:19</text:p>
          </table:table-cell>
          <table:table-cell table:formula="of:=TRUNC([.A421])" office:value-type="float" office:value="43758" calcext:value-type="float">
            <text:p>43758</text:p>
          </table:table-cell>
          <table:table-cell table:style-name="ce12" table:formula="of:=[.B421]-[.C421]" office:value-type="date" office:date-value="1899-12-30T22:34:18.8790084701" calcext:value-type="date">
            <text:p>12/30/99 10:34 PM</text:p>
          </table:table-cell>
          <table:table-cell table:formula="of:=MOD([.E420]-[.$E$2];[.$H$2])+1+[.$E$2]" office:value-type="float" office:value="219" calcext:value-type="float">
            <text:p>219</text:p>
          </table:table-cell>
          <table:table-cell table:formula="of:=MOD([.F420]+1/[.$H$2];5)" office:value-type="float" office:value="3.93333333333331" calcext:value-type="float">
            <text:p>3,93333333333331</text:p>
          </table:table-cell>
          <table:table-cell table:formula="of:=IF([.F421]&lt;0.000001;[.G420]+2+1/[.$H$2];[.G420]+1/[.$H$2])" office:value-type="float" office:value="13.9333333333333" calcext:value-type="float">
            <text:p>13,9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2]))" office:value-type="date" office:date-value="2019-10-20T22:30:36.497998" calcext:value-type="date">
            <text:p>2019-10-20 22:30:36</text:p>
          </table:table-cell>
          <table:table-cell table:style-name="ce7" table:formula="of:=[.A422]" office:value-type="date" office:date-value="2019-10-20T22:30:36.497998" calcext:value-type="date">
            <text:p>2019-10-20 22:30:36</text:p>
          </table:table-cell>
          <table:table-cell table:formula="of:=TRUNC([.A422])" office:value-type="float" office:value="43758" calcext:value-type="float">
            <text:p>43758</text:p>
          </table:table-cell>
          <table:table-cell table:style-name="ce12" table:formula="of:=[.B422]-[.C422]" office:value-type="date" office:date-value="1899-12-30T22:30:36.49799781851" calcext:value-type="date">
            <text:p>12/30/99 10:30 PM</text:p>
          </table:table-cell>
          <table:table-cell table:formula="of:=MOD([.E421]-[.$E$2];[.$H$2])+1+[.$E$2]" office:value-type="float" office:value="220" calcext:value-type="float">
            <text:p>220</text:p>
          </table:table-cell>
          <table:table-cell table:formula="of:=MOD([.F421]+1/[.$H$2];5)" office:value-type="float" office:value="3.96666666666665" calcext:value-type="float">
            <text:p>3,96666666666665</text:p>
          </table:table-cell>
          <table:table-cell table:formula="of:=IF([.F422]&lt;0.000001;[.G421]+2+1/[.$H$2];[.G421]+1/[.$H$2])" office:value-type="float" office:value="13.9666666666666" calcext:value-type="float">
            <text:p>13,9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3]))" office:value-type="date" office:date-value="2019-10-21T22:28:30.608797" calcext:value-type="date">
            <text:p>2019-10-21 22:28:31</text:p>
          </table:table-cell>
          <table:table-cell table:style-name="ce7" table:formula="of:=[.A423]" office:value-type="date" office:date-value="2019-10-21T22:28:30.608797" calcext:value-type="date">
            <text:p>2019-10-21 22:28:31</text:p>
          </table:table-cell>
          <table:table-cell table:formula="of:=TRUNC([.A423])" office:value-type="float" office:value="43759" calcext:value-type="float">
            <text:p>43759</text:p>
          </table:table-cell>
          <table:table-cell table:style-name="ce12" table:formula="of:=[.B423]-[.C423]" office:value-type="date" office:date-value="1899-12-30T22:28:30.60879745055" calcext:value-type="date">
            <text:p>12/30/99 10:28 PM</text:p>
          </table:table-cell>
          <table:table-cell table:formula="of:=MOD([.E422]-[.$E$2];[.$H$2])+1+[.$E$2]" office:value-type="float" office:value="191" calcext:value-type="float">
            <text:p>191</text:p>
          </table:table-cell>
          <table:table-cell table:formula="of:=MOD([.F422]+1/[.$H$2];5)" office:value-type="float" office:value="3.99999999999998" calcext:value-type="float">
            <text:p>3,99999999999998</text:p>
          </table:table-cell>
          <table:table-cell table:formula="of:=IF([.F423]&lt;0.000001;[.G422]+2+1/[.$H$2];[.G422]+1/[.$H$2])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4]))" office:value-type="date" office:date-value="2019-10-21T22:29:13.208407" calcext:value-type="date">
            <text:p>2019-10-21 22:29:13</text:p>
          </table:table-cell>
          <table:table-cell table:style-name="ce7" table:formula="of:=[.A424]" office:value-type="date" office:date-value="2019-10-21T22:29:13.208407" calcext:value-type="date">
            <text:p>2019-10-21 22:29:13</text:p>
          </table:table-cell>
          <table:table-cell table:formula="of:=TRUNC([.A424])" office:value-type="float" office:value="43759" calcext:value-type="float">
            <text:p>43759</text:p>
          </table:table-cell>
          <table:table-cell table:style-name="ce12" table:formula="of:=[.B424]-[.C424]" office:value-type="date" office:date-value="1899-12-30T22:29:13.20840671193" calcext:value-type="date">
            <text:p>12/30/99 10:29 PM</text:p>
          </table:table-cell>
          <table:table-cell table:formula="of:=MOD([.E423]-[.$E$2];[.$H$2])+1+[.$E$2]" office:value-type="float" office:value="192" calcext:value-type="float">
            <text:p>192</text:p>
          </table:table-cell>
          <table:table-cell table:formula="of:=MOD([.F423]+1/[.$H$2];5)" office:value-type="float" office:value="4.03333333333331" calcext:value-type="float">
            <text:p>4,03333333333331</text:p>
          </table:table-cell>
          <table:table-cell table:formula="of:=IF([.F424]&lt;0.000001;[.G423]+2+1/[.$H$2];[.G423]+1/[.$H$2])" office:value-type="float" office:value="14.0333333333333" calcext:value-type="float">
            <text:p>14,0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5]))" office:value-type="date" office:date-value="2019-10-21T22:11:48.219643" calcext:value-type="date">
            <text:p>2019-10-21 22:11:48</text:p>
          </table:table-cell>
          <table:table-cell table:style-name="ce7" table:formula="of:=[.A425]" office:value-type="date" office:date-value="2019-10-21T22:11:48.219643" calcext:value-type="date">
            <text:p>2019-10-21 22:11:48</text:p>
          </table:table-cell>
          <table:table-cell table:formula="of:=TRUNC([.A425])" office:value-type="float" office:value="43759" calcext:value-type="float">
            <text:p>43759</text:p>
          </table:table-cell>
          <table:table-cell table:style-name="ce12" table:formula="of:=[.B425]-[.C425]" office:value-type="date" office:date-value="1899-12-30T22:11:48.21964270435" calcext:value-type="date">
            <text:p>12/30/99 10:11 PM</text:p>
          </table:table-cell>
          <table:table-cell table:formula="of:=MOD([.E424]-[.$E$2];[.$H$2])+1+[.$E$2]" office:value-type="float" office:value="193" calcext:value-type="float">
            <text:p>193</text:p>
          </table:table-cell>
          <table:table-cell table:formula="of:=MOD([.F424]+1/[.$H$2];5)" office:value-type="float" office:value="4.06666666666665" calcext:value-type="float">
            <text:p>4,06666666666665</text:p>
          </table:table-cell>
          <table:table-cell table:formula="of:=IF([.F425]&lt;0.000001;[.G424]+2+1/[.$H$2];[.G424]+1/[.$H$2])" office:value-type="float" office:value="14.0666666666666" calcext:value-type="float">
            <text:p>14,0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6]))" office:value-type="date" office:date-value="2019-10-21T22:10:32.117243" calcext:value-type="date">
            <text:p>2019-10-21 22:10:32</text:p>
          </table:table-cell>
          <table:table-cell table:style-name="ce7" table:formula="of:=[.A426]" office:value-type="date" office:date-value="2019-10-21T22:10:32.117243" calcext:value-type="date">
            <text:p>2019-10-21 22:10:32</text:p>
          </table:table-cell>
          <table:table-cell table:formula="of:=TRUNC([.A426])" office:value-type="float" office:value="43759" calcext:value-type="float">
            <text:p>43759</text:p>
          </table:table-cell>
          <table:table-cell table:style-name="ce12" table:formula="of:=[.B426]-[.C426]" office:value-type="date" office:date-value="1899-12-30T22:10:32.11724292487" calcext:value-type="date">
            <text:p>12/30/99 10:10 PM</text:p>
          </table:table-cell>
          <table:table-cell table:formula="of:=MOD([.E425]-[.$E$2];[.$H$2])+1+[.$E$2]" office:value-type="float" office:value="194" calcext:value-type="float">
            <text:p>194</text:p>
          </table:table-cell>
          <table:table-cell table:formula="of:=MOD([.F425]+1/[.$H$2];5)" office:value-type="float" office:value="4.09999999999998" calcext:value-type="float">
            <text:p>4,09999999999998</text:p>
          </table:table-cell>
          <table:table-cell table:formula="of:=IF([.F426]&lt;0.000001;[.G425]+2+1/[.$H$2];[.G425]+1/[.$H$2])" office:value-type="float" office:value="14.1" calcext:value-type="float">
            <text:p>14,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7]))" office:value-type="date" office:date-value="2019-10-21T22:30:50.193591" calcext:value-type="date">
            <text:p>2019-10-21 22:30:50</text:p>
          </table:table-cell>
          <table:table-cell table:style-name="ce7" table:formula="of:=[.A427]" office:value-type="date" office:date-value="2019-10-21T22:30:50.193591" calcext:value-type="date">
            <text:p>2019-10-21 22:30:50</text:p>
          </table:table-cell>
          <table:table-cell table:formula="of:=TRUNC([.A427])" office:value-type="float" office:value="43759" calcext:value-type="float">
            <text:p>43759</text:p>
          </table:table-cell>
          <table:table-cell table:style-name="ce12" table:formula="of:=[.B427]-[.C427]" office:value-type="date" office:date-value="1899-12-30T22:30:50.19359090365" calcext:value-type="date">
            <text:p>12/30/99 10:30 PM</text:p>
          </table:table-cell>
          <table:table-cell table:formula="of:=MOD([.E426]-[.$E$2];[.$H$2])+1+[.$E$2]" office:value-type="float" office:value="195" calcext:value-type="float">
            <text:p>195</text:p>
          </table:table-cell>
          <table:table-cell table:formula="of:=MOD([.F426]+1/[.$H$2];5)" office:value-type="float" office:value="4.13333333333331" calcext:value-type="float">
            <text:p>4,13333333333331</text:p>
          </table:table-cell>
          <table:table-cell table:formula="of:=IF([.F427]&lt;0.000001;[.G426]+2+1/[.$H$2];[.G426]+1/[.$H$2])" office:value-type="float" office:value="14.1333333333333" calcext:value-type="float">
            <text:p>14,1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8]))" office:value-type="date" office:date-value="2019-10-21T22:00:02.287921" calcext:value-type="date">
            <text:p>2019-10-21 22:00:02</text:p>
          </table:table-cell>
          <table:table-cell table:style-name="ce7" table:formula="of:=[.A428]" office:value-type="date" office:date-value="2019-10-21T22:00:02.287921" calcext:value-type="date">
            <text:p>2019-10-21 22:00:02</text:p>
          </table:table-cell>
          <table:table-cell table:formula="of:=TRUNC([.A428])" office:value-type="float" office:value="43759" calcext:value-type="float">
            <text:p>43759</text:p>
          </table:table-cell>
          <table:table-cell table:style-name="ce12" table:formula="of:=[.B428]-[.C428]" office:value-type="date" office:date-value="1899-12-30T22:00:02.28792051785" calcext:value-type="date">
            <text:p>12/30/99 10:00 PM</text:p>
          </table:table-cell>
          <table:table-cell table:formula="of:=MOD([.E427]-[.$E$2];[.$H$2])+1+[.$E$2]" office:value-type="float" office:value="196" calcext:value-type="float">
            <text:p>196</text:p>
          </table:table-cell>
          <table:table-cell table:formula="of:=MOD([.F427]+1/[.$H$2];5)" office:value-type="float" office:value="4.16666666666665" calcext:value-type="float">
            <text:p>4,16666666666665</text:p>
          </table:table-cell>
          <table:table-cell table:formula="of:=IF([.F428]&lt;0.000001;[.G427]+2+1/[.$H$2];[.G427]+1/[.$H$2])" office:value-type="float" office:value="14.1666666666666" calcext:value-type="float">
            <text:p>14,1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9]))" office:value-type="date" office:date-value="2019-10-21T22:17:58.047416" calcext:value-type="date">
            <text:p>2019-10-21 22:17:58</text:p>
          </table:table-cell>
          <table:table-cell table:style-name="ce7" table:formula="of:=[.A429]" office:value-type="date" office:date-value="2019-10-21T22:17:58.047416" calcext:value-type="date">
            <text:p>2019-10-21 22:17:58</text:p>
          </table:table-cell>
          <table:table-cell table:formula="of:=TRUNC([.A429])" office:value-type="float" office:value="43759" calcext:value-type="float">
            <text:p>43759</text:p>
          </table:table-cell>
          <table:table-cell table:style-name="ce12" table:formula="of:=[.B429]-[.C429]" office:value-type="date" office:date-value="1899-12-30T22:17:58.0474163359" calcext:value-type="date">
            <text:p>12/30/99 10:17 PM</text:p>
          </table:table-cell>
          <table:table-cell table:formula="of:=MOD([.E428]-[.$E$2];[.$H$2])+1+[.$E$2]" office:value-type="float" office:value="197" calcext:value-type="float">
            <text:p>197</text:p>
          </table:table-cell>
          <table:table-cell table:formula="of:=MOD([.F428]+1/[.$H$2];5)" office:value-type="float" office:value="4.19999999999998" calcext:value-type="float">
            <text:p>4,19999999999998</text:p>
          </table:table-cell>
          <table:table-cell table:formula="of:=IF([.F429]&lt;0.000001;[.G428]+2+1/[.$H$2];[.G428]+1/[.$H$2])" office:value-type="float" office:value="14.2" calcext:value-type="float">
            <text:p>14,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0]))" office:value-type="date" office:date-value="2019-10-21T23:00:52.910142" calcext:value-type="date">
            <text:p>2019-10-21 23:00:53</text:p>
          </table:table-cell>
          <table:table-cell table:style-name="ce7" table:formula="of:=[.A430]" office:value-type="date" office:date-value="2019-10-21T23:00:52.910142" calcext:value-type="date">
            <text:p>2019-10-21 23:00:53</text:p>
          </table:table-cell>
          <table:table-cell table:formula="of:=TRUNC([.A430])" office:value-type="float" office:value="43759" calcext:value-type="float">
            <text:p>43759</text:p>
          </table:table-cell>
          <table:table-cell table:style-name="ce12" table:formula="of:=[.B430]-[.C430]" office:value-type="date" office:date-value="1899-12-30T23:00:52.91014183313" calcext:value-type="date">
            <text:p>12/30/99 11:00 PM</text:p>
          </table:table-cell>
          <table:table-cell table:formula="of:=MOD([.E429]-[.$E$2];[.$H$2])+1+[.$E$2]" office:value-type="float" office:value="198" calcext:value-type="float">
            <text:p>198</text:p>
          </table:table-cell>
          <table:table-cell table:formula="of:=MOD([.F429]+1/[.$H$2];5)" office:value-type="float" office:value="4.23333333333331" calcext:value-type="float">
            <text:p>4,23333333333331</text:p>
          </table:table-cell>
          <table:table-cell table:formula="of:=IF([.F430]&lt;0.000001;[.G429]+2+1/[.$H$2];[.G429]+1/[.$H$2])" office:value-type="float" office:value="14.2333333333333" calcext:value-type="float">
            <text:p>14,2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1]))" office:value-type="date" office:date-value="2019-10-21T22:31:32.746824" calcext:value-type="date">
            <text:p>2019-10-21 22:31:33</text:p>
          </table:table-cell>
          <table:table-cell table:style-name="ce7" table:formula="of:=[.A431]" office:value-type="date" office:date-value="2019-10-21T22:31:32.746824" calcext:value-type="date">
            <text:p>2019-10-21 22:31:33</text:p>
          </table:table-cell>
          <table:table-cell table:formula="of:=TRUNC([.A431])" office:value-type="float" office:value="43759" calcext:value-type="float">
            <text:p>43759</text:p>
          </table:table-cell>
          <table:table-cell table:style-name="ce12" table:formula="of:=[.B431]-[.C431]" office:value-type="date" office:date-value="1899-12-30T22:31:32.74682393298" calcext:value-type="date">
            <text:p>12/30/99 10:31 PM</text:p>
          </table:table-cell>
          <table:table-cell table:formula="of:=MOD([.E430]-[.$E$2];[.$H$2])+1+[.$E$2]" office:value-type="float" office:value="199" calcext:value-type="float">
            <text:p>199</text:p>
          </table:table-cell>
          <table:table-cell table:formula="of:=MOD([.F430]+1/[.$H$2];5)" office:value-type="float" office:value="4.26666666666665" calcext:value-type="float">
            <text:p>4,26666666666665</text:p>
          </table:table-cell>
          <table:table-cell table:formula="of:=IF([.F431]&lt;0.000001;[.G430]+2+1/[.$H$2];[.G430]+1/[.$H$2])" office:value-type="float" office:value="14.2666666666666" calcext:value-type="float">
            <text:p>14,2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2]))" office:value-type="date" office:date-value="2019-10-21T22:31:41.649988" calcext:value-type="date">
            <text:p>2019-10-21 22:31:42</text:p>
          </table:table-cell>
          <table:table-cell table:style-name="ce7" table:formula="of:=[.A432]" office:value-type="date" office:date-value="2019-10-21T22:31:41.649988" calcext:value-type="date">
            <text:p>2019-10-21 22:31:42</text:p>
          </table:table-cell>
          <table:table-cell table:formula="of:=TRUNC([.A432])" office:value-type="float" office:value="43759" calcext:value-type="float">
            <text:p>43759</text:p>
          </table:table-cell>
          <table:table-cell table:style-name="ce12" table:formula="of:=[.B432]-[.C432]" office:value-type="date" office:date-value="1899-12-30T22:31:41.64998802356" calcext:value-type="date">
            <text:p>12/30/99 10:31 PM</text:p>
          </table:table-cell>
          <table:table-cell table:formula="of:=MOD([.E431]-[.$E$2];[.$H$2])+1+[.$E$2]" office:value-type="float" office:value="200" calcext:value-type="float">
            <text:p>200</text:p>
          </table:table-cell>
          <table:table-cell table:formula="of:=MOD([.F431]+1/[.$H$2];5)" office:value-type="float" office:value="4.29999999999998" calcext:value-type="float">
            <text:p>4,29999999999998</text:p>
          </table:table-cell>
          <table:table-cell table:formula="of:=IF([.F432]&lt;0.000001;[.G431]+2+1/[.$H$2];[.G431]+1/[.$H$2])" office:value-type="float" office:value="14.3" calcext:value-type="float">
            <text:p>14,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3]))" office:value-type="date" office:date-value="2019-10-21T22:48:35.916561" calcext:value-type="date">
            <text:p>2019-10-21 22:48:36</text:p>
          </table:table-cell>
          <table:table-cell table:style-name="ce7" table:formula="of:=[.A433]" office:value-type="date" office:date-value="2019-10-21T22:48:35.916561" calcext:value-type="date">
            <text:p>2019-10-21 22:48:36</text:p>
          </table:table-cell>
          <table:table-cell table:formula="of:=TRUNC([.A433])" office:value-type="float" office:value="43759" calcext:value-type="float">
            <text:p>43759</text:p>
          </table:table-cell>
          <table:table-cell table:style-name="ce12" table:formula="of:=[.B433]-[.C433]" office:value-type="date" office:date-value="1899-12-30T22:48:35.91656149831" calcext:value-type="date">
            <text:p>12/30/99 10:48 PM</text:p>
          </table:table-cell>
          <table:table-cell table:formula="of:=MOD([.E432]-[.$E$2];[.$H$2])+1+[.$E$2]" office:value-type="float" office:value="201" calcext:value-type="float">
            <text:p>201</text:p>
          </table:table-cell>
          <table:table-cell table:formula="of:=MOD([.F432]+1/[.$H$2];5)" office:value-type="float" office:value="4.33333333333331" calcext:value-type="float">
            <text:p>4,33333333333331</text:p>
          </table:table-cell>
          <table:table-cell table:formula="of:=IF([.F433]&lt;0.000001;[.G432]+2+1/[.$H$2];[.G432]+1/[.$H$2])" office:value-type="float" office:value="14.3333333333333" calcext:value-type="float">
            <text:p>14,3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4]))" office:value-type="date" office:date-value="2019-10-21T22:25:30.073821" calcext:value-type="date">
            <text:p>2019-10-21 22:25:30</text:p>
          </table:table-cell>
          <table:table-cell table:style-name="ce7" table:formula="of:=[.A434]" office:value-type="date" office:date-value="2019-10-21T22:25:30.073821" calcext:value-type="date">
            <text:p>2019-10-21 22:25:30</text:p>
          </table:table-cell>
          <table:table-cell table:formula="of:=TRUNC([.A434])" office:value-type="float" office:value="43759" calcext:value-type="float">
            <text:p>43759</text:p>
          </table:table-cell>
          <table:table-cell table:style-name="ce12" table:formula="of:=[.B434]-[.C434]" office:value-type="date" office:date-value="1899-12-30T22:25:30.07382126525" calcext:value-type="date">
            <text:p>12/30/99 10:25 PM</text:p>
          </table:table-cell>
          <table:table-cell table:formula="of:=MOD([.E433]-[.$E$2];[.$H$2])+1+[.$E$2]" office:value-type="float" office:value="202" calcext:value-type="float">
            <text:p>202</text:p>
          </table:table-cell>
          <table:table-cell table:formula="of:=MOD([.F433]+1/[.$H$2];5)" office:value-type="float" office:value="4.36666666666665" calcext:value-type="float">
            <text:p>4,36666666666665</text:p>
          </table:table-cell>
          <table:table-cell table:formula="of:=IF([.F434]&lt;0.000001;[.G433]+2+1/[.$H$2];[.G433]+1/[.$H$2])" office:value-type="float" office:value="14.3666666666666" calcext:value-type="float">
            <text:p>14,3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5]))" office:value-type="date" office:date-value="2019-10-21T22:25:08.597459" calcext:value-type="date">
            <text:p>2019-10-21 22:25:09</text:p>
          </table:table-cell>
          <table:table-cell table:style-name="ce7" table:formula="of:=[.A435]" office:value-type="date" office:date-value="2019-10-21T22:25:08.597459" calcext:value-type="date">
            <text:p>2019-10-21 22:25:09</text:p>
          </table:table-cell>
          <table:table-cell table:formula="of:=TRUNC([.A435])" office:value-type="float" office:value="43759" calcext:value-type="float">
            <text:p>43759</text:p>
          </table:table-cell>
          <table:table-cell table:style-name="ce12" table:formula="of:=[.B435]-[.C435]" office:value-type="date" office:date-value="1899-12-30T22:25:08.59745854978" calcext:value-type="date">
            <text:p>12/30/99 10:25 PM</text:p>
          </table:table-cell>
          <table:table-cell table:formula="of:=MOD([.E434]-[.$E$2];[.$H$2])+1+[.$E$2]" office:value-type="float" office:value="203" calcext:value-type="float">
            <text:p>203</text:p>
          </table:table-cell>
          <table:table-cell table:formula="of:=MOD([.F434]+1/[.$H$2];5)" office:value-type="float" office:value="4.39999999999998" calcext:value-type="float">
            <text:p>4,39999999999998</text:p>
          </table:table-cell>
          <table:table-cell table:formula="of:=IF([.F435]&lt;0.000001;[.G434]+2+1/[.$H$2];[.G434]+1/[.$H$2])" office:value-type="float" office:value="14.4" calcext:value-type="float">
            <text:p>14,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6]))" office:value-type="date" office:date-value="2019-10-21T22:17:26.204296" calcext:value-type="date">
            <text:p>2019-10-21 22:17:26</text:p>
          </table:table-cell>
          <table:table-cell table:style-name="ce7" table:formula="of:=[.A436]" office:value-type="date" office:date-value="2019-10-21T22:17:26.204296" calcext:value-type="date">
            <text:p>2019-10-21 22:17:26</text:p>
          </table:table-cell>
          <table:table-cell table:formula="of:=TRUNC([.A436])" office:value-type="float" office:value="43759" calcext:value-type="float">
            <text:p>43759</text:p>
          </table:table-cell>
          <table:table-cell table:style-name="ce12" table:formula="of:=[.B436]-[.C436]" office:value-type="date" office:date-value="1899-12-30T22:17:26.2042960804" calcext:value-type="date">
            <text:p>12/30/99 10:17 PM</text:p>
          </table:table-cell>
          <table:table-cell table:formula="of:=MOD([.E435]-[.$E$2];[.$H$2])+1+[.$E$2]" office:value-type="float" office:value="204" calcext:value-type="float">
            <text:p>204</text:p>
          </table:table-cell>
          <table:table-cell table:formula="of:=MOD([.F435]+1/[.$H$2];5)" office:value-type="float" office:value="4.43333333333331" calcext:value-type="float">
            <text:p>4,43333333333331</text:p>
          </table:table-cell>
          <table:table-cell table:formula="of:=IF([.F436]&lt;0.000001;[.G435]+2+1/[.$H$2];[.G435]+1/[.$H$2])" office:value-type="float" office:value="14.4333333333333" calcext:value-type="float">
            <text:p>14,4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7]))" office:value-type="date" office:date-value="2019-10-21T22:42:00.159847" calcext:value-type="date">
            <text:p>2019-10-21 22:42:00</text:p>
          </table:table-cell>
          <table:table-cell table:style-name="ce7" table:formula="of:=[.A437]" office:value-type="date" office:date-value="2019-10-21T22:42:00.159847" calcext:value-type="date">
            <text:p>2019-10-21 22:42:00</text:p>
          </table:table-cell>
          <table:table-cell table:formula="of:=TRUNC([.A437])" office:value-type="float" office:value="43759" calcext:value-type="float">
            <text:p>43759</text:p>
          </table:table-cell>
          <table:table-cell table:style-name="ce12" table:formula="of:=[.B437]-[.C437]" office:value-type="date" office:date-value="1899-12-30T22:42:00.15984733589" calcext:value-type="date">
            <text:p>12/30/99 10:42 PM</text:p>
          </table:table-cell>
          <table:table-cell table:formula="of:=MOD([.E436]-[.$E$2];[.$H$2])+1+[.$E$2]" office:value-type="float" office:value="205" calcext:value-type="float">
            <text:p>205</text:p>
          </table:table-cell>
          <table:table-cell table:formula="of:=MOD([.F436]+1/[.$H$2];5)" office:value-type="float" office:value="4.46666666666664" calcext:value-type="float">
            <text:p>4,46666666666664</text:p>
          </table:table-cell>
          <table:table-cell table:formula="of:=IF([.F437]&lt;0.000001;[.G436]+2+1/[.$H$2];[.G436]+1/[.$H$2])" office:value-type="float" office:value="14.4666666666666" calcext:value-type="float">
            <text:p>14,4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8]))" office:value-type="date" office:date-value="2019-10-21T22:18:04.442425" calcext:value-type="date">
            <text:p>2019-10-21 22:18:04</text:p>
          </table:table-cell>
          <table:table-cell table:style-name="ce7" table:formula="of:=[.A438]" office:value-type="date" office:date-value="2019-10-21T22:18:04.442425" calcext:value-type="date">
            <text:p>2019-10-21 22:18:04</text:p>
          </table:table-cell>
          <table:table-cell table:formula="of:=TRUNC([.A438])" office:value-type="float" office:value="43759" calcext:value-type="float">
            <text:p>43759</text:p>
          </table:table-cell>
          <table:table-cell table:style-name="ce12" table:formula="of:=[.B438]-[.C438]" office:value-type="date" office:date-value="1899-12-30T22:18:04.44242540281" calcext:value-type="date">
            <text:p>12/30/99 10:18 PM</text:p>
          </table:table-cell>
          <table:table-cell table:formula="of:=MOD([.E437]-[.$E$2];[.$H$2])+1+[.$E$2]" office:value-type="float" office:value="206" calcext:value-type="float">
            <text:p>206</text:p>
          </table:table-cell>
          <table:table-cell table:formula="of:=MOD([.F437]+1/[.$H$2];5)" office:value-type="float" office:value="4.49999999999998" calcext:value-type="float">
            <text:p>4,49999999999998</text:p>
          </table:table-cell>
          <table:table-cell table:formula="of:=IF([.F438]&lt;0.000001;[.G437]+2+1/[.$H$2];[.G437]+1/[.$H$2])" office:value-type="float" office:value="14.5" calcext:value-type="float">
            <text:p>14,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9]))" office:value-type="date" office:date-value="2019-10-21T22:06:09.797291" calcext:value-type="date">
            <text:p>2019-10-21 22:06:10</text:p>
          </table:table-cell>
          <table:table-cell table:style-name="ce7" table:formula="of:=[.A439]" office:value-type="date" office:date-value="2019-10-21T22:06:09.797291" calcext:value-type="date">
            <text:p>2019-10-21 22:06:10</text:p>
          </table:table-cell>
          <table:table-cell table:formula="of:=TRUNC([.A439])" office:value-type="float" office:value="43759" calcext:value-type="float">
            <text:p>43759</text:p>
          </table:table-cell>
          <table:table-cell table:style-name="ce12" table:formula="of:=[.B439]-[.C439]" office:value-type="date" office:date-value="1899-12-30T22:06:09.79729116429" calcext:value-type="date">
            <text:p>12/30/99 10:06 PM</text:p>
          </table:table-cell>
          <table:table-cell table:formula="of:=MOD([.E438]-[.$E$2];[.$H$2])+1+[.$E$2]" office:value-type="float" office:value="207" calcext:value-type="float">
            <text:p>207</text:p>
          </table:table-cell>
          <table:table-cell table:formula="of:=MOD([.F438]+1/[.$H$2];5)" office:value-type="float" office:value="4.53333333333331" calcext:value-type="float">
            <text:p>4,53333333333331</text:p>
          </table:table-cell>
          <table:table-cell table:formula="of:=IF([.F439]&lt;0.000001;[.G438]+2+1/[.$H$2];[.G438]+1/[.$H$2])" office:value-type="float" office:value="14.5333333333333" calcext:value-type="float">
            <text:p>14,5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0]))" office:value-type="date" office:date-value="2019-10-21T22:42:58.905129" calcext:value-type="date">
            <text:p>2019-10-21 22:42:59</text:p>
          </table:table-cell>
          <table:table-cell table:style-name="ce7" table:formula="of:=[.A440]" office:value-type="date" office:date-value="2019-10-21T22:42:58.905129" calcext:value-type="date">
            <text:p>2019-10-21 22:42:59</text:p>
          </table:table-cell>
          <table:table-cell table:formula="of:=TRUNC([.A440])" office:value-type="float" office:value="43759" calcext:value-type="float">
            <text:p>43759</text:p>
          </table:table-cell>
          <table:table-cell table:style-name="ce12" table:formula="of:=[.B440]-[.C440]" office:value-type="date" office:date-value="1899-12-30T22:42:58.90512880404" calcext:value-type="date">
            <text:p>12/30/99 10:42 PM</text:p>
          </table:table-cell>
          <table:table-cell table:formula="of:=MOD([.E439]-[.$E$2];[.$H$2])+1+[.$E$2]" office:value-type="float" office:value="208" calcext:value-type="float">
            <text:p>208</text:p>
          </table:table-cell>
          <table:table-cell table:formula="of:=MOD([.F439]+1/[.$H$2];5)" office:value-type="float" office:value="4.56666666666664" calcext:value-type="float">
            <text:p>4,56666666666664</text:p>
          </table:table-cell>
          <table:table-cell table:formula="of:=IF([.F440]&lt;0.000001;[.G439]+2+1/[.$H$2];[.G439]+1/[.$H$2])" office:value-type="float" office:value="14.5666666666666" calcext:value-type="float">
            <text:p>14,5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1]))" office:value-type="date" office:date-value="2019-10-21T22:33:39.753397" calcext:value-type="date">
            <text:p>2019-10-21 22:33:40</text:p>
          </table:table-cell>
          <table:table-cell table:style-name="ce7" table:formula="of:=[.A441]" office:value-type="date" office:date-value="2019-10-21T22:33:39.753397" calcext:value-type="date">
            <text:p>2019-10-21 22:33:40</text:p>
          </table:table-cell>
          <table:table-cell table:formula="of:=TRUNC([.A441])" office:value-type="float" office:value="43759" calcext:value-type="float">
            <text:p>43759</text:p>
          </table:table-cell>
          <table:table-cell table:style-name="ce12" table:formula="of:=[.B441]-[.C441]" office:value-type="date" office:date-value="1899-12-30T22:33:39.75339653436" calcext:value-type="date">
            <text:p>12/30/99 10:33 PM</text:p>
          </table:table-cell>
          <table:table-cell table:formula="of:=MOD([.E440]-[.$E$2];[.$H$2])+1+[.$E$2]" office:value-type="float" office:value="209" calcext:value-type="float">
            <text:p>209</text:p>
          </table:table-cell>
          <table:table-cell table:formula="of:=MOD([.F440]+1/[.$H$2];5)" office:value-type="float" office:value="4.59999999999998" calcext:value-type="float">
            <text:p>4,59999999999998</text:p>
          </table:table-cell>
          <table:table-cell table:formula="of:=IF([.F441]&lt;0.000001;[.G440]+2+1/[.$H$2];[.G440]+1/[.$H$2])" office:value-type="float" office:value="14.6" calcext:value-type="float">
            <text:p>14,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2]))" office:value-type="date" office:date-value="2019-10-21T22:22:58.109549" calcext:value-type="date">
            <text:p>2019-10-21 22:22:58</text:p>
          </table:table-cell>
          <table:table-cell table:style-name="ce7" table:formula="of:=[.A442]" office:value-type="date" office:date-value="2019-10-21T22:22:58.109549" calcext:value-type="date">
            <text:p>2019-10-21 22:22:58</text:p>
          </table:table-cell>
          <table:table-cell table:formula="of:=TRUNC([.A442])" office:value-type="float" office:value="43759" calcext:value-type="float">
            <text:p>43759</text:p>
          </table:table-cell>
          <table:table-cell table:style-name="ce12" table:formula="of:=[.B442]-[.C442]" office:value-type="date" office:date-value="1899-12-30T22:22:58.10954859015" calcext:value-type="date">
            <text:p>12/30/99 10:22 PM</text:p>
          </table:table-cell>
          <table:table-cell table:formula="of:=MOD([.E441]-[.$E$2];[.$H$2])+1+[.$E$2]" office:value-type="float" office:value="210" calcext:value-type="float">
            <text:p>210</text:p>
          </table:table-cell>
          <table:table-cell table:formula="of:=MOD([.F441]+1/[.$H$2];5)" office:value-type="float" office:value="4.63333333333331" calcext:value-type="float">
            <text:p>4,63333333333331</text:p>
          </table:table-cell>
          <table:table-cell table:formula="of:=IF([.F442]&lt;0.000001;[.G441]+2+1/[.$H$2];[.G441]+1/[.$H$2])" office:value-type="float" office:value="14.6333333333333" calcext:value-type="float">
            <text:p>14,6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3]))" office:value-type="date" office:date-value="2019-10-21T22:32:48.878053" calcext:value-type="date">
            <text:p>2019-10-21 22:32:49</text:p>
          </table:table-cell>
          <table:table-cell table:style-name="ce7" table:formula="of:=[.A443]" office:value-type="date" office:date-value="2019-10-21T22:32:48.878053" calcext:value-type="date">
            <text:p>2019-10-21 22:32:49</text:p>
          </table:table-cell>
          <table:table-cell table:formula="of:=TRUNC([.A443])" office:value-type="float" office:value="43759" calcext:value-type="float">
            <text:p>43759</text:p>
          </table:table-cell>
          <table:table-cell table:style-name="ce12" table:formula="of:=[.B443]-[.C443]" office:value-type="date" office:date-value="1899-12-30T22:32:48.87805263977" calcext:value-type="date">
            <text:p>12/30/99 10:32 PM</text:p>
          </table:table-cell>
          <table:table-cell table:formula="of:=MOD([.E442]-[.$E$2];[.$H$2])+1+[.$E$2]" office:value-type="float" office:value="211" calcext:value-type="float">
            <text:p>211</text:p>
          </table:table-cell>
          <table:table-cell table:formula="of:=MOD([.F442]+1/[.$H$2];5)" office:value-type="float" office:value="4.66666666666664" calcext:value-type="float">
            <text:p>4,66666666666664</text:p>
          </table:table-cell>
          <table:table-cell table:formula="of:=IF([.F443]&lt;0.000001;[.G442]+2+1/[.$H$2];[.G442]+1/[.$H$2])" office:value-type="float" office:value="14.6666666666666" calcext:value-type="float">
            <text:p>14,6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4]))" office:value-type="date" office:date-value="2019-10-21T22:27:53.687781" calcext:value-type="date">
            <text:p>2019-10-21 22:27:54</text:p>
          </table:table-cell>
          <table:table-cell table:style-name="ce7" table:formula="of:=[.A444]" office:value-type="date" office:date-value="2019-10-21T22:27:53.687781" calcext:value-type="date">
            <text:p>2019-10-21 22:27:54</text:p>
          </table:table-cell>
          <table:table-cell table:formula="of:=TRUNC([.A444])" office:value-type="float" office:value="43759" calcext:value-type="float">
            <text:p>43759</text:p>
          </table:table-cell>
          <table:table-cell table:style-name="ce12" table:formula="of:=[.B444]-[.C444]" office:value-type="date" office:date-value="1899-12-30T22:27:53.68778090458" calcext:value-type="date">
            <text:p>12/30/99 10:27 PM</text:p>
          </table:table-cell>
          <table:table-cell table:formula="of:=MOD([.E443]-[.$E$2];[.$H$2])+1+[.$E$2]" office:value-type="float" office:value="212" calcext:value-type="float">
            <text:p>212</text:p>
          </table:table-cell>
          <table:table-cell table:formula="of:=MOD([.F443]+1/[.$H$2];5)" office:value-type="float" office:value="4.69999999999998" calcext:value-type="float">
            <text:p>4,69999999999998</text:p>
          </table:table-cell>
          <table:table-cell table:formula="of:=IF([.F444]&lt;0.000001;[.G443]+2+1/[.$H$2];[.G443]+1/[.$H$2])" office:value-type="float" office:value="14.7" calcext:value-type="float">
            <text:p>14,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5]))" office:value-type="date" office:date-value="2019-10-21T22:21:28.192263" calcext:value-type="date">
            <text:p>2019-10-21 22:21:28</text:p>
          </table:table-cell>
          <table:table-cell table:style-name="ce7" table:formula="of:=[.A445]" office:value-type="date" office:date-value="2019-10-21T22:21:28.192263" calcext:value-type="date">
            <text:p>2019-10-21 22:21:28</text:p>
          </table:table-cell>
          <table:table-cell table:formula="of:=TRUNC([.A445])" office:value-type="float" office:value="43759" calcext:value-type="float">
            <text:p>43759</text:p>
          </table:table-cell>
          <table:table-cell table:style-name="ce12" table:formula="of:=[.B445]-[.C445]" office:value-type="date" office:date-value="1899-12-30T22:21:28.19226259366" calcext:value-type="date">
            <text:p>12/30/99 10:21 PM</text:p>
          </table:table-cell>
          <table:table-cell table:formula="of:=MOD([.E444]-[.$E$2];[.$H$2])+1+[.$E$2]" office:value-type="float" office:value="213" calcext:value-type="float">
            <text:p>213</text:p>
          </table:table-cell>
          <table:table-cell table:formula="of:=MOD([.F444]+1/[.$H$2];5)" office:value-type="float" office:value="4.73333333333331" calcext:value-type="float">
            <text:p>4,73333333333331</text:p>
          </table:table-cell>
          <table:table-cell table:formula="of:=IF([.F445]&lt;0.000001;[.G444]+2+1/[.$H$2];[.G444]+1/[.$H$2])" office:value-type="float" office:value="14.7333333333333" calcext:value-type="float">
            <text:p>14,7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6]))" office:value-type="date" office:date-value="2019-10-21T22:45:16.25842" calcext:value-type="date">
            <text:p>2019-10-21 22:45:16</text:p>
          </table:table-cell>
          <table:table-cell table:style-name="ce7" table:formula="of:=[.A446]" office:value-type="date" office:date-value="2019-10-21T22:45:16.25842" calcext:value-type="date">
            <text:p>2019-10-21 22:45:16</text:p>
          </table:table-cell>
          <table:table-cell table:formula="of:=TRUNC([.A446])" office:value-type="float" office:value="43759" calcext:value-type="float">
            <text:p>43759</text:p>
          </table:table-cell>
          <table:table-cell table:style-name="ce12" table:formula="of:=[.B446]-[.C446]" office:value-type="date" office:date-value="1899-12-30T22:45:16.25842032954" calcext:value-type="date">
            <text:p>12/30/99 10:45 PM</text:p>
          </table:table-cell>
          <table:table-cell table:formula="of:=MOD([.E445]-[.$E$2];[.$H$2])+1+[.$E$2]" office:value-type="float" office:value="214" calcext:value-type="float">
            <text:p>214</text:p>
          </table:table-cell>
          <table:table-cell table:formula="of:=MOD([.F445]+1/[.$H$2];5)" office:value-type="float" office:value="4.76666666666664" calcext:value-type="float">
            <text:p>4,76666666666664</text:p>
          </table:table-cell>
          <table:table-cell table:formula="of:=IF([.F446]&lt;0.000001;[.G445]+2+1/[.$H$2];[.G445]+1/[.$H$2])" office:value-type="float" office:value="14.7666666666666" calcext:value-type="float">
            <text:p>14,7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7]))" office:value-type="date" office:date-value="2019-10-21T22:42:01.682892" calcext:value-type="date">
            <text:p>2019-10-21 22:42:02</text:p>
          </table:table-cell>
          <table:table-cell table:style-name="ce7" table:formula="of:=[.A447]" office:value-type="date" office:date-value="2019-10-21T22:42:01.682892" calcext:value-type="date">
            <text:p>2019-10-21 22:42:02</text:p>
          </table:table-cell>
          <table:table-cell table:formula="of:=TRUNC([.A447])" office:value-type="float" office:value="43759" calcext:value-type="float">
            <text:p>43759</text:p>
          </table:table-cell>
          <table:table-cell table:style-name="ce12" table:formula="of:=[.B447]-[.C447]" office:value-type="date" office:date-value="1899-12-30T22:42:01.68289152905" calcext:value-type="date">
            <text:p>12/30/99 10:42 PM</text:p>
          </table:table-cell>
          <table:table-cell table:formula="of:=MOD([.E446]-[.$E$2];[.$H$2])+1+[.$E$2]" office:value-type="float" office:value="215" calcext:value-type="float">
            <text:p>215</text:p>
          </table:table-cell>
          <table:table-cell table:formula="of:=MOD([.F446]+1/[.$H$2];5)" office:value-type="float" office:value="4.79999999999998" calcext:value-type="float">
            <text:p>4,79999999999998</text:p>
          </table:table-cell>
          <table:table-cell table:formula="of:=IF([.F447]&lt;0.000001;[.G446]+2+1/[.$H$2];[.G446]+1/[.$H$2])" office:value-type="float" office:value="14.8" calcext:value-type="float">
            <text:p>14,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8]))" office:value-type="date" office:date-value="2019-10-21T22:31:40.086223" calcext:value-type="date">
            <text:p>2019-10-21 22:31:40</text:p>
          </table:table-cell>
          <table:table-cell table:style-name="ce7" table:formula="of:=[.A448]" office:value-type="date" office:date-value="2019-10-21T22:31:40.086223" calcext:value-type="date">
            <text:p>2019-10-21 22:31:40</text:p>
          </table:table-cell>
          <table:table-cell table:formula="of:=TRUNC([.A448])" office:value-type="float" office:value="43759" calcext:value-type="float">
            <text:p>43759</text:p>
          </table:table-cell>
          <table:table-cell table:style-name="ce12" table:formula="of:=[.B448]-[.C448]" office:value-type="date" office:date-value="1899-12-30T22:31:40.08622286841" calcext:value-type="date">
            <text:p>12/30/99 10:31 PM</text:p>
          </table:table-cell>
          <table:table-cell table:formula="of:=MOD([.E447]-[.$E$2];[.$H$2])+1+[.$E$2]" office:value-type="float" office:value="216" calcext:value-type="float">
            <text:p>216</text:p>
          </table:table-cell>
          <table:table-cell table:formula="of:=MOD([.F447]+1/[.$H$2];5)" office:value-type="float" office:value="4.83333333333331" calcext:value-type="float">
            <text:p>4,83333333333331</text:p>
          </table:table-cell>
          <table:table-cell table:formula="of:=IF([.F448]&lt;0.000001;[.G447]+2+1/[.$H$2];[.G447]+1/[.$H$2])" office:value-type="float" office:value="14.8333333333333" calcext:value-type="float">
            <text:p>14,8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9]))" office:value-type="date" office:date-value="2019-10-21T22:04:33.046522" calcext:value-type="date">
            <text:p>2019-10-21 22:04:33</text:p>
          </table:table-cell>
          <table:table-cell table:style-name="ce7" table:formula="of:=[.A449]" office:value-type="date" office:date-value="2019-10-21T22:04:33.046522" calcext:value-type="date">
            <text:p>2019-10-21 22:04:33</text:p>
          </table:table-cell>
          <table:table-cell table:formula="of:=TRUNC([.A449])" office:value-type="float" office:value="43759" calcext:value-type="float">
            <text:p>43759</text:p>
          </table:table-cell>
          <table:table-cell table:style-name="ce12" table:formula="of:=[.B449]-[.C449]" office:value-type="date" office:date-value="1899-12-30T22:04:33.04652156308" calcext:value-type="date">
            <text:p>12/30/99 10:04 PM</text:p>
          </table:table-cell>
          <table:table-cell table:formula="of:=MOD([.E448]-[.$E$2];[.$H$2])+1+[.$E$2]" office:value-type="float" office:value="217" calcext:value-type="float">
            <text:p>217</text:p>
          </table:table-cell>
          <table:table-cell table:formula="of:=MOD([.F448]+1/[.$H$2];5)" office:value-type="float" office:value="4.86666666666664" calcext:value-type="float">
            <text:p>4,86666666666664</text:p>
          </table:table-cell>
          <table:table-cell table:formula="of:=IF([.F449]&lt;0.000001;[.G448]+2+1/[.$H$2];[.G448]+1/[.$H$2])" office:value-type="float" office:value="14.8666666666666" calcext:value-type="float">
            <text:p>14,8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0]))" office:value-type="date" office:date-value="2019-10-21T22:34:45.445109" calcext:value-type="date">
            <text:p>2019-10-21 22:34:45</text:p>
          </table:table-cell>
          <table:table-cell table:style-name="ce7" table:formula="of:=[.A450]" office:value-type="date" office:date-value="2019-10-21T22:34:45.445109" calcext:value-type="date">
            <text:p>2019-10-21 22:34:45</text:p>
          </table:table-cell>
          <table:table-cell table:formula="of:=TRUNC([.A450])" office:value-type="float" office:value="43759" calcext:value-type="float">
            <text:p>43759</text:p>
          </table:table-cell>
          <table:table-cell table:style-name="ce12" table:formula="of:=[.B450]-[.C450]" office:value-type="date" office:date-value="1899-12-30T22:34:45.44510921929" calcext:value-type="date">
            <text:p>12/30/99 10:34 PM</text:p>
          </table:table-cell>
          <table:table-cell table:formula="of:=MOD([.E449]-[.$E$2];[.$H$2])+1+[.$E$2]" office:value-type="float" office:value="218" calcext:value-type="float">
            <text:p>218</text:p>
          </table:table-cell>
          <table:table-cell table:formula="of:=MOD([.F449]+1/[.$H$2];5)" office:value-type="float" office:value="4.89999999999998" calcext:value-type="float">
            <text:p>4,89999999999998</text:p>
          </table:table-cell>
          <table:table-cell table:formula="of:=IF([.F450]&lt;0.000001;[.G449]+2+1/[.$H$2];[.G449]+1/[.$H$2])" office:value-type="float" office:value="14.9" calcext:value-type="float">
            <text:p>14,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1]))" office:value-type="date" office:date-value="2019-10-21T22:14:08.804287" calcext:value-type="date">
            <text:p>2019-10-21 22:14:09</text:p>
          </table:table-cell>
          <table:table-cell table:style-name="ce7" table:formula="of:=[.A451]" office:value-type="date" office:date-value="2019-10-21T22:14:08.804287" calcext:value-type="date">
            <text:p>2019-10-21 22:14:09</text:p>
          </table:table-cell>
          <table:table-cell table:formula="of:=TRUNC([.A451])" office:value-type="float" office:value="43759" calcext:value-type="float">
            <text:p>43759</text:p>
          </table:table-cell>
          <table:table-cell table:style-name="ce12" table:formula="of:=[.B451]-[.C451]" office:value-type="date" office:date-value="1899-12-30T22:14:08.80428677425" calcext:value-type="date">
            <text:p>12/30/99 10:14 PM</text:p>
          </table:table-cell>
          <table:table-cell table:formula="of:=MOD([.E450]-[.$E$2];[.$H$2])+1+[.$E$2]" office:value-type="float" office:value="219" calcext:value-type="float">
            <text:p>219</text:p>
          </table:table-cell>
          <table:table-cell table:formula="of:=MOD([.F450]+1/[.$H$2];5)" office:value-type="float" office:value="4.93333333333331" calcext:value-type="float">
            <text:p>4,93333333333331</text:p>
          </table:table-cell>
          <table:table-cell table:formula="of:=IF([.F451]&lt;0.000001;[.G450]+2+1/[.$H$2];[.G450]+1/[.$H$2])" office:value-type="float" office:value="14.9333333333333" calcext:value-type="float">
            <text:p>14,9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2]))" office:value-type="date" office:date-value="2019-10-21T23:10:19.296038" calcext:value-type="date">
            <text:p>2019-10-21 23:10:19</text:p>
          </table:table-cell>
          <table:table-cell table:style-name="ce7" table:formula="of:=[.A452]" office:value-type="date" office:date-value="2019-10-21T23:10:19.296038" calcext:value-type="date">
            <text:p>2019-10-21 23:10:19</text:p>
          </table:table-cell>
          <table:table-cell table:formula="of:=TRUNC([.A452])" office:value-type="float" office:value="43759" calcext:value-type="float">
            <text:p>43759</text:p>
          </table:table-cell>
          <table:table-cell table:style-name="ce12" table:formula="of:=[.B452]-[.C452]" office:value-type="date" office:date-value="1899-12-30T23:10:19.29603761528" calcext:value-type="date">
            <text:p>12/30/99 11:10 PM</text:p>
          </table:table-cell>
          <table:table-cell table:formula="of:=MOD([.E451]-[.$E$2];[.$H$2])+1+[.$E$2]" office:value-type="float" office:value="220" calcext:value-type="float">
            <text:p>220</text:p>
          </table:table-cell>
          <table:table-cell table:formula="of:=MOD([.F451]+1/[.$H$2];5)" office:value-type="float" office:value="4.96666666666664" calcext:value-type="float">
            <text:p>4,96666666666664</text:p>
          </table:table-cell>
          <table:table-cell table:formula="of:=IF([.F452]&lt;0.000001;[.G451]+2+1/[.$H$2];[.G451]+1/[.$H$2])" office:value-type="float" office:value="14.9666666666666" calcext:value-type="float">
            <text:p>14,9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3]))" office:value-type="date" office:date-value="2019-10-22T22:41:48.444274" calcext:value-type="date">
            <text:p>2019-10-22 22:41:48</text:p>
          </table:table-cell>
          <table:table-cell table:style-name="ce7" table:formula="of:=[.A453]" office:value-type="date" office:date-value="2019-10-22T22:41:48.444274" calcext:value-type="date">
            <text:p>2019-10-22 22:41:48</text:p>
          </table:table-cell>
          <table:table-cell table:formula="of:=TRUNC([.A453])" office:value-type="float" office:value="43760" calcext:value-type="float">
            <text:p>43760</text:p>
          </table:table-cell>
          <table:table-cell table:style-name="ce12" table:formula="of:=[.B453]-[.C453]" office:value-type="date" office:date-value="1899-12-30T22:41:48.44427393749" calcext:value-type="date">
            <text:p>12/30/99 10:41 PM</text:p>
          </table:table-cell>
          <table:table-cell table:formula="of:=MOD([.E452]-[.$E$2];[.$H$2])+1+[.$E$2]" office:value-type="float" office:value="191" calcext:value-type="float">
            <text:p>191</text:p>
          </table:table-cell>
          <table:table-cell table:formula="of:=MOD([.F452]+1/[.$H$2];5)" office:value-type="float" office:value="4.99999999999998" calcext:value-type="float">
            <text:p>4,99999999999998</text:p>
          </table:table-cell>
          <table:table-cell table:formula="of:=IF([.F453]&lt;0.000001;[.G452]+2+1/[.$H$2];[.G452]+1/[.$H$2])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4]))" office:value-type="date" office:date-value="2019-10-22T22:44:23.351983" calcext:value-type="date">
            <text:p>2019-10-22 22:44:23</text:p>
          </table:table-cell>
          <table:table-cell table:style-name="ce7" table:formula="of:=[.A454]" office:value-type="date" office:date-value="2019-10-22T22:44:23.351983" calcext:value-type="date">
            <text:p>2019-10-22 22:44:23</text:p>
          </table:table-cell>
          <table:table-cell table:formula="of:=TRUNC([.A454])" office:value-type="float" office:value="43760" calcext:value-type="float">
            <text:p>43760</text:p>
          </table:table-cell>
          <table:table-cell table:style-name="ce12" table:formula="of:=[.B454]-[.C454]" office:value-type="date" office:date-value="1899-12-30T22:44:23.35198329762" calcext:value-type="date">
            <text:p>12/30/99 10:44 PM</text:p>
          </table:table-cell>
          <table:table-cell table:formula="of:=MOD([.E453]-[.$E$2];[.$H$2])+1+[.$E$2]" office:value-type="float" office:value="192" calcext:value-type="float">
            <text:p>192</text:p>
          </table:table-cell>
          <table:table-cell table:formula="of:=MOD([.F453]+1/[.$H$2];5)" office:value-type="float" office:value="0.0333333333333092" calcext:value-type="float">
            <text:p>0,033333333333309</text:p>
          </table:table-cell>
          <table:table-cell table:formula="of:=IF([.F454]&lt;0.000001;[.G453]+2+1/[.$H$2];[.G453]+1/[.$H$2])" office:value-type="float" office:value="15.0333333333333" calcext:value-type="float">
            <text:p>15,0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5]))" office:value-type="date" office:date-value="2019-10-22T22:17:36.978818" calcext:value-type="date">
            <text:p>2019-10-22 22:17:37</text:p>
          </table:table-cell>
          <table:table-cell table:style-name="ce7" table:formula="of:=[.A455]" office:value-type="date" office:date-value="2019-10-22T22:17:36.978818" calcext:value-type="date">
            <text:p>2019-10-22 22:17:37</text:p>
          </table:table-cell>
          <table:table-cell table:formula="of:=TRUNC([.A455])" office:value-type="float" office:value="43760" calcext:value-type="float">
            <text:p>43760</text:p>
          </table:table-cell>
          <table:table-cell table:style-name="ce12" table:formula="of:=[.B455]-[.C455]" office:value-type="date" office:date-value="1899-12-30T22:17:36.9788177032" calcext:value-type="date">
            <text:p>12/30/99 10:17 PM</text:p>
          </table:table-cell>
          <table:table-cell table:formula="of:=MOD([.E454]-[.$E$2];[.$H$2])+1+[.$E$2]" office:value-type="float" office:value="193" calcext:value-type="float">
            <text:p>193</text:p>
          </table:table-cell>
          <table:table-cell table:formula="of:=MOD([.F454]+1/[.$H$2];5)" office:value-type="float" office:value="0.0666666666666426" calcext:value-type="float">
            <text:p>0,066666666666643</text:p>
          </table:table-cell>
          <table:table-cell table:formula="of:=IF([.F455]&lt;0.000001;[.G454]+2+1/[.$H$2];[.G454]+1/[.$H$2])" office:value-type="float" office:value="15.0666666666666" calcext:value-type="float">
            <text:p>15,0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6]))" office:value-type="date" office:date-value="2019-10-22T22:27:41.112832" calcext:value-type="date">
            <text:p>2019-10-22 22:27:41</text:p>
          </table:table-cell>
          <table:table-cell table:style-name="ce7" table:formula="of:=[.A456]" office:value-type="date" office:date-value="2019-10-22T22:27:41.112832" calcext:value-type="date">
            <text:p>2019-10-22 22:27:41</text:p>
          </table:table-cell>
          <table:table-cell table:formula="of:=TRUNC([.A456])" office:value-type="float" office:value="43760" calcext:value-type="float">
            <text:p>43760</text:p>
          </table:table-cell>
          <table:table-cell table:style-name="ce12" table:formula="of:=[.B456]-[.C456]" office:value-type="date" office:date-value="1899-12-30T22:27:41.11283213831" calcext:value-type="date">
            <text:p>12/30/99 10:27 PM</text:p>
          </table:table-cell>
          <table:table-cell table:formula="of:=MOD([.E455]-[.$E$2];[.$H$2])+1+[.$E$2]" office:value-type="float" office:value="194" calcext:value-type="float">
            <text:p>194</text:p>
          </table:table-cell>
          <table:table-cell table:formula="of:=MOD([.F455]+1/[.$H$2];5)" office:value-type="float" office:value="0.0999999999999759" calcext:value-type="float">
            <text:p>0,099999999999976</text:p>
          </table:table-cell>
          <table:table-cell table:formula="of:=IF([.F456]&lt;0.000001;[.G455]+2+1/[.$H$2];[.G455]+1/[.$H$2])" office:value-type="float" office:value="15.1" calcext:value-type="float">
            <text:p>15,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7]))" office:value-type="date" office:date-value="2019-10-22T22:30:15.566082" calcext:value-type="date">
            <text:p>2019-10-22 22:30:16</text:p>
          </table:table-cell>
          <table:table-cell table:style-name="ce7" table:formula="of:=[.A457]" office:value-type="date" office:date-value="2019-10-22T22:30:15.566082" calcext:value-type="date">
            <text:p>2019-10-22 22:30:16</text:p>
          </table:table-cell>
          <table:table-cell table:formula="of:=TRUNC([.A457])" office:value-type="float" office:value="43760" calcext:value-type="float">
            <text:p>43760</text:p>
          </table:table-cell>
          <table:table-cell table:style-name="ce12" table:formula="of:=[.B457]-[.C457]" office:value-type="date" office:date-value="1899-12-30T22:30:15.56608183309" calcext:value-type="date">
            <text:p>12/30/99 10:30 PM</text:p>
          </table:table-cell>
          <table:table-cell table:formula="of:=MOD([.E456]-[.$E$2];[.$H$2])+1+[.$E$2]" office:value-type="float" office:value="195" calcext:value-type="float">
            <text:p>195</text:p>
          </table:table-cell>
          <table:table-cell table:formula="of:=MOD([.F456]+1/[.$H$2];5)" office:value-type="float" office:value="0.133333333333309" calcext:value-type="float">
            <text:p>0,133333333333309</text:p>
          </table:table-cell>
          <table:table-cell table:formula="of:=IF([.F457]&lt;0.000001;[.G456]+2+1/[.$H$2];[.G456]+1/[.$H$2])" office:value-type="float" office:value="15.1333333333333" calcext:value-type="float">
            <text:p>15,1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8]))" office:value-type="date" office:date-value="2019-10-22T22:26:03.165349" calcext:value-type="date">
            <text:p>2019-10-22 22:26:03</text:p>
          </table:table-cell>
          <table:table-cell table:style-name="ce7" table:formula="of:=[.A458]" office:value-type="date" office:date-value="2019-10-22T22:26:03.165349" calcext:value-type="date">
            <text:p>2019-10-22 22:26:03</text:p>
          </table:table-cell>
          <table:table-cell table:formula="of:=TRUNC([.A458])" office:value-type="float" office:value="43760" calcext:value-type="float">
            <text:p>43760</text:p>
          </table:table-cell>
          <table:table-cell table:style-name="ce12" table:formula="of:=[.B458]-[.C458]" office:value-type="date" office:date-value="1899-12-30T22:26:03.16534930374" calcext:value-type="date">
            <text:p>12/30/99 10:26 PM</text:p>
          </table:table-cell>
          <table:table-cell table:formula="of:=MOD([.E457]-[.$E$2];[.$H$2])+1+[.$E$2]" office:value-type="float" office:value="196" calcext:value-type="float">
            <text:p>196</text:p>
          </table:table-cell>
          <table:table-cell table:formula="of:=MOD([.F457]+1/[.$H$2];5)" office:value-type="float" office:value="0.166666666666643" calcext:value-type="float">
            <text:p>0,166666666666643</text:p>
          </table:table-cell>
          <table:table-cell table:formula="of:=IF([.F458]&lt;0.000001;[.G457]+2+1/[.$H$2];[.G457]+1/[.$H$2])" office:value-type="float" office:value="15.1666666666666" calcext:value-type="float">
            <text:p>15,1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9]))" office:value-type="date" office:date-value="2019-10-22T22:39:19.672882" calcext:value-type="date">
            <text:p>2019-10-22 22:39:20</text:p>
          </table:table-cell>
          <table:table-cell table:style-name="ce7" table:formula="of:=[.A459]" office:value-type="date" office:date-value="2019-10-22T22:39:19.672882" calcext:value-type="date">
            <text:p>2019-10-22 22:39:20</text:p>
          </table:table-cell>
          <table:table-cell table:formula="of:=TRUNC([.A459])" office:value-type="float" office:value="43760" calcext:value-type="float">
            <text:p>43760</text:p>
          </table:table-cell>
          <table:table-cell table:style-name="ce12" table:formula="of:=[.B459]-[.C459]" office:value-type="date" office:date-value="1899-12-30T22:39:19.67288212851" calcext:value-type="date">
            <text:p>12/30/99 10:39 PM</text:p>
          </table:table-cell>
          <table:table-cell table:formula="of:=MOD([.E458]-[.$E$2];[.$H$2])+1+[.$E$2]" office:value-type="float" office:value="197" calcext:value-type="float">
            <text:p>197</text:p>
          </table:table-cell>
          <table:table-cell table:formula="of:=MOD([.F458]+1/[.$H$2];5)" office:value-type="float" office:value="0.199999999999976" calcext:value-type="float">
            <text:p>0,199999999999976</text:p>
          </table:table-cell>
          <table:table-cell table:formula="of:=IF([.F459]&lt;0.000001;[.G458]+2+1/[.$H$2];[.G458]+1/[.$H$2])" office:value-type="float" office:value="15.2" calcext:value-type="float">
            <text:p>15,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0]))" office:value-type="date" office:date-value="2019-10-22T22:21:31.219489" calcext:value-type="date">
            <text:p>2019-10-22 22:21:31</text:p>
          </table:table-cell>
          <table:table-cell table:style-name="ce7" table:formula="of:=[.A460]" office:value-type="date" office:date-value="2019-10-22T22:21:31.219489" calcext:value-type="date">
            <text:p>2019-10-22 22:21:31</text:p>
          </table:table-cell>
          <table:table-cell table:formula="of:=TRUNC([.A460])" office:value-type="float" office:value="43760" calcext:value-type="float">
            <text:p>43760</text:p>
          </table:table-cell>
          <table:table-cell table:style-name="ce12" table:formula="of:=[.B460]-[.C460]" office:value-type="date" office:date-value="1899-12-30T22:21:31.21948918328" calcext:value-type="date">
            <text:p>12/30/99 10:21 PM</text:p>
          </table:table-cell>
          <table:table-cell table:formula="of:=MOD([.E459]-[.$E$2];[.$H$2])+1+[.$E$2]" office:value-type="float" office:value="198" calcext:value-type="float">
            <text:p>198</text:p>
          </table:table-cell>
          <table:table-cell table:formula="of:=MOD([.F459]+1/[.$H$2];5)" office:value-type="float" office:value="0.233333333333309" calcext:value-type="float">
            <text:p>0,233333333333309</text:p>
          </table:table-cell>
          <table:table-cell table:formula="of:=IF([.F460]&lt;0.000001;[.G459]+2+1/[.$H$2];[.G459]+1/[.$H$2])" office:value-type="float" office:value="15.2333333333333" calcext:value-type="float">
            <text:p>15,2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1]))" office:value-type="date" office:date-value="2019-10-22T22:20:20.421027" calcext:value-type="date">
            <text:p>2019-10-22 22:20:20</text:p>
          </table:table-cell>
          <table:table-cell table:style-name="ce7" table:formula="of:=[.A461]" office:value-type="date" office:date-value="2019-10-22T22:20:20.421027" calcext:value-type="date">
            <text:p>2019-10-22 22:20:20</text:p>
          </table:table-cell>
          <table:table-cell table:formula="of:=TRUNC([.A461])" office:value-type="float" office:value="43760" calcext:value-type="float">
            <text:p>43760</text:p>
          </table:table-cell>
          <table:table-cell table:style-name="ce12" table:formula="of:=[.B461]-[.C461]" office:value-type="date" office:date-value="1899-12-30T22:20:20.42102676351" calcext:value-type="date">
            <text:p>12/30/99 10:20 PM</text:p>
          </table:table-cell>
          <table:table-cell table:formula="of:=MOD([.E460]-[.$E$2];[.$H$2])+1+[.$E$2]" office:value-type="float" office:value="199" calcext:value-type="float">
            <text:p>199</text:p>
          </table:table-cell>
          <table:table-cell table:formula="of:=MOD([.F460]+1/[.$H$2];5)" office:value-type="float" office:value="0.266666666666642" calcext:value-type="float">
            <text:p>0,266666666666642</text:p>
          </table:table-cell>
          <table:table-cell table:formula="of:=IF([.F461]&lt;0.000001;[.G460]+2+1/[.$H$2];[.G460]+1/[.$H$2])" office:value-type="float" office:value="15.2666666666666" calcext:value-type="float">
            <text:p>15,2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2]))" office:value-type="date" office:date-value="2019-10-22T22:14:18.933589" calcext:value-type="date">
            <text:p>2019-10-22 22:14:19</text:p>
          </table:table-cell>
          <table:table-cell table:style-name="ce7" table:formula="of:=[.A462]" office:value-type="date" office:date-value="2019-10-22T22:14:18.933589" calcext:value-type="date">
            <text:p>2019-10-22 22:14:19</text:p>
          </table:table-cell>
          <table:table-cell table:formula="of:=TRUNC([.A462])" office:value-type="float" office:value="43760" calcext:value-type="float">
            <text:p>43760</text:p>
          </table:table-cell>
          <table:table-cell table:style-name="ce12" table:formula="of:=[.B462]-[.C462]" office:value-type="date" office:date-value="1899-12-30T22:14:18.93358897883" calcext:value-type="date">
            <text:p>12/30/99 10:14 PM</text:p>
          </table:table-cell>
          <table:table-cell table:formula="of:=MOD([.E461]-[.$E$2];[.$H$2])+1+[.$E$2]" office:value-type="float" office:value="200" calcext:value-type="float">
            <text:p>200</text:p>
          </table:table-cell>
          <table:table-cell table:formula="of:=MOD([.F461]+1/[.$H$2];5)" office:value-type="float" office:value="0.299999999999976" calcext:value-type="float">
            <text:p>0,299999999999976</text:p>
          </table:table-cell>
          <table:table-cell table:formula="of:=IF([.F462]&lt;0.000001;[.G461]+2+1/[.$H$2];[.G461]+1/[.$H$2])" office:value-type="float" office:value="15.3" calcext:value-type="float">
            <text:p>15,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3]))" office:value-type="date" office:date-value="2019-10-22T22:42:52.021092" calcext:value-type="date">
            <text:p>2019-10-22 22:42:52</text:p>
          </table:table-cell>
          <table:table-cell table:style-name="ce7" table:formula="of:=[.A463]" office:value-type="date" office:date-value="2019-10-22T22:42:52.021092" calcext:value-type="date">
            <text:p>2019-10-22 22:42:52</text:p>
          </table:table-cell>
          <table:table-cell table:formula="of:=TRUNC([.A463])" office:value-type="float" office:value="43760" calcext:value-type="float">
            <text:p>43760</text:p>
          </table:table-cell>
          <table:table-cell table:style-name="ce12" table:formula="of:=[.B463]-[.C463]" office:value-type="date" office:date-value="1899-12-30T22:42:52.02109226491" calcext:value-type="date">
            <text:p>12/30/99 10:42 PM</text:p>
          </table:table-cell>
          <table:table-cell table:formula="of:=MOD([.E462]-[.$E$2];[.$H$2])+1+[.$E$2]" office:value-type="float" office:value="201" calcext:value-type="float">
            <text:p>201</text:p>
          </table:table-cell>
          <table:table-cell table:formula="of:=MOD([.F462]+1/[.$H$2];5)" office:value-type="float" office:value="0.333333333333309" calcext:value-type="float">
            <text:p>0,333333333333309</text:p>
          </table:table-cell>
          <table:table-cell table:formula="of:=IF([.F463]&lt;0.000001;[.G462]+2+1/[.$H$2];[.G462]+1/[.$H$2])" office:value-type="float" office:value="15.3333333333333" calcext:value-type="float">
            <text:p>15,3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4]))" office:value-type="date" office:date-value="2019-10-22T22:41:16.087365" calcext:value-type="date">
            <text:p>2019-10-22 22:41:16</text:p>
          </table:table-cell>
          <table:table-cell table:style-name="ce7" table:formula="of:=[.A464]" office:value-type="date" office:date-value="2019-10-22T22:41:16.087365" calcext:value-type="date">
            <text:p>2019-10-22 22:41:16</text:p>
          </table:table-cell>
          <table:table-cell table:formula="of:=TRUNC([.A464])" office:value-type="float" office:value="43760" calcext:value-type="float">
            <text:p>43760</text:p>
          </table:table-cell>
          <table:table-cell table:style-name="ce12" table:formula="of:=[.B464]-[.C464]" office:value-type="date" office:date-value="1899-12-30T22:41:16.08736460097" calcext:value-type="date">
            <text:p>12/30/99 10:41 PM</text:p>
          </table:table-cell>
          <table:table-cell table:formula="of:=MOD([.E463]-[.$E$2];[.$H$2])+1+[.$E$2]" office:value-type="float" office:value="202" calcext:value-type="float">
            <text:p>202</text:p>
          </table:table-cell>
          <table:table-cell table:formula="of:=MOD([.F463]+1/[.$H$2];5)" office:value-type="float" office:value="0.366666666666642" calcext:value-type="float">
            <text:p>0,366666666666642</text:p>
          </table:table-cell>
          <table:table-cell table:formula="of:=IF([.F464]&lt;0.000001;[.G463]+2+1/[.$H$2];[.G463]+1/[.$H$2])" office:value-type="float" office:value="15.3666666666666" calcext:value-type="float">
            <text:p>15,3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5]))" office:value-type="date" office:date-value="2019-10-22T22:51:37.764945" calcext:value-type="date">
            <text:p>2019-10-22 22:51:38</text:p>
          </table:table-cell>
          <table:table-cell table:style-name="ce7" table:formula="of:=[.A465]" office:value-type="date" office:date-value="2019-10-22T22:51:37.764945" calcext:value-type="date">
            <text:p>2019-10-22 22:51:38</text:p>
          </table:table-cell>
          <table:table-cell table:formula="of:=TRUNC([.A465])" office:value-type="float" office:value="43760" calcext:value-type="float">
            <text:p>43760</text:p>
          </table:table-cell>
          <table:table-cell table:style-name="ce12" table:formula="of:=[.B465]-[.C465]" office:value-type="date" office:date-value="1899-12-30T22:51:37.76494461112" calcext:value-type="date">
            <text:p>12/30/99 10:51 PM</text:p>
          </table:table-cell>
          <table:table-cell table:formula="of:=MOD([.E464]-[.$E$2];[.$H$2])+1+[.$E$2]" office:value-type="float" office:value="203" calcext:value-type="float">
            <text:p>203</text:p>
          </table:table-cell>
          <table:table-cell table:formula="of:=MOD([.F464]+1/[.$H$2];5)" office:value-type="float" office:value="0.399999999999976" calcext:value-type="float">
            <text:p>0,399999999999976</text:p>
          </table:table-cell>
          <table:table-cell table:formula="of:=IF([.F465]&lt;0.000001;[.G464]+2+1/[.$H$2];[.G464]+1/[.$H$2])" office:value-type="float" office:value="15.4" calcext:value-type="float">
            <text:p>15,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6]))" office:value-type="date" office:date-value="2019-10-22T21:57:19.869173" calcext:value-type="date">
            <text:p>2019-10-22 21:57:20</text:p>
          </table:table-cell>
          <table:table-cell table:style-name="ce7" table:formula="of:=[.A466]" office:value-type="date" office:date-value="2019-10-22T21:57:19.869173" calcext:value-type="date">
            <text:p>2019-10-22 21:57:20</text:p>
          </table:table-cell>
          <table:table-cell table:formula="of:=TRUNC([.A466])" office:value-type="float" office:value="43760" calcext:value-type="float">
            <text:p>43760</text:p>
          </table:table-cell>
          <table:table-cell table:style-name="ce12" table:formula="of:=[.B466]-[.C466]" office:value-type="date" office:date-value="1899-12-30T21:57:19.86917326692" calcext:value-type="date">
            <text:p>12/30/99 09:57 PM</text:p>
          </table:table-cell>
          <table:table-cell table:formula="of:=MOD([.E465]-[.$E$2];[.$H$2])+1+[.$E$2]" office:value-type="float" office:value="204" calcext:value-type="float">
            <text:p>204</text:p>
          </table:table-cell>
          <table:table-cell table:formula="of:=MOD([.F465]+1/[.$H$2];5)" office:value-type="float" office:value="0.433333333333309" calcext:value-type="float">
            <text:p>0,433333333333309</text:p>
          </table:table-cell>
          <table:table-cell table:formula="of:=IF([.F466]&lt;0.000001;[.G465]+2+1/[.$H$2];[.G465]+1/[.$H$2])" office:value-type="float" office:value="15.4333333333333" calcext:value-type="float">
            <text:p>15,4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7]))" office:value-type="date" office:date-value="2019-10-22T22:14:51.846905" calcext:value-type="date">
            <text:p>2019-10-22 22:14:52</text:p>
          </table:table-cell>
          <table:table-cell table:style-name="ce7" table:formula="of:=[.A467]" office:value-type="date" office:date-value="2019-10-22T22:14:51.846905" calcext:value-type="date">
            <text:p>2019-10-22 22:14:52</text:p>
          </table:table-cell>
          <table:table-cell table:formula="of:=TRUNC([.A467])" office:value-type="float" office:value="43760" calcext:value-type="float">
            <text:p>43760</text:p>
          </table:table-cell>
          <table:table-cell table:style-name="ce12" table:formula="of:=[.B467]-[.C467]" office:value-type="date" office:date-value="1899-12-30T22:14:51.8469049735" calcext:value-type="date">
            <text:p>12/30/99 10:14 PM</text:p>
          </table:table-cell>
          <table:table-cell table:formula="of:=MOD([.E466]-[.$E$2];[.$H$2])+1+[.$E$2]" office:value-type="float" office:value="205" calcext:value-type="float">
            <text:p>205</text:p>
          </table:table-cell>
          <table:table-cell table:formula="of:=MOD([.F466]+1/[.$H$2];5)" office:value-type="float" office:value="0.466666666666642" calcext:value-type="float">
            <text:p>0,466666666666642</text:p>
          </table:table-cell>
          <table:table-cell table:formula="of:=IF([.F467]&lt;0.000001;[.G466]+2+1/[.$H$2];[.G466]+1/[.$H$2])" office:value-type="float" office:value="15.4666666666666" calcext:value-type="float">
            <text:p>15,4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8]))" office:value-type="date" office:date-value="2019-10-22T22:18:10.523703" calcext:value-type="date">
            <text:p>2019-10-22 22:18:11</text:p>
          </table:table-cell>
          <table:table-cell table:style-name="ce7" table:formula="of:=[.A468]" office:value-type="date" office:date-value="2019-10-22T22:18:10.523703" calcext:value-type="date">
            <text:p>2019-10-22 22:18:11</text:p>
          </table:table-cell>
          <table:table-cell table:formula="of:=TRUNC([.A468])" office:value-type="float" office:value="43760" calcext:value-type="float">
            <text:p>43760</text:p>
          </table:table-cell>
          <table:table-cell table:style-name="ce12" table:formula="of:=[.B468]-[.C468]" office:value-type="date" office:date-value="1899-12-30T22:18:10.52370339632" calcext:value-type="date">
            <text:p>12/30/99 10:18 PM</text:p>
          </table:table-cell>
          <table:table-cell table:formula="of:=MOD([.E467]-[.$E$2];[.$H$2])+1+[.$E$2]" office:value-type="float" office:value="206" calcext:value-type="float">
            <text:p>206</text:p>
          </table:table-cell>
          <table:table-cell table:formula="of:=MOD([.F467]+1/[.$H$2];5)" office:value-type="float" office:value="0.499999999999976" calcext:value-type="float">
            <text:p>0,499999999999976</text:p>
          </table:table-cell>
          <table:table-cell table:formula="of:=IF([.F468]&lt;0.000001;[.G467]+2+1/[.$H$2];[.G467]+1/[.$H$2])" office:value-type="float" office:value="15.5" calcext:value-type="float">
            <text:p>15,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9]))" office:value-type="date" office:date-value="2019-10-22T22:27:00.66607" calcext:value-type="date">
            <text:p>2019-10-22 22:27:01</text:p>
          </table:table-cell>
          <table:table-cell table:style-name="ce7" table:formula="of:=[.A469]" office:value-type="date" office:date-value="2019-10-22T22:27:00.66607" calcext:value-type="date">
            <text:p>2019-10-22 22:27:01</text:p>
          </table:table-cell>
          <table:table-cell table:formula="of:=TRUNC([.A469])" office:value-type="float" office:value="43760" calcext:value-type="float">
            <text:p>43760</text:p>
          </table:table-cell>
          <table:table-cell table:style-name="ce12" table:formula="of:=[.B469]-[.C469]" office:value-type="date" office:date-value="1899-12-30T22:27:00.66607028246" calcext:value-type="date">
            <text:p>12/30/99 10:27 PM</text:p>
          </table:table-cell>
          <table:table-cell table:formula="of:=MOD([.E468]-[.$E$2];[.$H$2])+1+[.$E$2]" office:value-type="float" office:value="207" calcext:value-type="float">
            <text:p>207</text:p>
          </table:table-cell>
          <table:table-cell table:formula="of:=MOD([.F468]+1/[.$H$2];5)" office:value-type="float" office:value="0.533333333333309" calcext:value-type="float">
            <text:p>0,533333333333309</text:p>
          </table:table-cell>
          <table:table-cell table:formula="of:=IF([.F469]&lt;0.000001;[.G468]+2+1/[.$H$2];[.G468]+1/[.$H$2])" office:value-type="float" office:value="15.5333333333333" calcext:value-type="float">
            <text:p>15,5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0]))" office:value-type="date" office:date-value="2019-10-22T22:27:19.588545" calcext:value-type="date">
            <text:p>2019-10-22 22:27:20</text:p>
          </table:table-cell>
          <table:table-cell table:style-name="ce7" table:formula="of:=[.A470]" office:value-type="date" office:date-value="2019-10-22T22:27:19.588545" calcext:value-type="date">
            <text:p>2019-10-22 22:27:20</text:p>
          </table:table-cell>
          <table:table-cell table:formula="of:=TRUNC([.A470])" office:value-type="float" office:value="43760" calcext:value-type="float">
            <text:p>43760</text:p>
          </table:table-cell>
          <table:table-cell table:style-name="ce12" table:formula="of:=[.B470]-[.C470]" office:value-type="date" office:date-value="1899-12-30T22:27:19.58854547236" calcext:value-type="date">
            <text:p>12/30/99 10:27 PM</text:p>
          </table:table-cell>
          <table:table-cell table:formula="of:=MOD([.E469]-[.$E$2];[.$H$2])+1+[.$E$2]" office:value-type="float" office:value="208" calcext:value-type="float">
            <text:p>208</text:p>
          </table:table-cell>
          <table:table-cell table:formula="of:=MOD([.F469]+1/[.$H$2];5)" office:value-type="float" office:value="0.566666666666642" calcext:value-type="float">
            <text:p>0,566666666666642</text:p>
          </table:table-cell>
          <table:table-cell table:formula="of:=IF([.F470]&lt;0.000001;[.G469]+2+1/[.$H$2];[.G469]+1/[.$H$2])" office:value-type="float" office:value="15.5666666666666" calcext:value-type="float">
            <text:p>15,5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1]))" office:value-type="date" office:date-value="2019-10-22T22:27:40.109539" calcext:value-type="date">
            <text:p>2019-10-22 22:27:40</text:p>
          </table:table-cell>
          <table:table-cell table:style-name="ce7" table:formula="of:=[.A471]" office:value-type="date" office:date-value="2019-10-22T22:27:40.109539" calcext:value-type="date">
            <text:p>2019-10-22 22:27:40</text:p>
          </table:table-cell>
          <table:table-cell table:formula="of:=TRUNC([.A471])" office:value-type="float" office:value="43760" calcext:value-type="float">
            <text:p>43760</text:p>
          </table:table-cell>
          <table:table-cell table:style-name="ce12" table:formula="of:=[.B471]-[.C471]" office:value-type="date" office:date-value="1899-12-30T22:27:40.10953907389" calcext:value-type="date">
            <text:p>12/30/99 10:27 PM</text:p>
          </table:table-cell>
          <table:table-cell table:formula="of:=MOD([.E470]-[.$E$2];[.$H$2])+1+[.$E$2]" office:value-type="float" office:value="209" calcext:value-type="float">
            <text:p>209</text:p>
          </table:table-cell>
          <table:table-cell table:formula="of:=MOD([.F470]+1/[.$H$2];5)" office:value-type="float" office:value="0.599999999999976" calcext:value-type="float">
            <text:p>0,599999999999976</text:p>
          </table:table-cell>
          <table:table-cell table:formula="of:=IF([.F471]&lt;0.000001;[.G470]+2+1/[.$H$2];[.G470]+1/[.$H$2])" office:value-type="float" office:value="15.6" calcext:value-type="float">
            <text:p>15,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2]))" office:value-type="date" office:date-value="2019-10-22T22:51:27.400297" calcext:value-type="date">
            <text:p>2019-10-22 22:51:27</text:p>
          </table:table-cell>
          <table:table-cell table:style-name="ce7" table:formula="of:=[.A472]" office:value-type="date" office:date-value="2019-10-22T22:51:27.400297" calcext:value-type="date">
            <text:p>2019-10-22 22:51:27</text:p>
          </table:table-cell>
          <table:table-cell table:formula="of:=TRUNC([.A472])" office:value-type="float" office:value="43760" calcext:value-type="float">
            <text:p>43760</text:p>
          </table:table-cell>
          <table:table-cell table:style-name="ce12" table:formula="of:=[.B472]-[.C472]" office:value-type="date" office:date-value="1899-12-30T22:51:27.40029679611" calcext:value-type="date">
            <text:p>12/30/99 10:51 PM</text:p>
          </table:table-cell>
          <table:table-cell table:formula="of:=MOD([.E471]-[.$E$2];[.$H$2])+1+[.$E$2]" office:value-type="float" office:value="210" calcext:value-type="float">
            <text:p>210</text:p>
          </table:table-cell>
          <table:table-cell table:formula="of:=MOD([.F471]+1/[.$H$2];5)" office:value-type="float" office:value="0.633333333333309" calcext:value-type="float">
            <text:p>0,633333333333309</text:p>
          </table:table-cell>
          <table:table-cell table:formula="of:=IF([.F472]&lt;0.000001;[.G471]+2+1/[.$H$2];[.G471]+1/[.$H$2])" office:value-type="float" office:value="15.6333333333333" calcext:value-type="float">
            <text:p>15,6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3]))" office:value-type="date" office:date-value="2019-10-22T22:06:28.081744" calcext:value-type="date">
            <text:p>2019-10-22 22:06:28</text:p>
          </table:table-cell>
          <table:table-cell table:style-name="ce7" table:formula="of:=[.A473]" office:value-type="date" office:date-value="2019-10-22T22:06:28.081744" calcext:value-type="date">
            <text:p>2019-10-22 22:06:28</text:p>
          </table:table-cell>
          <table:table-cell table:formula="of:=TRUNC([.A473])" office:value-type="float" office:value="43760" calcext:value-type="float">
            <text:p>43760</text:p>
          </table:table-cell>
          <table:table-cell table:style-name="ce12" table:formula="of:=[.B473]-[.C473]" office:value-type="date" office:date-value="1899-12-30T22:06:28.08174426667" calcext:value-type="date">
            <text:p>12/30/99 10:06 PM</text:p>
          </table:table-cell>
          <table:table-cell table:formula="of:=MOD([.E472]-[.$E$2];[.$H$2])+1+[.$E$2]" office:value-type="float" office:value="211" calcext:value-type="float">
            <text:p>211</text:p>
          </table:table-cell>
          <table:table-cell table:formula="of:=MOD([.F472]+1/[.$H$2];5)" office:value-type="float" office:value="0.666666666666642" calcext:value-type="float">
            <text:p>0,666666666666642</text:p>
          </table:table-cell>
          <table:table-cell table:formula="of:=IF([.F473]&lt;0.000001;[.G472]+2+1/[.$H$2];[.G472]+1/[.$H$2])" office:value-type="float" office:value="15.6666666666666" calcext:value-type="float">
            <text:p>15,6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4]))" office:value-type="date" office:date-value="2019-10-22T22:34:29.636114" calcext:value-type="date">
            <text:p>2019-10-22 22:34:30</text:p>
          </table:table-cell>
          <table:table-cell table:style-name="ce7" table:formula="of:=[.A474]" office:value-type="date" office:date-value="2019-10-22T22:34:29.636114" calcext:value-type="date">
            <text:p>2019-10-22 22:34:30</text:p>
          </table:table-cell>
          <table:table-cell table:formula="of:=TRUNC([.A474])" office:value-type="float" office:value="43760" calcext:value-type="float">
            <text:p>43760</text:p>
          </table:table-cell>
          <table:table-cell table:style-name="ce12" table:formula="of:=[.B474]-[.C474]" office:value-type="date" office:date-value="1899-12-30T22:34:29.63611354586" calcext:value-type="date">
            <text:p>12/30/99 10:34 PM</text:p>
          </table:table-cell>
          <table:table-cell table:formula="of:=MOD([.E473]-[.$E$2];[.$H$2])+1+[.$E$2]" office:value-type="float" office:value="212" calcext:value-type="float">
            <text:p>212</text:p>
          </table:table-cell>
          <table:table-cell table:formula="of:=MOD([.F473]+1/[.$H$2];5)" office:value-type="float" office:value="0.699999999999976" calcext:value-type="float">
            <text:p>0,699999999999976</text:p>
          </table:table-cell>
          <table:table-cell table:formula="of:=IF([.F474]&lt;0.000001;[.G473]+2+1/[.$H$2];[.G473]+1/[.$H$2])" office:value-type="float" office:value="15.7" calcext:value-type="float">
            <text:p>15,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5]))" office:value-type="date" office:date-value="2019-10-22T22:31:14.87427" calcext:value-type="date">
            <text:p>2019-10-22 22:31:15</text:p>
          </table:table-cell>
          <table:table-cell table:style-name="ce7" table:formula="of:=[.A475]" office:value-type="date" office:date-value="2019-10-22T22:31:14.87427" calcext:value-type="date">
            <text:p>2019-10-22 22:31:15</text:p>
          </table:table-cell>
          <table:table-cell table:formula="of:=TRUNC([.A475])" office:value-type="float" office:value="43760" calcext:value-type="float">
            <text:p>43760</text:p>
          </table:table-cell>
          <table:table-cell table:style-name="ce12" table:formula="of:=[.B475]-[.C475]" office:value-type="date" office:date-value="1899-12-30T22:31:14.87427012529" calcext:value-type="date">
            <text:p>12/30/99 10:31 PM</text:p>
          </table:table-cell>
          <table:table-cell table:formula="of:=MOD([.E474]-[.$E$2];[.$H$2])+1+[.$E$2]" office:value-type="float" office:value="213" calcext:value-type="float">
            <text:p>213</text:p>
          </table:table-cell>
          <table:table-cell table:formula="of:=MOD([.F474]+1/[.$H$2];5)" office:value-type="float" office:value="0.733333333333309" calcext:value-type="float">
            <text:p>0,733333333333309</text:p>
          </table:table-cell>
          <table:table-cell table:formula="of:=IF([.F475]&lt;0.000001;[.G474]+2+1/[.$H$2];[.G474]+1/[.$H$2])" office:value-type="float" office:value="15.7333333333333" calcext:value-type="float">
            <text:p>15,7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6]))" office:value-type="date" office:date-value="2019-10-22T22:22:56.683334" calcext:value-type="date">
            <text:p>2019-10-22 22:22:57</text:p>
          </table:table-cell>
          <table:table-cell table:style-name="ce7" table:formula="of:=[.A476]" office:value-type="date" office:date-value="2019-10-22T22:22:56.683334" calcext:value-type="date">
            <text:p>2019-10-22 22:22:57</text:p>
          </table:table-cell>
          <table:table-cell table:formula="of:=TRUNC([.A476])" office:value-type="float" office:value="43760" calcext:value-type="float">
            <text:p>43760</text:p>
          </table:table-cell>
          <table:table-cell table:style-name="ce12" table:formula="of:=[.B476]-[.C476]" office:value-type="date" office:date-value="1899-12-30T22:22:56.6833342379" calcext:value-type="date">
            <text:p>12/30/99 10:22 PM</text:p>
          </table:table-cell>
          <table:table-cell table:formula="of:=MOD([.E475]-[.$E$2];[.$H$2])+1+[.$E$2]" office:value-type="float" office:value="214" calcext:value-type="float">
            <text:p>214</text:p>
          </table:table-cell>
          <table:table-cell table:formula="of:=MOD([.F475]+1/[.$H$2];5)" office:value-type="float" office:value="0.766666666666642" calcext:value-type="float">
            <text:p>0,766666666666642</text:p>
          </table:table-cell>
          <table:table-cell table:formula="of:=IF([.F476]&lt;0.000001;[.G475]+2+1/[.$H$2];[.G475]+1/[.$H$2])" office:value-type="float" office:value="15.7666666666666" calcext:value-type="float">
            <text:p>15,7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7]))" office:value-type="date" office:date-value="2019-10-22T22:27:54.479765" calcext:value-type="date">
            <text:p>2019-10-22 22:27:54</text:p>
          </table:table-cell>
          <table:table-cell table:style-name="ce7" table:formula="of:=[.A477]" office:value-type="date" office:date-value="2019-10-22T22:27:54.479765" calcext:value-type="date">
            <text:p>2019-10-22 22:27:54</text:p>
          </table:table-cell>
          <table:table-cell table:formula="of:=TRUNC([.A477])" office:value-type="float" office:value="43760" calcext:value-type="float">
            <text:p>43760</text:p>
          </table:table-cell>
          <table:table-cell table:style-name="ce12" table:formula="of:=[.B477]-[.C477]" office:value-type="date" office:date-value="1899-12-30T22:27:54.47976514231" calcext:value-type="date">
            <text:p>12/30/99 10:27 PM</text:p>
          </table:table-cell>
          <table:table-cell table:formula="of:=MOD([.E476]-[.$E$2];[.$H$2])+1+[.$E$2]" office:value-type="float" office:value="215" calcext:value-type="float">
            <text:p>215</text:p>
          </table:table-cell>
          <table:table-cell table:formula="of:=MOD([.F476]+1/[.$H$2];5)" office:value-type="float" office:value="0.799999999999976" calcext:value-type="float">
            <text:p>0,799999999999976</text:p>
          </table:table-cell>
          <table:table-cell table:formula="of:=IF([.F477]&lt;0.000001;[.G476]+2+1/[.$H$2];[.G476]+1/[.$H$2])" office:value-type="float" office:value="15.8" calcext:value-type="float">
            <text:p>15,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8]))" office:value-type="date" office:date-value="2019-10-22T22:45:52.804414" calcext:value-type="date">
            <text:p>2019-10-22 22:45:53</text:p>
          </table:table-cell>
          <table:table-cell table:style-name="ce7" table:formula="of:=[.A478]" office:value-type="date" office:date-value="2019-10-22T22:45:52.804414" calcext:value-type="date">
            <text:p>2019-10-22 22:45:53</text:p>
          </table:table-cell>
          <table:table-cell table:formula="of:=TRUNC([.A478])" office:value-type="float" office:value="43760" calcext:value-type="float">
            <text:p>43760</text:p>
          </table:table-cell>
          <table:table-cell table:style-name="ce12" table:formula="of:=[.B478]-[.C478]" office:value-type="date" office:date-value="1899-12-30T22:45:52.80441439245" calcext:value-type="date">
            <text:p>12/30/99 10:45 PM</text:p>
          </table:table-cell>
          <table:table-cell table:formula="of:=MOD([.E477]-[.$E$2];[.$H$2])+1+[.$E$2]" office:value-type="float" office:value="216" calcext:value-type="float">
            <text:p>216</text:p>
          </table:table-cell>
          <table:table-cell table:formula="of:=MOD([.F477]+1/[.$H$2];5)" office:value-type="float" office:value="0.833333333333309" calcext:value-type="float">
            <text:p>0,833333333333309</text:p>
          </table:table-cell>
          <table:table-cell table:formula="of:=IF([.F478]&lt;0.000001;[.G477]+2+1/[.$H$2];[.G477]+1/[.$H$2])" office:value-type="float" office:value="15.8333333333333" calcext:value-type="float">
            <text:p>15,8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9]))" office:value-type="date" office:date-value="2019-10-22T22:46:14.546838" calcext:value-type="date">
            <text:p>2019-10-22 22:46:15</text:p>
          </table:table-cell>
          <table:table-cell table:style-name="ce7" table:formula="of:=[.A479]" office:value-type="date" office:date-value="2019-10-22T22:46:14.546838" calcext:value-type="date">
            <text:p>2019-10-22 22:46:15</text:p>
          </table:table-cell>
          <table:table-cell table:formula="of:=TRUNC([.A479])" office:value-type="float" office:value="43760" calcext:value-type="float">
            <text:p>43760</text:p>
          </table:table-cell>
          <table:table-cell table:style-name="ce12" table:formula="of:=[.B479]-[.C479]" office:value-type="date" office:date-value="1899-12-30T22:46:14.54683757387" calcext:value-type="date">
            <text:p>12/30/99 10:46 PM</text:p>
          </table:table-cell>
          <table:table-cell table:formula="of:=MOD([.E478]-[.$E$2];[.$H$2])+1+[.$E$2]" office:value-type="float" office:value="217" calcext:value-type="float">
            <text:p>217</text:p>
          </table:table-cell>
          <table:table-cell table:formula="of:=MOD([.F478]+1/[.$H$2];5)" office:value-type="float" office:value="0.866666666666642" calcext:value-type="float">
            <text:p>0,866666666666642</text:p>
          </table:table-cell>
          <table:table-cell table:formula="of:=IF([.F479]&lt;0.000001;[.G478]+2+1/[.$H$2];[.G478]+1/[.$H$2])" office:value-type="float" office:value="15.8666666666666" calcext:value-type="float">
            <text:p>15,8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0]))" office:value-type="date" office:date-value="2019-10-22T22:26:45.104646" calcext:value-type="date">
            <text:p>2019-10-22 22:26:45</text:p>
          </table:table-cell>
          <table:table-cell table:style-name="ce7" table:formula="of:=[.A480]" office:value-type="date" office:date-value="2019-10-22T22:26:45.104646" calcext:value-type="date">
            <text:p>2019-10-22 22:26:45</text:p>
          </table:table-cell>
          <table:table-cell table:formula="of:=TRUNC([.A480])" office:value-type="float" office:value="43760" calcext:value-type="float">
            <text:p>43760</text:p>
          </table:table-cell>
          <table:table-cell table:style-name="ce12" table:formula="of:=[.B480]-[.C480]" office:value-type="date" office:date-value="1899-12-30T22:26:45.10464606341" calcext:value-type="date">
            <text:p>12/30/99 10:26 PM</text:p>
          </table:table-cell>
          <table:table-cell table:formula="of:=MOD([.E479]-[.$E$2];[.$H$2])+1+[.$E$2]" office:value-type="float" office:value="218" calcext:value-type="float">
            <text:p>218</text:p>
          </table:table-cell>
          <table:table-cell table:formula="of:=MOD([.F479]+1/[.$H$2];5)" office:value-type="float" office:value="0.899999999999976" calcext:value-type="float">
            <text:p>0,899999999999976</text:p>
          </table:table-cell>
          <table:table-cell table:formula="of:=IF([.F480]&lt;0.000001;[.G479]+2+1/[.$H$2];[.G479]+1/[.$H$2])" office:value-type="float" office:value="15.9" calcext:value-type="float">
            <text:p>15,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1]))" office:value-type="date" office:date-value="2019-10-22T22:04:11.510176" calcext:value-type="date">
            <text:p>2019-10-22 22:04:12</text:p>
          </table:table-cell>
          <table:table-cell table:style-name="ce7" table:formula="of:=[.A481]" office:value-type="date" office:date-value="2019-10-22T22:04:11.510176" calcext:value-type="date">
            <text:p>2019-10-22 22:04:12</text:p>
          </table:table-cell>
          <table:table-cell table:formula="of:=TRUNC([.A481])" office:value-type="float" office:value="43760" calcext:value-type="float">
            <text:p>43760</text:p>
          </table:table-cell>
          <table:table-cell table:style-name="ce12" table:formula="of:=[.B481]-[.C481]" office:value-type="date" office:date-value="1899-12-30T22:04:11.51017627213" calcext:value-type="date">
            <text:p>12/30/99 10:04 PM</text:p>
          </table:table-cell>
          <table:table-cell table:formula="of:=MOD([.E480]-[.$E$2];[.$H$2])+1+[.$E$2]" office:value-type="float" office:value="219" calcext:value-type="float">
            <text:p>219</text:p>
          </table:table-cell>
          <table:table-cell table:formula="of:=MOD([.F480]+1/[.$H$2];5)" office:value-type="float" office:value="0.933333333333309" calcext:value-type="float">
            <text:p>0,933333333333309</text:p>
          </table:table-cell>
          <table:table-cell table:formula="of:=IF([.F481]&lt;0.000001;[.G480]+2+1/[.$H$2];[.G480]+1/[.$H$2])" office:value-type="float" office:value="15.9333333333333" calcext:value-type="float">
            <text:p>15,9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2]))" office:value-type="date" office:date-value="2019-10-22T22:06:54.222411" calcext:value-type="date">
            <text:p>2019-10-22 22:06:54</text:p>
          </table:table-cell>
          <table:table-cell table:style-name="ce7" table:formula="of:=[.A482]" office:value-type="date" office:date-value="2019-10-22T22:06:54.222411" calcext:value-type="date">
            <text:p>2019-10-22 22:06:54</text:p>
          </table:table-cell>
          <table:table-cell table:formula="of:=TRUNC([.A482])" office:value-type="float" office:value="43760" calcext:value-type="float">
            <text:p>43760</text:p>
          </table:table-cell>
          <table:table-cell table:style-name="ce12" table:formula="of:=[.B482]-[.C482]" office:value-type="date" office:date-value="1899-12-30T22:06:54.22241104301" calcext:value-type="date">
            <text:p>12/30/99 10:06 PM</text:p>
          </table:table-cell>
          <table:table-cell table:formula="of:=MOD([.E481]-[.$E$2];[.$H$2])+1+[.$E$2]" office:value-type="float" office:value="220" calcext:value-type="float">
            <text:p>220</text:p>
          </table:table-cell>
          <table:table-cell table:formula="of:=MOD([.F481]+1/[.$H$2];5)" office:value-type="float" office:value="0.966666666666642" calcext:value-type="float">
            <text:p>0,966666666666642</text:p>
          </table:table-cell>
          <table:table-cell table:formula="of:=IF([.F482]&lt;0.000001;[.G481]+2+1/[.$H$2];[.G481]+1/[.$H$2])" office:value-type="float" office:value="15.9666666666666" calcext:value-type="float">
            <text:p>15,9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3]))" office:value-type="date" office:date-value="2019-10-23T22:44:27.493252" calcext:value-type="date">
            <text:p>2019-10-23 22:44:27</text:p>
          </table:table-cell>
          <table:table-cell table:style-name="ce7" table:formula="of:=[.A483]" office:value-type="date" office:date-value="2019-10-23T22:44:27.493252" calcext:value-type="date">
            <text:p>2019-10-23 22:44:27</text:p>
          </table:table-cell>
          <table:table-cell table:formula="of:=TRUNC([.A483])" office:value-type="float" office:value="43761" calcext:value-type="float">
            <text:p>43761</text:p>
          </table:table-cell>
          <table:table-cell table:style-name="ce12" table:formula="of:=[.B483]-[.C483]" office:value-type="date" office:date-value="1899-12-30T22:44:27.49325220007" calcext:value-type="date">
            <text:p>12/30/99 10:44 PM</text:p>
          </table:table-cell>
          <table:table-cell table:formula="of:=MOD([.E482]-[.$E$2];[.$H$2])+1+[.$E$2]" office:value-type="float" office:value="191" calcext:value-type="float">
            <text:p>191</text:p>
          </table:table-cell>
          <table:table-cell table:formula="of:=MOD([.F482]+1/[.$H$2];5)" office:value-type="float" office:value="0.999999999999976" calcext:value-type="float">
            <text:p>0,999999999999976</text:p>
          </table:table-cell>
          <table:table-cell table:formula="of:=IF([.F483]&lt;0.000001;[.G482]+2+1/[.$H$2];[.G482]+1/[.$H$2])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4]))" office:value-type="date" office:date-value="2019-10-23T22:38:45.034525" calcext:value-type="date">
            <text:p>2019-10-23 22:38:45</text:p>
          </table:table-cell>
          <table:table-cell table:style-name="ce7" table:formula="of:=[.A484]" office:value-type="date" office:date-value="2019-10-23T22:38:45.034525" calcext:value-type="date">
            <text:p>2019-10-23 22:38:45</text:p>
          </table:table-cell>
          <table:table-cell table:formula="of:=TRUNC([.A484])" office:value-type="float" office:value="43761" calcext:value-type="float">
            <text:p>43761</text:p>
          </table:table-cell>
          <table:table-cell table:style-name="ce12" table:formula="of:=[.B484]-[.C484]" office:value-type="date" office:date-value="1899-12-30T22:38:45.03452457022" calcext:value-type="date">
            <text:p>12/30/99 10:38 PM</text:p>
          </table:table-cell>
          <table:table-cell table:formula="of:=MOD([.E483]-[.$E$2];[.$H$2])+1+[.$E$2]" office:value-type="float" office:value="192" calcext:value-type="float">
            <text:p>192</text:p>
          </table:table-cell>
          <table:table-cell table:formula="of:=MOD([.F483]+1/[.$H$2];5)" office:value-type="float" office:value="1.03333333333331" calcext:value-type="float">
            <text:p>1,03333333333331</text:p>
          </table:table-cell>
          <table:table-cell table:formula="of:=IF([.F484]&lt;0.000001;[.G483]+2+1/[.$H$2];[.G483]+1/[.$H$2])" office:value-type="float" office:value="16.0333333333333" calcext:value-type="float">
            <text:p>16,0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5]))" office:value-type="date" office:date-value="2019-10-23T22:34:53.758474" calcext:value-type="date">
            <text:p>2019-10-23 22:34:54</text:p>
          </table:table-cell>
          <table:table-cell table:style-name="ce7" table:formula="of:=[.A485]" office:value-type="date" office:date-value="2019-10-23T22:34:53.758474" calcext:value-type="date">
            <text:p>2019-10-23 22:34:54</text:p>
          </table:table-cell>
          <table:table-cell table:formula="of:=TRUNC([.A485])" office:value-type="float" office:value="43761" calcext:value-type="float">
            <text:p>43761</text:p>
          </table:table-cell>
          <table:table-cell table:style-name="ce12" table:formula="of:=[.B485]-[.C485]" office:value-type="date" office:date-value="1899-12-30T22:34:53.75847377814" calcext:value-type="date">
            <text:p>12/30/99 10:34 PM</text:p>
          </table:table-cell>
          <table:table-cell table:formula="of:=MOD([.E484]-[.$E$2];[.$H$2])+1+[.$E$2]" office:value-type="float" office:value="193" calcext:value-type="float">
            <text:p>193</text:p>
          </table:table-cell>
          <table:table-cell table:formula="of:=MOD([.F484]+1/[.$H$2];5)" office:value-type="float" office:value="1.06666666666664" calcext:value-type="float">
            <text:p>1,06666666666664</text:p>
          </table:table-cell>
          <table:table-cell table:formula="of:=IF([.F485]&lt;0.000001;[.G484]+2+1/[.$H$2];[.G484]+1/[.$H$2])" office:value-type="float" office:value="16.0666666666666" calcext:value-type="float">
            <text:p>16,0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6]))" office:value-type="date" office:date-value="2019-10-23T22:35:45.054481" calcext:value-type="date">
            <text:p>2019-10-23 22:35:45</text:p>
          </table:table-cell>
          <table:table-cell table:style-name="ce7" table:formula="of:=[.A486]" office:value-type="date" office:date-value="2019-10-23T22:35:45.054481" calcext:value-type="date">
            <text:p>2019-10-23 22:35:45</text:p>
          </table:table-cell>
          <table:table-cell table:formula="of:=TRUNC([.A486])" office:value-type="float" office:value="43761" calcext:value-type="float">
            <text:p>43761</text:p>
          </table:table-cell>
          <table:table-cell table:style-name="ce12" table:formula="of:=[.B486]-[.C486]" office:value-type="date" office:date-value="1899-12-30T22:35:45.05448087584" calcext:value-type="date">
            <text:p>12/30/99 10:35 PM</text:p>
          </table:table-cell>
          <table:table-cell table:formula="of:=MOD([.E485]-[.$E$2];[.$H$2])+1+[.$E$2]" office:value-type="float" office:value="194" calcext:value-type="float">
            <text:p>194</text:p>
          </table:table-cell>
          <table:table-cell table:formula="of:=MOD([.F485]+1/[.$H$2];5)" office:value-type="float" office:value="1.09999999999998" calcext:value-type="float">
            <text:p>1,09999999999998</text:p>
          </table:table-cell>
          <table:table-cell table:formula="of:=IF([.F486]&lt;0.000001;[.G485]+2+1/[.$H$2];[.G485]+1/[.$H$2])" office:value-type="float" office:value="16.1" calcext:value-type="float">
            <text:p>16,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7]))" office:value-type="date" office:date-value="2019-10-23T22:12:30.640441" calcext:value-type="date">
            <text:p>2019-10-23 22:12:31</text:p>
          </table:table-cell>
          <table:table-cell table:style-name="ce7" table:formula="of:=[.A487]" office:value-type="date" office:date-value="2019-10-23T22:12:30.640441" calcext:value-type="date">
            <text:p>2019-10-23 22:12:31</text:p>
          </table:table-cell>
          <table:table-cell table:formula="of:=TRUNC([.A487])" office:value-type="float" office:value="43761" calcext:value-type="float">
            <text:p>43761</text:p>
          </table:table-cell>
          <table:table-cell table:style-name="ce12" table:formula="of:=[.B487]-[.C487]" office:value-type="date" office:date-value="1899-12-30T22:12:30.64044145402" calcext:value-type="date">
            <text:p>12/30/99 10:12 PM</text:p>
          </table:table-cell>
          <table:table-cell table:formula="of:=MOD([.E486]-[.$E$2];[.$H$2])+1+[.$E$2]" office:value-type="float" office:value="195" calcext:value-type="float">
            <text:p>195</text:p>
          </table:table-cell>
          <table:table-cell table:formula="of:=MOD([.F486]+1/[.$H$2];5)" office:value-type="float" office:value="1.13333333333331" calcext:value-type="float">
            <text:p>1,13333333333331</text:p>
          </table:table-cell>
          <table:table-cell table:formula="of:=IF([.F487]&lt;0.000001;[.G486]+2+1/[.$H$2];[.G486]+1/[.$H$2])" office:value-type="float" office:value="16.1333333333333" calcext:value-type="float">
            <text:p>16,1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8]))" office:value-type="date" office:date-value="2019-10-23T22:27:05.028585" calcext:value-type="date">
            <text:p>2019-10-23 22:27:05</text:p>
          </table:table-cell>
          <table:table-cell table:style-name="ce7" table:formula="of:=[.A488]" office:value-type="date" office:date-value="2019-10-23T22:27:05.028585" calcext:value-type="date">
            <text:p>2019-10-23 22:27:05</text:p>
          </table:table-cell>
          <table:table-cell table:formula="of:=TRUNC([.A488])" office:value-type="float" office:value="43761" calcext:value-type="float">
            <text:p>43761</text:p>
          </table:table-cell>
          <table:table-cell table:style-name="ce12" table:formula="of:=[.B488]-[.C488]" office:value-type="date" office:date-value="1899-12-30T22:27:05.02858496737" calcext:value-type="date">
            <text:p>12/30/99 10:27 PM</text:p>
          </table:table-cell>
          <table:table-cell table:formula="of:=MOD([.E487]-[.$E$2];[.$H$2])+1+[.$E$2]" office:value-type="float" office:value="196" calcext:value-type="float">
            <text:p>196</text:p>
          </table:table-cell>
          <table:table-cell table:formula="of:=MOD([.F487]+1/[.$H$2];5)" office:value-type="float" office:value="1.16666666666664" calcext:value-type="float">
            <text:p>1,16666666666664</text:p>
          </table:table-cell>
          <table:table-cell table:formula="of:=IF([.F488]&lt;0.000001;[.G487]+2+1/[.$H$2];[.G487]+1/[.$H$2])" office:value-type="float" office:value="16.1666666666666" calcext:value-type="float">
            <text:p>16,1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9]))" office:value-type="date" office:date-value="2019-10-23T22:18:53.777597" calcext:value-type="date">
            <text:p>2019-10-23 22:18:54</text:p>
          </table:table-cell>
          <table:table-cell table:style-name="ce7" table:formula="of:=[.A489]" office:value-type="date" office:date-value="2019-10-23T22:18:53.777597" calcext:value-type="date">
            <text:p>2019-10-23 22:18:54</text:p>
          </table:table-cell>
          <table:table-cell table:formula="of:=TRUNC([.A489])" office:value-type="float" office:value="43761" calcext:value-type="float">
            <text:p>43761</text:p>
          </table:table-cell>
          <table:table-cell table:style-name="ce12" table:formula="of:=[.B489]-[.C489]" office:value-type="date" office:date-value="1899-12-30T22:18:53.7775971042" calcext:value-type="date">
            <text:p>12/30/99 10:18 PM</text:p>
          </table:table-cell>
          <table:table-cell table:formula="of:=MOD([.E488]-[.$E$2];[.$H$2])+1+[.$E$2]" office:value-type="float" office:value="197" calcext:value-type="float">
            <text:p>197</text:p>
          </table:table-cell>
          <table:table-cell table:formula="of:=MOD([.F488]+1/[.$H$2];5)" office:value-type="float" office:value="1.19999999999998" calcext:value-type="float">
            <text:p>1,19999999999998</text:p>
          </table:table-cell>
          <table:table-cell table:formula="of:=IF([.F489]&lt;0.000001;[.G488]+2+1/[.$H$2];[.G488]+1/[.$H$2])" office:value-type="float" office:value="16.2" calcext:value-type="float">
            <text:p>16,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0]))" office:value-type="date" office:date-value="2019-10-23T22:47:45.890164" calcext:value-type="date">
            <text:p>2019-10-23 22:47:46</text:p>
          </table:table-cell>
          <table:table-cell table:style-name="ce7" table:formula="of:=[.A490]" office:value-type="date" office:date-value="2019-10-23T22:47:45.890164" calcext:value-type="date">
            <text:p>2019-10-23 22:47:46</text:p>
          </table:table-cell>
          <table:table-cell table:formula="of:=TRUNC([.A490])" office:value-type="float" office:value="43761" calcext:value-type="float">
            <text:p>43761</text:p>
          </table:table-cell>
          <table:table-cell table:style-name="ce12" table:formula="of:=[.B490]-[.C490]" office:value-type="date" office:date-value="1899-12-30T22:47:45.89016378857" calcext:value-type="date">
            <text:p>12/30/99 10:47 PM</text:p>
          </table:table-cell>
          <table:table-cell table:formula="of:=MOD([.E489]-[.$E$2];[.$H$2])+1+[.$E$2]" office:value-type="float" office:value="198" calcext:value-type="float">
            <text:p>198</text:p>
          </table:table-cell>
          <table:table-cell table:formula="of:=MOD([.F489]+1/[.$H$2];5)" office:value-type="float" office:value="1.23333333333331" calcext:value-type="float">
            <text:p>1,23333333333331</text:p>
          </table:table-cell>
          <table:table-cell table:formula="of:=IF([.F490]&lt;0.000001;[.G489]+2+1/[.$H$2];[.G489]+1/[.$H$2])" office:value-type="float" office:value="16.2333333333333" calcext:value-type="float">
            <text:p>16,2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1]))" office:value-type="date" office:date-value="2019-10-23T22:19:50.851806" calcext:value-type="date">
            <text:p>2019-10-23 22:19:51</text:p>
          </table:table-cell>
          <table:table-cell table:style-name="ce7" table:formula="of:=[.A491]" office:value-type="date" office:date-value="2019-10-23T22:19:50.851806" calcext:value-type="date">
            <text:p>2019-10-23 22:19:51</text:p>
          </table:table-cell>
          <table:table-cell table:formula="of:=TRUNC([.A491])" office:value-type="float" office:value="43761" calcext:value-type="float">
            <text:p>43761</text:p>
          </table:table-cell>
          <table:table-cell table:style-name="ce12" table:formula="of:=[.B491]-[.C491]" office:value-type="date" office:date-value="1899-12-30T22:19:50.85180598777" calcext:value-type="date">
            <text:p>12/30/99 10:19 PM</text:p>
          </table:table-cell>
          <table:table-cell table:formula="of:=MOD([.E490]-[.$E$2];[.$H$2])+1+[.$E$2]" office:value-type="float" office:value="199" calcext:value-type="float">
            <text:p>199</text:p>
          </table:table-cell>
          <table:table-cell table:formula="of:=MOD([.F490]+1/[.$H$2];5)" office:value-type="float" office:value="1.26666666666664" calcext:value-type="float">
            <text:p>1,26666666666664</text:p>
          </table:table-cell>
          <table:table-cell table:formula="of:=IF([.F491]&lt;0.000001;[.G490]+2+1/[.$H$2];[.G490]+1/[.$H$2])" office:value-type="float" office:value="16.2666666666666" calcext:value-type="float">
            <text:p>16,2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2]))" office:value-type="date" office:date-value="2019-10-23T22:29:32.303676" calcext:value-type="date">
            <text:p>2019-10-23 22:29:32</text:p>
          </table:table-cell>
          <table:table-cell table:style-name="ce7" table:formula="of:=[.A492]" office:value-type="date" office:date-value="2019-10-23T22:29:32.303676" calcext:value-type="date">
            <text:p>2019-10-23 22:29:32</text:p>
          </table:table-cell>
          <table:table-cell table:formula="of:=TRUNC([.A492])" office:value-type="float" office:value="43761" calcext:value-type="float">
            <text:p>43761</text:p>
          </table:table-cell>
          <table:table-cell table:style-name="ce12" table:formula="of:=[.B492]-[.C492]" office:value-type="date" office:date-value="1899-12-30T22:29:32.30367630254" calcext:value-type="date">
            <text:p>12/30/99 10:29 PM</text:p>
          </table:table-cell>
          <table:table-cell table:formula="of:=MOD([.E491]-[.$E$2];[.$H$2])+1+[.$E$2]" office:value-type="float" office:value="200" calcext:value-type="float">
            <text:p>200</text:p>
          </table:table-cell>
          <table:table-cell table:formula="of:=MOD([.F491]+1/[.$H$2];5)" office:value-type="float" office:value="1.29999999999998" calcext:value-type="float">
            <text:p>1,29999999999998</text:p>
          </table:table-cell>
          <table:table-cell table:formula="of:=IF([.F492]&lt;0.000001;[.G491]+2+1/[.$H$2];[.G491]+1/[.$H$2])" office:value-type="float" office:value="16.3" calcext:value-type="float">
            <text:p>16,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3]))" office:value-type="date" office:date-value="2019-10-23T22:49:25.741986" calcext:value-type="date">
            <text:p>2019-10-23 22:49:26</text:p>
          </table:table-cell>
          <table:table-cell table:style-name="ce7" table:formula="of:=[.A493]" office:value-type="date" office:date-value="2019-10-23T22:49:25.741986" calcext:value-type="date">
            <text:p>2019-10-23 22:49:26</text:p>
          </table:table-cell>
          <table:table-cell table:formula="of:=TRUNC([.A493])" office:value-type="float" office:value="43761" calcext:value-type="float">
            <text:p>43761</text:p>
          </table:table-cell>
          <table:table-cell table:style-name="ce12" table:formula="of:=[.B493]-[.C493]" office:value-type="date" office:date-value="1899-12-30T22:49:25.7419858966" calcext:value-type="date">
            <text:p>12/30/99 10:49 PM</text:p>
          </table:table-cell>
          <table:table-cell table:formula="of:=MOD([.E492]-[.$E$2];[.$H$2])+1+[.$E$2]" office:value-type="float" office:value="201" calcext:value-type="float">
            <text:p>201</text:p>
          </table:table-cell>
          <table:table-cell table:formula="of:=MOD([.F492]+1/[.$H$2];5)" office:value-type="float" office:value="1.33333333333331" calcext:value-type="float">
            <text:p>1,33333333333331</text:p>
          </table:table-cell>
          <table:table-cell table:formula="of:=IF([.F493]&lt;0.000001;[.G492]+2+1/[.$H$2];[.G492]+1/[.$H$2])" office:value-type="float" office:value="16.3333333333333" calcext:value-type="float">
            <text:p>16,3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4]))" office:value-type="date" office:date-value="2019-10-23T22:50:21.773871" calcext:value-type="date">
            <text:p>2019-10-23 22:50:22</text:p>
          </table:table-cell>
          <table:table-cell table:style-name="ce7" table:formula="of:=[.A494]" office:value-type="date" office:date-value="2019-10-23T22:50:21.773871" calcext:value-type="date">
            <text:p>2019-10-23 22:50:22</text:p>
          </table:table-cell>
          <table:table-cell table:formula="of:=TRUNC([.A494])" office:value-type="float" office:value="43761" calcext:value-type="float">
            <text:p>43761</text:p>
          </table:table-cell>
          <table:table-cell table:style-name="ce12" table:formula="of:=[.B494]-[.C494]" office:value-type="date" office:date-value="1899-12-30T22:50:21.77387054544" calcext:value-type="date">
            <text:p>12/30/99 10:50 PM</text:p>
          </table:table-cell>
          <table:table-cell table:formula="of:=MOD([.E493]-[.$E$2];[.$H$2])+1+[.$E$2]" office:value-type="float" office:value="202" calcext:value-type="float">
            <text:p>202</text:p>
          </table:table-cell>
          <table:table-cell table:formula="of:=MOD([.F493]+1/[.$H$2];5)" office:value-type="float" office:value="1.36666666666664" calcext:value-type="float">
            <text:p>1,36666666666664</text:p>
          </table:table-cell>
          <table:table-cell table:formula="of:=IF([.F494]&lt;0.000001;[.G493]+2+1/[.$H$2];[.G493]+1/[.$H$2])" office:value-type="float" office:value="16.3666666666666" calcext:value-type="float">
            <text:p>16,3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5]))" office:value-type="date" office:date-value="2019-10-23T22:18:07.870539" calcext:value-type="date">
            <text:p>2019-10-23 22:18:08</text:p>
          </table:table-cell>
          <table:table-cell table:style-name="ce7" table:formula="of:=[.A495]" office:value-type="date" office:date-value="2019-10-23T22:18:07.870539" calcext:value-type="date">
            <text:p>2019-10-23 22:18:08</text:p>
          </table:table-cell>
          <table:table-cell table:formula="of:=TRUNC([.A495])" office:value-type="float" office:value="43761" calcext:value-type="float">
            <text:p>43761</text:p>
          </table:table-cell>
          <table:table-cell table:style-name="ce12" table:formula="of:=[.B495]-[.C495]" office:value-type="date" office:date-value="1899-12-30T22:18:07.87053872366" calcext:value-type="date">
            <text:p>12/30/99 10:18 PM</text:p>
          </table:table-cell>
          <table:table-cell table:formula="of:=MOD([.E494]-[.$E$2];[.$H$2])+1+[.$E$2]" office:value-type="float" office:value="203" calcext:value-type="float">
            <text:p>203</text:p>
          </table:table-cell>
          <table:table-cell table:formula="of:=MOD([.F494]+1/[.$H$2];5)" office:value-type="float" office:value="1.39999999999998" calcext:value-type="float">
            <text:p>1,39999999999998</text:p>
          </table:table-cell>
          <table:table-cell table:formula="of:=IF([.F495]&lt;0.000001;[.G494]+2+1/[.$H$2];[.G494]+1/[.$H$2])" office:value-type="float" office:value="16.4" calcext:value-type="float">
            <text:p>16,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6]))" office:value-type="date" office:date-value="2019-10-23T22:40:50.421174" calcext:value-type="date">
            <text:p>2019-10-23 22:40:50</text:p>
          </table:table-cell>
          <table:table-cell table:style-name="ce7" table:formula="of:=[.A496]" office:value-type="date" office:date-value="2019-10-23T22:40:50.421174" calcext:value-type="date">
            <text:p>2019-10-23 22:40:50</text:p>
          </table:table-cell>
          <table:table-cell table:formula="of:=TRUNC([.A496])" office:value-type="float" office:value="43761" calcext:value-type="float">
            <text:p>43761</text:p>
          </table:table-cell>
          <table:table-cell table:style-name="ce12" table:formula="of:=[.B496]-[.C496]" office:value-type="date" office:date-value="1899-12-30T22:40:50.42117410339" calcext:value-type="date">
            <text:p>12/30/99 10:40 PM</text:p>
          </table:table-cell>
          <table:table-cell table:formula="of:=MOD([.E495]-[.$E$2];[.$H$2])+1+[.$E$2]" office:value-type="float" office:value="204" calcext:value-type="float">
            <text:p>204</text:p>
          </table:table-cell>
          <table:table-cell table:formula="of:=MOD([.F495]+1/[.$H$2];5)" office:value-type="float" office:value="1.43333333333331" calcext:value-type="float">
            <text:p>1,43333333333331</text:p>
          </table:table-cell>
          <table:table-cell table:formula="of:=IF([.F496]&lt;0.000001;[.G495]+2+1/[.$H$2];[.G495]+1/[.$H$2])" office:value-type="float" office:value="16.4333333333333" calcext:value-type="float">
            <text:p>16,4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7]))" office:value-type="date" office:date-value="2019-10-23T22:49:23.724522" calcext:value-type="date">
            <text:p>2019-10-23 22:49:24</text:p>
          </table:table-cell>
          <table:table-cell table:style-name="ce7" table:formula="of:=[.A497]" office:value-type="date" office:date-value="2019-10-23T22:49:23.724522" calcext:value-type="date">
            <text:p>2019-10-23 22:49:24</text:p>
          </table:table-cell>
          <table:table-cell table:formula="of:=TRUNC([.A497])" office:value-type="float" office:value="43761" calcext:value-type="float">
            <text:p>43761</text:p>
          </table:table-cell>
          <table:table-cell table:style-name="ce12" table:formula="of:=[.B497]-[.C497]" office:value-type="date" office:date-value="1899-12-30T22:49:23.72452173382" calcext:value-type="date">
            <text:p>12/30/99 10:49 PM</text:p>
          </table:table-cell>
          <table:table-cell table:formula="of:=MOD([.E496]-[.$E$2];[.$H$2])+1+[.$E$2]" office:value-type="float" office:value="205" calcext:value-type="float">
            <text:p>205</text:p>
          </table:table-cell>
          <table:table-cell table:formula="of:=MOD([.F496]+1/[.$H$2];5)" office:value-type="float" office:value="1.46666666666664" calcext:value-type="float">
            <text:p>1,46666666666664</text:p>
          </table:table-cell>
          <table:table-cell table:formula="of:=IF([.F497]&lt;0.000001;[.G496]+2+1/[.$H$2];[.G496]+1/[.$H$2])" office:value-type="float" office:value="16.4666666666666" calcext:value-type="float">
            <text:p>16,4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8]))" office:value-type="date" office:date-value="2019-10-23T22:31:51.27639" calcext:value-type="date">
            <text:p>2019-10-23 22:31:51</text:p>
          </table:table-cell>
          <table:table-cell table:style-name="ce7" table:formula="of:=[.A498]" office:value-type="date" office:date-value="2019-10-23T22:31:51.27639" calcext:value-type="date">
            <text:p>2019-10-23 22:31:51</text:p>
          </table:table-cell>
          <table:table-cell table:formula="of:=TRUNC([.A498])" office:value-type="float" office:value="43761" calcext:value-type="float">
            <text:p>43761</text:p>
          </table:table-cell>
          <table:table-cell table:style-name="ce12" table:formula="of:=[.B498]-[.C498]" office:value-type="date" office:date-value="1899-12-30T22:31:51.276389868" calcext:value-type="date">
            <text:p>12/30/99 10:31 PM</text:p>
          </table:table-cell>
          <table:table-cell table:formula="of:=MOD([.E497]-[.$E$2];[.$H$2])+1+[.$E$2]" office:value-type="float" office:value="206" calcext:value-type="float">
            <text:p>206</text:p>
          </table:table-cell>
          <table:table-cell table:formula="of:=MOD([.F497]+1/[.$H$2];5)" office:value-type="float" office:value="1.49999999999998" calcext:value-type="float">
            <text:p>1,49999999999998</text:p>
          </table:table-cell>
          <table:table-cell table:formula="of:=IF([.F498]&lt;0.000001;[.G497]+2+1/[.$H$2];[.G497]+1/[.$H$2])" office:value-type="float" office:value="16.5" calcext:value-type="float">
            <text:p>16,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9]))" office:value-type="date" office:date-value="2019-10-23T22:06:11.401449" calcext:value-type="date">
            <text:p>2019-10-23 22:06:11</text:p>
          </table:table-cell>
          <table:table-cell table:style-name="ce7" table:formula="of:=[.A499]" office:value-type="date" office:date-value="2019-10-23T22:06:11.401449" calcext:value-type="date">
            <text:p>2019-10-23 22:06:11</text:p>
          </table:table-cell>
          <table:table-cell table:formula="of:=TRUNC([.A499])" office:value-type="float" office:value="43761" calcext:value-type="float">
            <text:p>43761</text:p>
          </table:table-cell>
          <table:table-cell table:style-name="ce12" table:formula="of:=[.B499]-[.C499]" office:value-type="date" office:date-value="1899-12-30T22:06:11.40144850127" calcext:value-type="date">
            <text:p>12/30/99 10:06 PM</text:p>
          </table:table-cell>
          <table:table-cell table:formula="of:=MOD([.E498]-[.$E$2];[.$H$2])+1+[.$E$2]" office:value-type="float" office:value="207" calcext:value-type="float">
            <text:p>207</text:p>
          </table:table-cell>
          <table:table-cell table:formula="of:=MOD([.F498]+1/[.$H$2];5)" office:value-type="float" office:value="1.53333333333331" calcext:value-type="float">
            <text:p>1,53333333333331</text:p>
          </table:table-cell>
          <table:table-cell table:formula="of:=IF([.F499]&lt;0.000001;[.G498]+2+1/[.$H$2];[.G498]+1/[.$H$2])" office:value-type="float" office:value="16.5333333333333" calcext:value-type="float">
            <text:p>16,5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0]))" office:value-type="date" office:date-value="2019-10-23T22:34:45.334896" calcext:value-type="date">
            <text:p>2019-10-23 22:34:45</text:p>
          </table:table-cell>
          <table:table-cell table:style-name="ce7" table:formula="of:=[.A500]" office:value-type="date" office:date-value="2019-10-23T22:34:45.334896" calcext:value-type="date">
            <text:p>2019-10-23 22:34:45</text:p>
          </table:table-cell>
          <table:table-cell table:formula="of:=TRUNC([.A500])" office:value-type="float" office:value="43761" calcext:value-type="float">
            <text:p>43761</text:p>
          </table:table-cell>
          <table:table-cell table:style-name="ce12" table:formula="of:=[.B500]-[.C500]" office:value-type="date" office:date-value="1899-12-30T22:34:45.33489557449" calcext:value-type="date">
            <text:p>12/30/99 10:34 PM</text:p>
          </table:table-cell>
          <table:table-cell table:formula="of:=MOD([.E499]-[.$E$2];[.$H$2])+1+[.$E$2]" office:value-type="float" office:value="208" calcext:value-type="float">
            <text:p>208</text:p>
          </table:table-cell>
          <table:table-cell table:formula="of:=MOD([.F499]+1/[.$H$2];5)" office:value-type="float" office:value="1.56666666666664" calcext:value-type="float">
            <text:p>1,56666666666664</text:p>
          </table:table-cell>
          <table:table-cell table:formula="of:=IF([.F500]&lt;0.000001;[.G499]+2+1/[.$H$2];[.G499]+1/[.$H$2])" office:value-type="float" office:value="16.5666666666667" calcext:value-type="float">
            <text:p>16,5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1]))" office:value-type="date" office:date-value="2019-10-23T22:21:26.502646" calcext:value-type="date">
            <text:p>2019-10-23 22:21:27</text:p>
          </table:table-cell>
          <table:table-cell table:style-name="ce7" table:formula="of:=[.A501]" office:value-type="date" office:date-value="2019-10-23T22:21:26.502646" calcext:value-type="date">
            <text:p>2019-10-23 22:21:27</text:p>
          </table:table-cell>
          <table:table-cell table:formula="of:=TRUNC([.A501])" office:value-type="float" office:value="43761" calcext:value-type="float">
            <text:p>43761</text:p>
          </table:table-cell>
          <table:table-cell table:style-name="ce12" table:formula="of:=[.B501]-[.C501]" office:value-type="date" office:date-value="1899-12-30T22:21:26.5026463056" calcext:value-type="date">
            <text:p>12/30/99 10:21 PM</text:p>
          </table:table-cell>
          <table:table-cell table:formula="of:=MOD([.E500]-[.$E$2];[.$H$2])+1+[.$E$2]" office:value-type="float" office:value="209" calcext:value-type="float">
            <text:p>209</text:p>
          </table:table-cell>
          <table:table-cell table:formula="of:=MOD([.F500]+1/[.$H$2];5)" office:value-type="float" office:value="1.59999999999998" calcext:value-type="float">
            <text:p>1,59999999999998</text:p>
          </table:table-cell>
          <table:table-cell table:formula="of:=IF([.F501]&lt;0.000001;[.G500]+2+1/[.$H$2];[.G500]+1/[.$H$2])" office:value-type="float" office:value="16.6" calcext:value-type="float">
            <text:p>16,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2]))" office:value-type="date" office:date-value="2019-10-23T21:51:00.714407" calcext:value-type="date">
            <text:p>2019-10-23 21:51:01</text:p>
          </table:table-cell>
          <table:table-cell table:style-name="ce7" table:formula="of:=[.A502]" office:value-type="date" office:date-value="2019-10-23T21:51:00.714407" calcext:value-type="date">
            <text:p>2019-10-23 21:51:01</text:p>
          </table:table-cell>
          <table:table-cell table:formula="of:=TRUNC([.A502])" office:value-type="float" office:value="43761" calcext:value-type="float">
            <text:p>43761</text:p>
          </table:table-cell>
          <table:table-cell table:style-name="ce12" table:formula="of:=[.B502]-[.C502]" office:value-type="date" office:date-value="1899-12-30T21:51:00.71440712549" calcext:value-type="date">
            <text:p>12/30/99 09:51 PM</text:p>
          </table:table-cell>
          <table:table-cell table:formula="of:=MOD([.E501]-[.$E$2];[.$H$2])+1+[.$E$2]" office:value-type="float" office:value="210" calcext:value-type="float">
            <text:p>210</text:p>
          </table:table-cell>
          <table:table-cell table:formula="of:=MOD([.F501]+1/[.$H$2];5)" office:value-type="float" office:value="1.63333333333331" calcext:value-type="float">
            <text:p>1,63333333333331</text:p>
          </table:table-cell>
          <table:table-cell table:formula="of:=IF([.F502]&lt;0.000001;[.G501]+2+1/[.$H$2];[.G501]+1/[.$H$2])" office:value-type="float" office:value="16.6333333333333" calcext:value-type="float">
            <text:p>16,6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3]))" office:value-type="date" office:date-value="2019-10-23T22:40:24.594483" calcext:value-type="date">
            <text:p>2019-10-23 22:40:25</text:p>
          </table:table-cell>
          <table:table-cell table:style-name="ce7" table:formula="of:=[.A503]" office:value-type="date" office:date-value="2019-10-23T22:40:24.594483" calcext:value-type="date">
            <text:p>2019-10-23 22:40:25</text:p>
          </table:table-cell>
          <table:table-cell table:formula="of:=TRUNC([.A503])" office:value-type="float" office:value="43761" calcext:value-type="float">
            <text:p>43761</text:p>
          </table:table-cell>
          <table:table-cell table:style-name="ce12" table:formula="of:=[.B503]-[.C503]" office:value-type="date" office:date-value="1899-12-30T22:40:24.59448294248" calcext:value-type="date">
            <text:p>12/30/99 10:40 PM</text:p>
          </table:table-cell>
          <table:table-cell table:formula="of:=MOD([.E502]-[.$E$2];[.$H$2])+1+[.$E$2]" office:value-type="float" office:value="211" calcext:value-type="float">
            <text:p>211</text:p>
          </table:table-cell>
          <table:table-cell table:formula="of:=MOD([.F502]+1/[.$H$2];5)" office:value-type="float" office:value="1.66666666666664" calcext:value-type="float">
            <text:p>1,66666666666664</text:p>
          </table:table-cell>
          <table:table-cell table:formula="of:=IF([.F503]&lt;0.000001;[.G502]+2+1/[.$H$2];[.G502]+1/[.$H$2])" office:value-type="float" office:value="16.6666666666667" calcext:value-type="float">
            <text:p>16,6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4]))" office:value-type="date" office:date-value="2019-10-23T22:39:10.163764" calcext:value-type="date">
            <text:p>2019-10-23 22:39:10</text:p>
          </table:table-cell>
          <table:table-cell table:style-name="ce7" table:formula="of:=[.A504]" office:value-type="date" office:date-value="2019-10-23T22:39:10.163764" calcext:value-type="date">
            <text:p>2019-10-23 22:39:10</text:p>
          </table:table-cell>
          <table:table-cell table:formula="of:=TRUNC([.A504])" office:value-type="float" office:value="43761" calcext:value-type="float">
            <text:p>43761</text:p>
          </table:table-cell>
          <table:table-cell table:style-name="ce12" table:formula="of:=[.B504]-[.C504]" office:value-type="date" office:date-value="1899-12-30T22:39:10.16376364511" calcext:value-type="date">
            <text:p>12/30/99 10:39 PM</text:p>
          </table:table-cell>
          <table:table-cell table:formula="of:=MOD([.E503]-[.$E$2];[.$H$2])+1+[.$E$2]" office:value-type="float" office:value="212" calcext:value-type="float">
            <text:p>212</text:p>
          </table:table-cell>
          <table:table-cell table:formula="of:=MOD([.F503]+1/[.$H$2];5)" office:value-type="float" office:value="1.69999999999998" calcext:value-type="float">
            <text:p>1,69999999999998</text:p>
          </table:table-cell>
          <table:table-cell table:formula="of:=IF([.F504]&lt;0.000001;[.G503]+2+1/[.$H$2];[.G503]+1/[.$H$2])" office:value-type="float" office:value="16.7" calcext:value-type="float">
            <text:p>16,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5]))" office:value-type="date" office:date-value="2019-10-23T22:31:25.275978" calcext:value-type="date">
            <text:p>2019-10-23 22:31:25</text:p>
          </table:table-cell>
          <table:table-cell table:style-name="ce7" table:formula="of:=[.A505]" office:value-type="date" office:date-value="2019-10-23T22:31:25.275978" calcext:value-type="date">
            <text:p>2019-10-23 22:31:25</text:p>
          </table:table-cell>
          <table:table-cell table:formula="of:=TRUNC([.A505])" office:value-type="float" office:value="43761" calcext:value-type="float">
            <text:p>43761</text:p>
          </table:table-cell>
          <table:table-cell table:style-name="ce12" table:formula="of:=[.B505]-[.C505]" office:value-type="date" office:date-value="1899-12-30T22:31:25.27597768698" calcext:value-type="date">
            <text:p>12/30/99 10:31 PM</text:p>
          </table:table-cell>
          <table:table-cell table:formula="of:=MOD([.E504]-[.$E$2];[.$H$2])+1+[.$E$2]" office:value-type="float" office:value="213" calcext:value-type="float">
            <text:p>213</text:p>
          </table:table-cell>
          <table:table-cell table:formula="of:=MOD([.F504]+1/[.$H$2];5)" office:value-type="float" office:value="1.73333333333331" calcext:value-type="float">
            <text:p>1,73333333333331</text:p>
          </table:table-cell>
          <table:table-cell table:formula="of:=IF([.F505]&lt;0.000001;[.G504]+2+1/[.$H$2];[.G504]+1/[.$H$2])" office:value-type="float" office:value="16.7333333333333" calcext:value-type="float">
            <text:p>16,7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6]))" office:value-type="date" office:date-value="2019-10-23T22:34:08.039395" calcext:value-type="date">
            <text:p>2019-10-23 22:34:08</text:p>
          </table:table-cell>
          <table:table-cell table:style-name="ce7" table:formula="of:=[.A506]" office:value-type="date" office:date-value="2019-10-23T22:34:08.039395" calcext:value-type="date">
            <text:p>2019-10-23 22:34:08</text:p>
          </table:table-cell>
          <table:table-cell table:formula="of:=TRUNC([.A506])" office:value-type="float" office:value="43761" calcext:value-type="float">
            <text:p>43761</text:p>
          </table:table-cell>
          <table:table-cell table:style-name="ce12" table:formula="of:=[.B506]-[.C506]" office:value-type="date" office:date-value="1899-12-30T22:34:08.03939466365" calcext:value-type="date">
            <text:p>12/30/99 10:34 PM</text:p>
          </table:table-cell>
          <table:table-cell table:formula="of:=MOD([.E505]-[.$E$2];[.$H$2])+1+[.$E$2]" office:value-type="float" office:value="214" calcext:value-type="float">
            <text:p>214</text:p>
          </table:table-cell>
          <table:table-cell table:formula="of:=MOD([.F505]+1/[.$H$2];5)" office:value-type="float" office:value="1.76666666666664" calcext:value-type="float">
            <text:p>1,76666666666664</text:p>
          </table:table-cell>
          <table:table-cell table:formula="of:=IF([.F506]&lt;0.000001;[.G505]+2+1/[.$H$2];[.G505]+1/[.$H$2])" office:value-type="float" office:value="16.7666666666667" calcext:value-type="float">
            <text:p>16,7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7]))" office:value-type="date" office:date-value="2019-10-23T22:30:06.617048" calcext:value-type="date">
            <text:p>2019-10-23 22:30:07</text:p>
          </table:table-cell>
          <table:table-cell table:style-name="ce7" table:formula="of:=[.A507]" office:value-type="date" office:date-value="2019-10-23T22:30:06.617048" calcext:value-type="date">
            <text:p>2019-10-23 22:30:07</text:p>
          </table:table-cell>
          <table:table-cell table:formula="of:=TRUNC([.A507])" office:value-type="float" office:value="43761" calcext:value-type="float">
            <text:p>43761</text:p>
          </table:table-cell>
          <table:table-cell table:style-name="ce12" table:formula="of:=[.B507]-[.C507]" office:value-type="date" office:date-value="1899-12-30T22:30:06.61704756785" calcext:value-type="date">
            <text:p>12/30/99 10:30 PM</text:p>
          </table:table-cell>
          <table:table-cell table:formula="of:=MOD([.E506]-[.$E$2];[.$H$2])+1+[.$E$2]" office:value-type="float" office:value="215" calcext:value-type="float">
            <text:p>215</text:p>
          </table:table-cell>
          <table:table-cell table:formula="of:=MOD([.F506]+1/[.$H$2];5)" office:value-type="float" office:value="1.79999999999998" calcext:value-type="float">
            <text:p>1,79999999999998</text:p>
          </table:table-cell>
          <table:table-cell table:formula="of:=IF([.F507]&lt;0.000001;[.G506]+2+1/[.$H$2];[.G506]+1/[.$H$2])" office:value-type="float" office:value="16.8" calcext:value-type="float">
            <text:p>16,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8]))" office:value-type="date" office:date-value="2019-10-23T22:23:55.611552" calcext:value-type="date">
            <text:p>2019-10-23 22:23:56</text:p>
          </table:table-cell>
          <table:table-cell table:style-name="ce7" table:formula="of:=[.A508]" office:value-type="date" office:date-value="2019-10-23T22:23:55.611552" calcext:value-type="date">
            <text:p>2019-10-23 22:23:56</text:p>
          </table:table-cell>
          <table:table-cell table:formula="of:=TRUNC([.A508])" office:value-type="float" office:value="43761" calcext:value-type="float">
            <text:p>43761</text:p>
          </table:table-cell>
          <table:table-cell table:style-name="ce12" table:formula="of:=[.B508]-[.C508]" office:value-type="date" office:date-value="1899-12-30T22:23:55.61155200005" calcext:value-type="date">
            <text:p>12/30/99 10:23 PM</text:p>
          </table:table-cell>
          <table:table-cell table:formula="of:=MOD([.E507]-[.$E$2];[.$H$2])+1+[.$E$2]" office:value-type="float" office:value="216" calcext:value-type="float">
            <text:p>216</text:p>
          </table:table-cell>
          <table:table-cell table:formula="of:=MOD([.F507]+1/[.$H$2];5)" office:value-type="float" office:value="1.83333333333331" calcext:value-type="float">
            <text:p>1,83333333333331</text:p>
          </table:table-cell>
          <table:table-cell table:formula="of:=IF([.F508]&lt;0.000001;[.G507]+2+1/[.$H$2];[.G507]+1/[.$H$2])" office:value-type="float" office:value="16.8333333333333" calcext:value-type="float">
            <text:p>16,8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9]))" office:value-type="date" office:date-value="2019-10-23T22:53:14.515072" calcext:value-type="date">
            <text:p>2019-10-23 22:53:15</text:p>
          </table:table-cell>
          <table:table-cell table:style-name="ce7" table:formula="of:=[.A509]" office:value-type="date" office:date-value="2019-10-23T22:53:14.515072" calcext:value-type="date">
            <text:p>2019-10-23 22:53:15</text:p>
          </table:table-cell>
          <table:table-cell table:formula="of:=TRUNC([.A509])" office:value-type="float" office:value="43761" calcext:value-type="float">
            <text:p>43761</text:p>
          </table:table-cell>
          <table:table-cell table:style-name="ce12" table:formula="of:=[.B509]-[.C509]" office:value-type="date" office:date-value="1899-12-30T22:53:14.51507173944" calcext:value-type="date">
            <text:p>12/30/99 10:53 PM</text:p>
          </table:table-cell>
          <table:table-cell table:formula="of:=MOD([.E508]-[.$E$2];[.$H$2])+1+[.$E$2]" office:value-type="float" office:value="217" calcext:value-type="float">
            <text:p>217</text:p>
          </table:table-cell>
          <table:table-cell table:formula="of:=MOD([.F508]+1/[.$H$2];5)" office:value-type="float" office:value="1.86666666666665" calcext:value-type="float">
            <text:p>1,86666666666665</text:p>
          </table:table-cell>
          <table:table-cell table:formula="of:=IF([.F509]&lt;0.000001;[.G508]+2+1/[.$H$2];[.G508]+1/[.$H$2])" office:value-type="float" office:value="16.8666666666667" calcext:value-type="float">
            <text:p>16,8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0]))" office:value-type="date" office:date-value="2019-10-23T22:41:51.294841" calcext:value-type="date">
            <text:p>2019-10-23 22:41:51</text:p>
          </table:table-cell>
          <table:table-cell table:style-name="ce7" table:formula="of:=[.A510]" office:value-type="date" office:date-value="2019-10-23T22:41:51.294841" calcext:value-type="date">
            <text:p>2019-10-23 22:41:51</text:p>
          </table:table-cell>
          <table:table-cell table:formula="of:=TRUNC([.A510])" office:value-type="float" office:value="43761" calcext:value-type="float">
            <text:p>43761</text:p>
          </table:table-cell>
          <table:table-cell table:style-name="ce12" table:formula="of:=[.B510]-[.C510]" office:value-type="date" office:date-value="1899-12-30T22:41:51.29484123085" calcext:value-type="date">
            <text:p>12/30/99 10:41 PM</text:p>
          </table:table-cell>
          <table:table-cell table:formula="of:=MOD([.E509]-[.$E$2];[.$H$2])+1+[.$E$2]" office:value-type="float" office:value="218" calcext:value-type="float">
            <text:p>218</text:p>
          </table:table-cell>
          <table:table-cell table:formula="of:=MOD([.F509]+1/[.$H$2];5)" office:value-type="float" office:value="1.89999999999998" calcext:value-type="float">
            <text:p>1,89999999999998</text:p>
          </table:table-cell>
          <table:table-cell table:formula="of:=IF([.F510]&lt;0.000001;[.G509]+2+1/[.$H$2];[.G509]+1/[.$H$2])" office:value-type="float" office:value="16.9" calcext:value-type="float">
            <text:p>16,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1]))" office:value-type="date" office:date-value="2019-10-23T22:26:55.029995" calcext:value-type="date">
            <text:p>2019-10-23 22:26:55</text:p>
          </table:table-cell>
          <table:table-cell table:style-name="ce7" table:formula="of:=[.A511]" office:value-type="date" office:date-value="2019-10-23T22:26:55.029995" calcext:value-type="date">
            <text:p>2019-10-23 22:26:55</text:p>
          </table:table-cell>
          <table:table-cell table:formula="of:=TRUNC([.A511])" office:value-type="float" office:value="43761" calcext:value-type="float">
            <text:p>43761</text:p>
          </table:table-cell>
          <table:table-cell table:style-name="ce12" table:formula="of:=[.B511]-[.C511]" office:value-type="date" office:date-value="1899-12-30T22:26:55.02999518998" calcext:value-type="date">
            <text:p>12/30/99 10:26 PM</text:p>
          </table:table-cell>
          <table:table-cell table:formula="of:=MOD([.E510]-[.$E$2];[.$H$2])+1+[.$E$2]" office:value-type="float" office:value="219" calcext:value-type="float">
            <text:p>219</text:p>
          </table:table-cell>
          <table:table-cell table:formula="of:=MOD([.F510]+1/[.$H$2];5)" office:value-type="float" office:value="1.93333333333331" calcext:value-type="float">
            <text:p>1,93333333333331</text:p>
          </table:table-cell>
          <table:table-cell table:formula="of:=IF([.F511]&lt;0.000001;[.G510]+2+1/[.$H$2];[.G510]+1/[.$H$2])" office:value-type="float" office:value="16.9333333333333" calcext:value-type="float">
            <text:p>16,9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2]))" office:value-type="date" office:date-value="2019-10-23T22:13:50.250494" calcext:value-type="date">
            <text:p>2019-10-23 22:13:50</text:p>
          </table:table-cell>
          <table:table-cell table:style-name="ce7" table:formula="of:=[.A512]" office:value-type="date" office:date-value="2019-10-23T22:13:50.250494" calcext:value-type="date">
            <text:p>2019-10-23 22:13:50</text:p>
          </table:table-cell>
          <table:table-cell table:formula="of:=TRUNC([.A512])" office:value-type="float" office:value="43761" calcext:value-type="float">
            <text:p>43761</text:p>
          </table:table-cell>
          <table:table-cell table:style-name="ce12" table:formula="of:=[.B512]-[.C512]" office:value-type="date" office:date-value="1899-12-30T22:13:50.25049420539" calcext:value-type="date">
            <text:p>12/30/99 10:13 PM</text:p>
          </table:table-cell>
          <table:table-cell table:formula="of:=MOD([.E511]-[.$E$2];[.$H$2])+1+[.$E$2]" office:value-type="float" office:value="220" calcext:value-type="float">
            <text:p>220</text:p>
          </table:table-cell>
          <table:table-cell table:formula="of:=MOD([.F511]+1/[.$H$2];5)" office:value-type="float" office:value="1.96666666666665" calcext:value-type="float">
            <text:p>1,96666666666665</text:p>
          </table:table-cell>
          <table:table-cell table:formula="of:=IF([.F512]&lt;0.000001;[.G511]+2+1/[.$H$2];[.G511]+1/[.$H$2])" office:value-type="float" office:value="16.9666666666667" calcext:value-type="float">
            <text:p>16,9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3]))" office:value-type="date" office:date-value="2019-10-24T22:46:32.111061" calcext:value-type="date">
            <text:p>2019-10-24 22:46:32</text:p>
          </table:table-cell>
          <table:table-cell table:style-name="ce7" table:formula="of:=[.A513]" office:value-type="date" office:date-value="2019-10-24T22:46:32.111061" calcext:value-type="date">
            <text:p>2019-10-24 22:46:32</text:p>
          </table:table-cell>
          <table:table-cell table:formula="of:=TRUNC([.A513])" office:value-type="float" office:value="43762" calcext:value-type="float">
            <text:p>43762</text:p>
          </table:table-cell>
          <table:table-cell table:style-name="ce12" table:formula="of:=[.B513]-[.C513]" office:value-type="date" office:date-value="1899-12-30T22:46:32.11106097791" calcext:value-type="date">
            <text:p>12/30/99 10:46 PM</text:p>
          </table:table-cell>
          <table:table-cell table:formula="of:=MOD([.E512]-[.$E$2];[.$H$2])+1+[.$E$2]" office:value-type="float" office:value="191" calcext:value-type="float">
            <text:p>191</text:p>
          </table:table-cell>
          <table:table-cell table:formula="of:=MOD([.F512]+1/[.$H$2];5)" office:value-type="float" office:value="1.99999999999998" calcext:value-type="float">
            <text:p>1,99999999999998</text:p>
          </table:table-cell>
          <table:table-cell table:formula="of:=IF([.F513]&lt;0.000001;[.G512]+2+1/[.$H$2];[.G512]+1/[.$H$2])"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4]))" office:value-type="date" office:date-value="2019-10-24T22:01:20.324559" calcext:value-type="date">
            <text:p>2019-10-24 22:01:20</text:p>
          </table:table-cell>
          <table:table-cell table:style-name="ce7" table:formula="of:=[.A514]" office:value-type="date" office:date-value="2019-10-24T22:01:20.324559" calcext:value-type="date">
            <text:p>2019-10-24 22:01:20</text:p>
          </table:table-cell>
          <table:table-cell table:formula="of:=TRUNC([.A514])" office:value-type="float" office:value="43762" calcext:value-type="float">
            <text:p>43762</text:p>
          </table:table-cell>
          <table:table-cell table:style-name="ce12" table:formula="of:=[.B514]-[.C514]" office:value-type="date" office:date-value="1899-12-30T22:01:20.32455907669" calcext:value-type="date">
            <text:p>12/30/99 10:01 PM</text:p>
          </table:table-cell>
          <table:table-cell table:formula="of:=MOD([.E513]-[.$E$2];[.$H$2])+1+[.$E$2]" office:value-type="float" office:value="192" calcext:value-type="float">
            <text:p>192</text:p>
          </table:table-cell>
          <table:table-cell table:formula="of:=MOD([.F513]+1/[.$H$2];5)" office:value-type="float" office:value="2.03333333333331" calcext:value-type="float">
            <text:p>2,03333333333331</text:p>
          </table:table-cell>
          <table:table-cell table:formula="of:=IF([.F514]&lt;0.000001;[.G513]+2+1/[.$H$2];[.G513]+1/[.$H$2])" office:value-type="float" office:value="17.0333333333333" calcext:value-type="float">
            <text:p>17,0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5]))" office:value-type="date" office:date-value="2019-10-24T22:43:16.138708" calcext:value-type="date">
            <text:p>2019-10-24 22:43:16</text:p>
          </table:table-cell>
          <table:table-cell table:style-name="ce7" table:formula="of:=[.A515]" office:value-type="date" office:date-value="2019-10-24T22:43:16.138708" calcext:value-type="date">
            <text:p>2019-10-24 22:43:16</text:p>
          </table:table-cell>
          <table:table-cell table:formula="of:=TRUNC([.A515])" office:value-type="float" office:value="43762" calcext:value-type="float">
            <text:p>43762</text:p>
          </table:table-cell>
          <table:table-cell table:style-name="ce12" table:formula="of:=[.B515]-[.C515]" office:value-type="date" office:date-value="1899-12-30T22:43:16.13870813046" calcext:value-type="date">
            <text:p>12/30/99 10:43 PM</text:p>
          </table:table-cell>
          <table:table-cell table:formula="of:=MOD([.E514]-[.$E$2];[.$H$2])+1+[.$E$2]" office:value-type="float" office:value="193" calcext:value-type="float">
            <text:p>193</text:p>
          </table:table-cell>
          <table:table-cell table:formula="of:=MOD([.F514]+1/[.$H$2];5)" office:value-type="float" office:value="2.06666666666664" calcext:value-type="float">
            <text:p>2,06666666666664</text:p>
          </table:table-cell>
          <table:table-cell table:formula="of:=IF([.F515]&lt;0.000001;[.G514]+2+1/[.$H$2];[.G514]+1/[.$H$2])" office:value-type="float" office:value="17.0666666666667" calcext:value-type="float">
            <text:p>17,0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6]))" office:value-type="date" office:date-value="2019-10-24T22:37:59.287135" calcext:value-type="date">
            <text:p>2019-10-24 22:37:59</text:p>
          </table:table-cell>
          <table:table-cell table:style-name="ce7" table:formula="of:=[.A516]" office:value-type="date" office:date-value="2019-10-24T22:37:59.287135" calcext:value-type="date">
            <text:p>2019-10-24 22:37:59</text:p>
          </table:table-cell>
          <table:table-cell table:formula="of:=TRUNC([.A516])" office:value-type="float" office:value="43762" calcext:value-type="float">
            <text:p>43762</text:p>
          </table:table-cell>
          <table:table-cell table:style-name="ce12" table:formula="of:=[.B516]-[.C516]" office:value-type="date" office:date-value="1899-12-30T22:37:59.28713515867" calcext:value-type="date">
            <text:p>12/30/99 10:37 PM</text:p>
          </table:table-cell>
          <table:table-cell table:formula="of:=MOD([.E515]-[.$E$2];[.$H$2])+1+[.$E$2]" office:value-type="float" office:value="194" calcext:value-type="float">
            <text:p>194</text:p>
          </table:table-cell>
          <table:table-cell table:formula="of:=MOD([.F515]+1/[.$H$2];5)" office:value-type="float" office:value="2.09999999999998" calcext:value-type="float">
            <text:p>2,09999999999998</text:p>
          </table:table-cell>
          <table:table-cell table:formula="of:=IF([.F516]&lt;0.000001;[.G515]+2+1/[.$H$2];[.G515]+1/[.$H$2])" office:value-type="float" office:value="17.1" calcext:value-type="float">
            <text:p>17,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7]))" office:value-type="date" office:date-value="2019-10-24T22:40:24.375772" calcext:value-type="date">
            <text:p>2019-10-24 22:40:24</text:p>
          </table:table-cell>
          <table:table-cell table:style-name="ce7" table:formula="of:=[.A517]" office:value-type="date" office:date-value="2019-10-24T22:40:24.375772" calcext:value-type="date">
            <text:p>2019-10-24 22:40:24</text:p>
          </table:table-cell>
          <table:table-cell table:formula="of:=TRUNC([.A517])" office:value-type="float" office:value="43762" calcext:value-type="float">
            <text:p>43762</text:p>
          </table:table-cell>
          <table:table-cell table:style-name="ce12" table:formula="of:=[.B517]-[.C517]" office:value-type="date" office:date-value="1899-12-30T22:40:24.37577184755" calcext:value-type="date">
            <text:p>12/30/99 10:40 PM</text:p>
          </table:table-cell>
          <table:table-cell table:formula="of:=MOD([.E516]-[.$E$2];[.$H$2])+1+[.$E$2]" office:value-type="float" office:value="195" calcext:value-type="float">
            <text:p>195</text:p>
          </table:table-cell>
          <table:table-cell table:formula="of:=MOD([.F516]+1/[.$H$2];5)" office:value-type="float" office:value="2.13333333333331" calcext:value-type="float">
            <text:p>2,13333333333331</text:p>
          </table:table-cell>
          <table:table-cell table:formula="of:=IF([.F517]&lt;0.000001;[.G516]+2+1/[.$H$2];[.G516]+1/[.$H$2])" office:value-type="float" office:value="17.1333333333333" calcext:value-type="float">
            <text:p>17,1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8]))" office:value-type="date" office:date-value="2019-10-24T22:33:43.155518" calcext:value-type="date">
            <text:p>2019-10-24 22:33:43</text:p>
          </table:table-cell>
          <table:table-cell table:style-name="ce7" table:formula="of:=[.A518]" office:value-type="date" office:date-value="2019-10-24T22:33:43.155518" calcext:value-type="date">
            <text:p>2019-10-24 22:33:43</text:p>
          </table:table-cell>
          <table:table-cell table:formula="of:=TRUNC([.A518])" office:value-type="float" office:value="43762" calcext:value-type="float">
            <text:p>43762</text:p>
          </table:table-cell>
          <table:table-cell table:style-name="ce12" table:formula="of:=[.B518]-[.C518]" office:value-type="date" office:date-value="1899-12-30T22:33:43.15551799256" calcext:value-type="date">
            <text:p>12/30/99 10:33 PM</text:p>
          </table:table-cell>
          <table:table-cell table:formula="of:=MOD([.E517]-[.$E$2];[.$H$2])+1+[.$E$2]" office:value-type="float" office:value="196" calcext:value-type="float">
            <text:p>196</text:p>
          </table:table-cell>
          <table:table-cell table:formula="of:=MOD([.F517]+1/[.$H$2];5)" office:value-type="float" office:value="2.16666666666664" calcext:value-type="float">
            <text:p>2,16666666666664</text:p>
          </table:table-cell>
          <table:table-cell table:formula="of:=IF([.F518]&lt;0.000001;[.G517]+2+1/[.$H$2];[.G517]+1/[.$H$2])" office:value-type="float" office:value="17.1666666666667" calcext:value-type="float">
            <text:p>17,1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9]))" office:value-type="date" office:date-value="2019-10-24T22:32:47.850759" calcext:value-type="date">
            <text:p>2019-10-24 22:32:48</text:p>
          </table:table-cell>
          <table:table-cell table:style-name="ce7" table:formula="of:=[.A519]" office:value-type="date" office:date-value="2019-10-24T22:32:47.850759" calcext:value-type="date">
            <text:p>2019-10-24 22:32:48</text:p>
          </table:table-cell>
          <table:table-cell table:formula="of:=TRUNC([.A519])" office:value-type="float" office:value="43762" calcext:value-type="float">
            <text:p>43762</text:p>
          </table:table-cell>
          <table:table-cell table:style-name="ce12" table:formula="of:=[.B519]-[.C519]" office:value-type="date" office:date-value="1899-12-30T22:32:47.85075925291" calcext:value-type="date">
            <text:p>12/30/99 10:32 PM</text:p>
          </table:table-cell>
          <table:table-cell table:formula="of:=MOD([.E518]-[.$E$2];[.$H$2])+1+[.$E$2]" office:value-type="float" office:value="197" calcext:value-type="float">
            <text:p>197</text:p>
          </table:table-cell>
          <table:table-cell table:formula="of:=MOD([.F518]+1/[.$H$2];5)" office:value-type="float" office:value="2.19999999999998" calcext:value-type="float">
            <text:p>2,19999999999998</text:p>
          </table:table-cell>
          <table:table-cell table:formula="of:=IF([.F519]&lt;0.000001;[.G518]+2+1/[.$H$2];[.G518]+1/[.$H$2])" office:value-type="float" office:value="17.2" calcext:value-type="float">
            <text:p>17,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0]))" office:value-type="date" office:date-value="2019-10-24T22:12:19.270359" calcext:value-type="date">
            <text:p>2019-10-24 22:12:19</text:p>
          </table:table-cell>
          <table:table-cell table:style-name="ce7" table:formula="of:=[.A520]" office:value-type="date" office:date-value="2019-10-24T22:12:19.270359" calcext:value-type="date">
            <text:p>2019-10-24 22:12:19</text:p>
          </table:table-cell>
          <table:table-cell table:formula="of:=TRUNC([.A520])" office:value-type="float" office:value="43762" calcext:value-type="float">
            <text:p>43762</text:p>
          </table:table-cell>
          <table:table-cell table:style-name="ce12" table:formula="of:=[.B520]-[.C520]" office:value-type="date" office:date-value="1899-12-30T22:12:19.27035941742" calcext:value-type="date">
            <text:p>12/30/99 10:12 PM</text:p>
          </table:table-cell>
          <table:table-cell table:formula="of:=MOD([.E519]-[.$E$2];[.$H$2])+1+[.$E$2]" office:value-type="float" office:value="198" calcext:value-type="float">
            <text:p>198</text:p>
          </table:table-cell>
          <table:table-cell table:formula="of:=MOD([.F519]+1/[.$H$2];5)" office:value-type="float" office:value="2.23333333333331" calcext:value-type="float">
            <text:p>2,23333333333331</text:p>
          </table:table-cell>
          <table:table-cell table:formula="of:=IF([.F520]&lt;0.000001;[.G519]+2+1/[.$H$2];[.G519]+1/[.$H$2])" office:value-type="float" office:value="17.2333333333334" calcext:value-type="float">
            <text:p>17,2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1]))" office:value-type="date" office:date-value="2019-10-24T22:13:11.38319" calcext:value-type="date">
            <text:p>2019-10-24 22:13:11</text:p>
          </table:table-cell>
          <table:table-cell table:style-name="ce7" table:formula="of:=[.A521]" office:value-type="date" office:date-value="2019-10-24T22:13:11.38319" calcext:value-type="date">
            <text:p>2019-10-24 22:13:11</text:p>
          </table:table-cell>
          <table:table-cell table:formula="of:=TRUNC([.A521])" office:value-type="float" office:value="43762" calcext:value-type="float">
            <text:p>43762</text:p>
          </table:table-cell>
          <table:table-cell table:style-name="ce12" table:formula="of:=[.B521]-[.C521]" office:value-type="date" office:date-value="1899-12-30T22:13:11.38319031335" calcext:value-type="date">
            <text:p>12/30/99 10:13 PM</text:p>
          </table:table-cell>
          <table:table-cell table:formula="of:=MOD([.E520]-[.$E$2];[.$H$2])+1+[.$E$2]" office:value-type="float" office:value="199" calcext:value-type="float">
            <text:p>199</text:p>
          </table:table-cell>
          <table:table-cell table:formula="of:=MOD([.F520]+1/[.$H$2];5)" office:value-type="float" office:value="2.26666666666664" calcext:value-type="float">
            <text:p>2,26666666666664</text:p>
          </table:table-cell>
          <table:table-cell table:formula="of:=IF([.F521]&lt;0.000001;[.G520]+2+1/[.$H$2];[.G520]+1/[.$H$2])" office:value-type="float" office:value="17.2666666666667" calcext:value-type="float">
            <text:p>17,2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2]))" office:value-type="date" office:date-value="2019-10-24T22:52:27.419016" calcext:value-type="date">
            <text:p>2019-10-24 22:52:27</text:p>
          </table:table-cell>
          <table:table-cell table:style-name="ce7" table:formula="of:=[.A522]" office:value-type="date" office:date-value="2019-10-24T22:52:27.419016" calcext:value-type="date">
            <text:p>2019-10-24 22:52:27</text:p>
          </table:table-cell>
          <table:table-cell table:formula="of:=TRUNC([.A522])" office:value-type="float" office:value="43762" calcext:value-type="float">
            <text:p>43762</text:p>
          </table:table-cell>
          <table:table-cell table:style-name="ce12" table:formula="of:=[.B522]-[.C522]" office:value-type="date" office:date-value="1899-12-30T22:52:27.4190160865" calcext:value-type="date">
            <text:p>12/30/99 10:52 PM</text:p>
          </table:table-cell>
          <table:table-cell table:formula="of:=MOD([.E521]-[.$E$2];[.$H$2])+1+[.$E$2]" office:value-type="float" office:value="200" calcext:value-type="float">
            <text:p>200</text:p>
          </table:table-cell>
          <table:table-cell table:formula="of:=MOD([.F521]+1/[.$H$2];5)" office:value-type="float" office:value="2.29999999999998" calcext:value-type="float">
            <text:p>2,29999999999998</text:p>
          </table:table-cell>
          <table:table-cell table:formula="of:=IF([.F522]&lt;0.000001;[.G521]+2+1/[.$H$2];[.G521]+1/[.$H$2])" office:value-type="float" office:value="17.3" calcext:value-type="float">
            <text:p>17,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3]))" office:value-type="date" office:date-value="2019-10-24T22:42:21.735598" calcext:value-type="date">
            <text:p>2019-10-24 22:42:22</text:p>
          </table:table-cell>
          <table:table-cell table:style-name="ce7" table:formula="of:=[.A523]" office:value-type="date" office:date-value="2019-10-24T22:42:21.735598" calcext:value-type="date">
            <text:p>2019-10-24 22:42:22</text:p>
          </table:table-cell>
          <table:table-cell table:formula="of:=TRUNC([.A523])" office:value-type="float" office:value="43762" calcext:value-type="float">
            <text:p>43762</text:p>
          </table:table-cell>
          <table:table-cell table:style-name="ce12" table:formula="of:=[.B523]-[.C523]" office:value-type="date" office:date-value="1899-12-30T22:42:21.73559783958" calcext:value-type="date">
            <text:p>12/30/99 10:42 PM</text:p>
          </table:table-cell>
          <table:table-cell table:formula="of:=MOD([.E522]-[.$E$2];[.$H$2])+1+[.$E$2]" office:value-type="float" office:value="201" calcext:value-type="float">
            <text:p>201</text:p>
          </table:table-cell>
          <table:table-cell table:formula="of:=MOD([.F522]+1/[.$H$2];5)" office:value-type="float" office:value="2.33333333333331" calcext:value-type="float">
            <text:p>2,33333333333331</text:p>
          </table:table-cell>
          <table:table-cell table:formula="of:=IF([.F523]&lt;0.000001;[.G522]+2+1/[.$H$2];[.G522]+1/[.$H$2])" office:value-type="float" office:value="17.3333333333334" calcext:value-type="float">
            <text:p>17,3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4]))" office:value-type="date" office:date-value="2019-10-24T22:01:40.09032" calcext:value-type="date">
            <text:p>2019-10-24 22:01:40</text:p>
          </table:table-cell>
          <table:table-cell table:style-name="ce7" table:formula="of:=[.A524]" office:value-type="date" office:date-value="2019-10-24T22:01:40.09032" calcext:value-type="date">
            <text:p>2019-10-24 22:01:40</text:p>
          </table:table-cell>
          <table:table-cell table:formula="of:=TRUNC([.A524])" office:value-type="float" office:value="43762" calcext:value-type="float">
            <text:p>43762</text:p>
          </table:table-cell>
          <table:table-cell table:style-name="ce12" table:formula="of:=[.B524]-[.C524]" office:value-type="date" office:date-value="1899-12-30T22:01:40.09032015223" calcext:value-type="date">
            <text:p>12/30/99 10:01 PM</text:p>
          </table:table-cell>
          <table:table-cell table:formula="of:=MOD([.E523]-[.$E$2];[.$H$2])+1+[.$E$2]" office:value-type="float" office:value="202" calcext:value-type="float">
            <text:p>202</text:p>
          </table:table-cell>
          <table:table-cell table:formula="of:=MOD([.F523]+1/[.$H$2];5)" office:value-type="float" office:value="2.36666666666664" calcext:value-type="float">
            <text:p>2,36666666666664</text:p>
          </table:table-cell>
          <table:table-cell table:formula="of:=IF([.F524]&lt;0.000001;[.G523]+2+1/[.$H$2];[.G523]+1/[.$H$2])" office:value-type="float" office:value="17.3666666666667" calcext:value-type="float">
            <text:p>17,3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5]))" office:value-type="date" office:date-value="2019-10-24T23:04:18.189789" calcext:value-type="date">
            <text:p>2019-10-24 23:04:18</text:p>
          </table:table-cell>
          <table:table-cell table:style-name="ce7" table:formula="of:=[.A525]" office:value-type="date" office:date-value="2019-10-24T23:04:18.189789" calcext:value-type="date">
            <text:p>2019-10-24 23:04:18</text:p>
          </table:table-cell>
          <table:table-cell table:formula="of:=TRUNC([.A525])" office:value-type="float" office:value="43762" calcext:value-type="float">
            <text:p>43762</text:p>
          </table:table-cell>
          <table:table-cell table:style-name="ce12" table:formula="of:=[.B525]-[.C525]" office:value-type="date" office:date-value="1899-12-30T23:04:18.18978929892" calcext:value-type="date">
            <text:p>12/30/99 11:04 PM</text:p>
          </table:table-cell>
          <table:table-cell table:formula="of:=MOD([.E524]-[.$E$2];[.$H$2])+1+[.$E$2]" office:value-type="float" office:value="203" calcext:value-type="float">
            <text:p>203</text:p>
          </table:table-cell>
          <table:table-cell table:formula="of:=MOD([.F524]+1/[.$H$2];5)" office:value-type="float" office:value="2.39999999999998" calcext:value-type="float">
            <text:p>2,39999999999998</text:p>
          </table:table-cell>
          <table:table-cell table:formula="of:=IF([.F525]&lt;0.000001;[.G524]+2+1/[.$H$2];[.G524]+1/[.$H$2])" office:value-type="float" office:value="17.4" calcext:value-type="float">
            <text:p>17,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6]))" office:value-type="date" office:date-value="2019-10-24T22:33:24.697642" calcext:value-type="date">
            <text:p>2019-10-24 22:33:25</text:p>
          </table:table-cell>
          <table:table-cell table:style-name="ce7" table:formula="of:=[.A526]" office:value-type="date" office:date-value="2019-10-24T22:33:24.697642" calcext:value-type="date">
            <text:p>2019-10-24 22:33:25</text:p>
          </table:table-cell>
          <table:table-cell table:formula="of:=TRUNC([.A526])" office:value-type="float" office:value="43762" calcext:value-type="float">
            <text:p>43762</text:p>
          </table:table-cell>
          <table:table-cell table:style-name="ce12" table:formula="of:=[.B526]-[.C526]" office:value-type="date" office:date-value="1899-12-30T22:33:24.69764247537" calcext:value-type="date">
            <text:p>12/30/99 10:33 PM</text:p>
          </table:table-cell>
          <table:table-cell table:formula="of:=MOD([.E525]-[.$E$2];[.$H$2])+1+[.$E$2]" office:value-type="float" office:value="204" calcext:value-type="float">
            <text:p>204</text:p>
          </table:table-cell>
          <table:table-cell table:formula="of:=MOD([.F525]+1/[.$H$2];5)" office:value-type="float" office:value="2.43333333333331" calcext:value-type="float">
            <text:p>2,43333333333331</text:p>
          </table:table-cell>
          <table:table-cell table:formula="of:=IF([.F526]&lt;0.000001;[.G525]+2+1/[.$H$2];[.G525]+1/[.$H$2])" office:value-type="float" office:value="17.4333333333334" calcext:value-type="float">
            <text:p>17,4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7]))" office:value-type="date" office:date-value="2019-10-24T22:28:58.277014" calcext:value-type="date">
            <text:p>2019-10-24 22:28:58</text:p>
          </table:table-cell>
          <table:table-cell table:style-name="ce7" table:formula="of:=[.A527]" office:value-type="date" office:date-value="2019-10-24T22:28:58.277014" calcext:value-type="date">
            <text:p>2019-10-24 22:28:58</text:p>
          </table:table-cell>
          <table:table-cell table:formula="of:=TRUNC([.A527])" office:value-type="float" office:value="43762" calcext:value-type="float">
            <text:p>43762</text:p>
          </table:table-cell>
          <table:table-cell table:style-name="ce12" table:formula="of:=[.B527]-[.C527]" office:value-type="date" office:date-value="1899-12-30T22:28:58.27701390255" calcext:value-type="date">
            <text:p>12/30/99 10:28 PM</text:p>
          </table:table-cell>
          <table:table-cell table:formula="of:=MOD([.E526]-[.$E$2];[.$H$2])+1+[.$E$2]" office:value-type="float" office:value="205" calcext:value-type="float">
            <text:p>205</text:p>
          </table:table-cell>
          <table:table-cell table:formula="of:=MOD([.F526]+1/[.$H$2];5)" office:value-type="float" office:value="2.46666666666664" calcext:value-type="float">
            <text:p>2,46666666666664</text:p>
          </table:table-cell>
          <table:table-cell table:formula="of:=IF([.F527]&lt;0.000001;[.G526]+2+1/[.$H$2];[.G526]+1/[.$H$2])" office:value-type="float" office:value="17.4666666666667" calcext:value-type="float">
            <text:p>17,4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8]))" office:value-type="date" office:date-value="2019-10-24T22:15:22.247021" calcext:value-type="date">
            <text:p>2019-10-24 22:15:22</text:p>
          </table:table-cell>
          <table:table-cell table:style-name="ce7" table:formula="of:=[.A528]" office:value-type="date" office:date-value="2019-10-24T22:15:22.247021" calcext:value-type="date">
            <text:p>2019-10-24 22:15:22</text:p>
          </table:table-cell>
          <table:table-cell table:formula="of:=TRUNC([.A528])" office:value-type="float" office:value="43762" calcext:value-type="float">
            <text:p>43762</text:p>
          </table:table-cell>
          <table:table-cell table:style-name="ce12" table:formula="of:=[.B528]-[.C528]" office:value-type="date" office:date-value="1899-12-30T22:15:22.24702108651" calcext:value-type="date">
            <text:p>12/30/99 10:15 PM</text:p>
          </table:table-cell>
          <table:table-cell table:formula="of:=MOD([.E527]-[.$E$2];[.$H$2])+1+[.$E$2]" office:value-type="float" office:value="206" calcext:value-type="float">
            <text:p>206</text:p>
          </table:table-cell>
          <table:table-cell table:formula="of:=MOD([.F527]+1/[.$H$2];5)" office:value-type="float" office:value="2.49999999999998" calcext:value-type="float">
            <text:p>2,49999999999998</text:p>
          </table:table-cell>
          <table:table-cell table:formula="of:=IF([.F528]&lt;0.000001;[.G527]+2+1/[.$H$2];[.G527]+1/[.$H$2])" office:value-type="float" office:value="17.5" calcext:value-type="float">
            <text:p>17,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9]))" office:value-type="date" office:date-value="2019-10-24T22:35:05.069435" calcext:value-type="date">
            <text:p>2019-10-24 22:35:05</text:p>
          </table:table-cell>
          <table:table-cell table:style-name="ce7" table:formula="of:=[.A529]" office:value-type="date" office:date-value="2019-10-24T22:35:05.069435" calcext:value-type="date">
            <text:p>2019-10-24 22:35:05</text:p>
          </table:table-cell>
          <table:table-cell table:formula="of:=TRUNC([.A529])" office:value-type="float" office:value="43762" calcext:value-type="float">
            <text:p>43762</text:p>
          </table:table-cell>
          <table:table-cell table:style-name="ce12" table:formula="of:=[.B529]-[.C529]" office:value-type="date" office:date-value="1899-12-30T22:35:05.06943510845" calcext:value-type="date">
            <text:p>12/30/99 10:35 PM</text:p>
          </table:table-cell>
          <table:table-cell table:formula="of:=MOD([.E528]-[.$E$2];[.$H$2])+1+[.$E$2]" office:value-type="float" office:value="207" calcext:value-type="float">
            <text:p>207</text:p>
          </table:table-cell>
          <table:table-cell table:formula="of:=MOD([.F528]+1/[.$H$2];5)" office:value-type="float" office:value="2.53333333333331" calcext:value-type="float">
            <text:p>2,53333333333331</text:p>
          </table:table-cell>
          <table:table-cell table:formula="of:=IF([.F529]&lt;0.000001;[.G528]+2+1/[.$H$2];[.G528]+1/[.$H$2])" office:value-type="float" office:value="17.5333333333334" calcext:value-type="float">
            <text:p>17,5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0]))" office:value-type="date" office:date-value="2019-10-24T22:31:52.420071" calcext:value-type="date">
            <text:p>2019-10-24 22:31:52</text:p>
          </table:table-cell>
          <table:table-cell table:style-name="ce7" table:formula="of:=[.A530]" office:value-type="date" office:date-value="2019-10-24T22:31:52.420071" calcext:value-type="date">
            <text:p>2019-10-24 22:31:52</text:p>
          </table:table-cell>
          <table:table-cell table:formula="of:=TRUNC([.A530])" office:value-type="float" office:value="43762" calcext:value-type="float">
            <text:p>43762</text:p>
          </table:table-cell>
          <table:table-cell table:style-name="ce12" table:formula="of:=[.B530]-[.C530]" office:value-type="date" office:date-value="1899-12-30T22:31:52.42007142864" calcext:value-type="date">
            <text:p>12/30/99 10:31 PM</text:p>
          </table:table-cell>
          <table:table-cell table:formula="of:=MOD([.E529]-[.$E$2];[.$H$2])+1+[.$E$2]" office:value-type="float" office:value="208" calcext:value-type="float">
            <text:p>208</text:p>
          </table:table-cell>
          <table:table-cell table:formula="of:=MOD([.F529]+1/[.$H$2];5)" office:value-type="float" office:value="2.56666666666664" calcext:value-type="float">
            <text:p>2,56666666666664</text:p>
          </table:table-cell>
          <table:table-cell table:formula="of:=IF([.F530]&lt;0.000001;[.G529]+2+1/[.$H$2];[.G529]+1/[.$H$2])" office:value-type="float" office:value="17.5666666666667" calcext:value-type="float">
            <text:p>17,5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1]))" office:value-type="date" office:date-value="2019-10-24T22:17:37.254896" calcext:value-type="date">
            <text:p>2019-10-24 22:17:37</text:p>
          </table:table-cell>
          <table:table-cell table:style-name="ce7" table:formula="of:=[.A531]" office:value-type="date" office:date-value="2019-10-24T22:17:37.254896" calcext:value-type="date">
            <text:p>2019-10-24 22:17:37</text:p>
          </table:table-cell>
          <table:table-cell table:formula="of:=TRUNC([.A531])" office:value-type="float" office:value="43762" calcext:value-type="float">
            <text:p>43762</text:p>
          </table:table-cell>
          <table:table-cell table:style-name="ce12" table:formula="of:=[.B531]-[.C531]" office:value-type="date" office:date-value="1899-12-30T22:17:37.25489621982" calcext:value-type="date">
            <text:p>12/30/99 10:17 PM</text:p>
          </table:table-cell>
          <table:table-cell table:formula="of:=MOD([.E530]-[.$E$2];[.$H$2])+1+[.$E$2]" office:value-type="float" office:value="209" calcext:value-type="float">
            <text:p>209</text:p>
          </table:table-cell>
          <table:table-cell table:formula="of:=MOD([.F530]+1/[.$H$2];5)" office:value-type="float" office:value="2.59999999999998" calcext:value-type="float">
            <text:p>2,59999999999998</text:p>
          </table:table-cell>
          <table:table-cell table:formula="of:=IF([.F531]&lt;0.000001;[.G530]+2+1/[.$H$2];[.G530]+1/[.$H$2])" office:value-type="float" office:value="17.6" calcext:value-type="float">
            <text:p>17,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2]))" office:value-type="date" office:date-value="2019-10-24T22:12:08.839763" calcext:value-type="date">
            <text:p>2019-10-24 22:12:09</text:p>
          </table:table-cell>
          <table:table-cell table:style-name="ce7" table:formula="of:=[.A532]" office:value-type="date" office:date-value="2019-10-24T22:12:08.839763" calcext:value-type="date">
            <text:p>2019-10-24 22:12:09</text:p>
          </table:table-cell>
          <table:table-cell table:formula="of:=TRUNC([.A532])" office:value-type="float" office:value="43762" calcext:value-type="float">
            <text:p>43762</text:p>
          </table:table-cell>
          <table:table-cell table:style-name="ce12" table:formula="of:=[.B532]-[.C532]" office:value-type="date" office:date-value="1899-12-30T22:12:08.83976320736" calcext:value-type="date">
            <text:p>12/30/99 10:12 PM</text:p>
          </table:table-cell>
          <table:table-cell table:formula="of:=MOD([.E531]-[.$E$2];[.$H$2])+1+[.$E$2]" office:value-type="float" office:value="210" calcext:value-type="float">
            <text:p>210</text:p>
          </table:table-cell>
          <table:table-cell table:formula="of:=MOD([.F531]+1/[.$H$2];5)" office:value-type="float" office:value="2.63333333333331" calcext:value-type="float">
            <text:p>2,63333333333331</text:p>
          </table:table-cell>
          <table:table-cell table:formula="of:=IF([.F532]&lt;0.000001;[.G531]+2+1/[.$H$2];[.G531]+1/[.$H$2])" office:value-type="float" office:value="17.6333333333334" calcext:value-type="float">
            <text:p>17,6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3]))" office:value-type="date" office:date-value="2019-10-24T22:42:57.588157" calcext:value-type="date">
            <text:p>2019-10-24 22:42:58</text:p>
          </table:table-cell>
          <table:table-cell table:style-name="ce7" table:formula="of:=[.A533]" office:value-type="date" office:date-value="2019-10-24T22:42:57.588157" calcext:value-type="date">
            <text:p>2019-10-24 22:42:58</text:p>
          </table:table-cell>
          <table:table-cell table:formula="of:=TRUNC([.A533])" office:value-type="float" office:value="43762" calcext:value-type="float">
            <text:p>43762</text:p>
          </table:table-cell>
          <table:table-cell table:style-name="ce12" table:formula="of:=[.B533]-[.C533]" office:value-type="date" office:date-value="1899-12-30T22:42:57.5881574722" calcext:value-type="date">
            <text:p>12/30/99 10:42 PM</text:p>
          </table:table-cell>
          <table:table-cell table:formula="of:=MOD([.E532]-[.$E$2];[.$H$2])+1+[.$E$2]" office:value-type="float" office:value="211" calcext:value-type="float">
            <text:p>211</text:p>
          </table:table-cell>
          <table:table-cell table:formula="of:=MOD([.F532]+1/[.$H$2];5)" office:value-type="float" office:value="2.66666666666664" calcext:value-type="float">
            <text:p>2,66666666666664</text:p>
          </table:table-cell>
          <table:table-cell table:formula="of:=IF([.F533]&lt;0.000001;[.G532]+2+1/[.$H$2];[.G532]+1/[.$H$2])" office:value-type="float" office:value="17.6666666666667" calcext:value-type="float">
            <text:p>17,6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4]))" office:value-type="date" office:date-value="2019-10-24T22:29:28.30871" calcext:value-type="date">
            <text:p>2019-10-24 22:29:28</text:p>
          </table:table-cell>
          <table:table-cell table:style-name="ce7" table:formula="of:=[.A534]" office:value-type="date" office:date-value="2019-10-24T22:29:28.30871" calcext:value-type="date">
            <text:p>2019-10-24 22:29:28</text:p>
          </table:table-cell>
          <table:table-cell table:formula="of:=TRUNC([.A534])" office:value-type="float" office:value="43762" calcext:value-type="float">
            <text:p>43762</text:p>
          </table:table-cell>
          <table:table-cell table:style-name="ce12" table:formula="of:=[.B534]-[.C534]" office:value-type="date" office:date-value="1899-12-30T22:29:28.30871016718" calcext:value-type="date">
            <text:p>12/30/99 10:29 PM</text:p>
          </table:table-cell>
          <table:table-cell table:formula="of:=MOD([.E533]-[.$E$2];[.$H$2])+1+[.$E$2]" office:value-type="float" office:value="212" calcext:value-type="float">
            <text:p>212</text:p>
          </table:table-cell>
          <table:table-cell table:formula="of:=MOD([.F533]+1/[.$H$2];5)" office:value-type="float" office:value="2.69999999999998" calcext:value-type="float">
            <text:p>2,69999999999998</text:p>
          </table:table-cell>
          <table:table-cell table:formula="of:=IF([.F534]&lt;0.000001;[.G533]+2+1/[.$H$2];[.G533]+1/[.$H$2])" office:value-type="float" office:value="17.7" calcext:value-type="float">
            <text:p>17,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5]))" office:value-type="date" office:date-value="2019-10-24T22:43:35.319009" calcext:value-type="date">
            <text:p>2019-10-24 22:43:35</text:p>
          </table:table-cell>
          <table:table-cell table:style-name="ce7" table:formula="of:=[.A535]" office:value-type="date" office:date-value="2019-10-24T22:43:35.319009" calcext:value-type="date">
            <text:p>2019-10-24 22:43:35</text:p>
          </table:table-cell>
          <table:table-cell table:formula="of:=TRUNC([.A535])" office:value-type="float" office:value="43762" calcext:value-type="float">
            <text:p>43762</text:p>
          </table:table-cell>
          <table:table-cell table:style-name="ce12" table:formula="of:=[.B535]-[.C535]" office:value-type="date" office:date-value="1899-12-30T22:43:35.31900856644" calcext:value-type="date">
            <text:p>12/30/99 10:43 PM</text:p>
          </table:table-cell>
          <table:table-cell table:formula="of:=MOD([.E534]-[.$E$2];[.$H$2])+1+[.$E$2]" office:value-type="float" office:value="213" calcext:value-type="float">
            <text:p>213</text:p>
          </table:table-cell>
          <table:table-cell table:formula="of:=MOD([.F534]+1/[.$H$2];5)" office:value-type="float" office:value="2.73333333333331" calcext:value-type="float">
            <text:p>2,73333333333331</text:p>
          </table:table-cell>
          <table:table-cell table:formula="of:=IF([.F535]&lt;0.000001;[.G534]+2+1/[.$H$2];[.G534]+1/[.$H$2])" office:value-type="float" office:value="17.7333333333334" calcext:value-type="float">
            <text:p>17,7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6]))" office:value-type="date" office:date-value="2019-10-24T22:33:04.116089" calcext:value-type="date">
            <text:p>2019-10-24 22:33:04</text:p>
          </table:table-cell>
          <table:table-cell table:style-name="ce7" table:formula="of:=[.A536]" office:value-type="date" office:date-value="2019-10-24T22:33:04.116089" calcext:value-type="date">
            <text:p>2019-10-24 22:33:04</text:p>
          </table:table-cell>
          <table:table-cell table:formula="of:=TRUNC([.A536])" office:value-type="float" office:value="43762" calcext:value-type="float">
            <text:p>43762</text:p>
          </table:table-cell>
          <table:table-cell table:style-name="ce12" table:formula="of:=[.B536]-[.C536]" office:value-type="date" office:date-value="1899-12-30T22:33:04.11608857568" calcext:value-type="date">
            <text:p>12/30/99 10:33 PM</text:p>
          </table:table-cell>
          <table:table-cell table:formula="of:=MOD([.E535]-[.$E$2];[.$H$2])+1+[.$E$2]" office:value-type="float" office:value="214" calcext:value-type="float">
            <text:p>214</text:p>
          </table:table-cell>
          <table:table-cell table:formula="of:=MOD([.F535]+1/[.$H$2];5)" office:value-type="float" office:value="2.76666666666664" calcext:value-type="float">
            <text:p>2,76666666666664</text:p>
          </table:table-cell>
          <table:table-cell table:formula="of:=IF([.F536]&lt;0.000001;[.G535]+2+1/[.$H$2];[.G535]+1/[.$H$2])" office:value-type="float" office:value="17.7666666666667" calcext:value-type="float">
            <text:p>17,7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7]))" office:value-type="date" office:date-value="2019-10-24T22:07:23.157397" calcext:value-type="date">
            <text:p>2019-10-24 22:07:23</text:p>
          </table:table-cell>
          <table:table-cell table:style-name="ce7" table:formula="of:=[.A537]" office:value-type="date" office:date-value="2019-10-24T22:07:23.157397" calcext:value-type="date">
            <text:p>2019-10-24 22:07:23</text:p>
          </table:table-cell>
          <table:table-cell table:formula="of:=TRUNC([.A537])" office:value-type="float" office:value="43762" calcext:value-type="float">
            <text:p>43762</text:p>
          </table:table-cell>
          <table:table-cell table:style-name="ce12" table:formula="of:=[.B537]-[.C537]" office:value-type="date" office:date-value="1899-12-30T22:07:23.15739667509" calcext:value-type="date">
            <text:p>12/30/99 10:07 PM</text:p>
          </table:table-cell>
          <table:table-cell table:formula="of:=MOD([.E536]-[.$E$2];[.$H$2])+1+[.$E$2]" office:value-type="float" office:value="215" calcext:value-type="float">
            <text:p>215</text:p>
          </table:table-cell>
          <table:table-cell table:formula="of:=MOD([.F536]+1/[.$H$2];5)" office:value-type="float" office:value="2.79999999999998" calcext:value-type="float">
            <text:p>2,79999999999998</text:p>
          </table:table-cell>
          <table:table-cell table:formula="of:=IF([.F537]&lt;0.000001;[.G536]+2+1/[.$H$2];[.G536]+1/[.$H$2])" office:value-type="float" office:value="17.8" calcext:value-type="float">
            <text:p>17,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8]))" office:value-type="date" office:date-value="2019-10-24T22:53:05.696051" calcext:value-type="date">
            <text:p>2019-10-24 22:53:06</text:p>
          </table:table-cell>
          <table:table-cell table:style-name="ce7" table:formula="of:=[.A538]" office:value-type="date" office:date-value="2019-10-24T22:53:05.696051" calcext:value-type="date">
            <text:p>2019-10-24 22:53:06</text:p>
          </table:table-cell>
          <table:table-cell table:formula="of:=TRUNC([.A538])" office:value-type="float" office:value="43762" calcext:value-type="float">
            <text:p>43762</text:p>
          </table:table-cell>
          <table:table-cell table:style-name="ce12" table:formula="of:=[.B538]-[.C538]" office:value-type="date" office:date-value="1899-12-30T22:53:05.69605085067" calcext:value-type="date">
            <text:p>12/30/99 10:53 PM</text:p>
          </table:table-cell>
          <table:table-cell table:formula="of:=MOD([.E537]-[.$E$2];[.$H$2])+1+[.$E$2]" office:value-type="float" office:value="216" calcext:value-type="float">
            <text:p>216</text:p>
          </table:table-cell>
          <table:table-cell table:formula="of:=MOD([.F537]+1/[.$H$2];5)" office:value-type="float" office:value="2.83333333333331" calcext:value-type="float">
            <text:p>2,83333333333331</text:p>
          </table:table-cell>
          <table:table-cell table:formula="of:=IF([.F538]&lt;0.000001;[.G537]+2+1/[.$H$2];[.G537]+1/[.$H$2])" office:value-type="float" office:value="17.8333333333334" calcext:value-type="float">
            <text:p>17,8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9]))" office:value-type="date" office:date-value="2019-10-24T22:21:29.227531" calcext:value-type="date">
            <text:p>2019-10-24 22:21:29</text:p>
          </table:table-cell>
          <table:table-cell table:style-name="ce7" table:formula="of:=[.A539]" office:value-type="date" office:date-value="2019-10-24T22:21:29.227531" calcext:value-type="date">
            <text:p>2019-10-24 22:21:29</text:p>
          </table:table-cell>
          <table:table-cell table:formula="of:=TRUNC([.A539])" office:value-type="float" office:value="43762" calcext:value-type="float">
            <text:p>43762</text:p>
          </table:table-cell>
          <table:table-cell table:style-name="ce12" table:formula="of:=[.B539]-[.C539]" office:value-type="date" office:date-value="1899-12-30T22:21:29.2275309423" calcext:value-type="date">
            <text:p>12/30/99 10:21 PM</text:p>
          </table:table-cell>
          <table:table-cell table:formula="of:=MOD([.E538]-[.$E$2];[.$H$2])+1+[.$E$2]" office:value-type="float" office:value="217" calcext:value-type="float">
            <text:p>217</text:p>
          </table:table-cell>
          <table:table-cell table:formula="of:=MOD([.F538]+1/[.$H$2];5)" office:value-type="float" office:value="2.86666666666664" calcext:value-type="float">
            <text:p>2,86666666666664</text:p>
          </table:table-cell>
          <table:table-cell table:formula="of:=IF([.F539]&lt;0.000001;[.G538]+2+1/[.$H$2];[.G538]+1/[.$H$2])" office:value-type="float" office:value="17.8666666666667" calcext:value-type="float">
            <text:p>17,8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0]))" office:value-type="date" office:date-value="2019-10-24T22:13:43.853536" calcext:value-type="date">
            <text:p>2019-10-24 22:13:44</text:p>
          </table:table-cell>
          <table:table-cell table:style-name="ce7" table:formula="of:=[.A540]" office:value-type="date" office:date-value="2019-10-24T22:13:43.853536" calcext:value-type="date">
            <text:p>2019-10-24 22:13:44</text:p>
          </table:table-cell>
          <table:table-cell table:formula="of:=TRUNC([.A540])" office:value-type="float" office:value="43762" calcext:value-type="float">
            <text:p>43762</text:p>
          </table:table-cell>
          <table:table-cell table:style-name="ce12" table:formula="of:=[.B540]-[.C540]" office:value-type="date" office:date-value="1899-12-30T22:13:43.85353571735" calcext:value-type="date">
            <text:p>12/30/99 10:13 PM</text:p>
          </table:table-cell>
          <table:table-cell table:formula="of:=MOD([.E539]-[.$E$2];[.$H$2])+1+[.$E$2]" office:value-type="float" office:value="218" calcext:value-type="float">
            <text:p>218</text:p>
          </table:table-cell>
          <table:table-cell table:formula="of:=MOD([.F539]+1/[.$H$2];5)" office:value-type="float" office:value="2.89999999999998" calcext:value-type="float">
            <text:p>2,89999999999998</text:p>
          </table:table-cell>
          <table:table-cell table:formula="of:=IF([.F540]&lt;0.000001;[.G539]+2+1/[.$H$2];[.G539]+1/[.$H$2])" office:value-type="float" office:value="17.9" calcext:value-type="float">
            <text:p>17,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1]))" office:value-type="date" office:date-value="2019-10-24T22:12:26.295062" calcext:value-type="date">
            <text:p>2019-10-24 22:12:26</text:p>
          </table:table-cell>
          <table:table-cell table:style-name="ce7" table:formula="of:=[.A541]" office:value-type="date" office:date-value="2019-10-24T22:12:26.295062" calcext:value-type="date">
            <text:p>2019-10-24 22:12:26</text:p>
          </table:table-cell>
          <table:table-cell table:formula="of:=TRUNC([.A541])" office:value-type="float" office:value="43762" calcext:value-type="float">
            <text:p>43762</text:p>
          </table:table-cell>
          <table:table-cell table:style-name="ce12" table:formula="of:=[.B541]-[.C541]" office:value-type="date" office:date-value="1899-12-30T22:12:26.29506231286" calcext:value-type="date">
            <text:p>12/30/99 10:12 PM</text:p>
          </table:table-cell>
          <table:table-cell table:formula="of:=MOD([.E540]-[.$E$2];[.$H$2])+1+[.$E$2]" office:value-type="float" office:value="219" calcext:value-type="float">
            <text:p>219</text:p>
          </table:table-cell>
          <table:table-cell table:formula="of:=MOD([.F540]+1/[.$H$2];5)" office:value-type="float" office:value="2.93333333333331" calcext:value-type="float">
            <text:p>2,93333333333331</text:p>
          </table:table-cell>
          <table:table-cell table:formula="of:=IF([.F541]&lt;0.000001;[.G540]+2+1/[.$H$2];[.G540]+1/[.$H$2])" office:value-type="float" office:value="17.9333333333334" calcext:value-type="float">
            <text:p>17,9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2]))" office:value-type="date" office:date-value="2019-10-24T22:40:27.856256" calcext:value-type="date">
            <text:p>2019-10-24 22:40:28</text:p>
          </table:table-cell>
          <table:table-cell table:style-name="ce7" table:formula="of:=[.A542]" office:value-type="date" office:date-value="2019-10-24T22:40:27.856256" calcext:value-type="date">
            <text:p>2019-10-24 22:40:28</text:p>
          </table:table-cell>
          <table:table-cell table:formula="of:=TRUNC([.A542])" office:value-type="float" office:value="43762" calcext:value-type="float">
            <text:p>43762</text:p>
          </table:table-cell>
          <table:table-cell table:style-name="ce12" table:formula="of:=[.B542]-[.C542]" office:value-type="date" office:date-value="1899-12-30T22:40:27.85625550896" calcext:value-type="date">
            <text:p>12/30/99 10:40 PM</text:p>
          </table:table-cell>
          <table:table-cell table:formula="of:=MOD([.E541]-[.$E$2];[.$H$2])+1+[.$E$2]" office:value-type="float" office:value="220" calcext:value-type="float">
            <text:p>220</text:p>
          </table:table-cell>
          <table:table-cell table:formula="of:=MOD([.F541]+1/[.$H$2];5)" office:value-type="float" office:value="2.96666666666664" calcext:value-type="float">
            <text:p>2,96666666666664</text:p>
          </table:table-cell>
          <table:table-cell table:formula="of:=IF([.F542]&lt;0.000001;[.G541]+2+1/[.$H$2];[.G541]+1/[.$H$2])" office:value-type="float" office:value="17.9666666666667" calcext:value-type="float">
            <text:p>17,9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3]))" office:value-type="date" office:date-value="2019-10-25T22:27:10.237935" calcext:value-type="date">
            <text:p>2019-10-25 22:27:10</text:p>
          </table:table-cell>
          <table:table-cell table:style-name="ce7" table:formula="of:=[.A543]" office:value-type="date" office:date-value="2019-10-25T22:27:10.237935" calcext:value-type="date">
            <text:p>2019-10-25 22:27:10</text:p>
          </table:table-cell>
          <table:table-cell table:formula="of:=TRUNC([.A543])" office:value-type="float" office:value="43763" calcext:value-type="float">
            <text:p>43763</text:p>
          </table:table-cell>
          <table:table-cell table:style-name="ce12" table:formula="of:=[.B543]-[.C543]" office:value-type="date" office:date-value="1899-12-30T22:27:10.23793548346" calcext:value-type="date">
            <text:p>12/30/99 10:27 PM</text:p>
          </table:table-cell>
          <table:table-cell table:formula="of:=MOD([.E542]-[.$E$2];[.$H$2])+1+[.$E$2]" office:value-type="float" office:value="191" calcext:value-type="float">
            <text:p>191</text:p>
          </table:table-cell>
          <table:table-cell table:formula="of:=MOD([.F542]+1/[.$H$2];5)" office:value-type="float" office:value="2.99999999999998" calcext:value-type="float">
            <text:p>2,99999999999998</text:p>
          </table:table-cell>
          <table:table-cell table:formula="of:=IF([.F543]&lt;0.000001;[.G542]+2+1/[.$H$2];[.G542]+1/[.$H$2])" office:value-type="float" office:value="18.0000000000001" calcext:value-type="float">
            <text:p>18,0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4]))" office:value-type="date" office:date-value="2019-10-25T22:38:44.183615" calcext:value-type="date">
            <text:p>2019-10-25 22:38:44</text:p>
          </table:table-cell>
          <table:table-cell table:style-name="ce7" table:formula="of:=[.A544]" office:value-type="date" office:date-value="2019-10-25T22:38:44.183615" calcext:value-type="date">
            <text:p>2019-10-25 22:38:44</text:p>
          </table:table-cell>
          <table:table-cell table:formula="of:=TRUNC([.A544])" office:value-type="float" office:value="43763" calcext:value-type="float">
            <text:p>43763</text:p>
          </table:table-cell>
          <table:table-cell table:style-name="ce12" table:formula="of:=[.B544]-[.C544]" office:value-type="date" office:date-value="1899-12-30T22:38:44.18361450545" calcext:value-type="date">
            <text:p>12/30/99 10:38 PM</text:p>
          </table:table-cell>
          <table:table-cell table:formula="of:=MOD([.E543]-[.$E$2];[.$H$2])+1+[.$E$2]" office:value-type="float" office:value="192" calcext:value-type="float">
            <text:p>192</text:p>
          </table:table-cell>
          <table:table-cell table:formula="of:=MOD([.F543]+1/[.$H$2];5)" office:value-type="float" office:value="3.03333333333331" calcext:value-type="float">
            <text:p>3,03333333333331</text:p>
          </table:table-cell>
          <table:table-cell table:formula="of:=IF([.F544]&lt;0.000001;[.G543]+2+1/[.$H$2];[.G543]+1/[.$H$2])" office:value-type="float" office:value="18.0333333333334" calcext:value-type="float">
            <text:p>18,0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5]))" office:value-type="date" office:date-value="2019-10-25T22:05:19.590924" calcext:value-type="date">
            <text:p>2019-10-25 22:05:20</text:p>
          </table:table-cell>
          <table:table-cell table:style-name="ce7" table:formula="of:=[.A545]" office:value-type="date" office:date-value="2019-10-25T22:05:19.590924" calcext:value-type="date">
            <text:p>2019-10-25 22:05:20</text:p>
          </table:table-cell>
          <table:table-cell table:formula="of:=TRUNC([.A545])" office:value-type="float" office:value="43763" calcext:value-type="float">
            <text:p>43763</text:p>
          </table:table-cell>
          <table:table-cell table:style-name="ce12" table:formula="of:=[.B545]-[.C545]" office:value-type="date" office:date-value="1899-12-30T22:05:19.59092372563" calcext:value-type="date">
            <text:p>12/30/99 10:05 PM</text:p>
          </table:table-cell>
          <table:table-cell table:formula="of:=MOD([.E544]-[.$E$2];[.$H$2])+1+[.$E$2]" office:value-type="float" office:value="193" calcext:value-type="float">
            <text:p>193</text:p>
          </table:table-cell>
          <table:table-cell table:formula="of:=MOD([.F544]+1/[.$H$2];5)" office:value-type="float" office:value="3.06666666666664" calcext:value-type="float">
            <text:p>3,06666666666664</text:p>
          </table:table-cell>
          <table:table-cell table:formula="of:=IF([.F545]&lt;0.000001;[.G544]+2+1/[.$H$2];[.G544]+1/[.$H$2])" office:value-type="float" office:value="18.0666666666667" calcext:value-type="float">
            <text:p>18,0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6]))" office:value-type="date" office:date-value="2019-10-25T22:28:47.779164" calcext:value-type="date">
            <text:p>2019-10-25 22:28:48</text:p>
          </table:table-cell>
          <table:table-cell table:style-name="ce7" table:formula="of:=[.A546]" office:value-type="date" office:date-value="2019-10-25T22:28:47.779164" calcext:value-type="date">
            <text:p>2019-10-25 22:28:48</text:p>
          </table:table-cell>
          <table:table-cell table:formula="of:=TRUNC([.A546])" office:value-type="float" office:value="43763" calcext:value-type="float">
            <text:p>43763</text:p>
          </table:table-cell>
          <table:table-cell table:style-name="ce12" table:formula="of:=[.B546]-[.C546]" office:value-type="date" office:date-value="1899-12-30T22:28:47.77916423511" calcext:value-type="date">
            <text:p>12/30/99 10:28 PM</text:p>
          </table:table-cell>
          <table:table-cell table:formula="of:=MOD([.E545]-[.$E$2];[.$H$2])+1+[.$E$2]" office:value-type="float" office:value="194" calcext:value-type="float">
            <text:p>194</text:p>
          </table:table-cell>
          <table:table-cell table:formula="of:=MOD([.F545]+1/[.$H$2];5)" office:value-type="float" office:value="3.09999999999997" calcext:value-type="float">
            <text:p>3,09999999999997</text:p>
          </table:table-cell>
          <table:table-cell table:formula="of:=IF([.F546]&lt;0.000001;[.G545]+2+1/[.$H$2];[.G545]+1/[.$H$2])" office:value-type="float" office:value="18.1000000000001" calcext:value-type="float">
            <text:p>18,1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7]))" office:value-type="date" office:date-value="2019-10-25T22:44:22.663691" calcext:value-type="date">
            <text:p>2019-10-25 22:44:23</text:p>
          </table:table-cell>
          <table:table-cell table:style-name="ce7" table:formula="of:=[.A547]" office:value-type="date" office:date-value="2019-10-25T22:44:22.663691" calcext:value-type="date">
            <text:p>2019-10-25 22:44:23</text:p>
          </table:table-cell>
          <table:table-cell table:formula="of:=TRUNC([.A547])" office:value-type="float" office:value="43763" calcext:value-type="float">
            <text:p>43763</text:p>
          </table:table-cell>
          <table:table-cell table:style-name="ce12" table:formula="of:=[.B547]-[.C547]" office:value-type="date" office:date-value="1899-12-30T22:44:22.66369116493" calcext:value-type="date">
            <text:p>12/30/99 10:44 PM</text:p>
          </table:table-cell>
          <table:table-cell table:formula="of:=MOD([.E546]-[.$E$2];[.$H$2])+1+[.$E$2]" office:value-type="float" office:value="195" calcext:value-type="float">
            <text:p>195</text:p>
          </table:table-cell>
          <table:table-cell table:formula="of:=MOD([.F546]+1/[.$H$2];5)" office:value-type="float" office:value="3.13333333333331" calcext:value-type="float">
            <text:p>3,13333333333331</text:p>
          </table:table-cell>
          <table:table-cell table:formula="of:=IF([.F547]&lt;0.000001;[.G546]+2+1/[.$H$2];[.G546]+1/[.$H$2])" office:value-type="float" office:value="18.1333333333334" calcext:value-type="float">
            <text:p>18,1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8]))" office:value-type="date" office:date-value="2019-10-25T22:40:10.796283" calcext:value-type="date">
            <text:p>2019-10-25 22:40:11</text:p>
          </table:table-cell>
          <table:table-cell table:style-name="ce7" table:formula="of:=[.A548]" office:value-type="date" office:date-value="2019-10-25T22:40:10.796283" calcext:value-type="date">
            <text:p>2019-10-25 22:40:11</text:p>
          </table:table-cell>
          <table:table-cell table:formula="of:=TRUNC([.A548])" office:value-type="float" office:value="43763" calcext:value-type="float">
            <text:p>43763</text:p>
          </table:table-cell>
          <table:table-cell table:style-name="ce12" table:formula="of:=[.B548]-[.C548]" office:value-type="date" office:date-value="1899-12-30T22:40:10.79628278967" calcext:value-type="date">
            <text:p>12/30/99 10:40 PM</text:p>
          </table:table-cell>
          <table:table-cell table:formula="of:=MOD([.E547]-[.$E$2];[.$H$2])+1+[.$E$2]" office:value-type="float" office:value="196" calcext:value-type="float">
            <text:p>196</text:p>
          </table:table-cell>
          <table:table-cell table:formula="of:=MOD([.F547]+1/[.$H$2];5)" office:value-type="float" office:value="3.16666666666664" calcext:value-type="float">
            <text:p>3,16666666666664</text:p>
          </table:table-cell>
          <table:table-cell table:formula="of:=IF([.F548]&lt;0.000001;[.G547]+2+1/[.$H$2];[.G547]+1/[.$H$2])" office:value-type="float" office:value="18.1666666666667" calcext:value-type="float">
            <text:p>18,1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9]))" office:value-type="date" office:date-value="2019-10-25T22:12:30.863292" calcext:value-type="date">
            <text:p>2019-10-25 22:12:31</text:p>
          </table:table-cell>
          <table:table-cell table:style-name="ce7" table:formula="of:=[.A549]" office:value-type="date" office:date-value="2019-10-25T22:12:30.863292" calcext:value-type="date">
            <text:p>2019-10-25 22:12:31</text:p>
          </table:table-cell>
          <table:table-cell table:formula="of:=TRUNC([.A549])" office:value-type="float" office:value="43763" calcext:value-type="float">
            <text:p>43763</text:p>
          </table:table-cell>
          <table:table-cell table:style-name="ce12" table:formula="of:=[.B549]-[.C549]" office:value-type="date" office:date-value="1899-12-30T22:12:30.86329216138" calcext:value-type="date">
            <text:p>12/30/99 10:12 PM</text:p>
          </table:table-cell>
          <table:table-cell table:formula="of:=MOD([.E548]-[.$E$2];[.$H$2])+1+[.$E$2]" office:value-type="float" office:value="197" calcext:value-type="float">
            <text:p>197</text:p>
          </table:table-cell>
          <table:table-cell table:formula="of:=MOD([.F548]+1/[.$H$2];5)" office:value-type="float" office:value="3.19999999999997" calcext:value-type="float">
            <text:p>3,19999999999997</text:p>
          </table:table-cell>
          <table:table-cell table:formula="of:=IF([.F549]&lt;0.000001;[.G548]+2+1/[.$H$2];[.G548]+1/[.$H$2])" office:value-type="float" office:value="18.2000000000001" calcext:value-type="float">
            <text:p>18,2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0]))" office:value-type="date" office:date-value="2019-10-25T22:15:00.731629" calcext:value-type="date">
            <text:p>2019-10-25 22:15:01</text:p>
          </table:table-cell>
          <table:table-cell table:style-name="ce7" table:formula="of:=[.A550]" office:value-type="date" office:date-value="2019-10-25T22:15:00.731629" calcext:value-type="date">
            <text:p>2019-10-25 22:15:01</text:p>
          </table:table-cell>
          <table:table-cell table:formula="of:=TRUNC([.A550])" office:value-type="float" office:value="43763" calcext:value-type="float">
            <text:p>43763</text:p>
          </table:table-cell>
          <table:table-cell table:style-name="ce12" table:formula="of:=[.B550]-[.C550]" office:value-type="date" office:date-value="1899-12-30T22:15:00.73162908666" calcext:value-type="date">
            <text:p>12/30/99 10:15 PM</text:p>
          </table:table-cell>
          <table:table-cell table:formula="of:=MOD([.E549]-[.$E$2];[.$H$2])+1+[.$E$2]" office:value-type="float" office:value="198" calcext:value-type="float">
            <text:p>198</text:p>
          </table:table-cell>
          <table:table-cell table:formula="of:=MOD([.F549]+1/[.$H$2];5)" office:value-type="float" office:value="3.23333333333331" calcext:value-type="float">
            <text:p>3,23333333333331</text:p>
          </table:table-cell>
          <table:table-cell table:formula="of:=IF([.F550]&lt;0.000001;[.G549]+2+1/[.$H$2];[.G549]+1/[.$H$2])" office:value-type="float" office:value="18.2333333333334" calcext:value-type="float">
            <text:p>18,2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1]))" office:value-type="date" office:date-value="2019-10-25T22:37:53.541006" calcext:value-type="date">
            <text:p>2019-10-25 22:37:54</text:p>
          </table:table-cell>
          <table:table-cell table:style-name="ce7" table:formula="of:=[.A551]" office:value-type="date" office:date-value="2019-10-25T22:37:53.541006" calcext:value-type="date">
            <text:p>2019-10-25 22:37:54</text:p>
          </table:table-cell>
          <table:table-cell table:formula="of:=TRUNC([.A551])" office:value-type="float" office:value="43763" calcext:value-type="float">
            <text:p>43763</text:p>
          </table:table-cell>
          <table:table-cell table:style-name="ce12" table:formula="of:=[.B551]-[.C551]" office:value-type="date" office:date-value="1899-12-30T22:37:53.54100609664" calcext:value-type="date">
            <text:p>12/30/99 10:37 PM</text:p>
          </table:table-cell>
          <table:table-cell table:formula="of:=MOD([.E550]-[.$E$2];[.$H$2])+1+[.$E$2]" office:value-type="float" office:value="199" calcext:value-type="float">
            <text:p>199</text:p>
          </table:table-cell>
          <table:table-cell table:formula="of:=MOD([.F550]+1/[.$H$2];5)" office:value-type="float" office:value="3.26666666666664" calcext:value-type="float">
            <text:p>3,26666666666664</text:p>
          </table:table-cell>
          <table:table-cell table:formula="of:=IF([.F551]&lt;0.000001;[.G550]+2+1/[.$H$2];[.G550]+1/[.$H$2])" office:value-type="float" office:value="18.2666666666667" calcext:value-type="float">
            <text:p>18,2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2]))" office:value-type="date" office:date-value="2019-10-25T22:20:57.711772" calcext:value-type="date">
            <text:p>2019-10-25 22:20:58</text:p>
          </table:table-cell>
          <table:table-cell table:style-name="ce7" table:formula="of:=[.A552]" office:value-type="date" office:date-value="2019-10-25T22:20:57.711772" calcext:value-type="date">
            <text:p>2019-10-25 22:20:58</text:p>
          </table:table-cell>
          <table:table-cell table:formula="of:=TRUNC([.A552])" office:value-type="float" office:value="43763" calcext:value-type="float">
            <text:p>43763</text:p>
          </table:table-cell>
          <table:table-cell table:style-name="ce12" table:formula="of:=[.B552]-[.C552]" office:value-type="date" office:date-value="1899-12-30T22:20:57.71177199204" calcext:value-type="date">
            <text:p>12/30/99 10:20 PM</text:p>
          </table:table-cell>
          <table:table-cell table:formula="of:=MOD([.E551]-[.$E$2];[.$H$2])+1+[.$E$2]" office:value-type="float" office:value="200" calcext:value-type="float">
            <text:p>200</text:p>
          </table:table-cell>
          <table:table-cell table:formula="of:=MOD([.F551]+1/[.$H$2];5)" office:value-type="float" office:value="3.29999999999997" calcext:value-type="float">
            <text:p>3,29999999999997</text:p>
          </table:table-cell>
          <table:table-cell table:formula="of:=IF([.F552]&lt;0.000001;[.G551]+2+1/[.$H$2];[.G551]+1/[.$H$2])" office:value-type="float" office:value="18.3000000000001" calcext:value-type="float">
            <text:p>18,3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3]))" office:value-type="date" office:date-value="2019-10-25T22:37:53.987936" calcext:value-type="date">
            <text:p>2019-10-25 22:37:54</text:p>
          </table:table-cell>
          <table:table-cell table:style-name="ce7" table:formula="of:=[.A553]" office:value-type="date" office:date-value="2019-10-25T22:37:53.987936" calcext:value-type="date">
            <text:p>2019-10-25 22:37:54</text:p>
          </table:table-cell>
          <table:table-cell table:formula="of:=TRUNC([.A553])" office:value-type="float" office:value="43763" calcext:value-type="float">
            <text:p>43763</text:p>
          </table:table-cell>
          <table:table-cell table:style-name="ce12" table:formula="of:=[.B553]-[.C553]" office:value-type="date" office:date-value="1899-12-30T22:37:53.98793587927" calcext:value-type="date">
            <text:p>12/30/99 10:37 PM</text:p>
          </table:table-cell>
          <table:table-cell table:formula="of:=MOD([.E552]-[.$E$2];[.$H$2])+1+[.$E$2]" office:value-type="float" office:value="201" calcext:value-type="float">
            <text:p>201</text:p>
          </table:table-cell>
          <table:table-cell table:formula="of:=MOD([.F552]+1/[.$H$2];5)" office:value-type="float" office:value="3.33333333333331" calcext:value-type="float">
            <text:p>3,33333333333331</text:p>
          </table:table-cell>
          <table:table-cell table:formula="of:=IF([.F553]&lt;0.000001;[.G552]+2+1/[.$H$2];[.G552]+1/[.$H$2])" office:value-type="float" office:value="18.3333333333334" calcext:value-type="float">
            <text:p>18,3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4]))" office:value-type="date" office:date-value="2019-10-25T22:39:09.774457" calcext:value-type="date">
            <text:p>2019-10-25 22:39:10</text:p>
          </table:table-cell>
          <table:table-cell table:style-name="ce7" table:formula="of:=[.A554]" office:value-type="date" office:date-value="2019-10-25T22:39:09.774457" calcext:value-type="date">
            <text:p>2019-10-25 22:39:10</text:p>
          </table:table-cell>
          <table:table-cell table:formula="of:=TRUNC([.A554])" office:value-type="float" office:value="43763" calcext:value-type="float">
            <text:p>43763</text:p>
          </table:table-cell>
          <table:table-cell table:style-name="ce12" table:formula="of:=[.B554]-[.C554]" office:value-type="date" office:date-value="1899-12-30T22:39:09.77445714176" calcext:value-type="date">
            <text:p>12/30/99 10:39 PM</text:p>
          </table:table-cell>
          <table:table-cell table:formula="of:=MOD([.E553]-[.$E$2];[.$H$2])+1+[.$E$2]" office:value-type="float" office:value="202" calcext:value-type="float">
            <text:p>202</text:p>
          </table:table-cell>
          <table:table-cell table:formula="of:=MOD([.F553]+1/[.$H$2];5)" office:value-type="float" office:value="3.36666666666664" calcext:value-type="float">
            <text:p>3,36666666666664</text:p>
          </table:table-cell>
          <table:table-cell table:formula="of:=IF([.F554]&lt;0.000001;[.G553]+2+1/[.$H$2];[.G553]+1/[.$H$2])" office:value-type="float" office:value="18.3666666666667" calcext:value-type="float">
            <text:p>18,3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5]))" office:value-type="date" office:date-value="2019-10-25T22:59:09.22864" calcext:value-type="date">
            <text:p>2019-10-25 22:59:09</text:p>
          </table:table-cell>
          <table:table-cell table:style-name="ce7" table:formula="of:=[.A555]" office:value-type="date" office:date-value="2019-10-25T22:59:09.22864" calcext:value-type="date">
            <text:p>2019-10-25 22:59:09</text:p>
          </table:table-cell>
          <table:table-cell table:formula="of:=TRUNC([.A555])" office:value-type="float" office:value="43763" calcext:value-type="float">
            <text:p>43763</text:p>
          </table:table-cell>
          <table:table-cell table:style-name="ce12" table:formula="of:=[.B555]-[.C555]" office:value-type="date" office:date-value="1899-12-30T22:59:09.22864011023" calcext:value-type="date">
            <text:p>12/30/99 10:59 PM</text:p>
          </table:table-cell>
          <table:table-cell table:formula="of:=MOD([.E554]-[.$E$2];[.$H$2])+1+[.$E$2]" office:value-type="float" office:value="203" calcext:value-type="float">
            <text:p>203</text:p>
          </table:table-cell>
          <table:table-cell table:formula="of:=MOD([.F554]+1/[.$H$2];5)" office:value-type="float" office:value="3.39999999999997" calcext:value-type="float">
            <text:p>3,39999999999997</text:p>
          </table:table-cell>
          <table:table-cell table:formula="of:=IF([.F555]&lt;0.000001;[.G554]+2+1/[.$H$2];[.G554]+1/[.$H$2])" office:value-type="float" office:value="18.4000000000001" calcext:value-type="float">
            <text:p>18,4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6]))" office:value-type="date" office:date-value="2019-10-25T22:36:38.407555" calcext:value-type="date">
            <text:p>2019-10-25 22:36:38</text:p>
          </table:table-cell>
          <table:table-cell table:style-name="ce7" table:formula="of:=[.A556]" office:value-type="date" office:date-value="2019-10-25T22:36:38.407555" calcext:value-type="date">
            <text:p>2019-10-25 22:36:38</text:p>
          </table:table-cell>
          <table:table-cell table:formula="of:=TRUNC([.A556])" office:value-type="float" office:value="43763" calcext:value-type="float">
            <text:p>43763</text:p>
          </table:table-cell>
          <table:table-cell table:style-name="ce12" table:formula="of:=[.B556]-[.C556]" office:value-type="date" office:date-value="1899-12-30T22:36:38.40755537152" calcext:value-type="date">
            <text:p>12/30/99 10:36 PM</text:p>
          </table:table-cell>
          <table:table-cell table:formula="of:=MOD([.E555]-[.$E$2];[.$H$2])+1+[.$E$2]" office:value-type="float" office:value="204" calcext:value-type="float">
            <text:p>204</text:p>
          </table:table-cell>
          <table:table-cell table:formula="of:=MOD([.F555]+1/[.$H$2];5)" office:value-type="float" office:value="3.43333333333331" calcext:value-type="float">
            <text:p>3,43333333333331</text:p>
          </table:table-cell>
          <table:table-cell table:formula="of:=IF([.F556]&lt;0.000001;[.G555]+2+1/[.$H$2];[.G555]+1/[.$H$2])" office:value-type="float" office:value="18.4333333333334" calcext:value-type="float">
            <text:p>18,4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7]))" office:value-type="date" office:date-value="2019-10-25T22:34:04.68358" calcext:value-type="date">
            <text:p>2019-10-25 22:34:05</text:p>
          </table:table-cell>
          <table:table-cell table:style-name="ce7" table:formula="of:=[.A557]" office:value-type="date" office:date-value="2019-10-25T22:34:04.68358" calcext:value-type="date">
            <text:p>2019-10-25 22:34:05</text:p>
          </table:table-cell>
          <table:table-cell table:formula="of:=TRUNC([.A557])" office:value-type="float" office:value="43763" calcext:value-type="float">
            <text:p>43763</text:p>
          </table:table-cell>
          <table:table-cell table:style-name="ce12" table:formula="of:=[.B557]-[.C557]" office:value-type="date" office:date-value="1899-12-30T22:34:04.6835802868" calcext:value-type="date">
            <text:p>12/30/99 10:34 PM</text:p>
          </table:table-cell>
          <table:table-cell table:formula="of:=MOD([.E556]-[.$E$2];[.$H$2])+1+[.$E$2]" office:value-type="float" office:value="205" calcext:value-type="float">
            <text:p>205</text:p>
          </table:table-cell>
          <table:table-cell table:formula="of:=MOD([.F556]+1/[.$H$2];5)" office:value-type="float" office:value="3.46666666666664" calcext:value-type="float">
            <text:p>3,46666666666664</text:p>
          </table:table-cell>
          <table:table-cell table:formula="of:=IF([.F557]&lt;0.000001;[.G556]+2+1/[.$H$2];[.G556]+1/[.$H$2])" office:value-type="float" office:value="18.4666666666667" calcext:value-type="float">
            <text:p>18,4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8]))" office:value-type="date" office:date-value="2019-10-25T22:46:20.364661" calcext:value-type="date">
            <text:p>2019-10-25 22:46:20</text:p>
          </table:table-cell>
          <table:table-cell table:style-name="ce7" table:formula="of:=[.A558]" office:value-type="date" office:date-value="2019-10-25T22:46:20.364661" calcext:value-type="date">
            <text:p>2019-10-25 22:46:20</text:p>
          </table:table-cell>
          <table:table-cell table:formula="of:=TRUNC([.A558])" office:value-type="float" office:value="43763" calcext:value-type="float">
            <text:p>43763</text:p>
          </table:table-cell>
          <table:table-cell table:style-name="ce12" table:formula="of:=[.B558]-[.C558]" office:value-type="date" office:date-value="1899-12-30T22:46:20.36466082558" calcext:value-type="date">
            <text:p>12/30/99 10:46 PM</text:p>
          </table:table-cell>
          <table:table-cell table:formula="of:=MOD([.E557]-[.$E$2];[.$H$2])+1+[.$E$2]" office:value-type="float" office:value="206" calcext:value-type="float">
            <text:p>206</text:p>
          </table:table-cell>
          <table:table-cell table:formula="of:=MOD([.F557]+1/[.$H$2];5)" office:value-type="float" office:value="3.49999999999997" calcext:value-type="float">
            <text:p>3,49999999999997</text:p>
          </table:table-cell>
          <table:table-cell table:formula="of:=IF([.F558]&lt;0.000001;[.G557]+2+1/[.$H$2];[.G557]+1/[.$H$2])" office:value-type="float" office:value="18.5000000000001" calcext:value-type="float">
            <text:p>18,5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9]))" office:value-type="date" office:date-value="2019-10-25T22:41:32.237049" calcext:value-type="date">
            <text:p>2019-10-25 22:41:32</text:p>
          </table:table-cell>
          <table:table-cell table:style-name="ce7" table:formula="of:=[.A559]" office:value-type="date" office:date-value="2019-10-25T22:41:32.237049" calcext:value-type="date">
            <text:p>2019-10-25 22:41:32</text:p>
          </table:table-cell>
          <table:table-cell table:formula="of:=TRUNC([.A559])" office:value-type="float" office:value="43763" calcext:value-type="float">
            <text:p>43763</text:p>
          </table:table-cell>
          <table:table-cell table:style-name="ce12" table:formula="of:=[.B559]-[.C559]" office:value-type="date" office:date-value="1899-12-30T22:41:32.23704943433" calcext:value-type="date">
            <text:p>12/30/99 10:41 PM</text:p>
          </table:table-cell>
          <table:table-cell table:formula="of:=MOD([.E558]-[.$E$2];[.$H$2])+1+[.$E$2]" office:value-type="float" office:value="207" calcext:value-type="float">
            <text:p>207</text:p>
          </table:table-cell>
          <table:table-cell table:formula="of:=MOD([.F558]+1/[.$H$2];5)" office:value-type="float" office:value="3.53333333333331" calcext:value-type="float">
            <text:p>3,53333333333331</text:p>
          </table:table-cell>
          <table:table-cell table:formula="of:=IF([.F559]&lt;0.000001;[.G558]+2+1/[.$H$2];[.G558]+1/[.$H$2])" office:value-type="float" office:value="18.5333333333334" calcext:value-type="float">
            <text:p>18,5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0]))" office:value-type="date" office:date-value="2019-10-25T22:31:06.735317" calcext:value-type="date">
            <text:p>2019-10-25 22:31:07</text:p>
          </table:table-cell>
          <table:table-cell table:style-name="ce7" table:formula="of:=[.A560]" office:value-type="date" office:date-value="2019-10-25T22:31:06.735317" calcext:value-type="date">
            <text:p>2019-10-25 22:31:07</text:p>
          </table:table-cell>
          <table:table-cell table:formula="of:=TRUNC([.A560])" office:value-type="float" office:value="43763" calcext:value-type="float">
            <text:p>43763</text:p>
          </table:table-cell>
          <table:table-cell table:style-name="ce12" table:formula="of:=[.B560]-[.C560]" office:value-type="date" office:date-value="1899-12-30T22:31:06.73531683628" calcext:value-type="date">
            <text:p>12/30/99 10:31 PM</text:p>
          </table:table-cell>
          <table:table-cell table:formula="of:=MOD([.E559]-[.$E$2];[.$H$2])+1+[.$E$2]" office:value-type="float" office:value="208" calcext:value-type="float">
            <text:p>208</text:p>
          </table:table-cell>
          <table:table-cell table:formula="of:=MOD([.F559]+1/[.$H$2];5)" office:value-type="float" office:value="3.56666666666664" calcext:value-type="float">
            <text:p>3,56666666666664</text:p>
          </table:table-cell>
          <table:table-cell table:formula="of:=IF([.F560]&lt;0.000001;[.G559]+2+1/[.$H$2];[.G559]+1/[.$H$2])" office:value-type="float" office:value="18.5666666666667" calcext:value-type="float">
            <text:p>18,5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1]))" office:value-type="date" office:date-value="2019-10-25T22:49:34.369809" calcext:value-type="date">
            <text:p>2019-10-25 22:49:34</text:p>
          </table:table-cell>
          <table:table-cell table:style-name="ce7" table:formula="of:=[.A561]" office:value-type="date" office:date-value="2019-10-25T22:49:34.369809" calcext:value-type="date">
            <text:p>2019-10-25 22:49:34</text:p>
          </table:table-cell>
          <table:table-cell table:formula="of:=TRUNC([.A561])" office:value-type="float" office:value="43763" calcext:value-type="float">
            <text:p>43763</text:p>
          </table:table-cell>
          <table:table-cell table:style-name="ce12" table:formula="of:=[.B561]-[.C561]" office:value-type="date" office:date-value="1899-12-30T22:49:34.36980949715" calcext:value-type="date">
            <text:p>12/30/99 10:49 PM</text:p>
          </table:table-cell>
          <table:table-cell table:formula="of:=MOD([.E560]-[.$E$2];[.$H$2])+1+[.$E$2]" office:value-type="float" office:value="209" calcext:value-type="float">
            <text:p>209</text:p>
          </table:table-cell>
          <table:table-cell table:formula="of:=MOD([.F560]+1/[.$H$2];5)" office:value-type="float" office:value="3.59999999999997" calcext:value-type="float">
            <text:p>3,59999999999997</text:p>
          </table:table-cell>
          <table:table-cell table:formula="of:=IF([.F561]&lt;0.000001;[.G560]+2+1/[.$H$2];[.G560]+1/[.$H$2])" office:value-type="float" office:value="18.6000000000001" calcext:value-type="float">
            <text:p>18,6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2]))" office:value-type="date" office:date-value="2019-10-25T22:42:42.287354" calcext:value-type="date">
            <text:p>2019-10-25 22:42:42</text:p>
          </table:table-cell>
          <table:table-cell table:style-name="ce7" table:formula="of:=[.A562]" office:value-type="date" office:date-value="2019-10-25T22:42:42.287354" calcext:value-type="date">
            <text:p>2019-10-25 22:42:42</text:p>
          </table:table-cell>
          <table:table-cell table:formula="of:=TRUNC([.A562])" office:value-type="float" office:value="43763" calcext:value-type="float">
            <text:p>43763</text:p>
          </table:table-cell>
          <table:table-cell table:style-name="ce12" table:formula="of:=[.B562]-[.C562]" office:value-type="date" office:date-value="1899-12-30T22:42:42.28735407349" calcext:value-type="date">
            <text:p>12/30/99 10:42 PM</text:p>
          </table:table-cell>
          <table:table-cell table:formula="of:=MOD([.E561]-[.$E$2];[.$H$2])+1+[.$E$2]" office:value-type="float" office:value="210" calcext:value-type="float">
            <text:p>210</text:p>
          </table:table-cell>
          <table:table-cell table:formula="of:=MOD([.F561]+1/[.$H$2];5)" office:value-type="float" office:value="3.63333333333331" calcext:value-type="float">
            <text:p>3,63333333333331</text:p>
          </table:table-cell>
          <table:table-cell table:formula="of:=IF([.F562]&lt;0.000001;[.G561]+2+1/[.$H$2];[.G561]+1/[.$H$2])" office:value-type="float" office:value="18.6333333333334" calcext:value-type="float">
            <text:p>18,6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3]))" office:value-type="date" office:date-value="2019-10-25T22:43:39.869456" calcext:value-type="date">
            <text:p>2019-10-25 22:43:40</text:p>
          </table:table-cell>
          <table:table-cell table:style-name="ce7" table:formula="of:=[.A563]" office:value-type="date" office:date-value="2019-10-25T22:43:39.869456" calcext:value-type="date">
            <text:p>2019-10-25 22:43:40</text:p>
          </table:table-cell>
          <table:table-cell table:formula="of:=TRUNC([.A563])" office:value-type="float" office:value="43763" calcext:value-type="float">
            <text:p>43763</text:p>
          </table:table-cell>
          <table:table-cell table:style-name="ce12" table:formula="of:=[.B563]-[.C563]" office:value-type="date" office:date-value="1899-12-30T22:43:39.86945599783" calcext:value-type="date">
            <text:p>12/30/99 10:43 PM</text:p>
          </table:table-cell>
          <table:table-cell table:formula="of:=MOD([.E562]-[.$E$2];[.$H$2])+1+[.$E$2]" office:value-type="float" office:value="211" calcext:value-type="float">
            <text:p>211</text:p>
          </table:table-cell>
          <table:table-cell table:formula="of:=MOD([.F562]+1/[.$H$2];5)" office:value-type="float" office:value="3.66666666666664" calcext:value-type="float">
            <text:p>3,66666666666664</text:p>
          </table:table-cell>
          <table:table-cell table:formula="of:=IF([.F563]&lt;0.000001;[.G562]+2+1/[.$H$2];[.G562]+1/[.$H$2])" office:value-type="float" office:value="18.6666666666668" calcext:value-type="float">
            <text:p>18,6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4]))" office:value-type="date" office:date-value="2019-10-25T22:33:28.110072" calcext:value-type="date">
            <text:p>2019-10-25 22:33:28</text:p>
          </table:table-cell>
          <table:table-cell table:style-name="ce7" table:formula="of:=[.A564]" office:value-type="date" office:date-value="2019-10-25T22:33:28.110072" calcext:value-type="date">
            <text:p>2019-10-25 22:33:28</text:p>
          </table:table-cell>
          <table:table-cell table:formula="of:=TRUNC([.A564])" office:value-type="float" office:value="43763" calcext:value-type="float">
            <text:p>43763</text:p>
          </table:table-cell>
          <table:table-cell table:style-name="ce12" table:formula="of:=[.B564]-[.C564]" office:value-type="date" office:date-value="1899-12-30T22:33:28.11007241718" calcext:value-type="date">
            <text:p>12/30/99 10:33 PM</text:p>
          </table:table-cell>
          <table:table-cell table:formula="of:=MOD([.E563]-[.$E$2];[.$H$2])+1+[.$E$2]" office:value-type="float" office:value="212" calcext:value-type="float">
            <text:p>212</text:p>
          </table:table-cell>
          <table:table-cell table:formula="of:=MOD([.F563]+1/[.$H$2];5)" office:value-type="float" office:value="3.69999999999997" calcext:value-type="float">
            <text:p>3,69999999999997</text:p>
          </table:table-cell>
          <table:table-cell table:formula="of:=IF([.F564]&lt;0.000001;[.G563]+2+1/[.$H$2];[.G563]+1/[.$H$2])" office:value-type="float" office:value="18.7000000000001" calcext:value-type="float">
            <text:p>18,7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5]))" office:value-type="date" office:date-value="2019-10-25T22:12:53.118826" calcext:value-type="date">
            <text:p>2019-10-25 22:12:53</text:p>
          </table:table-cell>
          <table:table-cell table:style-name="ce7" table:formula="of:=[.A565]" office:value-type="date" office:date-value="2019-10-25T22:12:53.118826" calcext:value-type="date">
            <text:p>2019-10-25 22:12:53</text:p>
          </table:table-cell>
          <table:table-cell table:formula="of:=TRUNC([.A565])" office:value-type="float" office:value="43763" calcext:value-type="float">
            <text:p>43763</text:p>
          </table:table-cell>
          <table:table-cell table:style-name="ce12" table:formula="of:=[.B565]-[.C565]" office:value-type="date" office:date-value="1899-12-30T22:12:53.1188261183" calcext:value-type="date">
            <text:p>12/30/99 10:12 PM</text:p>
          </table:table-cell>
          <table:table-cell table:formula="of:=MOD([.E564]-[.$E$2];[.$H$2])+1+[.$E$2]" office:value-type="float" office:value="213" calcext:value-type="float">
            <text:p>213</text:p>
          </table:table-cell>
          <table:table-cell table:formula="of:=MOD([.F564]+1/[.$H$2];5)" office:value-type="float" office:value="3.73333333333331" calcext:value-type="float">
            <text:p>3,73333333333331</text:p>
          </table:table-cell>
          <table:table-cell table:formula="of:=IF([.F565]&lt;0.000001;[.G564]+2+1/[.$H$2];[.G564]+1/[.$H$2])" office:value-type="float" office:value="18.7333333333334" calcext:value-type="float">
            <text:p>18,7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6]))" office:value-type="date" office:date-value="2019-10-25T22:14:45.511137" calcext:value-type="date">
            <text:p>2019-10-25 22:14:46</text:p>
          </table:table-cell>
          <table:table-cell table:style-name="ce7" table:formula="of:=[.A566]" office:value-type="date" office:date-value="2019-10-25T22:14:45.511137" calcext:value-type="date">
            <text:p>2019-10-25 22:14:46</text:p>
          </table:table-cell>
          <table:table-cell table:formula="of:=TRUNC([.A566])" office:value-type="float" office:value="43763" calcext:value-type="float">
            <text:p>43763</text:p>
          </table:table-cell>
          <table:table-cell table:style-name="ce12" table:formula="of:=[.B566]-[.C566]" office:value-type="date" office:date-value="1899-12-30T22:14:45.51113668364" calcext:value-type="date">
            <text:p>12/30/99 10:14 PM</text:p>
          </table:table-cell>
          <table:table-cell table:formula="of:=MOD([.E565]-[.$E$2];[.$H$2])+1+[.$E$2]" office:value-type="float" office:value="214" calcext:value-type="float">
            <text:p>214</text:p>
          </table:table-cell>
          <table:table-cell table:formula="of:=MOD([.F565]+1/[.$H$2];5)" office:value-type="float" office:value="3.76666666666664" calcext:value-type="float">
            <text:p>3,76666666666664</text:p>
          </table:table-cell>
          <table:table-cell table:formula="of:=IF([.F566]&lt;0.000001;[.G565]+2+1/[.$H$2];[.G565]+1/[.$H$2])" office:value-type="float" office:value="18.7666666666668" calcext:value-type="float">
            <text:p>18,7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7]))" office:value-type="date" office:date-value="2019-10-25T22:33:18.706013" calcext:value-type="date">
            <text:p>2019-10-25 22:33:19</text:p>
          </table:table-cell>
          <table:table-cell table:style-name="ce7" table:formula="of:=[.A567]" office:value-type="date" office:date-value="2019-10-25T22:33:18.706013" calcext:value-type="date">
            <text:p>2019-10-25 22:33:19</text:p>
          </table:table-cell>
          <table:table-cell table:formula="of:=TRUNC([.A567])" office:value-type="float" office:value="43763" calcext:value-type="float">
            <text:p>43763</text:p>
          </table:table-cell>
          <table:table-cell table:style-name="ce12" table:formula="of:=[.B567]-[.C567]" office:value-type="date" office:date-value="1899-12-30T22:33:18.70601270813" calcext:value-type="date">
            <text:p>12/30/99 10:33 PM</text:p>
          </table:table-cell>
          <table:table-cell table:formula="of:=MOD([.E566]-[.$E$2];[.$H$2])+1+[.$E$2]" office:value-type="float" office:value="215" calcext:value-type="float">
            <text:p>215</text:p>
          </table:table-cell>
          <table:table-cell table:formula="of:=MOD([.F566]+1/[.$H$2];5)" office:value-type="float" office:value="3.79999999999997" calcext:value-type="float">
            <text:p>3,79999999999997</text:p>
          </table:table-cell>
          <table:table-cell table:formula="of:=IF([.F567]&lt;0.000001;[.G566]+2+1/[.$H$2];[.G566]+1/[.$H$2])" office:value-type="float" office:value="18.8000000000001" calcext:value-type="float">
            <text:p>18,8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8]))" office:value-type="date" office:date-value="2019-10-25T22:19:54.064585" calcext:value-type="date">
            <text:p>2019-10-25 22:19:54</text:p>
          </table:table-cell>
          <table:table-cell table:style-name="ce7" table:formula="of:=[.A568]" office:value-type="date" office:date-value="2019-10-25T22:19:54.064585" calcext:value-type="date">
            <text:p>2019-10-25 22:19:54</text:p>
          </table:table-cell>
          <table:table-cell table:formula="of:=TRUNC([.A568])" office:value-type="float" office:value="43763" calcext:value-type="float">
            <text:p>43763</text:p>
          </table:table-cell>
          <table:table-cell table:style-name="ce12" table:formula="of:=[.B568]-[.C568]" office:value-type="date" office:date-value="1899-12-30T22:19:54.06458465382" calcext:value-type="date">
            <text:p>12/30/99 10:19 PM</text:p>
          </table:table-cell>
          <table:table-cell table:formula="of:=MOD([.E567]-[.$E$2];[.$H$2])+1+[.$E$2]" office:value-type="float" office:value="216" calcext:value-type="float">
            <text:p>216</text:p>
          </table:table-cell>
          <table:table-cell table:formula="of:=MOD([.F567]+1/[.$H$2];5)" office:value-type="float" office:value="3.83333333333331" calcext:value-type="float">
            <text:p>3,83333333333331</text:p>
          </table:table-cell>
          <table:table-cell table:formula="of:=IF([.F568]&lt;0.000001;[.G567]+2+1/[.$H$2];[.G567]+1/[.$H$2])" office:value-type="float" office:value="18.8333333333334" calcext:value-type="float">
            <text:p>18,8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9]))" office:value-type="date" office:date-value="2019-10-25T22:19:25.091085" calcext:value-type="date">
            <text:p>2019-10-25 22:19:25</text:p>
          </table:table-cell>
          <table:table-cell table:style-name="ce7" table:formula="of:=[.A569]" office:value-type="date" office:date-value="2019-10-25T22:19:25.091085" calcext:value-type="date">
            <text:p>2019-10-25 22:19:25</text:p>
          </table:table-cell>
          <table:table-cell table:formula="of:=TRUNC([.A569])" office:value-type="float" office:value="43763" calcext:value-type="float">
            <text:p>43763</text:p>
          </table:table-cell>
          <table:table-cell table:style-name="ce12" table:formula="of:=[.B569]-[.C569]" office:value-type="date" office:date-value="1899-12-30T22:19:25.09108459577" calcext:value-type="date">
            <text:p>12/30/99 10:19 PM</text:p>
          </table:table-cell>
          <table:table-cell table:formula="of:=MOD([.E568]-[.$E$2];[.$H$2])+1+[.$E$2]" office:value-type="float" office:value="217" calcext:value-type="float">
            <text:p>217</text:p>
          </table:table-cell>
          <table:table-cell table:formula="of:=MOD([.F568]+1/[.$H$2];5)" office:value-type="float" office:value="3.86666666666664" calcext:value-type="float">
            <text:p>3,86666666666664</text:p>
          </table:table-cell>
          <table:table-cell table:formula="of:=IF([.F569]&lt;0.000001;[.G568]+2+1/[.$H$2];[.G568]+1/[.$H$2])" office:value-type="float" office:value="18.8666666666668" calcext:value-type="float">
            <text:p>18,8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0]))" office:value-type="date" office:date-value="2019-10-25T22:42:39.02673" calcext:value-type="date">
            <text:p>2019-10-25 22:42:39</text:p>
          </table:table-cell>
          <table:table-cell table:style-name="ce7" table:formula="of:=[.A570]" office:value-type="date" office:date-value="2019-10-25T22:42:39.02673" calcext:value-type="date">
            <text:p>2019-10-25 22:42:39</text:p>
          </table:table-cell>
          <table:table-cell table:formula="of:=TRUNC([.A570])" office:value-type="float" office:value="43763" calcext:value-type="float">
            <text:p>43763</text:p>
          </table:table-cell>
          <table:table-cell table:style-name="ce12" table:formula="of:=[.B570]-[.C570]" office:value-type="date" office:date-value="1899-12-30T22:42:39.02673003729" calcext:value-type="date">
            <text:p>12/30/99 10:42 PM</text:p>
          </table:table-cell>
          <table:table-cell table:formula="of:=MOD([.E569]-[.$E$2];[.$H$2])+1+[.$E$2]" office:value-type="float" office:value="218" calcext:value-type="float">
            <text:p>218</text:p>
          </table:table-cell>
          <table:table-cell table:formula="of:=MOD([.F569]+1/[.$H$2];5)" office:value-type="float" office:value="3.89999999999997" calcext:value-type="float">
            <text:p>3,89999999999997</text:p>
          </table:table-cell>
          <table:table-cell table:formula="of:=IF([.F570]&lt;0.000001;[.G569]+2+1/[.$H$2];[.G569]+1/[.$H$2])" office:value-type="float" office:value="18.9000000000001" calcext:value-type="float">
            <text:p>18,9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1]))" office:value-type="date" office:date-value="2019-10-25T22:27:47.79802" calcext:value-type="date">
            <text:p>2019-10-25 22:27:48</text:p>
          </table:table-cell>
          <table:table-cell table:style-name="ce7" table:formula="of:=[.A571]" office:value-type="date" office:date-value="2019-10-25T22:27:47.79802" calcext:value-type="date">
            <text:p>2019-10-25 22:27:48</text:p>
          </table:table-cell>
          <table:table-cell table:formula="of:=TRUNC([.A571])" office:value-type="float" office:value="43763" calcext:value-type="float">
            <text:p>43763</text:p>
          </table:table-cell>
          <table:table-cell table:style-name="ce12" table:formula="of:=[.B571]-[.C571]" office:value-type="date" office:date-value="1899-12-30T22:27:47.79801954981" calcext:value-type="date">
            <text:p>12/30/99 10:27 PM</text:p>
          </table:table-cell>
          <table:table-cell table:formula="of:=MOD([.E570]-[.$E$2];[.$H$2])+1+[.$E$2]" office:value-type="float" office:value="219" calcext:value-type="float">
            <text:p>219</text:p>
          </table:table-cell>
          <table:table-cell table:formula="of:=MOD([.F570]+1/[.$H$2];5)" office:value-type="float" office:value="3.93333333333331" calcext:value-type="float">
            <text:p>3,93333333333331</text:p>
          </table:table-cell>
          <table:table-cell table:formula="of:=IF([.F571]&lt;0.000001;[.G570]+2+1/[.$H$2];[.G570]+1/[.$H$2])" office:value-type="float" office:value="18.9333333333334" calcext:value-type="float">
            <text:p>18,9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2]))" office:value-type="date" office:date-value="2019-10-25T21:57:36.017192" calcext:value-type="date">
            <text:p>2019-10-25 21:57:36</text:p>
          </table:table-cell>
          <table:table-cell table:style-name="ce7" table:formula="of:=[.A572]" office:value-type="date" office:date-value="2019-10-25T21:57:36.017192" calcext:value-type="date">
            <text:p>2019-10-25 21:57:36</text:p>
          </table:table-cell>
          <table:table-cell table:formula="of:=TRUNC([.A572])" office:value-type="float" office:value="43763" calcext:value-type="float">
            <text:p>43763</text:p>
          </table:table-cell>
          <table:table-cell table:style-name="ce12" table:formula="of:=[.B572]-[.C572]" office:value-type="date" office:date-value="1899-12-30T21:57:36.01719156839" calcext:value-type="date">
            <text:p>12/30/99 09:57 PM</text:p>
          </table:table-cell>
          <table:table-cell table:formula="of:=MOD([.E571]-[.$E$2];[.$H$2])+1+[.$E$2]" office:value-type="float" office:value="220" calcext:value-type="float">
            <text:p>220</text:p>
          </table:table-cell>
          <table:table-cell table:formula="of:=MOD([.F571]+1/[.$H$2];5)" office:value-type="float" office:value="3.96666666666664" calcext:value-type="float">
            <text:p>3,96666666666664</text:p>
          </table:table-cell>
          <table:table-cell table:formula="of:=IF([.F572]&lt;0.000001;[.G571]+2+1/[.$H$2];[.G571]+1/[.$H$2])" office:value-type="float" office:value="18.9666666666668" calcext:value-type="float">
            <text:p>18,9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3]))" office:value-type="date" office:date-value="2019-10-26T22:54:56.596979" calcext:value-type="date">
            <text:p>2019-10-26 22:54:57</text:p>
          </table:table-cell>
          <table:table-cell table:style-name="ce7" table:formula="of:=[.A573]" office:value-type="date" office:date-value="2019-10-26T22:54:56.596979" calcext:value-type="date">
            <text:p>2019-10-26 22:54:57</text:p>
          </table:table-cell>
          <table:table-cell table:formula="of:=TRUNC([.A573])" office:value-type="float" office:value="43764" calcext:value-type="float">
            <text:p>43764</text:p>
          </table:table-cell>
          <table:table-cell table:style-name="ce12" table:formula="of:=[.B573]-[.C573]" office:value-type="date" office:date-value="1899-12-30T22:54:56.59697944298" calcext:value-type="date">
            <text:p>12/30/99 10:54 PM</text:p>
          </table:table-cell>
          <table:table-cell table:formula="of:=MOD([.E572]-[.$E$2];[.$H$2])+1+[.$E$2]" office:value-type="float" office:value="191" calcext:value-type="float">
            <text:p>191</text:p>
          </table:table-cell>
          <table:table-cell table:formula="of:=MOD([.F572]+1/[.$H$2];5)" office:value-type="float" office:value="3.99999999999997" calcext:value-type="float">
            <text:p>3,99999999999997</text:p>
          </table:table-cell>
          <table:table-cell table:formula="of:=IF([.F573]&lt;0.000001;[.G572]+2+1/[.$H$2];[.G572]+1/[.$H$2])" office:value-type="float" office:value="19.0000000000001" calcext:value-type="float">
            <text:p>19,0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4]))" office:value-type="date" office:date-value="2019-10-26T22:19:26.528541" calcext:value-type="date">
            <text:p>2019-10-26 22:19:27</text:p>
          </table:table-cell>
          <table:table-cell table:style-name="ce7" table:formula="of:=[.A574]" office:value-type="date" office:date-value="2019-10-26T22:19:26.528541" calcext:value-type="date">
            <text:p>2019-10-26 22:19:27</text:p>
          </table:table-cell>
          <table:table-cell table:formula="of:=TRUNC([.A574])" office:value-type="float" office:value="43764" calcext:value-type="float">
            <text:p>43764</text:p>
          </table:table-cell>
          <table:table-cell table:style-name="ce12" table:formula="of:=[.B574]-[.C574]" office:value-type="date" office:date-value="1899-12-30T22:19:26.5285409661" calcext:value-type="date">
            <text:p>12/30/99 10:19 PM</text:p>
          </table:table-cell>
          <table:table-cell table:formula="of:=MOD([.E573]-[.$E$2];[.$H$2])+1+[.$E$2]" office:value-type="float" office:value="192" calcext:value-type="float">
            <text:p>192</text:p>
          </table:table-cell>
          <table:table-cell table:formula="of:=MOD([.F573]+1/[.$H$2];5)" office:value-type="float" office:value="4.03333333333331" calcext:value-type="float">
            <text:p>4,03333333333331</text:p>
          </table:table-cell>
          <table:table-cell table:formula="of:=IF([.F574]&lt;0.000001;[.G573]+2+1/[.$H$2];[.G573]+1/[.$H$2])" office:value-type="float" office:value="19.0333333333334" calcext:value-type="float">
            <text:p>19,0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5]))" office:value-type="date" office:date-value="2019-10-26T22:16:03.67771" calcext:value-type="date">
            <text:p>2019-10-26 22:16:04</text:p>
          </table:table-cell>
          <table:table-cell table:style-name="ce7" table:formula="of:=[.A575]" office:value-type="date" office:date-value="2019-10-26T22:16:03.67771" calcext:value-type="date">
            <text:p>2019-10-26 22:16:04</text:p>
          </table:table-cell>
          <table:table-cell table:formula="of:=TRUNC([.A575])" office:value-type="float" office:value="43764" calcext:value-type="float">
            <text:p>43764</text:p>
          </table:table-cell>
          <table:table-cell table:style-name="ce12" table:formula="of:=[.B575]-[.C575]" office:value-type="date" office:date-value="1899-12-30T22:16:03.67771003861" calcext:value-type="date">
            <text:p>12/30/99 10:16 PM</text:p>
          </table:table-cell>
          <table:table-cell table:formula="of:=MOD([.E574]-[.$E$2];[.$H$2])+1+[.$E$2]" office:value-type="float" office:value="193" calcext:value-type="float">
            <text:p>193</text:p>
          </table:table-cell>
          <table:table-cell table:formula="of:=MOD([.F574]+1/[.$H$2];5)" office:value-type="float" office:value="4.06666666666664" calcext:value-type="float">
            <text:p>4,06666666666664</text:p>
          </table:table-cell>
          <table:table-cell table:formula="of:=IF([.F575]&lt;0.000001;[.G574]+2+1/[.$H$2];[.G574]+1/[.$H$2])" office:value-type="float" office:value="19.0666666666668" calcext:value-type="float">
            <text:p>19,0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6]))" office:value-type="date" office:date-value="2019-10-26T22:22:06.146552" calcext:value-type="date">
            <text:p>2019-10-26 22:22:06</text:p>
          </table:table-cell>
          <table:table-cell table:style-name="ce7" table:formula="of:=[.A576]" office:value-type="date" office:date-value="2019-10-26T22:22:06.146552" calcext:value-type="date">
            <text:p>2019-10-26 22:22:06</text:p>
          </table:table-cell>
          <table:table-cell table:formula="of:=TRUNC([.A576])" office:value-type="float" office:value="43764" calcext:value-type="float">
            <text:p>43764</text:p>
          </table:table-cell>
          <table:table-cell table:style-name="ce12" table:formula="of:=[.B576]-[.C576]" office:value-type="date" office:date-value="1899-12-30T22:22:06.14655217621" calcext:value-type="date">
            <text:p>12/30/99 10:22 PM</text:p>
          </table:table-cell>
          <table:table-cell table:formula="of:=MOD([.E575]-[.$E$2];[.$H$2])+1+[.$E$2]" office:value-type="float" office:value="194" calcext:value-type="float">
            <text:p>194</text:p>
          </table:table-cell>
          <table:table-cell table:formula="of:=MOD([.F575]+1/[.$H$2];5)" office:value-type="float" office:value="4.09999999999997" calcext:value-type="float">
            <text:p>4,09999999999997</text:p>
          </table:table-cell>
          <table:table-cell table:formula="of:=IF([.F576]&lt;0.000001;[.G575]+2+1/[.$H$2];[.G575]+1/[.$H$2])" office:value-type="float" office:value="19.1000000000001" calcext:value-type="float">
            <text:p>19,1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7]))" office:value-type="date" office:date-value="2019-10-26T22:16:31.535293" calcext:value-type="date">
            <text:p>2019-10-26 22:16:32</text:p>
          </table:table-cell>
          <table:table-cell table:style-name="ce7" table:formula="of:=[.A577]" office:value-type="date" office:date-value="2019-10-26T22:16:31.535293" calcext:value-type="date">
            <text:p>2019-10-26 22:16:32</text:p>
          </table:table-cell>
          <table:table-cell table:formula="of:=TRUNC([.A577])" office:value-type="float" office:value="43764" calcext:value-type="float">
            <text:p>43764</text:p>
          </table:table-cell>
          <table:table-cell table:style-name="ce12" table:formula="of:=[.B577]-[.C577]" office:value-type="date" office:date-value="1899-12-30T22:16:31.53529317118" calcext:value-type="date">
            <text:p>12/30/99 10:16 PM</text:p>
          </table:table-cell>
          <table:table-cell table:formula="of:=MOD([.E576]-[.$E$2];[.$H$2])+1+[.$E$2]" office:value-type="float" office:value="195" calcext:value-type="float">
            <text:p>195</text:p>
          </table:table-cell>
          <table:table-cell table:formula="of:=MOD([.F576]+1/[.$H$2];5)" office:value-type="float" office:value="4.1333333333333" calcext:value-type="float">
            <text:p>4,1333333333333</text:p>
          </table:table-cell>
          <table:table-cell table:formula="of:=IF([.F577]&lt;0.000001;[.G576]+2+1/[.$H$2];[.G576]+1/[.$H$2])" office:value-type="float" office:value="19.1333333333334" calcext:value-type="float">
            <text:p>19,1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8]))" office:value-type="date" office:date-value="2019-10-26T22:26:14.826455" calcext:value-type="date">
            <text:p>2019-10-26 22:26:15</text:p>
          </table:table-cell>
          <table:table-cell table:style-name="ce7" table:formula="of:=[.A578]" office:value-type="date" office:date-value="2019-10-26T22:26:14.826455" calcext:value-type="date">
            <text:p>2019-10-26 22:26:15</text:p>
          </table:table-cell>
          <table:table-cell table:formula="of:=TRUNC([.A578])" office:value-type="float" office:value="43764" calcext:value-type="float">
            <text:p>43764</text:p>
          </table:table-cell>
          <table:table-cell table:style-name="ce12" table:formula="of:=[.B578]-[.C578]" office:value-type="date" office:date-value="1899-12-30T22:26:14.82645458076" calcext:value-type="date">
            <text:p>12/30/99 10:26 PM</text:p>
          </table:table-cell>
          <table:table-cell table:formula="of:=MOD([.E577]-[.$E$2];[.$H$2])+1+[.$E$2]" office:value-type="float" office:value="196" calcext:value-type="float">
            <text:p>196</text:p>
          </table:table-cell>
          <table:table-cell table:formula="of:=MOD([.F577]+1/[.$H$2];5)" office:value-type="float" office:value="4.16666666666664" calcext:value-type="float">
            <text:p>4,16666666666664</text:p>
          </table:table-cell>
          <table:table-cell table:formula="of:=IF([.F578]&lt;0.000001;[.G577]+2+1/[.$H$2];[.G577]+1/[.$H$2])" office:value-type="float" office:value="19.1666666666668" calcext:value-type="float">
            <text:p>19,1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9]))" office:value-type="date" office:date-value="2019-10-26T22:33:33.509986" calcext:value-type="date">
            <text:p>2019-10-26 22:33:34</text:p>
          </table:table-cell>
          <table:table-cell table:style-name="ce7" table:formula="of:=[.A579]" office:value-type="date" office:date-value="2019-10-26T22:33:33.509986" calcext:value-type="date">
            <text:p>2019-10-26 22:33:34</text:p>
          </table:table-cell>
          <table:table-cell table:formula="of:=TRUNC([.A579])" office:value-type="float" office:value="43764" calcext:value-type="float">
            <text:p>43764</text:p>
          </table:table-cell>
          <table:table-cell table:style-name="ce12" table:formula="of:=[.B579]-[.C579]" office:value-type="date" office:date-value="1899-12-30T22:33:33.50998592097" calcext:value-type="date">
            <text:p>12/30/99 10:33 PM</text:p>
          </table:table-cell>
          <table:table-cell table:formula="of:=MOD([.E578]-[.$E$2];[.$H$2])+1+[.$E$2]" office:value-type="float" office:value="197" calcext:value-type="float">
            <text:p>197</text:p>
          </table:table-cell>
          <table:table-cell table:formula="of:=MOD([.F578]+1/[.$H$2];5)" office:value-type="float" office:value="4.19999999999997" calcext:value-type="float">
            <text:p>4,19999999999997</text:p>
          </table:table-cell>
          <table:table-cell table:formula="of:=IF([.F579]&lt;0.000001;[.G578]+2+1/[.$H$2];[.G578]+1/[.$H$2])" office:value-type="float" office:value="19.2000000000001" calcext:value-type="float">
            <text:p>19,2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0]))" office:value-type="date" office:date-value="2019-10-26T22:30:10.64982" calcext:value-type="date">
            <text:p>2019-10-26 22:30:11</text:p>
          </table:table-cell>
          <table:table-cell table:style-name="ce7" table:formula="of:=[.A580]" office:value-type="date" office:date-value="2019-10-26T22:30:10.64982" calcext:value-type="date">
            <text:p>2019-10-26 22:30:11</text:p>
          </table:table-cell>
          <table:table-cell table:formula="of:=TRUNC([.A580])" office:value-type="float" office:value="43764" calcext:value-type="float">
            <text:p>43764</text:p>
          </table:table-cell>
          <table:table-cell table:style-name="ce12" table:formula="of:=[.B580]-[.C580]" office:value-type="date" office:date-value="1899-12-30T22:30:10.64981964882" calcext:value-type="date">
            <text:p>12/30/99 10:30 PM</text:p>
          </table:table-cell>
          <table:table-cell table:formula="of:=MOD([.E579]-[.$E$2];[.$H$2])+1+[.$E$2]" office:value-type="float" office:value="198" calcext:value-type="float">
            <text:p>198</text:p>
          </table:table-cell>
          <table:table-cell table:formula="of:=MOD([.F579]+1/[.$H$2];5)" office:value-type="float" office:value="4.2333333333333" calcext:value-type="float">
            <text:p>4,2333333333333</text:p>
          </table:table-cell>
          <table:table-cell table:formula="of:=IF([.F580]&lt;0.000001;[.G579]+2+1/[.$H$2];[.G579]+1/[.$H$2])" office:value-type="float" office:value="19.2333333333334" calcext:value-type="float">
            <text:p>19,2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1]))" office:value-type="date" office:date-value="2019-10-26T22:21:17.549695" calcext:value-type="date">
            <text:p>2019-10-26 22:21:18</text:p>
          </table:table-cell>
          <table:table-cell table:style-name="ce7" table:formula="of:=[.A581]" office:value-type="date" office:date-value="2019-10-26T22:21:17.549695" calcext:value-type="date">
            <text:p>2019-10-26 22:21:18</text:p>
          </table:table-cell>
          <table:table-cell table:formula="of:=TRUNC([.A581])" office:value-type="float" office:value="43764" calcext:value-type="float">
            <text:p>43764</text:p>
          </table:table-cell>
          <table:table-cell table:style-name="ce12" table:formula="of:=[.B581]-[.C581]" office:value-type="date" office:date-value="1899-12-30T22:21:17.54969496746" calcext:value-type="date">
            <text:p>12/30/99 10:21 PM</text:p>
          </table:table-cell>
          <table:table-cell table:formula="of:=MOD([.E580]-[.$E$2];[.$H$2])+1+[.$E$2]" office:value-type="float" office:value="199" calcext:value-type="float">
            <text:p>199</text:p>
          </table:table-cell>
          <table:table-cell table:formula="of:=MOD([.F580]+1/[.$H$2];5)" office:value-type="float" office:value="4.26666666666664" calcext:value-type="float">
            <text:p>4,26666666666664</text:p>
          </table:table-cell>
          <table:table-cell table:formula="of:=IF([.F581]&lt;0.000001;[.G580]+2+1/[.$H$2];[.G580]+1/[.$H$2])" office:value-type="float" office:value="19.2666666666668" calcext:value-type="float">
            <text:p>19,2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2]))" office:value-type="date" office:date-value="2019-10-26T22:14:11.024992" calcext:value-type="date">
            <text:p>2019-10-26 22:14:11</text:p>
          </table:table-cell>
          <table:table-cell table:style-name="ce7" table:formula="of:=[.A582]" office:value-type="date" office:date-value="2019-10-26T22:14:11.024992" calcext:value-type="date">
            <text:p>2019-10-26 22:14:11</text:p>
          </table:table-cell>
          <table:table-cell table:formula="of:=TRUNC([.A582])" office:value-type="float" office:value="43764" calcext:value-type="float">
            <text:p>43764</text:p>
          </table:table-cell>
          <table:table-cell table:style-name="ce12" table:formula="of:=[.B582]-[.C582]" office:value-type="date" office:date-value="1899-12-30T22:14:11.02499176282" calcext:value-type="date">
            <text:p>12/30/99 10:14 PM</text:p>
          </table:table-cell>
          <table:table-cell table:formula="of:=MOD([.E581]-[.$E$2];[.$H$2])+1+[.$E$2]" office:value-type="float" office:value="200" calcext:value-type="float">
            <text:p>200</text:p>
          </table:table-cell>
          <table:table-cell table:formula="of:=MOD([.F581]+1/[.$H$2];5)" office:value-type="float" office:value="4.29999999999997" calcext:value-type="float">
            <text:p>4,29999999999997</text:p>
          </table:table-cell>
          <table:table-cell table:formula="of:=IF([.F582]&lt;0.000001;[.G581]+2+1/[.$H$2];[.G581]+1/[.$H$2])" office:value-type="float" office:value="19.3000000000001" calcext:value-type="float">
            <text:p>19,3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3]))" office:value-type="date" office:date-value="2019-10-26T22:28:29.363965" calcext:value-type="date">
            <text:p>2019-10-26 22:28:29</text:p>
          </table:table-cell>
          <table:table-cell table:style-name="ce7" table:formula="of:=[.A583]" office:value-type="date" office:date-value="2019-10-26T22:28:29.363965" calcext:value-type="date">
            <text:p>2019-10-26 22:28:29</text:p>
          </table:table-cell>
          <table:table-cell table:formula="of:=TRUNC([.A583])" office:value-type="float" office:value="43764" calcext:value-type="float">
            <text:p>43764</text:p>
          </table:table-cell>
          <table:table-cell table:style-name="ce12" table:formula="of:=[.B583]-[.C583]" office:value-type="date" office:date-value="1899-12-30T22:28:29.36396538746" calcext:value-type="date">
            <text:p>12/30/99 10:28 PM</text:p>
          </table:table-cell>
          <table:table-cell table:formula="of:=MOD([.E582]-[.$E$2];[.$H$2])+1+[.$E$2]" office:value-type="float" office:value="201" calcext:value-type="float">
            <text:p>201</text:p>
          </table:table-cell>
          <table:table-cell table:formula="of:=MOD([.F582]+1/[.$H$2];5)" office:value-type="float" office:value="4.3333333333333" calcext:value-type="float">
            <text:p>4,3333333333333</text:p>
          </table:table-cell>
          <table:table-cell table:formula="of:=IF([.F583]&lt;0.000001;[.G582]+2+1/[.$H$2];[.G582]+1/[.$H$2])" office:value-type="float" office:value="19.3333333333335" calcext:value-type="float">
            <text:p>19,3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4]))" office:value-type="date" office:date-value="2019-10-26T22:49:42.276172" calcext:value-type="date">
            <text:p>2019-10-26 22:49:42</text:p>
          </table:table-cell>
          <table:table-cell table:style-name="ce7" table:formula="of:=[.A584]" office:value-type="date" office:date-value="2019-10-26T22:49:42.276172" calcext:value-type="date">
            <text:p>2019-10-26 22:49:42</text:p>
          </table:table-cell>
          <table:table-cell table:formula="of:=TRUNC([.A584])" office:value-type="float" office:value="43764" calcext:value-type="float">
            <text:p>43764</text:p>
          </table:table-cell>
          <table:table-cell table:style-name="ce12" table:formula="of:=[.B584]-[.C584]" office:value-type="date" office:date-value="1899-12-30T22:49:42.27617188822" calcext:value-type="date">
            <text:p>12/30/99 10:49 PM</text:p>
          </table:table-cell>
          <table:table-cell table:formula="of:=MOD([.E583]-[.$E$2];[.$H$2])+1+[.$E$2]" office:value-type="float" office:value="202" calcext:value-type="float">
            <text:p>202</text:p>
          </table:table-cell>
          <table:table-cell table:formula="of:=MOD([.F583]+1/[.$H$2];5)" office:value-type="float" office:value="4.36666666666664" calcext:value-type="float">
            <text:p>4,36666666666664</text:p>
          </table:table-cell>
          <table:table-cell table:formula="of:=IF([.F584]&lt;0.000001;[.G583]+2+1/[.$H$2];[.G583]+1/[.$H$2])" office:value-type="float" office:value="19.3666666666668" calcext:value-type="float">
            <text:p>19,3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5]))" office:value-type="date" office:date-value="2019-10-26T22:31:42.583346" calcext:value-type="date">
            <text:p>2019-10-26 22:31:43</text:p>
          </table:table-cell>
          <table:table-cell table:style-name="ce7" table:formula="of:=[.A585]" office:value-type="date" office:date-value="2019-10-26T22:31:42.583346" calcext:value-type="date">
            <text:p>2019-10-26 22:31:43</text:p>
          </table:table-cell>
          <table:table-cell table:formula="of:=TRUNC([.A585])" office:value-type="float" office:value="43764" calcext:value-type="float">
            <text:p>43764</text:p>
          </table:table-cell>
          <table:table-cell table:style-name="ce12" table:formula="of:=[.B585]-[.C585]" office:value-type="date" office:date-value="1899-12-30T22:31:42.58334646933" calcext:value-type="date">
            <text:p>12/30/99 10:31 PM</text:p>
          </table:table-cell>
          <table:table-cell table:formula="of:=MOD([.E584]-[.$E$2];[.$H$2])+1+[.$E$2]" office:value-type="float" office:value="203" calcext:value-type="float">
            <text:p>203</text:p>
          </table:table-cell>
          <table:table-cell table:formula="of:=MOD([.F584]+1/[.$H$2];5)" office:value-type="float" office:value="4.39999999999997" calcext:value-type="float">
            <text:p>4,39999999999997</text:p>
          </table:table-cell>
          <table:table-cell table:formula="of:=IF([.F585]&lt;0.000001;[.G584]+2+1/[.$H$2];[.G584]+1/[.$H$2])" office:value-type="float" office:value="19.4000000000001" calcext:value-type="float">
            <text:p>19,4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6]))" office:value-type="date" office:date-value="2019-10-26T22:24:27.451615" calcext:value-type="date">
            <text:p>2019-10-26 22:24:27</text:p>
          </table:table-cell>
          <table:table-cell table:style-name="ce7" table:formula="of:=[.A586]" office:value-type="date" office:date-value="2019-10-26T22:24:27.451615" calcext:value-type="date">
            <text:p>2019-10-26 22:24:27</text:p>
          </table:table-cell>
          <table:table-cell table:formula="of:=TRUNC([.A586])" office:value-type="float" office:value="43764" calcext:value-type="float">
            <text:p>43764</text:p>
          </table:table-cell>
          <table:table-cell table:style-name="ce12" table:formula="of:=[.B586]-[.C586]" office:value-type="date" office:date-value="1899-12-30T22:24:27.45161516592" calcext:value-type="date">
            <text:p>12/30/99 10:24 PM</text:p>
          </table:table-cell>
          <table:table-cell table:formula="of:=MOD([.E585]-[.$E$2];[.$H$2])+1+[.$E$2]" office:value-type="float" office:value="204" calcext:value-type="float">
            <text:p>204</text:p>
          </table:table-cell>
          <table:table-cell table:formula="of:=MOD([.F585]+1/[.$H$2];5)" office:value-type="float" office:value="4.4333333333333" calcext:value-type="float">
            <text:p>4,4333333333333</text:p>
          </table:table-cell>
          <table:table-cell table:formula="of:=IF([.F586]&lt;0.000001;[.G585]+2+1/[.$H$2];[.G585]+1/[.$H$2])" office:value-type="float" office:value="19.4333333333335" calcext:value-type="float">
            <text:p>19,4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7]))" office:value-type="date" office:date-value="2019-10-26T22:14:46.854478" calcext:value-type="date">
            <text:p>2019-10-26 22:14:47</text:p>
          </table:table-cell>
          <table:table-cell table:style-name="ce7" table:formula="of:=[.A587]" office:value-type="date" office:date-value="2019-10-26T22:14:46.854478" calcext:value-type="date">
            <text:p>2019-10-26 22:14:47</text:p>
          </table:table-cell>
          <table:table-cell table:formula="of:=TRUNC([.A587])" office:value-type="float" office:value="43764" calcext:value-type="float">
            <text:p>43764</text:p>
          </table:table-cell>
          <table:table-cell table:style-name="ce12" table:formula="of:=[.B587]-[.C587]" office:value-type="date" office:date-value="1899-12-30T22:14:46.85447832104" calcext:value-type="date">
            <text:p>12/30/99 10:14 PM</text:p>
          </table:table-cell>
          <table:table-cell table:formula="of:=MOD([.E586]-[.$E$2];[.$H$2])+1+[.$E$2]" office:value-type="float" office:value="205" calcext:value-type="float">
            <text:p>205</text:p>
          </table:table-cell>
          <table:table-cell table:formula="of:=MOD([.F586]+1/[.$H$2];5)" office:value-type="float" office:value="4.46666666666664" calcext:value-type="float">
            <text:p>4,46666666666664</text:p>
          </table:table-cell>
          <table:table-cell table:formula="of:=IF([.F587]&lt;0.000001;[.G586]+2+1/[.$H$2];[.G586]+1/[.$H$2])" office:value-type="float" office:value="19.4666666666668" calcext:value-type="float">
            <text:p>19,4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8]))" office:value-type="date" office:date-value="2019-10-26T22:50:18.275425" calcext:value-type="date">
            <text:p>2019-10-26 22:50:18</text:p>
          </table:table-cell>
          <table:table-cell table:style-name="ce7" table:formula="of:=[.A588]" office:value-type="date" office:date-value="2019-10-26T22:50:18.275425" calcext:value-type="date">
            <text:p>2019-10-26 22:50:18</text:p>
          </table:table-cell>
          <table:table-cell table:formula="of:=TRUNC([.A588])" office:value-type="float" office:value="43764" calcext:value-type="float">
            <text:p>43764</text:p>
          </table:table-cell>
          <table:table-cell table:style-name="ce12" table:formula="of:=[.B588]-[.C588]" office:value-type="date" office:date-value="1899-12-30T22:50:18.27542467508" calcext:value-type="date">
            <text:p>12/30/99 10:50 PM</text:p>
          </table:table-cell>
          <table:table-cell table:formula="of:=MOD([.E587]-[.$E$2];[.$H$2])+1+[.$E$2]" office:value-type="float" office:value="206" calcext:value-type="float">
            <text:p>206</text:p>
          </table:table-cell>
          <table:table-cell table:formula="of:=MOD([.F587]+1/[.$H$2];5)" office:value-type="float" office:value="4.49999999999997" calcext:value-type="float">
            <text:p>4,49999999999997</text:p>
          </table:table-cell>
          <table:table-cell table:formula="of:=IF([.F588]&lt;0.000001;[.G587]+2+1/[.$H$2];[.G587]+1/[.$H$2])" office:value-type="float" office:value="19.5000000000001" calcext:value-type="float">
            <text:p>19,5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9]))" office:value-type="date" office:date-value="2019-10-26T22:21:20.125217" calcext:value-type="date">
            <text:p>2019-10-26 22:21:20</text:p>
          </table:table-cell>
          <table:table-cell table:style-name="ce7" table:formula="of:=[.A589]" office:value-type="date" office:date-value="2019-10-26T22:21:20.125217" calcext:value-type="date">
            <text:p>2019-10-26 22:21:20</text:p>
          </table:table-cell>
          <table:table-cell table:formula="of:=TRUNC([.A589])" office:value-type="float" office:value="43764" calcext:value-type="float">
            <text:p>43764</text:p>
          </table:table-cell>
          <table:table-cell table:style-name="ce12" table:formula="of:=[.B589]-[.C589]" office:value-type="date" office:date-value="1899-12-30T22:21:20.12521723285" calcext:value-type="date">
            <text:p>12/30/99 10:21 PM</text:p>
          </table:table-cell>
          <table:table-cell table:formula="of:=MOD([.E588]-[.$E$2];[.$H$2])+1+[.$E$2]" office:value-type="float" office:value="207" calcext:value-type="float">
            <text:p>207</text:p>
          </table:table-cell>
          <table:table-cell table:formula="of:=MOD([.F588]+1/[.$H$2];5)" office:value-type="float" office:value="4.5333333333333" calcext:value-type="float">
            <text:p>4,5333333333333</text:p>
          </table:table-cell>
          <table:table-cell table:formula="of:=IF([.F589]&lt;0.000001;[.G588]+2+1/[.$H$2];[.G588]+1/[.$H$2])" office:value-type="float" office:value="19.5333333333335" calcext:value-type="float">
            <text:p>19,5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0]))" office:value-type="date" office:date-value="2019-10-26T22:43:39.93862" calcext:value-type="date">
            <text:p>2019-10-26 22:43:40</text:p>
          </table:table-cell>
          <table:table-cell table:style-name="ce7" table:formula="of:=[.A590]" office:value-type="date" office:date-value="2019-10-26T22:43:39.93862" calcext:value-type="date">
            <text:p>2019-10-26 22:43:40</text:p>
          </table:table-cell>
          <table:table-cell table:formula="of:=TRUNC([.A590])" office:value-type="float" office:value="43764" calcext:value-type="float">
            <text:p>43764</text:p>
          </table:table-cell>
          <table:table-cell table:style-name="ce12" table:formula="of:=[.B590]-[.C590]" office:value-type="date" office:date-value="1899-12-30T22:43:39.93861990049" calcext:value-type="date">
            <text:p>12/30/99 10:43 PM</text:p>
          </table:table-cell>
          <table:table-cell table:formula="of:=MOD([.E589]-[.$E$2];[.$H$2])+1+[.$E$2]" office:value-type="float" office:value="208" calcext:value-type="float">
            <text:p>208</text:p>
          </table:table-cell>
          <table:table-cell table:formula="of:=MOD([.F589]+1/[.$H$2];5)" office:value-type="float" office:value="4.56666666666664" calcext:value-type="float">
            <text:p>4,56666666666664</text:p>
          </table:table-cell>
          <table:table-cell table:formula="of:=IF([.F590]&lt;0.000001;[.G589]+2+1/[.$H$2];[.G589]+1/[.$H$2])" office:value-type="float" office:value="19.5666666666668" calcext:value-type="float">
            <text:p>19,5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1]))" office:value-type="date" office:date-value="2019-10-26T22:42:04.469809" calcext:value-type="date">
            <text:p>2019-10-26 22:42:04</text:p>
          </table:table-cell>
          <table:table-cell table:style-name="ce7" table:formula="of:=[.A591]" office:value-type="date" office:date-value="2019-10-26T22:42:04.469809" calcext:value-type="date">
            <text:p>2019-10-26 22:42:04</text:p>
          </table:table-cell>
          <table:table-cell table:formula="of:=TRUNC([.A591])" office:value-type="float" office:value="43764" calcext:value-type="float">
            <text:p>43764</text:p>
          </table:table-cell>
          <table:table-cell table:style-name="ce12" table:formula="of:=[.B591]-[.C591]" office:value-type="date" office:date-value="1899-12-30T22:42:04.46980937384" calcext:value-type="date">
            <text:p>12/30/99 10:42 PM</text:p>
          </table:table-cell>
          <table:table-cell table:formula="of:=MOD([.E590]-[.$E$2];[.$H$2])+1+[.$E$2]" office:value-type="float" office:value="209" calcext:value-type="float">
            <text:p>209</text:p>
          </table:table-cell>
          <table:table-cell table:formula="of:=MOD([.F590]+1/[.$H$2];5)" office:value-type="float" office:value="4.59999999999997" calcext:value-type="float">
            <text:p>4,59999999999997</text:p>
          </table:table-cell>
          <table:table-cell table:formula="of:=IF([.F591]&lt;0.000001;[.G590]+2+1/[.$H$2];[.G590]+1/[.$H$2])" office:value-type="float" office:value="19.6000000000001" calcext:value-type="float">
            <text:p>19,6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2]))" office:value-type="date" office:date-value="2019-10-26T22:19:14.197468" calcext:value-type="date">
            <text:p>2019-10-26 22:19:14</text:p>
          </table:table-cell>
          <table:table-cell table:style-name="ce7" table:formula="of:=[.A592]" office:value-type="date" office:date-value="2019-10-26T22:19:14.197468" calcext:value-type="date">
            <text:p>2019-10-26 22:19:14</text:p>
          </table:table-cell>
          <table:table-cell table:formula="of:=TRUNC([.A592])" office:value-type="float" office:value="43764" calcext:value-type="float">
            <text:p>43764</text:p>
          </table:table-cell>
          <table:table-cell table:style-name="ce12" table:formula="of:=[.B592]-[.C592]" office:value-type="date" office:date-value="1899-12-30T22:19:14.19746786356" calcext:value-type="date">
            <text:p>12/30/99 10:19 PM</text:p>
          </table:table-cell>
          <table:table-cell table:formula="of:=MOD([.E591]-[.$E$2];[.$H$2])+1+[.$E$2]" office:value-type="float" office:value="210" calcext:value-type="float">
            <text:p>210</text:p>
          </table:table-cell>
          <table:table-cell table:formula="of:=MOD([.F591]+1/[.$H$2];5)" office:value-type="float" office:value="4.6333333333333" calcext:value-type="float">
            <text:p>4,6333333333333</text:p>
          </table:table-cell>
          <table:table-cell table:formula="of:=IF([.F592]&lt;0.000001;[.G591]+2+1/[.$H$2];[.G591]+1/[.$H$2])" office:value-type="float" office:value="19.6333333333335" calcext:value-type="float">
            <text:p>19,6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3]))" office:value-type="date" office:date-value="2019-10-26T22:13:54.005433" calcext:value-type="date">
            <text:p>2019-10-26 22:13:54</text:p>
          </table:table-cell>
          <table:table-cell table:style-name="ce7" table:formula="of:=[.A593]" office:value-type="date" office:date-value="2019-10-26T22:13:54.005433" calcext:value-type="date">
            <text:p>2019-10-26 22:13:54</text:p>
          </table:table-cell>
          <table:table-cell table:formula="of:=TRUNC([.A593])" office:value-type="float" office:value="43764" calcext:value-type="float">
            <text:p>43764</text:p>
          </table:table-cell>
          <table:table-cell table:style-name="ce12" table:formula="of:=[.B593]-[.C593]" office:value-type="date" office:date-value="1899-12-30T22:13:54.00543322787" calcext:value-type="date">
            <text:p>12/30/99 10:13 PM</text:p>
          </table:table-cell>
          <table:table-cell table:formula="of:=MOD([.E592]-[.$E$2];[.$H$2])+1+[.$E$2]" office:value-type="float" office:value="211" calcext:value-type="float">
            <text:p>211</text:p>
          </table:table-cell>
          <table:table-cell table:formula="of:=MOD([.F592]+1/[.$H$2];5)" office:value-type="float" office:value="4.66666666666664" calcext:value-type="float">
            <text:p>4,66666666666664</text:p>
          </table:table-cell>
          <table:table-cell table:formula="of:=IF([.F593]&lt;0.000001;[.G592]+2+1/[.$H$2];[.G592]+1/[.$H$2])" office:value-type="float" office:value="19.6666666666668" calcext:value-type="float">
            <text:p>19,6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4]))" office:value-type="date" office:date-value="2019-10-26T21:58:03.411032" calcext:value-type="date">
            <text:p>2019-10-26 21:58:03</text:p>
          </table:table-cell>
          <table:table-cell table:style-name="ce7" table:formula="of:=[.A594]" office:value-type="date" office:date-value="2019-10-26T21:58:03.411032" calcext:value-type="date">
            <text:p>2019-10-26 21:58:03</text:p>
          </table:table-cell>
          <table:table-cell table:formula="of:=TRUNC([.A594])" office:value-type="float" office:value="43764" calcext:value-type="float">
            <text:p>43764</text:p>
          </table:table-cell>
          <table:table-cell table:style-name="ce12" table:formula="of:=[.B594]-[.C594]" office:value-type="date" office:date-value="1899-12-30T21:58:03.41103249695" calcext:value-type="date">
            <text:p>12/30/99 09:58 PM</text:p>
          </table:table-cell>
          <table:table-cell table:formula="of:=MOD([.E593]-[.$E$2];[.$H$2])+1+[.$E$2]" office:value-type="float" office:value="212" calcext:value-type="float">
            <text:p>212</text:p>
          </table:table-cell>
          <table:table-cell table:formula="of:=MOD([.F593]+1/[.$H$2];5)" office:value-type="float" office:value="4.69999999999997" calcext:value-type="float">
            <text:p>4,69999999999997</text:p>
          </table:table-cell>
          <table:table-cell table:formula="of:=IF([.F594]&lt;0.000001;[.G593]+2+1/[.$H$2];[.G593]+1/[.$H$2])" office:value-type="float" office:value="19.7000000000001" calcext:value-type="float">
            <text:p>19,7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5]))" office:value-type="date" office:date-value="2019-10-26T22:09:52.262267" calcext:value-type="date">
            <text:p>2019-10-26 22:09:52</text:p>
          </table:table-cell>
          <table:table-cell table:style-name="ce7" table:formula="of:=[.A595]" office:value-type="date" office:date-value="2019-10-26T22:09:52.262267" calcext:value-type="date">
            <text:p>2019-10-26 22:09:52</text:p>
          </table:table-cell>
          <table:table-cell table:formula="of:=TRUNC([.A595])" office:value-type="float" office:value="43764" calcext:value-type="float">
            <text:p>43764</text:p>
          </table:table-cell>
          <table:table-cell table:style-name="ce12" table:formula="of:=[.B595]-[.C595]" office:value-type="date" office:date-value="1899-12-30T22:09:52.2622671118" calcext:value-type="date">
            <text:p>12/30/99 10:09 PM</text:p>
          </table:table-cell>
          <table:table-cell table:formula="of:=MOD([.E594]-[.$E$2];[.$H$2])+1+[.$E$2]" office:value-type="float" office:value="213" calcext:value-type="float">
            <text:p>213</text:p>
          </table:table-cell>
          <table:table-cell table:formula="of:=MOD([.F594]+1/[.$H$2];5)" office:value-type="float" office:value="4.7333333333333" calcext:value-type="float">
            <text:p>4,7333333333333</text:p>
          </table:table-cell>
          <table:table-cell table:formula="of:=IF([.F595]&lt;0.000001;[.G594]+2+1/[.$H$2];[.G594]+1/[.$H$2])" office:value-type="float" office:value="19.7333333333335" calcext:value-type="float">
            <text:p>19,7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6]))" office:value-type="date" office:date-value="2019-10-26T22:44:24.239451" calcext:value-type="date">
            <text:p>2019-10-26 22:44:24</text:p>
          </table:table-cell>
          <table:table-cell table:style-name="ce7" table:formula="of:=[.A596]" office:value-type="date" office:date-value="2019-10-26T22:44:24.239451" calcext:value-type="date">
            <text:p>2019-10-26 22:44:24</text:p>
          </table:table-cell>
          <table:table-cell table:formula="of:=TRUNC([.A596])" office:value-type="float" office:value="43764" calcext:value-type="float">
            <text:p>43764</text:p>
          </table:table-cell>
          <table:table-cell table:style-name="ce12" table:formula="of:=[.B596]-[.C596]" office:value-type="date" office:date-value="1899-12-30T22:44:24.23945082352" calcext:value-type="date">
            <text:p>12/30/99 10:44 PM</text:p>
          </table:table-cell>
          <table:table-cell table:formula="of:=MOD([.E595]-[.$E$2];[.$H$2])+1+[.$E$2]" office:value-type="float" office:value="214" calcext:value-type="float">
            <text:p>214</text:p>
          </table:table-cell>
          <table:table-cell table:formula="of:=MOD([.F595]+1/[.$H$2];5)" office:value-type="float" office:value="4.76666666666664" calcext:value-type="float">
            <text:p>4,76666666666664</text:p>
          </table:table-cell>
          <table:table-cell table:formula="of:=IF([.F596]&lt;0.000001;[.G595]+2+1/[.$H$2];[.G595]+1/[.$H$2])" office:value-type="float" office:value="19.7666666666668" calcext:value-type="float">
            <text:p>19,7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7]))" office:value-type="date" office:date-value="2019-10-26T22:46:36.586016" calcext:value-type="date">
            <text:p>2019-10-26 22:46:37</text:p>
          </table:table-cell>
          <table:table-cell table:style-name="ce7" table:formula="of:=[.A597]" office:value-type="date" office:date-value="2019-10-26T22:46:36.586016" calcext:value-type="date">
            <text:p>2019-10-26 22:46:37</text:p>
          </table:table-cell>
          <table:table-cell table:formula="of:=TRUNC([.A597])" office:value-type="float" office:value="43764" calcext:value-type="float">
            <text:p>43764</text:p>
          </table:table-cell>
          <table:table-cell table:style-name="ce12" table:formula="of:=[.B597]-[.C597]" office:value-type="date" office:date-value="1899-12-30T22:46:36.5860159602" calcext:value-type="date">
            <text:p>12/30/99 10:46 PM</text:p>
          </table:table-cell>
          <table:table-cell table:formula="of:=MOD([.E596]-[.$E$2];[.$H$2])+1+[.$E$2]" office:value-type="float" office:value="215" calcext:value-type="float">
            <text:p>215</text:p>
          </table:table-cell>
          <table:table-cell table:formula="of:=MOD([.F596]+1/[.$H$2];5)" office:value-type="float" office:value="4.79999999999997" calcext:value-type="float">
            <text:p>4,79999999999997</text:p>
          </table:table-cell>
          <table:table-cell table:formula="of:=IF([.F597]&lt;0.000001;[.G596]+2+1/[.$H$2];[.G596]+1/[.$H$2])" office:value-type="float" office:value="19.8000000000001" calcext:value-type="float">
            <text:p>19,8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8]))" office:value-type="date" office:date-value="2019-10-26T22:42:47.542859" calcext:value-type="date">
            <text:p>2019-10-26 22:42:48</text:p>
          </table:table-cell>
          <table:table-cell table:style-name="ce7" table:formula="of:=[.A598]" office:value-type="date" office:date-value="2019-10-26T22:42:47.542859" calcext:value-type="date">
            <text:p>2019-10-26 22:42:48</text:p>
          </table:table-cell>
          <table:table-cell table:formula="of:=TRUNC([.A598])" office:value-type="float" office:value="43764" calcext:value-type="float">
            <text:p>43764</text:p>
          </table:table-cell>
          <table:table-cell table:style-name="ce12" table:formula="of:=[.B598]-[.C598]" office:value-type="date" office:date-value="1899-12-30T22:42:47.54285891075" calcext:value-type="date">
            <text:p>12/30/99 10:42 PM</text:p>
          </table:table-cell>
          <table:table-cell table:formula="of:=MOD([.E597]-[.$E$2];[.$H$2])+1+[.$E$2]" office:value-type="float" office:value="216" calcext:value-type="float">
            <text:p>216</text:p>
          </table:table-cell>
          <table:table-cell table:formula="of:=MOD([.F597]+1/[.$H$2];5)" office:value-type="float" office:value="4.8333333333333" calcext:value-type="float">
            <text:p>4,8333333333333</text:p>
          </table:table-cell>
          <table:table-cell table:formula="of:=IF([.F598]&lt;0.000001;[.G597]+2+1/[.$H$2];[.G597]+1/[.$H$2])" office:value-type="float" office:value="19.8333333333335" calcext:value-type="float">
            <text:p>19,8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9]))" office:value-type="date" office:date-value="2019-10-26T22:14:04.407367" calcext:value-type="date">
            <text:p>2019-10-26 22:14:04</text:p>
          </table:table-cell>
          <table:table-cell table:style-name="ce7" table:formula="of:=[.A599]" office:value-type="date" office:date-value="2019-10-26T22:14:04.407367" calcext:value-type="date">
            <text:p>2019-10-26 22:14:04</text:p>
          </table:table-cell>
          <table:table-cell table:formula="of:=TRUNC([.A599])" office:value-type="float" office:value="43764" calcext:value-type="float">
            <text:p>43764</text:p>
          </table:table-cell>
          <table:table-cell table:style-name="ce12" table:formula="of:=[.B599]-[.C599]" office:value-type="date" office:date-value="1899-12-30T22:14:04.40736710094" calcext:value-type="date">
            <text:p>12/30/99 10:14 PM</text:p>
          </table:table-cell>
          <table:table-cell table:formula="of:=MOD([.E598]-[.$E$2];[.$H$2])+1+[.$E$2]" office:value-type="float" office:value="217" calcext:value-type="float">
            <text:p>217</text:p>
          </table:table-cell>
          <table:table-cell table:formula="of:=MOD([.F598]+1/[.$H$2];5)" office:value-type="float" office:value="4.86666666666664" calcext:value-type="float">
            <text:p>4,86666666666664</text:p>
          </table:table-cell>
          <table:table-cell table:formula="of:=IF([.F599]&lt;0.000001;[.G598]+2+1/[.$H$2];[.G598]+1/[.$H$2])" office:value-type="float" office:value="19.8666666666668" calcext:value-type="float">
            <text:p>19,8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0]))" office:value-type="date" office:date-value="2019-10-26T22:17:03.654934" calcext:value-type="date">
            <text:p>2019-10-26 22:17:04</text:p>
          </table:table-cell>
          <table:table-cell table:style-name="ce7" table:formula="of:=[.A600]" office:value-type="date" office:date-value="2019-10-26T22:17:03.654934" calcext:value-type="date">
            <text:p>2019-10-26 22:17:04</text:p>
          </table:table-cell>
          <table:table-cell table:formula="of:=TRUNC([.A600])" office:value-type="float" office:value="43764" calcext:value-type="float">
            <text:p>43764</text:p>
          </table:table-cell>
          <table:table-cell table:style-name="ce12" table:formula="of:=[.B600]-[.C600]" office:value-type="date" office:date-value="1899-12-30T22:17:03.65493387915" calcext:value-type="date">
            <text:p>12/30/99 10:17 PM</text:p>
          </table:table-cell>
          <table:table-cell table:formula="of:=MOD([.E599]-[.$E$2];[.$H$2])+1+[.$E$2]" office:value-type="float" office:value="218" calcext:value-type="float">
            <text:p>218</text:p>
          </table:table-cell>
          <table:table-cell table:formula="of:=MOD([.F599]+1/[.$H$2];5)" office:value-type="float" office:value="4.89999999999997" calcext:value-type="float">
            <text:p>4,89999999999997</text:p>
          </table:table-cell>
          <table:table-cell table:formula="of:=IF([.F600]&lt;0.000001;[.G599]+2+1/[.$H$2];[.G599]+1/[.$H$2])" office:value-type="float" office:value="19.9000000000001" calcext:value-type="float">
            <text:p>19,9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1]))" office:value-type="date" office:date-value="2019-10-26T22:33:01.46262" calcext:value-type="date">
            <text:p>2019-10-26 22:33:01</text:p>
          </table:table-cell>
          <table:table-cell table:style-name="ce7" table:formula="of:=[.A601]" office:value-type="date" office:date-value="2019-10-26T22:33:01.46262" calcext:value-type="date">
            <text:p>2019-10-26 22:33:01</text:p>
          </table:table-cell>
          <table:table-cell table:formula="of:=TRUNC([.A601])" office:value-type="float" office:value="43764" calcext:value-type="float">
            <text:p>43764</text:p>
          </table:table-cell>
          <table:table-cell table:style-name="ce12" table:formula="of:=[.B601]-[.C601]" office:value-type="date" office:date-value="1899-12-30T22:33:01.46262026858" calcext:value-type="date">
            <text:p>12/30/99 10:33 PM</text:p>
          </table:table-cell>
          <table:table-cell table:formula="of:=MOD([.E600]-[.$E$2];[.$H$2])+1+[.$E$2]" office:value-type="float" office:value="219" calcext:value-type="float">
            <text:p>219</text:p>
          </table:table-cell>
          <table:table-cell table:formula="of:=MOD([.F600]+1/[.$H$2];5)" office:value-type="float" office:value="4.9333333333333" calcext:value-type="float">
            <text:p>4,9333333333333</text:p>
          </table:table-cell>
          <table:table-cell table:formula="of:=IF([.F601]&lt;0.000001;[.G600]+2+1/[.$H$2];[.G600]+1/[.$H$2])" office:value-type="float" office:value="19.9333333333335" calcext:value-type="float">
            <text:p>19,9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2]))" office:value-type="date" office:date-value="2019-10-26T22:55:56.993964" calcext:value-type="date">
            <text:p>2019-10-26 22:55:57</text:p>
          </table:table-cell>
          <table:table-cell table:style-name="ce7" table:formula="of:=[.A602]" office:value-type="date" office:date-value="2019-10-26T22:55:56.993964" calcext:value-type="date">
            <text:p>2019-10-26 22:55:57</text:p>
          </table:table-cell>
          <table:table-cell table:formula="of:=TRUNC([.A602])" office:value-type="float" office:value="43764" calcext:value-type="float">
            <text:p>43764</text:p>
          </table:table-cell>
          <table:table-cell table:style-name="ce12" table:formula="of:=[.B602]-[.C602]" office:value-type="date" office:date-value="1899-12-30T22:55:56.99396438431" calcext:value-type="date">
            <text:p>12/30/99 10:55 PM</text:p>
          </table:table-cell>
          <table:table-cell table:formula="of:=MOD([.E601]-[.$E$2];[.$H$2])+1+[.$E$2]" office:value-type="float" office:value="220" calcext:value-type="float">
            <text:p>220</text:p>
          </table:table-cell>
          <table:table-cell table:formula="of:=MOD([.F601]+1/[.$H$2];5)" office:value-type="float" office:value="4.96666666666664" calcext:value-type="float">
            <text:p>4,96666666666664</text:p>
          </table:table-cell>
          <table:table-cell table:formula="of:=IF([.F602]&lt;0.000001;[.G601]+2+1/[.$H$2];[.G601]+1/[.$H$2])" office:value-type="float" office:value="19.9666666666668" calcext:value-type="float">
            <text:p>19,9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3]))" office:value-type="date" office:date-value="2019-10-27T22:14:35.248841" calcext:value-type="date">
            <text:p>2019-10-27 22:14:35</text:p>
          </table:table-cell>
          <table:table-cell table:style-name="ce7" table:formula="of:=[.A603]" office:value-type="date" office:date-value="2019-10-27T22:14:35.248841" calcext:value-type="date">
            <text:p>2019-10-27 22:14:35</text:p>
          </table:table-cell>
          <table:table-cell table:formula="of:=TRUNC([.A603])" office:value-type="float" office:value="43765" calcext:value-type="float">
            <text:p>43765</text:p>
          </table:table-cell>
          <table:table-cell table:style-name="ce12" table:formula="of:=[.B603]-[.C603]" office:value-type="date" office:date-value="1899-12-30T22:14:35.248841336" calcext:value-type="date">
            <text:p>12/30/99 10:14 PM</text:p>
          </table:table-cell>
          <table:table-cell table:formula="of:=MOD([.E602]-[.$E$2];[.$H$2])+1+[.$E$2]" office:value-type="float" office:value="191" calcext:value-type="float">
            <text:p>191</text:p>
          </table:table-cell>
          <table:table-cell table:formula="of:=MOD([.F602]+1/[.$H$2];5)" office:value-type="float" office:value="4.99999999999997" calcext:value-type="float">
            <text:p>4,99999999999997</text:p>
          </table:table-cell>
          <table:table-cell table:formula="of:=IF([.F603]&lt;0.000001;[.G602]+2+1/[.$H$2];[.G602]+1/[.$H$2])" office:value-type="float" office:value="20.0000000000001" calcext:value-type="float">
            <text:p>20,0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4]))" office:value-type="date" office:date-value="2019-10-27T23:05:28.782223" calcext:value-type="date">
            <text:p>2019-10-27 23:05:29</text:p>
          </table:table-cell>
          <table:table-cell table:style-name="ce7" table:formula="of:=[.A604]" office:value-type="date" office:date-value="2019-10-27T23:05:28.782223" calcext:value-type="date">
            <text:p>2019-10-27 23:05:29</text:p>
          </table:table-cell>
          <table:table-cell table:formula="of:=TRUNC([.A604])" office:value-type="float" office:value="43765" calcext:value-type="float">
            <text:p>43765</text:p>
          </table:table-cell>
          <table:table-cell table:style-name="ce12" table:formula="of:=[.B604]-[.C604]" office:value-type="date" office:date-value="1899-12-30T23:05:28.78222286236" calcext:value-type="date">
            <text:p>12/30/99 11:05 PM</text:p>
          </table:table-cell>
          <table:table-cell table:formula="of:=MOD([.E603]-[.$E$2];[.$H$2])+1+[.$E$2]" office:value-type="float" office:value="192" calcext:value-type="float">
            <text:p>192</text:p>
          </table:table-cell>
          <table:table-cell table:formula="of:=MOD([.F603]+1/[.$H$2];5)" office:value-type="float" office:value="0.0333333333333012" calcext:value-type="float">
            <text:p>0,033333333333301</text:p>
          </table:table-cell>
          <table:table-cell table:formula="of:=IF([.F604]&lt;0.000001;[.G603]+2+1/[.$H$2];[.G603]+1/[.$H$2])" office:value-type="float" office:value="20.0333333333335" calcext:value-type="float">
            <text:p>20,0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5]))" office:value-type="date" office:date-value="2019-10-27T22:32:12.560701" calcext:value-type="date">
            <text:p>2019-10-27 22:32:13</text:p>
          </table:table-cell>
          <table:table-cell table:style-name="ce7" table:formula="of:=[.A605]" office:value-type="date" office:date-value="2019-10-27T22:32:12.560701" calcext:value-type="date">
            <text:p>2019-10-27 22:32:13</text:p>
          </table:table-cell>
          <table:table-cell table:formula="of:=TRUNC([.A605])" office:value-type="float" office:value="43765" calcext:value-type="float">
            <text:p>43765</text:p>
          </table:table-cell>
          <table:table-cell table:style-name="ce12" table:formula="of:=[.B605]-[.C605]" office:value-type="date" office:date-value="1899-12-30T22:32:12.56070096977" calcext:value-type="date">
            <text:p>12/30/99 10:32 PM</text:p>
          </table:table-cell>
          <table:table-cell table:formula="of:=MOD([.E604]-[.$E$2];[.$H$2])+1+[.$E$2]" office:value-type="float" office:value="193" calcext:value-type="float">
            <text:p>193</text:p>
          </table:table-cell>
          <table:table-cell table:formula="of:=MOD([.F604]+1/[.$H$2];5)" office:value-type="float" office:value="0.0666666666666346" calcext:value-type="float">
            <text:p>0,066666666666635</text:p>
          </table:table-cell>
          <table:table-cell table:formula="of:=IF([.F605]&lt;0.000001;[.G604]+2+1/[.$H$2];[.G604]+1/[.$H$2])" office:value-type="float" office:value="20.0666666666668" calcext:value-type="float">
            <text:p>20,0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6]))" office:value-type="date" office:date-value="2019-10-27T22:16:10.391223" calcext:value-type="date">
            <text:p>2019-10-27 22:16:10</text:p>
          </table:table-cell>
          <table:table-cell table:style-name="ce7" table:formula="of:=[.A606]" office:value-type="date" office:date-value="2019-10-27T22:16:10.391223" calcext:value-type="date">
            <text:p>2019-10-27 22:16:10</text:p>
          </table:table-cell>
          <table:table-cell table:formula="of:=TRUNC([.A606])" office:value-type="float" office:value="43765" calcext:value-type="float">
            <text:p>43765</text:p>
          </table:table-cell>
          <table:table-cell table:style-name="ce12" table:formula="of:=[.B606]-[.C606]" office:value-type="date" office:date-value="1899-12-30T22:16:10.39122283459" calcext:value-type="date">
            <text:p>12/30/99 10:16 PM</text:p>
          </table:table-cell>
          <table:table-cell table:formula="of:=MOD([.E605]-[.$E$2];[.$H$2])+1+[.$E$2]" office:value-type="float" office:value="194" calcext:value-type="float">
            <text:p>194</text:p>
          </table:table-cell>
          <table:table-cell table:formula="of:=MOD([.F605]+1/[.$H$2];5)" office:value-type="float" office:value="0.0999999999999679" calcext:value-type="float">
            <text:p>0,099999999999968</text:p>
          </table:table-cell>
          <table:table-cell table:formula="of:=IF([.F606]&lt;0.000001;[.G605]+2+1/[.$H$2];[.G605]+1/[.$H$2])" office:value-type="float" office:value="20.1000000000002" calcext:value-type="float">
            <text:p>20,1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7]))" office:value-type="date" office:date-value="2019-10-27T22:20:20.90946" calcext:value-type="date">
            <text:p>2019-10-27 22:20:21</text:p>
          </table:table-cell>
          <table:table-cell table:style-name="ce7" table:formula="of:=[.A607]" office:value-type="date" office:date-value="2019-10-27T22:20:20.90946" calcext:value-type="date">
            <text:p>2019-10-27 22:20:21</text:p>
          </table:table-cell>
          <table:table-cell table:formula="of:=TRUNC([.A607])" office:value-type="float" office:value="43765" calcext:value-type="float">
            <text:p>43765</text:p>
          </table:table-cell>
          <table:table-cell table:style-name="ce12" table:formula="of:=[.B607]-[.C607]" office:value-type="date" office:date-value="1899-12-30T22:20:20.90945953969" calcext:value-type="date">
            <text:p>12/30/99 10:20 PM</text:p>
          </table:table-cell>
          <table:table-cell table:formula="of:=MOD([.E606]-[.$E$2];[.$H$2])+1+[.$E$2]" office:value-type="float" office:value="195" calcext:value-type="float">
            <text:p>195</text:p>
          </table:table-cell>
          <table:table-cell table:formula="of:=MOD([.F606]+1/[.$H$2];5)" office:value-type="float" office:value="0.133333333333301" calcext:value-type="float">
            <text:p>0,133333333333301</text:p>
          </table:table-cell>
          <table:table-cell table:formula="of:=IF([.F607]&lt;0.000001;[.G606]+2+1/[.$H$2];[.G606]+1/[.$H$2])" office:value-type="float" office:value="20.1333333333335" calcext:value-type="float">
            <text:p>20,1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8]))" office:value-type="date" office:date-value="2019-10-27T22:40:36.489578" calcext:value-type="date">
            <text:p>2019-10-27 22:40:36</text:p>
          </table:table-cell>
          <table:table-cell table:style-name="ce7" table:formula="of:=[.A608]" office:value-type="date" office:date-value="2019-10-27T22:40:36.489578" calcext:value-type="date">
            <text:p>2019-10-27 22:40:36</text:p>
          </table:table-cell>
          <table:table-cell table:formula="of:=TRUNC([.A608])" office:value-type="float" office:value="43765" calcext:value-type="float">
            <text:p>43765</text:p>
          </table:table-cell>
          <table:table-cell table:style-name="ce12" table:formula="of:=[.B608]-[.C608]" office:value-type="date" office:date-value="1899-12-30T22:40:36.48957847618" calcext:value-type="date">
            <text:p>12/30/99 10:40 PM</text:p>
          </table:table-cell>
          <table:table-cell table:formula="of:=MOD([.E607]-[.$E$2];[.$H$2])+1+[.$E$2]" office:value-type="float" office:value="196" calcext:value-type="float">
            <text:p>196</text:p>
          </table:table-cell>
          <table:table-cell table:formula="of:=MOD([.F607]+1/[.$H$2];5)" office:value-type="float" office:value="0.166666666666635" calcext:value-type="float">
            <text:p>0,166666666666635</text:p>
          </table:table-cell>
          <table:table-cell table:formula="of:=IF([.F608]&lt;0.000001;[.G607]+2+1/[.$H$2];[.G607]+1/[.$H$2])" office:value-type="float" office:value="20.1666666666668" calcext:value-type="float">
            <text:p>20,1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9]))" office:value-type="date" office:date-value="2019-10-27T22:46:09.299914" calcext:value-type="date">
            <text:p>2019-10-27 22:46:09</text:p>
          </table:table-cell>
          <table:table-cell table:style-name="ce7" table:formula="of:=[.A609]" office:value-type="date" office:date-value="2019-10-27T22:46:09.299914" calcext:value-type="date">
            <text:p>2019-10-27 22:46:09</text:p>
          </table:table-cell>
          <table:table-cell table:formula="of:=TRUNC([.A609])" office:value-type="float" office:value="43765" calcext:value-type="float">
            <text:p>43765</text:p>
          </table:table-cell>
          <table:table-cell table:style-name="ce12" table:formula="of:=[.B609]-[.C609]" office:value-type="date" office:date-value="1899-12-30T22:46:09.29991433863" calcext:value-type="date">
            <text:p>12/30/99 10:46 PM</text:p>
          </table:table-cell>
          <table:table-cell table:formula="of:=MOD([.E608]-[.$E$2];[.$H$2])+1+[.$E$2]" office:value-type="float" office:value="197" calcext:value-type="float">
            <text:p>197</text:p>
          </table:table-cell>
          <table:table-cell table:formula="of:=MOD([.F608]+1/[.$H$2];5)" office:value-type="float" office:value="0.199999999999968" calcext:value-type="float">
            <text:p>0,199999999999968</text:p>
          </table:table-cell>
          <table:table-cell table:formula="of:=IF([.F609]&lt;0.000001;[.G608]+2+1/[.$H$2];[.G608]+1/[.$H$2])" office:value-type="float" office:value="20.2000000000002" calcext:value-type="float">
            <text:p>20,2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0]))" office:value-type="date" office:date-value="2019-10-27T22:36:46.69453" calcext:value-type="date">
            <text:p>2019-10-27 22:36:47</text:p>
          </table:table-cell>
          <table:table-cell table:style-name="ce7" table:formula="of:=[.A610]" office:value-type="date" office:date-value="2019-10-27T22:36:46.69453" calcext:value-type="date">
            <text:p>2019-10-27 22:36:47</text:p>
          </table:table-cell>
          <table:table-cell table:formula="of:=TRUNC([.A610])" office:value-type="float" office:value="43765" calcext:value-type="float">
            <text:p>43765</text:p>
          </table:table-cell>
          <table:table-cell table:style-name="ce12" table:formula="of:=[.B610]-[.C610]" office:value-type="date" office:date-value="1899-12-30T22:36:46.69452950824" calcext:value-type="date">
            <text:p>12/30/99 10:36 PM</text:p>
          </table:table-cell>
          <table:table-cell table:formula="of:=MOD([.E609]-[.$E$2];[.$H$2])+1+[.$E$2]" office:value-type="float" office:value="198" calcext:value-type="float">
            <text:p>198</text:p>
          </table:table-cell>
          <table:table-cell table:formula="of:=MOD([.F609]+1/[.$H$2];5)" office:value-type="float" office:value="0.233333333333301" calcext:value-type="float">
            <text:p>0,233333333333301</text:p>
          </table:table-cell>
          <table:table-cell table:formula="of:=IF([.F610]&lt;0.000001;[.G609]+2+1/[.$H$2];[.G609]+1/[.$H$2])" office:value-type="float" office:value="20.2333333333335" calcext:value-type="float">
            <text:p>20,2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1]))" office:value-type="date" office:date-value="2019-10-27T22:45:53.521583" calcext:value-type="date">
            <text:p>2019-10-27 22:45:54</text:p>
          </table:table-cell>
          <table:table-cell table:style-name="ce7" table:formula="of:=[.A611]" office:value-type="date" office:date-value="2019-10-27T22:45:53.521583" calcext:value-type="date">
            <text:p>2019-10-27 22:45:54</text:p>
          </table:table-cell>
          <table:table-cell table:formula="of:=TRUNC([.A611])" office:value-type="float" office:value="43765" calcext:value-type="float">
            <text:p>43765</text:p>
          </table:table-cell>
          <table:table-cell table:style-name="ce12" table:formula="of:=[.B611]-[.C611]" office:value-type="date" office:date-value="1899-12-30T22:45:53.52158260066" calcext:value-type="date">
            <text:p>12/30/99 10:45 PM</text:p>
          </table:table-cell>
          <table:table-cell table:formula="of:=MOD([.E610]-[.$E$2];[.$H$2])+1+[.$E$2]" office:value-type="float" office:value="199" calcext:value-type="float">
            <text:p>199</text:p>
          </table:table-cell>
          <table:table-cell table:formula="of:=MOD([.F610]+1/[.$H$2];5)" office:value-type="float" office:value="0.266666666666634" calcext:value-type="float">
            <text:p>0,266666666666634</text:p>
          </table:table-cell>
          <table:table-cell table:formula="of:=IF([.F611]&lt;0.000001;[.G610]+2+1/[.$H$2];[.G610]+1/[.$H$2])" office:value-type="float" office:value="20.2666666666668" calcext:value-type="float">
            <text:p>20,2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2]))" office:value-type="date" office:date-value="2019-10-27T22:37:54.112247" calcext:value-type="date">
            <text:p>2019-10-27 22:37:54</text:p>
          </table:table-cell>
          <table:table-cell table:style-name="ce7" table:formula="of:=[.A612]" office:value-type="date" office:date-value="2019-10-27T22:37:54.112247" calcext:value-type="date">
            <text:p>2019-10-27 22:37:54</text:p>
          </table:table-cell>
          <table:table-cell table:formula="of:=TRUNC([.A612])" office:value-type="float" office:value="43765" calcext:value-type="float">
            <text:p>43765</text:p>
          </table:table-cell>
          <table:table-cell table:style-name="ce12" table:formula="of:=[.B612]-[.C612]" office:value-type="date" office:date-value="1899-12-30T22:37:54.11224683747" calcext:value-type="date">
            <text:p>12/30/99 10:37 PM</text:p>
          </table:table-cell>
          <table:table-cell table:formula="of:=MOD([.E611]-[.$E$2];[.$H$2])+1+[.$E$2]" office:value-type="float" office:value="200" calcext:value-type="float">
            <text:p>200</text:p>
          </table:table-cell>
          <table:table-cell table:formula="of:=MOD([.F611]+1/[.$H$2];5)" office:value-type="float" office:value="0.299999999999968" calcext:value-type="float">
            <text:p>0,299999999999968</text:p>
          </table:table-cell>
          <table:table-cell table:formula="of:=IF([.F612]&lt;0.000001;[.G611]+2+1/[.$H$2];[.G611]+1/[.$H$2])" office:value-type="float" office:value="20.3000000000002" calcext:value-type="float">
            <text:p>20,3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3]))" office:value-type="date" office:date-value="2019-10-27T22:15:35.847701" calcext:value-type="date">
            <text:p>2019-10-27 22:15:36</text:p>
          </table:table-cell>
          <table:table-cell table:style-name="ce7" table:formula="of:=[.A613]" office:value-type="date" office:date-value="2019-10-27T22:15:35.847701" calcext:value-type="date">
            <text:p>2019-10-27 22:15:36</text:p>
          </table:table-cell>
          <table:table-cell table:formula="of:=TRUNC([.A613])" office:value-type="float" office:value="43765" calcext:value-type="float">
            <text:p>43765</text:p>
          </table:table-cell>
          <table:table-cell table:style-name="ce12" table:formula="of:=[.B613]-[.C613]" office:value-type="date" office:date-value="1899-12-30T22:15:35.84770106245" calcext:value-type="date">
            <text:p>12/30/99 10:15 PM</text:p>
          </table:table-cell>
          <table:table-cell table:formula="of:=MOD([.E612]-[.$E$2];[.$H$2])+1+[.$E$2]" office:value-type="float" office:value="201" calcext:value-type="float">
            <text:p>201</text:p>
          </table:table-cell>
          <table:table-cell table:formula="of:=MOD([.F612]+1/[.$H$2];5)" office:value-type="float" office:value="0.333333333333301" calcext:value-type="float">
            <text:p>0,333333333333301</text:p>
          </table:table-cell>
          <table:table-cell table:formula="of:=IF([.F613]&lt;0.000001;[.G612]+2+1/[.$H$2];[.G612]+1/[.$H$2])" office:value-type="float" office:value="20.3333333333335" calcext:value-type="float">
            <text:p>20,3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4]))" office:value-type="date" office:date-value="2019-10-27T22:43:12.948358" calcext:value-type="date">
            <text:p>2019-10-27 22:43:13</text:p>
          </table:table-cell>
          <table:table-cell table:style-name="ce7" table:formula="of:=[.A614]" office:value-type="date" office:date-value="2019-10-27T22:43:12.948358" calcext:value-type="date">
            <text:p>2019-10-27 22:43:13</text:p>
          </table:table-cell>
          <table:table-cell table:formula="of:=TRUNC([.A614])" office:value-type="float" office:value="43765" calcext:value-type="float">
            <text:p>43765</text:p>
          </table:table-cell>
          <table:table-cell table:style-name="ce12" table:formula="of:=[.B614]-[.C614]" office:value-type="date" office:date-value="1899-12-30T22:43:12.94835755136" calcext:value-type="date">
            <text:p>12/30/99 10:43 PM</text:p>
          </table:table-cell>
          <table:table-cell table:formula="of:=MOD([.E613]-[.$E$2];[.$H$2])+1+[.$E$2]" office:value-type="float" office:value="202" calcext:value-type="float">
            <text:p>202</text:p>
          </table:table-cell>
          <table:table-cell table:formula="of:=MOD([.F613]+1/[.$H$2];5)" office:value-type="float" office:value="0.366666666666634" calcext:value-type="float">
            <text:p>0,366666666666634</text:p>
          </table:table-cell>
          <table:table-cell table:formula="of:=IF([.F614]&lt;0.000001;[.G613]+2+1/[.$H$2];[.G613]+1/[.$H$2])" office:value-type="float" office:value="20.3666666666668" calcext:value-type="float">
            <text:p>20,3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5]))" office:value-type="date" office:date-value="2019-10-27T23:01:07.028171" calcext:value-type="date">
            <text:p>2019-10-27 23:01:07</text:p>
          </table:table-cell>
          <table:table-cell table:style-name="ce7" table:formula="of:=[.A615]" office:value-type="date" office:date-value="2019-10-27T23:01:07.028171" calcext:value-type="date">
            <text:p>2019-10-27 23:01:07</text:p>
          </table:table-cell>
          <table:table-cell table:formula="of:=TRUNC([.A615])" office:value-type="float" office:value="43765" calcext:value-type="float">
            <text:p>43765</text:p>
          </table:table-cell>
          <table:table-cell table:style-name="ce12" table:formula="of:=[.B615]-[.C615]" office:value-type="date" office:date-value="1899-12-30T23:01:07.0281708939" calcext:value-type="date">
            <text:p>12/30/99 11:01 PM</text:p>
          </table:table-cell>
          <table:table-cell table:formula="of:=MOD([.E614]-[.$E$2];[.$H$2])+1+[.$E$2]" office:value-type="float" office:value="203" calcext:value-type="float">
            <text:p>203</text:p>
          </table:table-cell>
          <table:table-cell table:formula="of:=MOD([.F614]+1/[.$H$2];5)" office:value-type="float" office:value="0.399999999999968" calcext:value-type="float">
            <text:p>0,399999999999968</text:p>
          </table:table-cell>
          <table:table-cell table:formula="of:=IF([.F615]&lt;0.000001;[.G614]+2+1/[.$H$2];[.G614]+1/[.$H$2])" office:value-type="float" office:value="20.4000000000002" calcext:value-type="float">
            <text:p>20,4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6]))" office:value-type="date" office:date-value="2019-10-27T22:04:09.321378" calcext:value-type="date">
            <text:p>2019-10-27 22:04:09</text:p>
          </table:table-cell>
          <table:table-cell table:style-name="ce7" table:formula="of:=[.A616]" office:value-type="date" office:date-value="2019-10-27T22:04:09.321378" calcext:value-type="date">
            <text:p>2019-10-27 22:04:09</text:p>
          </table:table-cell>
          <table:table-cell table:formula="of:=TRUNC([.A616])" office:value-type="float" office:value="43765" calcext:value-type="float">
            <text:p>43765</text:p>
          </table:table-cell>
          <table:table-cell table:style-name="ce12" table:formula="of:=[.B616]-[.C616]" office:value-type="date" office:date-value="1899-12-30T22:04:09.32137804572" calcext:value-type="date">
            <text:p>12/30/99 10:04 PM</text:p>
          </table:table-cell>
          <table:table-cell table:formula="of:=MOD([.E615]-[.$E$2];[.$H$2])+1+[.$E$2]" office:value-type="float" office:value="204" calcext:value-type="float">
            <text:p>204</text:p>
          </table:table-cell>
          <table:table-cell table:formula="of:=MOD([.F615]+1/[.$H$2];5)" office:value-type="float" office:value="0.433333333333301" calcext:value-type="float">
            <text:p>0,433333333333301</text:p>
          </table:table-cell>
          <table:table-cell table:formula="of:=IF([.F616]&lt;0.000001;[.G615]+2+1/[.$H$2];[.G615]+1/[.$H$2])" office:value-type="float" office:value="20.4333333333335" calcext:value-type="float">
            <text:p>20,4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7]))" office:value-type="date" office:date-value="2019-10-27T22:29:50.275665" calcext:value-type="date">
            <text:p>2019-10-27 22:29:50</text:p>
          </table:table-cell>
          <table:table-cell table:style-name="ce7" table:formula="of:=[.A617]" office:value-type="date" office:date-value="2019-10-27T22:29:50.275665" calcext:value-type="date">
            <text:p>2019-10-27 22:29:50</text:p>
          </table:table-cell>
          <table:table-cell table:formula="of:=TRUNC([.A617])" office:value-type="float" office:value="43765" calcext:value-type="float">
            <text:p>43765</text:p>
          </table:table-cell>
          <table:table-cell table:style-name="ce12" table:formula="of:=[.B617]-[.C617]" office:value-type="date" office:date-value="1899-12-30T22:29:50.27566504665" calcext:value-type="date">
            <text:p>12/30/99 10:29 PM</text:p>
          </table:table-cell>
          <table:table-cell table:formula="of:=MOD([.E616]-[.$E$2];[.$H$2])+1+[.$E$2]" office:value-type="float" office:value="205" calcext:value-type="float">
            <text:p>205</text:p>
          </table:table-cell>
          <table:table-cell table:formula="of:=MOD([.F616]+1/[.$H$2];5)" office:value-type="float" office:value="0.466666666666634" calcext:value-type="float">
            <text:p>0,466666666666634</text:p>
          </table:table-cell>
          <table:table-cell table:formula="of:=IF([.F617]&lt;0.000001;[.G616]+2+1/[.$H$2];[.G616]+1/[.$H$2])" office:value-type="float" office:value="20.4666666666668" calcext:value-type="float">
            <text:p>20,4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8]))" office:value-type="date" office:date-value="2019-10-27T22:38:51.253211" calcext:value-type="date">
            <text:p>2019-10-27 22:38:51</text:p>
          </table:table-cell>
          <table:table-cell table:style-name="ce7" table:formula="of:=[.A618]" office:value-type="date" office:date-value="2019-10-27T22:38:51.253211" calcext:value-type="date">
            <text:p>2019-10-27 22:38:51</text:p>
          </table:table-cell>
          <table:table-cell table:formula="of:=TRUNC([.A618])" office:value-type="float" office:value="43765" calcext:value-type="float">
            <text:p>43765</text:p>
          </table:table-cell>
          <table:table-cell table:style-name="ce12" table:formula="of:=[.B618]-[.C618]" office:value-type="date" office:date-value="1899-12-30T22:38:51.25321066473" calcext:value-type="date">
            <text:p>12/30/99 10:38 PM</text:p>
          </table:table-cell>
          <table:table-cell table:formula="of:=MOD([.E617]-[.$E$2];[.$H$2])+1+[.$E$2]" office:value-type="float" office:value="206" calcext:value-type="float">
            <text:p>206</text:p>
          </table:table-cell>
          <table:table-cell table:formula="of:=MOD([.F617]+1/[.$H$2];5)" office:value-type="float" office:value="0.499999999999968" calcext:value-type="float">
            <text:p>0,499999999999968</text:p>
          </table:table-cell>
          <table:table-cell table:formula="of:=IF([.F618]&lt;0.000001;[.G617]+2+1/[.$H$2];[.G617]+1/[.$H$2])" office:value-type="float" office:value="20.5000000000002" calcext:value-type="float">
            <text:p>20,5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9]))" office:value-type="date" office:date-value="2019-10-27T22:38:01.693079" calcext:value-type="date">
            <text:p>2019-10-27 22:38:02</text:p>
          </table:table-cell>
          <table:table-cell table:style-name="ce7" table:formula="of:=[.A619]" office:value-type="date" office:date-value="2019-10-27T22:38:01.693079" calcext:value-type="date">
            <text:p>2019-10-27 22:38:02</text:p>
          </table:table-cell>
          <table:table-cell table:formula="of:=TRUNC([.A619])" office:value-type="float" office:value="43765" calcext:value-type="float">
            <text:p>43765</text:p>
          </table:table-cell>
          <table:table-cell table:style-name="ce12" table:formula="of:=[.B619]-[.C619]" office:value-type="date" office:date-value="1899-12-30T22:38:01.69307853095" calcext:value-type="date">
            <text:p>12/30/99 10:38 PM</text:p>
          </table:table-cell>
          <table:table-cell table:formula="of:=MOD([.E618]-[.$E$2];[.$H$2])+1+[.$E$2]" office:value-type="float" office:value="207" calcext:value-type="float">
            <text:p>207</text:p>
          </table:table-cell>
          <table:table-cell table:formula="of:=MOD([.F618]+1/[.$H$2];5)" office:value-type="float" office:value="0.533333333333301" calcext:value-type="float">
            <text:p>0,533333333333301</text:p>
          </table:table-cell>
          <table:table-cell table:formula="of:=IF([.F619]&lt;0.000001;[.G618]+2+1/[.$H$2];[.G618]+1/[.$H$2])" office:value-type="float" office:value="20.5333333333335" calcext:value-type="float">
            <text:p>20,5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0]))" office:value-type="date" office:date-value="2019-10-27T22:52:06.894731" calcext:value-type="date">
            <text:p>2019-10-27 22:52:07</text:p>
          </table:table-cell>
          <table:table-cell table:style-name="ce7" table:formula="of:=[.A620]" office:value-type="date" office:date-value="2019-10-27T22:52:06.894731" calcext:value-type="date">
            <text:p>2019-10-27 22:52:07</text:p>
          </table:table-cell>
          <table:table-cell table:formula="of:=TRUNC([.A620])" office:value-type="float" office:value="43765" calcext:value-type="float">
            <text:p>43765</text:p>
          </table:table-cell>
          <table:table-cell table:style-name="ce12" table:formula="of:=[.B620]-[.C620]" office:value-type="date" office:date-value="1899-12-30T22:52:06.89473091159" calcext:value-type="date">
            <text:p>12/30/99 10:52 PM</text:p>
          </table:table-cell>
          <table:table-cell table:formula="of:=MOD([.E619]-[.$E$2];[.$H$2])+1+[.$E$2]" office:value-type="float" office:value="208" calcext:value-type="float">
            <text:p>208</text:p>
          </table:table-cell>
          <table:table-cell table:formula="of:=MOD([.F619]+1/[.$H$2];5)" office:value-type="float" office:value="0.566666666666634" calcext:value-type="float">
            <text:p>0,566666666666634</text:p>
          </table:table-cell>
          <table:table-cell table:formula="of:=IF([.F620]&lt;0.000001;[.G619]+2+1/[.$H$2];[.G619]+1/[.$H$2])" office:value-type="float" office:value="20.5666666666668" calcext:value-type="float">
            <text:p>20,5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1]))" office:value-type="date" office:date-value="2019-10-27T22:54:22.067893" calcext:value-type="date">
            <text:p>2019-10-27 22:54:22</text:p>
          </table:table-cell>
          <table:table-cell table:style-name="ce7" table:formula="of:=[.A621]" office:value-type="date" office:date-value="2019-10-27T22:54:22.067893" calcext:value-type="date">
            <text:p>2019-10-27 22:54:22</text:p>
          </table:table-cell>
          <table:table-cell table:formula="of:=TRUNC([.A621])" office:value-type="float" office:value="43765" calcext:value-type="float">
            <text:p>43765</text:p>
          </table:table-cell>
          <table:table-cell table:style-name="ce12" table:formula="of:=[.B621]-[.C621]" office:value-type="date" office:date-value="1899-12-30T22:54:22.06789256539" calcext:value-type="date">
            <text:p>12/30/99 10:54 PM</text:p>
          </table:table-cell>
          <table:table-cell table:formula="of:=MOD([.E620]-[.$E$2];[.$H$2])+1+[.$E$2]" office:value-type="float" office:value="209" calcext:value-type="float">
            <text:p>209</text:p>
          </table:table-cell>
          <table:table-cell table:formula="of:=MOD([.F620]+1/[.$H$2];5)" office:value-type="float" office:value="0.599999999999968" calcext:value-type="float">
            <text:p>0,599999999999968</text:p>
          </table:table-cell>
          <table:table-cell table:formula="of:=IF([.F621]&lt;0.000001;[.G620]+2+1/[.$H$2];[.G620]+1/[.$H$2])" office:value-type="float" office:value="20.6000000000002" calcext:value-type="float">
            <text:p>20,6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2]))" office:value-type="date" office:date-value="2019-10-27T22:52:05.372441" calcext:value-type="date">
            <text:p>2019-10-27 22:52:05</text:p>
          </table:table-cell>
          <table:table-cell table:style-name="ce7" table:formula="of:=[.A622]" office:value-type="date" office:date-value="2019-10-27T22:52:05.372441" calcext:value-type="date">
            <text:p>2019-10-27 22:52:05</text:p>
          </table:table-cell>
          <table:table-cell table:formula="of:=TRUNC([.A622])" office:value-type="float" office:value="43765" calcext:value-type="float">
            <text:p>43765</text:p>
          </table:table-cell>
          <table:table-cell table:style-name="ce12" table:formula="of:=[.B622]-[.C622]" office:value-type="date" office:date-value="1899-12-30T22:52:05.37244108971" calcext:value-type="date">
            <text:p>12/30/99 10:52 PM</text:p>
          </table:table-cell>
          <table:table-cell table:formula="of:=MOD([.E621]-[.$E$2];[.$H$2])+1+[.$E$2]" office:value-type="float" office:value="210" calcext:value-type="float">
            <text:p>210</text:p>
          </table:table-cell>
          <table:table-cell table:formula="of:=MOD([.F621]+1/[.$H$2];5)" office:value-type="float" office:value="0.633333333333301" calcext:value-type="float">
            <text:p>0,633333333333301</text:p>
          </table:table-cell>
          <table:table-cell table:formula="of:=IF([.F622]&lt;0.000001;[.G621]+2+1/[.$H$2];[.G621]+1/[.$H$2])" office:value-type="float" office:value="20.6333333333335" calcext:value-type="float">
            <text:p>20,6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3]))" office:value-type="date" office:date-value="2019-10-27T22:33:23.04554" calcext:value-type="date">
            <text:p>2019-10-27 22:33:23</text:p>
          </table:table-cell>
          <table:table-cell table:style-name="ce7" table:formula="of:=[.A623]" office:value-type="date" office:date-value="2019-10-27T22:33:23.04554" calcext:value-type="date">
            <text:p>2019-10-27 22:33:23</text:p>
          </table:table-cell>
          <table:table-cell table:formula="of:=TRUNC([.A623])" office:value-type="float" office:value="43765" calcext:value-type="float">
            <text:p>43765</text:p>
          </table:table-cell>
          <table:table-cell table:style-name="ce12" table:formula="of:=[.B623]-[.C623]" office:value-type="date" office:date-value="1899-12-30T22:33:23.04554044269" calcext:value-type="date">
            <text:p>12/30/99 10:33 PM</text:p>
          </table:table-cell>
          <table:table-cell table:formula="of:=MOD([.E622]-[.$E$2];[.$H$2])+1+[.$E$2]" office:value-type="float" office:value="211" calcext:value-type="float">
            <text:p>211</text:p>
          </table:table-cell>
          <table:table-cell table:formula="of:=MOD([.F622]+1/[.$H$2];5)" office:value-type="float" office:value="0.666666666666634" calcext:value-type="float">
            <text:p>0,666666666666634</text:p>
          </table:table-cell>
          <table:table-cell table:formula="of:=IF([.F623]&lt;0.000001;[.G622]+2+1/[.$H$2];[.G622]+1/[.$H$2])" office:value-type="float" office:value="20.6666666666668" calcext:value-type="float">
            <text:p>20,6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4]))" office:value-type="date" office:date-value="2019-10-27T22:28:39.994948" calcext:value-type="date">
            <text:p>2019-10-27 22:28:40</text:p>
          </table:table-cell>
          <table:table-cell table:style-name="ce7" table:formula="of:=[.A624]" office:value-type="date" office:date-value="2019-10-27T22:28:39.994948" calcext:value-type="date">
            <text:p>2019-10-27 22:28:40</text:p>
          </table:table-cell>
          <table:table-cell table:formula="of:=TRUNC([.A624])" office:value-type="float" office:value="43765" calcext:value-type="float">
            <text:p>43765</text:p>
          </table:table-cell>
          <table:table-cell table:style-name="ce12" table:formula="of:=[.B624]-[.C624]" office:value-type="date" office:date-value="1899-12-30T22:28:39.99494775664" calcext:value-type="date">
            <text:p>12/30/99 10:28 PM</text:p>
          </table:table-cell>
          <table:table-cell table:formula="of:=MOD([.E623]-[.$E$2];[.$H$2])+1+[.$E$2]" office:value-type="float" office:value="212" calcext:value-type="float">
            <text:p>212</text:p>
          </table:table-cell>
          <table:table-cell table:formula="of:=MOD([.F623]+1/[.$H$2];5)" office:value-type="float" office:value="0.699999999999968" calcext:value-type="float">
            <text:p>0,699999999999968</text:p>
          </table:table-cell>
          <table:table-cell table:formula="of:=IF([.F624]&lt;0.000001;[.G623]+2+1/[.$H$2];[.G623]+1/[.$H$2])" office:value-type="float" office:value="20.7000000000002" calcext:value-type="float">
            <text:p>20,7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5]))" office:value-type="date" office:date-value="2019-10-27T22:25:39.574302" calcext:value-type="date">
            <text:p>2019-10-27 22:25:40</text:p>
          </table:table-cell>
          <table:table-cell table:style-name="ce7" table:formula="of:=[.A625]" office:value-type="date" office:date-value="2019-10-27T22:25:39.574302" calcext:value-type="date">
            <text:p>2019-10-27 22:25:40</text:p>
          </table:table-cell>
          <table:table-cell table:formula="of:=TRUNC([.A625])" office:value-type="float" office:value="43765" calcext:value-type="float">
            <text:p>43765</text:p>
          </table:table-cell>
          <table:table-cell table:style-name="ce12" table:formula="of:=[.B625]-[.C625]" office:value-type="date" office:date-value="1899-12-30T22:25:39.57430219743" calcext:value-type="date">
            <text:p>12/30/99 10:25 PM</text:p>
          </table:table-cell>
          <table:table-cell table:formula="of:=MOD([.E624]-[.$E$2];[.$H$2])+1+[.$E$2]" office:value-type="float" office:value="213" calcext:value-type="float">
            <text:p>213</text:p>
          </table:table-cell>
          <table:table-cell table:formula="of:=MOD([.F624]+1/[.$H$2];5)" office:value-type="float" office:value="0.733333333333301" calcext:value-type="float">
            <text:p>0,733333333333301</text:p>
          </table:table-cell>
          <table:table-cell table:formula="of:=IF([.F625]&lt;0.000001;[.G624]+2+1/[.$H$2];[.G624]+1/[.$H$2])" office:value-type="float" office:value="20.7333333333335" calcext:value-type="float">
            <text:p>20,7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6]))" office:value-type="date" office:date-value="2019-10-27T22:10:30.71518" calcext:value-type="date">
            <text:p>2019-10-27 22:10:31</text:p>
          </table:table-cell>
          <table:table-cell table:style-name="ce7" table:formula="of:=[.A626]" office:value-type="date" office:date-value="2019-10-27T22:10:30.71518" calcext:value-type="date">
            <text:p>2019-10-27 22:10:31</text:p>
          </table:table-cell>
          <table:table-cell table:formula="of:=TRUNC([.A626])" office:value-type="float" office:value="43765" calcext:value-type="float">
            <text:p>43765</text:p>
          </table:table-cell>
          <table:table-cell table:style-name="ce12" table:formula="of:=[.B626]-[.C626]" office:value-type="date" office:date-value="1899-12-30T22:10:30.71518039797" calcext:value-type="date">
            <text:p>12/30/99 10:10 PM</text:p>
          </table:table-cell>
          <table:table-cell table:formula="of:=MOD([.E625]-[.$E$2];[.$H$2])+1+[.$E$2]" office:value-type="float" office:value="214" calcext:value-type="float">
            <text:p>214</text:p>
          </table:table-cell>
          <table:table-cell table:formula="of:=MOD([.F625]+1/[.$H$2];5)" office:value-type="float" office:value="0.766666666666634" calcext:value-type="float">
            <text:p>0,766666666666634</text:p>
          </table:table-cell>
          <table:table-cell table:formula="of:=IF([.F626]&lt;0.000001;[.G625]+2+1/[.$H$2];[.G625]+1/[.$H$2])" office:value-type="float" office:value="20.7666666666669" calcext:value-type="float">
            <text:p>20,7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7]))" office:value-type="date" office:date-value="2019-10-27T22:25:46.646765" calcext:value-type="date">
            <text:p>2019-10-27 22:25:47</text:p>
          </table:table-cell>
          <table:table-cell table:style-name="ce7" table:formula="of:=[.A627]" office:value-type="date" office:date-value="2019-10-27T22:25:46.646765" calcext:value-type="date">
            <text:p>2019-10-27 22:25:47</text:p>
          </table:table-cell>
          <table:table-cell table:formula="of:=TRUNC([.A627])" office:value-type="float" office:value="43765" calcext:value-type="float">
            <text:p>43765</text:p>
          </table:table-cell>
          <table:table-cell table:style-name="ce12" table:formula="of:=[.B627]-[.C627]" office:value-type="date" office:date-value="1899-12-30T22:25:46.64676496759" calcext:value-type="date">
            <text:p>12/30/99 10:25 PM</text:p>
          </table:table-cell>
          <table:table-cell table:formula="of:=MOD([.E626]-[.$E$2];[.$H$2])+1+[.$E$2]" office:value-type="float" office:value="215" calcext:value-type="float">
            <text:p>215</text:p>
          </table:table-cell>
          <table:table-cell table:formula="of:=MOD([.F626]+1/[.$H$2];5)" office:value-type="float" office:value="0.799999999999968" calcext:value-type="float">
            <text:p>0,799999999999968</text:p>
          </table:table-cell>
          <table:table-cell table:formula="of:=IF([.F627]&lt;0.000001;[.G626]+2+1/[.$H$2];[.G626]+1/[.$H$2])" office:value-type="float" office:value="20.8000000000002" calcext:value-type="float">
            <text:p>20,8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8]))" office:value-type="date" office:date-value="2019-10-27T22:34:41.362022" calcext:value-type="date">
            <text:p>2019-10-27 22:34:41</text:p>
          </table:table-cell>
          <table:table-cell table:style-name="ce7" table:formula="of:=[.A628]" office:value-type="date" office:date-value="2019-10-27T22:34:41.362022" calcext:value-type="date">
            <text:p>2019-10-27 22:34:41</text:p>
          </table:table-cell>
          <table:table-cell table:formula="of:=TRUNC([.A628])" office:value-type="float" office:value="43765" calcext:value-type="float">
            <text:p>43765</text:p>
          </table:table-cell>
          <table:table-cell table:style-name="ce12" table:formula="of:=[.B628]-[.C628]" office:value-type="date" office:date-value="1899-12-30T22:34:41.36202245951" calcext:value-type="date">
            <text:p>12/30/99 10:34 PM</text:p>
          </table:table-cell>
          <table:table-cell table:formula="of:=MOD([.E627]-[.$E$2];[.$H$2])+1+[.$E$2]" office:value-type="float" office:value="216" calcext:value-type="float">
            <text:p>216</text:p>
          </table:table-cell>
          <table:table-cell table:formula="of:=MOD([.F627]+1/[.$H$2];5)" office:value-type="float" office:value="0.833333333333301" calcext:value-type="float">
            <text:p>0,833333333333301</text:p>
          </table:table-cell>
          <table:table-cell table:formula="of:=IF([.F628]&lt;0.000001;[.G627]+2+1/[.$H$2];[.G627]+1/[.$H$2])" office:value-type="float" office:value="20.8333333333335" calcext:value-type="float">
            <text:p>20,8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9]))" office:value-type="date" office:date-value="2019-10-27T22:19:16.897783" calcext:value-type="date">
            <text:p>2019-10-27 22:19:17</text:p>
          </table:table-cell>
          <table:table-cell table:style-name="ce7" table:formula="of:=[.A629]" office:value-type="date" office:date-value="2019-10-27T22:19:16.897783" calcext:value-type="date">
            <text:p>2019-10-27 22:19:17</text:p>
          </table:table-cell>
          <table:table-cell table:formula="of:=TRUNC([.A629])" office:value-type="float" office:value="43765" calcext:value-type="float">
            <text:p>43765</text:p>
          </table:table-cell>
          <table:table-cell table:style-name="ce12" table:formula="of:=[.B629]-[.C629]" office:value-type="date" office:date-value="1899-12-30T22:19:16.89778262749" calcext:value-type="date">
            <text:p>12/30/99 10:19 PM</text:p>
          </table:table-cell>
          <table:table-cell table:formula="of:=MOD([.E628]-[.$E$2];[.$H$2])+1+[.$E$2]" office:value-type="float" office:value="217" calcext:value-type="float">
            <text:p>217</text:p>
          </table:table-cell>
          <table:table-cell table:formula="of:=MOD([.F628]+1/[.$H$2];5)" office:value-type="float" office:value="0.866666666666634" calcext:value-type="float">
            <text:p>0,866666666666634</text:p>
          </table:table-cell>
          <table:table-cell table:formula="of:=IF([.F629]&lt;0.000001;[.G628]+2+1/[.$H$2];[.G628]+1/[.$H$2])" office:value-type="float" office:value="20.8666666666669" calcext:value-type="float">
            <text:p>20,8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0]))" office:value-type="date" office:date-value="2019-10-27T22:31:07.84978" calcext:value-type="date">
            <text:p>2019-10-27 22:31:08</text:p>
          </table:table-cell>
          <table:table-cell table:style-name="ce7" table:formula="of:=[.A630]" office:value-type="date" office:date-value="2019-10-27T22:31:07.84978" calcext:value-type="date">
            <text:p>2019-10-27 22:31:08</text:p>
          </table:table-cell>
          <table:table-cell table:formula="of:=TRUNC([.A630])" office:value-type="float" office:value="43765" calcext:value-type="float">
            <text:p>43765</text:p>
          </table:table-cell>
          <table:table-cell table:style-name="ce12" table:formula="of:=[.B630]-[.C630]" office:value-type="date" office:date-value="1899-12-30T22:31:07.84978033975" calcext:value-type="date">
            <text:p>12/30/99 10:31 PM</text:p>
          </table:table-cell>
          <table:table-cell table:formula="of:=MOD([.E629]-[.$E$2];[.$H$2])+1+[.$E$2]" office:value-type="float" office:value="218" calcext:value-type="float">
            <text:p>218</text:p>
          </table:table-cell>
          <table:table-cell table:formula="of:=MOD([.F629]+1/[.$H$2];5)" office:value-type="float" office:value="0.899999999999968" calcext:value-type="float">
            <text:p>0,899999999999968</text:p>
          </table:table-cell>
          <table:table-cell table:formula="of:=IF([.F630]&lt;0.000001;[.G629]+2+1/[.$H$2];[.G629]+1/[.$H$2])" office:value-type="float" office:value="20.9000000000002" calcext:value-type="float">
            <text:p>20,9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1]))" office:value-type="date" office:date-value="2019-10-27T22:52:25.838711" calcext:value-type="date">
            <text:p>2019-10-27 22:52:26</text:p>
          </table:table-cell>
          <table:table-cell table:style-name="ce7" table:formula="of:=[.A631]" office:value-type="date" office:date-value="2019-10-27T22:52:25.838711" calcext:value-type="date">
            <text:p>2019-10-27 22:52:26</text:p>
          </table:table-cell>
          <table:table-cell table:formula="of:=TRUNC([.A631])" office:value-type="float" office:value="43765" calcext:value-type="float">
            <text:p>43765</text:p>
          </table:table-cell>
          <table:table-cell table:style-name="ce12" table:formula="of:=[.B631]-[.C631]" office:value-type="date" office:date-value="1899-12-30T22:52:25.83871071227" calcext:value-type="date">
            <text:p>12/30/99 10:52 PM</text:p>
          </table:table-cell>
          <table:table-cell table:formula="of:=MOD([.E630]-[.$E$2];[.$H$2])+1+[.$E$2]" office:value-type="float" office:value="219" calcext:value-type="float">
            <text:p>219</text:p>
          </table:table-cell>
          <table:table-cell table:formula="of:=MOD([.F630]+1/[.$H$2];5)" office:value-type="float" office:value="0.933333333333301" calcext:value-type="float">
            <text:p>0,933333333333301</text:p>
          </table:table-cell>
          <table:table-cell table:formula="of:=IF([.F631]&lt;0.000001;[.G630]+2+1/[.$H$2];[.G630]+1/[.$H$2])" office:value-type="float" office:value="20.9333333333335" calcext:value-type="float">
            <text:p>20,9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2]))" office:value-type="date" office:date-value="2019-10-27T22:37:38.880141" calcext:value-type="date">
            <text:p>2019-10-27 22:37:39</text:p>
          </table:table-cell>
          <table:table-cell table:style-name="ce7" table:formula="of:=[.A632]" office:value-type="date" office:date-value="2019-10-27T22:37:38.880141" calcext:value-type="date">
            <text:p>2019-10-27 22:37:39</text:p>
          </table:table-cell>
          <table:table-cell table:formula="of:=TRUNC([.A632])" office:value-type="float" office:value="43765" calcext:value-type="float">
            <text:p>43765</text:p>
          </table:table-cell>
          <table:table-cell table:style-name="ce12" table:formula="of:=[.B632]-[.C632]" office:value-type="date" office:date-value="1899-12-30T22:37:38.8801408885" calcext:value-type="date">
            <text:p>12/30/99 10:37 PM</text:p>
          </table:table-cell>
          <table:table-cell table:formula="of:=MOD([.E631]-[.$E$2];[.$H$2])+1+[.$E$2]" office:value-type="float" office:value="220" calcext:value-type="float">
            <text:p>220</text:p>
          </table:table-cell>
          <table:table-cell table:formula="of:=MOD([.F631]+1/[.$H$2];5)" office:value-type="float" office:value="0.966666666666634" calcext:value-type="float">
            <text:p>0,966666666666634</text:p>
          </table:table-cell>
          <table:table-cell table:formula="of:=IF([.F632]&lt;0.000001;[.G631]+2+1/[.$H$2];[.G631]+1/[.$H$2])" office:value-type="float" office:value="20.9666666666669" calcext:value-type="float">
            <text:p>20,9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3]))" office:value-type="date" office:date-value="2019-10-28T22:41:55.751459" calcext:value-type="date">
            <text:p>2019-10-28 22:41:56</text:p>
          </table:table-cell>
          <table:table-cell table:style-name="ce7" table:formula="of:=[.A633]" office:value-type="date" office:date-value="2019-10-28T22:41:55.751459" calcext:value-type="date">
            <text:p>2019-10-28 22:41:56</text:p>
          </table:table-cell>
          <table:table-cell table:formula="of:=TRUNC([.A633])" office:value-type="float" office:value="43766" calcext:value-type="float">
            <text:p>43766</text:p>
          </table:table-cell>
          <table:table-cell table:style-name="ce12" table:formula="of:=[.B633]-[.C633]" office:value-type="date" office:date-value="1899-12-30T22:41:55.75145933311" calcext:value-type="date">
            <text:p>12/30/99 10:41 PM</text:p>
          </table:table-cell>
          <table:table-cell table:formula="of:=MOD([.E632]-[.$E$2];[.$H$2])+1+[.$E$2]" office:value-type="float" office:value="191" calcext:value-type="float">
            <text:p>191</text:p>
          </table:table-cell>
          <table:table-cell table:formula="of:=MOD([.F632]+1/[.$H$2];5)" office:value-type="float" office:value="0.999999999999968" calcext:value-type="float">
            <text:p>0,999999999999968</text:p>
          </table:table-cell>
          <table:table-cell table:formula="of:=IF([.F633]&lt;0.000001;[.G632]+2+1/[.$H$2];[.G632]+1/[.$H$2])" office:value-type="float" office:value="21.0000000000002" calcext:value-type="float">
            <text:p>21,0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4]))" office:value-type="date" office:date-value="2019-10-28T23:08:26.22373" calcext:value-type="date">
            <text:p>2019-10-28 23:08:26</text:p>
          </table:table-cell>
          <table:table-cell table:style-name="ce7" table:formula="of:=[.A634]" office:value-type="date" office:date-value="2019-10-28T23:08:26.22373" calcext:value-type="date">
            <text:p>2019-10-28 23:08:26</text:p>
          </table:table-cell>
          <table:table-cell table:formula="of:=TRUNC([.A634])" office:value-type="float" office:value="43766" calcext:value-type="float">
            <text:p>43766</text:p>
          </table:table-cell>
          <table:table-cell table:style-name="ce12" table:formula="of:=[.B634]-[.C634]" office:value-type="date" office:date-value="1899-12-30T23:08:26.22373048682" calcext:value-type="date">
            <text:p>12/30/99 11:08 PM</text:p>
          </table:table-cell>
          <table:table-cell table:formula="of:=MOD([.E633]-[.$E$2];[.$H$2])+1+[.$E$2]" office:value-type="float" office:value="192" calcext:value-type="float">
            <text:p>192</text:p>
          </table:table-cell>
          <table:table-cell table:formula="of:=MOD([.F633]+1/[.$H$2];5)" office:value-type="float" office:value="1.0333333333333" calcext:value-type="float">
            <text:p>1,0333333333333</text:p>
          </table:table-cell>
          <table:table-cell table:formula="of:=IF([.F634]&lt;0.000001;[.G633]+2+1/[.$H$2];[.G633]+1/[.$H$2])" office:value-type="float" office:value="21.0333333333335" calcext:value-type="float">
            <text:p>21,0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5]))" office:value-type="date" office:date-value="2019-10-28T22:46:03.389545" calcext:value-type="date">
            <text:p>2019-10-28 22:46:03</text:p>
          </table:table-cell>
          <table:table-cell table:style-name="ce7" table:formula="of:=[.A635]" office:value-type="date" office:date-value="2019-10-28T22:46:03.389545" calcext:value-type="date">
            <text:p>2019-10-28 22:46:03</text:p>
          </table:table-cell>
          <table:table-cell table:formula="of:=TRUNC([.A635])" office:value-type="float" office:value="43766" calcext:value-type="float">
            <text:p>43766</text:p>
          </table:table-cell>
          <table:table-cell table:style-name="ce12" table:formula="of:=[.B635]-[.C635]" office:value-type="date" office:date-value="1899-12-30T22:46:03.38954481762" calcext:value-type="date">
            <text:p>12/30/99 10:46 PM</text:p>
          </table:table-cell>
          <table:table-cell table:formula="of:=MOD([.E634]-[.$E$2];[.$H$2])+1+[.$E$2]" office:value-type="float" office:value="193" calcext:value-type="float">
            <text:p>193</text:p>
          </table:table-cell>
          <table:table-cell table:formula="of:=MOD([.F634]+1/[.$H$2];5)" office:value-type="float" office:value="1.06666666666663" calcext:value-type="float">
            <text:p>1,06666666666663</text:p>
          </table:table-cell>
          <table:table-cell table:formula="of:=IF([.F635]&lt;0.000001;[.G634]+2+1/[.$H$2];[.G634]+1/[.$H$2])" office:value-type="float" office:value="21.0666666666669" calcext:value-type="float">
            <text:p>21,0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6]))" office:value-type="date" office:date-value="2019-10-28T22:51:09.405778" calcext:value-type="date">
            <text:p>2019-10-28 22:51:09</text:p>
          </table:table-cell>
          <table:table-cell table:style-name="ce7" table:formula="of:=[.A636]" office:value-type="date" office:date-value="2019-10-28T22:51:09.405778" calcext:value-type="date">
            <text:p>2019-10-28 22:51:09</text:p>
          </table:table-cell>
          <table:table-cell table:formula="of:=TRUNC([.A636])" office:value-type="float" office:value="43766" calcext:value-type="float">
            <text:p>43766</text:p>
          </table:table-cell>
          <table:table-cell table:style-name="ce12" table:formula="of:=[.B636]-[.C636]" office:value-type="date" office:date-value="1899-12-30T22:51:09.40577812493" calcext:value-type="date">
            <text:p>12/30/99 10:51 PM</text:p>
          </table:table-cell>
          <table:table-cell table:formula="of:=MOD([.E635]-[.$E$2];[.$H$2])+1+[.$E$2]" office:value-type="float" office:value="194" calcext:value-type="float">
            <text:p>194</text:p>
          </table:table-cell>
          <table:table-cell table:formula="of:=MOD([.F635]+1/[.$H$2];5)" office:value-type="float" office:value="1.09999999999997" calcext:value-type="float">
            <text:p>1,09999999999997</text:p>
          </table:table-cell>
          <table:table-cell table:formula="of:=IF([.F636]&lt;0.000001;[.G635]+2+1/[.$H$2];[.G635]+1/[.$H$2])" office:value-type="float" office:value="21.1000000000002" calcext:value-type="float">
            <text:p>21,1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7]))" office:value-type="date" office:date-value="2019-10-28T22:41:30.013184" calcext:value-type="date">
            <text:p>2019-10-28 22:41:30</text:p>
          </table:table-cell>
          <table:table-cell table:style-name="ce7" table:formula="of:=[.A637]" office:value-type="date" office:date-value="2019-10-28T22:41:30.013184" calcext:value-type="date">
            <text:p>2019-10-28 22:41:30</text:p>
          </table:table-cell>
          <table:table-cell table:formula="of:=TRUNC([.A637])" office:value-type="float" office:value="43766" calcext:value-type="float">
            <text:p>43766</text:p>
          </table:table-cell>
          <table:table-cell table:style-name="ce12" table:formula="of:=[.B637]-[.C637]" office:value-type="date" office:date-value="1899-12-30T22:41:30.01318363007" calcext:value-type="date">
            <text:p>12/30/99 10:41 PM</text:p>
          </table:table-cell>
          <table:table-cell table:formula="of:=MOD([.E636]-[.$E$2];[.$H$2])+1+[.$E$2]" office:value-type="float" office:value="195" calcext:value-type="float">
            <text:p>195</text:p>
          </table:table-cell>
          <table:table-cell table:formula="of:=MOD([.F636]+1/[.$H$2];5)" office:value-type="float" office:value="1.1333333333333" calcext:value-type="float">
            <text:p>1,1333333333333</text:p>
          </table:table-cell>
          <table:table-cell table:formula="of:=IF([.F637]&lt;0.000001;[.G636]+2+1/[.$H$2];[.G636]+1/[.$H$2])" office:value-type="float" office:value="21.1333333333335" calcext:value-type="float">
            <text:p>21,1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8]))" office:value-type="date" office:date-value="2019-10-28T22:15:21.825507" calcext:value-type="date">
            <text:p>2019-10-28 22:15:22</text:p>
          </table:table-cell>
          <table:table-cell table:style-name="ce7" table:formula="of:=[.A638]" office:value-type="date" office:date-value="2019-10-28T22:15:21.825507" calcext:value-type="date">
            <text:p>2019-10-28 22:15:22</text:p>
          </table:table-cell>
          <table:table-cell table:formula="of:=TRUNC([.A638])" office:value-type="float" office:value="43766" calcext:value-type="float">
            <text:p>43766</text:p>
          </table:table-cell>
          <table:table-cell table:style-name="ce12" table:formula="of:=[.B638]-[.C638]" office:value-type="date" office:date-value="1899-12-30T22:15:21.82550670113" calcext:value-type="date">
            <text:p>12/30/99 10:15 PM</text:p>
          </table:table-cell>
          <table:table-cell table:formula="of:=MOD([.E637]-[.$E$2];[.$H$2])+1+[.$E$2]" office:value-type="float" office:value="196" calcext:value-type="float">
            <text:p>196</text:p>
          </table:table-cell>
          <table:table-cell table:formula="of:=MOD([.F637]+1/[.$H$2];5)" office:value-type="float" office:value="1.16666666666663" calcext:value-type="float">
            <text:p>1,16666666666663</text:p>
          </table:table-cell>
          <table:table-cell table:formula="of:=IF([.F638]&lt;0.000001;[.G637]+2+1/[.$H$2];[.G637]+1/[.$H$2])" office:value-type="float" office:value="21.1666666666669" calcext:value-type="float">
            <text:p>21,1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9]))" office:value-type="date" office:date-value="2019-10-28T22:41:14.138209" calcext:value-type="date">
            <text:p>2019-10-28 22:41:14</text:p>
          </table:table-cell>
          <table:table-cell table:style-name="ce7" table:formula="of:=[.A639]" office:value-type="date" office:date-value="2019-10-28T22:41:14.138209" calcext:value-type="date">
            <text:p>2019-10-28 22:41:14</text:p>
          </table:table-cell>
          <table:table-cell table:formula="of:=TRUNC([.A639])" office:value-type="float" office:value="43766" calcext:value-type="float">
            <text:p>43766</text:p>
          </table:table-cell>
          <table:table-cell table:style-name="ce12" table:formula="of:=[.B639]-[.C639]" office:value-type="date" office:date-value="1899-12-30T22:41:14.13820875809" calcext:value-type="date">
            <text:p>12/30/99 10:41 PM</text:p>
          </table:table-cell>
          <table:table-cell table:formula="of:=MOD([.E638]-[.$E$2];[.$H$2])+1+[.$E$2]" office:value-type="float" office:value="197" calcext:value-type="float">
            <text:p>197</text:p>
          </table:table-cell>
          <table:table-cell table:formula="of:=MOD([.F638]+1/[.$H$2];5)" office:value-type="float" office:value="1.19999999999997" calcext:value-type="float">
            <text:p>1,19999999999997</text:p>
          </table:table-cell>
          <table:table-cell table:formula="of:=IF([.F639]&lt;0.000001;[.G638]+2+1/[.$H$2];[.G638]+1/[.$H$2])" office:value-type="float" office:value="21.2000000000002" calcext:value-type="float">
            <text:p>21,2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0]))" office:value-type="date" office:date-value="2019-10-28T22:45:50.598662" calcext:value-type="date">
            <text:p>2019-10-28 22:45:51</text:p>
          </table:table-cell>
          <table:table-cell table:style-name="ce7" table:formula="of:=[.A640]" office:value-type="date" office:date-value="2019-10-28T22:45:50.598662" calcext:value-type="date">
            <text:p>2019-10-28 22:45:51</text:p>
          </table:table-cell>
          <table:table-cell table:formula="of:=TRUNC([.A640])" office:value-type="float" office:value="43766" calcext:value-type="float">
            <text:p>43766</text:p>
          </table:table-cell>
          <table:table-cell table:style-name="ce12" table:formula="of:=[.B640]-[.C640]" office:value-type="date" office:date-value="1899-12-30T22:45:50.59866230004" calcext:value-type="date">
            <text:p>12/30/99 10:45 PM</text:p>
          </table:table-cell>
          <table:table-cell table:formula="of:=MOD([.E639]-[.$E$2];[.$H$2])+1+[.$E$2]" office:value-type="float" office:value="198" calcext:value-type="float">
            <text:p>198</text:p>
          </table:table-cell>
          <table:table-cell table:formula="of:=MOD([.F639]+1/[.$H$2];5)" office:value-type="float" office:value="1.2333333333333" calcext:value-type="float">
            <text:p>1,2333333333333</text:p>
          </table:table-cell>
          <table:table-cell table:formula="of:=IF([.F640]&lt;0.000001;[.G639]+2+1/[.$H$2];[.G639]+1/[.$H$2])" office:value-type="float" office:value="21.2333333333335" calcext:value-type="float">
            <text:p>21,2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1]))" office:value-type="date" office:date-value="2019-10-28T22:11:48.977234" calcext:value-type="date">
            <text:p>2019-10-28 22:11:49</text:p>
          </table:table-cell>
          <table:table-cell table:style-name="ce7" table:formula="of:=[.A641]" office:value-type="date" office:date-value="2019-10-28T22:11:48.977234" calcext:value-type="date">
            <text:p>2019-10-28 22:11:49</text:p>
          </table:table-cell>
          <table:table-cell table:formula="of:=TRUNC([.A641])" office:value-type="float" office:value="43766" calcext:value-type="float">
            <text:p>43766</text:p>
          </table:table-cell>
          <table:table-cell table:style-name="ce12" table:formula="of:=[.B641]-[.C641]" office:value-type="date" office:date-value="1899-12-30T22:11:48.97723389789" calcext:value-type="date">
            <text:p>12/30/99 10:11 PM</text:p>
          </table:table-cell>
          <table:table-cell table:formula="of:=MOD([.E640]-[.$E$2];[.$H$2])+1+[.$E$2]" office:value-type="float" office:value="199" calcext:value-type="float">
            <text:p>199</text:p>
          </table:table-cell>
          <table:table-cell table:formula="of:=MOD([.F640]+1/[.$H$2];5)" office:value-type="float" office:value="1.26666666666664" calcext:value-type="float">
            <text:p>1,26666666666664</text:p>
          </table:table-cell>
          <table:table-cell table:formula="of:=IF([.F641]&lt;0.000001;[.G640]+2+1/[.$H$2];[.G640]+1/[.$H$2])" office:value-type="float" office:value="21.2666666666669" calcext:value-type="float">
            <text:p>21,2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2]))" office:value-type="date" office:date-value="2019-10-28T22:27:57.781077" calcext:value-type="date">
            <text:p>2019-10-28 22:27:58</text:p>
          </table:table-cell>
          <table:table-cell table:style-name="ce7" table:formula="of:=[.A642]" office:value-type="date" office:date-value="2019-10-28T22:27:57.781077" calcext:value-type="date">
            <text:p>2019-10-28 22:27:58</text:p>
          </table:table-cell>
          <table:table-cell table:formula="of:=TRUNC([.A642])" office:value-type="float" office:value="43766" calcext:value-type="float">
            <text:p>43766</text:p>
          </table:table-cell>
          <table:table-cell table:style-name="ce12" table:formula="of:=[.B642]-[.C642]" office:value-type="date" office:date-value="1899-12-30T22:27:57.78107745107" calcext:value-type="date">
            <text:p>12/30/99 10:27 PM</text:p>
          </table:table-cell>
          <table:table-cell table:formula="of:=MOD([.E641]-[.$E$2];[.$H$2])+1+[.$E$2]" office:value-type="float" office:value="200" calcext:value-type="float">
            <text:p>200</text:p>
          </table:table-cell>
          <table:table-cell table:formula="of:=MOD([.F641]+1/[.$H$2];5)" office:value-type="float" office:value="1.29999999999997" calcext:value-type="float">
            <text:p>1,29999999999997</text:p>
          </table:table-cell>
          <table:table-cell table:formula="of:=IF([.F642]&lt;0.000001;[.G641]+2+1/[.$H$2];[.G641]+1/[.$H$2])" office:value-type="float" office:value="21.3000000000002" calcext:value-type="float">
            <text:p>21,3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3]))" office:value-type="date" office:date-value="2019-10-28T22:20:17.729675" calcext:value-type="date">
            <text:p>2019-10-28 22:20:18</text:p>
          </table:table-cell>
          <table:table-cell table:style-name="ce7" table:formula="of:=[.A643]" office:value-type="date" office:date-value="2019-10-28T22:20:17.729675" calcext:value-type="date">
            <text:p>2019-10-28 22:20:18</text:p>
          </table:table-cell>
          <table:table-cell table:formula="of:=TRUNC([.A643])" office:value-type="float" office:value="43766" calcext:value-type="float">
            <text:p>43766</text:p>
          </table:table-cell>
          <table:table-cell table:style-name="ce12" table:formula="of:=[.B643]-[.C643]" office:value-type="date" office:date-value="1899-12-30T22:20:17.72967518773" calcext:value-type="date">
            <text:p>12/30/99 10:20 PM</text:p>
          </table:table-cell>
          <table:table-cell table:formula="of:=MOD([.E642]-[.$E$2];[.$H$2])+1+[.$E$2]" office:value-type="float" office:value="201" calcext:value-type="float">
            <text:p>201</text:p>
          </table:table-cell>
          <table:table-cell table:formula="of:=MOD([.F642]+1/[.$H$2];5)" office:value-type="float" office:value="1.3333333333333" calcext:value-type="float">
            <text:p>1,3333333333333</text:p>
          </table:table-cell>
          <table:table-cell table:formula="of:=IF([.F643]&lt;0.000001;[.G642]+2+1/[.$H$2];[.G642]+1/[.$H$2])" office:value-type="float" office:value="21.3333333333335" calcext:value-type="float">
            <text:p>21,3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4]))" office:value-type="date" office:date-value="2019-10-28T22:35:38.719349" calcext:value-type="date">
            <text:p>2019-10-28 22:35:39</text:p>
          </table:table-cell>
          <table:table-cell table:style-name="ce7" table:formula="of:=[.A644]" office:value-type="date" office:date-value="2019-10-28T22:35:38.719349" calcext:value-type="date">
            <text:p>2019-10-28 22:35:39</text:p>
          </table:table-cell>
          <table:table-cell table:formula="of:=TRUNC([.A644])" office:value-type="float" office:value="43766" calcext:value-type="float">
            <text:p>43766</text:p>
          </table:table-cell>
          <table:table-cell table:style-name="ce12" table:formula="of:=[.B644]-[.C644]" office:value-type="date" office:date-value="1899-12-30T22:35:38.71934940107" calcext:value-type="date">
            <text:p>12/30/99 10:35 PM</text:p>
          </table:table-cell>
          <table:table-cell table:formula="of:=MOD([.E643]-[.$E$2];[.$H$2])+1+[.$E$2]" office:value-type="float" office:value="202" calcext:value-type="float">
            <text:p>202</text:p>
          </table:table-cell>
          <table:table-cell table:formula="of:=MOD([.F643]+1/[.$H$2];5)" office:value-type="float" office:value="1.36666666666664" calcext:value-type="float">
            <text:p>1,36666666666664</text:p>
          </table:table-cell>
          <table:table-cell table:formula="of:=IF([.F644]&lt;0.000001;[.G643]+2+1/[.$H$2];[.G643]+1/[.$H$2])" office:value-type="float" office:value="21.3666666666669" calcext:value-type="float">
            <text:p>21,3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5]))" office:value-type="date" office:date-value="2019-10-28T22:18:44.017373" calcext:value-type="date">
            <text:p>2019-10-28 22:18:44</text:p>
          </table:table-cell>
          <table:table-cell table:style-name="ce7" table:formula="of:=[.A645]" office:value-type="date" office:date-value="2019-10-28T22:18:44.017373" calcext:value-type="date">
            <text:p>2019-10-28 22:18:44</text:p>
          </table:table-cell>
          <table:table-cell table:formula="of:=TRUNC([.A645])" office:value-type="float" office:value="43766" calcext:value-type="float">
            <text:p>43766</text:p>
          </table:table-cell>
          <table:table-cell table:style-name="ce12" table:formula="of:=[.B645]-[.C645]" office:value-type="date" office:date-value="1899-12-30T22:18:44.01737293694" calcext:value-type="date">
            <text:p>12/30/99 10:18 PM</text:p>
          </table:table-cell>
          <table:table-cell table:formula="of:=MOD([.E644]-[.$E$2];[.$H$2])+1+[.$E$2]" office:value-type="float" office:value="203" calcext:value-type="float">
            <text:p>203</text:p>
          </table:table-cell>
          <table:table-cell table:formula="of:=MOD([.F644]+1/[.$H$2];5)" office:value-type="float" office:value="1.39999999999997" calcext:value-type="float">
            <text:p>1,39999999999997</text:p>
          </table:table-cell>
          <table:table-cell table:formula="of:=IF([.F645]&lt;0.000001;[.G644]+2+1/[.$H$2];[.G644]+1/[.$H$2])" office:value-type="float" office:value="21.4000000000002" calcext:value-type="float">
            <text:p>21,4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6]))" office:value-type="date" office:date-value="2019-10-28T22:38:13.320069" calcext:value-type="date">
            <text:p>2019-10-28 22:38:13</text:p>
          </table:table-cell>
          <table:table-cell table:style-name="ce7" table:formula="of:=[.A646]" office:value-type="date" office:date-value="2019-10-28T22:38:13.320069" calcext:value-type="date">
            <text:p>2019-10-28 22:38:13</text:p>
          </table:table-cell>
          <table:table-cell table:formula="of:=TRUNC([.A646])" office:value-type="float" office:value="43766" calcext:value-type="float">
            <text:p>43766</text:p>
          </table:table-cell>
          <table:table-cell table:style-name="ce12" table:formula="of:=[.B646]-[.C646]" office:value-type="date" office:date-value="1899-12-30T22:38:13.32006862387" calcext:value-type="date">
            <text:p>12/30/99 10:38 PM</text:p>
          </table:table-cell>
          <table:table-cell table:formula="of:=MOD([.E645]-[.$E$2];[.$H$2])+1+[.$E$2]" office:value-type="float" office:value="204" calcext:value-type="float">
            <text:p>204</text:p>
          </table:table-cell>
          <table:table-cell table:formula="of:=MOD([.F645]+1/[.$H$2];5)" office:value-type="float" office:value="1.4333333333333" calcext:value-type="float">
            <text:p>1,4333333333333</text:p>
          </table:table-cell>
          <table:table-cell table:formula="of:=IF([.F646]&lt;0.000001;[.G645]+2+1/[.$H$2];[.G645]+1/[.$H$2])" office:value-type="float" office:value="21.4333333333336" calcext:value-type="float">
            <text:p>21,4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7]))" office:value-type="date" office:date-value="2019-10-28T22:20:28.109362" calcext:value-type="date">
            <text:p>2019-10-28 22:20:28</text:p>
          </table:table-cell>
          <table:table-cell table:style-name="ce7" table:formula="of:=[.A647]" office:value-type="date" office:date-value="2019-10-28T22:20:28.109362" calcext:value-type="date">
            <text:p>2019-10-28 22:20:28</text:p>
          </table:table-cell>
          <table:table-cell table:formula="of:=TRUNC([.A647])" office:value-type="float" office:value="43766" calcext:value-type="float">
            <text:p>43766</text:p>
          </table:table-cell>
          <table:table-cell table:style-name="ce12" table:formula="of:=[.B647]-[.C647]" office:value-type="date" office:date-value="1899-12-30T22:20:28.10936202295" calcext:value-type="date">
            <text:p>12/30/99 10:20 PM</text:p>
          </table:table-cell>
          <table:table-cell table:formula="of:=MOD([.E646]-[.$E$2];[.$H$2])+1+[.$E$2]" office:value-type="float" office:value="205" calcext:value-type="float">
            <text:p>205</text:p>
          </table:table-cell>
          <table:table-cell table:formula="of:=MOD([.F646]+1/[.$H$2];5)" office:value-type="float" office:value="1.46666666666664" calcext:value-type="float">
            <text:p>1,46666666666664</text:p>
          </table:table-cell>
          <table:table-cell table:formula="of:=IF([.F647]&lt;0.000001;[.G646]+2+1/[.$H$2];[.G646]+1/[.$H$2])" office:value-type="float" office:value="21.4666666666669" calcext:value-type="float">
            <text:p>21,4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8]))" office:value-type="date" office:date-value="2019-10-28T22:04:41.773746" calcext:value-type="date">
            <text:p>2019-10-28 22:04:42</text:p>
          </table:table-cell>
          <table:table-cell table:style-name="ce7" table:formula="of:=[.A648]" office:value-type="date" office:date-value="2019-10-28T22:04:41.773746" calcext:value-type="date">
            <text:p>2019-10-28 22:04:42</text:p>
          </table:table-cell>
          <table:table-cell table:formula="of:=TRUNC([.A648])" office:value-type="float" office:value="43766" calcext:value-type="float">
            <text:p>43766</text:p>
          </table:table-cell>
          <table:table-cell table:style-name="ce12" table:formula="of:=[.B648]-[.C648]" office:value-type="date" office:date-value="1899-12-30T22:04:41.7737455247" calcext:value-type="date">
            <text:p>12/30/99 10:04 PM</text:p>
          </table:table-cell>
          <table:table-cell table:formula="of:=MOD([.E647]-[.$E$2];[.$H$2])+1+[.$E$2]" office:value-type="float" office:value="206" calcext:value-type="float">
            <text:p>206</text:p>
          </table:table-cell>
          <table:table-cell table:formula="of:=MOD([.F647]+1/[.$H$2];5)" office:value-type="float" office:value="1.49999999999997" calcext:value-type="float">
            <text:p>1,49999999999997</text:p>
          </table:table-cell>
          <table:table-cell table:formula="of:=IF([.F648]&lt;0.000001;[.G647]+2+1/[.$H$2];[.G647]+1/[.$H$2])" office:value-type="float" office:value="21.5000000000002" calcext:value-type="float">
            <text:p>21,5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9]))" office:value-type="date" office:date-value="2019-10-28T22:25:41.024517" calcext:value-type="date">
            <text:p>2019-10-28 22:25:41</text:p>
          </table:table-cell>
          <table:table-cell table:style-name="ce7" table:formula="of:=[.A649]" office:value-type="date" office:date-value="2019-10-28T22:25:41.024517" calcext:value-type="date">
            <text:p>2019-10-28 22:25:41</text:p>
          </table:table-cell>
          <table:table-cell table:formula="of:=TRUNC([.A649])" office:value-type="float" office:value="43766" calcext:value-type="float">
            <text:p>43766</text:p>
          </table:table-cell>
          <table:table-cell table:style-name="ce12" table:formula="of:=[.B649]-[.C649]" office:value-type="date" office:date-value="1899-12-30T22:25:41.02451687213" calcext:value-type="date">
            <text:p>12/30/99 10:25 PM</text:p>
          </table:table-cell>
          <table:table-cell table:formula="of:=MOD([.E648]-[.$E$2];[.$H$2])+1+[.$E$2]" office:value-type="float" office:value="207" calcext:value-type="float">
            <text:p>207</text:p>
          </table:table-cell>
          <table:table-cell table:formula="of:=MOD([.F648]+1/[.$H$2];5)" office:value-type="float" office:value="1.5333333333333" calcext:value-type="float">
            <text:p>1,5333333333333</text:p>
          </table:table-cell>
          <table:table-cell table:formula="of:=IF([.F649]&lt;0.000001;[.G648]+2+1/[.$H$2];[.G648]+1/[.$H$2])" office:value-type="float" office:value="21.5333333333336" calcext:value-type="float">
            <text:p>21,5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0]))" office:value-type="date" office:date-value="2019-10-28T22:33:25.486372" calcext:value-type="date">
            <text:p>2019-10-28 22:33:25</text:p>
          </table:table-cell>
          <table:table-cell table:style-name="ce7" table:formula="of:=[.A650]" office:value-type="date" office:date-value="2019-10-28T22:33:25.486372" calcext:value-type="date">
            <text:p>2019-10-28 22:33:25</text:p>
          </table:table-cell>
          <table:table-cell table:formula="of:=TRUNC([.A650])" office:value-type="float" office:value="43766" calcext:value-type="float">
            <text:p>43766</text:p>
          </table:table-cell>
          <table:table-cell table:style-name="ce12" table:formula="of:=[.B650]-[.C650]" office:value-type="date" office:date-value="1899-12-30T22:33:25.486371601" calcext:value-type="date">
            <text:p>12/30/99 10:33 PM</text:p>
          </table:table-cell>
          <table:table-cell table:formula="of:=MOD([.E649]-[.$E$2];[.$H$2])+1+[.$E$2]" office:value-type="float" office:value="208" calcext:value-type="float">
            <text:p>208</text:p>
          </table:table-cell>
          <table:table-cell table:formula="of:=MOD([.F649]+1/[.$H$2];5)" office:value-type="float" office:value="1.56666666666664" calcext:value-type="float">
            <text:p>1,56666666666664</text:p>
          </table:table-cell>
          <table:table-cell table:formula="of:=IF([.F650]&lt;0.000001;[.G649]+2+1/[.$H$2];[.G649]+1/[.$H$2])" office:value-type="float" office:value="21.5666666666669" calcext:value-type="float">
            <text:p>21,5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1]))" office:value-type="date" office:date-value="2019-10-28T22:53:34.385002" calcext:value-type="date">
            <text:p>2019-10-28 22:53:34</text:p>
          </table:table-cell>
          <table:table-cell table:style-name="ce7" table:formula="of:=[.A651]" office:value-type="date" office:date-value="2019-10-28T22:53:34.385002" calcext:value-type="date">
            <text:p>2019-10-28 22:53:34</text:p>
          </table:table-cell>
          <table:table-cell table:formula="of:=TRUNC([.A651])" office:value-type="float" office:value="43766" calcext:value-type="float">
            <text:p>43766</text:p>
          </table:table-cell>
          <table:table-cell table:style-name="ce12" table:formula="of:=[.B651]-[.C651]" office:value-type="date" office:date-value="1899-12-30T22:53:34.38500205986" calcext:value-type="date">
            <text:p>12/30/99 10:53 PM</text:p>
          </table:table-cell>
          <table:table-cell table:formula="of:=MOD([.E650]-[.$E$2];[.$H$2])+1+[.$E$2]" office:value-type="float" office:value="209" calcext:value-type="float">
            <text:p>209</text:p>
          </table:table-cell>
          <table:table-cell table:formula="of:=MOD([.F650]+1/[.$H$2];5)" office:value-type="float" office:value="1.59999999999997" calcext:value-type="float">
            <text:p>1,59999999999997</text:p>
          </table:table-cell>
          <table:table-cell table:formula="of:=IF([.F651]&lt;0.000001;[.G650]+2+1/[.$H$2];[.G650]+1/[.$H$2])" office:value-type="float" office:value="21.6000000000002" calcext:value-type="float">
            <text:p>21,6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2]))" office:value-type="date" office:date-value="2019-10-28T22:23:05.773315" calcext:value-type="date">
            <text:p>2019-10-28 22:23:06</text:p>
          </table:table-cell>
          <table:table-cell table:style-name="ce7" table:formula="of:=[.A652]" office:value-type="date" office:date-value="2019-10-28T22:23:05.773315" calcext:value-type="date">
            <text:p>2019-10-28 22:23:06</text:p>
          </table:table-cell>
          <table:table-cell table:formula="of:=TRUNC([.A652])" office:value-type="float" office:value="43766" calcext:value-type="float">
            <text:p>43766</text:p>
          </table:table-cell>
          <table:table-cell table:style-name="ce12" table:formula="of:=[.B652]-[.C652]" office:value-type="date" office:date-value="1899-12-30T22:23:05.77331523411" calcext:value-type="date">
            <text:p>12/30/99 10:23 PM</text:p>
          </table:table-cell>
          <table:table-cell table:formula="of:=MOD([.E651]-[.$E$2];[.$H$2])+1+[.$E$2]" office:value-type="float" office:value="210" calcext:value-type="float">
            <text:p>210</text:p>
          </table:table-cell>
          <table:table-cell table:formula="of:=MOD([.F651]+1/[.$H$2];5)" office:value-type="float" office:value="1.6333333333333" calcext:value-type="float">
            <text:p>1,6333333333333</text:p>
          </table:table-cell>
          <table:table-cell table:formula="of:=IF([.F652]&lt;0.000001;[.G651]+2+1/[.$H$2];[.G651]+1/[.$H$2])" office:value-type="float" office:value="21.6333333333336" calcext:value-type="float">
            <text:p>21,6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3]))" office:value-type="date" office:date-value="2019-10-28T22:57:59.995277" calcext:value-type="date">
            <text:p>2019-10-28 22:58:00</text:p>
          </table:table-cell>
          <table:table-cell table:style-name="ce7" table:formula="of:=[.A653]" office:value-type="date" office:date-value="2019-10-28T22:57:59.995277" calcext:value-type="date">
            <text:p>2019-10-28 22:58:00</text:p>
          </table:table-cell>
          <table:table-cell table:formula="of:=TRUNC([.A653])" office:value-type="float" office:value="43766" calcext:value-type="float">
            <text:p>43766</text:p>
          </table:table-cell>
          <table:table-cell table:style-name="ce12" table:formula="of:=[.B653]-[.C653]" office:value-type="date" office:date-value="1899-12-30T22:57:59.99527745415" calcext:value-type="date">
            <text:p>12/30/99 10:58 PM</text:p>
          </table:table-cell>
          <table:table-cell table:formula="of:=MOD([.E652]-[.$E$2];[.$H$2])+1+[.$E$2]" office:value-type="float" office:value="211" calcext:value-type="float">
            <text:p>211</text:p>
          </table:table-cell>
          <table:table-cell table:formula="of:=MOD([.F652]+1/[.$H$2];5)" office:value-type="float" office:value="1.66666666666664" calcext:value-type="float">
            <text:p>1,66666666666664</text:p>
          </table:table-cell>
          <table:table-cell table:formula="of:=IF([.F653]&lt;0.000001;[.G652]+2+1/[.$H$2];[.G652]+1/[.$H$2])" office:value-type="float" office:value="21.6666666666669" calcext:value-type="float">
            <text:p>21,6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4]))" office:value-type="date" office:date-value="2019-10-28T22:22:22.8755" calcext:value-type="date">
            <text:p>2019-10-28 22:22:23</text:p>
          </table:table-cell>
          <table:table-cell table:style-name="ce7" table:formula="of:=[.A654]" office:value-type="date" office:date-value="2019-10-28T22:22:22.8755" calcext:value-type="date">
            <text:p>2019-10-28 22:22:23</text:p>
          </table:table-cell>
          <table:table-cell table:formula="of:=TRUNC([.A654])" office:value-type="float" office:value="43766" calcext:value-type="float">
            <text:p>43766</text:p>
          </table:table-cell>
          <table:table-cell table:style-name="ce12" table:formula="of:=[.B654]-[.C654]" office:value-type="date" office:date-value="1899-12-30T22:22:22.87549986038" calcext:value-type="date">
            <text:p>12/30/99 10:22 PM</text:p>
          </table:table-cell>
          <table:table-cell table:formula="of:=MOD([.E653]-[.$E$2];[.$H$2])+1+[.$E$2]" office:value-type="float" office:value="212" calcext:value-type="float">
            <text:p>212</text:p>
          </table:table-cell>
          <table:table-cell table:formula="of:=MOD([.F653]+1/[.$H$2];5)" office:value-type="float" office:value="1.69999999999997" calcext:value-type="float">
            <text:p>1,69999999999997</text:p>
          </table:table-cell>
          <table:table-cell table:formula="of:=IF([.F654]&lt;0.000001;[.G653]+2+1/[.$H$2];[.G653]+1/[.$H$2])" office:value-type="float" office:value="21.7000000000002" calcext:value-type="float">
            <text:p>21,7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5]))" office:value-type="date" office:date-value="2019-10-28T22:11:02.71915" calcext:value-type="date">
            <text:p>2019-10-28 22:11:03</text:p>
          </table:table-cell>
          <table:table-cell table:style-name="ce7" table:formula="of:=[.A655]" office:value-type="date" office:date-value="2019-10-28T22:11:02.71915" calcext:value-type="date">
            <text:p>2019-10-28 22:11:03</text:p>
          </table:table-cell>
          <table:table-cell table:formula="of:=TRUNC([.A655])" office:value-type="float" office:value="43766" calcext:value-type="float">
            <text:p>43766</text:p>
          </table:table-cell>
          <table:table-cell table:style-name="ce12" table:formula="of:=[.B655]-[.C655]" office:value-type="date" office:date-value="1899-12-30T22:11:02.71915021352" calcext:value-type="date">
            <text:p>12/30/99 10:11 PM</text:p>
          </table:table-cell>
          <table:table-cell table:formula="of:=MOD([.E654]-[.$E$2];[.$H$2])+1+[.$E$2]" office:value-type="float" office:value="213" calcext:value-type="float">
            <text:p>213</text:p>
          </table:table-cell>
          <table:table-cell table:formula="of:=MOD([.F654]+1/[.$H$2];5)" office:value-type="float" office:value="1.7333333333333" calcext:value-type="float">
            <text:p>1,7333333333333</text:p>
          </table:table-cell>
          <table:table-cell table:formula="of:=IF([.F655]&lt;0.000001;[.G654]+2+1/[.$H$2];[.G654]+1/[.$H$2])" office:value-type="float" office:value="21.7333333333336" calcext:value-type="float">
            <text:p>21,7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6]))" office:value-type="date" office:date-value="2019-10-28T22:39:08.902642" calcext:value-type="date">
            <text:p>2019-10-28 22:39:09</text:p>
          </table:table-cell>
          <table:table-cell table:style-name="ce7" table:formula="of:=[.A656]" office:value-type="date" office:date-value="2019-10-28T22:39:08.902642" calcext:value-type="date">
            <text:p>2019-10-28 22:39:09</text:p>
          </table:table-cell>
          <table:table-cell table:formula="of:=TRUNC([.A656])" office:value-type="float" office:value="43766" calcext:value-type="float">
            <text:p>43766</text:p>
          </table:table-cell>
          <table:table-cell table:style-name="ce12" table:formula="of:=[.B656]-[.C656]" office:value-type="date" office:date-value="1899-12-30T22:39:08.90264156274" calcext:value-type="date">
            <text:p>12/30/99 10:39 PM</text:p>
          </table:table-cell>
          <table:table-cell table:formula="of:=MOD([.E655]-[.$E$2];[.$H$2])+1+[.$E$2]" office:value-type="float" office:value="214" calcext:value-type="float">
            <text:p>214</text:p>
          </table:table-cell>
          <table:table-cell table:formula="of:=MOD([.F655]+1/[.$H$2];5)" office:value-type="float" office:value="1.76666666666664" calcext:value-type="float">
            <text:p>1,76666666666664</text:p>
          </table:table-cell>
          <table:table-cell table:formula="of:=IF([.F656]&lt;0.000001;[.G655]+2+1/[.$H$2];[.G655]+1/[.$H$2])" office:value-type="float" office:value="21.7666666666669" calcext:value-type="float">
            <text:p>21,7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7]))" office:value-type="date" office:date-value="2019-10-28T22:55:34.655128" calcext:value-type="date">
            <text:p>2019-10-28 22:55:35</text:p>
          </table:table-cell>
          <table:table-cell table:style-name="ce7" table:formula="of:=[.A657]" office:value-type="date" office:date-value="2019-10-28T22:55:34.655128" calcext:value-type="date">
            <text:p>2019-10-28 22:55:35</text:p>
          </table:table-cell>
          <table:table-cell table:formula="of:=TRUNC([.A657])" office:value-type="float" office:value="43766" calcext:value-type="float">
            <text:p>43766</text:p>
          </table:table-cell>
          <table:table-cell table:style-name="ce12" table:formula="of:=[.B657]-[.C657]" office:value-type="date" office:date-value="1899-12-30T22:55:34.65512772091" calcext:value-type="date">
            <text:p>12/30/99 10:55 PM</text:p>
          </table:table-cell>
          <table:table-cell table:formula="of:=MOD([.E656]-[.$E$2];[.$H$2])+1+[.$E$2]" office:value-type="float" office:value="215" calcext:value-type="float">
            <text:p>215</text:p>
          </table:table-cell>
          <table:table-cell table:formula="of:=MOD([.F656]+1/[.$H$2];5)" office:value-type="float" office:value="1.79999999999997" calcext:value-type="float">
            <text:p>1,79999999999997</text:p>
          </table:table-cell>
          <table:table-cell table:formula="of:=IF([.F657]&lt;0.000001;[.G656]+2+1/[.$H$2];[.G656]+1/[.$H$2])" office:value-type="float" office:value="21.8000000000002" calcext:value-type="float">
            <text:p>21,8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8]))" office:value-type="date" office:date-value="2019-10-28T22:21:44.637504" calcext:value-type="date">
            <text:p>2019-10-28 22:21:45</text:p>
          </table:table-cell>
          <table:table-cell table:style-name="ce7" table:formula="of:=[.A658]" office:value-type="date" office:date-value="2019-10-28T22:21:44.637504" calcext:value-type="date">
            <text:p>2019-10-28 22:21:45</text:p>
          </table:table-cell>
          <table:table-cell table:formula="of:=TRUNC([.A658])" office:value-type="float" office:value="43766" calcext:value-type="float">
            <text:p>43766</text:p>
          </table:table-cell>
          <table:table-cell table:style-name="ce12" table:formula="of:=[.B658]-[.C658]" office:value-type="date" office:date-value="1899-12-30T22:21:44.63750443887" calcext:value-type="date">
            <text:p>12/30/99 10:21 PM</text:p>
          </table:table-cell>
          <table:table-cell table:formula="of:=MOD([.E657]-[.$E$2];[.$H$2])+1+[.$E$2]" office:value-type="float" office:value="216" calcext:value-type="float">
            <text:p>216</text:p>
          </table:table-cell>
          <table:table-cell table:formula="of:=MOD([.F657]+1/[.$H$2];5)" office:value-type="float" office:value="1.8333333333333" calcext:value-type="float">
            <text:p>1,8333333333333</text:p>
          </table:table-cell>
          <table:table-cell table:formula="of:=IF([.F658]&lt;0.000001;[.G657]+2+1/[.$H$2];[.G657]+1/[.$H$2])" office:value-type="float" office:value="21.8333333333336" calcext:value-type="float">
            <text:p>21,8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9]))" office:value-type="date" office:date-value="2019-10-28T22:52:25.722069" calcext:value-type="date">
            <text:p>2019-10-28 22:52:26</text:p>
          </table:table-cell>
          <table:table-cell table:style-name="ce7" table:formula="of:=[.A659]" office:value-type="date" office:date-value="2019-10-28T22:52:25.722069" calcext:value-type="date">
            <text:p>2019-10-28 22:52:26</text:p>
          </table:table-cell>
          <table:table-cell table:formula="of:=TRUNC([.A659])" office:value-type="float" office:value="43766" calcext:value-type="float">
            <text:p>43766</text:p>
          </table:table-cell>
          <table:table-cell table:style-name="ce12" table:formula="of:=[.B659]-[.C659]" office:value-type="date" office:date-value="1899-12-30T22:52:25.72206856683" calcext:value-type="date">
            <text:p>12/30/99 10:52 PM</text:p>
          </table:table-cell>
          <table:table-cell table:formula="of:=MOD([.E658]-[.$E$2];[.$H$2])+1+[.$E$2]" office:value-type="float" office:value="217" calcext:value-type="float">
            <text:p>217</text:p>
          </table:table-cell>
          <table:table-cell table:formula="of:=MOD([.F658]+1/[.$H$2];5)" office:value-type="float" office:value="1.86666666666664" calcext:value-type="float">
            <text:p>1,86666666666664</text:p>
          </table:table-cell>
          <table:table-cell table:formula="of:=IF([.F659]&lt;0.000001;[.G658]+2+1/[.$H$2];[.G658]+1/[.$H$2])" office:value-type="float" office:value="21.8666666666669" calcext:value-type="float">
            <text:p>21,8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0]))" office:value-type="date" office:date-value="2019-10-28T22:36:16.538902" calcext:value-type="date">
            <text:p>2019-10-28 22:36:17</text:p>
          </table:table-cell>
          <table:table-cell table:style-name="ce7" table:formula="of:=[.A660]" office:value-type="date" office:date-value="2019-10-28T22:36:16.538902" calcext:value-type="date">
            <text:p>2019-10-28 22:36:17</text:p>
          </table:table-cell>
          <table:table-cell table:formula="of:=TRUNC([.A660])" office:value-type="float" office:value="43766" calcext:value-type="float">
            <text:p>43766</text:p>
          </table:table-cell>
          <table:table-cell table:style-name="ce12" table:formula="of:=[.B660]-[.C660]" office:value-type="date" office:date-value="1899-12-30T22:36:16.53890198562" calcext:value-type="date">
            <text:p>12/30/99 10:36 PM</text:p>
          </table:table-cell>
          <table:table-cell table:formula="of:=MOD([.E659]-[.$E$2];[.$H$2])+1+[.$E$2]" office:value-type="float" office:value="218" calcext:value-type="float">
            <text:p>218</text:p>
          </table:table-cell>
          <table:table-cell table:formula="of:=MOD([.F659]+1/[.$H$2];5)" office:value-type="float" office:value="1.89999999999997" calcext:value-type="float">
            <text:p>1,89999999999997</text:p>
          </table:table-cell>
          <table:table-cell table:formula="of:=IF([.F660]&lt;0.000001;[.G659]+2+1/[.$H$2];[.G659]+1/[.$H$2])" office:value-type="float" office:value="21.9000000000002" calcext:value-type="float">
            <text:p>21,9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1]))" office:value-type="date" office:date-value="2019-10-28T22:25:09.517231" calcext:value-type="date">
            <text:p>2019-10-28 22:25:10</text:p>
          </table:table-cell>
          <table:table-cell table:style-name="ce7" table:formula="of:=[.A661]" office:value-type="date" office:date-value="2019-10-28T22:25:09.517231" calcext:value-type="date">
            <text:p>2019-10-28 22:25:10</text:p>
          </table:table-cell>
          <table:table-cell table:formula="of:=TRUNC([.A661])" office:value-type="float" office:value="43766" calcext:value-type="float">
            <text:p>43766</text:p>
          </table:table-cell>
          <table:table-cell table:style-name="ce12" table:formula="of:=[.B661]-[.C661]" office:value-type="date" office:date-value="1899-12-30T22:25:09.51723076869" calcext:value-type="date">
            <text:p>12/30/99 10:25 PM</text:p>
          </table:table-cell>
          <table:table-cell table:formula="of:=MOD([.E660]-[.$E$2];[.$H$2])+1+[.$E$2]" office:value-type="float" office:value="219" calcext:value-type="float">
            <text:p>219</text:p>
          </table:table-cell>
          <table:table-cell table:formula="of:=MOD([.F660]+1/[.$H$2];5)" office:value-type="float" office:value="1.9333333333333" calcext:value-type="float">
            <text:p>1,9333333333333</text:p>
          </table:table-cell>
          <table:table-cell table:formula="of:=IF([.F661]&lt;0.000001;[.G660]+2+1/[.$H$2];[.G660]+1/[.$H$2])" office:value-type="float" office:value="21.9333333333336" calcext:value-type="float">
            <text:p>21,9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2]))" office:value-type="date" office:date-value="2019-10-28T22:29:48.165947" calcext:value-type="date">
            <text:p>2019-10-28 22:29:48</text:p>
          </table:table-cell>
          <table:table-cell table:style-name="ce7" table:formula="of:=[.A662]" office:value-type="date" office:date-value="2019-10-28T22:29:48.165947" calcext:value-type="date">
            <text:p>2019-10-28 22:29:48</text:p>
          </table:table-cell>
          <table:table-cell table:formula="of:=TRUNC([.A662])" office:value-type="float" office:value="43766" calcext:value-type="float">
            <text:p>43766</text:p>
          </table:table-cell>
          <table:table-cell table:style-name="ce12" table:formula="of:=[.B662]-[.C662]" office:value-type="date" office:date-value="1899-12-30T22:29:48.16594693344" calcext:value-type="date">
            <text:p>12/30/99 10:29 PM</text:p>
          </table:table-cell>
          <table:table-cell table:formula="of:=MOD([.E661]-[.$E$2];[.$H$2])+1+[.$E$2]" office:value-type="float" office:value="220" calcext:value-type="float">
            <text:p>220</text:p>
          </table:table-cell>
          <table:table-cell table:formula="of:=MOD([.F661]+1/[.$H$2];5)" office:value-type="float" office:value="1.96666666666664" calcext:value-type="float">
            <text:p>1,96666666666664</text:p>
          </table:table-cell>
          <table:table-cell table:formula="of:=IF([.F662]&lt;0.000001;[.G661]+2+1/[.$H$2];[.G661]+1/[.$H$2])" office:value-type="float" office:value="21.9666666666669" calcext:value-type="float">
            <text:p>21,9666666666669</text:p>
          </table:table-cell>
          <table:table-cell table:number-columns-repeated="13"/>
        </table:table-row>
        <table:table-row table:style-name="ro1" table:number-rows-repeated="96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30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08">
          <table:table-cell table:number-columns-repeated="20"/>
        </table:table-row>
        <table:table-row table:style-name="ro1" table:number-rows-repeated="41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7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11"/>
          <table:table-cell table:style-name="Default" table:number-columns-repeated="6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/00/0000</text:date>, <text:time style:data-style-name="N2" text:time-value="20:33:20.390045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2T20:33:29.540102582</dc:date>
    <meta:editing-duration>PT5H10M28S</meta:editing-duration>
    <meta:editing-cycles>33</meta:editing-cycles>
    <meta:generator>LibreOffice/6.0.7.3$Linux_X86_64 LibreOffice_project/00m0$Build-3</meta:generator>
    <meta:document-statistic meta:table-count="1" meta:cell-count="6897" meta:object-count="0"/>
  </office:meta>
</office:document-meta>
</file>